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94cm"/>
    </style:style>
    <style:style style:name="co2" style:family="table-column">
      <style:table-column-properties fo:break-before="auto" style:column-width="8.535cm"/>
    </style:style>
    <style:style style:name="co3" style:family="table-column">
      <style:table-column-properties fo:break-before="auto" style:column-width="8.7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4.817cm"/>
    </style:style>
    <style:style style:name="co6" style:family="table-column">
      <style:table-column-properties fo:break-before="auto" style:column-width="5.856cm"/>
    </style:style>
    <style:style style:name="co7" style:family="table-column">
      <style:table-column-properties fo:break-before="auto" style:column-width="3.314cm"/>
    </style:style>
    <style:style style:name="co8" style:family="table-column">
      <style:table-column-properties fo:break-before="auto" style:column-width="2.658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6.239cm"/>
    </style:style>
    <style:style style:name="co11" style:family="table-column">
      <style:table-column-properties fo:break-before="auto" style:column-width="2.632cm"/>
    </style:style>
    <style:style style:name="co12" style:family="table-column">
      <style:table-column-properties fo:break-before="auto" style:column-width="2.14cm"/>
    </style:style>
    <style:style style:name="co13" style:family="table-column">
      <style:table-column-properties fo:break-before="auto" style:column-width="7.962cm"/>
    </style:style>
    <style:style style:name="co14" style:family="table-column">
      <style:table-column-properties fo:break-before="auto" style:column-width="4.544cm"/>
    </style:style>
    <style:style style:name="co15" style:family="table-column">
      <style:table-column-properties fo:break-before="auto" style:column-width="6.705cm"/>
    </style:style>
    <style:style style:name="co16" style:family="table-column">
      <style:table-column-properties fo:break-before="auto" style:column-width="4.463cm"/>
    </style:style>
    <style:style style:name="co17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3.069cm"/>
    </style:style>
    <style:style style:name="co19" style:family="table-column">
      <style:table-column-properties fo:break-before="auto" style:column-width="1.538cm"/>
    </style:style>
    <style:style style:name="co20" style:family="table-column">
      <style:table-column-properties fo:break-before="auto" style:column-width="2.057cm"/>
    </style:style>
    <style:style style:name="co21" style:family="table-column">
      <style:table-column-properties fo:break-before="auto" style:column-width="4.517cm"/>
    </style:style>
    <style:style style:name="co22" style:family="table-column">
      <style:table-column-properties fo:break-before="auto" style:column-width="2.577cm"/>
    </style:style>
    <style:style style:name="co23" style:family="table-column">
      <style:table-column-properties fo:break-before="auto" style:column-width="12.853cm"/>
    </style:style>
    <style:style style:name="co24" style:family="table-column">
      <style:table-column-properties fo:break-before="auto" style:column-width="1.647cm"/>
    </style:style>
    <style:style style:name="co25" style:family="table-column">
      <style:table-column-properties fo:break-before="auto" style:column-width="2.275cm"/>
    </style:style>
    <style:style style:name="co26" style:family="table-column">
      <style:table-column-properties fo:break-before="auto" style:column-width="7.743cm"/>
    </style:style>
    <style:style style:name="co27" style:family="table-column">
      <style:table-column-properties fo:break-before="auto" style:column-width="36.962cm"/>
    </style:style>
    <style:style style:name="co28" style:family="table-column">
      <style:table-column-properties fo:break-before="auto" style:column-width="2.413cm"/>
    </style:style>
    <style:style style:name="co29" style:family="table-column">
      <style:table-column-properties fo:break-before="auto" style:column-width="2.03cm"/>
    </style:style>
    <style:style style:name="co30" style:family="table-column">
      <style:table-column-properties fo:break-before="auto" style:column-width="2.002cm"/>
    </style:style>
    <style:style style:name="co31" style:family="table-column">
      <style:table-column-properties fo:break-before="auto" style:column-width="3.397cm"/>
    </style:style>
    <style:style style:name="co32" style:family="table-column">
      <style:table-column-properties fo:break-before="auto" style:column-width="2.85cm"/>
    </style:style>
    <style:style style:name="co33" style:family="table-column">
      <style:table-column-properties fo:break-before="auto" style:column-width="0.937cm"/>
    </style:style>
    <style:style style:name="co34" style:family="table-column">
      <style:table-column-properties fo:break-before="auto" style:column-width="3.752cm"/>
    </style:style>
    <style:style style:name="co35" style:family="table-column">
      <style:table-column-properties fo:break-before="auto" style:column-width="3.096cm"/>
    </style:style>
    <style:style style:name="co36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"/>
        <table:table-column table:style-name="co35" table:default-cell-style-name="Default"/>
        <table:table-row table:style-name="ro1">
          <table:table-cell office:value-type="string">
            <text:p>CustomerID</text:p>
          </table:table-cell>
          <table:table-cell office:value-type="string">
            <text:p>Company Name</text:p>
          </table:table-cell>
          <table:table-cell office:value-type="string">
            <text:p>Address Name</text:p>
          </table:table-cell>
          <table:table-cell office:value-type="string">
            <text:p>Address Number</text:p>
          </table:table-cell>
          <table:table-cell office:value-type="string">
            <text:p>Street</text:p>
          </table:table-cell>
          <table:table-cell office:value-type="string">
            <text:p>Village</text:p>
          </table:table-cell>
          <table:table-cell office:value-type="string">
            <text:p>Town</text:p>
          </table:table-cell>
          <table:table-cell office:value-type="string">
            <text:p>County</text:p>
          </table:table-cell>
          <table:table-cell office:value-type="string">
            <text:p>Postcode</text:p>
          </table:table-cell>
          <table:table-cell office:value-type="string">
            <text:p>Customer Contact</text:p>
          </table:table-cell>
          <table:table-cell office:value-type="string">
            <text:p>Customer Tel</text:p>
          </table:table-cell>
          <table:table-cell office:value-type="string">
            <text:p>Debtors No</text:p>
          </table:table-cell>
          <table:table-cell office:value-type="string">
            <text:p>Bin Location</text:p>
          </table:table-cell>
          <table:table-cell table:number-columns-repeated="8"/>
          <table:table-cell office:value-type="string">
            <text:p>Agreement No</text:p>
          </table:table-cell>
          <table:table-cell office:value-type="string">
            <text:p>Refuse/ Recycling/Glass School/School Recycling/Schd.2 Refuse/Schd.2 Rec.</text:p>
          </table:table-cell>
          <table:table-cell office:value-type="string">
            <text:p>Bin Size</text:p>
          </table:table-cell>
          <table:table-cell office:value-type="string">
            <text:p>Bin Quantity</text:p>
          </table:table-cell>
          <table:table-cell office:value-type="string">
            <text:p>Cedar Code Abbreviations</text:p>
          </table:table-cell>
          <table:table-cell office:value-type="string">
            <text:p>Collection Schedule </text:p>
            <text:p>(per bin)</text:p>
          </table:table-cell>
          <table:table-cell office:value-type="string">
            <text:p>Round/ Day</text:p>
          </table:table-cell>
          <table:table-cell table:number-columns-repeated="6"/>
          <table:table-cell table:style-name="Default" office:value-type="string">
            <text:p>Commencement Date</text:p>
          </table:table-cell>
          <table:table-cell office:value-type="string">
            <text:p>Cancellation Date</text:p>
          </table:table-cell>
        </table:table-row>
        <table:table-row table:style-name="ro2">
          <table:table-cell table:number-columns-repeated="12"/>
          <table:table-cell office:value-type="string">
            <text:p>business name</text:p>
          </table:table-cell>
          <table:table-cell office:value-type="string">
            <text:p>Address Name</text:p>
          </table:table-cell>
          <table:table-cell office:value-type="string">
            <text:p>Number</text:p>
          </table:table-cell>
          <table:table-cell office:value-type="string">
            <text:p>Street</text:p>
          </table:table-cell>
          <table:table-cell office:value-type="string">
            <text:p>Village </text:p>
          </table:table-cell>
          <table:table-cell office:value-type="string">
            <text:p>Town</text:p>
          </table:table-cell>
          <table:table-cell office:value-type="string">
            <text:p>County </text:p>
          </table:table-cell>
          <table:table-cell office:value-type="string">
            <text:p>Postcode</text:p>
          </table:table-cell>
          <table:table-cell office:value-type="string">
            <text:p>Branch Telephone Number</text:p>
          </table:table-cell>
          <table:table-cell table:number-columns-repeated="6"/>
          <table:table-cell office:value-type="string">
            <text:p>Mon</text:p>
          </table:table-cell>
          <table:table-cell office:value-type="string">
            <text:p>Tue</text:p>
          </table:table-cell>
          <table:table-cell office:value-type="string">
            <text:p>Wed</text:p>
          </table:table-cell>
          <table:table-cell office:value-type="string">
            <text:p>Thurs</text:p>
          </table:table-cell>
          <table:table-cell office:value-type="string">
            <text:p>Fri</text:p>
          </table:table-cell>
          <table:table-cell office:value-type="string">
            <text:p>Sat </text:p>
          </table:table-cell>
          <table:table-cell office:value-type="string">
            <text:p>Sun</text:p>
          </table:table-cell>
          <table:table-cell table:style-name="Default"/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SPB</text:p>
          </table:table-cell>
          <table:table-cell office:value-type="string">
            <text:p>The Lodge</text:p>
          </table:table-cell>
          <table:table-cell table:number-columns-repeated="3"/>
          <table:table-cell office:value-type="string">
            <text:p>Sandy</text:p>
          </table:table-cell>
          <table:table-cell office:value-type="string">
            <text:p>Bedfordshire</text:p>
          </table:table-cell>
          <table:table-cell office:value-type="string">
            <text:p>SG19 2DL</text:p>
          </table:table-cell>
          <table:table-cell table:number-columns-repeated="2"/>
          <table:table-cell office:value-type="string">
            <text:p>EH1003537</text:p>
          </table:table-cell>
          <table:table-cell office:value-type="string">
            <text:p>RSPB</text:p>
          </table:table-cell>
          <table:table-cell office:value-type="string">
            <text:p>Titchwell Marsh Reserve</text:p>
          </table:table-cell>
          <table:table-cell/>
          <table:table-cell office:value-type="string">
            <text:p>Main Road</text:p>
          </table:table-cell>
          <table:table-cell office:value-type="string">
            <text:p>Titchwell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BB</text:p>
          </table:table-cell>
          <table:table-cell office:value-type="string">
            <text:p>01485 210432</text:p>
          </table:table-cell>
          <table:table-cell office:value-type="float" office:value="2272">
            <text:p>2272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 , CWTN - 1</text:p>
          </table:table-cell>
          <table:table-cell office:value-type="string">
            <text:p>2 empties per week</text:p>
          </table:table-cell>
          <table:table-cell office:value-type="string">
            <text:p>D1</text:p>
          </table:table-cell>
          <table:table-cell table:number-columns-repeated="3"/>
          <table:table-cell office:value-type="string">
            <text:p>T2</text:p>
          </table:table-cell>
          <table:table-cell table:number-columns-repeated="2"/>
          <table:table-cell office:value-type="date" office:date-value="2004-06-15">
            <text:p>15/06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682">
            <text:p>136682</text:p>
          </table:table-cell>
          <table:table-cell office:value-type="string">
            <text:p>Schd.2 Re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2, <text:s/>CWTN - 2</text:p>
          </table:table-cell>
          <table:table-cell office:value-type="string">
            <text:p>Fortnightly: except Xmas/New Year weeks</text:p>
          </table:table-cell>
          <table:table-cell office:value-type="string">
            <text:p>R1/WK1</text:p>
          </table:table-cell>
          <table:table-cell table:number-columns-repeated="6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Heacham Infants &amp; Nursery School</text:p>
          </table:table-cell>
          <table:table-cell table:number-columns-repeated="2"/>
          <table:table-cell office:value-type="string">
            <text:p>School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DQ</text:p>
          </table:table-cell>
          <table:table-cell office:value-type="string">
            <text:p>Jane M Belfield (Head Teacher)</text:p>
          </table:table-cell>
          <table:table-cell office:value-type="string">
            <text:p>(01485)570357</text:p>
          </table:table-cell>
          <table:table-cell office:value-type="string">
            <text:p>EH1007649</text:p>
          </table:table-cell>
          <table:table-cell table:number-columns-repeated="9"/>
          <table:table-cell office:value-type="float" office:value="93987">
            <text:p>93987</text:p>
          </table:table-cell>
          <table:table-cell office:value-type="string">
            <text:p>Sch.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5, CWTN -3</text:p>
          </table:table-cell>
          <table:table-cell office:value-type="string">
            <text:p>Term- time emptying (40 empties p.a.)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string">
            <text:p>93987 R</text:p>
          </table:table-cell>
          <table:table-cell office:value-type="string">
            <text:p>Sch.Recy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 -4</text:p>
          </table:table-cell>
          <table:table-cell office:value-type="string">
            <text:p>Fortnighty - term-time ( 20 empties p.a.)</text:p>
          </table:table-cell>
          <table:table-cell table:number-columns-repeated="2"/>
          <table:table-cell office:value-type="string">
            <text:p>R2/WK1</text:p>
          </table:table-cell>
          <table:table-cell table:number-columns-repeated="4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andringham &amp; West Newton Primary School</text:p>
          </table:table-cell>
          <table:table-cell table:number-columns-repeated="2"/>
          <table:table-cell office:value-type="string">
            <text:p>School Road</text:p>
          </table:table-cell>
          <table:table-cell office:value-type="string">
            <text:p>West New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AX</text:p>
          </table:table-cell>
          <table:table-cell/>
          <table:table-cell office:value-type="string">
            <text:p>(01485)540506</text:p>
          </table:table-cell>
          <table:table-cell office:value-type="string">
            <text:p>EH0957945</text:p>
          </table:table-cell>
          <table:table-cell table:number-columns-repeated="9"/>
          <table:table-cell office:value-type="float" office:value="1525">
            <text:p>1525</text:p>
          </table:table-cell>
          <table:table-cell office:value-type="string">
            <text:p>Sch.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6, CWTN -3</text:p>
          </table:table-cell>
          <table:table-cell office:value-type="string">
            <text:p>Term- time emptying (40 empties p.a.)</text:p>
          </table:table-cell>
          <table:table-cell table:number-columns-repeated="2"/>
          <table:table-cell office:value-type="string">
            <text:p>D1</text:p>
          </table:table-cell>
          <table:table-cell table:number-columns-repeated="4"/>
          <table:table-cell office:value-type="date" office:date-value="2001-04-01">
            <text:p>01/04/01</text:p>
          </table:table-cell>
          <table:table-cell/>
        </table:table-row>
        <table:table-row table:style-name="ro2">
          <table:table-cell table:number-columns-repeated="21"/>
          <table:table-cell office:value-type="float" office:value="2379">
            <text:p>2379</text:p>
          </table:table-cell>
          <table:table-cell office:value-type="string">
            <text:p>Sch.Recyc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240-10, CWTN -4</text:p>
          </table:table-cell>
          <table:table-cell office:value-type="string">
            <text:p>Fortnightly - term-time (20 empties p.a.)</text:p>
          </table:table-cell>
          <table:table-cell table:number-columns-repeated="2"/>
          <table:table-cell office:value-type="string">
            <text:p>R1/WK1</text:p>
          </table:table-cell>
          <table:table-cell table:number-columns-repeated="4"/>
          <table:table-cell office:value-type="date" office:date-value="2005-11-01">
            <text:p>01/11/05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Heacham Junior School</text:p>
          </table:table-cell>
          <table:table-cell table:number-columns-repeated="2"/>
          <table:table-cell office:value-type="string">
            <text:p>College Drive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EJ</text:p>
          </table:table-cell>
          <table:table-cell/>
          <table:table-cell office:value-type="string">
            <text:p>(01485)571013</text:p>
          </table:table-cell>
          <table:table-cell office:value-type="string">
            <text:p>EH098116</text:p>
          </table:table-cell>
          <table:table-cell table:number-columns-repeated="9"/>
          <table:table-cell office:value-type="float" office:value="122765">
            <text:p>122765</text:p>
          </table:table-cell>
          <table:table-cell office:value-type="string">
            <text:p>Sch.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6,CWTN-3</text:p>
          </table:table-cell>
          <table:table-cell office:value-type="string">
            <text:p>Term- time emptying (40 empties p.a.)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string">
            <text:p>122765 R</text:p>
          </table:table-cell>
          <table:table-cell office:value-type="string">
            <text:p>Sch.Recyc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- term time (20 empties p.a.)</text:p>
          </table:table-cell>
          <table:table-cell table:number-columns-repeated="3"/>
          <table:table-cell office:value-type="string">
            <text:p>R2/WK1</text:p>
          </table:table-cell>
          <table:table-cell table:number-columns-repeated="3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2765">
            <text:p>122765</text:p>
          </table:table-cell>
          <table:table-cell office:value-type="string">
            <text:p>Sch.Recy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</text:p>
          </table:table-cell>
          <table:table-cell office:value-type="string">
            <text:p>Fortnightly - term time (20 empties p.a.)</text:p>
          </table:table-cell>
          <table:table-cell table:number-columns-repeated="3"/>
          <table:table-cell office:value-type="string">
            <text:p>R2/WK1</text:p>
          </table:table-cell>
          <table:table-cell table:number-columns-repeated="3"/>
          <table:table-cell office:value-type="date" office:date-value="2007-04-01">
            <text:p>01/04/07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Brancaster Staithe Sailing Club</text:p>
          </table:table-cell>
          <table:table-cell office:value-type="string">
            <text:p>The Clubhouse</text:p>
          </table:table-cell>
          <table:table-cell/>
          <table:table-cell office:value-type="string">
            <text:p>Harbour Way</text:p>
          </table:table-cell>
          <table:table-cell office:value-type="string">
            <text:p>Brancaster Staith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BW</text:p>
          </table:table-cell>
          <table:table-cell/>
          <table:table-cell office:value-type="string">
            <text:p>(01485)210249</text:p>
          </table:table-cell>
          <table:table-cell office:value-type="string">
            <text:p>EH0949725</text:p>
          </table:table-cell>
          <table:table-cell table:number-columns-repeated="9"/>
          <table:table-cell office:value-type="float" office:value="153726">
            <text:p>153726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25, CWTN-1</text:p>
          </table:table-cell>
          <table:table-cell office:value-type="string">
            <text:p>Weekly emptying 1 April - 20 October and 20-31 March</text:p>
            <text:p>Additional weekly emptying 1 June - 9 September</text:p>
            <text:p>Fortnightly emptying 21 October - 19 March</text:p>
          </table:table-cell>
          <table:table-cell office:value-type="string">
            <text:p>D5</text:p>
            <text:p>WK2 (F)</text:p>
          </table:table-cell>
          <table:table-cell table:number-columns-repeated="3"/>
          <table:table-cell office:value-type="string">
            <text:p>T2 (XT)</text:p>
          </table:table-cell>
          <table:table-cell table:number-columns-repeated="2"/>
          <table:table-cell office:value-type="date" office:date-value="2009-05-26">
            <text:p>26/05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7616">
            <text:p>157616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 emptying: except Xmas &amp; New Year weeks</text:p>
          </table:table-cell>
          <table:table-cell office:value-type="string">
            <text:p>R3/WK2</text:p>
          </table:table-cell>
          <table:table-cell table:number-columns-repeated="6"/>
          <table:table-cell office:value-type="date" office:date-value="2009-08-26">
            <text:p>26/08/09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Black Swan International Ltd</text:p>
          </table:table-cell>
          <table:table-cell office:value-type="string">
            <text:p>Chiswick House</text:p>
          </table:table-cell>
          <table:table-cell office:value-type="float" office:value="3">
            <text:p>3</text:p>
          </table:table-cell>
          <table:table-cell office:value-type="string">
            <text:p>Christchurch Road</text:p>
          </table:table-cell>
          <table:table-cell/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2 2AD</text:p>
          </table:table-cell>
          <table:table-cell office:value-type="string">
            <text:p>CLIVE HILL (Black Swan)</text:p>
          </table:table-cell>
          <table:table-cell office:value-type="string">
            <text:p>(01603)747409</text:p>
          </table:table-cell>
          <table:table-cell office:value-type="string">
            <text:p>EH1049182</text:p>
          </table:table-cell>
          <table:table-cell office:value-type="string">
            <text:p>Nightingale Lodge Residential Hom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Austin Street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AL</text:p>
          </table:table-cell>
          <table:table-cell office:value-type="string">
            <text:p>(01485)533590</text:p>
          </table:table-cell>
          <table:table-cell office:value-type="float" office:value="124116">
            <text:p>124116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7-04-25">
            <text:p>25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789">
            <text:p>136789</text:p>
          </table:table-cell>
          <table:table-cell office:value-type="string">
            <text:p>Schd.2 Re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2, CWTN-2</text:p>
          </table:table-cell>
          <table:table-cell office:value-type="string">
            <text:p>Fortnightly: except Xmas/New Year weeks</text:p>
          </table:table-cell>
          <table:table-cell/>
          <table:table-cell office:value-type="string">
            <text:p>R2/WK1</text:p>
          </table:table-cell>
          <table:table-cell table:number-columns-repeated="5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Lotus House</text:p>
          </table:table-cell>
          <table:table-cell/>
          <table:table-cell table:style-name="ce1" office:value-type="date" office:date-value="2009-06-04">
            <text:p>04/06/09</text:p>
          </table:table-cell>
          <table:table-cell office:value-type="string">
            <text:p>Hunstanton Road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HQ</text:p>
          </table:table-cell>
          <table:table-cell office:value-type="string">
            <text:p>Mr. Peter Man Wai Lee</text:p>
          </table:table-cell>
          <table:table-cell office:value-type="string">
            <text:p>(01485)540032</text:p>
          </table:table-cell>
          <table:table-cell office:value-type="string">
            <text:p>EH1007612</text:p>
          </table:table-cell>
          <table:table-cell table:number-columns-repeated="9"/>
          <table:table-cell office:value-type="float" office:value="119796">
            <text:p>119796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6-12-08">
            <text:p>08/12/06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The Humble Pie</text:p>
          </table:table-cell>
          <table:table-cell table:number-columns-repeated="2"/>
          <table:table-cell office:value-type="string">
            <text:p>The Green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HE</text:p>
          </table:table-cell>
          <table:table-cell office:value-type="string">
            <text:p>Mrs. S. Elston</text:p>
          </table:table-cell>
          <table:table-cell office:value-type="string">
            <text:p>(01328)738581</text:p>
          </table:table-cell>
          <table:table-cell office:value-type="string">
            <text:p>EH1103575</text:p>
          </table:table-cell>
          <table:table-cell table:number-columns-repeated="9"/>
          <table:table-cell office:value-type="float" office:value="985">
            <text:p>985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1997-11-04">
            <text:p>04/11/97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The Old Bank Bistro</text:p>
          </table:table-cell>
          <table:table-cell office:value-type="string">
            <text:p>Market Square</text:p>
          </table:table-cell>
          <table:table-cell office:value-type="float" office:value="10">
            <text:p>10</text:p>
          </table:table-cell>
          <table:table-cell office:value-type="string">
            <text:p>Lynn Road</text:p>
          </table:table-cell>
          <table:table-cell office:value-type="string">
            <text:p>Snetti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LP</text:p>
          </table:table-cell>
          <table:table-cell office:value-type="string">
            <text:p>Lynn Handley</text:p>
          </table:table-cell>
          <table:table-cell/>
          <table:table-cell office:value-type="string">
            <text:p>EH1091393</text:p>
          </table:table-cell>
          <table:table-cell table:number-columns-repeated="8"/>
          <table:table-cell office:value-type="string">
            <text:p>(01485)544080</text:p>
          </table:table-cell>
          <table:table-cell office:value-type="float" office:value="945">
            <text:p>94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1997-07-01">
            <text:p>01/07/97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Emneth Nursery School</text:p>
          </table:table-cell>
          <table:table-cell table:number-columns-repeated="2"/>
          <table:table-cell office:value-type="string">
            <text:p>Hollycroft Road</text:p>
          </table:table-cell>
          <table:table-cell office:value-type="string">
            <text:p>Emneth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AY</text:p>
          </table:table-cell>
          <table:table-cell office:value-type="string">
            <text:p>Jill Wharton (Headteacher)</text:p>
          </table:table-cell>
          <table:table-cell office:value-type="string">
            <text:p>(01945)582401</text:p>
          </table:table-cell>
          <table:table-cell office:value-type="string">
            <text:p>EH0942444</text:p>
          </table:table-cell>
          <table:table-cell table:number-columns-repeated="8"/>
          <table:table-cell office:value-type="string">
            <text:p>(01945)582401</text:p>
          </table:table-cell>
          <table:table-cell office:value-type="float" office:value="88314">
            <text:p>88314</text:p>
          </table:table-cell>
          <table:table-cell office:value-type="string">
            <text:p>Sch.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770-4 x 48,DISC-1,CWTN-3</text:p>
          </table:table-cell>
          <table:table-cell office:value-type="string">
            <text:p>Weekly emptying except last 2 weeks August and </text:p>
            <text:p>Christmas and New Year weeks (48 empties p.a)</text:p>
          </table:table-cell>
          <table:table-cell table:number-columns-repeated="2"/>
          <table:table-cell office:value-type="string">
            <text:p>D12</text:p>
          </table:table-cell>
          <table:table-cell table:number-columns-repeated="4"/>
          <table:table-cell office:value-type="date" office:date-value="2004-09-01">
            <text:p>01/09/04</text:p>
          </table:table-cell>
          <table:table-cell/>
        </table:table-row>
        <table:table-row table:style-name="ro1">
          <table:table-cell table:number-columns-repeated="21"/>
          <table:table-cell office:value-type="string">
            <text:p>131950R</text:p>
          </table:table-cell>
          <table:table-cell office:value-type="string">
            <text:p>Sch.Recyc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240-10, CWTN -4</text:p>
          </table:table-cell>
          <table:table-cell office:value-type="string">
            <text:p>Fortnightly emptying except last 2 weeks August</text:p>
            <text:p>and Christmas/New Year weeks (24 empties p.a.)</text:p>
          </table:table-cell>
          <table:table-cell table:number-columns-repeated="2"/>
          <table:table-cell office:value-type="string">
            <text:p>R6/WK2</text:p>
          </table:table-cell>
          <table:table-cell table:number-columns-repeated="4"/>
          <table:table-cell office:value-type="date" office:date-value="2008-04-01">
            <text:p>01/04/08</text:p>
          </table:table-cell>
          <table:table-cell/>
        </table:table-row>
        <table:table-row table:style-name="ro1">
          <table:table-cell table:number-columns-repeated="21"/>
          <table:table-cell office:value-type="string">
            <text:p>131950R</text:p>
          </table:table-cell>
          <table:table-cell office:value-type="string">
            <text:p>Sch.Recyc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</text:p>
          </table:table-cell>
          <table:table-cell office:value-type="string">
            <text:p>Fortnightly emptying except last 2 weeks August</text:p>
            <text:p>and Christmas/New Year weeks (24 empties p.a.)</text:p>
          </table:table-cell>
          <table:table-cell table:number-columns-repeated="2"/>
          <table:table-cell office:value-type="string">
            <text:p>R6/WK2</text:p>
          </table:table-cell>
          <table:table-cell table:number-columns-repeated="4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bbotts Countrywide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Bridge Street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DH</text:p>
          </table:table-cell>
          <table:table-cell/>
          <table:table-cell office:value-type="string">
            <text:p>(01553)765146</text:p>
          </table:table-cell>
          <table:table-cell office:value-type="string">
            <text:p>EH0944460</text:p>
          </table:table-cell>
          <table:table-cell table:number-columns-repeated="9"/>
          <table:table-cell office:value-type="float" office:value="399">
            <text:p>399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9</text:p>
          </table:table-cell>
          <table:table-cell table:number-columns-repeated="5"/>
          <table:table-cell office:value-type="date" office:date-value="1997-04-01">
            <text:p>01/04/97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Wormegay V C Primary School</text:p>
          </table:table-cell>
          <table:table-cell table:number-columns-repeated="2"/>
          <table:table-cell office:value-type="string">
            <text:p>Stoke Road</text:p>
          </table:table-cell>
          <table:table-cell office:value-type="string">
            <text:p>Wormegay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0RN</text:p>
          </table:table-cell>
          <table:table-cell office:value-type="string">
            <text:p>Helen Bates Headteacher</text:p>
          </table:table-cell>
          <table:table-cell office:value-type="string">
            <text:p>(01553)810274</text:p>
          </table:table-cell>
          <table:table-cell office:value-type="string">
            <text:p>EH0974024</text:p>
          </table:table-cell>
          <table:table-cell table:number-columns-repeated="9"/>
          <table:table-cell office:value-type="string">
            <text:p>100876R</text:p>
          </table:table-cell>
          <table:table-cell office:value-type="string">
            <text:p>Sch.Recy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- term time ( 20 empties per annum)</text:p>
          </table:table-cell>
          <table:table-cell office:value-type="string">
            <text:p>R3/WK1</text:p>
          </table:table-cell>
          <table:table-cell table:number-columns-repeated="6"/>
          <table:table-cell office:value-type="date" office:date-value="2005-09-01">
            <text:p>01/09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0635">
            <text:p>150635</text:p>
          </table:table-cell>
          <table:table-cell office:value-type="string">
            <text:p>Sch.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5, CWTN-3</text:p>
          </table:table-cell>
          <table:table-cell office:value-type="string">
            <text:p>Term- time emptying (40 empties p.a.)</text:p>
          </table:table-cell>
          <table:table-cell office:value-type="string">
            <text:p>D1</text:p>
          </table:table-cell>
          <table:table-cell table:number-columns-repeated="6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Mings House Takeaway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arshland Street</text:p>
          </table:table-cell>
          <table:table-cell office:value-type="string">
            <text:p>Terrington St. Clemen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NZ</text:p>
          </table:table-cell>
          <table:table-cell/>
          <table:table-cell office:value-type="string">
            <text:p>(01553)827581</text:p>
          </table:table-cell>
          <table:table-cell office:value-type="string">
            <text:p>EH1039566</text:p>
          </table:table-cell>
          <table:table-cell table:number-columns-repeated="9"/>
          <table:table-cell office:value-type="float" office:value="998">
            <text:p>998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360-1, CWTN-1</text:p>
          </table:table-cell>
          <table:table-cell office:value-type="string">
            <text:p>One empty per week </text:p>
          </table:table-cell>
          <table:table-cell office:value-type="string">
            <text:p>D4</text:p>
          </table:table-cell>
          <table:table-cell table:number-columns-repeated="6"/>
          <table:table-cell office:value-type="date" office:date-value="2007-12-01">
            <text:p>01/12/07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ark House</text:p>
          </table:table-cell>
          <table:table-cell table:number-columns-repeated="3"/>
          <table:table-cell office:value-type="string">
            <text:p>Sandr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5 6EH</text:p>
          </table:table-cell>
          <table:table-cell/>
          <table:table-cell office:value-type="string">
            <text:p>(01485)543000</text:p>
          </table:table-cell>
          <table:table-cell office:value-type="string">
            <text:p>EH0950752</text:p>
          </table:table-cell>
          <table:table-cell table:number-columns-repeated="9"/>
          <table:table-cell office:value-type="float" office:value="1027">
            <text:p>1027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</text:p>
          </table:table-cell>
          <table:table-cell table:number-columns-repeated="4"/>
          <table:table-cell office:value-type="date" office:date-value="1998-03-01">
            <text:p>01/03/9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4125">
            <text:p>124125</text:p>
          </table:table-cell>
          <table:table-cell office:value-type="string">
            <text:p>Schd.2 Re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2, CWTN-2</text:p>
          </table:table-cell>
          <table:table-cell office:value-type="string">
            <text:p>Fortnightly: except Xmas/New Year weeks</text:p>
          </table:table-cell>
          <table:table-cell table:number-columns-repeated="2"/>
          <table:table-cell office:value-type="string">
            <text:p>R1/WK1</text:p>
          </table:table-cell>
          <table:table-cell table:number-columns-repeated="4"/>
          <table:table-cell office:value-type="date" office:date-value="2007-05-01">
            <text:p>01/05/07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Mr. P. J. Dennis</text:p>
          </table:table-cell>
          <table:table-cell office:value-type="string">
            <text:p>The Post Office</text:p>
          </table:table-cell>
          <table:table-cell office:value-type="float" office:value="48">
            <text:p>48</text:p>
          </table:table-cell>
          <table:table-cell office:value-type="string">
            <text:p>Church Lane</text:p>
          </table:table-cell>
          <table:table-cell office:value-type="string">
            <text:p>Bir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QW</text:p>
          </table:table-cell>
          <table:table-cell/>
          <table:table-cell office:value-type="string">
            <text:p>(01485)578203</text:p>
          </table:table-cell>
          <table:table-cell office:value-type="string">
            <text:p>EH1107979</text:p>
          </table:table-cell>
          <table:table-cell table:number-columns-repeated="9"/>
          <table:table-cell office:value-type="float" office:value="1001">
            <text:p>1001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1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21"/>
          <table:table-cell office:value-type="float" office:value="123054">
            <text:p>123054</text:p>
          </table:table-cell>
          <table:table-cell office:value-type="string">
            <text:p>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8, CWTN-2</text:p>
          </table:table-cell>
          <table:table-cell office:value-type="string">
            <text:p>Fortnightly: except Xmas/New Year weeks</text:p>
          </table:table-cell>
          <table:table-cell table:number-columns-repeated="4"/>
          <table:table-cell office:value-type="string">
            <text:p>R1/WK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Middleton Primary School</text:p>
          </table:table-cell>
          <table:table-cell table:number-columns-repeated="2"/>
          <table:table-cell office:value-type="string">
            <text:p>School Road</text:p>
          </table:table-cell>
          <table:table-cell office:value-type="string">
            <text:p>Middle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SA</text:p>
          </table:table-cell>
          <table:table-cell office:value-type="string">
            <text:p>MR. G. M. STEEL - HEADTEACHER</text:p>
          </table:table-cell>
          <table:table-cell office:value-type="string">
            <text:p>(01553)840234</text:p>
          </table:table-cell>
          <table:table-cell office:value-type="string">
            <text:p>EH0957130</text:p>
          </table:table-cell>
          <table:table-cell table:number-columns-repeated="9"/>
          <table:table-cell office:value-type="float" office:value="89217">
            <text:p>89217</text:p>
          </table:table-cell>
          <table:table-cell office:value-type="string">
            <text:p>Sch.Refuse</text:p>
          </table:table-cell>
          <table:table-cell office:value-type="float" office:value="770">
            <text:p>770</text:p>
          </table:table-cell>
          <table:table-cell office:value-type="float" office:value="2">
            <text:p>2</text:p>
          </table:table-cell>
          <table:table-cell office:value-type="string">
            <text:p>770-5, CWTN-3</text:p>
          </table:table-cell>
          <table:table-cell office:value-type="string">
            <text:p>Term- time emptying (40 empties p.a.) </text:p>
          </table:table-cell>
          <table:table-cell/>
          <table:table-cell office:value-type="string">
            <text:p>D3</text:p>
          </table:table-cell>
          <table:table-cell table:number-columns-repeated="5"/>
          <table:table-cell office:value-type="date" office:date-value="2004-10-01">
            <text:p>01/10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781">
            <text:p>136781</text:p>
          </table:table-cell>
          <table:table-cell office:value-type="string">
            <text:p>Sch.Recyc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CWTN-4</text:p>
          </table:table-cell>
          <table:table-cell office:value-type="string">
            <text:p>Fortnightly emptying -term time (20 empties p.a.)</text:p>
          </table:table-cell>
          <table:table-cell/>
          <table:table-cell office:value-type="string">
            <text:p>R5/WK2</text:p>
          </table:table-cell>
          <table:table-cell table:number-columns-repeated="5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781">
            <text:p>136781</text:p>
          </table:table-cell>
          <table:table-cell office:value-type="string">
            <text:p>Sch.Recyc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360-10</text:p>
          </table:table-cell>
          <table:table-cell office:value-type="string">
            <text:p>Fortnightly emptying -term time (20 empties p.a.)</text:p>
          </table:table-cell>
          <table:table-cell/>
          <table:table-cell office:value-type="string">
            <text:p>R5/WK1</text:p>
          </table:table-cell>
          <table:table-cell table:number-columns-repeated="5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Howard Infant &amp; Nursery School</text:p>
          </table:table-cell>
          <table:table-cell table:number-columns-repeated="2"/>
          <table:table-cell office:value-type="string">
            <text:p>Parkway</text:p>
          </table:table-cell>
          <table:table-cell office:value-type="string">
            <text:p>Gaywood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QJ</text:p>
          </table:table-cell>
          <table:table-cell office:value-type="string">
            <text:p>Ann De'ath Headteacher</text:p>
          </table:table-cell>
          <table:table-cell office:value-type="string">
            <text:p>(01553)774587</text:p>
          </table:table-cell>
          <table:table-cell office:value-type="string">
            <text:p>EH0949071</text:p>
          </table:table-cell>
          <table:table-cell table:number-columns-repeated="9"/>
          <table:table-cell office:value-type="float" office:value="88265">
            <text:p>88265</text:p>
          </table:table-cell>
          <table:table-cell office:value-type="string">
            <text:p>Sch.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6, CWTN-3</text:p>
          </table:table-cell>
          <table:table-cell office:value-type="string">
            <text:p>Term -time emptying (40 empties p.a.)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88265">
            <text:p>88265</text:p>
          </table:table-cell>
          <table:table-cell office:value-type="string">
            <text:p>Sch.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6</text:p>
          </table:table-cell>
          <table:table-cell office:value-type="string">
            <text:p>Term -time emptying (40 empties p.a.)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88265">
            <text:p>88265</text:p>
          </table:table-cell>
          <table:table-cell office:value-type="string">
            <text:p>Sch.Recyc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240-10, CWTN -4</text:p>
          </table:table-cell>
          <table:table-cell office:value-type="string">
            <text:p>Fortnightly emptying term-time (20 empties p.a.)</text:p>
          </table:table-cell>
          <table:table-cell table:number-columns-repeated="3"/>
          <table:table-cell office:value-type="string">
            <text:p>R1/WK2</text:p>
          </table:table-cell>
          <table:table-cell table:number-columns-repeated="3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3931">
            <text:p>93931</text:p>
          </table:table-cell>
          <table:table-cell office:value-type="string">
            <text:p>Sch.Recyc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0</text:p>
          </table:table-cell>
          <table:table-cell office:value-type="string">
            <text:p>Fortnightly emptying term - time (20 empties p.a.)</text:p>
          </table:table-cell>
          <table:table-cell table:number-columns-repeated="3"/>
          <table:table-cell office:value-type="string">
            <text:p>R1/WK2</text:p>
          </table:table-cell>
          <table:table-cell table:number-columns-repeated="3"/>
          <table:table-cell office:value-type="date" office:date-value="2005-02-01">
            <text:p>01/02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18688">
            <text:p>118688</text:p>
          </table:table-cell>
          <table:table-cell office:value-type="string">
            <text:p>Sch.Recyc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</text:p>
          </table:table-cell>
          <table:table-cell office:value-type="string">
            <text:p>Fortnightly emptying term-time (20 empties p.a.)</text:p>
          </table:table-cell>
          <table:table-cell table:number-columns-repeated="3"/>
          <table:table-cell office:value-type="string">
            <text:p>R1/WK2</text:p>
          </table:table-cell>
          <table:table-cell table:number-columns-repeated="3"/>
          <table:table-cell office:value-type="date" office:date-value="2006-11-15">
            <text:p>15/11/06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Howard Junior School</text:p>
          </table:table-cell>
          <table:table-cell table:number-columns-repeated="2"/>
          <table:table-cell office:value-type="string">
            <text:p>Parkway</text:p>
          </table:table-cell>
          <table:table-cell office:value-type="string">
            <text:p>Gaywood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QJ</text:p>
          </table:table-cell>
          <table:table-cell office:value-type="string">
            <text:p>Mrs G Robins- HEADTEACHER</text:p>
          </table:table-cell>
          <table:table-cell office:value-type="string">
            <text:p>(01553)774511</text:p>
          </table:table-cell>
          <table:table-cell office:value-type="string">
            <text:p>EH0949062</text:p>
          </table:table-cell>
          <table:table-cell table:number-columns-repeated="9"/>
          <table:table-cell office:value-type="float" office:value="110000">
            <text:p>110000</text:p>
          </table:table-cell>
          <table:table-cell office:value-type="string">
            <text:p>Sch.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6, DISC-1,CWTN-3</text:p>
          </table:table-cell>
          <table:table-cell office:value-type="string">
            <text:p>Term-time emptying (40 empties p.a.) per bin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10000">
            <text:p>110000</text:p>
          </table:table-cell>
          <table:table-cell office:value-type="string">
            <text:p>Sch.Recyc</text:p>
          </table:table-cell>
          <table:table-cell office:value-type="float" office:value="660">
            <text:p>660</text:p>
          </table:table-cell>
          <table:table-cell office:value-type="float" office:value="2">
            <text:p>2</text:p>
          </table:table-cell>
          <table:table-cell office:value-type="string">
            <text:p>660-10, CWTN-4</text:p>
          </table:table-cell>
          <table:table-cell office:value-type="string">
            <text:p>Fortnightly emptying -term time (20 empties p.a.)</text:p>
          </table:table-cell>
          <table:table-cell table:number-columns-repeated="3"/>
          <table:table-cell office:value-type="string">
            <text:p>R1/WK2</text:p>
          </table:table-cell>
          <table:table-cell table:number-columns-repeated="3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18701">
            <text:p>118701</text:p>
          </table:table-cell>
          <table:table-cell office:value-type="string">
            <text:p>Sch.Recyc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</text:p>
          </table:table-cell>
          <table:table-cell office:value-type="string">
            <text:p>Fortnightly emptying - term time (20 empties p.a.)</text:p>
          </table:table-cell>
          <table:table-cell table:number-columns-repeated="3"/>
          <table:table-cell office:value-type="string">
            <text:p>R1/WK2</text:p>
          </table:table-cell>
          <table:table-cell table:number-columns-repeated="3"/>
          <table:table-cell office:value-type="date" office:date-value="2006-11-15">
            <text:p>15/11/06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The India Gate Restaurant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St. Jame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BZ</text:p>
          </table:table-cell>
          <table:table-cell office:value-type="string">
            <text:p>Mr. Aktar Miah</text:p>
          </table:table-cell>
          <table:table-cell office:value-type="string">
            <text:p>(01553)776489</text:p>
          </table:table-cell>
          <table:table-cell office:value-type="string">
            <text:p>EH2008972</text:p>
          </table:table-cell>
          <table:table-cell table:number-columns-repeated="9"/>
          <table:table-cell office:value-type="float" office:value="96927">
            <text:p>9692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1100-2,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5-04-18">
            <text:p>18/04/05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Bay Trading</text:p>
          </table:table-cell>
          <table:table-cell/>
          <table:table-cell office:value-type="string">
            <text:p>40/48</text:p>
          </table:table-cell>
          <table:table-cell office:value-type="string">
            <text:p>Guildford Street</text:p>
          </table:table-cell>
          <table:table-cell/>
          <table:table-cell office:value-type="string">
            <text:p>Luton</text:p>
          </table:table-cell>
          <table:table-cell office:value-type="string">
            <text:p>Beds</text:p>
          </table:table-cell>
          <table:table-cell office:value-type="string">
            <text:p>LU1 2PB</text:p>
          </table:table-cell>
          <table:table-cell/>
          <table:table-cell office:value-type="string">
            <text:p>(01582)723131</text:p>
          </table:table-cell>
          <table:table-cell office:value-type="string">
            <text:p>EH1087559</text:p>
          </table:table-cell>
          <table:table-cell office:value-type="string">
            <text:p>Bay Trading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High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BE</text:p>
          </table:table-cell>
          <table:table-cell office:value-type="string">
            <text:p>(01553)769198</text:p>
          </table:table-cell>
          <table:table-cell office:value-type="float" office:value="123219">
            <text:p>12321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 x2, CWTN-1</text:p>
          </table:table-cell>
          <table:table-cell office:value-type="string">
            <text:p>Three empties per week</text:p>
          </table:table-cell>
          <table:table-cell office:value-type="string">
            <text:p>T1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N-Grave</text:p>
          </table:table-cell>
          <table:table-cell office:value-type="string">
            <text:p>Legion Hall</text:p>
          </table:table-cell>
          <table:table-cell/>
          <table:table-cell office:value-type="string">
            <text:p>Magdalen Road</text:p>
          </table:table-cell>
          <table:table-cell office:value-type="string">
            <text:p>Tilney St. Lawrenc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RE</text:p>
          </table:table-cell>
          <table:table-cell office:value-type="string">
            <text:p>A.E. &amp; Susan Sapey</text:p>
          </table:table-cell>
          <table:table-cell office:value-type="string">
            <text:p>(01945)881133</text:p>
          </table:table-cell>
          <table:table-cell office:value-type="string">
            <text:p>EH1091782</text:p>
          </table:table-cell>
          <table:table-cell table:number-columns-repeated="9"/>
          <table:table-cell office:value-type="float" office:value="954">
            <text:p>95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CWTN-1</text:p>
          </table:table-cell>
          <table:table-cell office:value-type="string">
            <text:p>26 empties: Fortnightly</text:p>
          </table:table-cell>
          <table:table-cell table:number-columns-repeated="2"/>
          <table:table-cell office:value-type="string">
            <text:p>D7/WK2</text:p>
          </table:table-cell>
          <table:table-cell table:number-columns-repeated="4"/>
          <table:table-cell office:value-type="date" office:date-value="1997-09-01">
            <text:p>01/09/97</text:p>
          </table:table-cell>
          <table:table-cell table:style-name="ce1" office:value-type="date" office:date-value="2009-05-30">
            <text:p>30/05/09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Thomas Estates Ltd</text:p>
          </table:table-cell>
          <table:table-cell/>
          <table:table-cell office:value-type="string">
            <text:p>17A</text:p>
          </table:table-cell>
          <table:table-cell office:value-type="string">
            <text:p>Market Place</text:p>
          </table:table-cell>
          <table:table-cell/>
          <table:table-cell office:value-type="string">
            <text:p>Loughborough</text:p>
          </table:table-cell>
          <table:table-cell office:value-type="string">
            <text:p>Leics</text:p>
          </table:table-cell>
          <table:table-cell office:value-type="string">
            <text:p>LE11 3EA</text:p>
          </table:table-cell>
          <table:table-cell table:number-columns-repeated="2"/>
          <table:table-cell office:value-type="string">
            <text:p>EH0939756</text:p>
          </table:table-cell>
          <table:table-cell office:value-type="string">
            <text:p>Showboat</text:p>
          </table:table-cell>
          <table:table-cell/>
          <table:table-cell office:value-type="string">
            <text:p>30/31</text:p>
          </table:table-cell>
          <table:table-cell office:value-type="string">
            <text:p>Purfleet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ER</text:p>
          </table:table-cell>
          <table:table-cell office:value-type="string">
            <text:p>(01553)762094</text:p>
          </table:table-cell>
          <table:table-cell office:value-type="float" office:value="956">
            <text:p>95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1997-09-01">
            <text:p>01/09/97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Fandabby Daisy Ltd t/as Flower Corner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G</text:p>
          </table:table-cell>
          <table:table-cell office:value-type="string">
            <text:p>Kate Shipp</text:p>
          </table:table-cell>
          <table:table-cell office:value-type="string">
            <text:p>(01553)774544</text:p>
          </table:table-cell>
          <table:table-cell office:value-type="string">
            <text:p>EH2036729</text:p>
          </table:table-cell>
          <table:table-cell table:number-columns-repeated="9"/>
          <table:table-cell office:value-type="float" office:value="149332">
            <text:p>14933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8-12-08">
            <text:p>08/12/08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A J's Garage</text:p>
          </table:table-cell>
          <table:table-cell table:number-columns-repeated="2"/>
          <table:table-cell office:value-type="string">
            <text:p>Main Road</text:p>
          </table:table-cell>
          <table:table-cell office:value-type="string">
            <text:p>Terrington St. John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RR</text:p>
          </table:table-cell>
          <table:table-cell office:value-type="string">
            <text:p>Mr. Andrew Groom</text:p>
          </table:table-cell>
          <table:table-cell office:value-type="string">
            <text:p>(01945)881912</text:p>
          </table:table-cell>
          <table:table-cell office:value-type="string">
            <text:p>EH1091481</text:p>
          </table:table-cell>
          <table:table-cell table:number-columns-repeated="9"/>
          <table:table-cell office:value-type="float" office:value="942">
            <text:p>94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770-4 x 26, CWTN-1</text:p>
          </table:table-cell>
          <table:table-cell office:value-type="string">
            <text:p>26 empties : Fortnightly</text:p>
          </table:table-cell>
          <table:table-cell table:number-columns-repeated="3"/>
          <table:table-cell office:value-type="string">
            <text:p>D7/WK2</text:p>
          </table:table-cell>
          <table:table-cell table:number-columns-repeated="3"/>
          <table:table-cell office:value-type="date" office:date-value="1997-07-01">
            <text:p>01/07/97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M.T.L.</text:p>
          </table:table-cell>
          <table:table-cell office:value-type="string">
            <text:p>Unit 6</text:p>
          </table:table-cell>
          <table:table-cell/>
          <table:table-cell office:value-type="string">
            <text:p>Station Road</text:p>
          </table:table-cell>
          <table:table-cell office:value-type="string">
            <text:p>Terrington St. Clemen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PL</text:p>
          </table:table-cell>
          <table:table-cell/>
          <table:table-cell office:value-type="string">
            <text:p>(01553)828903</text:p>
          </table:table-cell>
          <table:table-cell office:value-type="string">
            <text:p>EH0989190</text:p>
          </table:table-cell>
          <table:table-cell table:number-columns-repeated="9"/>
          <table:table-cell office:value-type="float" office:value="962">
            <text:p>96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CWTN-1</text:p>
          </table:table-cell>
          <table:table-cell office:value-type="string">
            <text:p>One empty per week</text:p>
          </table:table-cell>
          <table:table-cell office:value-type="string">
            <text:p>D4</text:p>
          </table:table-cell>
          <table:table-cell table:number-columns-repeated="6"/>
          <table:table-cell office:value-type="date" office:date-value="1997-08-01">
            <text:p>01/08/97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Top Chef</text:p>
          </table:table-cell>
          <table:table-cell/>
          <table:table-cell office:value-type="float" office:value="7">
            <text:p>7</text:p>
          </table:table-cell>
          <table:table-cell office:value-type="string">
            <text:p>Woott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EZ</text:p>
          </table:table-cell>
          <table:table-cell office:value-type="string">
            <text:p>Ms <text:s/>Changda Li</text:p>
          </table:table-cell>
          <table:table-cell office:value-type="string">
            <text:p>(01553)772587</text:p>
          </table:table-cell>
          <table:table-cell office:value-type="string">
            <text:p>EH2016904</text:p>
          </table:table-cell>
          <table:table-cell table:number-columns-repeated="9"/>
          <table:table-cell office:value-type="float" office:value="110969">
            <text:p>110969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360-1, 36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6-05-01">
            <text:p>01/05/06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Artertons</text:p>
          </table:table-cell>
          <table:table-cell/>
          <table:table-cell office:value-type="string">
            <text:p>112-114</text:p>
          </table:table-cell>
          <table:table-cell office:value-type="string">
            <text:p>High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DD</text:p>
          </table:table-cell>
          <table:table-cell office:value-type="string">
            <text:p>Mrs A Arterton</text:p>
          </table:table-cell>
          <table:table-cell office:value-type="string">
            <text:p>(01553)776659</text:p>
          </table:table-cell>
          <table:table-cell office:value-type="string">
            <text:p>EH1086874</text:p>
          </table:table-cell>
          <table:table-cell table:number-columns-repeated="9"/>
          <table:table-cell office:value-type="float" office:value="898">
            <text:p>89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1997-04-01">
            <text:p>01/04/97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The Cottage Cattery</text:p>
          </table:table-cell>
          <table:table-cell table:number-columns-repeated="2"/>
          <table:table-cell office:value-type="string">
            <text:p>Mill Road</text:p>
          </table:table-cell>
          <table:table-cell office:value-type="string">
            <text:p>West Walton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EU</text:p>
          </table:table-cell>
          <table:table-cell office:value-type="string">
            <text:p>Steward McEwen</text:p>
          </table:table-cell>
          <table:table-cell office:value-type="string">
            <text:p>(01945)780027</text:p>
          </table:table-cell>
          <table:table-cell office:value-type="string">
            <text:p>EH1078229</text:p>
          </table:table-cell>
          <table:table-cell table:number-columns-repeated="9"/>
          <table:table-cell office:value-type="float" office:value="123981">
            <text:p>123981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26, CWTN-1</text:p>
          </table:table-cell>
          <table:table-cell office:value-type="string">
            <text:p>26 empties: Fortnightly</text:p>
          </table:table-cell>
          <table:table-cell office:value-type="string">
            <text:p>D7/WK1</text:p>
          </table:table-cell>
          <table:table-cell table:number-columns-repeated="6"/>
          <table:table-cell office:value-type="date" office:date-value="2007-05-01">
            <text:p>01/05/07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Footlights</text:p>
          </table:table-cell>
          <table:table-cell/>
          <table:table-cell office:value-type="string">
            <text:p>Unit 2A</text:p>
          </table:table-cell>
          <table:table-cell office:value-type="string">
            <text:p>Bergen Way</text:p>
          </table:table-cell>
          <table:table-cell office:value-type="string">
            <text:p>North Lynn Industrial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JG</text:p>
          </table:table-cell>
          <table:table-cell office:value-type="string">
            <text:p>Tina Rodgers</text:p>
          </table:table-cell>
          <table:table-cell office:value-type="string">
            <text:p>(01553)771166</text:p>
          </table:table-cell>
          <table:table-cell office:value-type="string">
            <text:p>EH1098577</text:p>
          </table:table-cell>
          <table:table-cell table:number-columns-repeated="9"/>
          <table:table-cell office:value-type="float" office:value="967">
            <text:p>967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1997-10-01">
            <text:p>01/10/97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Anglia Planters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Common Road</text:p>
          </table:table-cell>
          <table:table-cell office:value-type="string">
            <text:p>Wiggenhall St. Mary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3EN</text:p>
          </table:table-cell>
          <table:table-cell office:value-type="string">
            <text:p>Andrew Turner</text:p>
          </table:table-cell>
          <table:table-cell office:value-type="string">
            <text:p>(01553)617444</text:p>
          </table:table-cell>
          <table:table-cell office:value-type="string">
            <text:p>EH1009461</text:p>
          </table:table-cell>
          <table:table-cell table:number-columns-repeated="9"/>
          <table:table-cell office:value-type="float" office:value="395">
            <text:p>39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7</text:p>
          </table:table-cell>
          <table:table-cell table:number-columns-repeated="2"/>
          <table:table-cell office:value-type="date" office:date-value="1997-04-01">
            <text:p>01/04/9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0267">
            <text:p>130267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 emptying: except Xmas &amp; New Year weeks</text:p>
          </table:table-cell>
          <table:table-cell table:number-columns-repeated="4"/>
          <table:table-cell office:value-type="string">
            <text:p>R4/WK2</text:p>
          </table:table-cell>
          <table:table-cell table:number-columns-repeated="2"/>
          <table:table-cell office:value-type="date" office:date-value="2007-10-01">
            <text:p>01/10/07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G B Quality Foods</text:p>
          </table:table-cell>
          <table:table-cell/>
          <table:table-cell office:value-type="string">
            <text:p>25A</text:p>
          </table:table-cell>
          <table:table-cell office:value-type="string">
            <text:p>High Street</text:p>
          </table:table-cell>
          <table:table-cell office:value-type="string">
            <text:p>Methwold</text:p>
          </table:table-cell>
          <table:table-cell office:value-type="string">
            <text:p>Thetford</text:p>
          </table:table-cell>
          <table:table-cell office:value-type="string">
            <text:p>Norfolk</text:p>
          </table:table-cell>
          <table:table-cell office:value-type="string">
            <text:p>IP26 4NT</text:p>
          </table:table-cell>
          <table:table-cell office:value-type="string">
            <text:p>MR G R BOYCE</text:p>
          </table:table-cell>
          <table:table-cell office:value-type="string">
            <text:p>(01366)728512</text:p>
          </table:table-cell>
          <table:table-cell office:value-type="string">
            <text:p>EH1016483</text:p>
          </table:table-cell>
          <table:table-cell table:number-columns-repeated="9"/>
          <table:table-cell office:value-type="float" office:value="95493">
            <text:p>95493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8</text:p>
          </table:table-cell>
          <table:table-cell table:number-columns-repeated="5"/>
          <table:table-cell office:value-type="date" office:date-value="2005-05-01">
            <text:p>01/05/05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rs. Millard &amp; Partners</text:p>
          </table:table-cell>
          <table:table-cell office:value-type="string">
            <text:p>The Health Centre</text:p>
          </table:table-cell>
          <table:table-cell/>
          <table:table-cell office:value-type="string">
            <text:p>Townley Close</text:p>
          </table:table-cell>
          <table:table-cell office:value-type="string">
            <text:p>Upwell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9BT</text:p>
          </table:table-cell>
          <table:table-cell/>
          <table:table-cell office:value-type="string">
            <text:p>(01945)773671</text:p>
          </table:table-cell>
          <table:table-cell office:value-type="string">
            <text:p>EH1072456</text:p>
          </table:table-cell>
          <table:table-cell table:number-columns-repeated="9"/>
          <table:table-cell office:value-type="string">
            <text:p>381/381A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2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9</text:p>
          </table:table-cell>
          <table:table-cell table:number-columns-repeated="2"/>
          <table:table-cell table:style-name="Default" office:value-type="string">
            <text:p>01/09/96 - 15/10/97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King's Lynn Press Ltd</text:p>
          </table:table-cell>
          <table:table-cell table:number-columns-repeated="2"/>
          <table:table-cell office:value-type="string">
            <text:p>Austin Fields Trading Estat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PH</text:p>
          </table:table-cell>
          <table:table-cell/>
          <table:table-cell office:value-type="string">
            <text:p>(01553)773011</text:p>
          </table:table-cell>
          <table:table-cell office:value-type="string">
            <text:p>EH0934358</text:p>
          </table:table-cell>
          <table:table-cell table:number-columns-repeated="9"/>
          <table:table-cell office:value-type="float" office:value="542">
            <text:p>54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KLFM Ltd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Blackfriar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NN</text:p>
          </table:table-cell>
          <table:table-cell/>
          <table:table-cell office:value-type="string">
            <text:p>(01553)772777</text:p>
          </table:table-cell>
          <table:table-cell office:value-type="string">
            <text:p>EH0953408</text:p>
          </table:table-cell>
          <table:table-cell table:number-columns-repeated="9"/>
          <table:table-cell office:value-type="float" office:value="138930">
            <text:p>138930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8-05-15">
            <text:p>15/05/08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Perfect Choice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Blackfriar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NN</text:p>
          </table:table-cell>
          <table:table-cell office:value-type="string">
            <text:p>Mrs Diane Wilson</text:p>
          </table:table-cell>
          <table:table-cell office:value-type="string">
            <text:p>(01553)760915</text:p>
          </table:table-cell>
          <table:table-cell office:value-type="string">
            <text:p>EH2024815</text:p>
          </table:table-cell>
          <table:table-cell table:number-columns-repeated="9"/>
          <table:table-cell office:value-type="float" office:value="150541">
            <text:p>150541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3, 360-4 X 12, CWTN-1</text:p>
          </table:table-cell>
          <table:table-cell office:value-type="string">
            <text:p>12 empties p.a: One per month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9-04-01">
            <text:p>01/04/09</text:p>
          </table:table-cell>
          <table:table-cell table:style-name="ce1" office:value-type="date" office:date-value="2009-07-31">
            <text:p>31/07/09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A.R. &amp; H. R. Bitson</text:p>
          </table:table-cell>
          <table:table-cell office:value-type="string">
            <text:p>Fish &amp; Chip Shop</text:p>
          </table:table-cell>
          <table:table-cell office:value-type="float" office:value="6">
            <text:p>6</text:p>
          </table:table-cell>
          <table:table-cell office:value-type="string">
            <text:p>Blackfriar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NN</text:p>
          </table:table-cell>
          <table:table-cell office:value-type="string">
            <text:p>A. R. &amp; H.R. Bitson</text:p>
          </table:table-cell>
          <table:table-cell office:value-type="string">
            <text:p>(01553)774760</text:p>
          </table:table-cell>
          <table:table-cell office:value-type="string">
            <text:p>EH1133573</text:p>
          </table:table-cell>
          <table:table-cell table:number-columns-repeated="9"/>
          <table:table-cell office:value-type="float" office:value="1113">
            <text:p>111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1998-10-01">
            <text:p>01/10/98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Borough Council of King's Lynn &amp; West Norfolk</text:p>
          </table:table-cell>
          <table:table-cell office:value-type="string">
            <text:p>St James Swimming Pool</text:p>
          </table:table-cell>
          <table:table-cell/>
          <table:table-cell office:value-type="string">
            <text:p>Blackfriar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NN</text:p>
          </table:table-cell>
          <table:table-cell/>
          <table:table-cell office:value-type="string">
            <text:p>(01553)764888</text:p>
          </table:table-cell>
          <table:table-cell office:value-type="string">
            <text:p>EH0937253</text:p>
          </table:table-cell>
          <table:table-cell table:number-columns-repeated="9"/>
          <table:table-cell office:value-type="float" office:value="122831">
            <text:p>12283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2831">
            <text:p>122831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0, 1100-13 x 25, CWTN-1</text:p>
          </table:table-cell>
          <table:table-cell office:value-type="string">
            <text:p>50 empties: Weekly except Xmas &amp; New Year weeks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Norfolk Learning Difficulties Services</text:p>
          </table:table-cell>
          <table:table-cell office:value-type="string">
            <text:p>King's Lynn Day Services</text:p>
          </table:table-cell>
          <table:table-cell/>
          <table:table-cell office:value-type="string">
            <text:p>Bryggen Road</text:p>
          </table:table-cell>
          <table:table-cell office:value-type="string">
            <text:p>North Lynn Industrial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HZ</text:p>
          </table:table-cell>
          <table:table-cell/>
          <table:table-cell office:value-type="string">
            <text:p>(01553)773449</text:p>
          </table:table-cell>
          <table:table-cell office:value-type="string">
            <text:p>EH929583</text:p>
          </table:table-cell>
          <table:table-cell table:number-columns-repeated="9"/>
          <table:table-cell office:value-type="float" office:value="110239">
            <text:p>110239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odman Ltd</text:p>
          </table:table-cell>
          <table:table-cell table:number-columns-repeated="2"/>
          <table:table-cell office:value-type="string">
            <text:p>Hamburg Way</text:p>
          </table:table-cell>
          <table:table-cell office:value-type="string">
            <text:p>North Lynn Industrial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ND</text:p>
          </table:table-cell>
          <table:table-cell/>
          <table:table-cell office:value-type="string">
            <text:p>(01553)774755</text:p>
          </table:table-cell>
          <table:table-cell office:value-type="string">
            <text:p>EH953143</text:p>
          </table:table-cell>
          <table:table-cell table:number-columns-repeated="9"/>
          <table:table-cell office:value-type="float" office:value="1467">
            <text:p>146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0-12-15">
            <text:p>15/12/00</text:p>
          </table:table-cell>
          <table:table-cell table:style-name="ce1" office:value-type="date" office:date-value="2009-09-11">
            <text:p>11/09/09</text:p>
          </table:table-cell>
        </table:table-row>
        <table:table-row table:style-name="ro2">
          <table:table-cell table:number-columns-repeated="21"/>
          <table:table-cell office:value-type="float" office:value="158406">
            <text:p>158406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9-09-11">
            <text:p>11/09/09</text:p>
          </table:table-cell>
          <table:table-cell/>
        </table:table-row>
        <table:table-row table:style-name="ro1">
          <table:table-cell table:number-columns-repeated="21"/>
          <table:table-cell office:value-type="float" office:value="158406">
            <text:p>158406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1100-13 X 25, CWTN-2</text:p>
          </table:table-cell>
          <table:table-cell office:value-type="string">
            <text:p>50 empties: Weekly except Xmas &amp; New Year weeks</text:p>
          </table:table-cell>
          <table:table-cell table:number-columns-repeated="3"/>
          <table:table-cell office:value-type="string">
            <text:p>G3/WK 1</text:p>
            <text:p>R1/WK 2</text:p>
          </table:table-cell>
          <table:table-cell table:number-columns-repeated="3"/>
          <table:table-cell office:value-type="date" office:date-value="2009-09-11">
            <text:p>11/09/09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Souttar Services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Beulah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DN</text:p>
          </table:table-cell>
          <table:table-cell/>
          <table:table-cell office:value-type="string">
            <text:p>(01553)671124</text:p>
          </table:table-cell>
          <table:table-cell office:value-type="string">
            <text:p>EH0934455</text:p>
          </table:table-cell>
          <table:table-cell table:number-columns-repeated="9"/>
          <table:table-cell office:value-type="float" office:value="602">
            <text:p>60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Central, South &amp; West Norfolk Magistrates' Court</text:p>
          </table:table-cell>
          <table:table-cell office:value-type="string">
            <text:p>The Courthouse</text:p>
          </table:table-cell>
          <table:table-cell/>
          <table:table-cell office:value-type="string">
            <text:p>College Lan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PQ</text:p>
          </table:table-cell>
          <table:table-cell/>
          <table:table-cell office:value-type="string">
            <text:p>(01553)770120</text:p>
          </table:table-cell>
          <table:table-cell office:value-type="string">
            <text:p>EH0982758</text:p>
          </table:table-cell>
          <table:table-cell table:number-columns-repeated="9"/>
          <table:table-cell office:value-type="float" office:value="126654">
            <text:p>12665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4 x 26, CWTN-1</text:p>
          </table:table-cell>
          <table:table-cell office:value-type="string">
            <text:p>Three empties per fortnight</text:p>
          </table:table-cell>
          <table:table-cell office:value-type="string">
            <text:p>T1/WK2</text:p>
          </table:table-cell>
          <table:table-cell/>
          <table:table-cell office:value-type="string">
            <text:p>T1/WK1</text:p>
          </table:table-cell>
          <table:table-cell/>
          <table:table-cell office:value-type="string">
            <text:p>D5/WK2</text:p>
          </table:table-cell>
          <table:table-cell table:number-columns-repeated="2"/>
          <table:table-cell office:value-type="date" office:date-value="2007-07-15">
            <text:p>15/07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6654">
            <text:p>126654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 emptying; except <text:s/>Xmas &amp; New Year weeks</text:p>
          </table:table-cell>
          <table:table-cell office:value-type="string">
            <text:p>G3/WK2</text:p>
          </table:table-cell>
          <table:table-cell table:number-columns-repeated="6"/>
          <table:table-cell office:value-type="date" office:date-value="2007-07-15">
            <text:p>15/07/07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Gaywood Community Centre</text:p>
          </table:table-cell>
          <table:table-cell office:value-type="string">
            <text:p>C/o Mrs J Deane</text:p>
          </table:table-cell>
          <table:table-cell office:value-type="float" office:value="3">
            <text:p>3</text:p>
          </table:table-cell>
          <table:table-cell office:value-type="string">
            <text:p>Silver Green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SG</text:p>
          </table:table-cell>
          <table:table-cell office:value-type="string">
            <text:p>Mrs J Deane</text:p>
          </table:table-cell>
          <table:table-cell office:value-type="string">
            <text:p>(01553)763638</text:p>
          </table:table-cell>
          <table:table-cell office:value-type="string">
            <text:p>EH0935185</text:p>
          </table:table-cell>
          <table:table-cell office:value-type="string">
            <text:p>Gaywood Community Centre</text:p>
          </table:table-cell>
          <table:table-cell table:number-columns-repeated="2"/>
          <table:table-cell office:value-type="string">
            <text:p>Cemetery Driv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table:number-columns-repeated="2"/>
          <table:table-cell office:value-type="float" office:value="101567">
            <text:p>101567</text:p>
          </table:table-cell>
          <table:table-cell office:value-type="string">
            <text:p>Schd. 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6-08-15">
            <text:p>15/08/06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Golden Fish Ba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entre Point</text:p>
          </table:table-cell>
          <table:table-cell office:value-type="string">
            <text:p>Fairstead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SR</text:p>
          </table:table-cell>
          <table:table-cell office:value-type="string">
            <text:p>MR CLEMENS KIM LAI</text:p>
          </table:table-cell>
          <table:table-cell office:value-type="string">
            <text:p>(01553)766519</text:p>
          </table:table-cell>
          <table:table-cell office:value-type="string">
            <text:p>EH0935200</text:p>
          </table:table-cell>
          <table:table-cell table:number-columns-repeated="9"/>
          <table:table-cell office:value-type="float" office:value="520">
            <text:p>520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Mr B S Khela</text:p>
          </table:table-cell>
          <table:table-cell office:value-type="string">
            <text:p>t/as Costcutter</text:p>
          </table:table-cell>
          <table:table-cell office:value-type="float" office:value="2">
            <text:p>2</text:p>
          </table:table-cell>
          <table:table-cell office:value-type="string">
            <text:p>Columbia Way</text:p>
          </table:table-cell>
          <table:table-cell office:value-type="string">
            <text:p>North Lyn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LA</text:p>
          </table:table-cell>
          <table:table-cell office:value-type="string">
            <text:p>Mr B S Khela</text:p>
          </table:table-cell>
          <table:table-cell office:value-type="string">
            <text:p>(01553)770557</text:p>
          </table:table-cell>
          <table:table-cell office:value-type="string">
            <text:p>EH0957343</text:p>
          </table:table-cell>
          <table:table-cell table:number-columns-repeated="9"/>
          <table:table-cell office:value-type="float" office:value="136578">
            <text:p>13657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8-05-02">
            <text:p>02/05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578">
            <text:p>136578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 emptying: except Xmas &amp; New Year weeks</text:p>
          </table:table-cell>
          <table:table-cell table:number-columns-repeated="4"/>
          <table:table-cell office:value-type="string">
            <text:p>R6/WK2</text:p>
          </table:table-cell>
          <table:table-cell table:number-columns-repeated="2"/>
          <table:table-cell office:value-type="date" office:date-value="2008-05-02">
            <text:p>02/05/08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Mr P s Bisla</text:p>
          </table:table-cell>
          <table:table-cell office:value-type="string">
            <text:p>t/as Grange Stores</text:p>
          </table:table-cell>
          <table:table-cell office:value-type="float" office:value="32">
            <text:p>32</text:p>
          </table:table-cell>
          <table:table-cell office:value-type="string">
            <text:p>Dawnay Avenu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BZ</text:p>
          </table:table-cell>
          <table:table-cell office:value-type="string">
            <text:p>Mr Bisla</text:p>
          </table:table-cell>
          <table:table-cell office:value-type="string">
            <text:p>(01553)672978</text:p>
          </table:table-cell>
          <table:table-cell office:value-type="string">
            <text:p>EH2026804</text:p>
          </table:table-cell>
          <table:table-cell table:number-columns-repeated="9"/>
          <table:table-cell office:value-type="float" office:value="142027">
            <text:p>14202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8-08-01">
            <text:p>01/08/08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Omex Agriculture Ltd</text:p>
          </table:table-cell>
          <table:table-cell table:number-columns-repeated="2"/>
          <table:table-cell office:value-type="string">
            <text:p>Bardney Airfield</text:p>
          </table:table-cell>
          <table:table-cell office:value-type="string">
            <text:p>Tupholme</text:p>
          </table:table-cell>
          <table:table-cell office:value-type="string">
            <text:p>Lincoln</text:p>
          </table:table-cell>
          <table:table-cell/>
          <table:table-cell office:value-type="string">
            <text:p>LN3 5TP</text:p>
          </table:table-cell>
          <table:table-cell/>
          <table:table-cell office:value-type="string">
            <text:p>(01526)398661</text:p>
          </table:table-cell>
          <table:table-cell office:value-type="string">
            <text:p>EH0935325</text:p>
          </table:table-cell>
          <table:table-cell office:value-type="string">
            <text:p>Omex Agriculture Ltd</text:p>
          </table:table-cell>
          <table:table-cell table:number-columns-repeated="2"/>
          <table:table-cell office:value-type="string">
            <text:p>Estuary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HH</text:p>
          </table:table-cell>
          <table:table-cell office:value-type="string">
            <text:p>(01553)760011</text:p>
          </table:table-cell>
          <table:table-cell office:value-type="float" office:value="1338">
            <text:p>133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0-03-01">
            <text:p>01/03/00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Pace Fuelcare Ltd</text:p>
          </table:table-cell>
          <table:table-cell table:number-columns-repeated="2"/>
          <table:table-cell office:value-type="string">
            <text:p>Estuary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HH</text:p>
          </table:table-cell>
          <table:table-cell/>
          <table:table-cell office:value-type="string">
            <text:p>(01553)614844</text:p>
          </table:table-cell>
          <table:table-cell office:value-type="string">
            <text:p>EH0935334</text:p>
          </table:table-cell>
          <table:table-cell table:number-columns-repeated="9"/>
          <table:table-cell office:value-type="float" office:value="110058">
            <text:p>11005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Ouse Amateur Sailing Club</text:p>
          </table:table-cell>
          <table:table-cell table:number-columns-repeated="2"/>
          <table:table-cell office:value-type="string">
            <text:p>Ferry Lan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HN</text:p>
          </table:table-cell>
          <table:table-cell table:number-columns-repeated="2"/>
          <table:table-cell office:value-type="string">
            <text:p>EH0935343</text:p>
          </table:table-cell>
          <table:table-cell table:number-columns-repeated="9"/>
          <table:table-cell office:value-type="float" office:value="569">
            <text:p>569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Norfolk County Council <text:s/>(Social Services)</text:p>
          </table:table-cell>
          <table:table-cell office:value-type="string">
            <text:p>Greyfriars House</text:p>
          </table:table-cell>
          <table:table-cell/>
          <table:table-cell office:value-type="string">
            <text:p>Birch Tree Clos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SS</text:p>
          </table:table-cell>
          <table:table-cell/>
          <table:table-cell office:value-type="string">
            <text:p>(01553)669300</text:p>
          </table:table-cell>
          <table:table-cell office:value-type="string">
            <text:p>EH2001067</text:p>
          </table:table-cell>
          <table:table-cell table:number-columns-repeated="9"/>
          <table:table-cell office:value-type="float" office:value="150836">
            <text:p>150836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0836">
            <text:p>150836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50 empties: Weekly except Xmas &amp; New Year weeks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Gaywood Church Rooms</text:p>
          </table:table-cell>
          <table:table-cell office:value-type="string">
            <text:p>C/O Mr G Lillie, Edelweiss</text:p>
          </table:table-cell>
          <table:table-cell/>
          <table:table-cell office:value-type="string">
            <text:p>Station Road</text:p>
          </table:table-cell>
          <table:table-cell office:value-type="string">
            <text:p>Hilling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DE</text:p>
          </table:table-cell>
          <table:table-cell/>
          <table:table-cell office:value-type="string">
            <text:p>(01485)600615</text:p>
          </table:table-cell>
          <table:table-cell office:value-type="string">
            <text:p>EH0935495</text:p>
          </table:table-cell>
          <table:table-cell office:value-type="string">
            <text:p>Gaywood Church Rooms</text:p>
          </table:table-cell>
          <table:table-cell table:number-columns-repeated="2"/>
          <table:table-cell office:value-type="string">
            <text:p>Gayt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DZ</text:p>
          </table:table-cell>
          <table:table-cell/>
          <table:table-cell office:value-type="float" office:value="106065">
            <text:p>106065</text:p>
          </table:table-cell>
          <table:table-cell office:value-type="string">
            <text:p>Schd. 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5-12-01">
            <text:p>01/12/05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East <text:s/>Of England <text:s/>Ambulance NHS Trust</text:p>
          </table:table-cell>
          <table:table-cell office:value-type="string">
            <text:p>Ambulance Headquarters</text:p>
          </table:table-cell>
          <table:table-cell/>
          <table:table-cell office:value-type="string">
            <text:p>Hospital Lane</text:p>
          </table:table-cell>
          <table:table-cell office:value-type="string">
            <text:p>Hellesdon</text:p>
          </table:table-cell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6 5NA</text:p>
          </table:table-cell>
          <table:table-cell/>
          <table:table-cell office:value-type="string">
            <text:p>(01603)424255</text:p>
          </table:table-cell>
          <table:table-cell office:value-type="string">
            <text:p>EH0967640</text:p>
          </table:table-cell>
          <table:table-cell office:value-type="string">
            <text:p>Ambulance Station</text:p>
          </table:table-cell>
          <table:table-cell office:value-type="string">
            <text:p>Holdings Lane</text:p>
          </table:table-cell>
          <table:table-cell/>
          <table:table-cell office:value-type="string">
            <text:p>Gayt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EU</text:p>
          </table:table-cell>
          <table:table-cell/>
          <table:table-cell office:value-type="float" office:value="91252">
            <text:p>9125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4-11-15">
            <text:p>15/11/04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Norfolk county Council (Social Services)</text:p>
          </table:table-cell>
          <table:table-cell office:value-type="string">
            <text:p>Lisbon Court</text:p>
          </table:table-cell>
          <table:table-cell/>
          <table:table-cell office:value-type="string">
            <text:p>Galy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EFB</text:p>
          </table:table-cell>
          <table:table-cell/>
          <table:table-cell office:value-type="string">
            <text:p>(01553)679400</text:p>
          </table:table-cell>
          <table:table-cell office:value-type="string">
            <text:p>EH0947365</text:p>
          </table:table-cell>
          <table:table-cell table:number-columns-repeated="9"/>
          <table:table-cell office:value-type="float" office:value="611">
            <text:p>611</text:p>
          </table:table-cell>
          <table:table-cell office:value-type="string">
            <text:p>Schd.2 Refuse</text:p>
          </table:table-cell>
          <table:table-cell office:value-type="float" office:value="770">
            <text:p>770</text:p>
          </table:table-cell>
          <table:table-cell office:value-type="float" office:value="2">
            <text:p>2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Russet House Hotel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Goodwins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PE</text:p>
          </table:table-cell>
          <table:table-cell office:value-type="string">
            <text:p>Mr. P. Philippou</text:p>
          </table:table-cell>
          <table:table-cell office:value-type="string">
            <text:p>(01553)773098</text:p>
          </table:table-cell>
          <table:table-cell office:value-type="string">
            <text:p>EH2005326</text:p>
          </table:table-cell>
          <table:table-cell table:number-columns-repeated="9"/>
          <table:table-cell office:value-type="float" office:value="1477">
            <text:p>1477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 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0-10-01">
            <text:p>01/10/00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Zenith Staybright Ltd</text:p>
          </table:table-cell>
          <table:table-cell office:value-type="string">
            <text:p>Weatherseal House</text:p>
          </table:table-cell>
          <table:table-cell/>
          <table:table-cell office:value-type="string">
            <text:p>Road 1</text:p>
          </table:table-cell>
          <table:table-cell office:value-type="string">
            <text:p>Winsford Industrial Estate</text:p>
          </table:table-cell>
          <table:table-cell office:value-type="string">
            <text:p>Winsford</text:p>
          </table:table-cell>
          <table:table-cell/>
          <table:table-cell office:value-type="string">
            <text:p>CW7 3PZ</text:p>
          </table:table-cell>
          <table:table-cell/>
          <table:table-cell office:value-type="string">
            <text:p>(01606)866500</text:p>
          </table:table-cell>
          <table:table-cell office:value-type="string">
            <text:p>EH2029411</text:p>
          </table:table-cell>
          <table:table-cell office:value-type="string">
            <text:p>Zenith Satybright Ltd</text:p>
          </table:table-cell>
          <table:table-cell/>
          <table:table-cell office:value-type="string">
            <text:p>Unit 10 North Lynn Businnes Village</text:p>
          </table:table-cell>
          <table:table-cell office:value-type="string">
            <text:p>Bergen Way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JG</text:p>
          </table:table-cell>
          <table:table-cell office:value-type="string">
            <text:p>(01553)766863</text:p>
          </table:table-cell>
          <table:table-cell office:value-type="float" office:value="140526">
            <text:p>14052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R.J.M. Dental Laboratory</text:p>
          </table:table-cell>
          <table:table-cell table:number-columns-repeated="2"/>
          <table:table-cell office:value-type="string">
            <text:p>Hereford Way</text:p>
          </table:table-cell>
          <table:table-cell office:value-type="string">
            <text:p>Hardwick Narrows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JD</text:p>
          </table:table-cell>
          <table:table-cell/>
          <table:table-cell office:value-type="string">
            <text:p>(01553)769101</text:p>
          </table:table-cell>
          <table:table-cell office:value-type="string">
            <text:p>EH1022216</text:p>
          </table:table-cell>
          <table:table-cell table:number-columns-repeated="9"/>
          <table:table-cell office:value-type="float" office:value="325">
            <text:p>325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3, 240-4 X 26, CWTN-1</text:p>
          </table:table-cell>
          <table:table-cell office:value-type="string">
            <text:p>26 empties: Fortnightly</text:p>
          </table:table-cell>
          <table:table-cell office:value-type="string">
            <text:p>T1/WK2</text:p>
          </table:table-cell>
          <table:table-cell table:number-columns-repeated="6"/>
          <table:table-cell office:value-type="date" office:date-value="1994-07-01">
            <text:p>01/07/94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Abbotts Countrywide</text:p>
          </table:table-cell>
          <table:table-cell office:value-type="string">
            <text:p>Finance Centre</text:p>
          </table:table-cell>
          <table:table-cell office:value-type="float" office:value="1">
            <text:p>1</text:p>
          </table:table-cell>
          <table:table-cell office:value-type="string">
            <text:p>Nelson Mews</text:p>
          </table:table-cell>
          <table:table-cell/>
          <table:table-cell office:value-type="string">
            <text:p>Southend on Sea</text:p>
          </table:table-cell>
          <table:table-cell office:value-type="string">
            <text:p>Essex</text:p>
          </table:table-cell>
          <table:table-cell office:value-type="string">
            <text:p>SS1 1AL</text:p>
          </table:table-cell>
          <table:table-cell/>
          <table:table-cell office:value-type="string">
            <text:p>(01702)333123</text:p>
          </table:table-cell>
          <table:table-cell office:value-type="string">
            <text:p>EH1006955</text:p>
          </table:table-cell>
          <table:table-cell office:value-type="string">
            <text:p>Abbotts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High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DA</text:p>
          </table:table-cell>
          <table:table-cell office:value-type="string">
            <text:p>01553 765146</text:p>
          </table:table-cell>
          <table:table-cell office:value-type="float" office:value="134363">
            <text:p>134363</text:p>
          </table:table-cell>
          <table:table-cell office:value-type="string">
            <text:p>Refuse</text:p>
          </table:table-cell>
          <table:table-cell office:value-type="string">
            <text:p>770L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8-01-17">
            <text:p>17/01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4363">
            <text:p>134363</text:p>
          </table:table-cell>
          <table:table-cell office:value-type="string">
            <text:p>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8, CWTN-2</text:p>
          </table:table-cell>
          <table:table-cell office:value-type="string">
            <text:p>Fortnightly: except Xmas/New Year weeks</text:p>
          </table:table-cell>
          <table:table-cell office:value-type="string">
            <text:p>G3/WK2</text:p>
          </table:table-cell>
          <table:table-cell table:number-columns-repeated="6"/>
          <table:table-cell office:value-type="date" office:date-value="2008-01-17">
            <text:p>17/01/08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Farr Formes Ltd</text:p>
          </table:table-cell>
          <table:table-cell/>
          <table:table-cell office:value-type="string">
            <text:p>15/16</text:p>
          </table:table-cell>
          <table:table-cell office:value-type="string">
            <text:p>Bryggen Road</text:p>
          </table:table-cell>
          <table:table-cell office:value-type="string">
            <text:p>North Lynn Industrial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HZ</text:p>
          </table:table-cell>
          <table:table-cell/>
          <table:table-cell office:value-type="string">
            <text:p>(01553)762705</text:p>
          </table:table-cell>
          <table:table-cell office:value-type="string">
            <text:p>EH0936709</text:p>
          </table:table-cell>
          <table:table-cell table:number-columns-repeated="9"/>
          <table:table-cell office:value-type="float" office:value="150627">
            <text:p>15062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0627">
            <text:p>150627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 table:number-columns-repeated="3"/>
          <table:table-cell office:value-type="string">
            <text:p>R1/WK2</text:p>
          </table:table-cell>
          <table:table-cell table:number-columns-repeated="3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Lawtronic Ltd</text:p>
          </table:table-cell>
          <table:table-cell table:number-columns-repeated="2"/>
          <table:table-cell office:value-type="string">
            <text:p>Hamlin Way</text:p>
          </table:table-cell>
          <table:table-cell office:value-type="string">
            <text:p>Hardwick Narrows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NG</text:p>
          </table:table-cell>
          <table:table-cell/>
          <table:table-cell office:value-type="string">
            <text:p>(01553)765247</text:p>
          </table:table-cell>
          <table:table-cell office:value-type="string">
            <text:p>EH0936684</text:p>
          </table:table-cell>
          <table:table-cell table:number-columns-repeated="9"/>
          <table:table-cell office:value-type="float" office:value="110538">
            <text:p>11053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Hardwick Road Garag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ardwick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NA</text:p>
          </table:table-cell>
          <table:table-cell/>
          <table:table-cell office:value-type="string">
            <text:p>(01553)773321</text:p>
          </table:table-cell>
          <table:table-cell office:value-type="string">
            <text:p>EH0936754</text:p>
          </table:table-cell>
          <table:table-cell table:number-columns-repeated="9"/>
          <table:table-cell office:value-type="float" office:value="358">
            <text:p>358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1987-04-01">
            <text:p>01/04/87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olland &amp; Aitchison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High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BB</text:p>
          </table:table-cell>
          <table:table-cell office:value-type="string">
            <text:p>Mr N Searle</text:p>
          </table:table-cell>
          <table:table-cell office:value-type="string">
            <text:p>(01553)767999</text:p>
          </table:table-cell>
          <table:table-cell office:value-type="string">
            <text:p>EH0942073</text:p>
          </table:table-cell>
          <table:table-cell table:number-columns-repeated="9"/>
          <table:table-cell office:value-type="float" office:value="136322">
            <text:p>136322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: except Xmas/New Year weeks</text:p>
          </table:table-cell>
          <table:table-cell office:value-type="string">
            <text:p>G3/WK2</text:p>
          </table:table-cell>
          <table:table-cell table:number-columns-repeated="6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Robson Associates</text:p>
          </table:table-cell>
          <table:table-cell office:value-type="string">
            <text:p>on behalf of Pruta Property Ltd</text:p>
          </table:table-cell>
          <table:table-cell office:value-type="string">
            <text:p>Cavendish House</text:p>
          </table:table-cell>
          <table:table-cell office:value-type="string">
            <text:p>Waterloo Street</text:p>
          </table:table-cell>
          <table:table-cell/>
          <table:table-cell office:value-type="string">
            <text:p>Birmingham</text:p>
          </table:table-cell>
          <table:table-cell/>
          <table:table-cell office:value-type="string">
            <text:p>B2 5PP</text:p>
          </table:table-cell>
          <table:table-cell office:value-type="string">
            <text:p>Tracy Johnson</text:p>
          </table:table-cell>
          <table:table-cell office:value-type="string">
            <text:p>(01216)322982</text:p>
          </table:table-cell>
          <table:table-cell office:value-type="string">
            <text:p>EH2023802</text:p>
          </table:table-cell>
          <table:table-cell/>
          <table:table-cell office:value-type="string">
            <text:p>Chequer House</text:p>
          </table:table-cell>
          <table:table-cell table:style-name="ce1" office:value-type="date" office:date-value="2009-12-10">
            <text:p>10/12/09</text:p>
          </table:table-cell>
          <table:table-cell office:value-type="string">
            <text:p>King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ES</text:p>
          </table:table-cell>
          <table:table-cell/>
          <table:table-cell office:value-type="float" office:value="123095">
            <text:p>12309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Norfolk Fire &amp; Rescue Service</text:p>
          </table:table-cell>
          <table:table-cell office:value-type="string">
            <text:p>Headquarters</text:p>
          </table:table-cell>
          <table:table-cell table:number-columns-repeated="2"/>
          <table:table-cell office:value-type="string">
            <text:p>Hethersett</text:p>
          </table:table-cell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9 3DN</text:p>
          </table:table-cell>
          <table:table-cell table:number-columns-repeated="2"/>
          <table:table-cell office:value-type="string">
            <text:p>EH0967923</text:p>
          </table:table-cell>
          <table:table-cell office:value-type="string">
            <text:p>Fire Station</text:p>
          </table:table-cell>
          <table:table-cell table:number-columns-repeated="2"/>
          <table:table-cell office:value-type="string">
            <text:p>Kilhams Way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HU</text:p>
          </table:table-cell>
          <table:table-cell office:value-type="string">
            <text:p>(01553)775163</text:p>
          </table:table-cell>
          <table:table-cell office:value-type="float" office:value="135316">
            <text:p>135316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8-03-01">
            <text:p>01/03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5478">
            <text:p>145478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50 empties: Weekly except Xmas &amp; New Year weeks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8-11-01">
            <text:p>01/11/08</text:p>
          </table:table-cell>
          <table:table-cell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Stephenson Smart</text:p>
          </table:table-cell>
          <table:table-cell/>
          <table:table-cell office:value-type="string">
            <text:p>22-26</text:p>
          </table:table-cell>
          <table:table-cell office:value-type="string">
            <text:p>King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HJ</text:p>
          </table:table-cell>
          <table:table-cell office:value-type="string">
            <text:p>Ted Wilkinson</text:p>
          </table:table-cell>
          <table:table-cell office:value-type="string">
            <text:p>(01553)774104</text:p>
          </table:table-cell>
          <table:table-cell office:value-type="string">
            <text:p>EH0938248</text:p>
          </table:table-cell>
          <table:table-cell table:number-columns-repeated="9"/>
          <table:table-cell office:value-type="float" office:value="96157">
            <text:p>9615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5-04-01">
            <text:p>01/04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9633">
            <text:p>139633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: except Xmas/New Year weeks</text:p>
          </table:table-cell>
          <table:table-cell office:value-type="string">
            <text:p>G3/WK2</text:p>
          </table:table-cell>
          <table:table-cell table:number-columns-repeated="6"/>
          <table:table-cell office:value-type="date" office:date-value="2008-06-15">
            <text:p>15/06/08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Favorit Motor Co.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Lond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PY</text:p>
          </table:table-cell>
          <table:table-cell/>
          <table:table-cell office:value-type="string">
            <text:p>(01553)775620</text:p>
          </table:table-cell>
          <table:table-cell office:value-type="string">
            <text:p>EH0995491</text:p>
          </table:table-cell>
          <table:table-cell table:number-columns-repeated="9"/>
          <table:table-cell office:value-type="float" office:value="44">
            <text:p>44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1994-04-01">
            <text:p>01/04/94</text:p>
          </table:table-cell>
          <table:table-cell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Gaunock Hotel Ltd</text:p>
          </table:table-cell>
          <table:table-cell/>
          <table:table-cell table:style-name="ce1" office:value-type="date" office:date-value="2009-11-10">
            <text:p>10/11/09</text:p>
          </table:table-cell>
          <table:table-cell office:value-type="string">
            <text:p>Gaunock Plac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JG</text:p>
          </table:table-cell>
          <table:table-cell/>
          <table:table-cell office:value-type="string">
            <text:p>(01553)772959</text:p>
          </table:table-cell>
          <table:table-cell office:value-type="string">
            <text:p>EH1003209</text:p>
          </table:table-cell>
          <table:table-cell table:number-columns-repeated="9"/>
          <table:table-cell office:value-type="float" office:value="72">
            <text:p>72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1994-04-01">
            <text:p>01/04/94</text:p>
          </table:table-cell>
          <table:table-cell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Planet Spuds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Lond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ES</text:p>
          </table:table-cell>
          <table:table-cell/>
          <table:table-cell office:value-type="string">
            <text:p>(01553)773221</text:p>
          </table:table-cell>
          <table:table-cell office:value-type="string">
            <text:p>EH1047537</text:p>
          </table:table-cell>
          <table:table-cell table:number-columns-repeated="9"/>
          <table:table-cell office:value-type="float" office:value="118385">
            <text:p>118385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Smiths the Bakers (King's Lynn) Ltd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Lond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QH</text:p>
          </table:table-cell>
          <table:table-cell/>
          <table:table-cell office:value-type="string">
            <text:p>(01553)692993</text:p>
          </table:table-cell>
          <table:table-cell office:value-type="string">
            <text:p>EH1003245</text:p>
          </table:table-cell>
          <table:table-cell table:number-columns-repeated="9"/>
          <table:table-cell office:value-type="float" office:value="137523">
            <text:p>137523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50 empties: Weekly except Xmas &amp; New Year weeks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8-05-01">
            <text:p>01/05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2450">
            <text:p>142450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8-08-08">
            <text:p>08/08/08</text:p>
          </table:table-cell>
          <table:table-cell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Integrated Nursing Homes Ltd</text:p>
          </table:table-cell>
          <table:table-cell/>
          <table:table-cell office:value-type="string">
            <text:p>First Floor</text:p>
          </table:table-cell>
          <table:table-cell office:value-type="string">
            <text:p>36 Windsor Street</text:p>
          </table:table-cell>
          <table:table-cell/>
          <table:table-cell office:value-type="string">
            <text:p>Uxbridge</text:p>
          </table:table-cell>
          <table:table-cell office:value-type="string">
            <text:p>Middlesex</text:p>
          </table:table-cell>
          <table:table-cell office:value-type="string">
            <text:p>UB8 1AD</text:p>
          </table:table-cell>
          <table:table-cell office:value-type="string">
            <text:p>John Rales (Financial Controller)</text:p>
          </table:table-cell>
          <table:table-cell office:value-type="string">
            <text:p>(01895)454754</text:p>
          </table:table-cell>
          <table:table-cell office:value-type="string">
            <text:p>EH2030435</text:p>
          </table:table-cell>
          <table:table-cell office:value-type="string">
            <text:p>Eastgate House 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Littleport Street</text:p>
          </table:table-cell>
          <table:table-cell/>
          <table:table-cell office:value-type="string">
            <text:p>King's Lynn</text:p>
          </table:table-cell>
          <table:table-cell/>
          <table:table-cell office:value-type="string">
            <text:p>Norfolk</text:p>
          </table:table-cell>
          <table:table-cell office:value-type="string">
            <text:p>(01553)691054</text:p>
          </table:table-cell>
          <table:table-cell office:value-type="float" office:value="138294">
            <text:p>138294</text:p>
          </table:table-cell>
          <table:table-cell office:value-type="string">
            <text:p>Schd.2 Refuse</text:p>
          </table:table-cell>
          <table:table-cell office:value-type="float" office:value="770">
            <text:p>770</text:p>
          </table:table-cell>
          <table:table-cell office:value-type="float" office:value="2">
            <text:p>2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8-05-01">
            <text:p>01/05/08</text:p>
          </table:table-cell>
          <table:table-cell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King's Lynn Conservative Club Ltd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Lond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PY</text:p>
          </table:table-cell>
          <table:table-cell/>
          <table:table-cell office:value-type="string">
            <text:p>(01553)773230</text:p>
          </table:table-cell>
          <table:table-cell office:value-type="string">
            <text:p>EH0938372</text:p>
          </table:table-cell>
          <table:table-cell table:number-columns-repeated="9"/>
          <table:table-cell office:value-type="float" office:value="539">
            <text:p>539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7198">
            <text:p>147198</text:p>
          </table:table-cell>
          <table:table-cell office:value-type="string">
            <text:p>Glass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G-1, CWTN-5</text:p>
          </table:table-cell>
          <table:table-cell office:value-type="string">
            <text:p>One empty per week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8-12-01">
            <text:p>01/12/08</text:p>
          </table:table-cell>
          <table:table-cell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London Road Veterinary Clinic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Lond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QA</text:p>
          </table:table-cell>
          <table:table-cell/>
          <table:table-cell office:value-type="string">
            <text:p>(01553)773168</text:p>
          </table:table-cell>
          <table:table-cell office:value-type="string">
            <text:p>EH0938381</text:p>
          </table:table-cell>
          <table:table-cell table:number-columns-repeated="9"/>
          <table:table-cell office:value-type="float" office:value="141807">
            <text:p>14180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8-08-01">
            <text:p>01/08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1807">
            <text:p>141807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50 empties: Weekly except Xmas &amp; New Year weeks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8-08-01">
            <text:p>01/08/08</text:p>
          </table:table-cell>
          <table:table-cell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Lynn Enterprises Ltd</text:p>
          </table:table-cell>
          <table:table-cell office:value-type="string">
            <text:p>t/as Feeney Newsagents</text:p>
          </table:table-cell>
          <table:table-cell office:value-type="float" office:value="45">
            <text:p>45</text:p>
          </table:table-cell>
          <table:table-cell office:value-type="string">
            <text:p>Lynn Road</text:p>
          </table:table-cell>
          <table:table-cell office:value-type="string">
            <text:p>Gaywood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PP</text:p>
          </table:table-cell>
          <table:table-cell office:value-type="string">
            <text:p>Mr B Srikantha</text:p>
          </table:table-cell>
          <table:table-cell office:value-type="string">
            <text:p>(01553)774685</text:p>
          </table:table-cell>
          <table:table-cell office:value-type="string">
            <text:p>EH2024901</text:p>
          </table:table-cell>
          <table:table-cell table:number-columns-repeated="9"/>
          <table:table-cell office:value-type="float" office:value="124425">
            <text:p>124425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7-04-28">
            <text:p>28/04/07</text:p>
          </table:table-cell>
          <table:table-cell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Lowes House Takeaway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Lynn Road</text:p>
          </table:table-cell>
          <table:table-cell office:value-type="string">
            <text:p>Gaywood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PR</text:p>
          </table:table-cell>
          <table:table-cell office:value-type="string">
            <text:p>Mr Yee Chim</text:p>
          </table:table-cell>
          <table:table-cell office:value-type="string">
            <text:p>(01553)773179</text:p>
          </table:table-cell>
          <table:table-cell office:value-type="string">
            <text:p>EH0938682</text:p>
          </table:table-cell>
          <table:table-cell table:number-columns-repeated="9"/>
          <table:table-cell office:value-type="float" office:value="95011">
            <text:p>95011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77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5-02-23">
            <text:p>23/02/05</text:p>
          </table:table-cell>
          <table:table-cell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enny's Fish &amp; Chips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Lynn Road</text:p>
          </table:table-cell>
          <table:table-cell office:value-type="string">
            <text:p>Gaywood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PR</text:p>
          </table:table-cell>
          <table:table-cell office:value-type="string">
            <text:p>Mr D Chan</text:p>
          </table:table-cell>
          <table:table-cell office:value-type="string">
            <text:p>(01553)774684</text:p>
          </table:table-cell>
          <table:table-cell office:value-type="string">
            <text:p>EH0938646</text:p>
          </table:table-cell>
          <table:table-cell table:number-columns-repeated="9"/>
          <table:table-cell office:value-type="float" office:value="110145">
            <text:p>11014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Nationwide Building Society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ew Conduit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DE</text:p>
          </table:table-cell>
          <table:table-cell/>
          <table:table-cell office:value-type="string">
            <text:p>(01553)730000</text:p>
          </table:table-cell>
          <table:table-cell office:value-type="string">
            <text:p>EH1006973</text:p>
          </table:table-cell>
          <table:table-cell table:number-columns-repeated="9"/>
          <table:table-cell office:value-type="float" office:value="115569">
            <text:p>115569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6-09-01">
            <text:p>01/09/06</text:p>
          </table:table-cell>
          <table:table-cell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Youngs of Leicester Ltd</text:p>
          </table:table-cell>
          <table:table-cell/>
          <table:table-cell office:value-type="string">
            <text:p>40/42</text:p>
          </table:table-cell>
          <table:table-cell/>
          <table:table-cell office:value-type="string">
            <text:p>Belvoir Street</text:p>
          </table:table-cell>
          <table:table-cell office:value-type="string">
            <text:p>Leicester</text:p>
          </table:table-cell>
          <table:table-cell/>
          <table:table-cell office:value-type="string">
            <text:p>LE1 6QE</text:p>
          </table:table-cell>
          <table:table-cell table:number-columns-repeated="2"/>
          <table:table-cell office:value-type="string">
            <text:p>EH0964550</text:p>
          </table:table-cell>
          <table:table-cell office:value-type="string">
            <text:p>Youngs Cameras</text:p>
          </table:table-cell>
          <table:table-cell/>
          <table:table-cell office:value-type="string">
            <text:p>2A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/>
          <table:table-cell office:value-type="string">
            <text:p>Norfolk</text:p>
          </table:table-cell>
          <table:table-cell office:value-type="string">
            <text:p>(01553)760256</text:p>
          </table:table-cell>
          <table:table-cell office:value-type="float" office:value="303">
            <text:p>303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1994-04-01">
            <text:p>01/04/94</text:p>
          </table:table-cell>
          <table:table-cell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Thomas Estates Ltd</text:p>
          </table:table-cell>
          <table:table-cell/>
          <table:table-cell office:value-type="string">
            <text:p>17A</text:p>
          </table:table-cell>
          <table:table-cell office:value-type="string">
            <text:p>Market Place</text:p>
          </table:table-cell>
          <table:table-cell/>
          <table:table-cell office:value-type="string">
            <text:p>Loughborough</text:p>
          </table:table-cell>
          <table:table-cell office:value-type="string">
            <text:p>Leics</text:p>
          </table:table-cell>
          <table:table-cell office:value-type="string">
            <text:p>LE11 3EA</text:p>
          </table:table-cell>
          <table:table-cell table:number-columns-repeated="2"/>
          <table:table-cell office:value-type="string">
            <text:p>EH0939756</text:p>
          </table:table-cell>
          <table:table-cell office:value-type="string">
            <text:p>Showboat</text:p>
          </table:table-cell>
          <table:table-cell office:value-type="string">
            <text:p>Unit 1</text:p>
          </table:table-cell>
          <table:table-cell office:value-type="string">
            <text:p>14A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/>
          <table:table-cell office:value-type="string">
            <text:p>Norfolk</text:p>
          </table:table-cell>
          <table:table-cell office:value-type="string">
            <text:p>(01553)767236</text:p>
          </table:table-cell>
          <table:table-cell office:value-type="float" office:value="319">
            <text:p>319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1994-11-01">
            <text:p>01/11/94</text:p>
          </table:table-cell>
          <table:table-cell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Oldbylands Ltd </text:p>
          </table:table-cell>
          <table:table-cell office:value-type="string">
            <text:p>t/as Toffs</text:p>
          </table:table-cell>
          <table:table-cell office:value-type="float" office:value="109">
            <text:p>109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Q</text:p>
          </table:table-cell>
          <table:table-cell office:value-type="string">
            <text:p>Sandra Byles</text:p>
          </table:table-cell>
          <table:table-cell office:value-type="string">
            <text:p>(07888)743604</text:p>
          </table:table-cell>
          <table:table-cell office:value-type="string">
            <text:p>EH2021635</text:p>
          </table:table-cell>
          <table:table-cell table:number-columns-repeated="9"/>
          <table:table-cell office:value-type="float" office:value="115321">
            <text:p>11532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6-09-01">
            <text:p>01/09/06</text:p>
          </table:table-cell>
          <table:table-cell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Norwich &amp; Peterborough Building Society</text:p>
          </table:table-cell>
          <table:table-cell office:value-type="string">
            <text:p>Peterborough Business Park</text:p>
          </table:table-cell>
          <table:table-cell/>
          <table:table-cell office:value-type="string">
            <text:p>Lynchwood</text:p>
          </table:table-cell>
          <table:table-cell/>
          <table:table-cell office:value-type="string">
            <text:p>Peterborough</text:p>
          </table:table-cell>
          <table:table-cell/>
          <table:table-cell office:value-type="string">
            <text:p>PE02 6WZ</text:p>
          </table:table-cell>
          <table:table-cell/>
          <table:table-cell office:value-type="string">
            <text:p>(01733)372356</text:p>
          </table:table-cell>
          <table:table-cell office:value-type="string">
            <text:p>EH0968802</text:p>
          </table:table-cell>
          <table:table-cell office:value-type="string">
            <text:p>Norwich &amp; Peterborough Building Society</text:p>
          </table:table-cell>
          <table:table-cell/>
          <table:table-cell table:style-name="ce1" office:value-type="date" office:date-value="2009-12-08">
            <text:p>08/12/09</text:p>
          </table:table-cell>
          <table:table-cell office:value-type="string">
            <text:p>New Conduit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DL</text:p>
          </table:table-cell>
          <table:table-cell office:value-type="string">
            <text:p>(01553)763388</text:p>
          </table:table-cell>
          <table:table-cell office:value-type="float" office:value="1060">
            <text:p>1060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1993-02-01">
            <text:p>01/02/93</text:p>
          </table:table-cell>
          <table:table-cell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Miss M. G. Hooker</text:p>
          </table:table-cell>
          <table:table-cell office:value-type="string">
            <text:p>The Filling Station</text:p>
          </table:table-cell>
          <table:table-cell office:value-type="float" office:value="136">
            <text:p>136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U</text:p>
          </table:table-cell>
          <table:table-cell office:value-type="string">
            <text:p>Maria Hooker</text:p>
          </table:table-cell>
          <table:table-cell/>
          <table:table-cell office:value-type="string">
            <text:p>EH1057612</text:p>
          </table:table-cell>
          <table:table-cell table:number-columns-repeated="8"/>
          <table:table-cell office:value-type="string">
            <text:p>(01553)772282</text:p>
          </table:table-cell>
          <table:table-cell office:value-type="float" office:value="98060">
            <text:p>9806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5-06-01">
            <text:p>01/06/05</text:p>
          </table:table-cell>
          <table:table-cell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Francis Wain Jewellers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R</text:p>
          </table:table-cell>
          <table:table-cell/>
          <table:table-cell office:value-type="string">
            <text:p>(01553)774499</text:p>
          </table:table-cell>
          <table:table-cell office:value-type="string">
            <text:p>EH0938798</text:p>
          </table:table-cell>
          <table:table-cell table:number-columns-repeated="9"/>
          <table:table-cell office:value-type="float" office:value="435">
            <text:p>435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1987-04-01">
            <text:p>01/04/87</text:p>
          </table:table-cell>
          <table:table-cell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King's Lynn Glass &amp; Trimming</text:p>
          </table:table-cell>
          <table:table-cell/>
          <table:table-cell office:value-type="string">
            <text:p>34-36A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H</text:p>
          </table:table-cell>
          <table:table-cell/>
          <table:table-cell office:value-type="string">
            <text:p>(01553)773531</text:p>
          </table:table-cell>
          <table:table-cell office:value-type="string">
            <text:p>EH0938901</text:p>
          </table:table-cell>
          <table:table-cell table:number-columns-repeated="9"/>
          <table:table-cell office:value-type="float" office:value="35">
            <text:p>35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1987-04-01">
            <text:p>01/04/87</text:p>
          </table:table-cell>
          <table:table-cell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A R &amp; J M Barton</text:p>
          </table:table-cell>
          <table:table-cell office:value-type="string">
            <text:p>t/as Van Pelt Butchers</text:p>
          </table:table-cell>
          <table:table-cell office:value-type="float" office:value="108">
            <text:p>108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Q</text:p>
          </table:table-cell>
          <table:table-cell office:value-type="string">
            <text:p>A.R. &amp; J. M. Barton</text:p>
          </table:table-cell>
          <table:table-cell office:value-type="string">
            <text:p>(01553)773536</text:p>
          </table:table-cell>
          <table:table-cell office:value-type="string">
            <text:p>EH2011442</text:p>
          </table:table-cell>
          <table:table-cell table:number-columns-repeated="9"/>
          <table:table-cell office:value-type="float" office:value="1918">
            <text:p>1918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3-04-01">
            <text:p>01/04/03</text:p>
          </table:table-cell>
          <table:table-cell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Palmer &amp; Palmer Coffee Roasters</text:p>
          </table:table-cell>
          <table:table-cell office:value-type="string">
            <text:p>P.O. Box 38</text:p>
          </table:table-cell>
          <table:table-cell table:number-columns-repeated="2"/>
          <table:table-cell office:value-type="string">
            <text:p>Wansford</text:p>
          </table:table-cell>
          <table:table-cell office:value-type="string">
            <text:p>Peterborough</text:p>
          </table:table-cell>
          <table:table-cell/>
          <table:table-cell office:value-type="string">
            <text:p>PE08 6NA</text:p>
          </table:table-cell>
          <table:table-cell/>
          <table:table-cell office:value-type="string">
            <text:p>(01733)238595</text:p>
          </table:table-cell>
          <table:table-cell office:value-type="string">
            <text:p>EH0939729</text:p>
          </table:table-cell>
          <table:table-cell table:number-columns-repeated="9"/>
          <table:table-cell office:value-type="float" office:value="572">
            <text:p>57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Silk Road Restaurant Ltd</text:p>
          </table:table-cell>
          <table:table-cell/>
          <table:table-cell office:value-type="string">
            <text:p>1A</text:p>
          </table:table-cell>
          <table:table-cell office:value-type="string">
            <text:p>Railway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NE</text:p>
          </table:table-cell>
          <table:table-cell/>
          <table:table-cell office:value-type="string">
            <text:p>(01553)770942</text:p>
          </table:table-cell>
          <table:table-cell office:value-type="string">
            <text:p>EH0939783</text:p>
          </table:table-cell>
          <table:table-cell table:number-columns-repeated="9"/>
          <table:table-cell office:value-type="float" office:value="137812">
            <text:p>13781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8-04-21">
            <text:p>21/04/08</text:p>
          </table:table-cell>
          <table:table-cell table:style-name="ce1" office:value-type="date" office:date-value="2009-05-15">
            <text:p>15/05/09</text:p>
          </table:table-cell>
        </table:table-row>
        <table:table-row table:style-name="ro2">
          <table:table-cell table:number-columns-repeated="21"/>
          <table:table-cell office:value-type="float" office:value="137812">
            <text:p>137812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 office:value-type="string">
            <text:p>G3/WK2</text:p>
          </table:table-cell>
          <table:table-cell table:number-columns-repeated="6"/>
          <table:table-cell office:value-type="date" office:date-value="2008-04-21">
            <text:p>21/04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2454">
            <text:p>15245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9-05-15">
            <text:p>15/05/09</text:p>
          </table:table-cell>
          <table:table-cell table:style-name="ce1" office:value-type="date" office:date-value="2009-07-07">
            <text:p>07/07/09</text:p>
          </table:table-cell>
        </table:table-row>
        <table:table-row table:style-name="ro2">
          <table:table-cell table:number-columns-repeated="21"/>
          <table:table-cell office:value-type="float" office:value="155459">
            <text:p>15545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9-07-07">
            <text:p>07/07/09</text:p>
          </table:table-cell>
          <table:table-cell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Flechane Ltd</text:p>
          </table:table-cell>
          <table:table-cell office:value-type="string">
            <text:p>T/As Simply Classic</text:p>
          </table:table-cell>
          <table:table-cell office:value-type="string">
            <text:p>3/3A</text:p>
          </table:table-cell>
          <table:table-cell office:value-type="string">
            <text:p>Railway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NE</text:p>
          </table:table-cell>
          <table:table-cell/>
          <table:table-cell office:value-type="string">
            <text:p>(01553)771001</text:p>
          </table:table-cell>
          <table:table-cell office:value-type="string">
            <text:p>EH0939792</text:p>
          </table:table-cell>
          <table:table-cell table:number-columns-repeated="9"/>
          <table:table-cell office:value-type="float" office:value="118016">
            <text:p>11801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6-10-11">
            <text:p>11/10/06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Globe Bowling Club</text:p>
          </table:table-cell>
          <table:table-cell table:number-columns-repeated="2"/>
          <table:table-cell office:value-type="string">
            <text:p>St. Johns Walk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NT</text:p>
          </table:table-cell>
          <table:table-cell office:value-type="string">
            <text:p>Mr B Venemore (Secretary)</text:p>
          </table:table-cell>
          <table:table-cell office:value-type="string">
            <text:p>(01553)765287</text:p>
          </table:table-cell>
          <table:table-cell office:value-type="string">
            <text:p>EH1030603</text:p>
          </table:table-cell>
          <table:table-cell table:number-columns-repeated="9"/>
          <table:table-cell office:value-type="float" office:value="145563">
            <text:p>145563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8-08-01">
            <text:p>01/08/08</text:p>
          </table:table-cell>
          <table:table-cell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Norfolk County Council</text:p>
          </table:table-cell>
          <table:table-cell office:value-type="string">
            <text:p>County Hall</text:p>
          </table:table-cell>
          <table:table-cell/>
          <table:table-cell office:value-type="string">
            <text:p>Martineau Lane</text:p>
          </table:table-cell>
          <table:table-cell/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1 2SF</text:p>
          </table:table-cell>
          <table:table-cell office:value-type="string">
            <text:p>Mr. David Williams</text:p>
          </table:table-cell>
          <table:table-cell office:value-type="string">
            <text:p>(01603)222717</text:p>
          </table:table-cell>
          <table:table-cell office:value-type="string">
            <text:p>EH2004320</text:p>
          </table:table-cell>
          <table:table-cell office:value-type="string">
            <text:p>Norfolk County Council</text:p>
          </table:table-cell>
          <table:table-cell office:value-type="string">
            <text:p>St. Margarets |House</text:p>
          </table:table-cell>
          <table:table-cell/>
          <table:table-cell office:value-type="string">
            <text:p>Saturday Market Plac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/>
          <table:table-cell office:value-type="string">
            <text:p>(01553)669273</text:p>
          </table:table-cell>
          <table:table-cell office:value-type="float" office:value="637">
            <text:p>63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2193">
            <text:p>2193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4-04-01">
            <text:p>01/04/04</text:p>
          </table:table-cell>
          <table:table-cell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Davis, Simpson &amp; Davis</text:p>
          </table:table-cell>
          <table:table-cell/>
          <table:table-cell office:value-type="string">
            <text:p>13A</text:p>
          </table:table-cell>
          <table:table-cell office:value-type="string">
            <text:p>St. Jame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DA</text:p>
          </table:table-cell>
          <table:table-cell/>
          <table:table-cell office:value-type="string">
            <text:p>(01553)761322</text:p>
          </table:table-cell>
          <table:table-cell office:value-type="string">
            <text:p>EH0934668</text:p>
          </table:table-cell>
          <table:table-cell table:number-columns-repeated="9"/>
          <table:table-cell office:value-type="float" office:value="108605">
            <text:p>10860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/>
          <table:table-cell office:value-type="string">
            <text:p>T1</text:p>
          </table:table-cell>
          <table:table-cell table:number-columns-repeated="4"/>
          <table:table-cell office:value-type="date" office:date-value="2005-06-09">
            <text:p>09/06/05</text:p>
          </table:table-cell>
          <table:table-cell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Messrs. Colin, Saeed, Ramasamy &amp; Patel</text:p>
          </table:table-cell>
          <table:table-cell office:value-type="string">
            <text:p>T/as Manton House Nursing Home</text:p>
          </table:table-cell>
          <table:table-cell table:style-name="ce1" office:value-type="date" office:date-value="2009-07-05">
            <text:p>05/07/09</text:p>
          </table:table-cell>
          <table:table-cell office:value-type="string">
            <text:p>Tennyson Avenu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QG</text:p>
          </table:table-cell>
          <table:table-cell/>
          <table:table-cell office:value-type="string">
            <text:p>(01553)766135</text:p>
          </table:table-cell>
          <table:table-cell office:value-type="string">
            <text:p>EH2017199</text:p>
          </table:table-cell>
          <table:table-cell table:number-columns-repeated="9"/>
          <table:table-cell office:value-type="float" office:value="95000">
            <text:p>9500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4-10-01">
            <text:p>01/10/04</text:p>
          </table:table-cell>
          <table:table-cell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Mick Culey</text:p>
          </table:table-cell>
          <table:table-cell table:number-columns-repeated="2"/>
          <table:table-cell office:value-type="string">
            <text:p>Tower Plac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DF</text:p>
          </table:table-cell>
          <table:table-cell/>
          <table:table-cell office:value-type="string">
            <text:p>(01553)773308</text:p>
          </table:table-cell>
          <table:table-cell office:value-type="string">
            <text:p>EH0947143</text:p>
          </table:table-cell>
          <table:table-cell table:number-columns-repeated="9"/>
          <table:table-cell office:value-type="float" office:value="558">
            <text:p>558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Mr B Evans</text:p>
          </table:table-cell>
          <table:table-cell office:value-type="string">
            <text:p>t/as Economy Flooring</text:p>
          </table:table-cell>
          <table:table-cell office:value-type="float" office:value="30">
            <text:p>30</text:p>
          </table:table-cell>
          <table:table-cell office:value-type="string">
            <text:p>Tower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BJ</text:p>
          </table:table-cell>
          <table:table-cell office:value-type="string">
            <text:p>Mr Barry Evans</text:p>
          </table:table-cell>
          <table:table-cell office:value-type="string">
            <text:p>(01553)762878</text:p>
          </table:table-cell>
          <table:table-cell office:value-type="string">
            <text:p>EH2025969</text:p>
          </table:table-cell>
          <table:table-cell table:number-columns-repeated="9"/>
          <table:table-cell office:value-type="float" office:value="126517">
            <text:p>12651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7-08-01">
            <text:p>01/08/07</text:p>
          </table:table-cell>
          <table:table-cell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Ward Gethin Solicitors</text:p>
          </table:table-cell>
          <table:table-cell/>
          <table:table-cell table:style-name="ce1" office:value-type="date" office:date-value="2009-12-08">
            <text:p>08/12/09</text:p>
          </table:table-cell>
          <table:table-cell office:value-type="string">
            <text:p>Tuesday Market Plac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JT</text:p>
          </table:table-cell>
          <table:table-cell table:number-columns-repeated="2"/>
          <table:table-cell office:value-type="string">
            <text:p>EH0940224</text:p>
          </table:table-cell>
          <table:table-cell table:number-columns-repeated="9"/>
          <table:table-cell office:value-type="float" office:value="130403">
            <text:p>130403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 office:value-type="string">
            <text:p>G3/WK2</text:p>
          </table:table-cell>
          <table:table-cell table:number-columns-repeated="6"/>
          <table:table-cell office:value-type="date" office:date-value="2007-10-15">
            <text:p>15/10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7429">
            <text:p>147429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2">
            <text:p>2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8-12-08">
            <text:p>08/12/08</text:p>
          </table:table-cell>
          <table:table-cell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Overtons Coachpainters</text:p>
          </table:table-cell>
          <table:table-cell office:value-type="string">
            <text:p>The Harbour Garage</text:p>
          </table:table-cell>
          <table:table-cell/>
          <table:table-cell office:value-type="string">
            <text:p>Wisbech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JL</text:p>
          </table:table-cell>
          <table:table-cell/>
          <table:table-cell office:value-type="string">
            <text:p>(01553)761774</text:p>
          </table:table-cell>
          <table:table-cell office:value-type="string">
            <text:p>EH1057533</text:p>
          </table:table-cell>
          <table:table-cell table:number-columns-repeated="9"/>
          <table:table-cell office:value-type="float" office:value="730">
            <text:p>730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1995-12-01">
            <text:p>01/12/95</text:p>
          </table:table-cell>
          <table:table-cell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C.T.S.Security Ltd</text:p>
          </table:table-cell>
          <table:table-cell office:value-type="string">
            <text:p>Southgates Corner</text:p>
          </table:table-cell>
          <table:table-cell/>
          <table:table-cell office:value-type="string">
            <text:p>Wisbech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JH</text:p>
          </table:table-cell>
          <table:table-cell/>
          <table:table-cell office:value-type="string">
            <text:p>(01553)765429</text:p>
          </table:table-cell>
          <table:table-cell office:value-type="string">
            <text:p>EH0975611</text:p>
          </table:table-cell>
          <table:table-cell table:number-columns-repeated="9"/>
          <table:table-cell office:value-type="float" office:value="2165">
            <text:p>216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4-04-01">
            <text:p>01/04/04</text:p>
          </table:table-cell>
          <table:table-cell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The White Horse Public House</text:p>
          </table:table-cell>
          <table:table-cell/>
          <table:table-cell office:value-type="float" office:value="9">
            <text:p>9</text:p>
          </table:table-cell>
          <table:table-cell office:value-type="string">
            <text:p>Woott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EZ</text:p>
          </table:table-cell>
          <table:table-cell office:value-type="string">
            <text:p>Mr. M. K. Hunter</text:p>
          </table:table-cell>
          <table:table-cell office:value-type="string">
            <text:p>(01553)763258</text:p>
          </table:table-cell>
          <table:table-cell office:value-type="string">
            <text:p>EH0940932</text:p>
          </table:table-cell>
          <table:table-cell table:number-columns-repeated="9"/>
          <table:table-cell office:value-type="float" office:value="798">
            <text:p>798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1987-04-15">
            <text:p>15/04/87</text:p>
          </table:table-cell>
          <table:table-cell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A.D.R. Auto's Ltd</text:p>
          </table:table-cell>
          <table:table-cell office:value-type="string">
            <text:p>Morleys Garage</text:p>
          </table:table-cell>
          <table:table-cell/>
          <table:table-cell office:value-type="string">
            <text:p>Wisbech Road</text:p>
          </table:table-cell>
          <table:table-cell office:value-type="string">
            <text:p>South Lyn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JS</text:p>
          </table:table-cell>
          <table:table-cell/>
          <table:table-cell office:value-type="string">
            <text:p>(01553)771331</text:p>
          </table:table-cell>
          <table:table-cell office:value-type="string">
            <text:p>EH0931596</text:p>
          </table:table-cell>
          <table:table-cell table:number-columns-repeated="10"/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The Castle Gate</text:p>
          </table:table-cell>
          <table:table-cell table:number-columns-repeated="2"/>
          <table:table-cell office:value-type="string">
            <text:p>Stocks Green</text:p>
          </table:table-cell>
          <table:table-cell office:value-type="string">
            <text:p>Castle Acr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2AE</text:p>
          </table:table-cell>
          <table:table-cell office:value-type="string">
            <text:p>Mr S Barnfield</text:p>
          </table:table-cell>
          <table:table-cell office:value-type="string">
            <text:p>(01760)755577</text:p>
          </table:table-cell>
          <table:table-cell office:value-type="string">
            <text:p>EH2003276</text:p>
          </table:table-cell>
          <table:table-cell table:number-columns-repeated="9"/>
          <table:table-cell office:value-type="float" office:value="97723">
            <text:p>97723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3</text:p>
          </table:table-cell>
          <table:table-cell table:number-columns-repeated="3"/>
          <table:table-cell office:value-type="date" office:date-value="2005-04-18">
            <text:p>18/04/05</text:p>
          </table:table-cell>
          <table:table-cell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Dang's Thai Restaurant</text:p>
          </table:table-cell>
          <table:table-cell/>
          <table:table-cell office:value-type="string">
            <text:p>51-53</text:p>
          </table:table-cell>
          <table:table-cell office:value-type="string">
            <text:p>Bridge Street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DW</text:p>
          </table:table-cell>
          <table:table-cell office:value-type="string">
            <text:p>P. D. Kittisak</text:p>
          </table:table-cell>
          <table:table-cell office:value-type="string">
            <text:p>(01366)388147</text:p>
          </table:table-cell>
          <table:table-cell office:value-type="string">
            <text:p>EH1143162</text:p>
          </table:table-cell>
          <table:table-cell table:number-columns-repeated="9"/>
          <table:table-cell office:value-type="float" office:value="1196">
            <text:p>1196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9</text:p>
          </table:table-cell>
          <table:table-cell table:number-columns-repeated="5"/>
          <table:table-cell office:value-type="date" office:date-value="1999-03-01">
            <text:p>01/03/99</text:p>
          </table:table-cell>
          <table:table-cell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Mr. G. Milton</text:p>
          </table:table-cell>
          <table:table-cell office:value-type="string">
            <text:p>Milton Butchers</text:p>
          </table:table-cell>
          <table:table-cell office:value-type="float" office:value="3">
            <text:p>3</text:p>
          </table:table-cell>
          <table:table-cell office:value-type="string">
            <text:p>Congham Road</text:p>
          </table:table-cell>
          <table:table-cell office:value-type="string">
            <text:p>Grims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DW</text:p>
          </table:table-cell>
          <table:table-cell/>
          <table:table-cell office:value-type="string">
            <text:p>(01485)600216</text:p>
          </table:table-cell>
          <table:table-cell office:value-type="string">
            <text:p>EH1047290</text:p>
          </table:table-cell>
          <table:table-cell table:number-columns-repeated="9"/>
          <table:table-cell office:value-type="float" office:value="706">
            <text:p>706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4</text:p>
          </table:table-cell>
          <table:table-cell table:number-columns-repeated="2"/>
          <table:table-cell office:value-type="date" office:date-value="1995-09-01">
            <text:p>01/09/95</text:p>
          </table:table-cell>
          <table:table-cell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System Three Business Solutions Ltd</text:p>
          </table:table-cell>
          <table:table-cell office:value-type="string">
            <text:p>The Old Mill</text:p>
          </table:table-cell>
          <table:table-cell/>
          <table:table-cell office:value-type="string">
            <text:p>Litcham Road</text:p>
          </table:table-cell>
          <table:table-cell office:value-type="string">
            <text:p>Gay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PQ</text:p>
          </table:table-cell>
          <table:table-cell/>
          <table:table-cell office:value-type="string">
            <text:p>(01553)636702</text:p>
          </table:table-cell>
          <table:table-cell office:value-type="string">
            <text:p>EH1006982</text:p>
          </table:table-cell>
          <table:table-cell table:number-columns-repeated="9"/>
          <table:table-cell office:value-type="float" office:value="136594">
            <text:p>136594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3</text:p>
          </table:table-cell>
          <table:table-cell table:number-columns-repeated="2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594">
            <text:p>136594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: except Xmas/New Year weeks</text:p>
          </table:table-cell>
          <table:table-cell table:number-columns-repeated="4"/>
          <table:table-cell office:value-type="string">
            <text:p>R5/WK2</text:p>
          </table:table-cell>
          <table:table-cell table:number-columns-repeated="2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Mr. R. Molyneux</text:p>
          </table:table-cell>
          <table:table-cell office:value-type="string">
            <text:p>The Village Store</text:p>
          </table:table-cell>
          <table:table-cell/>
          <table:table-cell office:value-type="string">
            <text:p>Station Road</text:p>
          </table:table-cell>
          <table:table-cell office:value-type="string">
            <text:p>Gt. Mas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2HY</text:p>
          </table:table-cell>
          <table:table-cell/>
          <table:table-cell office:value-type="string">
            <text:p>(01485)520272</text:p>
          </table:table-cell>
          <table:table-cell office:value-type="string">
            <text:p>EH1129216</text:p>
          </table:table-cell>
          <table:table-cell table:number-columns-repeated="9"/>
          <table:table-cell office:value-type="float" office:value="1045">
            <text:p>1045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3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North Wootton Village Hall</text:p>
          </table:table-cell>
          <table:table-cell office:value-type="string">
            <text:p>c/o Mr N Cesar (Hon.Treasuruer)</text:p>
          </table:table-cell>
          <table:table-cell office:value-type="float" office:value="40">
            <text:p>40</text:p>
          </table:table-cell>
          <table:table-cell office:value-type="string">
            <text:p>Woodland Gardens</text:p>
          </table:table-cell>
          <table:table-cell office:value-type="string">
            <text:p>Nor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PX</text:p>
          </table:table-cell>
          <table:table-cell table:number-columns-repeated="2"/>
          <table:table-cell office:value-type="string">
            <text:p>EH0945419</text:p>
          </table:table-cell>
          <table:table-cell table:number-columns-repeated="9"/>
          <table:table-cell office:value-type="float" office:value="567">
            <text:p>567</text:p>
          </table:table-cell>
          <table:table-cell office:value-type="string">
            <text:p>Schd 2.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West Norfolk Rugby Club</text:p>
          </table:table-cell>
          <table:table-cell office:value-type="string">
            <text:p>c/o Mr. A. C. Dodds FCA</text:p>
          </table:table-cell>
          <table:table-cell office:value-type="float" office:value="26">
            <text:p>26</text:p>
          </table:table-cell>
          <table:table-cell office:value-type="string">
            <text:p>King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HJ</text:p>
          </table:table-cell>
          <table:table-cell/>
          <table:table-cell office:value-type="string">
            <text:p>(01553)631307</text:p>
          </table:table-cell>
          <table:table-cell office:value-type="string">
            <text:p>EH0941167</text:p>
          </table:table-cell>
          <table:table-cell office:value-type="string">
            <text:p>West Norfolk Rugby Club</text:p>
          </table:table-cell>
          <table:table-cell table:number-columns-repeated="2"/>
          <table:table-cell office:value-type="string">
            <text:p>Gate House Lane</text:p>
          </table:table-cell>
          <table:table-cell office:value-type="string">
            <text:p>Nor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RJ</text:p>
          </table:table-cell>
          <table:table-cell/>
          <table:table-cell office:value-type="float" office:value="93718">
            <text:p>93718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5-02-01">
            <text:p>01/02/05</text:p>
          </table:table-cell>
          <table:table-cell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Hansatech Instruments Ltd</text:p>
          </table:table-cell>
          <table:table-cell office:value-type="string">
            <text:p>Stud Farm</text:p>
          </table:table-cell>
          <table:table-cell/>
          <table:table-cell office:value-type="string">
            <text:p>Narborough Road</text:p>
          </table:table-cell>
          <table:table-cell office:value-type="string">
            <text:p>Pentney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JL</text:p>
          </table:table-cell>
          <table:table-cell/>
          <table:table-cell office:value-type="string">
            <text:p>(01760)338877</text:p>
          </table:table-cell>
          <table:table-cell office:value-type="string">
            <text:p>EH0935592</text:p>
          </table:table-cell>
          <table:table-cell table:number-columns-repeated="9"/>
          <table:table-cell office:value-type="float" office:value="997">
            <text:p>997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3</text:p>
          </table:table-cell>
          <table:table-cell table:number-columns-repeated="3"/>
          <table:table-cell office:value-type="date" office:date-value="1991-11-25">
            <text:p>25/11/91</text:p>
          </table:table-cell>
          <table:table-cell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South Wootton Parish Council</text:p>
          </table:table-cell>
          <table:table-cell office:value-type="string">
            <text:p>The Parish Office </text:p>
          </table:table-cell>
          <table:table-cell/>
          <table:table-cell office:value-type="string">
            <text:p>Church Lane</text:p>
          </table:table-cell>
          <table:table-cell office:value-type="string">
            <text:p>Sou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LJ</text:p>
          </table:table-cell>
          <table:table-cell table:number-columns-repeated="2"/>
          <table:table-cell office:value-type="string">
            <text:p>EH0941255</text:p>
          </table:table-cell>
          <table:table-cell/>
          <table:table-cell office:value-type="string">
            <text:p>Village Hall</text:p>
          </table:table-cell>
          <table:table-cell/>
          <table:table-cell office:value-type="string">
            <text:p>Church Lane</text:p>
          </table:table-cell>
          <table:table-cell office:value-type="string">
            <text:p>Sou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LJ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1994-04-01">
            <text:p>01/04/94</text:p>
          </table:table-cell>
          <table:table-cell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Woodlands Residential Home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Grimston Road</text:p>
          </table:table-cell>
          <table:table-cell office:value-type="string">
            <text:p>Sou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HU</text:p>
          </table:table-cell>
          <table:table-cell/>
          <table:table-cell office:value-type="string">
            <text:p>(01553)672076</text:p>
          </table:table-cell>
          <table:table-cell office:value-type="string">
            <text:p>EH0947374</text:p>
          </table:table-cell>
          <table:table-cell table:number-columns-repeated="9"/>
          <table:table-cell office:value-type="float" office:value="156474">
            <text:p>156474</text:p>
          </table:table-cell>
          <table:table-cell office:value-type="string">
            <text:p>Schd.2.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/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2"/>
          <table:table-cell office:value-type="date" office:date-value="2007-10-11">
            <text:p>11/10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5943">
            <text:p>125943</text:p>
          </table:table-cell>
          <table:table-cell office:value-type="string">
            <text:p>Schd 2.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7-07-26">
            <text:p>26/07/07</text:p>
          </table:table-cell>
          <table:table-cell/>
        </table:table-row>
        <table:table-row table:style-name="ro1">
          <table:table-cell table:number-columns-repeated="21"/>
          <table:table-cell office:value-type="float" office:value="127793">
            <text:p>127793</text:p>
          </table:table-cell>
          <table:table-cell office:value-type="string">
            <text:p>Sch.2 Re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2, 1100-15 x 25, CWTN 2</text:p>
          </table:table-cell>
          <table:table-cell office:value-type="string">
            <text:p>50 empties: Weekly except Xmas &amp; New Year weeks</text:p>
          </table:table-cell>
          <table:table-cell table:number-columns-repeated="3"/>
          <table:table-cell office:value-type="string">
            <text:p>G3/WK1</text:p>
            <text:p>R3/WK2</text:p>
          </table:table-cell>
          <table:table-cell table:number-columns-repeated="3"/>
          <table:table-cell office:value-type="date" office:date-value="2007-07-26">
            <text:p>26/07/07</text:p>
          </table:table-cell>
          <table:table-cell/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Eagles Golf &amp; Tennis Centre Ltd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School Road</text:p>
          </table:table-cell>
          <table:table-cell office:value-type="string">
            <text:p>Tilney All Saints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RS</text:p>
          </table:table-cell>
          <table:table-cell/>
          <table:table-cell office:value-type="string">
            <text:p>(01553)827147</text:p>
          </table:table-cell>
          <table:table-cell office:value-type="string">
            <text:p>EH0942286</text:p>
          </table:table-cell>
          <table:table-cell table:number-columns-repeated="9"/>
          <table:table-cell office:value-type="float" office:value="43">
            <text:p>4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7</text:p>
          </table:table-cell>
          <table:table-cell table:number-columns-repeated="3"/>
          <table:table-cell office:value-type="date" office:date-value="1994-04-01">
            <text:p>01/04/94</text:p>
          </table:table-cell>
          <table:table-cell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Burman House</text:p>
          </table:table-cell>
          <table:table-cell table:number-columns-repeated="2"/>
          <table:table-cell office:value-type="string">
            <text:p>Mill Road</text:p>
          </table:table-cell>
          <table:table-cell office:value-type="string">
            <text:p>Terrington St. John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SF</text:p>
          </table:table-cell>
          <table:table-cell/>
          <table:table-cell office:value-type="string">
            <text:p>(01945)880464</text:p>
          </table:table-cell>
          <table:table-cell office:value-type="string">
            <text:p>EH0943554</text:p>
          </table:table-cell>
          <table:table-cell table:number-columns-repeated="9"/>
          <table:table-cell office:value-type="float" office:value="103904">
            <text:p>103904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7</text:p>
          </table:table-cell>
          <table:table-cell table:number-columns-repeated="3"/>
          <table:table-cell office:value-type="date" office:date-value="2005-10-01">
            <text:p>01/10/05</text:p>
          </table:table-cell>
          <table:table-cell/>
        </table:table-row>
        <table:table-row table:style-name="ro2">
          <table:table-cell table:number-columns-repeated="21"/>
          <table:table-cell office:value-type="string">
            <text:p>103904A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7</text:p>
          </table:table-cell>
          <table:table-cell table:number-columns-repeated="3"/>
          <table:table-cell office:value-type="date" office:date-value="2005-10-01">
            <text:p>01/10/05</text:p>
          </table:table-cell>
          <table:table-cell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K.G.B. Transport Ltd</text:p>
          </table:table-cell>
          <table:table-cell office:value-type="string">
            <text:p>Copperfield</text:p>
          </table:table-cell>
          <table:table-cell/>
          <table:table-cell office:value-type="string">
            <text:p>St. Johns Road</text:p>
          </table:table-cell>
          <table:table-cell office:value-type="string">
            <text:p>Tilney St. Lawrenc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QL</text:p>
          </table:table-cell>
          <table:table-cell/>
          <table:table-cell office:value-type="string">
            <text:p>(01945)880717</text:p>
          </table:table-cell>
          <table:table-cell office:value-type="string">
            <text:p>EH0947152</text:p>
          </table:table-cell>
          <table:table-cell table:number-columns-repeated="9"/>
          <table:table-cell office:value-type="float" office:value="101218">
            <text:p>101218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26, CWTN-1</text:p>
          </table:table-cell>
          <table:table-cell office:value-type="string">
            <text:p>26 empties: Fortnightly</text:p>
          </table:table-cell>
          <table:table-cell table:number-columns-repeated="3"/>
          <table:table-cell office:value-type="string">
            <text:p>D7/WK1</text:p>
          </table:table-cell>
          <table:table-cell table:number-columns-repeated="3"/>
          <table:table-cell office:value-type="date" office:date-value="2005-08-01">
            <text:p>01/08/05</text:p>
          </table:table-cell>
          <table:table-cell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Terrington St. Clement Village Hall</text:p>
          </table:table-cell>
          <table:table-cell office:value-type="string">
            <text:p>c/o Mr. W I Sherwood(Treasurer)</text:p>
          </table:table-cell>
          <table:table-cell office:value-type="float" office:value="4">
            <text:p>4</text:p>
          </table:table-cell>
          <table:table-cell office:value-type="string">
            <text:p>Lovell Way</text:p>
          </table:table-cell>
          <table:table-cell office:value-type="string">
            <text:p>Terrington St. Clemen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WG</text:p>
          </table:table-cell>
          <table:table-cell table:number-columns-repeated="2"/>
          <table:table-cell office:value-type="string">
            <text:p>EH0941361</text:p>
          </table:table-cell>
          <table:table-cell/>
          <table:table-cell office:value-type="string">
            <text:p>Village Hall</text:p>
          </table:table-cell>
          <table:table-cell/>
          <table:table-cell office:value-type="string">
            <text:p>Churchgate Way</text:p>
          </table:table-cell>
          <table:table-cell office:value-type="string">
            <text:p>Terrington St Clemen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LZ</text:p>
          </table:table-cell>
          <table:table-cell office:value-type="string">
            <text:p>(01553)829509</text:p>
          </table:table-cell>
          <table:table-cell office:value-type="float" office:value="614">
            <text:p>614</text:p>
          </table:table-cell>
          <table:table-cell office:value-type="string">
            <text:p>Schd.2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D4</text:p>
          </table:table-cell>
          <table:table-cell table:number-columns-repeated="6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William Burt Social Club</text:p>
          </table:table-cell>
          <table:table-cell table:number-columns-repeated="2"/>
          <table:table-cell office:value-type="string">
            <text:p>Watering Lane</text:p>
          </table:table-cell>
          <table:table-cell office:value-type="string">
            <text:p>West Winch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0JY</text:p>
          </table:table-cell>
          <table:table-cell/>
          <table:table-cell office:value-type="string">
            <text:p>(01553)841542</text:p>
          </table:table-cell>
          <table:table-cell office:value-type="string">
            <text:p>EH0943590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office:value-type="string">
            <text:p>D3</text:p>
          </table:table-cell>
          <table:table-cell table:number-columns-repeated="6"/>
          <table:table-cell office:value-type="date" office:date-value="2004-02-01">
            <text:p>01/02/04</text:p>
          </table:table-cell>
          <table:table-cell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West Winch Village Store</text:p>
          </table:table-cell>
          <table:table-cell/>
          <table:table-cell office:value-type="float" office:value="212">
            <text:p>212</text:p>
          </table:table-cell>
          <table:table-cell office:value-type="string">
            <text:p>Main Road</text:p>
          </table:table-cell>
          <table:table-cell office:value-type="string">
            <text:p>West Winch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0NP</text:p>
          </table:table-cell>
          <table:table-cell office:value-type="string">
            <text:p>Mr P Patel</text:p>
          </table:table-cell>
          <table:table-cell office:value-type="string">
            <text:p>(01553)840243</text:p>
          </table:table-cell>
          <table:table-cell office:value-type="string">
            <text:p>EH2013891</text:p>
          </table:table-cell>
          <table:table-cell table:number-columns-repeated="9"/>
          <table:table-cell office:value-type="float" office:value="103693">
            <text:p>103693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D3</text:p>
          </table:table-cell>
          <table:table-cell table:number-columns-repeated="6"/>
          <table:table-cell office:value-type="date" office:date-value="2005-04-01">
            <text:p>01/04/05</text:p>
          </table:table-cell>
          <table:table-cell table:style-name="ce1" office:value-type="date" office:date-value="2009-04-20">
            <text:p>20/04/09</text:p>
          </table:table-cell>
        </table:table-row>
        <table:table-row table:style-name="ro2">
          <table:table-cell table:number-columns-repeated="21"/>
          <table:table-cell office:value-type="float" office:value="151786">
            <text:p>151786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 office:value-type="string">
            <text:p>D3</text:p>
          </table:table-cell>
          <table:table-cell table:number-columns-repeated="6"/>
          <table:table-cell office:value-type="date" office:date-value="2009-04-21">
            <text:p>21/04/09</text:p>
          </table:table-cell>
          <table:table-cell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C. H. Cook (Wisbech) Ltd</text:p>
          </table:table-cell>
          <table:table-cell office:value-type="string">
            <text:p>Cooks The Butchers</text:p>
          </table:table-cell>
          <table:table-cell office:value-type="float" office:value="14">
            <text:p>14</text:p>
          </table:table-cell>
          <table:table-cell office:value-type="string">
            <text:p>School Road</text:p>
          </table:table-cell>
          <table:table-cell office:value-type="string">
            <text:p>West Walton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ES</text:p>
          </table:table-cell>
          <table:table-cell/>
          <table:table-cell office:value-type="string">
            <text:p>(01945)583549</text:p>
          </table:table-cell>
          <table:table-cell office:value-type="string">
            <text:p>EH0947240</text:p>
          </table:table-cell>
          <table:table-cell table:number-columns-repeated="9"/>
          <table:table-cell office:value-type="float" office:value="479">
            <text:p>479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7</text:p>
          </table:table-cell>
          <table:table-cell table:number-columns-repeated="5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Youth Hostel Association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Avenue Road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BW</text:p>
          </table:table-cell>
          <table:table-cell/>
          <table:table-cell office:value-type="string">
            <text:p>(01485)532061</text:p>
          </table:table-cell>
          <table:table-cell office:value-type="string">
            <text:p>EH1008810</text:p>
          </table:table-cell>
          <table:table-cell table:number-columns-repeated="10"/>
          <table:table-cell office:value-type="string">
            <text:p>Sch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table:number-columns-repeated="21"/>
          <table:table-cell office:value-type="float" office:value="125356">
            <text:p>125356</text:p>
          </table:table-cell>
          <table:table-cell office:value-type="string">
            <text:p>Schd.2 Re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2, CWTN-2</text:p>
          </table:table-cell>
          <table:table-cell office:value-type="string">
            <text:p>Fortnightly: except Xmas/New Year weeks</text:p>
          </table:table-cell>
          <table:table-cell office:value-type="string">
            <text:p>R2 WK1</text:p>
          </table:table-cell>
          <table:table-cell table:number-columns-repeated="6"/>
          <table:table-cell office:value-type="date" office:date-value="2007-06-01">
            <text:p>01/06/07</text:p>
          </table:table-cell>
          <table:table-cell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Mr S W Nunn</text:p>
          </table:table-cell>
          <table:table-cell office:value-type="string">
            <text:p>Vegas Amusements</text:p>
          </table:table-cell>
          <table:table-cell/>
          <table:table-cell office:value-type="string">
            <text:p>South Beach Road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LA</text:p>
          </table:table-cell>
          <table:table-cell office:value-type="string">
            <text:p>Mr S W Nunn</text:p>
          </table:table-cell>
          <table:table-cell office:value-type="string">
            <text:p>(01485)533049</text:p>
          </table:table-cell>
          <table:table-cell office:value-type="string">
            <text:p>EH0950628</text:p>
          </table:table-cell>
          <table:table-cell office:value-type="string">
            <text:p>Vegas Caravan Site</text:p>
          </table:table-cell>
          <table:table-cell table:number-columns-repeated="2"/>
          <table:table-cell office:value-type="string">
            <text:p>South Beach Road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LA</text:p>
          </table:table-cell>
          <table:table-cell/>
          <table:table-cell office:value-type="float" office:value="110167">
            <text:p>110167</text:p>
          </table:table-cell>
          <table:table-cell office:value-type="string">
            <text:p>Schd.2. 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3, 660-4 x 30, CWTN-1</text:p>
          </table:table-cell>
          <table:table-cell office:value-type="string">
            <text:p>One empty per week: 1 April - 31 October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6-04-01">
            <text:p>01/04/06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AMG Leisure Ltd</text:p>
          </table:table-cell>
          <table:table-cell/>
          <table:table-cell office:value-type="string">
            <text:p>Units 2 &amp; 3</text:p>
          </table:table-cell>
          <table:table-cell office:value-type="string">
            <text:p>The Sidings</text:p>
          </table:table-cell>
          <table:table-cell office:value-type="string">
            <text:p>Melmerby</text:p>
          </table:table-cell>
          <table:table-cell office:value-type="string">
            <text:p>Ripon</text:p>
          </table:table-cell>
          <table:table-cell/>
          <table:table-cell office:value-type="string">
            <text:p>HG4 5EX</text:p>
          </table:table-cell>
          <table:table-cell office:value-type="string">
            <text:p>Mr T Bowman</text:p>
          </table:table-cell>
          <table:table-cell office:value-type="string">
            <text:p>(07854)516744</text:p>
          </table:table-cell>
          <table:table-cell office:value-type="string">
            <text:p>EH2028112</text:p>
          </table:table-cell>
          <table:table-cell office:value-type="string">
            <text:p>Beach Plaza</text:p>
          </table:table-cell>
          <table:table-cell table:number-columns-repeated="2"/>
          <table:table-cell office:value-type="string">
            <text:p>Beach Terrace Road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BQ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4 x 22, CWTN-1</text:p>
          </table:table-cell>
          <table:table-cell office:value-type="string">
            <text:p>Weekly emptying all year (52 empties)</text:p>
            <text:p>Additional <text:s/>Weekly Emptying 1 May -30 Sept (22 empties)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1994-04-01">
            <text:p>01/04/94</text:p>
          </table:table-cell>
          <table:table-cell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Paris Print &amp; Design</text:p>
          </table:table-cell>
          <table:table-cell table:number-columns-repeated="2"/>
          <table:table-cell office:value-type="string">
            <text:p>Crescent Lan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BX</text:p>
          </table:table-cell>
          <table:table-cell table:number-columns-repeated="2"/>
          <table:table-cell office:value-type="string">
            <text:p>EH0981204</text:p>
          </table:table-cell>
          <table:table-cell table:number-columns-repeated="9"/>
          <table:table-cell office:value-type="float" office:value="122881">
            <text:p>12288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Krusty Loaf Lt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rescent Road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BU</text:p>
          </table:table-cell>
          <table:table-cell office:value-type="string">
            <text:p>Mr P S Henry</text:p>
          </table:table-cell>
          <table:table-cell office:value-type="string">
            <text:p>(01485)533457</text:p>
          </table:table-cell>
          <table:table-cell office:value-type="string">
            <text:p>EH0931064</text:p>
          </table:table-cell>
          <table:table-cell table:number-columns-repeated="9"/>
          <table:table-cell office:value-type="float" office:value="151228">
            <text:p>15122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/>
          <table:table-cell office:value-type="string">
            <text:p>T2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21"/>
          <table:table-cell office:value-type="float" office:value="136519">
            <text:p>136519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 office:value-type="string">
            <text:p>R2 WK1</text:p>
          </table:table-cell>
          <table:table-cell table:number-columns-repeated="6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Borough Council of KL&amp;WN</text:p>
          </table:table-cell>
          <table:table-cell office:value-type="string">
            <text:p>Tourist Information Centre, Town Hall</text:p>
          </table:table-cell>
          <table:table-cell/>
          <table:table-cell office:value-type="string">
            <text:p>The Green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BQ</text:p>
          </table:table-cell>
          <table:table-cell/>
          <table:table-cell office:value-type="string">
            <text:p>(01485)535150</text:p>
          </table:table-cell>
          <table:table-cell office:value-type="string">
            <text:p>EH0951303</text:p>
          </table:table-cell>
          <table:table-cell office:value-type="string">
            <text:p>B.C.K.L.W.N</text:p>
          </table:table-cell>
          <table:table-cell office:value-type="string">
            <text:p>Oasis Leisure Centre</text:p>
          </table:table-cell>
          <table:table-cell/>
          <table:table-cell office:value-type="string">
            <text:p>Seagate Road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</text:p>
          </table:table-cell>
          <table:table-cell table:number-columns-repeated="2"/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30. CWTN-1</text:p>
          </table:table-cell>
          <table:table-cell office:value-type="string">
            <text:p>One empty per week: 1 April - 31 October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East Of England <text:s/>Ambulance NHS Trust</text:p>
          </table:table-cell>
          <table:table-cell office:value-type="string">
            <text:p>East of England Ambulance NHS Trust</text:p>
          </table:table-cell>
          <table:table-cell office:value-type="string">
            <text:p>Ambulance Headquarters</text:p>
          </table:table-cell>
          <table:table-cell office:value-type="string">
            <text:p>Hospital Lane</text:p>
          </table:table-cell>
          <table:table-cell office:value-type="string">
            <text:p>Hellesdon</text:p>
          </table:table-cell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6 5NA</text:p>
          </table:table-cell>
          <table:table-cell table:number-columns-repeated="2"/>
          <table:table-cell office:value-type="string">
            <text:p>EH0952291</text:p>
          </table:table-cell>
          <table:table-cell/>
          <table:table-cell office:value-type="string">
            <text:p>Ambulance Station</text:p>
          </table:table-cell>
          <table:table-cell/>
          <table:table-cell office:value-type="string">
            <text:p>King's Lynn Road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</text:p>
          </table:table-cell>
          <table:table-cell/>
          <table:table-cell office:value-type="float" office:value="421">
            <text:p>421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Lincoln Lodg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ncoln Squar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DL</text:p>
          </table:table-cell>
          <table:table-cell office:value-type="string">
            <text:p>Brian James Poore</text:p>
          </table:table-cell>
          <table:table-cell office:value-type="string">
            <text:p>(01485)534570</text:p>
          </table:table-cell>
          <table:table-cell office:value-type="string">
            <text:p>EH0948527</text:p>
          </table:table-cell>
          <table:table-cell table:number-columns-repeated="9"/>
          <table:table-cell office:value-type="float" office:value="110958">
            <text:p>110958</text:p>
          </table:table-cell>
          <table:table-cell office:value-type="string">
            <text:p>Schd.2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770-2 x 2, CWTN-1</text:p>
          </table:table-cell>
          <table:table-cell office:value-type="string">
            <text:p>Three empties per week</text:p>
          </table:table-cell>
          <table:table-cell office:value-type="string">
            <text:p>T2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1</text:p>
          </table:table-cell>
          <table:table-cell table:number-columns-repeated="2"/>
          <table:table-cell office:value-type="date" office:date-value="2006-04-24">
            <text:p>24/04/06</text:p>
          </table:table-cell>
          <table:table-cell/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China Garden House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orthgate Precinct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EA</text:p>
          </table:table-cell>
          <table:table-cell/>
          <table:table-cell office:value-type="string">
            <text:p>(01485)532023</text:p>
          </table:table-cell>
          <table:table-cell office:value-type="string">
            <text:p>EH1008227</text:p>
          </table:table-cell>
          <table:table-cell table:number-columns-repeated="9"/>
          <table:table-cell office:value-type="float" office:value="1287">
            <text:p>1287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1999-11-01">
            <text:p>01/11/99</text:p>
          </table:table-cell>
          <table:table-cell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The Northgate Indian Restaurant</text:p>
          </table:table-cell>
          <table:table-cell/>
          <table:table-cell table:style-name="ce1" office:value-type="date" office:date-value="2009-09-08">
            <text:p>08/09/09</text:p>
          </table:table-cell>
          <table:table-cell office:value-type="string">
            <text:p>Northgate Precinct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EA</text:p>
          </table:table-cell>
          <table:table-cell/>
          <table:table-cell office:value-type="string">
            <text:p>(01485)535005</text:p>
          </table:table-cell>
          <table:table-cell office:value-type="string">
            <text:p>EH1026285</text:p>
          </table:table-cell>
          <table:table-cell table:number-columns-repeated="9"/>
          <table:table-cell office:value-type="float" office:value="322">
            <text:p>32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1994-11-01">
            <text:p>01/11/94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Caley Hall Hotel Ltd</text:p>
          </table:table-cell>
          <table:table-cell table:number-columns-repeated="2"/>
          <table:table-cell office:value-type="string">
            <text:p>Old Hunstanton Road</text:p>
          </table:table-cell>
          <table:table-cell/>
          <table:table-cell office:value-type="string">
            <text:p>Old Hunstanton</text:p>
          </table:table-cell>
          <table:table-cell office:value-type="string">
            <text:p>Norfolk</text:p>
          </table:table-cell>
          <table:table-cell office:value-type="string">
            <text:p>PE36 6HH</text:p>
          </table:table-cell>
          <table:table-cell office:value-type="string">
            <text:p>Arran &amp; Jo Jamieson</text:p>
          </table:table-cell>
          <table:table-cell office:value-type="string">
            <text:p>(01485)533486</text:p>
          </table:table-cell>
          <table:table-cell office:value-type="string">
            <text:p>EH0950664</text:p>
          </table:table-cell>
          <table:table-cell table:number-columns-repeated="9"/>
          <table:table-cell office:value-type="float" office:value="122714">
            <text:p>12271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4 x 36, CWTN-1</text:p>
          </table:table-cell>
          <table:table-cell office:value-type="string">
            <text:p>One empty per week plus additional weekly emptying:</text:p>
            <text:p>1 April - 10 November and 01-31 March</text:p>
          </table:table-cell>
          <table:table-cell office:value-type="string">
            <text:p>D1</text:p>
          </table:table-cell>
          <table:table-cell table:number-columns-repeated="3"/>
          <table:table-cell office:value-type="string">
            <text:p>T2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4929">
            <text:p>134929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 office:value-type="string">
            <text:p>R1 WK1</text:p>
          </table:table-cell>
          <table:table-cell table:number-columns-repeated="6"/>
          <table:table-cell office:value-type="date" office:date-value="2008-02-05">
            <text:p>05/02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1038">
            <text:p>151038</text:p>
          </table:table-cell>
          <table:table-cell office:value-type="string">
            <text:p>Glass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G-1, CWTN-5</text:p>
          </table:table-cell>
          <table:table-cell office:value-type="string">
            <text:p>One empty per week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Vegas Amusements Arcade</text:p>
          </table:table-cell>
          <table:table-cell table:number-columns-repeated="2"/>
          <table:table-cell office:value-type="string">
            <text:p>South Beach Road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BA</text:p>
          </table:table-cell>
          <table:table-cell office:value-type="string">
            <text:p>Mr. S. W. Nunn</text:p>
          </table:table-cell>
          <table:table-cell office:value-type="string">
            <text:p>(01485)533049</text:p>
          </table:table-cell>
          <table:table-cell office:value-type="string">
            <text:p>EH0950628</text:p>
          </table:table-cell>
          <table:table-cell table:number-columns-repeated="9"/>
          <table:table-cell office:value-type="float" office:value="106185">
            <text:p>106185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5-12-01">
            <text:p>01/12/05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Triangle Amusements Ltd</text:p>
          </table:table-cell>
          <table:table-cell office:value-type="string">
            <text:p>Unit 4</text:p>
          </table:table-cell>
          <table:table-cell/>
          <table:table-cell office:value-type="string">
            <text:p>Garrood Drive</text:p>
          </table:table-cell>
          <table:table-cell/>
          <table:table-cell office:value-type="string">
            <text:p>Fakenham</text:p>
          </table:table-cell>
          <table:table-cell office:value-type="string">
            <text:p>Norfolk</text:p>
          </table:table-cell>
          <table:table-cell table:number-columns-repeated="3"/>
          <table:table-cell office:value-type="string">
            <text:p>EH0943697</text:p>
          </table:table-cell>
          <table:table-cell office:value-type="string">
            <text:p>Triangle Amusements Ltd</text:p>
          </table:table-cell>
          <table:table-cell office:value-type="string">
            <text:p>Rainbow Amusement Park</text:p>
          </table:table-cell>
          <table:table-cell/>
          <table:table-cell office:value-type="string">
            <text:p>Seagate Road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</text:p>
          </table:table-cell>
          <table:table-cell office:value-type="string">
            <text:p>(01485)532340</text:p>
          </table:table-cell>
          <table:table-cell office:value-type="float" office:value="2181">
            <text:p>2181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70, CWTN -1</text:p>
          </table:table-cell>
          <table:table-cell office:value-type="string">
            <text:p>One empty per week :1 April - 31 October plus additional</text:p>
            <text:p>weekly emptying 5-19th March ,May Bank Holidays and <text:s/>1st July - 1st September (70 empties in total)</text:p>
          </table:table-cell>
          <table:table-cell office:value-type="string">
            <text:p>T2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1</text:p>
          </table:table-cell>
          <table:table-cell table:number-columns-repeated="2"/>
          <table:table-cell office:value-type="date" office:date-value="2004-04-01">
            <text:p>01/04/04</text:p>
          </table:table-cell>
          <table:table-cell/>
        </table:table-row>
        <table:table-row table:style-name="ro1">
          <table:table-cell table:number-columns-repeated="21"/>
          <table:table-cell office:value-type="float" office:value="2182">
            <text:p>218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70,</text:p>
          </table:table-cell>
          <table:table-cell office:value-type="string">
            <text:p>One empty per week :1 April - 31 October plus additional</text:p>
            <text:p>weekly emptying 5-19th March ,May Bank Holidays and <text:s/>1st July - 1st September (70 empties in total)</text:p>
          </table:table-cell>
          <table:table-cell office:value-type="string">
            <text:p>T2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1</text:p>
          </table:table-cell>
          <table:table-cell table:number-columns-repeated="2"/>
          <table:table-cell office:value-type="date" office:date-value="2004-04-01">
            <text:p>01/04/04</text:p>
          </table:table-cell>
          <table:table-cell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Borough Council of King's Lynn &amp; West Norfolk</text:p>
          </table:table-cell>
          <table:table-cell office:value-type="string">
            <text:p>Princess Theatre</text:p>
          </table:table-cell>
          <table:table-cell/>
          <table:table-cell office:value-type="string">
            <text:p>The Green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/>
          <table:table-cell office:value-type="string">
            <text:p>Nicola Rippengill</text:p>
          </table:table-cell>
          <table:table-cell office:value-type="string">
            <text:p>(01485)535937</text:p>
          </table:table-cell>
          <table:table-cell office:value-type="string">
            <text:p>EH0951419</text:p>
          </table:table-cell>
          <table:table-cell table:number-columns-repeated="9"/>
          <table:table-cell office:value-type="float" office:value="121926">
            <text:p>121926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7-03-01">
            <text:p>01/03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1926">
            <text:p>121926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0, CWTN-2</text:p>
          </table:table-cell>
          <table:table-cell office:value-type="string">
            <text:p>Fortnightly: except Xmas/New Year weeks</text:p>
          </table:table-cell>
          <table:table-cell office:value-type="string">
            <text:p>R2 WK1</text:p>
          </table:table-cell>
          <table:table-cell table:number-columns-repeated="6"/>
          <table:table-cell office:value-type="date" office:date-value="2007-03-01">
            <text:p>01/03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7080">
            <text:p>147080</text:p>
          </table:table-cell>
          <table:table-cell office:value-type="string">
            <text:p>Glass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G-1, CWTN-5</text:p>
          </table:table-cell>
          <table:table-cell office:value-type="string">
            <text:p>One empty per week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8-12-15">
            <text:p>15/12/08</text:p>
          </table:table-cell>
          <table:table-cell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Drs. Machin &amp; Thorpe</text:p>
          </table:table-cell>
          <table:table-cell office:value-type="string">
            <text:p>The Surgery</text:p>
          </table:table-cell>
          <table:table-cell office:value-type="float" office:value="8">
            <text:p>8</text:p>
          </table:table-cell>
          <table:table-cell office:value-type="string">
            <text:p>Valentine Road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DN</text:p>
          </table:table-cell>
          <table:table-cell/>
          <table:table-cell office:value-type="string">
            <text:p>(01485)532859</text:p>
          </table:table-cell>
          <table:table-cell office:value-type="string">
            <text:p>EH1008713</text:p>
          </table:table-cell>
          <table:table-cell table:number-columns-repeated="9"/>
          <table:table-cell office:value-type="float" office:value="92151">
            <text:p>92151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4-12-01">
            <text:p>01/12/04</text:p>
          </table:table-cell>
          <table:table-cell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Borough Council of King's Lynn &amp; West Norfolk</text:p>
          </table:table-cell>
          <table:table-cell office:value-type="string">
            <text:p>Customer Information Centre</text:p>
          </table:table-cell>
          <table:table-cell/>
          <table:table-cell office:value-type="string">
            <text:p>Valentine Road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EZ</text:p>
          </table:table-cell>
          <table:table-cell/>
          <table:table-cell office:value-type="string">
            <text:p>(01485)532516</text:p>
          </table:table-cell>
          <table:table-cell office:value-type="string">
            <text:p>EH0951552</text:p>
          </table:table-cell>
          <table:table-cell table:number-columns-repeated="9"/>
          <table:table-cell office:value-type="float" office:value="122628">
            <text:p>122628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2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2628">
            <text:p>122628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0, CWTN-2</text:p>
          </table:table-cell>
          <table:table-cell office:value-type="string">
            <text:p>Fortnightly: except Xmas/New Year weeks</text:p>
          </table:table-cell>
          <table:table-cell office:value-type="string">
            <text:p>R2 WK 1</text:p>
          </table:table-cell>
          <table:table-cell table:number-columns-repeated="6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Burnham Market Dental Surgery</text:p>
          </table:table-cell>
          <table:table-cell table:number-columns-repeated="2"/>
          <table:table-cell office:value-type="string">
            <text:p>Front Street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HE</text:p>
          </table:table-cell>
          <table:table-cell office:value-type="string">
            <text:p>Dr N S Amin</text:p>
          </table:table-cell>
          <table:table-cell office:value-type="string">
            <text:p>(01328)738525</text:p>
          </table:table-cell>
          <table:table-cell office:value-type="string">
            <text:p>EH2028302</text:p>
          </table:table-cell>
          <table:table-cell table:number-columns-repeated="9"/>
          <table:table-cell office:value-type="float" office:value="136785">
            <text:p>136785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504">
            <text:p>504</text:p>
          </table:table-cell>
          <table:table-cell office:value-type="string">
            <text:p>M. Stubbings Ltd</text:p>
          </table:table-cell>
          <table:table-cell office:value-type="string">
            <text:p>T/as Norfolk Living</text:p>
          </table:table-cell>
          <table:table-cell/>
          <table:table-cell office:value-type="string">
            <text:p>Market Place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HF</text:p>
          </table:table-cell>
          <table:table-cell/>
          <table:table-cell office:value-type="string">
            <text:p>(01328)730668</text:p>
          </table:table-cell>
          <table:table-cell office:value-type="string">
            <text:p>EH1057524</text:p>
          </table:table-cell>
          <table:table-cell table:number-columns-repeated="9"/>
          <table:table-cell office:value-type="float" office:value="731">
            <text:p>731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360-2, CWTN-1</text:p>
          </table:table-cell>
          <table:table-cell office:value-type="string">
            <text:p>Two empties per week</text:p>
          </table:table-cell>
          <table:table-cell/>
          <table:table-cell office:value-type="string">
            <text:p>D13</text:p>
          </table:table-cell>
          <table:table-cell table:number-columns-repeated="2"/>
          <table:table-cell office:value-type="string">
            <text:p>T2</text:p>
          </table:table-cell>
          <table:table-cell table:number-columns-repeated="2"/>
          <table:table-cell office:value-type="date" office:date-value="1995-12-01">
            <text:p>01/12/95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Brancaster Staithe Village Hall</text:p>
          </table:table-cell>
          <table:table-cell office:value-type="string">
            <text:p>c/o Mrs A Smith (Secretary) Breakwaters</text:p>
          </table:table-cell>
          <table:table-cell/>
          <table:table-cell office:value-type="string">
            <text:p>Main Road</text:p>
          </table:table-cell>
          <table:table-cell office:value-type="string">
            <text:p>Brancaster Staith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BY</text:p>
          </table:table-cell>
          <table:table-cell/>
          <table:table-cell office:value-type="string">
            <text:p>(01485)210544</text:p>
          </table:table-cell>
          <table:table-cell office:value-type="string">
            <text:p>EH1076106</text:p>
          </table:table-cell>
          <table:table-cell office:value-type="string">
            <text:p>Brancaster Staithe Village Hall</text:p>
          </table:table-cell>
          <table:table-cell table:number-columns-repeated="2"/>
          <table:table-cell office:value-type="string">
            <text:p>Main Road </text:p>
          </table:table-cell>
          <table:table-cell office:value-type="string">
            <text:p>Brancaster Staith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BP</text:p>
          </table:table-cell>
          <table:table-cell office:value-type="string">
            <text:p>(01485)210255</text:p>
          </table:table-cell>
          <table:table-cell office:value-type="float" office:value="862">
            <text:p>862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3, 240-4 X 40, Ref Misc. (3 emp),</text:p>
            <text:p><text:s/>CWTN-1</text:p>
          </table:table-cell>
          <table:table-cell office:value-type="string">
            <text:p>One empty per week: 1 April - 30 November &amp; 1-31 March</text:p>
            <text:p>One empty per month : 1 December - 28 February</text:p>
          </table:table-cell>
          <table:table-cell office:value-type="string">
            <text:p>D5</text:p>
          </table:table-cell>
          <table:table-cell table:number-columns-repeated="6"/>
          <table:table-cell office:value-type="date" office:date-value="2006-12-01">
            <text:p>01/12/06</text:p>
          </table:table-cell>
          <table:table-cell/>
        </table:table-row>
        <table:table-row table:style-name="ro2">
          <table:table-cell office:value-type="float" office:value="507">
            <text:p>507</text:p>
          </table:table-cell>
          <table:table-cell office:value-type="string">
            <text:p>Mr A Howell</text:p>
          </table:table-cell>
          <table:table-cell office:value-type="string">
            <text:p>Angus House</text:p>
          </table:table-cell>
          <table:table-cell/>
          <table:table-cell office:value-type="string">
            <text:p>High Street</text:p>
          </table:table-cell>
          <table:table-cell/>
          <table:table-cell office:value-type="string">
            <text:p>Well-next-the-Sea</text:p>
          </table:table-cell>
          <table:table-cell office:value-type="string">
            <text:p>Norfolk</text:p>
          </table:table-cell>
          <table:table-cell office:value-type="string">
            <text:p>NR23 1EW</text:p>
          </table:table-cell>
          <table:table-cell table:number-columns-repeated="2"/>
          <table:table-cell office:value-type="string">
            <text:p>EH0949868</text:p>
          </table:table-cell>
          <table:table-cell office:value-type="string">
            <text:p>Howells Butchers</text:p>
          </table:table-cell>
          <table:table-cell table:number-columns-repeated="2"/>
          <table:table-cell office:value-type="string">
            <text:p>Market Place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HD</text:p>
          </table:table-cell>
          <table:table-cell office:value-type="string">
            <text:p>(01328)738230</text:p>
          </table:table-cell>
          <table:table-cell office:value-type="float" office:value="139054">
            <text:p>139054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770-2, CWTN-1</text:p>
          </table:table-cell>
          <table:table-cell office:value-type="string">
            <text:p>Two empties per week</text:p>
          </table:table-cell>
          <table:table-cell/>
          <table:table-cell office:value-type="string">
            <text:p>D13</text:p>
          </table:table-cell>
          <table:table-cell table:number-columns-repeated="2"/>
          <table:table-cell office:value-type="string">
            <text:p>T2</text:p>
          </table:table-cell>
          <table:table-cell table:number-columns-repeated="2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S &amp; S (Chemists) Ltd</text:p>
          </table:table-cell>
          <table:table-cell office:value-type="string">
            <text:p>The Pharmacy</text:p>
          </table:table-cell>
          <table:table-cell/>
          <table:table-cell office:value-type="string">
            <text:p>Market Place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HD</text:p>
          </table:table-cell>
          <table:table-cell/>
          <table:table-cell office:value-type="string">
            <text:p>(01328)738215</text:p>
          </table:table-cell>
          <table:table-cell office:value-type="string">
            <text:p>EH1007560</text:p>
          </table:table-cell>
          <table:table-cell table:number-columns-repeated="9"/>
          <table:table-cell office:value-type="float" office:value="1831">
            <text:p>1831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2002-10-01">
            <text:p>01/10/02</text:p>
          </table:table-cell>
          <table:table-cell/>
        </table:table-row>
        <table:table-row table:style-name="ro2">
          <table:table-cell office:value-type="float" office:value="511">
            <text:p>511</text:p>
          </table:table-cell>
          <table:table-cell office:value-type="string">
            <text:p>Grooms Bakery</text:p>
          </table:table-cell>
          <table:table-cell table:number-columns-repeated="2"/>
          <table:table-cell office:value-type="string">
            <text:p>Market Place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HD</text:p>
          </table:table-cell>
          <table:table-cell office:value-type="string">
            <text:p>John Robert Groom</text:p>
          </table:table-cell>
          <table:table-cell office:value-type="string">
            <text:p>(01328)738229</text:p>
          </table:table-cell>
          <table:table-cell office:value-type="string">
            <text:p>EH0949956</text:p>
          </table:table-cell>
          <table:table-cell table:number-columns-repeated="9"/>
          <table:table-cell office:value-type="float" office:value="149">
            <text:p>14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1994-04-01">
            <text:p>01/04/9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9018">
            <text:p>139018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2, CWTN-2</text:p>
          </table:table-cell>
          <table:table-cell office:value-type="string">
            <text:p>Fortnightly: except Xmas/New Year weeks</text:p>
          </table:table-cell>
          <table:table-cell/>
          <table:table-cell office:value-type="string">
            <text:p>R6 WK1</text:p>
          </table:table-cell>
          <table:table-cell table:number-columns-repeated="5"/>
          <table:table-cell office:value-type="date" office:date-value="2008-06-01">
            <text:p>01/06/08</text:p>
          </table:table-cell>
          <table:table-cell/>
        </table:table-row>
        <table:table-row table:style-name="ro2">
          <table:table-cell office:value-type="float" office:value="514">
            <text:p>514</text:p>
          </table:table-cell>
          <table:table-cell office:value-type="string">
            <text:p>Burnham Motors Garage Ltd</text:p>
          </table:table-cell>
          <table:table-cell table:number-columns-repeated="2"/>
          <table:table-cell office:value-type="string">
            <text:p>Creake Road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EA</text:p>
          </table:table-cell>
          <table:table-cell/>
          <table:table-cell office:value-type="string">
            <text:p>(01328)738387</text:p>
          </table:table-cell>
          <table:table-cell office:value-type="string">
            <text:p>EH0977363</text:p>
          </table:table-cell>
          <table:table-cell table:number-columns-repeated="9"/>
          <table:table-cell office:value-type="float" office:value="97051">
            <text:p>9705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2005-05-01">
            <text:p>01/05/05</text:p>
          </table:table-cell>
          <table:table-cell/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Gurney Seafoods Ltd</text:p>
          </table:table-cell>
          <table:table-cell table:number-columns-repeated="2"/>
          <table:table-cell office:value-type="string">
            <text:p>Market Place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HF</text:p>
          </table:table-cell>
          <table:table-cell office:value-type="string">
            <text:p>Mike Gurney</text:p>
          </table:table-cell>
          <table:table-cell office:value-type="string">
            <text:p>(01328)738967</text:p>
          </table:table-cell>
          <table:table-cell office:value-type="string">
            <text:p>EH0980857</text:p>
          </table:table-cell>
          <table:table-cell table:number-columns-repeated="10"/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/>
          <table:table-cell office:value-type="string">
            <text:p>D13</text:p>
          </table:table-cell>
          <table:table-cell table:number-columns-repeated="2"/>
          <table:table-cell office:value-type="string">
            <text:p>T2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White Horse Public House</text:p>
          </table:table-cell>
          <table:table-cell table:number-columns-repeated="2"/>
          <table:table-cell office:value-type="string">
            <text:p>Main Road</text:p>
          </table:table-cell>
          <table:table-cell office:value-type="string">
            <text:p>Brancaster Staith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BW</text:p>
          </table:table-cell>
          <table:table-cell office:value-type="string">
            <text:p>John McKlusky - Licensee</text:p>
          </table:table-cell>
          <table:table-cell office:value-type="string">
            <text:p>(01485)210262</text:p>
          </table:table-cell>
          <table:table-cell office:value-type="string">
            <text:p>EH1070379</text:p>
          </table:table-cell>
          <table:table-cell table:number-columns-repeated="9"/>
          <table:table-cell office:value-type="float" office:value="2230">
            <text:p>223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D5</text:p>
          </table:table-cell>
          <table:table-cell table:number-columns-repeated="3"/>
          <table:table-cell office:value-type="string">
            <text:p>T2</text:p>
          </table:table-cell>
          <table:table-cell table:number-columns-repeated="2"/>
          <table:table-cell office:value-type="date" office:date-value="2004-05-01">
            <text:p>01/05/04</text:p>
          </table:table-cell>
          <table:table-cell/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Braemar Caravan Site</text:p>
          </table:table-cell>
          <table:table-cell table:number-columns-repeated="3"/>
          <table:table-cell office:value-type="string">
            <text:p>Brancaster Staith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BJ</text:p>
          </table:table-cell>
          <table:table-cell office:value-type="string">
            <text:p>Mr. R. E. Loose</text:p>
          </table:table-cell>
          <table:table-cell office:value-type="string">
            <text:p>(01485)210312</text:p>
          </table:table-cell>
          <table:table-cell office:value-type="string">
            <text:p>EH0953709</text:p>
          </table:table-cell>
          <table:table-cell table:number-columns-repeated="9"/>
          <table:table-cell office:value-type="float" office:value="1367">
            <text:p>1367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30, CWTN-1</text:p>
          </table:table-cell>
          <table:table-cell office:value-type="string">
            <text:p>One empty per week: 1 April - 31 October</text:p>
          </table:table-cell>
          <table:table-cell office:value-type="string">
            <text:p>D5</text:p>
          </table:table-cell>
          <table:table-cell table:number-columns-repeated="6"/>
          <table:table-cell office:value-type="date" office:date-value="2000-04-01">
            <text:p>01/04/00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0852">
            <text:p>150852</text:p>
          </table:table-cell>
          <table:table-cell office:value-type="string">
            <text:p>Recycling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4 x 16, CWTN-2</text:p>
          </table:table-cell>
          <table:table-cell office:value-type="string">
            <text:p>Fortnightly emptying: 1 April - 10 November</text:p>
          </table:table-cell>
          <table:table-cell office:value-type="string">
            <text:p>R3 WK 2</text:p>
          </table:table-cell>
          <table:table-cell table:number-columns-repeated="6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Royal West Norfolk Golf Club</text:p>
          </table:table-cell>
          <table:table-cell table:number-columns-repeated="2"/>
          <table:table-cell office:value-type="string">
            <text:p>Beach Road</text:p>
          </table:table-cell>
          <table:table-cell office:value-type="string">
            <text:p>Brancaster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AX</text:p>
          </table:table-cell>
          <table:table-cell/>
          <table:table-cell office:value-type="string">
            <text:p>(01485)210087</text:p>
          </table:table-cell>
          <table:table-cell office:value-type="string">
            <text:p>EH0949734</text:p>
          </table:table-cell>
          <table:table-cell table:number-columns-repeated="9"/>
          <table:table-cell office:value-type="float" office:value="151028">
            <text:p>15102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D5</text:p>
          </table:table-cell>
          <table:table-cell table:number-columns-repeated="3"/>
          <table:table-cell office:value-type="string">
            <text:p>T2</text:p>
          </table:table-cell>
          <table:table-cell table:number-columns-repeated="2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1028">
            <text:p>151028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 office:value-type="string">
            <text:p>R3 WK 2</text:p>
          </table:table-cell>
          <table:table-cell table:number-columns-repeated="6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3378">
            <text:p>153378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</text:p>
          </table:table-cell>
          <table:table-cell office:value-type="string">
            <text:p>Fortnightly: except Xmas/New Year weeks</text:p>
          </table:table-cell>
          <table:table-cell office:value-type="string">
            <text:p>R3/WK2</text:p>
          </table:table-cell>
          <table:table-cell table:number-columns-repeated="6"/>
          <table:table-cell office:value-type="date" office:date-value="2009-08-25">
            <text:p>25/08/09</text:p>
          </table:table-cell>
          <table:table-cell/>
        </table:table-row>
        <table:table-row table:style-name="ro3">
          <table:table-cell office:value-type="float" office:value="521">
            <text:p>521</text:p>
          </table:table-cell>
          <table:table-cell office:value-type="string">
            <text:p>The Old Lifeboat Caravan Park Ltd</text:p>
          </table:table-cell>
          <table:table-cell office:value-type="string">
            <text:p>c/o Mr C S Polito, Shammar House</text:p>
          </table:table-cell>
          <table:table-cell table:number-columns-repeated="2"/>
          <table:table-cell office:value-type="string">
            <text:p>North Creake</text:p>
          </table:table-cell>
          <table:table-cell office:value-type="string">
            <text:p>Fakenham</text:p>
          </table:table-cell>
          <table:table-cell office:value-type="string">
            <text:p>Norfolk</text:p>
          </table:table-cell>
          <table:table-cell office:value-type="string">
            <text:p>NR21 9LN</text:p>
          </table:table-cell>
          <table:table-cell office:value-type="string">
            <text:p>Mr. C. S. Polito</text:p>
          </table:table-cell>
          <table:table-cell office:value-type="string">
            <text:p>(01328)730802</text:p>
          </table:table-cell>
          <table:table-cell office:value-type="string">
            <text:p>EH2000041</text:p>
          </table:table-cell>
          <table:table-cell office:value-type="string">
            <text:p>The Old Lifeboat Caravan Park</text:p>
          </table:table-cell>
          <table:table-cell table:number-columns-repeated="2"/>
          <table:table-cell office:value-type="string">
            <text:p>Broad Lane</text:p>
          </table:table-cell>
          <table:table-cell office:value-type="string">
            <text:p>Brancaster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AA</text:p>
          </table:table-cell>
          <table:table-cell/>
          <table:table-cell office:value-type="float" office:value="124214">
            <text:p>124214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44, CWTN-1</text:p>
          </table:table-cell>
          <table:table-cell office:value-type="string">
            <text:p>One empty per week: 1 April - 19 November</text:p>
            <text:p>Additional weekly emptying: 1 July - 31 August</text:p>
            <text:p>Additional empty: Easter week (variable)</text:p>
          </table:table-cell>
          <table:table-cell office:value-type="string">
            <text:p>D5</text:p>
          </table:table-cell>
          <table:table-cell table:number-columns-repeated="3"/>
          <table:table-cell office:value-type="string">
            <text:p>T2</text:p>
          </table:table-cell>
          <table:table-cell table:number-columns-repeated="2"/>
          <table:table-cell office:value-type="date" office:date-value="2008-05-01">
            <text:p>01/05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4214">
            <text:p>124214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4 x 17, CWTN-2</text:p>
          </table:table-cell>
          <table:table-cell office:value-type="string">
            <text:p>Fortnightly emptying 1 April - 19 November</text:p>
          </table:table-cell>
          <table:table-cell office:value-type="string">
            <text:p>R3 WK 2</text:p>
          </table:table-cell>
          <table:table-cell table:number-columns-repeated="6"/>
          <table:table-cell office:value-type="date" office:date-value="2008-05-01">
            <text:p>01/05/08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Eloise Ltd of The Hero Caravan Park</text:p>
          </table:table-cell>
          <table:table-cell office:value-type="string">
            <text:p>Church House</text:p>
          </table:table-cell>
          <table:table-cell/>
          <table:table-cell office:value-type="string">
            <text:p>Church Lane</text:p>
          </table:table-cell>
          <table:table-cell office:value-type="string">
            <text:p>Shepreth</text:p>
          </table:table-cell>
          <table:table-cell office:value-type="string">
            <text:p>Royston</text:p>
          </table:table-cell>
          <table:table-cell office:value-type="string">
            <text:p>Herts</text:p>
          </table:table-cell>
          <table:table-cell office:value-type="string">
            <text:p>SG8 6RQ</text:p>
          </table:table-cell>
          <table:table-cell office:value-type="string">
            <text:p>Mr W &amp; Mrs M Quantrill</text:p>
          </table:table-cell>
          <table:table-cell office:value-type="string">
            <text:p>(01328)738334</text:p>
          </table:table-cell>
          <table:table-cell office:value-type="string">
            <text:p>EH2017774</text:p>
          </table:table-cell>
          <table:table-cell office:value-type="string">
            <text:p>The Hero </text:p>
          </table:table-cell>
          <table:table-cell table:number-columns-repeated="2"/>
          <table:table-cell office:value-type="string">
            <text:p>Wells Road</text:p>
          </table:table-cell>
          <table:table-cell office:value-type="string">
            <text:p>Burnahm Overy Staith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JE</text:p>
          </table:table-cell>
          <table:table-cell/>
          <table:table-cell office:value-type="float" office:value="111295">
            <text:p>11129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4 x 22, <text:s/>CWTN-1</text:p>
          </table:table-cell>
          <table:table-cell office:value-type="string">
            <text:p>One empty per week plus additional weekly emptying:</text:p>
            <text:p>1 May - 30 September </text:p>
          </table:table-cell>
          <table:table-cell office:value-type="string">
            <text:p>D13</text:p>
          </table:table-cell>
          <table:table-cell table:number-columns-repeated="3"/>
          <table:table-cell office:value-type="string">
            <text:p>T2</text:p>
          </table:table-cell>
          <table:table-cell table:number-columns-repeated="2"/>
          <table:table-cell office:value-type="date" office:date-value="2006-04-28">
            <text:p>28/04/06</text:p>
          </table:table-cell>
          <table:table-cell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Dersingham Village Social Club</text:p>
          </table:table-cell>
          <table:table-cell office:value-type="string">
            <text:p>Queen Elizabeth II Jubilee Hall</text:p>
          </table:table-cell>
          <table:table-cell office:value-type="string">
            <text:p>23a</text:p>
          </table:table-cell>
          <table:table-cell office:value-type="string">
            <text:p>Lynn Road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JA</text:p>
          </table:table-cell>
          <table:table-cell office:value-type="string">
            <text:p>Mrs D Valentine</text:p>
          </table:table-cell>
          <table:table-cell office:value-type="string">
            <text:p>(01485)540466</text:p>
          </table:table-cell>
          <table:table-cell office:value-type="string">
            <text:p>EH1035515</text:p>
          </table:table-cell>
          <table:table-cell table:number-columns-repeated="9"/>
          <table:table-cell office:value-type="float" office:value="1914">
            <text:p>191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3-04-01">
            <text:p>01/04/03</text:p>
          </table:table-cell>
          <table:table-cell/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Dersingham Parochial Church Council</text:p>
          </table:table-cell>
          <table:table-cell office:value-type="string">
            <text:p>c/o Mr. N Adams, Tanglewood</text:p>
          </table:table-cell>
          <table:table-cell office:value-type="float" office:value="34">
            <text:p>34</text:p>
          </table:table-cell>
          <table:table-cell office:value-type="string">
            <text:p>West Hall Road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JF</text:p>
          </table:table-cell>
          <table:table-cell/>
          <table:table-cell office:value-type="string">
            <text:p>(01485)540857</text:p>
          </table:table-cell>
          <table:table-cell office:value-type="string">
            <text:p>EH0950178</text:p>
          </table:table-cell>
          <table:table-cell office:value-type="string">
            <text:p>Dersingham Church Hall</text:p>
          </table:table-cell>
          <table:table-cell table:number-columns-repeated="2"/>
          <table:table-cell office:value-type="string">
            <text:p>Manor Road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</text:p>
          </table:table-cell>
          <table:table-cell/>
          <table:table-cell office:value-type="float" office:value="950178">
            <text:p>950178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Bircham Sports &amp; Social Club</text:p>
          </table:table-cell>
          <table:table-cell office:value-type="string">
            <text:p>c/o Mrs D Preston</text:p>
          </table:table-cell>
          <table:table-cell office:value-type="string">
            <text:p>12 Church Farm</text:p>
          </table:table-cell>
          <table:table-cell/>
          <table:table-cell office:value-type="string">
            <text:p>Bircham New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QZ</text:p>
          </table:table-cell>
          <table:table-cell table:number-columns-repeated="2"/>
          <table:table-cell office:value-type="string">
            <text:p>EH0969037</text:p>
          </table:table-cell>
          <table:table-cell office:value-type="string">
            <text:p>Bircham Sports &amp; Social Club</text:p>
          </table:table-cell>
          <table:table-cell table:number-columns-repeated="2"/>
          <table:table-cell office:value-type="string">
            <text:p>Church Lane</text:p>
          </table:table-cell>
          <table:table-cell office:value-type="string">
            <text:p>Bir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RJ</text:p>
          </table:table-cell>
          <table:table-cell/>
          <table:table-cell office:value-type="float" office:value="204">
            <text:p>204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1</text:p>
          </table:table-cell>
          <table:table-cell table:number-columns-repeated="2"/>
          <table:table-cell office:value-type="date" office:date-value="1994-04-01">
            <text:p>01/04/94</text:p>
          </table:table-cell>
          <table:table-cell table:style-name="ce1" office:value-type="date" office:date-value="2009-06-25">
            <text:p>25/06/09</text:p>
          </table:table-cell>
        </table:table-row>
        <table:table-row table:style-name="ro2">
          <table:table-cell table:number-columns-repeated="21"/>
          <table:table-cell office:value-type="float" office:value="153950">
            <text:p>153950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3, 660-4 x 26, CWTN--1</text:p>
          </table:table-cell>
          <table:table-cell office:value-type="string">
            <text:p>26 empties: Fortnightly</text:p>
          </table:table-cell>
          <table:table-cell table:number-columns-repeated="4"/>
          <table:table-cell office:value-type="string">
            <text:p>D1 WK 1</text:p>
          </table:table-cell>
          <table:table-cell table:number-columns-repeated="2"/>
          <table:table-cell office:value-type="date" office:date-value="2009-06-26">
            <text:p>26/06/09</text:p>
          </table:table-cell>
          <table:table-cell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Torc Motors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Hunstanton Road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NB</text:p>
          </table:table-cell>
          <table:table-cell table:number-columns-repeated="2"/>
          <table:table-cell office:value-type="string">
            <text:p>EH0981064</text:p>
          </table:table-cell>
          <table:table-cell table:number-columns-repeated="9"/>
          <table:table-cell office:value-type="float" office:value="401">
            <text:p>401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Norfolk County Council</text:p>
          </table:table-cell>
          <table:table-cell office:value-type="string">
            <text:p>Countryside Division,Dept.Planning &amp;Transportation</text:p>
          </table:table-cell>
          <table:table-cell/>
          <table:table-cell office:value-type="string">
            <text:p>County Hall</text:p>
          </table:table-cell>
          <table:table-cell office:value-type="string">
            <text:p>Martineau Lane</text:p>
          </table:table-cell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1 2SG</text:p>
          </table:table-cell>
          <table:table-cell/>
          <table:table-cell office:value-type="string">
            <text:p>(01603)222769</text:p>
          </table:table-cell>
          <table:table-cell office:value-type="string">
            <text:p>EH0976402</text:p>
          </table:table-cell>
          <table:table-cell office:value-type="string">
            <text:p>A149 Picnic Site</text:p>
          </table:table-cell>
          <table:table-cell table:number-columns-repeated="3"/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table:number-columns-repeated="2"/>
          <table:table-cell office:value-type="float" office:value="88612">
            <text:p>8861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4-09-01">
            <text:p>01/09/04</text:p>
          </table:table-cell>
          <table:table-cell/>
        </table:table-row>
        <table:table-row table:style-name="ro3">
          <table:table-cell office:value-type="float" office:value="547">
            <text:p>547</text:p>
          </table:table-cell>
          <table:table-cell office:value-type="string">
            <text:p>The White Horse Public House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Kirkgate Street</text:p>
          </table:table-cell>
          <table:table-cell office:value-type="string">
            <text:p>Holme-next-Sea</text:p>
          </table:table-cell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LA</text:p>
          </table:table-cell>
          <table:table-cell office:value-type="string">
            <text:p>Mr. J. King</text:p>
          </table:table-cell>
          <table:table-cell office:value-type="string">
            <text:p>(01485)525512</text:p>
          </table:table-cell>
          <table:table-cell office:value-type="string">
            <text:p>EH2010693</text:p>
          </table:table-cell>
          <table:table-cell table:number-columns-repeated="9"/>
          <table:table-cell office:value-type="float" office:value="1862">
            <text:p>186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4 x 19, CWTN-1</text:p>
          </table:table-cell>
          <table:table-cell office:value-type="string">
            <text:p>One empty per week plus </text:p>
            <text:p>Additional weekly emptying 12 June - 15 Sept plus</text:p>
            <text:p>Additional emptying on Fridays prior to Bank Holiday Mondays</text:p>
          </table:table-cell>
          <table:table-cell office:value-type="string">
            <text:p>D1 </text:p>
          </table:table-cell>
          <table:table-cell table:number-columns-repeated="3"/>
          <table:table-cell office:value-type="string">
            <text:p>T2</text:p>
          </table:table-cell>
          <table:table-cell table:number-columns-repeated="2"/>
          <table:table-cell office:value-type="date" office:date-value="2002-11-12">
            <text:p>12/11/02</text:p>
          </table:table-cell>
          <table:table-cell table:style-name="ce1" office:value-type="date" office:date-value="2009-06-22">
            <text:p>22/06/09</text:p>
          </table:table-cell>
        </table:table-row>
        <table:table-row table:style-name="ro2">
          <table:table-cell office:value-type="float" office:value="549">
            <text:p>549</text:p>
          </table:table-cell>
          <table:table-cell office:value-type="string">
            <text:p>West Norfolk Hotel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Station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AW</text:p>
          </table:table-cell>
          <table:table-cell office:value-type="string">
            <text:p>Andrew Lake</text:p>
          </table:table-cell>
          <table:table-cell office:value-type="string">
            <text:p>(01485)570348</text:p>
          </table:table-cell>
          <table:table-cell office:value-type="string">
            <text:p>EH1046898</text:p>
          </table:table-cell>
          <table:table-cell table:number-columns-repeated="9"/>
          <table:table-cell office:value-type="float" office:value="140539">
            <text:p>14053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T2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2"/>
          <table:table-cell office:value-type="date" office:date-value="2008-07-01">
            <text:p>01/07/08</text:p>
          </table:table-cell>
          <table:table-cell/>
        </table:table-row>
        <table:table-row table:style-name="ro2">
          <table:table-cell office:value-type="float" office:value="552">
            <text:p>552</text:p>
          </table:table-cell>
          <table:table-cell office:value-type="string">
            <text:p>Rebecca Court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taithe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EF</text:p>
          </table:table-cell>
          <table:table-cell/>
          <table:table-cell office:value-type="string">
            <text:p>(01485)570421</text:p>
          </table:table-cell>
          <table:table-cell office:value-type="string">
            <text:p>EH0950451</text:p>
          </table:table-cell>
          <table:table-cell table:number-columns-repeated="9"/>
          <table:table-cell office:value-type="float" office:value="208">
            <text:p>208</text:p>
          </table:table-cell>
          <table:table-cell office:value-type="string">
            <text:p>Schd.2/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1994-04-01">
            <text:p>01/04/9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1845">
            <text:p>121845</text:p>
          </table:table-cell>
          <table:table-cell office:value-type="string">
            <text:p>Schd.2 Rec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2, CWTN-2</text:p>
          </table:table-cell>
          <table:table-cell office:value-type="string">
            <text:p>Fortnightly: except Xmas/New Year weeks</text:p>
          </table:table-cell>
          <table:table-cell table:number-columns-repeated="3"/>
          <table:table-cell office:value-type="string">
            <text:p>R2 WK 1</text:p>
          </table:table-cell>
          <table:table-cell table:number-columns-repeated="3"/>
          <table:table-cell office:value-type="date" office:date-value="2007-03-01">
            <text:p>01/03/07</text:p>
          </table:table-cell>
          <table:table-cell/>
        </table:table-row>
        <table:table-row table:style-name="ro2">
          <table:table-cell office:value-type="float" office:value="557">
            <text:p>557</text:p>
          </table:table-cell>
          <table:table-cell office:value-type="string">
            <text:p>Great Wall Chinese Take-Away Lt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odge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AA</text:p>
          </table:table-cell>
          <table:table-cell office:value-type="string">
            <text:p>Mr. Koon Fat Mo</text:p>
          </table:table-cell>
          <table:table-cell office:value-type="string">
            <text:p>(01485)571046</text:p>
          </table:table-cell>
          <table:table-cell office:value-type="string">
            <text:p>EH0981125</text:p>
          </table:table-cell>
          <table:table-cell table:number-columns-repeated="10"/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1993-04-01">
            <text:p>01/04/93</text:p>
          </table:table-cell>
          <table:table-cell/>
        </table:table-row>
        <table:table-row table:style-name="ro2">
          <table:table-cell office:value-type="float" office:value="562">
            <text:p>562</text:p>
          </table:table-cell>
          <table:table-cell office:value-type="string">
            <text:p>The Dogotel</text:p>
          </table:table-cell>
          <table:table-cell office:value-type="string">
            <text:p>Peddars Lodge</text:p>
          </table:table-cell>
          <table:table-cell/>
          <table:table-cell office:value-type="string">
            <text:p>Harpley Dams</text:p>
          </table:table-cell>
          <table:table-cell office:value-type="string">
            <text:p>Hilling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DS</text:p>
          </table:table-cell>
          <table:table-cell office:value-type="string">
            <text:p>Mr &amp; Mrs D Nicholls</text:p>
          </table:table-cell>
          <table:table-cell office:value-type="string">
            <text:p>(01485)520346</text:p>
          </table:table-cell>
          <table:table-cell office:value-type="string">
            <text:p>EH2028101</text:p>
          </table:table-cell>
          <table:table-cell table:number-columns-repeated="9"/>
          <table:table-cell office:value-type="float" office:value="135060">
            <text:p>135060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3</text:p>
          </table:table-cell>
          <table:table-cell table:number-columns-repeated="4"/>
          <table:table-cell office:value-type="date" office:date-value="2008-01-07">
            <text:p>07/01/08</text:p>
          </table:table-cell>
          <table:table-cell/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Mr G Oldfield</text:p>
          </table:table-cell>
          <table:table-cell office:value-type="string">
            <text:p>Riverside</text:p>
          </table:table-cell>
          <table:table-cell/>
          <table:table-cell office:value-type="string">
            <text:p>Back Street</text:p>
          </table:table-cell>
          <table:table-cell office:value-type="string">
            <text:p>Gay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QR</text:p>
          </table:table-cell>
          <table:table-cell office:value-type="string">
            <text:p>Mr G Oldfield</text:p>
          </table:table-cell>
          <table:table-cell/>
          <table:table-cell office:value-type="string">
            <text:p>EH2020632</text:p>
          </table:table-cell>
          <table:table-cell office:value-type="string">
            <text:p>Oldfields Caravan Park</text:p>
          </table:table-cell>
          <table:table-cell office:value-type="string">
            <text:p>Hollytree Cottage</text:p>
          </table:table-cell>
          <table:table-cell/>
          <table:table-cell office:value-type="string">
            <text:p>Burnham Road</text:p>
          </table:table-cell>
          <table:table-cell office:value-type="string">
            <text:p>Stanho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JD</text:p>
          </table:table-cell>
          <table:table-cell office:value-type="string">
            <text:p>(01485 )518449</text:p>
          </table:table-cell>
          <table:table-cell office:value-type="float" office:value="110140">
            <text:p>110140</text:p>
          </table:table-cell>
          <table:table-cell office:value-type="string">
            <text:p>Schd.2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3, 360-4 x 13, CWTN-1</text:p>
          </table:table-cell>
          <table:table-cell office:value-type="string">
            <text:p>Weekly emptying 1 June - 31 August (13 weeks)</text:p>
          </table:table-cell>
          <table:table-cell table:number-columns-repeated="3"/>
          <table:table-cell office:value-type="string">
            <text:p>D1</text:p>
          </table:table-cell>
          <table:table-cell table:number-columns-repeated="3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office:value-type="float" office:value="569">
            <text:p>569</text:p>
          </table:table-cell>
          <table:table-cell office:value-type="string">
            <text:p>M. Shanks</text:p>
          </table:table-cell>
          <table:table-cell office:value-type="string">
            <text:p>Fish &amp; Chip Shop</text:p>
          </table:table-cell>
          <table:table-cell office:value-type="float" office:value="6">
            <text:p>6</text:p>
          </table:table-cell>
          <table:table-cell office:value-type="string">
            <text:p>Senters Road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LJ</text:p>
          </table:table-cell>
          <table:table-cell/>
          <table:table-cell office:value-type="string">
            <text:p>(01485)540791</text:p>
          </table:table-cell>
          <table:table-cell office:value-type="string">
            <text:p>EH0981587</text:p>
          </table:table-cell>
          <table:table-cell office:value-type="string">
            <text:p>M Shanks</text:p>
          </table:table-cell>
          <table:table-cell office:value-type="string">
            <text:p>Fish &amp; Chip Shop</text:p>
          </table:table-cell>
          <table:table-cell/>
          <table:table-cell office:value-type="string">
            <text:p>Alma Road</text:p>
          </table:table-cell>
          <table:table-cell office:value-type="string">
            <text:p>Snetti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NY</text:p>
          </table:table-cell>
          <table:table-cell table:number-columns-repeated="2"/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float" office:value="570">
            <text:p>570</text:p>
          </table:table-cell>
          <table:table-cell office:value-type="string">
            <text:p>Norfolk Constabulary</text:p>
          </table:table-cell>
          <table:table-cell office:value-type="string">
            <text:p>The Police Quarters</text:p>
          </table:table-cell>
          <table:table-cell/>
          <table:table-cell office:value-type="string">
            <text:p>Sandringham House</text:p>
          </table:table-cell>
          <table:table-cell office:value-type="string">
            <text:p>Sandr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5 6EP</text:p>
          </table:table-cell>
          <table:table-cell table:number-columns-repeated="2"/>
          <table:table-cell office:value-type="string">
            <text:p>EH1008874</text:p>
          </table:table-cell>
          <table:table-cell table:number-columns-repeated="9"/>
          <table:table-cell office:value-type="float" office:value="201">
            <text:p>201</text:p>
          </table:table-cell>
          <table:table-cell office:value-type="string">
            <text:p>Schd.2 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</text:p>
          </table:table-cell>
          <table:table-cell table:number-columns-repeated="4"/>
          <table:table-cell office:value-type="date" office:date-value="1994-04-01">
            <text:p>01/04/94</text:p>
          </table:table-cell>
          <table:table-cell/>
        </table:table-row>
        <table:table-row table:style-name="ro2">
          <table:table-cell office:value-type="float" office:value="574">
            <text:p>574</text:p>
          </table:table-cell>
          <table:table-cell office:value-type="string">
            <text:p>David Rust Carpets</text:p>
          </table:table-cell>
          <table:table-cell/>
          <table:table-cell office:value-type="string">
            <text:p>Unit 13</text:p>
          </table:table-cell>
          <table:table-cell office:value-type="string">
            <text:p>Syderstone Business Park</text:p>
          </table:table-cell>
          <table:table-cell office:value-type="string">
            <text:p>Mill Lane</text:p>
          </table:table-cell>
          <table:table-cell office:value-type="string">
            <text:p>Syderstone</text:p>
          </table:table-cell>
          <table:table-cell office:value-type="string">
            <text:p>King's Lynn</text:p>
          </table:table-cell>
          <table:table-cell office:value-type="string">
            <text:p>PE31 8RX</text:p>
          </table:table-cell>
          <table:table-cell/>
          <table:table-cell office:value-type="string">
            <text:p>(01328)855517</text:p>
          </table:table-cell>
          <table:table-cell office:value-type="string">
            <text:p>EH1060601</text:p>
          </table:table-cell>
          <table:table-cell table:number-columns-repeated="9"/>
          <table:table-cell office:value-type="float" office:value="136584">
            <text:p>13658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</text:p>
          </table:table-cell>
          <table:table-cell table:number-columns-repeated="5"/>
          <table:table-cell office:value-type="date" office:date-value="2008-04-01">
            <text:p>01/04/08</text:p>
          </table:table-cell>
          <table:table-cell table:style-name="ce1" office:value-type="date" office:date-value="2009-04-22">
            <text:p>22/04/09</text:p>
          </table:table-cell>
        </table:table-row>
        <table:table-row table:style-name="ro2">
          <table:table-cell table:number-columns-repeated="21"/>
          <table:table-cell office:value-type="float" office:value="152182">
            <text:p>15218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CWTN-1</text:p>
          </table:table-cell>
          <table:table-cell office:value-type="string">
            <text:p>One <text:s/>empty per week</text:p>
          </table:table-cell>
          <table:table-cell/>
          <table:table-cell office:value-type="string">
            <text:p>D1</text:p>
          </table:table-cell>
          <table:table-cell table:number-columns-repeated="5"/>
          <table:table-cell office:value-type="date" office:date-value="2009-04-23">
            <text:p>23/04/09</text:p>
          </table:table-cell>
          <table:table-cell/>
        </table:table-row>
        <table:table-row table:style-name="ro3">
          <table:table-cell office:value-type="float" office:value="575">
            <text:p>575</text:p>
          </table:table-cell>
          <table:table-cell office:value-type="string">
            <text:p>Mr D G Crown</text:p>
          </table:table-cell>
          <table:table-cell office:value-type="string">
            <text:p>The Rickels Caravan Park</text:p>
          </table:table-cell>
          <table:table-cell/>
          <table:table-cell office:value-type="string">
            <text:p>Bircham Road</text:p>
          </table:table-cell>
          <table:table-cell office:value-type="string">
            <text:p>Stanho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PU</text:p>
          </table:table-cell>
          <table:table-cell/>
          <table:table-cell office:value-type="string">
            <text:p>(01485)518671</text:p>
          </table:table-cell>
          <table:table-cell office:value-type="string">
            <text:p>EH0972220</text:p>
          </table:table-cell>
          <table:table-cell table:number-columns-repeated="9"/>
          <table:table-cell office:value-type="float" office:value="137426">
            <text:p>137426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3 x 2, 1100-4 x 33, CWTN-1 x 1</text:p>
          </table:table-cell>
          <table:table-cell office:value-type="string">
            <text:p>1 bin : weekly 1 April - 31 October</text:p>
            <text:p>1 bin emptied: May &amp; August Bank Holiday weeks </text:p>
            <text:p>(3 empties)</text:p>
          </table:table-cell>
          <table:table-cell table:number-columns-repeated="3"/>
          <table:table-cell office:value-type="string">
            <text:p>D1</text:p>
          </table:table-cell>
          <table:table-cell table:number-columns-repeated="3"/>
          <table:table-cell office:value-type="date" office:date-value="2008-04-09">
            <text:p>09/04/08</text:p>
          </table:table-cell>
          <table:table-cell/>
        </table:table-row>
        <table:table-row table:style-name="ro2">
          <table:table-cell office:value-type="float" office:value="583">
            <text:p>583</text:p>
          </table:table-cell>
          <table:table-cell office:value-type="string">
            <text:p>Snettisham Memorial Hall</text:p>
          </table:table-cell>
          <table:table-cell office:value-type="string">
            <text:p>c/o Mrs Melton (Secretary)</text:p>
          </table:table-cell>
          <table:table-cell office:value-type="float" office:value="43">
            <text:p>43</text:p>
          </table:table-cell>
          <table:table-cell office:value-type="string">
            <text:p>Alma Road</text:p>
          </table:table-cell>
          <table:table-cell office:value-type="string">
            <text:p>Snetti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NY</text:p>
          </table:table-cell>
          <table:table-cell/>
          <table:table-cell office:value-type="string">
            <text:p>(01485)541947</text:p>
          </table:table-cell>
          <table:table-cell office:value-type="string">
            <text:p>EH1008892</text:p>
          </table:table-cell>
          <table:table-cell office:value-type="string">
            <text:p>Snettisham Memorial Hall</text:p>
          </table:table-cell>
          <table:table-cell table:number-columns-repeated="2"/>
          <table:table-cell office:value-type="string">
            <text:p>Church Road</text:p>
          </table:table-cell>
          <table:table-cell office:value-type="string">
            <text:p>Snettisham 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NJ</text:p>
          </table:table-cell>
          <table:table-cell/>
          <table:table-cell office:value-type="float" office:value="1596">
            <text:p>1596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1-09-01">
            <text:p>01/09/01</text:p>
          </table:table-cell>
          <table:table-cell/>
        </table:table-row>
        <table:table-row table:style-name="ro2">
          <table:table-cell office:value-type="float" office:value="587">
            <text:p>587</text:p>
          </table:table-cell>
          <table:table-cell office:value-type="string">
            <text:p>Sandringham Social Club</text:p>
          </table:table-cell>
          <table:table-cell table:number-columns-repeated="3"/>
          <table:table-cell office:value-type="string">
            <text:p>West New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AY</text:p>
          </table:table-cell>
          <table:table-cell table:number-columns-repeated="2"/>
          <table:table-cell office:value-type="string">
            <text:p>EH1008883</text:p>
          </table:table-cell>
          <table:table-cell table:number-columns-repeated="9"/>
          <table:table-cell office:value-type="float" office:value="131546">
            <text:p>131546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</text:p>
          </table:table-cell>
          <table:table-cell table:number-columns-repeated="4"/>
          <table:table-cell office:value-type="date" office:date-value="2007-11-01">
            <text:p>01/11/07</text:p>
          </table:table-cell>
          <table:table-cell/>
        </table:table-row>
        <table:table-row table:style-name="ro2">
          <table:table-cell office:value-type="float" office:value="588">
            <text:p>588</text:p>
          </table:table-cell>
          <table:table-cell office:value-type="string">
            <text:p>Harpley <text:s/>V.C.Primary School</text:p>
          </table:table-cell>
          <table:table-cell table:number-columns-repeated="2"/>
          <table:table-cell office:value-type="string">
            <text:p>Nethergate Street</text:p>
          </table:table-cell>
          <table:table-cell office:value-type="string">
            <text:p>Harpley</text:p>
          </table:table-cell>
          <table:table-cell office:value-type="string">
            <text:p>Kinmg's Lynn</text:p>
          </table:table-cell>
          <table:table-cell office:value-type="string">
            <text:p>Norfolk</text:p>
          </table:table-cell>
          <table:table-cell office:value-type="string">
            <text:p>PE31 6TN</text:p>
          </table:table-cell>
          <table:table-cell/>
          <table:table-cell office:value-type="string">
            <text:p>(01485)520274</text:p>
          </table:table-cell>
          <table:table-cell office:value-type="string">
            <text:p>EH0937660</text:p>
          </table:table-cell>
          <table:table-cell table:number-columns-repeated="9"/>
          <table:table-cell office:value-type="float" office:value="120966">
            <text:p>120966</text:p>
          </table:table-cell>
          <table:table-cell office:value-type="string">
            <text:p>School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6, CWTN-3</text:p>
          </table:table-cell>
          <table:table-cell office:value-type="string">
            <text:p>Term time emptying (40 empties p.a.)</text:p>
          </table:table-cell>
          <table:table-cell table:number-columns-repeated="2"/>
          <table:table-cell office:value-type="string">
            <text:p>D3</text:p>
          </table:table-cell>
          <table:table-cell table:number-columns-repeated="4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0966">
            <text:p>120966</text:p>
          </table:table-cell>
          <table:table-cell office:value-type="string">
            <text:p>School 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emptying term-time (20 empties p.a.)</text:p>
          </table:table-cell>
          <table:table-cell table:number-columns-repeated="2"/>
          <table:table-cell office:value-type="string">
            <text:p>R5 WK2</text:p>
          </table:table-cell>
          <table:table-cell table:number-columns-repeated="4"/>
          <table:table-cell office:value-type="date" office:date-value="2007-01-17">
            <text:p>17/01/07</text:p>
          </table:table-cell>
          <table:table-cell/>
        </table:table-row>
        <table:table-row table:style-name="ro2">
          <table:table-cell office:value-type="float" office:value="589">
            <text:p>589</text:p>
          </table:table-cell>
          <table:table-cell office:value-type="string">
            <text:p>Gt. Massingham CEVC Primary School</text:p>
          </table:table-cell>
          <table:table-cell table:number-columns-repeated="2"/>
          <table:table-cell office:value-type="string">
            <text:p>Weasenham Road</text:p>
          </table:table-cell>
          <table:table-cell office:value-type="string">
            <text:p>Gt. Mas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2EY</text:p>
          </table:table-cell>
          <table:table-cell/>
          <table:table-cell office:value-type="string">
            <text:p>(01485)520362</text:p>
          </table:table-cell>
          <table:table-cell office:value-type="string">
            <text:p>EH1008838</text:p>
          </table:table-cell>
          <table:table-cell table:number-columns-repeated="9"/>
          <table:table-cell office:value-type="float" office:value="88317">
            <text:p>88317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240-10, CWTN-4</text:p>
          </table:table-cell>
          <table:table-cell office:value-type="string">
            <text:p>Fortnightly emptying term-time (20 empties p.a.)</text:p>
          </table:table-cell>
          <table:table-cell table:number-columns-repeated="2"/>
          <table:table-cell office:value-type="string">
            <text:p>R5 WK2</text:p>
          </table:table-cell>
          <table:table-cell table:number-columns-repeated="4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17316">
            <text:p>117316</text:p>
          </table:table-cell>
          <table:table-cell office:value-type="string">
            <text:p>School 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6, CWTN-3</text:p>
          </table:table-cell>
          <table:table-cell office:value-type="string">
            <text:p>Term time emptying (40 empties p.a.)</text:p>
          </table:table-cell>
          <table:table-cell table:number-columns-repeated="2"/>
          <table:table-cell office:value-type="string">
            <text:p>D3</text:p>
          </table:table-cell>
          <table:table-cell table:number-columns-repeated="4"/>
          <table:table-cell office:value-type="date" office:date-value="2006-10-15">
            <text:p>15/10/06</text:p>
          </table:table-cell>
          <table:table-cell/>
        </table:table-row>
        <table:table-row table:style-name="ro2">
          <table:table-cell office:value-type="float" office:value="591">
            <text:p>591</text:p>
          </table:table-cell>
          <table:table-cell office:value-type="string">
            <text:p>Sedgeford County First School</text:p>
          </table:table-cell>
          <table:table-cell table:number-columns-repeated="2"/>
          <table:table-cell office:value-type="string">
            <text:p>Ringstead Road</text:p>
          </table:table-cell>
          <table:table-cell office:value-type="string">
            <text:p>Sedgeford</text:p>
          </table:table-cell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NQ</text:p>
          </table:table-cell>
          <table:table-cell office:value-type="string">
            <text:p>Mrs Margaret Powell-Bowns</text:p>
          </table:table-cell>
          <table:table-cell office:value-type="string">
            <text:p>(01485)570997</text:p>
          </table:table-cell>
          <table:table-cell office:value-type="string">
            <text:p>EH2000669</text:p>
          </table:table-cell>
          <table:table-cell table:number-columns-repeated="9"/>
          <table:table-cell office:value-type="float" office:value="107871">
            <text:p>107871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5, CWTN-3</text:p>
          </table:table-cell>
          <table:table-cell office:value-type="string">
            <text:p>Term time emptying (40 empties p.a.)</text:p>
          </table:table-cell>
          <table:table-cell table:number-columns-repeated="2"/>
          <table:table-cell office:value-type="string">
            <text:p>D13</text:p>
          </table:table-cell>
          <table:table-cell table:number-columns-repeated="4"/>
          <table:table-cell office:value-type="date" office:date-value="2006-02-01">
            <text:p>01/02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699">
            <text:p>136699</text:p>
          </table:table-cell>
          <table:table-cell office:value-type="string">
            <text:p>School 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emptying term-time (20 empties p.a.)</text:p>
          </table:table-cell>
          <table:table-cell table:number-columns-repeated="2"/>
          <table:table-cell office:value-type="string">
            <text:p>R6 WK1</text:p>
          </table:table-cell>
          <table:table-cell table:number-columns-repeated="4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592">
            <text:p>592</text:p>
          </table:table-cell>
          <table:table-cell office:value-type="string">
            <text:p>Pott Row First School</text:p>
          </table:table-cell>
          <table:table-cell table:number-columns-repeated="2"/>
          <table:table-cell office:value-type="string">
            <text:p>Cliffe-en-Howe Road</text:p>
          </table:table-cell>
          <table:table-cell office:value-type="string">
            <text:p>Pott Row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BY</text:p>
          </table:table-cell>
          <table:table-cell/>
          <table:table-cell office:value-type="string">
            <text:p>(01485)600356</text:p>
          </table:table-cell>
          <table:table-cell office:value-type="string">
            <text:p>EH0947408</text:p>
          </table:table-cell>
          <table:table-cell table:number-columns-repeated="9"/>
          <table:table-cell office:value-type="float" office:value="110016">
            <text:p>110016</text:p>
          </table:table-cell>
          <table:table-cell office:value-type="string">
            <text:p>School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6, CWTN-3</text:p>
          </table:table-cell>
          <table:table-cell office:value-type="string">
            <text:p>Term-time emptying (40 empties p.a.) </text:p>
          </table:table-cell>
          <table:table-cell table:number-columns-repeated="4"/>
          <table:table-cell office:value-type="string">
            <text:p>D4</text:p>
          </table:table-cell>
          <table:table-cell table:number-columns-repeated="2"/>
          <table:table-cell office:value-type="date" office:date-value="2006-04-03">
            <text:p>03/04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10016">
            <text:p>110016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240-10, CWTN-4</text:p>
          </table:table-cell>
          <table:table-cell office:value-type="string">
            <text:p>Fortnightly emptying term-time (20 empties p.a.) </text:p>
          </table:table-cell>
          <table:table-cell table:number-columns-repeated="4"/>
          <table:table-cell office:value-type="string">
            <text:p>R2 WK2</text:p>
          </table:table-cell>
          <table:table-cell table:number-columns-repeated="2"/>
          <table:table-cell office:value-type="date" office:date-value="2006-04-03">
            <text:p>03/04/06</text:p>
          </table:table-cell>
          <table:table-cell/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Snettisham Primary School</text:p>
          </table:table-cell>
          <table:table-cell table:number-columns-repeated="2"/>
          <table:table-cell office:value-type="string">
            <text:p>School Road</text:p>
          </table:table-cell>
          <table:table-cell office:value-type="string">
            <text:p>Snetti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LT</text:p>
          </table:table-cell>
          <table:table-cell/>
          <table:table-cell office:value-type="string">
            <text:p>(01485)541274</text:p>
          </table:table-cell>
          <table:table-cell office:value-type="string">
            <text:p>EH1008908</text:p>
          </table:table-cell>
          <table:table-cell table:number-columns-repeated="9"/>
          <table:table-cell office:value-type="float" office:value="109943">
            <text:p>109943</text:p>
          </table:table-cell>
          <table:table-cell office:value-type="string">
            <text:p>School Recyc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emptying term-time (20 empties p.a)</text:p>
          </table:table-cell>
          <table:table-cell table:number-columns-repeated="4"/>
          <table:table-cell office:value-type="string">
            <text:p>R2 WK1</text:p>
          </table:table-cell>
          <table:table-cell table:number-columns-repeated="2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0821">
            <text:p>150821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5, CWTN -3</text:p>
          </table:table-cell>
          <table:table-cell office:value-type="string">
            <text:p>Term-time emptying (40 empties p.a.)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594">
            <text:p>594</text:p>
          </table:table-cell>
          <table:table-cell office:value-type="string">
            <text:p>Tilney St. Lawrence C. P. School</text:p>
          </table:table-cell>
          <table:table-cell table:number-columns-repeated="2"/>
          <table:table-cell office:value-type="string">
            <text:p>School Road</text:p>
          </table:table-cell>
          <table:table-cell office:value-type="string">
            <text:p>Tilney St. Lawrenc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QZ</text:p>
          </table:table-cell>
          <table:table-cell office:value-type="string">
            <text:p>Headteacher: Mrs. Carolyn Howard</text:p>
          </table:table-cell>
          <table:table-cell office:value-type="string">
            <text:p>(01945)880405</text:p>
          </table:table-cell>
          <table:table-cell office:value-type="string">
            <text:p>EH0995774</text:p>
          </table:table-cell>
          <table:table-cell table:number-columns-repeated="9"/>
          <table:table-cell office:value-type="float" office:value="120605">
            <text:p>120605</text:p>
          </table:table-cell>
          <table:table-cell office:value-type="string">
            <text:p>School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6, CWTN-3</text:p>
          </table:table-cell>
          <table:table-cell office:value-type="string">
            <text:p>Term-time emptying (40 empties p.a.)</text:p>
          </table:table-cell>
          <table:table-cell table:number-columns-repeated="2"/>
          <table:table-cell office:value-type="string">
            <text:p>D7</text:p>
          </table:table-cell>
          <table:table-cell table:number-columns-repeated="4"/>
          <table:table-cell office:value-type="date" office:date-value="2007-01-08">
            <text:p>08/01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0605">
            <text:p>120605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string">
            <text:p>240-10, CWTN-4</text:p>
          </table:table-cell>
          <table:table-cell office:value-type="string">
            <text:p>Fortnightly emptying term time (20 empties p.a.)</text:p>
          </table:table-cell>
          <table:table-cell table:number-columns-repeated="2"/>
          <table:table-cell office:value-type="string">
            <text:p>R4 WK2</text:p>
          </table:table-cell>
          <table:table-cell table:number-columns-repeated="4"/>
          <table:table-cell office:value-type="date" office:date-value="2007-01-08">
            <text:p>08/01/07</text:p>
          </table:table-cell>
          <table:table-cell/>
        </table:table-row>
        <table:table-row table:style-name="ro2">
          <table:table-cell office:value-type="float" office:value="595">
            <text:p>595</text:p>
          </table:table-cell>
          <table:table-cell office:value-type="string">
            <text:p>East Winch Primary School</text:p>
          </table:table-cell>
          <table:table-cell table:number-columns-repeated="2"/>
          <table:table-cell office:value-type="string">
            <text:p>Church Lane</text:p>
          </table:table-cell>
          <table:table-cell office:value-type="string">
            <text:p>East Winch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1NQ</text:p>
          </table:table-cell>
          <table:table-cell office:value-type="string">
            <text:p>Mr Lee Stevens (Headteacher)</text:p>
          </table:table-cell>
          <table:table-cell office:value-type="string">
            <text:p>(01553)840494</text:p>
          </table:table-cell>
          <table:table-cell office:value-type="string">
            <text:p>EH1011377</text:p>
          </table:table-cell>
          <table:table-cell table:number-columns-repeated="9"/>
          <table:table-cell office:value-type="float" office:value="105076">
            <text:p>105076</text:p>
          </table:table-cell>
          <table:table-cell office:value-type="string">
            <text:p>School Refuse</text:p>
          </table:table-cell>
          <table:table-cell office:value-type="string">
            <text:p>1100L</text:p>
          </table:table-cell>
          <table:table-cell office:value-type="float" office:value="1">
            <text:p>1</text:p>
          </table:table-cell>
          <table:table-cell office:value-type="string">
            <text:p>1100-5, CWTN 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D3</text:p>
          </table:table-cell>
          <table:table-cell table:number-columns-repeated="5"/>
          <table:table-cell office:value-type="date" office:date-value="2005-11-01">
            <text:p>01/11/05</text:p>
          </table:table-cell>
          <table:table-cell table:style-name="ce1" office:value-type="date" office:date-value="2009-07-23">
            <text:p>23/07/09</text:p>
          </table:table-cell>
        </table:table-row>
        <table:table-row table:style-name="ro2">
          <table:table-cell table:number-columns-repeated="21"/>
          <table:table-cell office:value-type="float" office:value="105076">
            <text:p>105076</text:p>
          </table:table-cell>
          <table:table-cell office:value-type="string">
            <text:p>School 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emptying term-time (20 empties p.a.)</text:p>
          </table:table-cell>
          <table:table-cell/>
          <table:table-cell office:value-type="string">
            <text:p>R5 W2</text:p>
          </table:table-cell>
          <table:table-cell table:number-columns-repeated="5"/>
          <table:table-cell office:value-type="date" office:date-value="2007-10-01">
            <text:p>01/10/07</text:p>
          </table:table-cell>
          <table:table-cell table:style-name="ce1" office:value-type="date" office:date-value="2009-07-23">
            <text:p>23/07/09</text:p>
          </table:table-cell>
        </table:table-row>
        <table:table-row table:style-name="ro2">
          <table:table-cell office:value-type="float" office:value="596">
            <text:p>596</text:p>
          </table:table-cell>
          <table:table-cell office:value-type="string">
            <text:p>North Wootton Pre-School</text:p>
          </table:table-cell>
          <table:table-cell table:number-columns-repeated="2"/>
          <table:table-cell office:value-type="string">
            <text:p>St. Augustines Way</text:p>
          </table:table-cell>
          <table:table-cell office:value-type="string">
            <text:p>Sou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TE</text:p>
          </table:table-cell>
          <table:table-cell/>
          <table:table-cell office:value-type="string">
            <text:p>(01553)675761</text:p>
          </table:table-cell>
          <table:table-cell office:value-type="string">
            <text:p>EH1068658</text:p>
          </table:table-cell>
          <table:table-cell table:number-columns-repeated="9"/>
          <table:table-cell office:value-type="float" office:value="110101">
            <text:p>110101</text:p>
          </table:table-cell>
          <table:table-cell office:value-type="string">
            <text:p>School 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5, CWTN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0961">
            <text:p>150961</text:p>
          </table:table-cell>
          <table:table-cell office:value-type="string">
            <text:p>School 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emptying term time (20 empties p.a.)</text:p>
          </table:table-cell>
          <table:table-cell table:number-columns-repeated="3"/>
          <table:table-cell office:value-type="string">
            <text:p>R6 WK2</text:p>
          </table:table-cell>
          <table:table-cell table:number-columns-repeated="3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597">
            <text:p>597</text:p>
          </table:table-cell>
          <table:table-cell office:value-type="string">
            <text:p>Wiggenhall St. Mary Magdalen C.P. School</text:p>
          </table:table-cell>
          <table:table-cell table:number-columns-repeated="2"/>
          <table:table-cell office:value-type="string">
            <text:p>Park Crescent</text:p>
          </table:table-cell>
          <table:table-cell office:value-type="string">
            <text:p>Magdale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3BU</text:p>
          </table:table-cell>
          <table:table-cell/>
          <table:table-cell office:value-type="string">
            <text:p>(01553)810326</text:p>
          </table:table-cell>
          <table:table-cell office:value-type="string">
            <text:p>EH0965688</text:p>
          </table:table-cell>
          <table:table-cell table:number-columns-repeated="9"/>
          <table:table-cell office:value-type="float" office:value="96301">
            <text:p>96301</text:p>
          </table:table-cell>
          <table:table-cell office:value-type="string">
            <text:p>School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6, CWTN-3</text:p>
          </table:table-cell>
          <table:table-cell office:value-type="string">
            <text:p>Term time emptying (40 empties p.a.)</text:p>
          </table:table-cell>
          <table:table-cell table:number-columns-repeated="4"/>
          <table:table-cell office:value-type="string">
            <text:p>D7</text:p>
          </table:table-cell>
          <table:table-cell table:number-columns-repeated="2"/>
          <table:table-cell office:value-type="date" office:date-value="2005-04-15">
            <text:p>15/04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6301">
            <text:p>96301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240-10, CWTN-4</text:p>
          </table:table-cell>
          <table:table-cell office:value-type="string">
            <text:p>Fortnightly emptying term-time (20 empties p.a.)</text:p>
          </table:table-cell>
          <table:table-cell table:number-columns-repeated="4"/>
          <table:table-cell office:value-type="string">
            <text:p>R2 WK2</text:p>
          </table:table-cell>
          <table:table-cell table:number-columns-repeated="2"/>
          <table:table-cell office:value-type="date" office:date-value="2005-04-15">
            <text:p>15/04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2594">
            <text:p>132594</text:p>
          </table:table-cell>
          <table:table-cell office:value-type="string">
            <text:p>School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5</text:p>
          </table:table-cell>
          <table:table-cell office:value-type="string">
            <text:p>Term time emptying (40 empties p.a.)</text:p>
          </table:table-cell>
          <table:table-cell table:number-columns-repeated="4"/>
          <table:table-cell office:value-type="string">
            <text:p>D7</text:p>
          </table:table-cell>
          <table:table-cell table:number-columns-repeated="2"/>
          <table:table-cell office:value-type="date" office:date-value="2007-12-01">
            <text:p>01/12/07</text:p>
          </table:table-cell>
          <table:table-cell/>
        </table:table-row>
        <table:table-row table:style-name="ro2">
          <table:table-cell office:value-type="float" office:value="598">
            <text:p>598</text:p>
          </table:table-cell>
          <table:table-cell office:value-type="string">
            <text:p>Greyfriars Primary School</text:p>
          </table:table-cell>
          <table:table-cell table:number-columns-repeated="2"/>
          <table:table-cell office:value-type="string">
            <text:p>Hospital Walk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PY</text:p>
          </table:table-cell>
          <table:table-cell/>
          <table:table-cell office:value-type="string">
            <text:p>(01553)773087</text:p>
          </table:table-cell>
          <table:table-cell office:value-type="string">
            <text:p>EH0949044</text:p>
          </table:table-cell>
          <table:table-cell table:number-columns-repeated="9"/>
          <table:table-cell office:value-type="float" office:value="97509">
            <text:p>97509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6, CWTN-3</text:p>
          </table:table-cell>
          <table:table-cell office:value-type="string">
            <text:p>Term time emptying (40 empties p.a.)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5-05-15">
            <text:p>15/05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18967">
            <text:p>118967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20 empties p.a.)</text:p>
          </table:table-cell>
          <table:table-cell table:number-columns-repeated="2"/>
          <table:table-cell office:value-type="string">
            <text:p>R3 WK2</text:p>
          </table:table-cell>
          <table:table-cell table:number-columns-repeated="4"/>
          <table:table-cell office:value-type="date" office:date-value="2006-12-01">
            <text:p>01/12/06</text:p>
          </table:table-cell>
          <table:table-cell table:style-name="ce1" office:value-type="date" office:date-value="2009-05-08">
            <text:p>08/05/09</text:p>
          </table:table-cell>
        </table:table-row>
        <table:table-row table:style-name="ro2">
          <table:table-cell table:number-columns-repeated="21"/>
          <table:table-cell office:value-type="float" office:value="152853">
            <text:p>152853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1, CWTN-4</text:p>
          </table:table-cell>
          <table:table-cell office:value-type="string">
            <text:p>Fortnightly emptying term time (20 empties p.a.)</text:p>
          </table:table-cell>
          <table:table-cell table:number-columns-repeated="2"/>
          <table:table-cell office:value-type="string">
            <text:p>R3 WK2</text:p>
          </table:table-cell>
          <table:table-cell table:number-columns-repeated="4"/>
          <table:table-cell office:value-type="date" office:date-value="2009-05-09">
            <text:p>09/05/09</text:p>
          </table:table-cell>
          <table:table-cell/>
        </table:table-row>
        <table:table-row table:style-name="ro2">
          <table:table-cell office:value-type="float" office:value="600">
            <text:p>600</text:p>
          </table:table-cell>
          <table:table-cell office:value-type="string">
            <text:p>Clenchwarton C..P. School</text:p>
          </table:table-cell>
          <table:table-cell table:number-columns-repeated="2"/>
          <table:table-cell office:value-type="string">
            <text:p>Main Road</text:p>
          </table:table-cell>
          <table:table-cell office:value-type="string">
            <text:p>Clenchwar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DT</text:p>
          </table:table-cell>
          <table:table-cell/>
          <table:table-cell office:value-type="string">
            <text:p>(01553)775035</text:p>
          </table:table-cell>
          <table:table-cell office:value-type="string">
            <text:p>EH0945118</text:p>
          </table:table-cell>
          <table:table-cell table:number-columns-repeated="9"/>
          <table:table-cell office:value-type="float" office:value="99524">
            <text:p>99524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6, CWTN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D4</text:p>
          </table:table-cell>
          <table:table-cell table:number-columns-repeated="5"/>
          <table:table-cell office:value-type="date" office:date-value="2005-06-01">
            <text:p>01/06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17091">
            <text:p>117091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/>
          <table:table-cell office:value-type="string">
            <text:p>R2 WK2</text:p>
          </table:table-cell>
          <table:table-cell table:number-columns-repeated="5"/>
          <table:table-cell office:value-type="date" office:date-value="2006-10-01">
            <text:p>01/10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17091">
            <text:p>117091</text:p>
          </table:table-cell>
          <table:table-cell office:value-type="string">
            <text:p>School 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</text:p>
          </table:table-cell>
          <table:table-cell office:value-type="string">
            <text:p>Fortnightly emptying term time ( 20 empties p.a.)</text:p>
          </table:table-cell>
          <table:table-cell/>
          <table:table-cell office:value-type="string">
            <text:p>R2 WK2</text:p>
          </table:table-cell>
          <table:table-cell table:number-columns-repeated="5"/>
          <table:table-cell office:value-type="date" office:date-value="2006-10-01">
            <text:p>01/10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2988">
            <text:p>132988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</text:p>
          </table:table-cell>
          <table:table-cell office:value-type="string">
            <text:p>Fortnightly emptying term time ( 20 empties p.a.)</text:p>
          </table:table-cell>
          <table:table-cell/>
          <table:table-cell office:value-type="string">
            <text:p>R2 WK2</text:p>
          </table:table-cell>
          <table:table-cell table:number-columns-repeated="5"/>
          <table:table-cell office:value-type="date" office:date-value="2007-12-15">
            <text:p>15/12/07</text:p>
          </table:table-cell>
          <table:table-cell/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West Walton Community Primary School</text:p>
          </table:table-cell>
          <table:table-cell table:number-columns-repeated="2"/>
          <table:table-cell office:value-type="string">
            <text:p>School Road</text:p>
          </table:table-cell>
          <table:table-cell office:value-type="string">
            <text:p>West Walton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HA</text:p>
          </table:table-cell>
          <table:table-cell office:value-type="string">
            <text:p>Jill Davis (Headteacher)</text:p>
          </table:table-cell>
          <table:table-cell office:value-type="string">
            <text:p>(01945)583620</text:p>
          </table:table-cell>
          <table:table-cell office:value-type="string">
            <text:p>EH0951589</text:p>
          </table:table-cell>
          <table:table-cell table:number-columns-repeated="8"/>
          <table:table-cell office:value-type="string">
            <text:p>(01945)532485</text:p>
          </table:table-cell>
          <table:table-cell office:value-type="float" office:value="124278">
            <text:p>124278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6, CWTN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D7</text:p>
          </table:table-cell>
          <table:table-cell table:number-columns-repeated="5"/>
          <table:table-cell office:value-type="date" office:date-value="2007-05-01">
            <text:p>01/05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4278">
            <text:p>124278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/>
          <table:table-cell office:value-type="string">
            <text:p>R4 WK2</text:p>
          </table:table-cell>
          <table:table-cell table:number-columns-repeated="5"/>
          <table:table-cell office:value-type="date" office:date-value="2007-05-01">
            <text:p>01/05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581">
            <text:p>136581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</text:p>
          </table:table-cell>
          <table:table-cell office:value-type="string">
            <text:p>Fortnightly emptying term time (20 empties p.a.)</text:p>
          </table:table-cell>
          <table:table-cell/>
          <table:table-cell office:value-type="string">
            <text:p>R4 WK2</text:p>
          </table:table-cell>
          <table:table-cell table:number-columns-repeated="5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602">
            <text:p>602</text:p>
          </table:table-cell>
          <table:table-cell office:value-type="string">
            <text:p>Whitefriars C. E. School</text:p>
          </table:table-cell>
          <table:table-cell table:number-columns-repeated="2"/>
          <table:table-cell office:value-type="string">
            <text:p>Whitefriars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AH</text:p>
          </table:table-cell>
          <table:table-cell office:value-type="string">
            <text:p>Philip Aelberry</text:p>
          </table:table-cell>
          <table:table-cell office:value-type="string">
            <text:p>(01553)761001</text:p>
          </table:table-cell>
          <table:table-cell office:value-type="string">
            <text:p>EH0945136</text:p>
          </table:table-cell>
          <table:table-cell table:number-columns-repeated="9"/>
          <table:table-cell office:value-type="float" office:value="94152">
            <text:p>94152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770-6,CWTN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5-02-10">
            <text:p>10/02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4152">
            <text:p>94152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240-10, CWTN-4</text:p>
          </table:table-cell>
          <table:table-cell office:value-type="string">
            <text:p>Fortnightly emptying term time (20 empties p.a.)</text:p>
          </table:table-cell>
          <table:table-cell table:number-columns-repeated="2"/>
          <table:table-cell office:value-type="string">
            <text:p>R3 WK 2</text:p>
          </table:table-cell>
          <table:table-cell table:number-columns-repeated="4"/>
          <table:table-cell office:value-type="date" office:date-value="2005-02-10">
            <text:p>10/02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9067">
            <text:p>99067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240-10</text:p>
          </table:table-cell>
          <table:table-cell office:value-type="string">
            <text:p>Fortnightly emptying term time (20 empties p.a.)</text:p>
          </table:table-cell>
          <table:table-cell table:number-columns-repeated="2"/>
          <table:table-cell office:value-type="string">
            <text:p>R3 WK 2</text:p>
          </table:table-cell>
          <table:table-cell table:number-columns-repeated="4"/>
          <table:table-cell office:value-type="date" office:date-value="2005-06-15">
            <text:p>15/06/05</text:p>
          </table:table-cell>
          <table:table-cell/>
        </table:table-row>
        <table:table-row table:style-name="ro2">
          <table:table-cell office:value-type="float" office:value="604">
            <text:p>604</text:p>
          </table:table-cell>
          <table:table-cell office:value-type="string">
            <text:p>Burnham Market Primary School</text:p>
          </table:table-cell>
          <table:table-cell table:number-columns-repeated="2"/>
          <table:table-cell office:value-type="string">
            <text:p>Friars Lane</text:p>
          </table:table-cell>
          <table:table-cell office:value-type="string">
            <text:p>Burnham Nor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JA</text:p>
          </table:table-cell>
          <table:table-cell/>
          <table:table-cell office:value-type="string">
            <text:p>(01328)738354</text:p>
          </table:table-cell>
          <table:table-cell office:value-type="string">
            <text:p>EH0949938</text:p>
          </table:table-cell>
          <table:table-cell table:number-columns-repeated="9"/>
          <table:table-cell office:value-type="float" office:value="106247">
            <text:p>106247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5, CWTN -3</text:p>
          </table:table-cell>
          <table:table-cell office:value-type="string">
            <text:p>Term time emptying (40 empties p.a.)</text:p>
          </table:table-cell>
          <table:table-cell office:value-type="string">
            <text:p>D13</text:p>
          </table:table-cell>
          <table:table-cell table:number-columns-repeated="6"/>
          <table:table-cell office:value-type="date" office:date-value="2005-12-01">
            <text:p>01/12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574">
            <text:p>136574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office:value-type="string">
            <text:p>R6 WK2</text:p>
          </table:table-cell>
          <table:table-cell table:number-columns-repeated="6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Castle Acre C.of E.VC School</text:p>
          </table:table-cell>
          <table:table-cell table:number-columns-repeated="2"/>
          <table:table-cell office:value-type="string">
            <text:p>Stocks Green</text:p>
          </table:table-cell>
          <table:table-cell office:value-type="string">
            <text:p>Castle Acr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2AE</text:p>
          </table:table-cell>
          <table:table-cell/>
          <table:table-cell office:value-type="string">
            <text:p>(01760)755305</text:p>
          </table:table-cell>
          <table:table-cell office:value-type="string">
            <text:p>EH0985079</text:p>
          </table:table-cell>
          <table:table-cell table:number-columns-repeated="9"/>
          <table:table-cell office:value-type="float" office:value="91101">
            <text:p>91101</text:p>
          </table:table-cell>
          <table:table-cell office:value-type="string">
            <text:p>School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6, CWTN-3</text:p>
          </table:table-cell>
          <table:table-cell office:value-type="string">
            <text:p>Term time emptying (40 empties p.a.)</text:p>
          </table:table-cell>
          <table:table-cell table:number-columns-repeated="3"/>
          <table:table-cell office:value-type="string">
            <text:p>D3</text:p>
          </table:table-cell>
          <table:table-cell table:number-columns-repeated="3"/>
          <table:table-cell office:value-type="date" office:date-value="2004-11-15">
            <text:p>15/11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1101">
            <text:p>91101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5 WK2</text:p>
          </table:table-cell>
          <table:table-cell table:number-columns-repeated="3"/>
          <table:table-cell office:value-type="date" office:date-value="2004-11-15">
            <text:p>15/11/04</text:p>
          </table:table-cell>
          <table:table-cell/>
        </table:table-row>
        <table:table-row table:style-name="ro2">
          <table:table-cell office:value-type="float" office:value="606">
            <text:p>606</text:p>
          </table:table-cell>
          <table:table-cell office:value-type="string">
            <text:p>St. Georges CE Junior School</text:p>
          </table:table-cell>
          <table:table-cell table:number-columns-repeated="2"/>
          <table:table-cell office:value-type="string">
            <text:p>Admirals Drive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LR</text:p>
          </table:table-cell>
          <table:table-cell/>
          <table:table-cell office:value-type="string">
            <text:p>(01485)540308</text:p>
          </table:table-cell>
          <table:table-cell office:value-type="string">
            <text:p>EH0950035</text:p>
          </table:table-cell>
          <table:table-cell table:number-columns-repeated="9"/>
          <table:table-cell office:value-type="float" office:value="122755">
            <text:p>122755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6, CWTN-3</text:p>
          </table:table-cell>
          <table:table-cell office:value-type="string">
            <text:p>Term time emptying (40 empties p.a.)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2755">
            <text:p>122755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table:number-columns-repeated="4"/>
          <table:table-cell office:value-type="string">
            <text:p>R6 WK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Churchill Park School</text:p>
          </table:table-cell>
          <table:table-cell table:number-columns-repeated="2"/>
          <table:table-cell office:value-type="string">
            <text:p>Winston Churchill Drive</text:p>
          </table:table-cell>
          <table:table-cell office:value-type="string">
            <text:p>Fairstead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RP</text:p>
          </table:table-cell>
          <table:table-cell/>
          <table:table-cell office:value-type="string">
            <text:p>(01553)763679</text:p>
          </table:table-cell>
          <table:table-cell office:value-type="string">
            <text:p>EH0949026</text:p>
          </table:table-cell>
          <table:table-cell table:number-columns-repeated="9"/>
          <table:table-cell office:value-type="float" office:value="122668">
            <text:p>122668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3">
            <text:p>3</text:p>
          </table:table-cell>
          <table:table-cell office:value-type="string">
            <text:p>770-5, CWTN-3</text:p>
          </table:table-cell>
          <table:table-cell office:value-type="string">
            <text:p>Term time emptying (40 empties p.a.)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2668">
            <text:p>122668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office:value-type="string">
            <text:p>R1 WK 2</text:p>
          </table:table-cell>
          <table:table-cell table:number-columns-repeated="6"/>
          <table:table-cell office:value-type="date" office:date-value="2007-04-01">
            <text:p>01/04/07</text:p>
          </table:table-cell>
          <table:table-cell table:style-name="ce1" office:value-type="date" office:date-value="2009-09-21">
            <text:p>21/09/09</text:p>
          </table:table-cell>
        </table:table-row>
        <table:table-row table:style-name="ro2">
          <table:table-cell table:number-columns-repeated="21"/>
          <table:table-cell office:value-type="float" office:value="158581">
            <text:p>158581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office:value-type="string">
            <text:p>R1 WK 3</text:p>
          </table:table-cell>
          <table:table-cell table:number-columns-repeated="6"/>
          <table:table-cell office:value-type="date" office:date-value="2009-09-22">
            <text:p>22/09/09</text:p>
          </table:table-cell>
          <table:table-cell/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Grimston Junior School</text:p>
          </table:table-cell>
          <table:table-cell table:number-columns-repeated="2"/>
          <table:table-cell office:value-type="string">
            <text:p>Vong Lane</text:p>
          </table:table-cell>
          <table:table-cell office:value-type="string">
            <text:p>Pott Row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BW</text:p>
          </table:table-cell>
          <table:table-cell/>
          <table:table-cell office:value-type="string">
            <text:p>(01485)600241</text:p>
          </table:table-cell>
          <table:table-cell office:value-type="string">
            <text:p>EH0949053</text:p>
          </table:table-cell>
          <table:table-cell table:number-columns-repeated="9"/>
          <table:table-cell office:value-type="float" office:value="129294">
            <text:p>129294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5, CWTN -3</text:p>
          </table:table-cell>
          <table:table-cell office:value-type="string">
            <text:p>Term time emptying (40 empties p.a.)</text:p>
          </table:table-cell>
          <table:table-cell table:number-columns-repeated="4"/>
          <table:table-cell office:value-type="string">
            <text:p>D4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9294">
            <text:p>129294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table:number-columns-repeated="4"/>
          <table:table-cell office:value-type="string">
            <text:p>R2 WK 2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Terrington St. Clement Primary School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Churchgate Way</text:p>
          </table:table-cell>
          <table:table-cell office:value-type="string">
            <text:p>Terrington St. Clemen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LZ</text:p>
          </table:table-cell>
          <table:table-cell/>
          <table:table-cell office:value-type="string">
            <text:p>(01553)828348</text:p>
          </table:table-cell>
          <table:table-cell office:value-type="string">
            <text:p>EH1023210</text:p>
          </table:table-cell>
          <table:table-cell table:number-columns-repeated="9"/>
          <table:table-cell office:value-type="float" office:value="89331">
            <text:p>89331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6, CWTN-3</text:p>
          </table:table-cell>
          <table:table-cell office:value-type="string">
            <text:p>Term time emptying (40 empties p.a.)</text:p>
          </table:table-cell>
          <table:table-cell office:value-type="string">
            <text:p>D4</text:p>
          </table:table-cell>
          <table:table-cell table:number-columns-repeated="6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05311">
            <text:p>105311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5</text:p>
          </table:table-cell>
          <table:table-cell office:value-type="string">
            <text:p>Term time emptying (40 empties p.a.)</text:p>
          </table:table-cell>
          <table:table-cell office:value-type="string">
            <text:p>D4</text:p>
          </table:table-cell>
          <table:table-cell table:number-columns-repeated="6"/>
          <table:table-cell office:value-type="date" office:date-value="2005-11-15">
            <text:p>15/11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0659">
            <text:p>150659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office:value-type="string">
            <text:p>R2 WK 2</text:p>
          </table:table-cell>
          <table:table-cell table:number-columns-repeated="6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St. Germans Primary School</text:p>
          </table:table-cell>
          <table:table-cell table:number-columns-repeated="2"/>
          <table:table-cell office:value-type="string">
            <text:p>School Lane</text:p>
          </table:table-cell>
          <table:table-cell office:value-type="string">
            <text:p>Wiggenhall St. Germans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3DZ</text:p>
          </table:table-cell>
          <table:table-cell/>
          <table:table-cell office:value-type="string">
            <text:p>(01553)617246</text:p>
          </table:table-cell>
          <table:table-cell office:value-type="string">
            <text:p>EH0942037</text:p>
          </table:table-cell>
          <table:table-cell table:number-columns-repeated="9"/>
          <table:table-cell office:value-type="float" office:value="93980">
            <text:p>93980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table:number-columns-repeated="4"/>
          <table:table-cell office:value-type="string">
            <text:p>R4 WK 2</text:p>
          </table:table-cell>
          <table:table-cell table:number-columns-repeated="2"/>
          <table:table-cell office:value-type="date" office:date-value="2005-03-01">
            <text:p>01/03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2535">
            <text:p>132535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4, CWTN-3</text:p>
          </table:table-cell>
          <table:table-cell office:value-type="string">
            <text:p>Term time emptying (40 empties p.a.)</text:p>
          </table:table-cell>
          <table:table-cell table:number-columns-repeated="4"/>
          <table:table-cell office:value-type="string">
            <text:p>D7</text:p>
          </table:table-cell>
          <table:table-cell table:number-columns-repeated="2"/>
          <table:table-cell office:value-type="date" office:date-value="2007-12-01">
            <text:p>01/12/07</text:p>
          </table:table-cell>
          <table:table-cell/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Brancaster C.E.V.A. Primary School</text:p>
          </table:table-cell>
          <table:table-cell table:number-columns-repeated="2"/>
          <table:table-cell office:value-type="string">
            <text:p>Market Lane</text:p>
          </table:table-cell>
          <table:table-cell office:value-type="string">
            <text:p>Brancaster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AB</text:p>
          </table:table-cell>
          <table:table-cell/>
          <table:table-cell office:value-type="string">
            <text:p>(01485)210246</text:p>
          </table:table-cell>
          <table:table-cell office:value-type="string">
            <text:p>EH1057454</text:p>
          </table:table-cell>
          <table:table-cell table:number-columns-repeated="9"/>
          <table:table-cell office:value-type="float" office:value="143784">
            <text:p>143784</text:p>
          </table:table-cell>
          <table:table-cell office:value-type="string">
            <text:p>School 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5, CWTN-3</text:p>
          </table:table-cell>
          <table:table-cell office:value-type="string">
            <text:p>Term time emptying (40 empties p.a.)</text:p>
          </table:table-cell>
          <table:table-cell office:value-type="string">
            <text:p>D5</text:p>
          </table:table-cell>
          <table:table-cell table:number-columns-repeated="6"/>
          <table:table-cell office:value-type="date" office:date-value="2008-09-19">
            <text:p>19/09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3784">
            <text:p>143784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office:value-type="string">
            <text:p>R3 WK2</text:p>
          </table:table-cell>
          <table:table-cell table:number-columns-repeated="6"/>
          <table:table-cell office:value-type="date" office:date-value="2008-09-19">
            <text:p>19/09/08</text:p>
          </table:table-cell>
          <table:table-cell/>
        </table:table-row>
        <table:table-row table:style-name="ro2">
          <table:table-cell office:value-type="float" office:value="617">
            <text:p>617</text:p>
          </table:table-cell>
          <table:table-cell office:value-type="string">
            <text:p>Lodge Cottage Nursery School</text:p>
          </table:table-cell>
          <table:table-cell table:number-columns-repeated="2"/>
          <table:table-cell office:value-type="string">
            <text:p>Manor Road</text:p>
          </table:table-cell>
          <table:table-cell office:value-type="string">
            <text:p>Nor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/>
          <table:table-cell office:value-type="string">
            <text:p>Mrs. Joanna Hammond</text:p>
          </table:table-cell>
          <table:table-cell office:value-type="string">
            <text:p>(01553)631263</text:p>
          </table:table-cell>
          <table:table-cell office:value-type="string">
            <text:p>EH1060674</text:p>
          </table:table-cell>
          <table:table-cell table:number-columns-repeated="9"/>
          <table:table-cell office:value-type="float" office:value="748">
            <text:p>748</text:p>
          </table:table-cell>
          <table:table-cell office:value-type="string">
            <text:p>School 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5, CWTN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1996-02-01">
            <text:p>01/02/96</text:p>
          </table:table-cell>
          <table:table-cell/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D. &amp; M. Thorpe</text:p>
          </table:table-cell>
          <table:table-cell office:value-type="string">
            <text:p>Q8 Garage</text:p>
          </table:table-cell>
          <table:table-cell/>
          <table:table-cell office:value-type="string">
            <text:p>Main Road</text:p>
          </table:table-cell>
          <table:table-cell office:value-type="string">
            <text:p>Three Holes</text:p>
          </table:table-cell>
          <table:table-cell/>
          <table:table-cell office:value-type="string">
            <text:p>Cambs</text:p>
          </table:table-cell>
          <table:table-cell office:value-type="string">
            <text:p>PE14 9JR</text:p>
          </table:table-cell>
          <table:table-cell/>
          <table:table-cell office:value-type="string">
            <text:p>(01945)772623</text:p>
          </table:table-cell>
          <table:table-cell office:value-type="string">
            <text:p>EH1073593</text:p>
          </table:table-cell>
          <table:table-cell table:number-columns-repeated="9"/>
          <table:table-cell office:value-type="float" office:value="384">
            <text:p>384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10</text:p>
          </table:table-cell>
          <table:table-cell table:number-columns-repeated="3"/>
          <table:table-cell office:value-type="date" office:date-value="1996-11-01">
            <text:p>01/11/96</text:p>
          </table:table-cell>
          <table:table-cell/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Mrs Hui Zhen Su</text:p>
          </table:table-cell>
          <table:table-cell office:value-type="string">
            <text:p>New Terracotta House</text:p>
          </table:table-cell>
          <table:table-cell office:value-type="float" office:value="16">
            <text:p>16</text:p>
          </table:table-cell>
          <table:table-cell office:value-type="string">
            <text:p>London Road</text:p>
          </table:table-cell>
          <table:table-cell table:number-columns-repeated="2"/>
          <table:table-cell office:value-type="string">
            <text:p>Norfolk</text:p>
          </table:table-cell>
          <table:table-cell office:value-type="string">
            <text:p>PE38 9AW</text:p>
          </table:table-cell>
          <table:table-cell/>
          <table:table-cell office:value-type="string">
            <text:p>(01366)382888</text:p>
          </table:table-cell>
          <table:table-cell office:value-type="string">
            <text:p>EH1005854</text:p>
          </table:table-cell>
          <table:table-cell table:number-columns-repeated="9"/>
          <table:table-cell office:value-type="float" office:value="111031">
            <text:p>11103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9</text:p>
          </table:table-cell>
          <table:table-cell table:number-columns-repeated="4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Norfolk County Council <text:s/>(Social Services)</text:p>
          </table:table-cell>
          <table:table-cell/>
          <table:table-cell office:value-type="string">
            <text:p>33A</text:p>
          </table:table-cell>
          <table:table-cell office:value-type="string">
            <text:p>Lynn Road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NJ</text:p>
          </table:table-cell>
          <table:table-cell/>
          <table:table-cell office:value-type="string">
            <text:p>(01366)382911</text:p>
          </table:table-cell>
          <table:table-cell office:value-type="string">
            <text:p>EH1068038</text:p>
          </table:table-cell>
          <table:table-cell table:number-columns-repeated="9"/>
          <table:table-cell office:value-type="float" office:value="380">
            <text:p>380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office:value-type="string">
            <text:p>D9</text:p>
          </table:table-cell>
          <table:table-cell table:number-columns-repeated="6"/>
          <table:table-cell office:value-type="date" office:date-value="1996-08-13">
            <text:p>13/08/96</text:p>
          </table:table-cell>
          <table:table-cell/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Mr. S. Gibbs</text:p>
          </table:table-cell>
          <table:table-cell office:value-type="string">
            <text:p>Spectacular Opticians</text:p>
          </table:table-cell>
          <table:table-cell office:value-type="float" office:value="2">
            <text:p>2</text:p>
          </table:table-cell>
          <table:table-cell office:value-type="string">
            <text:p>Maltings Mall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DH</text:p>
          </table:table-cell>
          <table:table-cell/>
          <table:table-cell office:value-type="string">
            <text:p>(01366)385241</text:p>
          </table:table-cell>
          <table:table-cell office:value-type="string">
            <text:p>EH1068010</text:p>
          </table:table-cell>
          <table:table-cell table:number-columns-repeated="9"/>
          <table:table-cell office:value-type="float" office:value="113672">
            <text:p>11367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9</text:p>
          </table:table-cell>
          <table:table-cell table:number-columns-repeated="5"/>
          <table:table-cell office:value-type="date" office:date-value="2006-07-15">
            <text:p>15/07/06</text:p>
          </table:table-cell>
          <table:table-cell/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Hockwold Village Club &amp; Institute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Main Street</text:p>
          </table:table-cell>
          <table:table-cell office:value-type="string">
            <text:p>Hockwold</text:p>
          </table:table-cell>
          <table:table-cell office:value-type="string">
            <text:p>Thetford</text:p>
          </table:table-cell>
          <table:table-cell office:value-type="string">
            <text:p>Norfolk</text:p>
          </table:table-cell>
          <table:table-cell office:value-type="string">
            <text:p>IP26 4LN</text:p>
          </table:table-cell>
          <table:table-cell/>
          <table:table-cell office:value-type="string">
            <text:p>(01842)827226</text:p>
          </table:table-cell>
          <table:table-cell office:value-type="string">
            <text:p>EH1051645</text:p>
          </table:table-cell>
          <table:table-cell table:number-columns-repeated="8"/>
          <table:table-cell office:value-type="string">
            <text:p>(01842)828840</text:p>
          </table:table-cell>
          <table:table-cell office:value-type="float" office:value="375">
            <text:p>375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8</text:p>
          </table:table-cell>
          <table:table-cell table:number-columns-repeated="2"/>
          <table:table-cell office:value-type="date" office:date-value="1995-12-01">
            <text:p>01/12/95</text:p>
          </table:table-cell>
          <table:table-cell/>
        </table:table-row>
        <table:table-row table:style-name="ro2">
          <table:table-cell office:value-type="float" office:value="637">
            <text:p>637</text:p>
          </table:table-cell>
          <table:table-cell office:value-type="string">
            <text:p>Downham Market Ex-Servicemans Club Ltd</text:p>
          </table:table-cell>
          <table:table-cell office:value-type="string">
            <text:p>T/A The Downham Market Club</text:p>
          </table:table-cell>
          <table:table-cell office:value-type="float" office:value="19">
            <text:p>19</text:p>
          </table:table-cell>
          <table:table-cell office:value-type="string">
            <text:p>Paradise Road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HS</text:p>
          </table:table-cell>
          <table:table-cell/>
          <table:table-cell office:value-type="string">
            <text:p>(01366)382246</text:p>
          </table:table-cell>
          <table:table-cell office:value-type="string">
            <text:p>EH1041454</text:p>
          </table:table-cell>
          <table:table-cell table:number-columns-repeated="9"/>
          <table:table-cell office:value-type="float" office:value="1879">
            <text:p>187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D9</text:p>
          </table:table-cell>
          <table:table-cell table:number-columns-repeated="6"/>
          <table:table-cell office:value-type="date" office:date-value="2003-03-01">
            <text:p>01/03/03</text:p>
          </table:table-cell>
          <table:table-cell/>
        </table:table-row>
        <table:table-row table:style-name="ro2">
          <table:table-cell office:value-type="float" office:value="639">
            <text:p>639</text:p>
          </table:table-cell>
          <table:table-cell office:value-type="string">
            <text:p>Costcutter Stores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Westgate Street</text:p>
          </table:table-cell>
          <table:table-cell office:value-type="string">
            <text:p>Southery</text:p>
          </table:table-cell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0PA</text:p>
          </table:table-cell>
          <table:table-cell office:value-type="string">
            <text:p>Mr J Khattra &amp; Mrs D Khattra</text:p>
          </table:table-cell>
          <table:table-cell office:value-type="string">
            <text:p>(01366)377317</text:p>
          </table:table-cell>
          <table:table-cell office:value-type="string">
            <text:p>EH2019252</text:p>
          </table:table-cell>
          <table:table-cell table:number-columns-repeated="9"/>
          <table:table-cell office:value-type="float" office:value="104798">
            <text:p>10479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CWTN-1</text:p>
          </table:table-cell>
          <table:table-cell office:value-type="string">
            <text:p>One empty per week</text:p>
          </table:table-cell>
          <table:table-cell office:value-type="string">
            <text:p>D8</text:p>
          </table:table-cell>
          <table:table-cell table:number-columns-repeated="6"/>
          <table:table-cell office:value-type="date" office:date-value="2005-10-21">
            <text:p>21/10/05</text:p>
          </table:table-cell>
          <table:table-cell/>
        </table:table-row>
        <table:table-row table:style-name="ro2">
          <table:table-cell office:value-type="float" office:value="643">
            <text:p>643</text:p>
          </table:table-cell>
          <table:table-cell office:value-type="string">
            <text:p>High Haven Residential Home</text:p>
          </table:table-cell>
          <table:table-cell table:number-columns-repeated="2"/>
          <table:table-cell office:value-type="string">
            <text:p>Howdale Road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AG</text:p>
          </table:table-cell>
          <table:table-cell office:value-type="string">
            <text:p>Joanne Bolton</text:p>
          </table:table-cell>
          <table:table-cell office:value-type="string">
            <text:p>(01366)382205</text:p>
          </table:table-cell>
          <table:table-cell office:value-type="string">
            <text:p>EH0929778</text:p>
          </table:table-cell>
          <table:table-cell table:number-columns-repeated="9"/>
          <table:table-cell office:value-type="float" office:value="98208">
            <text:p>98208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/>
          <table:table-cell office:value-type="string">
            <text:p>D9</text:p>
          </table:table-cell>
          <table:table-cell table:number-columns-repeated="2"/>
          <table:table-cell office:value-type="string">
            <text:p>D9</text:p>
          </table:table-cell>
          <table:table-cell table:number-columns-repeated="2"/>
          <table:table-cell office:value-type="date" office:date-value="2005-05-19">
            <text:p>19/05/05</text:p>
          </table:table-cell>
          <table:table-cell/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Hylton Gott Ltd</text:p>
          </table:table-cell>
          <table:table-cell table:number-columns-repeated="2"/>
          <table:table-cell office:value-type="string">
            <text:p>Downham Road</text:p>
          </table:table-cell>
          <table:table-cell office:value-type="string">
            <text:p>Crimple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9DU</text:p>
          </table:table-cell>
          <table:table-cell/>
          <table:table-cell office:value-type="string">
            <text:p>(01366)383352</text:p>
          </table:table-cell>
          <table:table-cell office:value-type="string">
            <text:p>EH0946732</text:p>
          </table:table-cell>
          <table:table-cell table:number-columns-repeated="9"/>
          <table:table-cell office:value-type="float" office:value="90151">
            <text:p>9015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D10</text:p>
          </table:table-cell>
          <table:table-cell table:number-columns-repeated="2"/>
          <table:table-cell office:value-type="string">
            <text:p>D8</text:p>
          </table:table-cell>
          <table:table-cell table:number-columns-repeated="3"/>
          <table:table-cell office:value-type="date" office:date-value="2004-10-18">
            <text:p>18/10/04</text:p>
          </table:table-cell>
          <table:table-cell/>
        </table:table-row>
        <table:table-row table:style-name="ro2">
          <table:table-cell office:value-type="float" office:value="647">
            <text:p>647</text:p>
          </table:table-cell>
          <table:table-cell office:value-type="string">
            <text:p>Feltwell Golf Club</text:p>
          </table:table-cell>
          <table:table-cell table:number-columns-repeated="2"/>
          <table:table-cell office:value-type="string">
            <text:p>Thor Avenue</text:p>
          </table:table-cell>
          <table:table-cell office:value-type="string">
            <text:p>Feltwell</text:p>
          </table:table-cell>
          <table:table-cell office:value-type="string">
            <text:p>Thetford</text:p>
          </table:table-cell>
          <table:table-cell office:value-type="string">
            <text:p>Norfolk</text:p>
          </table:table-cell>
          <table:table-cell office:value-type="string">
            <text:p>IP26 4AY</text:p>
          </table:table-cell>
          <table:table-cell/>
          <table:table-cell office:value-type="string">
            <text:p>(01842)827644</text:p>
          </table:table-cell>
          <table:table-cell office:value-type="string">
            <text:p>EH0946714</text:p>
          </table:table-cell>
          <table:table-cell table:number-columns-repeated="9"/>
          <table:table-cell office:value-type="float" office:value="354">
            <text:p>354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8</text:p>
          </table:table-cell>
          <table:table-cell table:number-columns-repeated="2"/>
          <table:table-cell office:value-type="date" office:date-value="1995-04-01">
            <text:p>01/04/95</text:p>
          </table:table-cell>
          <table:table-cell/>
        </table:table-row>
        <table:table-row table:style-name="ro2">
          <table:table-cell office:value-type="float" office:value="648">
            <text:p>648</text:p>
          </table:table-cell>
          <table:table-cell office:value-type="string">
            <text:p>Watlington Village Hall</text:p>
          </table:table-cell>
          <table:table-cell office:value-type="string">
            <text:p>c/o Mr J Church(Treasurer)</text:p>
          </table:table-cell>
          <table:table-cell office:value-type="float" office:value="32">
            <text:p>32</text:p>
          </table:table-cell>
          <table:table-cell office:value-type="string">
            <text:p>Fen Road</text:p>
          </table:table-cell>
          <table:table-cell office:value-type="string">
            <text:p>Watling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0JA</text:p>
          </table:table-cell>
          <table:table-cell/>
          <table:table-cell office:value-type="string">
            <text:p>(01553)810584</text:p>
          </table:table-cell>
          <table:table-cell office:value-type="string">
            <text:p>EH0946699</text:p>
          </table:table-cell>
          <table:table-cell table:number-columns-repeated="9"/>
          <table:table-cell office:value-type="float" office:value="2104">
            <text:p>2104</text:p>
          </table:table-cell>
          <table:table-cell office:value-type="string">
            <text:p>Schd. 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10</text:p>
          </table:table-cell>
          <table:table-cell table:number-columns-repeated="2"/>
          <table:table-cell office:value-type="date" office:date-value="2004-01-16">
            <text:p>16/01/04</text:p>
          </table:table-cell>
          <table:table-cell/>
        </table:table-row>
        <table:table-row table:style-name="ro2">
          <table:table-cell office:value-type="float" office:value="651">
            <text:p>651</text:p>
          </table:table-cell>
          <table:table-cell office:value-type="string">
            <text:p>Mr. P. McManus</text:p>
          </table:table-cell>
          <table:table-cell office:value-type="string">
            <text:p>The Hare Arms</text:p>
          </table:table-cell>
          <table:table-cell/>
          <table:table-cell office:value-type="string">
            <text:p>Stow Bardolph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3HT</text:p>
          </table:table-cell>
          <table:table-cell/>
          <table:table-cell office:value-type="string">
            <text:p>(01366)382229</text:p>
          </table:table-cell>
          <table:table-cell office:value-type="string">
            <text:p>EH936125</text:p>
          </table:table-cell>
          <table:table-cell table:number-columns-repeated="9"/>
          <table:table-cell office:value-type="float" office:value="123325">
            <text:p>12332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 x2, CWTN-1</text:p>
          </table:table-cell>
          <table:table-cell office:value-type="string">
            <text:p>Three empties per week</text:p>
          </table:table-cell>
          <table:table-cell office:value-type="string">
            <text:p>D9</text:p>
          </table:table-cell>
          <table:table-cell/>
          <table:table-cell office:value-type="string">
            <text:p>D9</text:p>
          </table:table-cell>
          <table:table-cell/>
          <table:table-cell office:value-type="string">
            <text:p>D9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3325">
            <text:p>123325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 table:number-columns-repeated="2"/>
          <table:table-cell office:value-type="string">
            <text:p>R3 WK1</text:p>
          </table:table-cell>
          <table:table-cell table:number-columns-repeated="4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653">
            <text:p>653</text:p>
          </table:table-cell>
          <table:table-cell office:value-type="string">
            <text:p>Mr. M. C. Stewart</text:p>
          </table:table-cell>
          <table:table-cell office:value-type="string">
            <text:p>Dental Surgery</text:p>
          </table:table-cell>
          <table:table-cell office:value-type="float" office:value="5">
            <text:p>5</text:p>
          </table:table-cell>
          <table:table-cell office:value-type="string">
            <text:p>Priory Road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JU</text:p>
          </table:table-cell>
          <table:table-cell/>
          <table:table-cell office:value-type="string">
            <text:p>(01366)386666</text:p>
          </table:table-cell>
          <table:table-cell office:value-type="string">
            <text:p>EH1031290</text:p>
          </table:table-cell>
          <table:table-cell table:number-columns-repeated="9"/>
          <table:table-cell office:value-type="float" office:value="243">
            <text:p>243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9</text:p>
          </table:table-cell>
          <table:table-cell table:number-columns-repeated="5"/>
          <table:table-cell office:value-type="date" office:date-value="1994-09-15">
            <text:p>15/09/94</text:p>
          </table:table-cell>
          <table:table-cell/>
        </table:table-row>
        <table:table-row table:style-name="ro2">
          <table:table-cell office:value-type="float" office:value="659">
            <text:p>659</text:p>
          </table:table-cell>
          <table:table-cell office:value-type="string">
            <text:p>Central Garage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High Street</text:p>
          </table:table-cell>
          <table:table-cell office:value-type="string">
            <text:p>Feltwell</text:p>
          </table:table-cell>
          <table:table-cell office:value-type="string">
            <text:p>Thetford</text:p>
          </table:table-cell>
          <table:table-cell office:value-type="string">
            <text:p>Norfolk</text:p>
          </table:table-cell>
          <table:table-cell office:value-type="string">
            <text:p>IP26 4AF</text:p>
          </table:table-cell>
          <table:table-cell office:value-type="string">
            <text:p>M.D. &amp; R. W. Pohl</text:p>
          </table:table-cell>
          <table:table-cell office:value-type="string">
            <text:p>(01842)827094</text:p>
          </table:table-cell>
          <table:table-cell office:value-type="string">
            <text:p>EH1031315</text:p>
          </table:table-cell>
          <table:table-cell table:number-columns-repeated="9"/>
          <table:table-cell office:value-type="float" office:value="228">
            <text:p>228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8</text:p>
          </table:table-cell>
          <table:table-cell table:number-columns-repeated="3"/>
          <table:table-cell office:value-type="date" office:date-value="1994-05-01">
            <text:p>01/05/94</text:p>
          </table:table-cell>
          <table:table-cell/>
        </table:table-row>
        <table:table-row table:style-name="ro2">
          <table:table-cell office:value-type="float" office:value="662">
            <text:p>662</text:p>
          </table:table-cell>
          <table:table-cell office:value-type="string">
            <text:p>C E Management Ltd</text:p>
          </table:table-cell>
          <table:table-cell office:value-type="string">
            <text:p>t/as The Tasty House Chinese Takeaway</text:p>
          </table:table-cell>
          <table:table-cell office:value-type="float" office:value="49">
            <text:p>49</text:p>
          </table:table-cell>
          <table:table-cell office:value-type="string">
            <text:p>High Street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HF</text:p>
          </table:table-cell>
          <table:table-cell office:value-type="string">
            <text:p>Man Ho Pang (Director)</text:p>
          </table:table-cell>
          <table:table-cell office:value-type="string">
            <text:p>(01366)387085</text:p>
          </table:table-cell>
          <table:table-cell office:value-type="string">
            <text:p>EH2024947</text:p>
          </table:table-cell>
          <table:table-cell table:number-columns-repeated="9"/>
          <table:table-cell office:value-type="float" office:value="124153">
            <text:p>12415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9</text:p>
          </table:table-cell>
          <table:table-cell table:number-columns-repeated="5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Borough Council of KL&amp;WN</text:p>
          </table:table-cell>
          <table:table-cell office:value-type="string">
            <text:p>The Priory Centre</text:p>
          </table:table-cell>
          <table:table-cell/>
          <table:table-cell office:value-type="string">
            <text:p>Priory Road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JS</text:p>
          </table:table-cell>
          <table:table-cell table:number-columns-repeated="2"/>
          <table:table-cell office:value-type="string">
            <text:p>EH1009531</text:p>
          </table:table-cell>
          <table:table-cell office:value-type="string">
            <text:p>Borough Council of KL&amp;WN</text:p>
          </table:table-cell>
          <table:table-cell office:value-type="string">
            <text:p>Town Hall</text:p>
          </table:table-cell>
          <table:table-cell/>
          <table:table-cell office:value-type="string">
            <text:p>Bridge Street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</text:p>
          </table:table-cell>
          <table:table-cell/>
          <table:table-cell office:value-type="float" office:value="137">
            <text:p>13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9</text:p>
          </table:table-cell>
          <table:table-cell table:number-columns-repeated="5"/>
          <table:table-cell office:value-type="date" office:date-value="1994-04-01">
            <text:p>01/04/94</text:p>
          </table:table-cell>
          <table:table-cell/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The New Inn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Station Road</text:p>
          </table:table-cell>
          <table:table-cell office:value-type="string">
            <text:p>Hockwold</text:p>
          </table:table-cell>
          <table:table-cell office:value-type="string">
            <text:p>Thetford</text:p>
          </table:table-cell>
          <table:table-cell office:value-type="string">
            <text:p>Norfolk</text:p>
          </table:table-cell>
          <table:table-cell office:value-type="string">
            <text:p>IP26 4JA</text:p>
          </table:table-cell>
          <table:table-cell office:value-type="string">
            <text:p>Mr. Carl King</text:p>
          </table:table-cell>
          <table:table-cell office:value-type="string">
            <text:p>(01842)828668</text:p>
          </table:table-cell>
          <table:table-cell office:value-type="string">
            <text:p>EH2021416</text:p>
          </table:table-cell>
          <table:table-cell table:number-columns-repeated="9"/>
          <table:table-cell office:value-type="float" office:value="110774">
            <text:p>110774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8</text:p>
          </table:table-cell>
          <table:table-cell table:number-columns-repeated="2"/>
          <table:table-cell office:value-type="date" office:date-value="2006-01-22">
            <text:p>22/01/06</text:p>
          </table:table-cell>
          <table:table-cell/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Drs Scott, Gent, Holmes, Wearmouth &amp; Hohnsbein</text:p>
          </table:table-cell>
          <table:table-cell office:value-type="string">
            <text:p>Bridge Street Surgery</text:p>
          </table:table-cell>
          <table:table-cell office:value-type="float" office:value="30">
            <text:p>30</text:p>
          </table:table-cell>
          <table:table-cell office:value-type="string">
            <text:p>Bridge Street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DH</text:p>
          </table:table-cell>
          <table:table-cell/>
          <table:table-cell office:value-type="string">
            <text:p>(01366)388888</text:p>
          </table:table-cell>
          <table:table-cell office:value-type="string">
            <text:p>EH0964365</text:p>
          </table:table-cell>
          <table:table-cell table:number-columns-repeated="9"/>
          <table:table-cell office:value-type="float" office:value="1179">
            <text:p>1179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9</text:p>
          </table:table-cell>
          <table:table-cell table:number-columns-repeated="5"/>
          <table:table-cell office:value-type="date" office:date-value="1998-02-01">
            <text:p>01/02/98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Borough Council of KL&amp;WN</text:p>
          </table:table-cell>
          <table:table-cell office:value-type="string">
            <text:p>Corn Exchange</text:p>
          </table:table-cell>
          <table:table-cell office:value-type="float" office:value="20">
            <text:p>20</text:p>
          </table:table-cell>
          <table:table-cell office:value-type="string">
            <text:p>Tuesday Market Plac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JW</text:p>
          </table:table-cell>
          <table:table-cell office:value-type="string">
            <text:p>Harold Wolstanholme</text:p>
          </table:table-cell>
          <table:table-cell office:value-type="string">
            <text:p>(01553)765565</text:p>
          </table:table-cell>
          <table:table-cell office:value-type="string">
            <text:p>EH1069306</text:p>
          </table:table-cell>
          <table:table-cell table:number-columns-repeated="9"/>
          <table:table-cell office:value-type="float" office:value="121900">
            <text:p>12190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INT-1, REF-M2, CWTN-1</text:p>
          </table:table-cell>
          <table:table-cell office:value-type="string">
            <text:p>One empty per week, Additional weekly emptying: </text:p>
            <text:p>1 April - 30 June, 1 Sept - 31 Dec, 1 Mar - 31 March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 EXTRA</text:p>
          </table:table-cell>
          <table:table-cell table:number-columns-repeated="3"/>
          <table:table-cell office:value-type="date" office:date-value="2007-02-14">
            <text:p>14/02/07</text:p>
          </table:table-cell>
          <table:table-cell/>
        </table:table-row>
        <table:table-row table:style-name="ro1">
          <table:table-cell table:number-columns-repeated="21"/>
          <table:table-cell office:value-type="float" office:value="135049">
            <text:p>135049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0, 1100-14 x 75. CWTN-2</text:p>
          </table:table-cell>
          <table:table-cell office:value-type="string">
            <text:p>Emptied twice weekly except weeks Containing Xmas/</text:p>
            <text:p>New Years Day</text:p>
          </table:table-cell>
          <table:table-cell office:value-type="string">
            <text:p>G3</text:p>
          </table:table-cell>
          <table:table-cell table:number-columns-repeated="2"/>
          <table:table-cell office:value-type="string">
            <text:p>R3 (WK2)</text:p>
            <text:p>G3 (WK1)</text:p>
          </table:table-cell>
          <table:table-cell table:number-columns-repeated="3"/>
          <table:table-cell office:value-type="date" office:date-value="2008-02-04">
            <text:p>04/02/08</text:p>
          </table:table-cell>
          <table:table-cell/>
        </table:table-row>
        <table:table-row table:style-name="ro2">
          <table:table-cell office:value-type="float" office:value="683">
            <text:p>683</text:p>
          </table:table-cell>
          <table:table-cell office:value-type="string">
            <text:p>Kenneth Bush Solicitors</text:p>
          </table:table-cell>
          <table:table-cell office:value-type="string">
            <text:p>(Ref: 23-25 King Street)</text:p>
          </table:table-cell>
          <table:table-cell office:value-type="float" office:value="11">
            <text:p>11</text:p>
          </table:table-cell>
          <table:table-cell office:value-type="string">
            <text:p>New Conduit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DE</text:p>
          </table:table-cell>
          <table:table-cell table:number-columns-repeated="2"/>
          <table:table-cell office:value-type="string">
            <text:p>EH0983789</text:p>
          </table:table-cell>
          <table:table-cell table:number-columns-repeated="9"/>
          <table:table-cell office:value-type="float" office:value="2297">
            <text:p>229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1994-07-15">
            <text:p>15/07/94</text:p>
          </table:table-cell>
          <table:table-cell/>
        </table:table-row>
        <table:table-row table:style-name="ro2">
          <table:table-cell office:value-type="float" office:value="685">
            <text:p>685</text:p>
          </table:table-cell>
          <table:table-cell office:value-type="string">
            <text:p>Able Engineering Ltd</text:p>
          </table:table-cell>
          <table:table-cell table:number-columns-repeated="2"/>
          <table:table-cell office:value-type="string">
            <text:p>Hamlin Way</text:p>
          </table:table-cell>
          <table:table-cell office:value-type="string">
            <text:p>Hardwick Narrows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NG</text:p>
          </table:table-cell>
          <table:table-cell/>
          <table:table-cell office:value-type="string">
            <text:p>(01553)691870</text:p>
          </table:table-cell>
          <table:table-cell office:value-type="string">
            <text:p>EH1112391</text:p>
          </table:table-cell>
          <table:table-cell table:number-columns-repeated="9"/>
          <table:table-cell office:value-type="float" office:value="1026">
            <text:p>102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1998-02-20">
            <text:p>20/02/98</text:p>
          </table:table-cell>
          <table:table-cell table:style-name="ce1" office:value-type="date" office:date-value="2009-05-09">
            <text:p>09/05/09</text:p>
          </table:table-cell>
        </table:table-row>
        <table:table-row table:style-name="ro2">
          <table:table-cell office:value-type="float" office:value="686">
            <text:p>686</text:p>
          </table:table-cell>
          <table:table-cell office:value-type="string">
            <text:p>The Park High School</text:p>
          </table:table-cell>
          <table:table-cell table:number-columns-repeated="2"/>
          <table:table-cell office:value-type="string">
            <text:p>Queen Mary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QG</text:p>
          </table:table-cell>
          <table:table-cell/>
          <table:table-cell office:value-type="string">
            <text:p>(01553)774671</text:p>
          </table:table-cell>
          <table:table-cell office:value-type="string">
            <text:p>EH0931860</text:p>
          </table:table-cell>
          <table:table-cell table:number-columns-repeated="9"/>
          <table:table-cell office:value-type="float" office:value="95680">
            <text:p>95680</text:p>
          </table:table-cell>
          <table:table-cell office:value-type="string">
            <text:p>School</text:p>
          </table:table-cell>
          <table:table-cell office:value-type="float" office:value="1100">
            <text:p>1100</text:p>
          </table:table-cell>
          <table:table-cell office:value-type="float" office:value="8">
            <text:p>8</text:p>
          </table:table-cell>
          <table:table-cell office:value-type="string">
            <text:p>1100-6, 1100-8, CWTN-3</text:p>
          </table:table-cell>
          <table:table-cell office:value-type="string">
            <text:p>Two empties per week - term time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5-03-15">
            <text:p>15/03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5680">
            <text:p>95680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office:value-type="string">
            <text:p>1100-11, CWTN-4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R1</text:p>
          </table:table-cell>
          <table:table-cell table:number-columns-repeated="2"/>
          <table:table-cell office:value-type="date" office:date-value="2005-03-15">
            <text:p>15/03/05</text:p>
          </table:table-cell>
          <table:table-cell/>
        </table:table-row>
        <table:table-row table:style-name="ro2">
          <table:table-cell office:value-type="float" office:value="688">
            <text:p>688</text:p>
          </table:table-cell>
          <table:table-cell office:value-type="string">
            <text:p>West Norfolk Travel Lt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ing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ES</text:p>
          </table:table-cell>
          <table:table-cell office:value-type="string">
            <text:p>Mr W D Irwin (Director)</text:p>
          </table:table-cell>
          <table:table-cell office:value-type="string">
            <text:p>(01553)778910</text:p>
          </table:table-cell>
          <table:table-cell office:value-type="string">
            <text:p>EH1112425</text:p>
          </table:table-cell>
          <table:table-cell table:number-columns-repeated="9"/>
          <table:table-cell office:value-type="float" office:value="1025">
            <text:p>1025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1998-02-12">
            <text:p>12/02/98</text:p>
          </table:table-cell>
          <table:table-cell/>
        </table:table-row>
        <table:table-row table:style-name="ro2">
          <table:table-cell office:value-type="float" office:value="691">
            <text:p>691</text:p>
          </table:table-cell>
          <table:table-cell office:value-type="string">
            <text:p>Sue Ryder Foundation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Bridge Street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DH</text:p>
          </table:table-cell>
          <table:table-cell/>
          <table:table-cell office:value-type="string">
            <text:p>(01366)386762</text:p>
          </table:table-cell>
          <table:table-cell office:value-type="string">
            <text:p>EH1112434</text:p>
          </table:table-cell>
          <table:table-cell table:number-columns-repeated="9"/>
          <table:table-cell office:value-type="float" office:value="2116">
            <text:p>2116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/>
          <table:table-cell office:value-type="string">
            <text:p>D9</text:p>
          </table:table-cell>
          <table:table-cell table:number-columns-repeated="2"/>
          <table:table-cell office:value-type="string">
            <text:p>D9</text:p>
          </table:table-cell>
          <table:table-cell table:number-columns-repeated="2"/>
          <table:table-cell office:value-type="date" office:date-value="2003-10-10">
            <text:p>10/10/03</text:p>
          </table:table-cell>
          <table:table-cell/>
        </table:table-row>
        <table:table-row table:style-name="ro2">
          <table:table-cell office:value-type="float" office:value="692">
            <text:p>692</text:p>
          </table:table-cell>
          <table:table-cell office:value-type="string">
            <text:p>Norfolk Pub Company Ltd</text:p>
          </table:table-cell>
          <table:table-cell office:value-type="string">
            <text:p>The Jockey</text:p>
          </table:table-cell>
          <table:table-cell/>
          <table:table-cell office:value-type="string">
            <text:p>Creake Road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EN</text:p>
          </table:table-cell>
          <table:table-cell/>
          <table:table-cell office:value-type="string">
            <text:p>(01328)738321</text:p>
          </table:table-cell>
          <table:table-cell office:value-type="string">
            <text:p>EH2021505</text:p>
          </table:table-cell>
          <table:table-cell table:number-columns-repeated="9"/>
          <table:table-cell office:value-type="float" office:value="113489">
            <text:p>11348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/>
          <table:table-cell office:value-type="string">
            <text:p>D13</text:p>
          </table:table-cell>
          <table:table-cell table:number-columns-repeated="2"/>
          <table:table-cell office:value-type="string">
            <text:p>T2</text:p>
          </table:table-cell>
          <table:table-cell table:number-columns-repeated="2"/>
          <table:table-cell office:value-type="date" office:date-value="2006-06-26">
            <text:p>26/06/06</text:p>
          </table:table-cell>
          <table:table-cell/>
        </table:table-row>
        <table:table-row table:style-name="ro2">
          <table:table-cell office:value-type="float" office:value="695">
            <text:p>695</text:p>
          </table:table-cell>
          <table:table-cell office:value-type="string">
            <text:p>Goblins Pantry Ltd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. Edmunds Terrac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JP</text:p>
          </table:table-cell>
          <table:table-cell office:value-type="string">
            <text:p>Sandy Pope</text:p>
          </table:table-cell>
          <table:table-cell office:value-type="string">
            <text:p>(01485)532925</text:p>
          </table:table-cell>
          <table:table-cell office:value-type="string">
            <text:p>EH0930495</text:p>
          </table:table-cell>
          <table:table-cell table:number-columns-repeated="9"/>
          <table:table-cell office:value-type="float" office:value="160">
            <text:p>16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34, CWTN-1</text:p>
          </table:table-cell>
          <table:table-cell office:value-type="string">
            <text:p>Weekly emptying: 1 Apr- 31 Oct &amp; 1-31 March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1994-04-01">
            <text:p>01/04/94</text:p>
          </table:table-cell>
          <table:table-cell/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Borough Council of King's Lynn &amp; West Norfolk</text:p>
          </table:table-cell>
          <table:table-cell office:value-type="string">
            <text:p>Lynnsport &amp; Leisure Park</text:p>
          </table:table-cell>
          <table:table-cell/>
          <table:table-cell office:value-type="string">
            <text:p>Greenpark Avenu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NB</text:p>
          </table:table-cell>
          <table:table-cell/>
          <table:table-cell office:value-type="string">
            <text:p>(01553)818001</text:p>
          </table:table-cell>
          <table:table-cell office:value-type="string">
            <text:p>EH0978853</text:p>
          </table:table-cell>
          <table:table-cell table:number-columns-repeated="9"/>
          <table:table-cell office:value-type="float" office:value="121052">
            <text:p>12105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office:value-type="string">
            <text:p>INT-1,REF-M2-1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7-02-01">
            <text:p>01/02/07</text:p>
          </table:table-cell>
          <table:table-cell/>
        </table:table-row>
        <table:table-row table:style-name="ro1">
          <table:table-cell table:number-columns-repeated="21"/>
          <table:table-cell office:value-type="float" office:value="121052">
            <text:p>121052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0, 1100-14 x 75. CWTN-2</text:p>
          </table:table-cell>
          <table:table-cell office:value-type="string">
            <text:p>Emptied twice weekly except weeks Containing Xmas/</text:p>
            <text:p>New Years Day</text:p>
          </table:table-cell>
          <table:table-cell office:value-type="string">
            <text:p>G3</text:p>
          </table:table-cell>
          <table:table-cell table:number-columns-repeated="3"/>
          <table:table-cell office:value-type="string">
            <text:p>R6 (WK2)</text:p>
            <text:p>G3 (WK1)</text:p>
          </table:table-cell>
          <table:table-cell table:number-columns-repeated="2"/>
          <table:table-cell office:value-type="date" office:date-value="2007-02-01">
            <text:p>01/02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7007">
            <text:p>147007</text:p>
          </table:table-cell>
          <table:table-cell office:value-type="string">
            <text:p>Glass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G-1, CWTN-5</text:p>
          </table:table-cell>
          <table:table-cell office:value-type="string">
            <text:p>One empty per week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8-12-08">
            <text:p>08/12/08</text:p>
          </table:table-cell>
          <table:table-cell/>
        </table:table-row>
        <table:table-row table:style-name="ro2">
          <table:table-cell office:value-type="float" office:value="699">
            <text:p>699</text:p>
          </table:table-cell>
          <table:table-cell office:value-type="string">
            <text:p>Thain Wildbur</text:p>
          </table:table-cell>
          <table:table-cell/>
          <table:table-cell office:value-type="string">
            <text:p>36-38</text:p>
          </table:table-cell>
          <table:table-cell office:value-type="string">
            <text:p>King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ES</text:p>
          </table:table-cell>
          <table:table-cell/>
          <table:table-cell office:value-type="string">
            <text:p>(01553)772680</text:p>
          </table:table-cell>
          <table:table-cell office:value-type="string">
            <text:p>EH2030431</text:p>
          </table:table-cell>
          <table:table-cell table:number-columns-repeated="9"/>
          <table:table-cell office:value-type="float" office:value="138071">
            <text:p>138071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8-05-01">
            <text:p>01/05/08</text:p>
          </table:table-cell>
          <table:table-cell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Burrells Chartered Accountants</text:p>
          </table:table-cell>
          <table:table-cell office:value-type="string">
            <text:p>Jubilee House</text:p>
          </table:table-cell>
          <table:table-cell/>
          <table:table-cell office:value-type="string">
            <text:p>Jubilee Court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HH</text:p>
          </table:table-cell>
          <table:table-cell office:value-type="string">
            <text:p>Mr S J Burrell</text:p>
          </table:table-cell>
          <table:table-cell office:value-type="string">
            <text:p>(01485)540295</text:p>
          </table:table-cell>
          <table:table-cell office:value-type="string">
            <text:p>EH2005841</text:p>
          </table:table-cell>
          <table:table-cell table:number-columns-repeated="9"/>
          <table:table-cell office:value-type="float" office:value="1510">
            <text:p>1510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1-04-01">
            <text:p>01/04/01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325">
            <text:p>136325</text:p>
          </table:table-cell>
          <table:table-cell office:value-type="string">
            <text:p>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8, CWTN-2</text:p>
          </table:table-cell>
          <table:table-cell office:value-type="string">
            <text:p>Fortnightly: except Xmas/New Year weeks</text:p>
          </table:table-cell>
          <table:table-cell table:number-columns-repeated="3"/>
          <table:table-cell office:value-type="string">
            <text:p>R6 WK 1</text:p>
          </table:table-cell>
          <table:table-cell table:number-columns-repeated="3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Russen &amp; Turner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High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BP</text:p>
          </table:table-cell>
          <table:table-cell/>
          <table:table-cell office:value-type="string">
            <text:p>(01553)768187</text:p>
          </table:table-cell>
          <table:table-cell office:value-type="string">
            <text:p>EH2014401</text:p>
          </table:table-cell>
          <table:table-cell table:number-columns-repeated="9"/>
          <table:table-cell office:value-type="float" office:value="2149">
            <text:p>2149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4-03-15">
            <text:p>15/03/04</text:p>
          </table:table-cell>
          <table:table-cell/>
        </table:table-row>
        <table:table-row table:style-name="ro2">
          <table:table-cell office:value-type="float" office:value="721">
            <text:p>721</text:p>
          </table:table-cell>
          <table:table-cell office:value-type="string">
            <text:p>NCC Social Services Department</text:p>
          </table:table-cell>
          <table:table-cell office:value-type="string">
            <text:p>Crossroads Day Centre</text:p>
          </table:table-cell>
          <table:table-cell/>
          <table:table-cell office:value-type="string">
            <text:p>Grimston Road</text:p>
          </table:table-cell>
          <table:table-cell office:value-type="string">
            <text:p>Sou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HU</text:p>
          </table:table-cell>
          <table:table-cell/>
          <table:table-cell office:value-type="string">
            <text:p>(01553)672753</text:p>
          </table:table-cell>
          <table:table-cell office:value-type="string">
            <text:p>EH1009850</text:p>
          </table:table-cell>
          <table:table-cell table:number-columns-repeated="9"/>
          <table:table-cell office:value-type="float" office:value="94620">
            <text:p>94620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5-02-25">
            <text:p>25/02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2279">
            <text:p>132279</text:p>
          </table:table-cell>
          <table:table-cell office:value-type="string">
            <text:p>Schd.2 Rec.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2, CWTN-2</text:p>
          </table:table-cell>
          <table:table-cell office:value-type="string">
            <text:p>Fortnightly: except Xmas/New Year weeks</text:p>
          </table:table-cell>
          <table:table-cell table:number-columns-repeated="3"/>
          <table:table-cell office:value-type="string">
            <text:p>R3 WK2</text:p>
          </table:table-cell>
          <table:table-cell table:number-columns-repeated="3"/>
          <table:table-cell office:value-type="date" office:date-value="2007-12-01">
            <text:p>01/12/07</text:p>
          </table:table-cell>
          <table:table-cell/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Broste Ltd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ergen Way</text:p>
          </table:table-cell>
          <table:table-cell office:value-type="string">
            <text:p>North Lynn Industrial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JU</text:p>
          </table:table-cell>
          <table:table-cell/>
          <table:table-cell office:value-type="string">
            <text:p>(01553)776066</text:p>
          </table:table-cell>
          <table:table-cell office:value-type="string">
            <text:p>EH2024909</text:p>
          </table:table-cell>
          <table:table-cell table:number-columns-repeated="9"/>
          <table:table-cell office:value-type="float" office:value="123166">
            <text:p>12316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749">
            <text:p>749</text:p>
          </table:table-cell>
          <table:table-cell office:value-type="string">
            <text:p>Cruso &amp; Wilkin</text:p>
          </table:table-cell>
          <table:table-cell table:number-columns-repeated="2"/>
          <table:table-cell office:value-type="string">
            <text:p>Waterloo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NZ</text:p>
          </table:table-cell>
          <table:table-cell/>
          <table:table-cell office:value-type="string">
            <text:p>(01553)691691</text:p>
          </table:table-cell>
          <table:table-cell office:value-type="string">
            <text:p>EH2020725</text:p>
          </table:table-cell>
          <table:table-cell table:number-columns-repeated="9"/>
          <table:table-cell office:value-type="float" office:value="103931">
            <text:p>103931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5</text:p>
          </table:table-cell>
          <table:table-cell table:number-columns-repeated="3"/>
          <table:table-cell office:value-type="date" office:date-value="2005-10-15">
            <text:p>15/10/05</text:p>
          </table:table-cell>
          <table:table-cell/>
        </table:table-row>
        <table:table-row table:style-name="ro2">
          <table:table-cell office:value-type="float" office:value="756">
            <text:p>756</text:p>
          </table:table-cell>
          <table:table-cell office:value-type="string">
            <text:p>Kenneth Bush Solicitors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ew Conduit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DE</text:p>
          </table:table-cell>
          <table:table-cell/>
          <table:table-cell office:value-type="string">
            <text:p>(01553)692233</text:p>
          </table:table-cell>
          <table:table-cell office:value-type="string">
            <text:p>EH2008604</text:p>
          </table:table-cell>
          <table:table-cell table:number-columns-repeated="8"/>
          <table:table-cell office:value-type="string">
            <text:p>(07977)156226</text:p>
          </table:table-cell>
          <table:table-cell office:value-type="float" office:value="1464">
            <text:p>146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CWTN-1</text:p>
          </table:table-cell>
          <table:table-cell office:value-type="string">
            <text:p>Emptied on request</text:p>
          </table:table-cell>
          <table:table-cell office:value-type="string">
            <text:p>ANY DAY</text:p>
          </table:table-cell>
          <table:table-cell table:number-columns-repeated="6"/>
          <table:table-cell office:value-type="date" office:date-value="2000-12-01">
            <text:p>01/12/00</text:p>
          </table:table-cell>
          <table:table-cell/>
        </table:table-row>
        <table:table-row table:style-name="ro2">
          <table:table-cell office:value-type="float" office:value="768">
            <text:p>768</text:p>
          </table:table-cell>
          <table:table-cell office:value-type="string">
            <text:p>Wimbotsham County Primary School</text:p>
          </table:table-cell>
          <table:table-cell table:number-columns-repeated="2"/>
          <table:table-cell office:value-type="string">
            <text:p>Chapel Lane</text:p>
          </table:table-cell>
          <table:table-cell office:value-type="string">
            <text:p>Wimbotsham</text:p>
          </table:table-cell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4 3QA</text:p>
          </table:table-cell>
          <table:table-cell/>
          <table:table-cell office:value-type="string">
            <text:p>(01366)382336</text:p>
          </table:table-cell>
          <table:table-cell office:value-type="string">
            <text:p>EH2004729</text:p>
          </table:table-cell>
          <table:table-cell table:number-columns-repeated="9"/>
          <table:table-cell office:value-type="float" office:value="91329">
            <text:p>91329</text:p>
          </table:table-cell>
          <table:table-cell office:value-type="string">
            <text:p>School Rec.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0, CWTN-4</text:p>
          </table:table-cell>
          <table:table-cell office:value-type="string">
            <text:p>Fortnightly emptying term time (20 empties)</text:p>
          </table:table-cell>
          <table:table-cell table:number-columns-repeated="2"/>
          <table:table-cell office:value-type="string">
            <text:p>R3 WK1</text:p>
          </table:table-cell>
          <table:table-cell table:number-columns-repeated="4"/>
          <table:table-cell office:value-type="date" office:date-value="2004-12-01">
            <text:p>01/12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08160">
            <text:p>108160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6, CWTN-3</text:p>
          </table:table-cell>
          <table:table-cell office:value-type="string">
            <text:p>Term time emptying (40 empties p.a.)</text:p>
          </table:table-cell>
          <table:table-cell table:number-columns-repeated="2"/>
          <table:table-cell office:value-type="string">
            <text:p>D10</text:p>
          </table:table-cell>
          <table:table-cell table:number-columns-repeated="4"/>
          <table:table-cell office:value-type="date" office:date-value="2006-02-01">
            <text:p>01/02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5391">
            <text:p>135391</text:p>
          </table:table-cell>
          <table:table-cell office:value-type="string">
            <text:p>School Rec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0</text:p>
          </table:table-cell>
          <table:table-cell office:value-type="string">
            <text:p>Fortnightly emptying term time (20 empties p.a.)</text:p>
          </table:table-cell>
          <table:table-cell table:number-columns-repeated="2"/>
          <table:table-cell office:value-type="string">
            <text:p>R3 WK1</text:p>
          </table:table-cell>
          <table:table-cell table:number-columns-repeated="4"/>
          <table:table-cell office:value-type="date" office:date-value="2008-03-07">
            <text:p>07/03/08</text:p>
          </table:table-cell>
          <table:table-cell/>
        </table:table-row>
        <table:table-row table:style-name="ro2">
          <table:table-cell office:value-type="float" office:value="779">
            <text:p>779</text:p>
          </table:table-cell>
          <table:table-cell office:value-type="string">
            <text:p>Create &amp; Style Ltd</text:p>
          </table:table-cell>
          <table:table-cell office:value-type="string">
            <text:p>t/as Pastimes &amp; Willow Tree</text:p>
          </table:table-cell>
          <table:table-cell table:style-name="ce1" office:value-type="date" office:date-value="2019-07-01">
            <text:p>01/07/19</text:p>
          </table:table-cell>
          <table:table-cell office:value-type="string">
            <text:p>Tower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EJ</text:p>
          </table:table-cell>
          <table:table-cell office:value-type="string">
            <text:p>Mrs. L. D. Howe</text:p>
          </table:table-cell>
          <table:table-cell office:value-type="string">
            <text:p>(01553)762907</text:p>
          </table:table-cell>
          <table:table-cell office:value-type="string">
            <text:p>EH2016755</text:p>
          </table:table-cell>
          <table:table-cell table:number-columns-repeated="9"/>
          <table:table-cell office:value-type="float" office:value="149369">
            <text:p>14936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9-02-06">
            <text:p>06/02/09</text:p>
          </table:table-cell>
          <table:table-cell/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Kirby &amp; Haslam Ltd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King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ET</text:p>
          </table:table-cell>
          <table:table-cell/>
          <table:table-cell office:value-type="string">
            <text:p>(01553)761316</text:p>
          </table:table-cell>
          <table:table-cell office:value-type="string">
            <text:p>EH2014887</text:p>
          </table:table-cell>
          <table:table-cell table:number-columns-repeated="9"/>
          <table:table-cell office:value-type="float" office:value="2180">
            <text:p>2180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4-04-01">
            <text:p>01/04/04</text:p>
          </table:table-cell>
          <table:table-cell/>
        </table:table-row>
        <table:table-row table:style-name="ro2">
          <table:table-cell office:value-type="float" office:value="802">
            <text:p>802</text:p>
          </table:table-cell>
          <table:table-cell office:value-type="string">
            <text:p>Hong Kong House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Wisbech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JP</text:p>
          </table:table-cell>
          <table:table-cell office:value-type="string">
            <text:p>Mr Fuk Man Chu</text:p>
          </table:table-cell>
          <table:table-cell office:value-type="string">
            <text:p>(01553)765605</text:p>
          </table:table-cell>
          <table:table-cell office:value-type="string">
            <text:p>EH2018053</text:p>
          </table:table-cell>
          <table:table-cell table:number-columns-repeated="9"/>
          <table:table-cell office:value-type="float" office:value="97437">
            <text:p>97437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5-05-15">
            <text:p>15/05/05</text:p>
          </table:table-cell>
          <table:table-cell/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Ingoldisthorpe C of E Primary School</text:p>
          </table:table-cell>
          <table:table-cell table:number-columns-repeated="2"/>
          <table:table-cell office:value-type="string">
            <text:p>Shernborne Road</text:p>
          </table:table-cell>
          <table:table-cell office:value-type="string">
            <text:p>Ingoldisthorp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PE</text:p>
          </table:table-cell>
          <table:table-cell/>
          <table:table-cell office:value-type="string">
            <text:p>(01485)541402</text:p>
          </table:table-cell>
          <table:table-cell office:value-type="string">
            <text:p>EH2002227</text:p>
          </table:table-cell>
          <table:table-cell table:number-columns-repeated="9"/>
          <table:table-cell office:value-type="float" office:value="141789">
            <text:p>141789</text:p>
          </table:table-cell>
          <table:table-cell office:value-type="string">
            <text:p>School 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5, CWTN -3</text:p>
          </table:table-cell>
          <table:table-cell office:value-type="string">
            <text:p>Term time emptying (40 empties p.a.)</text:p>
          </table:table-cell>
          <table:table-cell table:number-columns-repeated="2"/>
          <table:table-cell office:value-type="string">
            <text:p>D13 </text:p>
          </table:table-cell>
          <table:table-cell table:number-columns-repeated="4"/>
          <table:table-cell office:value-type="date" office:date-value="2008-09-01">
            <text:p>01/09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1789">
            <text:p>141789</text:p>
          </table:table-cell>
          <table:table-cell office:value-type="string">
            <text:p>School Re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table:number-columns-repeated="2"/>
          <table:table-cell office:value-type="string">
            <text:p>R6 WK 1</text:p>
          </table:table-cell>
          <table:table-cell table:number-columns-repeated="4"/>
          <table:table-cell office:value-type="date" office:date-value="2008-09-01">
            <text:p>01/09/08</text:p>
          </table:table-cell>
          <table:table-cell/>
        </table:table-row>
        <table:table-row table:style-name="ro2">
          <table:table-cell office:value-type="float" office:value="828">
            <text:p>828</text:p>
          </table:table-cell>
          <table:table-cell office:value-type="string">
            <text:p>Abbeyfield King's Lynn Society Ltd</text:p>
          </table:table-cell>
          <table:table-cell/>
          <table:table-cell office:value-type="string">
            <text:p>44-46</text:p>
          </table:table-cell>
          <table:table-cell office:value-type="string">
            <text:p>Woott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EX</text:p>
          </table:table-cell>
          <table:table-cell/>
          <table:table-cell office:value-type="string">
            <text:p>(01553)772075</text:p>
          </table:table-cell>
          <table:table-cell office:value-type="string">
            <text:p>EH2006122</text:p>
          </table:table-cell>
          <table:table-cell table:number-columns-repeated="9"/>
          <table:table-cell office:value-type="float" office:value="1553">
            <text:p>1553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1-05-15">
            <text:p>15/05/01</text:p>
          </table:table-cell>
          <table:table-cell/>
        </table:table-row>
        <table:table-row table:style-name="ro2">
          <table:table-cell office:value-type="float" office:value="846">
            <text:p>846</text:p>
          </table:table-cell>
          <table:table-cell office:value-type="string">
            <text:p>Eastern Sea Fisheries Joint Committee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orth Lynn Business Village</text:p>
          </table:table-cell>
          <table:table-cell office:value-type="string">
            <text:p>Bergen Way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JG</text:p>
          </table:table-cell>
          <table:table-cell office:value-type="string">
            <text:p>Mrs C M Hurley (Finance Officer)</text:p>
          </table:table-cell>
          <table:table-cell office:value-type="string">
            <text:p>(01553)775321</text:p>
          </table:table-cell>
          <table:table-cell office:value-type="string">
            <text:p>EH2014320</text:p>
          </table:table-cell>
          <table:table-cell table:number-columns-repeated="9"/>
          <table:table-cell office:value-type="float" office:value="2156">
            <text:p>215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26, CWTN-1</text:p>
          </table:table-cell>
          <table:table-cell office:value-type="string">
            <text:p>Fortnightly emptying</text:p>
          </table:table-cell>
          <table:table-cell/>
          <table:table-cell office:value-type="string">
            <text:p>T1 WK2</text:p>
          </table:table-cell>
          <table:table-cell table:number-columns-repeated="5"/>
          <table:table-cell office:value-type="date" office:date-value="2004-04-01">
            <text:p>01/04/04</text:p>
          </table:table-cell>
          <table:table-cell/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Nationwide Building Society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Greevegat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AA</text:p>
          </table:table-cell>
          <table:table-cell/>
          <table:table-cell office:value-type="string">
            <text:p>(01485)403900</text:p>
          </table:table-cell>
          <table:table-cell office:value-type="string">
            <text:p>EH2029433</text:p>
          </table:table-cell>
          <table:table-cell table:number-columns-repeated="9"/>
          <table:table-cell office:value-type="float" office:value="136316">
            <text:p>136316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3, 660-4 X 26, CWTN-1</text:p>
          </table:table-cell>
          <table:table-cell office:value-type="string">
            <text:p>Fortnightly emptying</text:p>
          </table:table-cell>
          <table:table-cell table:number-columns-repeated="4"/>
          <table:table-cell office:value-type="string">
            <text:p>T1 WK2</text:p>
          </table:table-cell>
          <table:table-cell table:number-columns-repeated="2"/>
          <table:table-cell office:value-type="date" office:date-value="2008-04-07">
            <text:p>07/04/08</text:p>
          </table:table-cell>
          <table:table-cell/>
        </table:table-row>
        <table:table-row table:style-name="ro2">
          <table:table-cell office:value-type="float" office:value="859">
            <text:p>859</text:p>
          </table:table-cell>
          <table:table-cell office:value-type="string">
            <text:p>Driving Standards Agency</text:p>
          </table:table-cell>
          <table:table-cell office:value-type="string">
            <text:p>DfT Shared Service Centre</text:p>
          </table:table-cell>
          <table:table-cell/>
          <table:table-cell office:value-type="string">
            <text:p>Sandringham Park</text:p>
          </table:table-cell>
          <table:table-cell/>
          <table:table-cell office:value-type="string">
            <text:p>Swansea</text:p>
          </table:table-cell>
          <table:table-cell/>
          <table:table-cell office:value-type="string">
            <text:p>SA7 0EA</text:p>
          </table:table-cell>
          <table:table-cell/>
          <table:table-cell office:value-type="string">
            <text:p>(08448)920343</text:p>
          </table:table-cell>
          <table:table-cell office:value-type="string">
            <text:p>EH0946185</text:p>
          </table:table-cell>
          <table:table-cell office:value-type="string">
            <text:p>Driving Standards Agency</text:p>
          </table:table-cell>
          <table:table-cell office:value-type="string">
            <text:p>Driving Test Centre</text:p>
          </table:table-cell>
          <table:table-cell office:value-type="string">
            <text:p>Rollesby Road</text:p>
          </table:table-cell>
          <table:table-cell office:value-type="string">
            <text:p>Hardwick Industrial Estat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JG</text:p>
          </table:table-cell>
          <table:table-cell office:value-type="string">
            <text:p>(01553)763508</text:p>
          </table:table-cell>
          <table:table-cell office:value-type="float" office:value="111157">
            <text:p>111157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6-06-01">
            <text:p>01/06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1921">
            <text:p>151921</text:p>
          </table:table-cell>
          <table:table-cell office:value-type="string">
            <text:p>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8, CWTN-2</text:p>
          </table:table-cell>
          <table:table-cell office:value-type="string">
            <text:p>Fortnightly: except Xmas/New Year weeks</text:p>
          </table:table-cell>
          <table:table-cell office:value-type="string">
            <text:p>G3 WK1</text:p>
          </table:table-cell>
          <table:table-cell table:number-columns-repeated="6"/>
          <table:table-cell office:value-type="date" office:date-value="2009-04-15">
            <text:p>15/04/09</text:p>
          </table:table-cell>
          <table:table-cell/>
        </table:table-row>
        <table:table-row table:style-name="ro2">
          <table:table-cell office:value-type="float" office:value="872">
            <text:p>872</text:p>
          </table:table-cell>
          <table:table-cell office:value-type="string">
            <text:p>Calvert, Brain &amp; Fraulo Lt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rtland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PB</text:p>
          </table:table-cell>
          <table:table-cell/>
          <table:table-cell office:value-type="string">
            <text:p>(01553)766220</text:p>
          </table:table-cell>
          <table:table-cell office:value-type="string">
            <text:p>EH2025281</text:p>
          </table:table-cell>
          <table:table-cell table:number-columns-repeated="9"/>
          <table:table-cell office:value-type="float" office:value="125183">
            <text:p>125183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7-06-01">
            <text:p>01/06/07</text:p>
          </table:table-cell>
          <table:table-cell/>
        </table:table-row>
        <table:table-row table:style-name="ro2">
          <table:table-cell office:value-type="float" office:value="883">
            <text:p>883</text:p>
          </table:table-cell>
          <table:table-cell office:value-type="string">
            <text:p>The Burnhams Surgery</text:p>
          </table:table-cell>
          <table:table-cell table:number-columns-repeated="2"/>
          <table:table-cell office:value-type="string">
            <text:p>Church Walk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DH</text:p>
          </table:table-cell>
          <table:table-cell office:value-type="string">
            <text:p>Mr. Pat Layton (Practice Manager)</text:p>
          </table:table-cell>
          <table:table-cell office:value-type="string">
            <text:p>(01328)737000</text:p>
          </table:table-cell>
          <table:table-cell office:value-type="string">
            <text:p>EH2000054</text:p>
          </table:table-cell>
          <table:table-cell table:number-columns-repeated="9"/>
          <table:table-cell office:value-type="float" office:value="129833">
            <text:p>12983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26, CWTN-1</text:p>
          </table:table-cell>
          <table:table-cell office:value-type="string">
            <text:p>Fortnightly emptying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2007-10-01">
            <text:p>01/10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9833">
            <text:p>129833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: except Xmas/New Year weeks</text:p>
          </table:table-cell>
          <table:table-cell/>
          <table:table-cell office:value-type="string">
            <text:p>R6 WK2</text:p>
          </table:table-cell>
          <table:table-cell table:number-columns-repeated="5"/>
          <table:table-cell office:value-type="date" office:date-value="2007-10-01">
            <text:p>01/10/07</text:p>
          </table:table-cell>
          <table:table-cell/>
        </table:table-row>
        <table:table-row table:style-name="ro2">
          <table:table-cell office:value-type="float" office:value="892">
            <text:p>892</text:p>
          </table:table-cell>
          <table:table-cell office:value-type="string">
            <text:p>Borough Council of King's Lynn &amp; West Norfolk</text:p>
          </table:table-cell>
          <table:table-cell office:value-type="string">
            <text:p>King's Lynn Arts Centre</text:p>
          </table:table-cell>
          <table:table-cell office:value-type="string">
            <text:p>27/29</text:p>
          </table:table-cell>
          <table:table-cell office:value-type="string">
            <text:p>King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HA</text:p>
          </table:table-cell>
          <table:table-cell office:value-type="string">
            <text:p>Phillip Bayfield/Ellen McPhillips</text:p>
          </table:table-cell>
          <table:table-cell office:value-type="string">
            <text:p>(01553)779096</text:p>
          </table:table-cell>
          <table:table-cell office:value-type="string">
            <text:p>EH2000073</text:p>
          </table:table-cell>
          <table:table-cell table:number-columns-repeated="10"/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1-07-01">
            <text:p>01/07/01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3195">
            <text:p>123195</text:p>
          </table:table-cell>
          <table:table-cell office:value-type="string">
            <text:p>Recycling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8, 360-12 x 25, 360-17,CWTN-2</text:p>
          </table:table-cell>
          <table:table-cell office:value-type="string">
            <text:p>50 empties: Weekly except Xmas &amp; New Year weeks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7-04-15">
            <text:p>15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4761">
            <text:p>124761</text:p>
          </table:table-cell>
          <table:table-cell office:value-type="string">
            <text:p>Recycling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8, 360-12 x 25, 360-17</text:p>
          </table:table-cell>
          <table:table-cell office:value-type="string">
            <text:p>50 empties: Weekly except Xmas &amp; New Year weeks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7-05-22">
            <text:p>22/05/07</text:p>
          </table:table-cell>
          <table:table-cell/>
        </table:table-row>
        <table:table-row table:style-name="ro2">
          <table:table-cell office:value-type="float" office:value="893">
            <text:p>893</text:p>
          </table:table-cell>
          <table:table-cell office:value-type="string">
            <text:p>Heacham Group Practice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Station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EX</text:p>
          </table:table-cell>
          <table:table-cell/>
          <table:table-cell office:value-type="string">
            <text:p>(01485)572769</text:p>
          </table:table-cell>
          <table:table-cell office:value-type="string">
            <text:p>EH2009613</text:p>
          </table:table-cell>
          <table:table-cell table:number-columns-repeated="9"/>
          <table:table-cell office:value-type="float" office:value="1793">
            <text:p>179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2-07-15">
            <text:p>15/07/02</text:p>
          </table:table-cell>
          <table:table-cell/>
        </table:table-row>
        <table:table-row table:style-name="ro2">
          <table:table-cell office:value-type="float" office:value="903">
            <text:p>903</text:p>
          </table:table-cell>
          <table:table-cell office:value-type="string">
            <text:p>Rudham C of E Primary School</text:p>
          </table:table-cell>
          <table:table-cell table:number-columns-repeated="2"/>
          <table:table-cell office:value-type="string">
            <text:p>School Road</text:p>
          </table:table-cell>
          <table:table-cell office:value-type="string">
            <text:p>East Rud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RF</text:p>
          </table:table-cell>
          <table:table-cell office:value-type="string">
            <text:p>Mrs S Lunnan (Headteacher)</text:p>
          </table:table-cell>
          <table:table-cell office:value-type="string">
            <text:p>(01485)528230</text:p>
          </table:table-cell>
          <table:table-cell office:value-type="string">
            <text:p>EH2014359</text:p>
          </table:table-cell>
          <table:table-cell table:number-columns-repeated="9"/>
          <table:table-cell office:value-type="float" office:value="119585">
            <text:p>119585</text:p>
          </table:table-cell>
          <table:table-cell office:value-type="string">
            <text:p>School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5, CWTN 3</text:p>
          </table:table-cell>
          <table:table-cell office:value-type="string">
            <text:p><text:s/>Term time emptying (40 empties p.a.)</text:p>
          </table:table-cell>
          <table:table-cell/>
          <table:table-cell office:value-type="string">
            <text:p>D1</text:p>
          </table:table-cell>
          <table:table-cell table:number-columns-repeated="5"/>
          <table:table-cell office:value-type="date" office:date-value="2006-12-15">
            <text:p>15/12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8377">
            <text:p>138377</text:p>
          </table:table-cell>
          <table:table-cell office:value-type="string">
            <text:p>School Rec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emptying term time ( 20 empties p.a.)</text:p>
          </table:table-cell>
          <table:table-cell/>
          <table:table-cell office:value-type="string">
            <text:p>R1 WK1</text:p>
          </table:table-cell>
          <table:table-cell table:number-columns-repeated="5"/>
          <table:table-cell office:value-type="date" office:date-value="2008-05-15">
            <text:p>15/05/08</text:p>
          </table:table-cell>
          <table:table-cell/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Terrington St John V C Primary School</text:p>
          </table:table-cell>
          <table:table-cell table:number-columns-repeated="2"/>
          <table:table-cell office:value-type="string">
            <text:p>School Road</text:p>
          </table:table-cell>
          <table:table-cell office:value-type="string">
            <text:p>Terrington St. John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SG</text:p>
          </table:table-cell>
          <table:table-cell/>
          <table:table-cell office:value-type="string">
            <text:p>(01945)880340</text:p>
          </table:table-cell>
          <table:table-cell office:value-type="string">
            <text:p>EH0956367</text:p>
          </table:table-cell>
          <table:table-cell table:number-columns-repeated="9"/>
          <table:table-cell office:value-type="float" office:value="89114">
            <text:p>89114</text:p>
          </table:table-cell>
          <table:table-cell office:value-type="string">
            <text:p>School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240-6, CWTN-3</text:p>
          </table:table-cell>
          <table:table-cell office:value-type="string">
            <text:p>Term time emptying (40 empties p.a.)</text:p>
          </table:table-cell>
          <table:table-cell table:number-columns-repeated="3"/>
          <table:table-cell office:value-type="string">
            <text:p>D7</text:p>
          </table:table-cell>
          <table:table-cell table:number-columns-repeated="3"/>
          <table:table-cell office:value-type="date" office:date-value="2005-03-09">
            <text:p>09/03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89114">
            <text:p>89114</text:p>
          </table:table-cell>
          <table:table-cell office:value-type="string">
            <text:p>School Rec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4 WK2</text:p>
          </table:table-cell>
          <table:table-cell table:number-columns-repeated="3"/>
          <table:table-cell office:value-type="date" office:date-value="2005-03-09">
            <text:p>09/03/05</text:p>
          </table:table-cell>
          <table:table-cell/>
        </table:table-row>
        <table:table-row table:style-name="ro2">
          <table:table-cell office:value-type="float" office:value="946">
            <text:p>946</text:p>
          </table:table-cell>
          <table:table-cell office:value-type="string">
            <text:p>Borough Council of King's Lynn &amp; West Norfolk</text:p>
          </table:table-cell>
          <table:table-cell office:value-type="string">
            <text:p>Northern Area Tourist Information</text:p>
          </table:table-cell>
          <table:table-cell/>
          <table:table-cell office:value-type="string">
            <text:p>The Green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BQ</text:p>
          </table:table-cell>
          <table:table-cell office:value-type="string">
            <text:p>Nicola Almey Parish</text:p>
          </table:table-cell>
          <table:table-cell office:value-type="string">
            <text:p>(01485)535150</text:p>
          </table:table-cell>
          <table:table-cell office:value-type="string">
            <text:p>EH1072979</text:p>
          </table:table-cell>
          <table:table-cell table:number-columns-repeated="10"/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INT-1, CWTN-1</text:p>
          </table:table-cell>
          <table:table-cell office:value-type="string">
            <text:p>50% share of charge; 1100L Hire &amp; Empty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table:style-name="Default" office:value-type="string">
            <text:p>pre 01/04/199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5878">
            <text:p>135878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0 divided by 2, CWTN 2</text:p>
          </table:table-cell>
          <table:table-cell office:value-type="string">
            <text:p>50% share of charge; 1100L Recycling Bin (Internal)</text:p>
          </table:table-cell>
          <table:table-cell office:value-type="string">
            <text:p>R2 WK1</text:p>
          </table:table-cell>
          <table:table-cell table:number-columns-repeated="6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/>
          <table:table-cell office:value-type="string">
            <text:p>Hunstanton Town Council</text:p>
          </table:table-cell>
          <table:table-cell table:number-columns-repeated="2"/>
          <table:table-cell office:value-type="string">
            <text:p>The Green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BQ</text:p>
          </table:table-cell>
          <table:table-cell office:value-type="string">
            <text:p>Mrs Lisa J Powell - Town Clerk</text:p>
          </table:table-cell>
          <table:table-cell office:value-type="string">
            <text:p>(01485)532402</text:p>
          </table:table-cell>
          <table:table-cell office:value-type="string">
            <text:p>EH0931073</text:p>
          </table:table-cell>
          <table:table-cell table:number-columns-repeated="10"/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INT-1, CWTN-1</text:p>
          </table:table-cell>
          <table:table-cell office:value-type="string">
            <text:p>50% share of charge; 1100L Hire &amp; Empty</text:p>
          </table:table-cell>
          <table:table-cell table:number-columns-repeated="7"/>
          <table:table-cell table:style-name="Default" office:value-type="string">
            <text:p>pre 01/04/199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5878">
            <text:p>135878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0 divided by 2, CWTN 2</text:p>
          </table:table-cell>
          <table:table-cell office:value-type="string">
            <text:p>50% share of charge; 1100L Recycling Bin (Internal)</text:p>
          </table:table-cell>
          <table:table-cell table:number-columns-repeated="7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948">
            <text:p>948</text:p>
          </table:table-cell>
          <table:table-cell office:value-type="string">
            <text:p>Eastcote <text:s/>Caravan Park</text:p>
          </table:table-cell>
          <table:table-cell table:number-columns-repeated="2"/>
          <table:table-cell office:value-type="string">
            <text:p>Gong Lane</text:p>
          </table:table-cell>
          <table:table-cell office:value-type="string">
            <text:p>Burnham Overy Staith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JG</text:p>
          </table:table-cell>
          <table:table-cell office:value-type="string">
            <text:p>Mr. &amp; Mrs. J. Bettison</text:p>
          </table:table-cell>
          <table:table-cell office:value-type="string">
            <text:p>(01328)738873</text:p>
          </table:table-cell>
          <table:table-cell office:value-type="string">
            <text:p>EH0976934</text:p>
          </table:table-cell>
          <table:table-cell table:number-columns-repeated="9"/>
          <table:table-cell office:value-type="float" office:value="122753">
            <text:p>12275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4 x 7</text:p>
          </table:table-cell>
          <table:table-cell office:value-type="string">
            <text:p>Weekly emptying; 23 July - 8 Sept inc. (No hire fee as per manager WTH) </text:p>
          </table:table-cell>
          <table:table-cell office:value-type="string">
            <text:p>D13</text:p>
          </table:table-cell>
          <table:table-cell table:number-columns-repeated="6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9938">
            <text:p>14993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30, CWTN -1</text:p>
          </table:table-cell>
          <table:table-cell office:value-type="string">
            <text:p>Weekly emptying: 1 Apr- 31 Oct</text:p>
          </table:table-cell>
          <table:table-cell office:value-type="string">
            <text:p>D13</text:p>
          </table:table-cell>
          <table:table-cell table:number-columns-repeated="6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953">
            <text:p>953</text:p>
          </table:table-cell>
          <table:table-cell office:value-type="string">
            <text:p>Moss &amp; Leake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imberhill</text:p>
          </table:table-cell>
          <table:table-cell/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1 3JZ</text:p>
          </table:table-cell>
          <table:table-cell office:value-type="string">
            <text:p>David Foskett (Partner)</text:p>
          </table:table-cell>
          <table:table-cell office:value-type="string">
            <text:p>(01603)661001</text:p>
          </table:table-cell>
          <table:table-cell office:value-type="string">
            <text:p>EH0987767</text:p>
          </table:table-cell>
          <table:table-cell office:value-type="string">
            <text:p>Moss &amp; Leakey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N</text:p>
          </table:table-cell>
          <table:table-cell office:value-type="string">
            <text:p>(01553)765270</text:p>
          </table:table-cell>
          <table:table-cell office:value-type="float" office:value="1030">
            <text:p>1030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1998-03-01">
            <text:p>01/03/98</text:p>
          </table:table-cell>
          <table:table-cell/>
        </table:table-row>
        <table:table-row table:style-name="ro2">
          <table:table-cell office:value-type="float" office:value="955">
            <text:p>955</text:p>
          </table:table-cell>
          <table:table-cell office:value-type="string">
            <text:p>Ashwicken V A First School</text:p>
          </table:table-cell>
          <table:table-cell table:number-columns-repeated="2"/>
          <table:table-cell office:value-type="string">
            <text:p>East Winch Road</text:p>
          </table:table-cell>
          <table:table-cell office:value-type="string">
            <text:p>Ashwicke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8BY</text:p>
          </table:table-cell>
          <table:table-cell/>
          <table:table-cell office:value-type="string">
            <text:p>(01553)630352</text:p>
          </table:table-cell>
          <table:table-cell office:value-type="string">
            <text:p>EH1112461</text:p>
          </table:table-cell>
          <table:table-cell table:number-columns-repeated="9"/>
          <table:table-cell office:value-type="float" office:value="88321">
            <text:p>88321</text:p>
          </table:table-cell>
          <table:table-cell office:value-type="string">
            <text:p>School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6, CWTN-3</text:p>
          </table:table-cell>
          <table:table-cell office:value-type="string">
            <text:p>Term time emptying (40 empties p.a.)</text:p>
          </table:table-cell>
          <table:table-cell table:number-columns-repeated="4"/>
          <table:table-cell office:value-type="string">
            <text:p>D3</text:p>
          </table:table-cell>
          <table:table-cell table:number-columns-repeated="2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88321">
            <text:p>88321</text:p>
          </table:table-cell>
          <table:table-cell office:value-type="string">
            <text:p>School Rec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240-10, CWTN-4</text:p>
          </table:table-cell>
          <table:table-cell office:value-type="string">
            <text:p>Fortnightly emptying term time (20 empties p.a.)</text:p>
          </table:table-cell>
          <table:table-cell table:number-columns-repeated="4"/>
          <table:table-cell office:value-type="string">
            <text:p>R5 WK2</text:p>
          </table:table-cell>
          <table:table-cell table:number-columns-repeated="2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office:value-type="float" office:value="956">
            <text:p>956</text:p>
          </table:table-cell>
          <table:table-cell office:value-type="string">
            <text:p>Tilney All Saints V C School</text:p>
          </table:table-cell>
          <table:table-cell table:number-columns-repeated="2"/>
          <table:table-cell office:value-type="string">
            <text:p>Shepherdsgate Road</text:p>
          </table:table-cell>
          <table:table-cell office:value-type="string">
            <text:p>Tilney All Saints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RP</text:p>
          </table:table-cell>
          <table:table-cell/>
          <table:table-cell office:value-type="string">
            <text:p>(01553)828209</text:p>
          </table:table-cell>
          <table:table-cell office:value-type="string">
            <text:p>EH0965679</text:p>
          </table:table-cell>
          <table:table-cell table:number-columns-repeated="9"/>
          <table:table-cell office:value-type="float" office:value="95717">
            <text:p>95717</text:p>
          </table:table-cell>
          <table:table-cell office:value-type="string">
            <text:p>School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5, CWTN 3</text:p>
          </table:table-cell>
          <table:table-cell office:value-type="string">
            <text:p>Term time emptying (40 empties p.a.)</text:p>
          </table:table-cell>
          <table:table-cell table:number-columns-repeated="2"/>
          <table:table-cell office:value-type="string">
            <text:p>D4</text:p>
          </table:table-cell>
          <table:table-cell table:number-columns-repeated="4"/>
          <table:table-cell office:value-type="date" office:date-value="2005-04-01">
            <text:p>01/04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16780">
            <text:p>116780</text:p>
          </table:table-cell>
          <table:table-cell office:value-type="string">
            <text:p>School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5</text:p>
          </table:table-cell>
          <table:table-cell office:value-type="string">
            <text:p>Term time emptying (40 empties p.a.)</text:p>
          </table:table-cell>
          <table:table-cell table:number-columns-repeated="2"/>
          <table:table-cell office:value-type="string">
            <text:p>D4</text:p>
          </table:table-cell>
          <table:table-cell table:number-columns-repeated="4"/>
          <table:table-cell office:value-type="date" office:date-value="2009-10-01">
            <text:p>01/10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0890">
            <text:p>140890</text:p>
          </table:table-cell>
          <table:table-cell office:value-type="string">
            <text:p>School Re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table:number-columns-repeated="2"/>
          <table:table-cell office:value-type="string">
            <text:p>R2 WK2</text:p>
          </table:table-cell>
          <table:table-cell table:number-columns-repeated="4"/>
          <table:table-cell office:value-type="date" office:date-value="2008-07-15">
            <text:p>15/07/08</text:p>
          </table:table-cell>
          <table:table-cell/>
        </table:table-row>
        <table:table-row table:style-name="ro2">
          <table:table-cell office:value-type="float" office:value="958">
            <text:p>958</text:p>
          </table:table-cell>
          <table:table-cell office:value-type="string">
            <text:p>Mrs S J Scarrott</text:p>
          </table:table-cell>
          <table:table-cell office:value-type="string">
            <text:p>T/as Warren House Caravan Park</text:p>
          </table:table-cell>
          <table:table-cell/>
          <table:table-cell office:value-type="string">
            <text:p>Brandon Road</text:p>
          </table:table-cell>
          <table:table-cell office:value-type="string">
            <text:p>Methwold</text:p>
          </table:table-cell>
          <table:table-cell office:value-type="string">
            <text:p>Thetford</text:p>
          </table:table-cell>
          <table:table-cell office:value-type="string">
            <text:p>Norfolk</text:p>
          </table:table-cell>
          <table:table-cell office:value-type="string">
            <text:p>IP26 4RL</text:p>
          </table:table-cell>
          <table:table-cell/>
          <table:table-cell office:value-type="string">
            <text:p>(01366)728238</text:p>
          </table:table-cell>
          <table:table-cell office:value-type="string">
            <text:p>EH2014607</text:p>
          </table:table-cell>
          <table:table-cell table:number-columns-repeated="9"/>
          <table:table-cell office:value-type="float" office:value="127795">
            <text:p>127795</text:p>
          </table:table-cell>
          <table:table-cell office:value-type="string">
            <text:p>Schd. 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30, CWTN -1</text:p>
          </table:table-cell>
          <table:table-cell office:value-type="string">
            <text:p>Weekly emptying 1 April - 31 Oct</text:p>
          </table:table-cell>
          <table:table-cell table:number-columns-repeated="3"/>
          <table:table-cell office:value-type="string">
            <text:p>D8</text:p>
          </table:table-cell>
          <table:table-cell table:number-columns-repeated="3"/>
          <table:table-cell office:value-type="date" office:date-value="2007-08-15">
            <text:p>15/08/07</text:p>
          </table:table-cell>
          <table:table-cell/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Linksway Country House Hotel</text:p>
          </table:table-cell>
          <table:table-cell table:number-columns-repeated="2"/>
          <table:table-cell office:value-type="string">
            <text:p>Golf Course Road</text:p>
          </table:table-cell>
          <table:table-cell/>
          <table:table-cell office:value-type="string">
            <text:p>Old Hunstanton</text:p>
          </table:table-cell>
          <table:table-cell office:value-type="string">
            <text:p>Norfolk</text:p>
          </table:table-cell>
          <table:table-cell office:value-type="string">
            <text:p>PE36 6JE</text:p>
          </table:table-cell>
          <table:table-cell office:value-type="string">
            <text:p>Mr. R. Pedel</text:p>
          </table:table-cell>
          <table:table-cell office:value-type="string">
            <text:p>(01485)532209</text:p>
          </table:table-cell>
          <table:table-cell office:value-type="string">
            <text:p>EH2003670</text:p>
          </table:table-cell>
          <table:table-cell table:number-columns-repeated="9"/>
          <table:table-cell office:value-type="float" office:value="1386">
            <text:p>138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D1 </text:p>
          </table:table-cell>
          <table:table-cell table:number-columns-repeated="6"/>
          <table:table-cell office:value-type="date" office:date-value="2000-06-01">
            <text:p>01/06/00</text:p>
          </table:table-cell>
          <table:table-cell/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Kwai's Cuisine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Reffley Lan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EQ</text:p>
          </table:table-cell>
          <table:table-cell/>
          <table:table-cell office:value-type="string">
            <text:p>(01553)670900</text:p>
          </table:table-cell>
          <table:table-cell office:value-type="string">
            <text:p>EH0977220</text:p>
          </table:table-cell>
          <table:table-cell table:number-columns-repeated="9"/>
          <table:table-cell office:value-type="float" office:value="994">
            <text:p>994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1998-04-01">
            <text:p>01/04/98</text:p>
          </table:table-cell>
          <table:table-cell/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Connexions</text:p>
          </table:table-cell>
          <table:table-cell office:value-type="string">
            <text:p>Norwich City Football Club</text:p>
          </table:table-cell>
          <table:table-cell/>
          <table:table-cell office:value-type="string">
            <text:p>Carrow Road</text:p>
          </table:table-cell>
          <table:table-cell/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1 1HU</text:p>
          </table:table-cell>
          <table:table-cell/>
          <table:table-cell office:value-type="string">
            <text:p>(01603)227074</text:p>
          </table:table-cell>
          <table:table-cell office:value-type="string">
            <text:p>EH1016465</text:p>
          </table:table-cell>
          <table:table-cell office:value-type="string">
            <text:p>Connexions</text:p>
          </table:table-cell>
          <table:table-cell/>
          <table:table-cell table:style-name="ce1" office:value-type="date" office:date-value="2009-09-05">
            <text:p>05/09/09</text:p>
          </table:table-cell>
          <table:table-cell office:value-type="string">
            <text:p>Chapel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EG</text:p>
          </table:table-cell>
          <table:table-cell office:value-type="string">
            <text:p>(01553)666500</text:p>
          </table:table-cell>
          <table:table-cell office:value-type="float" office:value="136772">
            <text:p>136772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772">
            <text:p>136772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 </text:p>
          </table:table-cell>
          <table:table-cell office:value-type="string">
            <text:p>G3 WK1</text:p>
          </table:table-cell>
          <table:table-cell table:number-columns-repeated="6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969">
            <text:p>969</text:p>
          </table:table-cell>
          <table:table-cell office:value-type="string">
            <text:p>Impactbond Ltd-</text:p>
          </table:table-cell>
          <table:table-cell office:value-type="string">
            <text:p>T/As H &amp; S Engineering</text:p>
          </table:table-cell>
          <table:table-cell/>
          <table:table-cell office:value-type="string">
            <text:p>Enterprise <text:s/>Way</text:p>
          </table:table-cell>
          <table:table-cell office:value-type="string">
            <text:p>Hardwick Narrows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LJ</text:p>
          </table:table-cell>
          <table:table-cell/>
          <table:table-cell office:value-type="string">
            <text:p>(01553)692505</text:p>
          </table:table-cell>
          <table:table-cell office:value-type="string">
            <text:p>EH1069494</text:p>
          </table:table-cell>
          <table:table-cell table:number-columns-repeated="9"/>
          <table:table-cell office:value-type="float" office:value="1081">
            <text:p>108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1998-06-15">
            <text:p>15/06/98</text:p>
          </table:table-cell>
          <table:table-cell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Farmhouse Butchers</text:p>
          </table:table-cell>
          <table:table-cell/>
          <table:table-cell office:value-type="string">
            <text:p>75A</text:p>
          </table:table-cell>
          <table:table-cell office:value-type="string">
            <text:p>Lynn Road</text:p>
          </table:table-cell>
          <table:table-cell office:value-type="string">
            <text:p>Snetti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QA</text:p>
          </table:table-cell>
          <table:table-cell office:value-type="string">
            <text:p>Mr. D. Baynham</text:p>
          </table:table-cell>
          <table:table-cell office:value-type="string">
            <text:p>(01485)543798</text:p>
          </table:table-cell>
          <table:table-cell office:value-type="string">
            <text:p>EH2009055</text:p>
          </table:table-cell>
          <table:table-cell table:number-columns-repeated="9"/>
          <table:table-cell office:value-type="float" office:value="1765">
            <text:p>1765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770-4 x 22, CWTN-1</text:p>
          </table:table-cell>
          <table:table-cell office:value-type="string">
            <text:p>Weekly emptying all year (52 empties)</text:p>
            <text:p>Additional <text:s/>Weekly Emptying 1 May -30 Sept (22 empties)</text:p>
          </table:table-cell>
          <table:table-cell/>
          <table:table-cell office:value-type="string">
            <text:p>T2 (SEAS)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2"/>
          <table:table-cell office:value-type="date" office:date-value="2002-05-09">
            <text:p>09/05/02</text:p>
          </table:table-cell>
          <table:table-cell/>
        </table:table-row>
        <table:table-row table:style-name="ro2">
          <table:table-cell office:value-type="float" office:value="973">
            <text:p>973</text:p>
          </table:table-cell>
          <table:table-cell office:value-type="string">
            <text:p>Mrs R <text:s/>Parkin</text:p>
          </table:table-cell>
          <table:table-cell office:value-type="string">
            <text:p>T/As Salad Bowl Cafﾂ</text:p>
          </table:table-cell>
          <table:table-cell office:value-type="float" office:value="23">
            <text:p>23</text:p>
          </table:table-cell>
          <table:table-cell office:value-type="string">
            <text:p>Poplar Avenue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EB</text:p>
          </table:table-cell>
          <table:table-cell/>
          <table:table-cell office:value-type="string">
            <text:p>(01485)570212</text:p>
          </table:table-cell>
          <table:table-cell office:value-type="string">
            <text:p>EH1076090</text:p>
          </table:table-cell>
          <table:table-cell office:value-type="string">
            <text:p>Salad Bowl Cafﾂ</text:p>
          </table:table-cell>
          <table:table-cell table:number-columns-repeated="2"/>
          <table:table-cell office:value-type="string">
            <text:p>Cliff Parad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DP</text:p>
          </table:table-cell>
          <table:table-cell office:value-type="string">
            <text:p>(01485)534768</text:p>
          </table:table-cell>
          <table:table-cell office:value-type="float" office:value="122781">
            <text:p>122781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39, CWTN-1</text:p>
          </table:table-cell>
          <table:table-cell office:value-type="string">
            <text:p>Weekly emptying : 1 April - 30 November &amp; 1-31 March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980">
            <text:p>980</text:p>
          </table:table-cell>
          <table:table-cell office:value-type="string">
            <text:p>Norman C. E. Primary School</text:p>
          </table:table-cell>
          <table:table-cell table:number-columns-repeated="2"/>
          <table:table-cell office:value-type="string">
            <text:p>School Lane</text:p>
          </table:table-cell>
          <table:table-cell office:value-type="string">
            <text:p>Northwold</text:p>
          </table:table-cell>
          <table:table-cell office:value-type="string">
            <text:p>Thetford</text:p>
          </table:table-cell>
          <table:table-cell office:value-type="string">
            <text:p>Norfolk</text:p>
          </table:table-cell>
          <table:table-cell office:value-type="string">
            <text:p>IP26 5NB</text:p>
          </table:table-cell>
          <table:table-cell/>
          <table:table-cell office:value-type="string">
            <text:p>(01366)728241</text:p>
          </table:table-cell>
          <table:table-cell office:value-type="string">
            <text:p>EH0983798</text:p>
          </table:table-cell>
          <table:table-cell table:number-columns-repeated="9"/>
          <table:table-cell office:value-type="float" office:value="93996">
            <text:p>93996</text:p>
          </table:table-cell>
          <table:table-cell office:value-type="string">
            <text:p>School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6, CWTN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D8</text:p>
          </table:table-cell>
          <table:table-cell table:number-columns-repeated="5"/>
          <table:table-cell office:value-type="date" office:date-value="2005-02-01">
            <text:p>01/02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3996">
            <text:p>93996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/>
          <table:table-cell office:value-type="string">
            <text:p>R5 WK1</text:p>
          </table:table-cell>
          <table:table-cell table:number-columns-repeated="5"/>
          <table:table-cell office:value-type="date" office:date-value="2005-02-01">
            <text:p>01/02/05</text:p>
          </table:table-cell>
          <table:table-cell/>
        </table:table-row>
        <table:table-row table:style-name="ro2">
          <table:table-cell office:value-type="float" office:value="982">
            <text:p>982</text:p>
          </table:table-cell>
          <table:table-cell office:value-type="string">
            <text:p>Vision Express King's Lynn Ltd</text:p>
          </table:table-cell>
          <table:table-cell/>
          <table:table-cell office:value-type="string">
            <text:p>38-39</text:p>
          </table:table-cell>
          <table:table-cell office:value-type="string">
            <text:p>High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BJ</text:p>
          </table:table-cell>
          <table:table-cell/>
          <table:table-cell office:value-type="string">
            <text:p>(01553)775445</text:p>
          </table:table-cell>
          <table:table-cell office:value-type="string">
            <text:p>EH1129447</text:p>
          </table:table-cell>
          <table:table-cell table:number-columns-repeated="9"/>
          <table:table-cell office:value-type="float" office:value="109829">
            <text:p>10982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Tropics Fish Ba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tion Road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PP</text:p>
          </table:table-cell>
          <table:table-cell office:value-type="string">
            <text:p>Keith and Michelle Green</text:p>
          </table:table-cell>
          <table:table-cell office:value-type="string">
            <text:p>(01485)543842</text:p>
          </table:table-cell>
          <table:table-cell office:value-type="string">
            <text:p>EH0973640</text:p>
          </table:table-cell>
          <table:table-cell table:number-columns-repeated="9"/>
          <table:table-cell office:value-type="float" office:value="136590">
            <text:p>13659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8-04-01">
            <text:p>01/04/08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The Green Lodge Restaurant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The Green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AH</text:p>
          </table:table-cell>
          <table:table-cell office:value-type="string">
            <text:p>Mrs S Fox</text:p>
          </table:table-cell>
          <table:table-cell office:value-type="string">
            <text:p>(07917)716395</text:p>
          </table:table-cell>
          <table:table-cell office:value-type="string">
            <text:p>EH2019662</text:p>
          </table:table-cell>
          <table:table-cell table:number-columns-repeated="9"/>
          <table:table-cell office:value-type="float" office:value="106029">
            <text:p>10602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43, CWTN-1</text:p>
          </table:table-cell>
          <table:table-cell office:value-type="string">
            <text:p>Weekly emptying: 1 April - 30 September</text:p>
            <text:p>Fortnightly emptying: 1 October - 31 March</text:p>
          </table:table-cell>
          <table:table-cell table:number-columns-repeated="4"/>
          <table:table-cell office:value-type="string">
            <text:p>T1 &amp; WK2 SEAS</text:p>
          </table:table-cell>
          <table:table-cell table:number-columns-repeated="2"/>
          <table:table-cell office:value-type="date" office:date-value="2005-12-20">
            <text:p>20/12/05</text:p>
          </table:table-cell>
          <table:table-cell/>
        </table:table-row>
        <table:table-row table:style-name="ro2">
          <table:table-cell office:value-type="float" office:value="1017">
            <text:p>1017</text:p>
          </table:table-cell>
          <table:table-cell office:value-type="string">
            <text:p>Downham Tandoori Ltd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High Street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HH</text:p>
          </table:table-cell>
          <table:table-cell office:value-type="string">
            <text:p>Mr Anwar Ali (Owner)</text:p>
          </table:table-cell>
          <table:table-cell office:value-type="string">
            <text:p>(01366)386110</text:p>
          </table:table-cell>
          <table:table-cell office:value-type="string">
            <text:p>EH1078195</text:p>
          </table:table-cell>
          <table:table-cell table:number-columns-repeated="9"/>
          <table:table-cell office:value-type="float" office:value="152135">
            <text:p>15213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9-04-14">
            <text:p>14/04/09</text:p>
          </table:table-cell>
          <table:table-cell/>
        </table:table-row>
        <table:table-row table:style-name="ro2">
          <table:table-cell office:value-type="float" office:value="1019">
            <text:p>1019</text:p>
          </table:table-cell>
          <table:table-cell office:value-type="string">
            <text:p>Manor Farm Cottages &amp; Thornham Developments</text:p>
          </table:table-cell>
          <table:table-cell office:value-type="string">
            <text:p>Manor Farm</text:p>
          </table:table-cell>
          <table:table-cell/>
          <table:table-cell office:value-type="string">
            <text:p>Ringstead Road</text:p>
          </table:table-cell>
          <table:table-cell office:value-type="string">
            <text:p>Thornham</text:p>
          </table:table-cell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NN</text:p>
          </table:table-cell>
          <table:table-cell office:value-type="string">
            <text:p>Mr. M. C. Goddard</text:p>
          </table:table-cell>
          <table:table-cell office:value-type="string">
            <text:p>(01485)512272</text:p>
          </table:table-cell>
          <table:table-cell office:value-type="string">
            <text:p>EH0951367</text:p>
          </table:table-cell>
          <table:table-cell/>
          <table:table-cell office:value-type="string">
            <text:p>Manor Farm Cottages</text:p>
          </table:table-cell>
          <table:table-cell/>
          <table:table-cell office:value-type="string">
            <text:p>Ringstead Road</text:p>
          </table:table-cell>
          <table:table-cell office:value-type="string">
            <text:p>Thornham</text:p>
          </table:table-cell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NN</text:p>
          </table:table-cell>
          <table:table-cell/>
          <table:table-cell office:value-type="float" office:value="1074">
            <text:p>107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D1</text:p>
          </table:table-cell>
          <table:table-cell table:number-columns-repeated="6"/>
          <table:table-cell table:style-name="Default" office:value-type="string">
            <text:p>pre 01/04/1999</text:p>
          </table:table-cell>
          <table:table-cell/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Southery Primary School</text:p>
          </table:table-cell>
          <table:table-cell table:number-columns-repeated="2"/>
          <table:table-cell office:value-type="string">
            <text:p>Westgate Street</text:p>
          </table:table-cell>
          <table:table-cell office:value-type="string">
            <text:p>Southery</text:p>
          </table:table-cell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OPA</text:p>
          </table:table-cell>
          <table:table-cell/>
          <table:table-cell office:value-type="string">
            <text:p>(01366)377205</text:p>
          </table:table-cell>
          <table:table-cell office:value-type="string">
            <text:p>EH0952316</text:p>
          </table:table-cell>
          <table:table-cell table:number-columns-repeated="9"/>
          <table:table-cell office:value-type="float" office:value="109938">
            <text:p>109938</text:p>
          </table:table-cell>
          <table:table-cell office:value-type="string">
            <text:p>School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6, CWTN-3</text:p>
          </table:table-cell>
          <table:table-cell office:value-type="string">
            <text:p>Term time emptying (40 empties p.a.)</text:p>
          </table:table-cell>
          <table:table-cell office:value-type="string">
            <text:p>D8</text:p>
          </table:table-cell>
          <table:table-cell table:number-columns-repeated="6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09938">
            <text:p>109938</text:p>
          </table:table-cell>
          <table:table-cell office:value-type="string">
            <text:p>School Rec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emptying term time ( 20 empties p.a.)</text:p>
          </table:table-cell>
          <table:table-cell office:value-type="string">
            <text:p>R5 WK1</text:p>
          </table:table-cell>
          <table:table-cell table:number-columns-repeated="6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office:value-type="float" office:value="1027">
            <text:p>1027</text:p>
          </table:table-cell>
          <table:table-cell office:value-type="string">
            <text:p>Templeman Associates Lt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th Lynn Business Village</text:p>
          </table:table-cell>
          <table:table-cell office:value-type="string">
            <text:p>Bergen Way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JG</text:p>
          </table:table-cell>
          <table:table-cell office:value-type="string">
            <text:p>G. Templeman</text:p>
          </table:table-cell>
          <table:table-cell office:value-type="string">
            <text:p>(01553)776148</text:p>
          </table:table-cell>
          <table:table-cell office:value-type="string">
            <text:p>EH1135650</text:p>
          </table:table-cell>
          <table:table-cell table:number-columns-repeated="9"/>
          <table:table-cell office:value-type="float" office:value="140548">
            <text:p>140548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: except <text:s/>Xmas/New Year weeks</text:p>
          </table:table-cell>
          <table:table-cell table:number-columns-repeated="3"/>
          <table:table-cell office:value-type="string">
            <text:p>R1 WK2</text:p>
          </table:table-cell>
          <table:table-cell table:number-columns-repeated="3"/>
          <table:table-cell office:value-type="date" office:date-value="2008-07-01">
            <text:p>01/07/08</text:p>
          </table:table-cell>
          <table:table-cell/>
        </table:table-row>
        <table:table-row table:style-name="ro2">
          <table:table-cell office:value-type="float" office:value="1030">
            <text:p>1030</text:p>
          </table:table-cell>
          <table:table-cell office:value-type="string">
            <text:p>The National Trust Office</text:p>
          </table:table-cell>
          <table:table-cell office:value-type="string">
            <text:p>Brancaster Millenium Activity Centre</text:p>
          </table:table-cell>
          <table:table-cell/>
          <table:table-cell office:value-type="string">
            <text:p>Dial House</text:p>
          </table:table-cell>
          <table:table-cell office:value-type="string">
            <text:p>Brancaster Staith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BW</text:p>
          </table:table-cell>
          <table:table-cell office:value-type="string">
            <text:p>Mrs. Susan Falch-Lovesey</text:p>
          </table:table-cell>
          <table:table-cell office:value-type="string">
            <text:p>(01485)210719</text:p>
          </table:table-cell>
          <table:table-cell office:value-type="string">
            <text:p>EH1138023</text:p>
          </table:table-cell>
          <table:table-cell table:number-columns-repeated="9"/>
          <table:table-cell office:value-type="float" office:value="91162">
            <text:p>91162</text:p>
          </table:table-cell>
          <table:table-cell office:value-type="string">
            <text:p>School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7, CWTN-3</text:p>
          </table:table-cell>
          <table:table-cell office:value-type="string">
            <text:p>One empty per week</text:p>
          </table:table-cell>
          <table:table-cell office:value-type="string">
            <text:p>D5</text:p>
          </table:table-cell>
          <table:table-cell table:number-columns-repeated="6"/>
          <table:table-cell office:value-type="date" office:date-value="2004-11-15">
            <text:p>15/11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1162">
            <text:p>91162</text:p>
          </table:table-cell>
          <table:table-cell office:value-type="string">
            <text:p>School Rec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240-10, CWTN-4</text:p>
          </table:table-cell>
          <table:table-cell office:value-type="string">
            <text:p>Fortnightly: except Xmas/New Year weeks</text:p>
          </table:table-cell>
          <table:table-cell office:value-type="string">
            <text:p>R3 WK2</text:p>
          </table:table-cell>
          <table:table-cell table:number-columns-repeated="6"/>
          <table:table-cell office:value-type="date" office:date-value="2004-11-15">
            <text:p>15/11/04</text:p>
          </table:table-cell>
          <table:table-cell/>
        </table:table-row>
        <table:table-row table:style-name="ro2">
          <table:table-cell office:value-type="float" office:value="1032">
            <text:p>1032</text:p>
          </table:table-cell>
          <table:table-cell office:value-type="string">
            <text:p>Stotts Fish &amp; Chip Shop</text:p>
          </table:table-cell>
          <table:table-cell table:number-columns-repeated="2"/>
          <table:table-cell office:value-type="string">
            <text:p>Lowside</text:p>
          </table:table-cell>
          <table:table-cell office:value-type="string">
            <text:p>Outwell</text:p>
          </table:table-cell>
          <table:table-cell office:value-type="string">
            <text:p>Wisbech</text:p>
          </table:table-cell>
          <table:table-cell office:value-type="string">
            <text:p>Cambs.</text:p>
          </table:table-cell>
          <table:table-cell office:value-type="string">
            <text:p>PE14 8RE</text:p>
          </table:table-cell>
          <table:table-cell office:value-type="string">
            <text:p>Mr. James Ralph Stott</text:p>
          </table:table-cell>
          <table:table-cell office:value-type="string">
            <text:p>(01945)772345</text:p>
          </table:table-cell>
          <table:table-cell office:value-type="string">
            <text:p>EH1137834</text:p>
          </table:table-cell>
          <table:table-cell table:number-columns-repeated="9"/>
          <table:table-cell office:value-type="float" office:value="1165">
            <text:p>1165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9</text:p>
          </table:table-cell>
          <table:table-cell table:number-columns-repeated="3"/>
          <table:table-cell office:value-type="date" office:date-value="1998-08-01">
            <text:p>01/08/98</text:p>
          </table:table-cell>
          <table:table-cell/>
        </table:table-row>
        <table:table-row table:style-name="ro2">
          <table:table-cell office:value-type="float" office:value="1033">
            <text:p>1033</text:p>
          </table:table-cell>
          <table:table-cell office:value-type="string">
            <text:p>Flitcham Primary School</text:p>
          </table:table-cell>
          <table:table-cell table:number-columns-repeated="2"/>
          <table:table-cell office:value-type="string">
            <text:p>Church Road</text:p>
          </table:table-cell>
          <table:table-cell office:value-type="string">
            <text:p>Flit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BU</text:p>
          </table:table-cell>
          <table:table-cell office:value-type="string">
            <text:p>Angela Eden (Head Teacher)</text:p>
          </table:table-cell>
          <table:table-cell office:value-type="string">
            <text:p>(01485)600383</text:p>
          </table:table-cell>
          <table:table-cell office:value-type="string">
            <text:p>EH0943785</text:p>
          </table:table-cell>
          <table:table-cell table:number-columns-repeated="9"/>
          <table:table-cell office:value-type="float" office:value="1151">
            <text:p>1151</text:p>
          </table:table-cell>
          <table:table-cell office:value-type="string">
            <text:p>School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4 x 40, CWTN -3</text:p>
          </table:table-cell>
          <table:table-cell office:value-type="string">
            <text:p>Term time emptying (40 empties p.a.)</text:p>
          </table:table-cell>
          <table:table-cell table:number-columns-repeated="4"/>
          <table:table-cell office:value-type="string">
            <text:p>D1</text:p>
          </table:table-cell>
          <table:table-cell table:number-columns-repeated="2"/>
          <table:table-cell office:value-type="date" office:date-value="1998-12-15">
            <text:p>15/12/98</text:p>
          </table:table-cell>
          <table:table-cell/>
        </table:table-row>
        <table:table-row table:style-name="ro2">
          <table:table-cell office:value-type="float" office:value="1039">
            <text:p>1039</text:p>
          </table:table-cell>
          <table:table-cell office:value-type="string">
            <text:p>Mr. C. Sussams</text:p>
          </table:table-cell>
          <table:table-cell office:value-type="string">
            <text:p>Somerville House Restaurant</text:p>
          </table:table-cell>
          <table:table-cell/>
          <table:table-cell office:value-type="string">
            <text:p>Church Road</text:p>
          </table:table-cell>
          <table:table-cell office:value-type="string">
            <text:p>Terrington St. John</text:p>
          </table:table-cell>
          <table:table-cell office:value-type="string">
            <text:p>Wisbech</text:p>
          </table:table-cell>
          <table:table-cell office:value-type="string">
            <text:p>Cambs.</text:p>
          </table:table-cell>
          <table:table-cell office:value-type="string">
            <text:p>PE14 7RY</text:p>
          </table:table-cell>
          <table:table-cell office:value-type="string">
            <text:p>Colin Sussams</text:p>
          </table:table-cell>
          <table:table-cell office:value-type="string">
            <text:p>(01945)880952</text:p>
          </table:table-cell>
          <table:table-cell office:value-type="string">
            <text:p>EH1143144</text:p>
          </table:table-cell>
          <table:table-cell table:number-columns-repeated="9"/>
          <table:table-cell office:value-type="float" office:value="1142">
            <text:p>1142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7</text:p>
          </table:table-cell>
          <table:table-cell table:number-columns-repeated="5"/>
          <table:table-cell office:value-type="date" office:date-value="1998-12-01">
            <text:p>01/12/98</text:p>
          </table:table-cell>
          <table:table-cell/>
        </table:table-row>
        <table:table-row table:style-name="ro2">
          <table:table-cell office:value-type="float" office:value="1041">
            <text:p>1041</text:p>
          </table:table-cell>
          <table:table-cell office:value-type="string">
            <text:p>Titchwell Manor Hotel &amp; Restaurant</text:p>
          </table:table-cell>
          <table:table-cell office:value-type="string">
            <text:p>Sea View Bed &amp; Bteakfast</text:p>
          </table:table-cell>
          <table:table-cell table:number-columns-repeated="2"/>
          <table:table-cell office:value-type="string">
            <text:p>Titchwell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BB</text:p>
          </table:table-cell>
          <table:table-cell office:value-type="string">
            <text:p>Mr. &amp; Mrs. I. Snaith</text:p>
          </table:table-cell>
          <table:table-cell office:value-type="string">
            <text:p>(01485)210221</text:p>
          </table:table-cell>
          <table:table-cell office:value-type="string">
            <text:p>EH0951400</text:p>
          </table:table-cell>
          <table:table-cell table:number-columns-repeated="10"/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D1</text:p>
          </table:table-cell>
          <table:table-cell table:number-columns-repeated="6"/>
          <table:table-cell office:value-type="date" office:date-value="2003-04-01">
            <text:p>01/04/03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8433">
            <text:p>138433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 office:value-type="string">
            <text:p>R1 WK1</text:p>
          </table:table-cell>
          <table:table-cell table:number-columns-repeated="6"/>
          <table:table-cell office:value-type="date" office:date-value="2008-05-16">
            <text:p>16/05/08</text:p>
          </table:table-cell>
          <table:table-cell/>
        </table:table-row>
        <table:table-row table:style-name="ro2">
          <table:table-cell office:value-type="float" office:value="1048">
            <text:p>1048</text:p>
          </table:table-cell>
          <table:table-cell office:value-type="string">
            <text:p>N.C.C. Social Services</text:p>
          </table:table-cell>
          <table:table-cell office:value-type="string">
            <text:p>Faro Lodge</text:p>
          </table:table-cell>
          <table:table-cell/>
          <table:table-cell office:value-type="string">
            <text:p>Galy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YE</text:p>
          </table:table-cell>
          <table:table-cell office:value-type="string">
            <text:p>Rebecca Shanahan</text:p>
          </table:table-cell>
          <table:table-cell office:value-type="string">
            <text:p>(01553)679233</text:p>
          </table:table-cell>
          <table:table-cell office:value-type="string">
            <text:p>EH1138698</text:p>
          </table:table-cell>
          <table:table-cell table:number-columns-repeated="9"/>
          <table:table-cell office:value-type="float" office:value="1187">
            <text:p>1187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1999-02-21">
            <text:p>21/02/99</text:p>
          </table:table-cell>
          <table:table-cell/>
        </table:table-row>
        <table:table-row table:style-name="ro2">
          <table:table-cell office:value-type="float" office:value="1057">
            <text:p>1057</text:p>
          </table:table-cell>
          <table:table-cell office:value-type="string">
            <text:p>South Wootton First School</text:p>
          </table:table-cell>
          <table:table-cell table:number-columns-repeated="2"/>
          <table:table-cell office:value-type="string">
            <text:p>Church Lane</text:p>
          </table:table-cell>
          <table:table-cell office:value-type="string">
            <text:p>Sou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LJ</text:p>
          </table:table-cell>
          <table:table-cell office:value-type="string">
            <text:p>Mrs Carol Mahony (Headteacher)</text:p>
          </table:table-cell>
          <table:table-cell office:value-type="string">
            <text:p>(01553)671552</text:p>
          </table:table-cell>
          <table:table-cell office:value-type="string">
            <text:p>EH2000055</text:p>
          </table:table-cell>
          <table:table-cell table:number-columns-repeated="9"/>
          <table:table-cell office:value-type="float" office:value="98445">
            <text:p>98445</text:p>
          </table:table-cell>
          <table:table-cell office:value-type="string">
            <text:p>School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5, CWTN 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5-06-05">
            <text:p>05/06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07935">
            <text:p>107935</text:p>
          </table:table-cell>
          <table:table-cell office:value-type="string">
            <text:p>School 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2 WK2</text:p>
          </table:table-cell>
          <table:table-cell table:number-columns-repeated="3"/>
          <table:table-cell office:value-type="date" office:date-value="2006-02-14">
            <text:p>14/02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3062">
            <text:p>133062</text:p>
          </table:table-cell>
          <table:table-cell office:value-type="string">
            <text:p>School Re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2 WK2</text:p>
          </table:table-cell>
          <table:table-cell table:number-columns-repeated="3"/>
          <table:table-cell office:value-type="date" office:date-value="2007-12-15">
            <text:p>15/12/07</text:p>
          </table:table-cell>
          <table:table-cell/>
        </table:table-row>
        <table:table-row table:style-name="ro2">
          <table:table-cell office:value-type="float" office:value="1058">
            <text:p>1058</text:p>
          </table:table-cell>
          <table:table-cell office:value-type="string">
            <text:p>Foxvale Properties Ltd</text:p>
          </table:table-cell>
          <table:table-cell/>
          <table:table-cell office:value-type="float" office:value="306">
            <text:p>306</text:p>
          </table:table-cell>
          <table:table-cell office:value-type="string">
            <text:p>High Street North</text:p>
          </table:table-cell>
          <table:table-cell/>
          <table:table-cell office:value-type="string">
            <text:p>Dunstable</text:p>
          </table:table-cell>
          <table:table-cell office:value-type="string">
            <text:p>Beds.</text:p>
          </table:table-cell>
          <table:table-cell office:value-type="string">
            <text:p>LU6 1BE</text:p>
          </table:table-cell>
          <table:table-cell office:value-type="string">
            <text:p>Mr. W. Kitt</text:p>
          </table:table-cell>
          <table:table-cell office:value-type="string">
            <text:p>(01582)666234</text:p>
          </table:table-cell>
          <table:table-cell office:value-type="string">
            <text:p>EH2000003</text:p>
          </table:table-cell>
          <table:table-cell office:value-type="string">
            <text:p>Snettisham Caravan Park</text:p>
          </table:table-cell>
          <table:table-cell table:number-columns-repeated="2"/>
          <table:table-cell office:value-type="string">
            <text:p>Beach Road</text:p>
          </table:table-cell>
          <table:table-cell office:value-type="string">
            <text:p>Snetti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RB</text:p>
          </table:table-cell>
          <table:table-cell office:value-type="string">
            <text:p>(01485 543973)</text:p>
          </table:table-cell>
          <table:table-cell office:value-type="float" office:value="118698">
            <text:p>118698</text:p>
          </table:table-cell>
          <table:table-cell office:value-type="string">
            <text:p>Schd.2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2</text:p>
          </table:table-cell>
          <table:table-cell table:number-columns-repeated="5"/>
          <table:table-cell office:value-type="date" office:date-value="2006-11-16">
            <text:p>16/11/06</text:p>
          </table:table-cell>
          <table:table-cell/>
        </table:table-row>
        <table:table-row table:style-name="ro2">
          <table:table-cell table:number-columns-repeated="21"/>
          <table:table-cell office:value-type="string">
            <text:p>118698A</text:p>
          </table:table-cell>
          <table:table-cell office:value-type="string">
            <text:p>Schd.2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30</text:p>
          </table:table-cell>
          <table:table-cell office:value-type="string">
            <text:p>Weekly emptying: 1 Apr - 31 Oct</text:p>
          </table:table-cell>
          <table:table-cell/>
          <table:table-cell office:value-type="string">
            <text:p>T2</text:p>
          </table:table-cell>
          <table:table-cell table:number-columns-repeated="5"/>
          <table:table-cell office:value-type="date" office:date-value="2006-11-16">
            <text:p>16/11/06</text:p>
          </table:table-cell>
          <table:table-cell/>
        </table:table-row>
        <table:table-row table:style-name="ro2">
          <table:table-cell office:value-type="float" office:value="1059">
            <text:p>1059</text:p>
          </table:table-cell>
          <table:table-cell office:value-type="string">
            <text:p>Paul Johnson Motor Engineers Ltd</text:p>
          </table:table-cell>
          <table:table-cell table:number-columns-repeated="2"/>
          <table:table-cell office:value-type="string">
            <text:p>North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QW</text:p>
          </table:table-cell>
          <table:table-cell/>
          <table:table-cell office:value-type="string">
            <text:p>(01553)691742</text:p>
          </table:table-cell>
          <table:table-cell office:value-type="string">
            <text:p>EH2000078</text:p>
          </table:table-cell>
          <table:table-cell table:number-columns-repeated="9"/>
          <table:table-cell office:value-type="float" office:value="1212">
            <text:p>121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1999-04-20">
            <text:p>20/04/99</text:p>
          </table:table-cell>
          <table:table-cell/>
        </table:table-row>
        <table:table-row table:style-name="ro2">
          <table:table-cell office:value-type="float" office:value="1063">
            <text:p>1063</text:p>
          </table:table-cell>
          <table:table-cell office:value-type="string">
            <text:p>Mr T. G. Walters</text:p>
          </table:table-cell>
          <table:table-cell office:value-type="string">
            <text:p>Snettisham Park</text:p>
          </table:table-cell>
          <table:table-cell/>
          <table:table-cell office:value-type="string">
            <text:p>Manor Lane</text:p>
          </table:table-cell>
          <table:table-cell office:value-type="string">
            <text:p>Snetti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NQ</text:p>
          </table:table-cell>
          <table:table-cell/>
          <table:table-cell office:value-type="string">
            <text:p>(01485)542425</text:p>
          </table:table-cell>
          <table:table-cell office:value-type="string">
            <text:p>EH2013766</text:p>
          </table:table-cell>
          <table:table-cell table:number-columns-repeated="9"/>
          <table:table-cell office:value-type="float" office:value="105587">
            <text:p>10558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5-11-14">
            <text:p>14/11/05</text:p>
          </table:table-cell>
          <table:table-cell/>
        </table:table-row>
        <table:table-row table:style-name="ro2">
          <table:table-cell office:value-type="float" office:value="1064">
            <text:p>1064</text:p>
          </table:table-cell>
          <table:table-cell office:value-type="string">
            <text:p>English Heritage</text:p>
          </table:table-cell>
          <table:table-cell office:value-type="string">
            <text:p>East of England Regional Office</text:p>
          </table:table-cell>
          <table:table-cell/>
          <table:table-cell office:value-type="string">
            <text:p>Brooklands</text:p>
          </table:table-cell>
          <table:table-cell office:value-type="string">
            <text:p>24 Brooklands Avenue</text:p>
          </table:table-cell>
          <table:table-cell office:value-type="string">
            <text:p>Cambridge</text:p>
          </table:table-cell>
          <table:table-cell/>
          <table:table-cell office:value-type="string">
            <text:p>CB2 2BU</text:p>
          </table:table-cell>
          <table:table-cell/>
          <table:table-cell office:value-type="string">
            <text:p>(01223)582700</text:p>
          </table:table-cell>
          <table:table-cell office:value-type="string">
            <text:p>EH2003277</text:p>
          </table:table-cell>
          <table:table-cell office:value-type="string">
            <text:p>Castle Acre Priory</text:p>
          </table:table-cell>
          <table:table-cell table:number-columns-repeated="3"/>
          <table:table-cell office:value-type="string">
            <text:p>Castle Acr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2XD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3</text:p>
          </table:table-cell>
          <table:table-cell table:number-columns-repeated="3"/>
          <table:table-cell office:value-type="date" office:date-value="1993-08-01">
            <text:p>01/08/93</text:p>
          </table:table-cell>
          <table:table-cell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Lord Howard of Rising</text:p>
          </table:table-cell>
          <table:table-cell office:value-type="string">
            <text:p>The Castle</text:p>
          </table:table-cell>
          <table:table-cell table:number-columns-repeated="2"/>
          <table:table-cell office:value-type="string">
            <text:p>Castle Rising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</text:p>
          </table:table-cell>
          <table:table-cell office:value-type="string">
            <text:p>Greville Howard</text:p>
          </table:table-cell>
          <table:table-cell office:value-type="string">
            <text:p>(01553)631556</text:p>
          </table:table-cell>
          <table:table-cell office:value-type="string">
            <text:p>EH2000072</text:p>
          </table:table-cell>
          <table:table-cell table:number-columns-repeated="9"/>
          <table:table-cell office:value-type="float" office:value="1242">
            <text:p>124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26, CWTN-1</text:p>
          </table:table-cell>
          <table:table-cell office:value-type="string">
            <text:p>Weekly emptying: 1 June - 30 September</text:p>
            <text:p>Monthly emptying: 1 Oct - 31 May</text:p>
          </table:table-cell>
          <table:table-cell table:number-columns-repeated="2"/>
          <table:table-cell office:value-type="string">
            <text:p>D1 (BEG)</text:p>
          </table:table-cell>
          <table:table-cell table:number-columns-repeated="4"/>
          <table:table-cell office:value-type="date" office:date-value="1999-07-01">
            <text:p>01/07/99</text:p>
          </table:table-cell>
          <table:table-cell/>
        </table:table-row>
        <table:table-row table:style-name="ro2">
          <table:table-cell office:value-type="float" office:value="1067">
            <text:p>1067</text:p>
          </table:table-cell>
          <table:table-cell office:value-type="string">
            <text:p>South Wootton G.M. Junior School</text:p>
          </table:table-cell>
          <table:table-cell table:number-columns-repeated="2"/>
          <table:table-cell office:value-type="string">
            <text:p>Hall Lane</text:p>
          </table:table-cell>
          <table:table-cell office:value-type="string">
            <text:p>Sou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JZ</text:p>
          </table:table-cell>
          <table:table-cell/>
          <table:table-cell office:value-type="string">
            <text:p>(01553)674596</text:p>
          </table:table-cell>
          <table:table-cell office:value-type="string">
            <text:p>EH2000070</text:p>
          </table:table-cell>
          <table:table-cell table:number-columns-repeated="9"/>
          <table:table-cell office:value-type="float" office:value="122883">
            <text:p>122883</text:p>
          </table:table-cell>
          <table:table-cell office:value-type="string">
            <text:p>School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5, CWTN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2883">
            <text:p>122883</text:p>
          </table:table-cell>
          <table:table-cell office:value-type="string">
            <text:p>School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5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8833">
            <text:p>128833</text:p>
          </table:table-cell>
          <table:table-cell office:value-type="string">
            <text:p>School Re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2 WK2</text:p>
          </table:table-cell>
          <table:table-cell table:number-columns-repeated="3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1068">
            <text:p>1068</text:p>
          </table:table-cell>
          <table:table-cell office:value-type="string">
            <text:p>Giles Bros</text:p>
          </table:table-cell>
          <table:table-cell table:number-columns-repeated="2"/>
          <table:table-cell office:value-type="string">
            <text:p>Clough Lan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BT</text:p>
          </table:table-cell>
          <table:table-cell/>
          <table:table-cell office:value-type="string">
            <text:p>(01553)772376</text:p>
          </table:table-cell>
          <table:table-cell office:value-type="string">
            <text:p>EH2000039</text:p>
          </table:table-cell>
          <table:table-cell table:number-columns-repeated="9"/>
          <table:table-cell office:value-type="float" office:value="1177">
            <text:p>117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26, CWTN-1</text:p>
          </table:table-cell>
          <table:table-cell office:value-type="string">
            <text:p>26 empties: Fortnightly</text:p>
          </table:table-cell>
          <table:table-cell table:number-columns-repeated="3"/>
          <table:table-cell office:value-type="string">
            <text:p>T1 WK2</text:p>
          </table:table-cell>
          <table:table-cell table:number-columns-repeated="3"/>
          <table:table-cell office:value-type="date" office:date-value="1999-04-01">
            <text:p>01/04/99</text:p>
          </table:table-cell>
          <table:table-cell/>
        </table:table-row>
        <table:table-row table:style-name="ro2">
          <table:table-cell office:value-type="float" office:value="1069">
            <text:p>1069</text:p>
          </table:table-cell>
          <table:table-cell office:value-type="string">
            <text:p>Watlington Medical Centre</text:p>
          </table:table-cell>
          <table:table-cell table:number-columns-repeated="2"/>
          <table:table-cell office:value-type="string">
            <text:p>Rowan Close</text:p>
          </table:table-cell>
          <table:table-cell office:value-type="string">
            <text:p>Watling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0TU</text:p>
          </table:table-cell>
          <table:table-cell office:value-type="string">
            <text:p>Mrs P Ash</text:p>
          </table:table-cell>
          <table:table-cell office:value-type="string">
            <text:p>(01553)810253</text:p>
          </table:table-cell>
          <table:table-cell office:value-type="string">
            <text:p>EH2001110</text:p>
          </table:table-cell>
          <table:table-cell table:number-columns-repeated="9"/>
          <table:table-cell office:value-type="float" office:value="129961">
            <text:p>129961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10</text:p>
          </table:table-cell>
          <table:table-cell table:number-columns-repeated="2"/>
          <table:table-cell office:value-type="date" office:date-value="2007-09-22">
            <text:p>22/09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9961">
            <text:p>129961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 table:number-columns-repeated="4"/>
          <table:table-cell office:value-type="string">
            <text:p>R3 WK1</text:p>
          </table:table-cell>
          <table:table-cell table:number-columns-repeated="2"/>
          <table:table-cell office:value-type="date" office:date-value="2007-09-22">
            <text:p>22/09/07</text:p>
          </table:table-cell>
          <table:table-cell/>
        </table:table-row>
        <table:table-row table:style-name="ro2">
          <table:table-cell office:value-type="float" office:value="1077">
            <text:p>1077</text:p>
          </table:table-cell>
          <table:table-cell office:value-type="string">
            <text:p>Dezynadog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Woott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EX</text:p>
          </table:table-cell>
          <table:table-cell office:value-type="string">
            <text:p>Miss A L Flatt</text:p>
          </table:table-cell>
          <table:table-cell office:value-type="string">
            <text:p>(01553)816400</text:p>
          </table:table-cell>
          <table:table-cell office:value-type="string">
            <text:p>EH2000870</text:p>
          </table:table-cell>
          <table:table-cell table:number-columns-repeated="9"/>
          <table:table-cell office:value-type="float" office:value="104785">
            <text:p>104785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 <text:s/></text:p>
          </table:table-cell>
          <table:table-cell table:number-columns-repeated="3"/>
          <table:table-cell office:value-type="date" office:date-value="2005-11-01">
            <text:p>01/11/05</text:p>
          </table:table-cell>
          <table:table-cell/>
        </table:table-row>
        <table:table-row table:style-name="ro2">
          <table:table-cell office:value-type="float" office:value="1086">
            <text:p>1086</text:p>
          </table:table-cell>
          <table:table-cell office:value-type="string">
            <text:p>Master Ltd</text:p>
          </table:table-cell>
          <table:table-cell/>
          <table:table-cell office:value-type="string">
            <text:p>Unit 5-7</text:p>
          </table:table-cell>
          <table:table-cell office:value-type="string">
            <text:p>Cheney Crescent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BT</text:p>
          </table:table-cell>
          <table:table-cell/>
          <table:table-cell office:value-type="string">
            <text:p>(01485)572032</text:p>
          </table:table-cell>
          <table:table-cell office:value-type="string">
            <text:p>EH1129225</text:p>
          </table:table-cell>
          <table:table-cell table:number-columns-repeated="9"/>
          <table:table-cell office:value-type="float" office:value="1249">
            <text:p>124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1999-07-21">
            <text:p>21/07/99</text:p>
          </table:table-cell>
          <table:table-cell table:style-name="ce1" office:value-type="date" office:date-value="2009-07-01">
            <text:p>01/07/09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string">
            <text:p>King's Lynn Mobility Centre Ltd</text:p>
          </table:table-cell>
          <table:table-cell/>
          <table:table-cell office:value-type="string">
            <text:p>30-38</text:p>
          </table:table-cell>
          <table:table-cell office:value-type="string">
            <text:p>Blackfriar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NN</text:p>
          </table:table-cell>
          <table:table-cell/>
          <table:table-cell office:value-type="string">
            <text:p>(01553)768751</text:p>
          </table:table-cell>
          <table:table-cell office:value-type="string">
            <text:p>EH2001697</text:p>
          </table:table-cell>
          <table:table-cell table:number-columns-repeated="9"/>
          <table:table-cell office:value-type="float" office:value="1254">
            <text:p>125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26, CWTN-1</text:p>
          </table:table-cell>
          <table:table-cell office:value-type="string">
            <text:p>26 empties: Fortnightly</text:p>
          </table:table-cell>
          <table:table-cell table:number-columns-repeated="3"/>
          <table:table-cell office:value-type="string">
            <text:p>T1 WK2</text:p>
          </table:table-cell>
          <table:table-cell table:number-columns-repeated="3"/>
          <table:table-cell office:value-type="date" office:date-value="1999-08-07">
            <text:p>07/08/99</text:p>
          </table:table-cell>
          <table:table-cell/>
        </table:table-row>
        <table:table-row table:style-name="ro2">
          <table:table-cell office:value-type="float" office:value="1089">
            <text:p>1089</text:p>
          </table:table-cell>
          <table:table-cell office:value-type="string">
            <text:p>Torc Financial Services</text:p>
          </table:table-cell>
          <table:table-cell office:value-type="string">
            <text:p>The Business Centre</text:p>
          </table:table-cell>
          <table:table-cell office:value-type="float" office:value="43">
            <text:p>43</text:p>
          </table:table-cell>
          <table:table-cell office:value-type="string">
            <text:p>Lynn Road</text:p>
          </table:table-cell>
          <table:table-cell office:value-type="string">
            <text:p>Snetti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LR</text:p>
          </table:table-cell>
          <table:table-cell office:value-type="string">
            <text:p>Stephen J. Hammond (Principal)</text:p>
          </table:table-cell>
          <table:table-cell office:value-type="string">
            <text:p>(01485)544434</text:p>
          </table:table-cell>
          <table:table-cell office:value-type="string">
            <text:p>EH2001611</text:p>
          </table:table-cell>
          <table:table-cell table:number-columns-repeated="9"/>
          <table:table-cell office:value-type="float" office:value="1247">
            <text:p>1247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3, 240-4 X 26, CWTN-1</text:p>
          </table:table-cell>
          <table:table-cell office:value-type="string">
            <text:p>26 empties: Fortnightly</text:p>
          </table:table-cell>
          <table:table-cell table:number-columns-repeated="4"/>
          <table:table-cell office:value-type="string">
            <text:p>T1 WK2</text:p>
          </table:table-cell>
          <table:table-cell table:number-columns-repeated="2"/>
          <table:table-cell office:value-type="date" office:date-value="1999-07-15">
            <text:p>15/07/99</text:p>
          </table:table-cell>
          <table:table-cell/>
        </table:table-row>
        <table:table-row table:style-name="ro2">
          <table:table-cell office:value-type="float" office:value="1092">
            <text:p>1092</text:p>
          </table:table-cell>
          <table:table-cell office:value-type="string">
            <text:p>Le Strange <text:s/>Arms Hotel</text:p>
          </table:table-cell>
          <table:table-cell table:number-columns-repeated="2"/>
          <table:table-cell office:value-type="string">
            <text:p>Golf Course Road</text:p>
          </table:table-cell>
          <table:table-cell/>
          <table:table-cell office:value-type="string">
            <text:p>Old Hunstanton</text:p>
          </table:table-cell>
          <table:table-cell office:value-type="string">
            <text:p>Norfolk</text:p>
          </table:table-cell>
          <table:table-cell office:value-type="string">
            <text:p>PE36 6JJ</text:p>
          </table:table-cell>
          <table:table-cell office:value-type="string">
            <text:p>Anne Wylie</text:p>
          </table:table-cell>
          <table:table-cell office:value-type="string">
            <text:p>(01485)534411</text:p>
          </table:table-cell>
          <table:table-cell office:value-type="string">
            <text:p>EH2001866</text:p>
          </table:table-cell>
          <table:table-cell table:number-columns-repeated="9"/>
          <table:table-cell office:value-type="float" office:value="147384">
            <text:p>14738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6">
            <text:p>6</text:p>
          </table:table-cell>
          <table:table-cell office:value-type="string">
            <text:p>1100-1, 1100-2 x3, CWTN-1</text:p>
          </table:table-cell>
          <table:table-cell office:value-type="string">
            <text:p>Four empties per week</text:p>
          </table:table-cell>
          <table:table-cell office:value-type="string">
            <text:p>D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2</text:p>
          </table:table-cell>
          <table:table-cell office:value-type="string">
            <text:p>LITTER BIN</text:p>
          </table:table-cell>
          <table:table-cell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1095">
            <text:p>1095</text:p>
          </table:table-cell>
          <table:table-cell office:value-type="string">
            <text:p>North End Trust</text:p>
          </table:table-cell>
          <table:table-cell office:value-type="string">
            <text:p>True's Yard Fishing Heritage Museum</text:p>
          </table:table-cell>
          <table:table-cell/>
          <table:table-cell office:value-type="string">
            <text:p>North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QW</text:p>
          </table:table-cell>
          <table:table-cell/>
          <table:table-cell office:value-type="string">
            <text:p>(01553)770479</text:p>
          </table:table-cell>
          <table:table-cell office:value-type="string">
            <text:p>EH2001760</text:p>
          </table:table-cell>
          <table:table-cell table:number-columns-repeated="9"/>
          <table:table-cell office:value-type="float" office:value="130694">
            <text:p>130694</text:p>
          </table:table-cell>
          <table:table-cell office:value-type="string">
            <text:p>Schd .2 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7-04-27">
            <text:p>27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0694">
            <text:p>130694</text:p>
          </table:table-cell>
          <table:table-cell office:value-type="string">
            <text:p>Schd.2 Rec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1, CWTN-2</text:p>
          </table:table-cell>
          <table:table-cell office:value-type="string">
            <text:p>Fortnightly: except Xmas/New Year weeks</text:p>
          </table:table-cell>
          <table:table-cell office:value-type="string">
            <text:p>G3 WK2</text:p>
          </table:table-cell>
          <table:table-cell table:number-columns-repeated="6"/>
          <table:table-cell office:value-type="date" office:date-value="2007-04-27">
            <text:p>27/04/07</text:p>
          </table:table-cell>
          <table:table-cell/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D. Cook (Butchers)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chool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DE</text:p>
          </table:table-cell>
          <table:table-cell/>
          <table:table-cell office:value-type="string">
            <text:p>(01485)572104</text:p>
          </table:table-cell>
          <table:table-cell office:value-type="string">
            <text:p>EH2001758</text:p>
          </table:table-cell>
          <table:table-cell table:number-columns-repeated="9"/>
          <table:table-cell office:value-type="float" office:value="88638">
            <text:p>88638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4-09-16">
            <text:p>16/09/04</text:p>
          </table:table-cell>
          <table:table-cell/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Dragon Capita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St. Jame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DA</text:p>
          </table:table-cell>
          <table:table-cell office:value-type="string">
            <text:p>Miss W Lai</text:p>
          </table:table-cell>
          <table:table-cell office:value-type="string">
            <text:p>(01553)662888</text:p>
          </table:table-cell>
          <table:table-cell office:value-type="string">
            <text:p>EH2014393</text:p>
          </table:table-cell>
          <table:table-cell table:number-columns-repeated="9"/>
          <table:table-cell office:value-type="float" office:value="2173">
            <text:p>2173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4-04-01">
            <text:p>01/04/04</text:p>
          </table:table-cell>
          <table:table-cell/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Hocus Pocus</text:p>
          </table:table-cell>
          <table:table-cell/>
          <table:table-cell office:value-type="string">
            <text:p>36-38</text:p>
          </table:table-cell>
          <table:table-cell office:value-type="string">
            <text:p>St. Jame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DA</text:p>
          </table:table-cell>
          <table:table-cell office:value-type="string">
            <text:p>Mr. N. Cook</text:p>
          </table:table-cell>
          <table:table-cell office:value-type="string">
            <text:p>(01553)767285</text:p>
          </table:table-cell>
          <table:table-cell office:value-type="string">
            <text:p>EH2002225</text:p>
          </table:table-cell>
          <table:table-cell table:number-columns-repeated="9"/>
          <table:table-cell office:value-type="float" office:value="1291">
            <text:p>1291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1999-11-16">
            <text:p>16/11/99</text:p>
          </table:table-cell>
          <table:table-cell/>
        </table:table-row>
        <table:table-row table:style-name="ro2">
          <table:table-cell office:value-type="float" office:value="1111">
            <text:p>1111</text:p>
          </table:table-cell>
          <table:table-cell office:value-type="string">
            <text:p>Flitcham Community Centre</text:p>
          </table:table-cell>
          <table:table-cell office:value-type="string">
            <text:p>c/o Mr R Young (Treasurer)</text:p>
          </table:table-cell>
          <table:table-cell/>
          <table:table-cell office:value-type="string">
            <text:p>The Old Post Office</text:p>
          </table:table-cell>
          <table:table-cell office:value-type="string">
            <text:p>Flit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BP</text:p>
          </table:table-cell>
          <table:table-cell table:number-columns-repeated="2"/>
          <table:table-cell office:value-type="string">
            <text:p>EH2002527</text:p>
          </table:table-cell>
          <table:table-cell office:value-type="string">
            <text:p>Flitcham Community Centre</text:p>
          </table:table-cell>
          <table:table-cell table:number-columns-repeated="2"/>
          <table:table-cell office:value-type="string">
            <text:p>Church Road</text:p>
          </table:table-cell>
          <table:table-cell office:value-type="string">
            <text:p>Flit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BU</text:p>
          </table:table-cell>
          <table:table-cell office:value-type="string">
            <text:p>01485 600703</text:p>
          </table:table-cell>
          <table:table-cell office:value-type="float" office:value="1298">
            <text:p>1298</text:p>
          </table:table-cell>
          <table:table-cell office:value-type="string">
            <text:p>Schd.2 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1</text:p>
          </table:table-cell>
          <table:table-cell table:number-columns-repeated="2"/>
          <table:table-cell office:value-type="date" office:date-value="1999-12-01">
            <text:p>01/12/99</text:p>
          </table:table-cell>
          <table:table-cell/>
        </table:table-row>
        <table:table-row table:style-name="ro2">
          <table:table-cell office:value-type="float" office:value="1113">
            <text:p>1113</text:p>
          </table:table-cell>
          <table:table-cell office:value-type="string">
            <text:p>K.L.S. (UK) Ltd</text:p>
          </table:table-cell>
          <table:table-cell/>
          <table:table-cell office:value-type="string">
            <text:p>22-23</text:p>
          </table:table-cell>
          <table:table-cell office:value-type="string">
            <text:p>Austin Fields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PH</text:p>
          </table:table-cell>
          <table:table-cell office:value-type="string">
            <text:p>Robert Kitchingham</text:p>
          </table:table-cell>
          <table:table-cell office:value-type="string">
            <text:p>(01553)772935</text:p>
          </table:table-cell>
          <table:table-cell office:value-type="string">
            <text:p>EH2002647</text:p>
          </table:table-cell>
          <table:table-cell table:number-columns-repeated="9"/>
          <table:table-cell office:value-type="float" office:value="1303">
            <text:p>130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0-01-03">
            <text:p>03/01/00</text:p>
          </table:table-cell>
          <table:table-cell/>
        </table:table-row>
        <table:table-row table:style-name="ro2">
          <table:table-cell office:value-type="float" office:value="1114">
            <text:p>1114</text:p>
          </table:table-cell>
          <table:table-cell office:value-type="string">
            <text:p>Norfolk County Services</text:p>
          </table:table-cell>
          <table:table-cell office:value-type="string">
            <text:p>County Hall Annexe</text:p>
          </table:table-cell>
          <table:table-cell/>
          <table:table-cell office:value-type="string">
            <text:p>Martineau Lane</text:p>
          </table:table-cell>
          <table:table-cell/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1 2DL</text:p>
          </table:table-cell>
          <table:table-cell table:number-columns-repeated="2"/>
          <table:table-cell office:value-type="string">
            <text:p>EH2002645</text:p>
          </table:table-cell>
          <table:table-cell office:value-type="string">
            <text:p>Norfolk County Services</text:p>
          </table:table-cell>
          <table:table-cell office:value-type="string">
            <text:p>Playing Fields Depot</text:p>
          </table:table-cell>
          <table:table-cell/>
          <table:table-cell office:value-type="string">
            <text:p>Parkway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</text:p>
          </table:table-cell>
          <table:table-cell/>
          <table:table-cell office:value-type="float" office:value="1299">
            <text:p>129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26, CWTN-1</text:p>
          </table:table-cell>
          <table:table-cell office:value-type="string">
            <text:p>Fortnightly emptying</text:p>
          </table:table-cell>
          <table:table-cell table:number-columns-repeated="3"/>
          <table:table-cell office:value-type="string">
            <text:p>T1 WK2</text:p>
          </table:table-cell>
          <table:table-cell table:number-columns-repeated="3"/>
          <table:table-cell office:value-type="date" office:date-value="1999-12-01">
            <text:p>01/12/99</text:p>
          </table:table-cell>
          <table:table-cell/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Queen Victoria Public House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Lynn <text:s/>Road</text:p>
          </table:table-cell>
          <table:table-cell office:value-type="string">
            <text:p>Snetti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LW</text:p>
          </table:table-cell>
          <table:table-cell office:value-type="string">
            <text:p>Mr. R Warburton</text:p>
          </table:table-cell>
          <table:table-cell office:value-type="string">
            <text:p>(01485)541344</text:p>
          </table:table-cell>
          <table:table-cell office:value-type="string">
            <text:p>EH2018505</text:p>
          </table:table-cell>
          <table:table-cell table:number-columns-repeated="9"/>
          <table:table-cell office:value-type="float" office:value="98498">
            <text:p>9849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4 x 30, CWTN-1</text:p>
          </table:table-cell>
          <table:table-cell office:value-type="string">
            <text:p>One empty per week all year ,plus</text:p>
            <text:p>Additional weekly emptying: 1 April - 31 October</text:p>
          </table:table-cell>
          <table:table-cell/>
          <table:table-cell office:value-type="string">
            <text:p>T2 (SEAS)</text:p>
          </table:table-cell>
          <table:table-cell/>
          <table:table-cell office:value-type="string">
            <text:p>T1</text:p>
          </table:table-cell>
          <table:table-cell table:number-columns-repeated="3"/>
          <table:table-cell office:value-type="date" office:date-value="2005-05-30">
            <text:p>30/05/05</text:p>
          </table:table-cell>
          <table:table-cell/>
        </table:table-row>
        <table:table-row table:style-name="ro2">
          <table:table-cell office:value-type="float" office:value="1117">
            <text:p>1117</text:p>
          </table:table-cell>
          <table:table-cell office:value-type="string">
            <text:p>Mrs. J. M. Kerr</text:p>
          </table:table-cell>
          <table:table-cell office:value-type="string">
            <text:p>Grapes Picture Framing &amp; Gallery</text:p>
          </table:table-cell>
          <table:table-cell office:value-type="float" office:value="33">
            <text:p>33</text:p>
          </table:table-cell>
          <table:table-cell office:value-type="string">
            <text:p>Market Place</text:p>
          </table:table-cell>
          <table:table-cell office:value-type="string">
            <text:p>Snetti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LR</text:p>
          </table:table-cell>
          <table:table-cell/>
          <table:table-cell office:value-type="string">
            <text:p>(01485)542480</text:p>
          </table:table-cell>
          <table:table-cell office:value-type="string">
            <text:p>EH2002650</text:p>
          </table:table-cell>
          <table:table-cell table:number-columns-repeated="9"/>
          <table:table-cell office:value-type="float" office:value="1308">
            <text:p>130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12, CWTN-1</text:p>
          </table:table-cell>
          <table:table-cell office:value-type="string">
            <text:p>One empty per month</text:p>
          </table:table-cell>
          <table:table-cell table:number-columns-repeated="3"/>
          <table:table-cell office:value-type="string">
            <text:p>T1 END</text:p>
          </table:table-cell>
          <table:table-cell table:number-columns-repeated="3"/>
          <table:table-cell office:value-type="date" office:date-value="2000-01-19">
            <text:p>19/01/00</text:p>
          </table:table-cell>
          <table:table-cell/>
        </table:table-row>
        <table:table-row table:style-name="ro2">
          <table:table-cell office:value-type="float" office:value="1128">
            <text:p>1128</text:p>
          </table:table-cell>
          <table:table-cell office:value-type="string">
            <text:p>Vehicle &amp; Operator <text:s/>Services Agency</text:p>
          </table:table-cell>
          <table:table-cell office:value-type="string">
            <text:p>Test Station No 34</text:p>
          </table:table-cell>
          <table:table-cell/>
          <table:table-cell office:value-type="string">
            <text:p>Bexwell Airfield</text:p>
          </table:table-cell>
          <table:table-cell office:value-type="string">
            <text:p>Crimple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9DU</text:p>
          </table:table-cell>
          <table:table-cell/>
          <table:table-cell office:value-type="string">
            <text:p>(01366)382481</text:p>
          </table:table-cell>
          <table:table-cell office:value-type="string">
            <text:p>EH2020209</text:p>
          </table:table-cell>
          <table:table-cell table:number-columns-repeated="9"/>
          <table:table-cell office:value-type="float" office:value="109811">
            <text:p>109811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8</text:p>
          </table:table-cell>
          <table:table-cell table:number-columns-repeated="4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office:value-type="float" office:value="1130">
            <text:p>1130</text:p>
          </table:table-cell>
          <table:table-cell office:value-type="string">
            <text:p>Parker &amp; Leach Opticians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Church Street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HD</text:p>
          </table:table-cell>
          <table:table-cell/>
          <table:table-cell office:value-type="string">
            <text:p>(01485)532326</text:p>
          </table:table-cell>
          <table:table-cell office:value-type="string">
            <text:p>EH2006072</text:p>
          </table:table-cell>
          <table:table-cell table:number-columns-repeated="9"/>
          <table:table-cell office:value-type="float" office:value="153068">
            <text:p>153068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1161">
            <text:p>1161</text:p>
          </table:table-cell>
          <table:table-cell office:value-type="string">
            <text:p>East Of England <text:s/>Ambulance NHS Trust</text:p>
          </table:table-cell>
          <table:table-cell table:number-columns-repeated="2"/>
          <table:table-cell office:value-type="string">
            <text:p>Hospital Lane</text:p>
          </table:table-cell>
          <table:table-cell office:value-type="string">
            <text:p>Hellesdon</text:p>
          </table:table-cell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6 5NA</text:p>
          </table:table-cell>
          <table:table-cell table:number-columns-repeated="2"/>
          <table:table-cell office:value-type="string">
            <text:p>EH0952291</text:p>
          </table:table-cell>
          <table:table-cell office:value-type="string">
            <text:p>Downham Market Ambulance Station</text:p>
          </table:table-cell>
          <table:table-cell office:value-type="string">
            <text:p>Unit 4</text:p>
          </table:table-cell>
          <table:table-cell office:value-type="string">
            <text:p>Trafalgar Industrial Estate</text:p>
          </table:table-cell>
          <table:table-cell office:value-type="string">
            <text:p>Sovereign Way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SW</text:p>
          </table:table-cell>
          <table:table-cell office:value-type="string">
            <text:p>(01366)388340</text:p>
          </table:table-cell>
          <table:table-cell office:value-type="float" office:value="118803">
            <text:p>118803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9</text:p>
          </table:table-cell>
          <table:table-cell table:number-columns-repeated="3"/>
          <table:table-cell office:value-type="date" office:date-value="2006-11-24">
            <text:p>24/11/06</text:p>
          </table:table-cell>
          <table:table-cell/>
        </table:table-row>
        <table:table-row table:style-name="ro2">
          <table:table-cell office:value-type="float" office:value="1168">
            <text:p>1168</text:p>
          </table:table-cell>
          <table:table-cell office:value-type="string">
            <text:p>Norfolk County Council</text:p>
          </table:table-cell>
          <table:table-cell office:value-type="string">
            <text:p>County Hall</text:p>
          </table:table-cell>
          <table:table-cell/>
          <table:table-cell office:value-type="string">
            <text:p>Martineau Lane</text:p>
          </table:table-cell>
          <table:table-cell/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1 2UG</text:p>
          </table:table-cell>
          <table:table-cell/>
          <table:table-cell office:value-type="string">
            <text:p>(01366)383073</text:p>
          </table:table-cell>
          <table:table-cell office:value-type="string">
            <text:p>EH2028063</text:p>
          </table:table-cell>
          <table:table-cell office:value-type="string">
            <text:p>Downham Market Library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Priory Road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JS</text:p>
          </table:table-cell>
          <table:table-cell office:value-type="string">
            <text:p>(01366)383073</text:p>
          </table:table-cell>
          <table:table-cell office:value-type="float" office:value="135717">
            <text:p>135717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9</text:p>
          </table:table-cell>
          <table:table-cell table:number-columns-repeated="5"/>
          <table:table-cell office:value-type="date" office:date-value="2008-03-04">
            <text:p>04/03/08</text:p>
          </table:table-cell>
          <table:table-cell/>
        </table:table-row>
        <table:table-row table:style-name="ro2">
          <table:table-cell office:value-type="float" office:value="1169">
            <text:p>1169</text:p>
          </table:table-cell>
          <table:table-cell office:value-type="string">
            <text:p>The Drive Residential Home Ltd</text:p>
          </table:table-cell>
          <table:table-cell office:value-type="string">
            <text:p>Cyrinus House</text:p>
          </table:table-cell>
          <table:table-cell office:value-type="float" office:value="18">
            <text:p>18</text:p>
          </table:table-cell>
          <table:table-cell office:value-type="string">
            <text:p>Hatherley Road</text:p>
          </table:table-cell>
          <table:table-cell/>
          <table:table-cell office:value-type="string">
            <text:p>Sidcup</text:p>
          </table:table-cell>
          <table:table-cell office:value-type="string">
            <text:p>Kent</text:p>
          </table:table-cell>
          <table:table-cell office:value-type="string">
            <text:p>DA14 4BG</text:p>
          </table:table-cell>
          <table:table-cell/>
          <table:table-cell office:value-type="string">
            <text:p>(02083)081607</text:p>
          </table:table-cell>
          <table:table-cell office:value-type="string">
            <text:p>EH2014234</text:p>
          </table:table-cell>
          <table:table-cell office:value-type="string">
            <text:p>Manor Farm Residential Home</text:p>
          </table:table-cell>
          <table:table-cell table:number-columns-repeated="2"/>
          <table:table-cell office:value-type="string">
            <text:p>Hill Road</text:p>
          </table:table-cell>
          <table:table-cell office:value-type="string">
            <text:p>Ingoldisthorp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NZ</text:p>
          </table:table-cell>
          <table:table-cell office:value-type="string">
            <text:p>(01485)541977</text:p>
          </table:table-cell>
          <table:table-cell office:value-type="float" office:value="2380">
            <text:p>2380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5-11-01">
            <text:p>01/11/05</text:p>
          </table:table-cell>
          <table:table-cell/>
        </table:table-row>
        <table:table-row table:style-name="ro2">
          <table:table-cell office:value-type="float" office:value="1172">
            <text:p>1172</text:p>
          </table:table-cell>
          <table:table-cell office:value-type="string">
            <text:p>Dr. C. J. Bird</text:p>
          </table:table-cell>
          <table:table-cell office:value-type="string">
            <text:p>Dundee Court Dental Centre</text:p>
          </table:table-cell>
          <table:table-cell/>
          <table:table-cell office:value-type="string">
            <text:p>Hamburg Way</text:p>
          </table:table-cell>
          <table:table-cell office:value-type="string">
            <text:p>North Lynn Industrial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ND</text:p>
          </table:table-cell>
          <table:table-cell/>
          <table:table-cell office:value-type="string">
            <text:p>(01553)769143</text:p>
          </table:table-cell>
          <table:table-cell office:value-type="string">
            <text:p>EH2002814</text:p>
          </table:table-cell>
          <table:table-cell table:number-columns-repeated="9"/>
          <table:table-cell office:value-type="float" office:value="1325">
            <text:p>1325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0-01-27">
            <text:p>27/01/00</text:p>
          </table:table-cell>
          <table:table-cell/>
        </table:table-row>
        <table:table-row table:style-name="ro2">
          <table:table-cell office:value-type="float" office:value="1181">
            <text:p>1181</text:p>
          </table:table-cell>
          <table:table-cell office:value-type="string">
            <text:p>The Party Shop &amp; Balloon World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W</text:p>
          </table:table-cell>
          <table:table-cell office:value-type="string">
            <text:p>Mrs. S. A. Futter</text:p>
          </table:table-cell>
          <table:table-cell office:value-type="string">
            <text:p>(01553)760909</text:p>
          </table:table-cell>
          <table:table-cell office:value-type="string">
            <text:p>EH2003547</text:p>
          </table:table-cell>
          <table:table-cell table:number-columns-repeated="9"/>
          <table:table-cell office:value-type="float" office:value="1940">
            <text:p>1940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3-04-23">
            <text:p>23/04/03</text:p>
          </table:table-cell>
          <table:table-cell/>
        </table:table-row>
        <table:table-row table:style-name="ro2">
          <table:table-cell office:value-type="float" office:value="1186">
            <text:p>1186</text:p>
          </table:table-cell>
          <table:table-cell office:value-type="string">
            <text:p>Green Quay Trust</text:p>
          </table:table-cell>
          <table:table-cell office:value-type="string">
            <text:p>Marriots Warehouse</text:p>
          </table:table-cell>
          <table:table-cell/>
          <table:table-cell office:value-type="string">
            <text:p>South Quay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DT</text:p>
          </table:table-cell>
          <table:table-cell office:value-type="string">
            <text:p>Micheal Dennis</text:p>
          </table:table-cell>
          <table:table-cell office:value-type="string">
            <text:p>(01553)818500</text:p>
          </table:table-cell>
          <table:table-cell office:value-type="string">
            <text:p>EH2003672</text:p>
          </table:table-cell>
          <table:table-cell table:number-columns-repeated="9"/>
          <table:table-cell office:value-type="float" office:value="124462">
            <text:p>124462</text:p>
          </table:table-cell>
          <table:table-cell office:value-type="string">
            <text:p>Schd.2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7-05-14">
            <text:p>14/05/07</text:p>
          </table:table-cell>
          <table:table-cell table:style-name="ce1" office:value-type="date" office:date-value="2009-05-28">
            <text:p>28/05/09</text:p>
          </table:table-cell>
        </table:table-row>
        <table:table-row table:style-name="ro2">
          <table:table-cell table:number-columns-repeated="21"/>
          <table:table-cell office:value-type="float" office:value="124462">
            <text:p>124462</text:p>
          </table:table-cell>
          <table:table-cell office:value-type="string">
            <text:p>Schd.2 Re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2, 1100-15 x 25, CWTN 2</text:p>
          </table:table-cell>
          <table:table-cell office:value-type="string">
            <text:p>50 empties: Weekly except Xmas &amp; New Year weeks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7-05-14">
            <text:p>14/05/07</text:p>
          </table:table-cell>
          <table:table-cell table:style-name="ce1" office:value-type="date" office:date-value="2009-04-19">
            <text:p>19/04/09</text:p>
          </table:table-cell>
        </table:table-row>
        <table:table-row table:style-name="ro2">
          <table:table-cell table:number-columns-repeated="21"/>
          <table:table-cell office:value-type="float" office:value="150640">
            <text:p>150640</text:p>
          </table:table-cell>
          <table:table-cell office:value-type="string">
            <text:p>Schd.2 Re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2, CWTN-2</text:p>
          </table:table-cell>
          <table:table-cell office:value-type="string">
            <text:p>Fortnightly:except Xmas/New Year weeks</text:p>
          </table:table-cell>
          <table:table-cell office:value-type="string">
            <text:p>G3 WK2</text:p>
          </table:table-cell>
          <table:table-cell table:number-columns-repeated="6"/>
          <table:table-cell office:value-type="date" office:date-value="2009-04-20">
            <text:p>20/04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3209">
            <text:p>153209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9-05-29">
            <text:p>29/05/09</text:p>
          </table:table-cell>
          <table:table-cell/>
        </table:table-row>
        <table:table-row table:style-name="ro2">
          <table:table-cell office:value-type="float" office:value="1187">
            <text:p>1187</text:p>
          </table:table-cell>
          <table:table-cell office:value-type="string">
            <text:p>Gaywood Conservative Club Ltd</text:p>
          </table:table-cell>
          <table:table-cell/>
          <table:table-cell office:value-type="float" office:value="7">
            <text:p>7</text:p>
          </table:table-cell>
          <table:table-cell office:value-type="string">
            <text:p>Gayt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EA</text:p>
          </table:table-cell>
          <table:table-cell office:value-type="string">
            <text:p>Mr. G. Colby</text:p>
          </table:table-cell>
          <table:table-cell office:value-type="string">
            <text:p>(01553)772055</text:p>
          </table:table-cell>
          <table:table-cell office:value-type="string">
            <text:p>EH2003669</text:p>
          </table:table-cell>
          <table:table-cell table:number-columns-repeated="9"/>
          <table:table-cell office:value-type="float" office:value="1371">
            <text:p>137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0-05-18">
            <text:p>18/05/00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7247">
            <text:p>147247</text:p>
          </table:table-cell>
          <table:table-cell office:value-type="string">
            <text:p>Glass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G-1, CWTN-5</text:p>
          </table:table-cell>
          <table:table-cell office:value-type="string">
            <text:p>One empty per week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8-12-08">
            <text:p>08/12/08</text:p>
          </table:table-cell>
          <table:table-cell/>
        </table:table-row>
        <table:table-row table:style-name="ro2">
          <table:table-cell office:value-type="float" office:value="1188">
            <text:p>1188</text:p>
          </table:table-cell>
          <table:table-cell office:value-type="string">
            <text:p>Silverfern Property Management Co. Ltd</text:p>
          </table:table-cell>
          <table:table-cell/>
          <table:table-cell office:value-type="string">
            <text:p>20-22</text:p>
          </table:table-cell>
          <table:table-cell office:value-type="string">
            <text:p>Bedford Row</text:p>
          </table:table-cell>
          <table:table-cell/>
          <table:table-cell office:value-type="string">
            <text:p>London</text:p>
          </table:table-cell>
          <table:table-cell/>
          <table:table-cell office:value-type="string">
            <text:p>WC1R 4JS</text:p>
          </table:table-cell>
          <table:table-cell office:value-type="string">
            <text:p>Dr D J Best (Director)</text:p>
          </table:table-cell>
          <table:table-cell/>
          <table:table-cell office:value-type="string">
            <text:p>EH2003668</text:p>
          </table:table-cell>
          <table:table-cell office:value-type="string">
            <text:p>Silverfern Property Management Co Ltd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Tuesday Market Plac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JN</text:p>
          </table:table-cell>
          <table:table-cell office:value-type="string">
            <text:p>(01553)773302</text:p>
          </table:table-cell>
          <table:table-cell office:value-type="float" office:value="124250">
            <text:p>12425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7-05-08">
            <text:p>08/05/07</text:p>
          </table:table-cell>
          <table:table-cell/>
        </table:table-row>
        <table:table-row table:style-name="ro2">
          <table:table-cell office:value-type="float" office:value="1189">
            <text:p>1189</text:p>
          </table:table-cell>
          <table:table-cell office:value-type="string">
            <text:p>Denver Windmill Ltd</text:p>
          </table:table-cell>
          <table:table-cell table:number-columns-repeated="2"/>
          <table:table-cell office:value-type="string">
            <text:p>Sluice Road</text:p>
          </table:table-cell>
          <table:table-cell office:value-type="string">
            <text:p>Denver</text:p>
          </table:table-cell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0EG</text:p>
          </table:table-cell>
          <table:table-cell/>
          <table:table-cell office:value-type="string">
            <text:p>(01366)384009</text:p>
          </table:table-cell>
          <table:table-cell office:value-type="string">
            <text:p>EH2003621</text:p>
          </table:table-cell>
          <table:table-cell table:number-columns-repeated="9"/>
          <table:table-cell office:value-type="float" office:value="141587">
            <text:p>141587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0</text:p>
          </table:table-cell>
          <table:table-cell table:number-columns-repeated="5"/>
          <table:table-cell office:value-type="date" office:date-value="2008-08-01">
            <text:p>01/08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1926">
            <text:p>141926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/>
          <table:table-cell office:value-type="string">
            <text:p>R3 WK1</text:p>
          </table:table-cell>
          <table:table-cell table:number-columns-repeated="5"/>
          <table:table-cell office:value-type="date" office:date-value="2008-08-08">
            <text:p>08/08/08</text:p>
          </table:table-cell>
          <table:table-cell/>
        </table:table-row>
        <table:table-row table:style-name="ro2">
          <table:table-cell office:value-type="float" office:value="1191">
            <text:p>1191</text:p>
          </table:table-cell>
          <table:table-cell office:value-type="string">
            <text:p>Norse Commercial Services</text:p>
          </table:table-cell>
          <table:table-cell/>
          <table:table-cell office:value-type="float" office:value="280">
            <text:p>280</text:p>
          </table:table-cell>
          <table:table-cell office:value-type="string">
            <text:p>Fifers Lane</text:p>
          </table:table-cell>
          <table:table-cell/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6 6EQ</text:p>
          </table:table-cell>
          <table:table-cell/>
          <table:table-cell office:value-type="string">
            <text:p>(01603)864100</text:p>
          </table:table-cell>
          <table:table-cell office:value-type="string">
            <text:p>EH2003665</text:p>
          </table:table-cell>
          <table:table-cell office:value-type="string">
            <text:p>West Norfolk Professional Developments Centre</text:p>
          </table:table-cell>
          <table:table-cell table:number-columns-repeated="2"/>
          <table:table-cell office:value-type="string">
            <text:p>Kilhams Way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HU</text:p>
          </table:table-cell>
          <table:table-cell office:value-type="string">
            <text:p>(01553)766872</text:p>
          </table:table-cell>
          <table:table-cell office:value-type="float" office:value="101178">
            <text:p>10117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5-07-26">
            <text:p>26/07/05</text:p>
          </table:table-cell>
          <table:table-cell/>
        </table:table-row>
        <table:table-row table:style-name="ro2">
          <table:table-cell office:value-type="float" office:value="1192">
            <text:p>1192</text:p>
          </table:table-cell>
          <table:table-cell office:value-type="string">
            <text:p>Huggins National Windscreens (Ipswich) Ltd</text:p>
          </table:table-cell>
          <table:table-cell table:number-columns-repeated="2"/>
          <table:table-cell office:value-type="string">
            <text:p>Royce Road</text:p>
          </table:table-cell>
          <table:table-cell office:value-type="string">
            <text:p>Carr Road Industrial Estate</text:p>
          </table:table-cell>
          <table:table-cell office:value-type="string">
            <text:p>Peterborough</text:p>
          </table:table-cell>
          <table:table-cell office:value-type="string">
            <text:p>Cambs</text:p>
          </table:table-cell>
          <table:table-cell office:value-type="string">
            <text:p>PE1 5YD</text:p>
          </table:table-cell>
          <table:table-cell table:number-columns-repeated="2"/>
          <table:table-cell office:value-type="string">
            <text:p>EH2003650</text:p>
          </table:table-cell>
          <table:table-cell office:value-type="string">
            <text:p>Huggins Windsceens</text:p>
          </table:table-cell>
          <table:table-cell table:number-columns-repeated="2"/>
          <table:table-cell office:value-type="string">
            <text:p>Hamlin Way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NG</text:p>
          </table:table-cell>
          <table:table-cell office:value-type="string">
            <text:p>(01553)691666</text:p>
          </table:table-cell>
          <table:table-cell office:value-type="float" office:value="1383">
            <text:p>1383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0-05-23">
            <text:p>23/05/00</text:p>
          </table:table-cell>
          <table:table-cell table:style-name="ce1" office:value-type="date" office:date-value="2009-05-29">
            <text:p>29/05/09</text:p>
          </table:table-cell>
        </table:table-row>
        <table:table-row table:style-name="ro2">
          <table:table-cell office:value-type="float" office:value="1194">
            <text:p>1194</text:p>
          </table:table-cell>
          <table:table-cell office:value-type="string">
            <text:p>F. J. Chalcroft (Construction) Ltd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Goodwood Road</text:p>
          </table:table-cell>
          <table:table-cell office:value-type="string">
            <text:p>Keytec 7 Business Park</text:p>
          </table:table-cell>
          <table:table-cell office:value-type="string">
            <text:p>Pershore</text:p>
          </table:table-cell>
          <table:table-cell office:value-type="string">
            <text:p>Worcs.</text:p>
          </table:table-cell>
          <table:table-cell office:value-type="string">
            <text:p>WR10 2JL</text:p>
          </table:table-cell>
          <table:table-cell/>
          <table:table-cell office:value-type="string">
            <text:p>(01386)561965</text:p>
          </table:table-cell>
          <table:table-cell office:value-type="string">
            <text:p>EH2003620</text:p>
          </table:table-cell>
          <table:table-cell office:value-type="string">
            <text:p>F J Chalcroft (Construction) Ltd</text:p>
          </table:table-cell>
          <table:table-cell table:number-columns-repeated="2"/>
          <table:table-cell office:value-type="string">
            <text:p>Hamlin Way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NG</text:p>
          </table:table-cell>
          <table:table-cell office:value-type="string">
            <text:p>(01553)776543</text:p>
          </table:table-cell>
          <table:table-cell office:value-type="float" office:value="2258">
            <text:p>2258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4-06-09">
            <text:p>09/06/04</text:p>
          </table:table-cell>
          <table:table-cell/>
        </table:table-row>
        <table:table-row table:style-name="ro2">
          <table:table-cell office:value-type="float" office:value="1195">
            <text:p>1195</text:p>
          </table:table-cell>
          <table:table-cell office:value-type="string">
            <text:p>Southgates Medical &amp; Surgical Centre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Goodwins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QX</text:p>
          </table:table-cell>
          <table:table-cell/>
          <table:table-cell office:value-type="string">
            <text:p>(01553)819460</text:p>
          </table:table-cell>
          <table:table-cell office:value-type="string">
            <text:p>EH1003157</text:p>
          </table:table-cell>
          <table:table-cell table:number-columns-repeated="9"/>
          <table:table-cell office:value-type="float" office:value="18">
            <text:p>1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1994-04-01">
            <text:p>01/04/9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4774">
            <text:p>134774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/>
          <table:table-cell office:value-type="string">
            <text:p>R3 (WK 2)</text:p>
          </table:table-cell>
          <table:table-cell table:number-columns-repeated="5"/>
          <table:table-cell office:value-type="date" office:date-value="2008-02-07">
            <text:p>07/02/08</text:p>
          </table:table-cell>
          <table:table-cell/>
        </table:table-row>
        <table:table-row table:style-name="ro2">
          <table:table-cell office:value-type="float" office:value="1197">
            <text:p>1197</text:p>
          </table:table-cell>
          <table:table-cell office:value-type="string">
            <text:p>Staveley Johnson &amp; Procter Solicitors</text:p>
          </table:table-cell>
          <table:table-cell office:value-type="string">
            <text:p>Waverley House</text:p>
          </table:table-cell>
          <table:table-cell office:value-type="float" office:value="37">
            <text:p>37</text:p>
          </table:table-cell>
          <table:table-cell office:value-type="string">
            <text:p>Greevegat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AB</text:p>
          </table:table-cell>
          <table:table-cell/>
          <table:table-cell office:value-type="string">
            <text:p>(01485)532662</text:p>
          </table:table-cell>
          <table:table-cell office:value-type="string">
            <text:p>EH2016085</text:p>
          </table:table-cell>
          <table:table-cell table:number-columns-repeated="9"/>
          <table:table-cell office:value-type="float" office:value="89222">
            <text:p>8922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4-10-01">
            <text:p>01/10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3140">
            <text:p>133140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 office:value-type="string">
            <text:p>R2 (WK1)</text:p>
          </table:table-cell>
          <table:table-cell table:number-columns-repeated="6"/>
          <table:table-cell office:value-type="date" office:date-value="2007-12-22">
            <text:p>22/12/07</text:p>
          </table:table-cell>
          <table:table-cell/>
        </table:table-row>
        <table:table-row table:style-name="ro2">
          <table:table-cell office:value-type="float" office:value="1199">
            <text:p>1199</text:p>
          </table:table-cell>
          <table:table-cell office:value-type="string">
            <text:p>Istanbul Kebab Hous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ond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PY</text:p>
          </table:table-cell>
          <table:table-cell office:value-type="string">
            <text:p>Faik Oter</text:p>
          </table:table-cell>
          <table:table-cell office:value-type="string">
            <text:p>(01553)775833</text:p>
          </table:table-cell>
          <table:table-cell office:value-type="string">
            <text:p>EH2024763</text:p>
          </table:table-cell>
          <table:table-cell table:number-columns-repeated="9"/>
          <table:table-cell office:value-type="float" office:value="122647">
            <text:p>122647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36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7-04-18">
            <text:p>18/04/07</text:p>
          </table:table-cell>
          <table:table-cell/>
        </table:table-row>
        <table:table-row table:style-name="ro2">
          <table:table-cell office:value-type="float" office:value="1208">
            <text:p>1208</text:p>
          </table:table-cell>
          <table:table-cell office:value-type="string">
            <text:p>Sue Ryder Foundation</text:p>
          </table:table-cell>
          <table:table-cell office:value-type="string">
            <text:p>First Floor, Kings House</text:p>
          </table:table-cell>
          <table:table-cell/>
          <table:table-cell office:value-type="string">
            <text:p>Kings Street</text:p>
          </table:table-cell>
          <table:table-cell/>
          <table:table-cell office:value-type="string">
            <text:p>Sudbury</text:p>
          </table:table-cell>
          <table:table-cell office:value-type="string">
            <text:p>Suffolk</text:p>
          </table:table-cell>
          <table:table-cell office:value-type="string">
            <text:p>CO10 2ED</text:p>
          </table:table-cell>
          <table:table-cell table:number-columns-repeated="2"/>
          <table:table-cell office:value-type="string">
            <text:p>EH2003932</text:p>
          </table:table-cell>
          <table:table-cell office:value-type="string">
            <text:p>Sue Ryder Care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Westgat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EP</text:p>
          </table:table-cell>
          <table:table-cell office:value-type="string">
            <text:p>(01485)534414</text:p>
          </table:table-cell>
          <table:table-cell office:value-type="float" office:value="124981">
            <text:p>12498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/>
          <table:table-cell office:value-type="string">
            <text:p>T2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1211">
            <text:p>1211</text:p>
          </table:table-cell>
          <table:table-cell office:value-type="string">
            <text:p>Fairstead Area Neighbourhood Group</text:p>
          </table:table-cell>
          <table:table-cell office:value-type="string">
            <text:p>FAO; Mrs C Sharman)</text:p>
          </table:table-cell>
          <table:table-cell office:value-type="float" office:value="2">
            <text:p>2</text:p>
          </table:table-cell>
          <table:table-cell office:value-type="string">
            <text:p>Centre Point</text:p>
          </table:table-cell>
          <table:table-cell office:value-type="string">
            <text:p>Fairstead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SR</text:p>
          </table:table-cell>
          <table:table-cell/>
          <table:table-cell office:value-type="string">
            <text:p>(01553)692400</text:p>
          </table:table-cell>
          <table:table-cell office:value-type="string">
            <text:p>EH2003918</text:p>
          </table:table-cell>
          <table:table-cell office:value-type="string">
            <text:p>Fairstead Community Shop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Centre Poin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SR</text:p>
          </table:table-cell>
          <table:table-cell/>
          <table:table-cell office:value-type="float" office:value="2166">
            <text:p>216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4-04-01">
            <text:p>01/04/04</text:p>
          </table:table-cell>
          <table:table-cell/>
        </table:table-row>
        <table:table-row table:style-name="ro2">
          <table:table-cell office:value-type="float" office:value="1216">
            <text:p>1216</text:p>
          </table:table-cell>
          <table:table-cell office:value-type="string">
            <text:p>Walpole Highway C.P. School</text:p>
          </table:table-cell>
          <table:table-cell table:number-columns-repeated="2"/>
          <table:table-cell office:value-type="string">
            <text:p>School Road</text:p>
          </table:table-cell>
          <table:table-cell office:value-type="string">
            <text:p>Walpole Highway</text:p>
          </table:table-cell>
          <table:table-cell office:value-type="string">
            <text:p>Wisbech</text:p>
          </table:table-cell>
          <table:table-cell office:value-type="string">
            <text:p>Cambs.</text:p>
          </table:table-cell>
          <table:table-cell office:value-type="string">
            <text:p>PE14 7QQ</text:p>
          </table:table-cell>
          <table:table-cell office:value-type="string">
            <text:p>Mr. M. Coates - Headteacher</text:p>
          </table:table-cell>
          <table:table-cell office:value-type="string">
            <text:p>(01945)880329</text:p>
          </table:table-cell>
          <table:table-cell office:value-type="string">
            <text:p>EH0948828</text:p>
          </table:table-cell>
          <table:table-cell table:number-columns-repeated="9"/>
          <table:table-cell office:value-type="float" office:value="1503">
            <text:p>1503</text:p>
          </table:table-cell>
          <table:table-cell office:value-type="string">
            <text:p>School 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5, CWTN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D7</text:p>
          </table:table-cell>
          <table:table-cell table:number-columns-repeated="5"/>
          <table:table-cell office:value-type="date" office:date-value="2001-04-01">
            <text:p>01/04/01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3552">
            <text:p>133552</text:p>
          </table:table-cell>
          <table:table-cell office:value-type="string">
            <text:p>School Rec.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/>
          <table:table-cell office:value-type="string">
            <text:p>R4 WK 2</text:p>
          </table:table-cell>
          <table:table-cell table:number-columns-repeated="5"/>
          <table:table-cell office:value-type="date" office:date-value="2008-01-01">
            <text:p>01/01/08</text:p>
          </table:table-cell>
          <table:table-cell/>
        </table:table-row>
        <table:table-row table:style-name="ro2">
          <table:table-cell office:value-type="float" office:value="1219">
            <text:p>1219</text:p>
          </table:table-cell>
          <table:table-cell office:value-type="string">
            <text:p>The Neptune Inn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Old Hunstanton Road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HZ</text:p>
          </table:table-cell>
          <table:table-cell office:value-type="string">
            <text:p>Mr &amp; Mrs K Mangeolles</text:p>
          </table:table-cell>
          <table:table-cell office:value-type="string">
            <text:p>(01485)532122</text:p>
          </table:table-cell>
          <table:table-cell office:value-type="string">
            <text:p>EH2026803</text:p>
          </table:table-cell>
          <table:table-cell table:number-columns-repeated="9"/>
          <table:table-cell office:value-type="float" office:value="128563">
            <text:p>12856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D1 </text:p>
          </table:table-cell>
          <table:table-cell table:number-columns-repeated="6"/>
          <table:table-cell office:value-type="date" office:date-value="2007-08-21">
            <text:p>21/08/07</text:p>
          </table:table-cell>
          <table:table-cell/>
        </table:table-row>
        <table:table-row table:style-name="ro2">
          <table:table-cell office:value-type="float" office:value="1220">
            <text:p>1220</text:p>
          </table:table-cell>
          <table:table-cell office:value-type="string">
            <text:p>Elm Dental Laboratory</text:p>
          </table:table-cell>
          <table:table-cell office:value-type="string">
            <text:p>Hillcrest</text:p>
          </table:table-cell>
          <table:table-cell/>
          <table:table-cell office:value-type="string">
            <text:p>Chapel Lane</text:p>
          </table:table-cell>
          <table:table-cell office:value-type="string">
            <text:p>Elm</text:p>
          </table:table-cell>
          <table:table-cell office:value-type="string">
            <text:p>Wisbech</text:p>
          </table:table-cell>
          <table:table-cell office:value-type="string">
            <text:p>Cambs.</text:p>
          </table:table-cell>
          <table:table-cell office:value-type="string">
            <text:p>PE14 0DJ</text:p>
          </table:table-cell>
          <table:table-cell office:value-type="string">
            <text:p>Mr. P. Smith</text:p>
          </table:table-cell>
          <table:table-cell office:value-type="string">
            <text:p>(01945)582158</text:p>
          </table:table-cell>
          <table:table-cell office:value-type="string">
            <text:p>EH2004372</text:p>
          </table:table-cell>
          <table:table-cell table:number-columns-repeated="9"/>
          <table:table-cell office:value-type="float" office:value="1422">
            <text:p>1422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3, 240-4 x 12, CWTN-1</text:p>
          </table:table-cell>
          <table:table-cell office:value-type="string">
            <text:p>One empty per month</text:p>
          </table:table-cell>
          <table:table-cell table:number-columns-repeated="2"/>
          <table:table-cell office:value-type="string">
            <text:p>D12 (END)</text:p>
          </table:table-cell>
          <table:table-cell table:number-columns-repeated="4"/>
          <table:table-cell office:value-type="date" office:date-value="2000-08-01">
            <text:p>01/08/00</text:p>
          </table:table-cell>
          <table:table-cell/>
        </table:table-row>
        <table:table-row table:style-name="ro2">
          <table:table-cell office:value-type="float" office:value="1223">
            <text:p>1223</text:p>
          </table:table-cell>
          <table:table-cell office:value-type="string">
            <text:p>Jeff Sutton</text:p>
          </table:table-cell>
          <table:table-cell table:number-columns-repeated="2"/>
          <table:table-cell office:value-type="string">
            <text:p>Wellesley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QD</text:p>
          </table:table-cell>
          <table:table-cell office:value-type="string">
            <text:p>Mrs W Sutton</text:p>
          </table:table-cell>
          <table:table-cell office:value-type="string">
            <text:p>(01553)765224</text:p>
          </table:table-cell>
          <table:table-cell office:value-type="string">
            <text:p>EH2004300</text:p>
          </table:table-cell>
          <table:table-cell table:number-columns-repeated="9"/>
          <table:table-cell office:value-type="float" office:value="1418">
            <text:p>1418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0-07-17">
            <text:p>17/07/00</text:p>
          </table:table-cell>
          <table:table-cell/>
        </table:table-row>
        <table:table-row table:style-name="ro2">
          <table:table-cell office:value-type="float" office:value="1229">
            <text:p>1229</text:p>
          </table:table-cell>
          <table:table-cell office:value-type="string">
            <text:p>Oriental Chef</text:p>
          </table:table-cell>
          <table:table-cell/>
          <table:table-cell office:value-type="string">
            <text:p>22A</text:p>
          </table:table-cell>
          <table:table-cell office:value-type="string">
            <text:p>Lansdowne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AF</text:p>
          </table:table-cell>
          <table:table-cell office:value-type="string">
            <text:p>Miss Wai <text:s/>Peng <text:s/>Chooi</text:p>
          </table:table-cell>
          <table:table-cell/>
          <table:table-cell office:value-type="string">
            <text:p>EH2012151</text:p>
          </table:table-cell>
          <table:table-cell table:number-columns-repeated="9"/>
          <table:table-cell office:value-type="float" office:value="98752">
            <text:p>9875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77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5-06-16">
            <text:p>16/06/05</text:p>
          </table:table-cell>
          <table:table-cell/>
        </table:table-row>
        <table:table-row table:style-name="ro2">
          <table:table-cell office:value-type="float" office:value="1230">
            <text:p>1230</text:p>
          </table:table-cell>
          <table:table-cell office:value-type="string">
            <text:p>Lai-King Hous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osinga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DQ</text:p>
          </table:table-cell>
          <table:table-cell office:value-type="string">
            <text:p>Mr Wai Chi Cheng &amp; Mrs Sui Lai Tse</text:p>
          </table:table-cell>
          <table:table-cell office:value-type="string">
            <text:p>(01553)772029</text:p>
          </table:table-cell>
          <table:table-cell office:value-type="string">
            <text:p>EH2032388</text:p>
          </table:table-cell>
          <table:table-cell table:number-columns-repeated="9"/>
          <table:table-cell office:value-type="float" office:value="144593">
            <text:p>144593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8-09-28">
            <text:p>28/09/08</text:p>
          </table:table-cell>
          <table:table-cell/>
        </table:table-row>
        <table:table-row table:style-name="ro2">
          <table:table-cell office:value-type="float" office:value="1236">
            <text:p>1236</text:p>
          </table:table-cell>
          <table:table-cell office:value-type="string">
            <text:p>Heacham Bakery</text:p>
          </table:table-cell>
          <table:table-cell/>
          <table:table-cell office:value-type="string">
            <text:p>15-17</text:p>
          </table:table-cell>
          <table:table-cell office:value-type="string">
            <text:p>Neville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HA</text:p>
          </table:table-cell>
          <table:table-cell office:value-type="string">
            <text:p>B. Howell</text:p>
          </table:table-cell>
          <table:table-cell office:value-type="string">
            <text:p>(01485)571774</text:p>
          </table:table-cell>
          <table:table-cell office:value-type="string">
            <text:p>EH2004772</text:p>
          </table:table-cell>
          <table:table-cell table:number-columns-repeated="9"/>
          <table:table-cell office:value-type="float" office:value="1457">
            <text:p>145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0-11-01">
            <text:p>01/11/00</text:p>
          </table:table-cell>
          <table:table-cell/>
        </table:table-row>
        <table:table-row table:style-name="ro2">
          <table:table-cell office:value-type="float" office:value="1238">
            <text:p>1238</text:p>
          </table:table-cell>
          <table:table-cell office:value-type="string">
            <text:p>The Fox &amp; Hounds Public House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Station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EX</text:p>
          </table:table-cell>
          <table:table-cell office:value-type="string">
            <text:p>Mr. M. Bristow</text:p>
          </table:table-cell>
          <table:table-cell office:value-type="string">
            <text:p>(01485)570345</text:p>
          </table:table-cell>
          <table:table-cell office:value-type="string">
            <text:p>EH2004770</text:p>
          </table:table-cell>
          <table:table-cell table:number-columns-repeated="9"/>
          <table:table-cell office:value-type="float" office:value="1436">
            <text:p>143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1-09-01">
            <text:p>01/09/01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7090">
            <text:p>147090</text:p>
          </table:table-cell>
          <table:table-cell office:value-type="string">
            <text:p>Glass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G-1, CWTN-5</text:p>
          </table:table-cell>
          <table:table-cell office:value-type="string">
            <text:p>One empty per week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8-12-08">
            <text:p>08/12/08</text:p>
          </table:table-cell>
          <table:table-cell/>
        </table:table-row>
        <table:table-row table:style-name="ro2">
          <table:table-cell office:value-type="float" office:value="1239">
            <text:p>1239</text:p>
          </table:table-cell>
          <table:table-cell office:value-type="string">
            <text:p>Sensitised Coatings Ltd</text:p>
          </table:table-cell>
          <table:table-cell table:number-columns-repeated="2"/>
          <table:table-cell office:value-type="string">
            <text:p>Bergen Way</text:p>
          </table:table-cell>
          <table:table-cell office:value-type="string">
            <text:p>North Lynn Industrial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JL</text:p>
          </table:table-cell>
          <table:table-cell office:value-type="string">
            <text:p>David Eatwell</text:p>
          </table:table-cell>
          <table:table-cell office:value-type="string">
            <text:p>(01553)764863</text:p>
          </table:table-cell>
          <table:table-cell office:value-type="string">
            <text:p>EH2005081</text:p>
          </table:table-cell>
          <table:table-cell table:number-columns-repeated="9"/>
          <table:table-cell office:value-type="float" office:value="2115">
            <text:p>211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26, CWTN-1</text:p>
          </table:table-cell>
          <table:table-cell office:value-type="string">
            <text:p>Fortnightly emptying</text:p>
          </table:table-cell>
          <table:table-cell/>
          <table:table-cell office:value-type="string">
            <text:p>T1 (WK2)</text:p>
          </table:table-cell>
          <table:table-cell table:number-columns-repeated="5"/>
          <table:table-cell office:value-type="date" office:date-value="2004-02-01">
            <text:p>01/02/04</text:p>
          </table:table-cell>
          <table:table-cell/>
        </table:table-row>
        <table:table-row table:style-name="ro2">
          <table:table-cell office:value-type="float" office:value="1241">
            <text:p>1241</text:p>
          </table:table-cell>
          <table:table-cell office:value-type="string">
            <text:p>Unisate Ltd T/As Essex Shoe Repairs Ltd</text:p>
          </table:table-cell>
          <table:table-cell office:value-type="string">
            <text:p>Unit 5</text:p>
          </table:table-cell>
          <table:table-cell/>
          <table:table-cell office:value-type="string">
            <text:p>Chingford Industrial Centre</text:p>
          </table:table-cell>
          <table:table-cell office:value-type="string">
            <text:p>Hall Lane</text:p>
          </table:table-cell>
          <table:table-cell office:value-type="string">
            <text:p>Chingford</text:p>
          </table:table-cell>
          <table:table-cell office:value-type="string">
            <text:p>London</text:p>
          </table:table-cell>
          <table:table-cell office:value-type="string">
            <text:p>E4 8DJ</text:p>
          </table:table-cell>
          <table:table-cell table:number-columns-repeated="2"/>
          <table:table-cell office:value-type="string">
            <text:p>EH2005330</text:p>
          </table:table-cell>
          <table:table-cell office:value-type="string">
            <text:p>Essex Shoe Repairs</text:p>
          </table:table-cell>
          <table:table-cell/>
          <table:table-cell office:value-type="string">
            <text:p>53A</text:p>
          </table:table-cell>
          <table:table-cell office:value-type="string">
            <text:p>High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BE</text:p>
          </table:table-cell>
          <table:table-cell/>
          <table:table-cell office:value-type="float" office:value="1484">
            <text:p>1484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1-02-01">
            <text:p>01/02/01</text:p>
          </table:table-cell>
          <table:table-cell/>
        </table:table-row>
        <table:table-row table:style-name="ro2">
          <table:table-cell office:value-type="float" office:value="1254">
            <text:p>1254</text:p>
          </table:table-cell>
          <table:table-cell office:value-type="string">
            <text:p>The Salvation Army</text:p>
          </table:table-cell>
          <table:table-cell table:number-columns-repeated="2"/>
          <table:table-cell office:value-type="string">
            <text:p>Wellesley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QD</text:p>
          </table:table-cell>
          <table:table-cell/>
          <table:table-cell office:value-type="string">
            <text:p>(01553)774163</text:p>
          </table:table-cell>
          <table:table-cell office:value-type="string">
            <text:p>EH2005410</text:p>
          </table:table-cell>
          <table:table-cell table:number-columns-repeated="9"/>
          <table:table-cell office:value-type="float" office:value="1483">
            <text:p>1483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1-02-01">
            <text:p>01/02/01</text:p>
          </table:table-cell>
          <table:table-cell/>
        </table:table-row>
        <table:table-row table:style-name="ro2">
          <table:table-cell office:value-type="float" office:value="1257">
            <text:p>1257</text:p>
          </table:table-cell>
          <table:table-cell office:value-type="string">
            <text:p>South Wootton Take-away</text:p>
          </table:table-cell>
          <table:table-cell table:number-columns-repeated="2"/>
          <table:table-cell office:value-type="string">
            <text:p>Nursery Lane</text:p>
          </table:table-cell>
          <table:table-cell office:value-type="string">
            <text:p>Sou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NG</text:p>
          </table:table-cell>
          <table:table-cell office:value-type="string">
            <text:p>David Lee</text:p>
          </table:table-cell>
          <table:table-cell office:value-type="string">
            <text:p>(01553)674684</text:p>
          </table:table-cell>
          <table:table-cell office:value-type="string">
            <text:p>EH2005638</text:p>
          </table:table-cell>
          <table:table-cell table:number-columns-repeated="9"/>
          <table:table-cell office:value-type="float" office:value="88875">
            <text:p>8887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4-09-21">
            <text:p>21/09/04</text:p>
          </table:table-cell>
          <table:table-cell/>
        </table:table-row>
        <table:table-row table:style-name="ro2">
          <table:table-cell office:value-type="float" office:value="1261">
            <text:p>1261</text:p>
          </table:table-cell>
          <table:table-cell office:value-type="string">
            <text:p>One-Six-One Residential Care Home</text:p>
          </table:table-cell>
          <table:table-cell/>
          <table:table-cell office:value-type="float" office:value="161">
            <text:p>161</text:p>
          </table:table-cell>
          <table:table-cell office:value-type="string">
            <text:p>Woott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DW</text:p>
          </table:table-cell>
          <table:table-cell office:value-type="string">
            <text:p>Ken &amp; Jane Orford</text:p>
          </table:table-cell>
          <table:table-cell office:value-type="string">
            <text:p>(01553)676004</text:p>
          </table:table-cell>
          <table:table-cell office:value-type="string">
            <text:p>EH2005641</text:p>
          </table:table-cell>
          <table:table-cell table:number-columns-repeated="9"/>
          <table:table-cell office:value-type="float" office:value="94240">
            <text:p>94240</text:p>
          </table:table-cell>
          <table:table-cell office:value-type="string">
            <text:p>Schd 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5-02-07">
            <text:p>07/02/05</text:p>
          </table:table-cell>
          <table:table-cell/>
        </table:table-row>
        <table:table-row table:style-name="ro2">
          <table:table-cell office:value-type="float" office:value="1263">
            <text:p>1263</text:p>
          </table:table-cell>
          <table:table-cell office:value-type="string">
            <text:p>Burnham Overy Boathouse Ltd</text:p>
          </table:table-cell>
          <table:table-cell table:number-columns-repeated="2"/>
          <table:table-cell office:value-type="string">
            <text:p>The Quay</text:p>
          </table:table-cell>
          <table:table-cell office:value-type="string">
            <text:p>Burnham Overy Staith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JS</text:p>
          </table:table-cell>
          <table:table-cell office:value-type="string">
            <text:p>Mrs. Carol Coutanche</text:p>
          </table:table-cell>
          <table:table-cell office:value-type="string">
            <text:p>(01328)738348</text:p>
          </table:table-cell>
          <table:table-cell office:value-type="string">
            <text:p>EH2005645</text:p>
          </table:table-cell>
          <table:table-cell table:number-columns-repeated="9"/>
          <table:table-cell office:value-type="float" office:value="1496">
            <text:p>1496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office:value-type="string">
            <text:p>D13</text:p>
          </table:table-cell>
          <table:table-cell table:number-columns-repeated="6"/>
          <table:table-cell office:value-type="date" office:date-value="2001-02-26">
            <text:p>26/02/01</text:p>
          </table:table-cell>
          <table:table-cell/>
        </table:table-row>
        <table:table-row table:style-name="ro2">
          <table:table-cell office:value-type="float" office:value="1264">
            <text:p>1264</text:p>
          </table:table-cell>
          <table:table-cell office:value-type="string">
            <text:p>Pentney House Gifts</text:p>
          </table:table-cell>
          <table:table-cell table:number-columns-repeated="2"/>
          <table:table-cell office:value-type="string">
            <text:p>The Green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HD</text:p>
          </table:table-cell>
          <table:table-cell office:value-type="string">
            <text:p>Gloria Hurn</text:p>
          </table:table-cell>
          <table:table-cell office:value-type="string">
            <text:p>(01328)738267</text:p>
          </table:table-cell>
          <table:table-cell office:value-type="string">
            <text:p>EH2005646</text:p>
          </table:table-cell>
          <table:table-cell table:number-columns-repeated="9"/>
          <table:table-cell office:value-type="float" office:value="1497">
            <text:p>1497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2001-03-01">
            <text:p>01/03/01</text:p>
          </table:table-cell>
          <table:table-cell/>
        </table:table-row>
        <table:table-row table:style-name="ro2">
          <table:table-cell office:value-type="float" office:value="1265">
            <text:p>1265</text:p>
          </table:table-cell>
          <table:table-cell office:value-type="string">
            <text:p>Bridgets Flowers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St. Jame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BZ</text:p>
          </table:table-cell>
          <table:table-cell office:value-type="string">
            <text:p>Bridget Nurse</text:p>
          </table:table-cell>
          <table:table-cell office:value-type="string">
            <text:p>(01553)771089</text:p>
          </table:table-cell>
          <table:table-cell office:value-type="string">
            <text:p>EH2005647</text:p>
          </table:table-cell>
          <table:table-cell table:number-columns-repeated="9"/>
          <table:table-cell office:value-type="float" office:value="138005">
            <text:p>138005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9-05-01">
            <text:p>01/05/09</text:p>
          </table:table-cell>
          <table:table-cell/>
        </table:table-row>
        <table:table-row table:style-name="ro2">
          <table:table-cell office:value-type="float" office:value="1267">
            <text:p>1267</text:p>
          </table:table-cell>
          <table:table-cell office:value-type="string">
            <text:p>Norfolk County Council</text:p>
          </table:table-cell>
          <table:table-cell office:value-type="string">
            <text:p>County Hall</text:p>
          </table:table-cell>
          <table:table-cell/>
          <table:table-cell office:value-type="string">
            <text:p>Martineau Lane</text:p>
          </table:table-cell>
          <table:table-cell/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1 2SF</text:p>
          </table:table-cell>
          <table:table-cell office:value-type="string">
            <text:p>David Williams</text:p>
          </table:table-cell>
          <table:table-cell office:value-type="string">
            <text:p>(01603)222717</text:p>
          </table:table-cell>
          <table:table-cell office:value-type="string">
            <text:p>EH2005651</text:p>
          </table:table-cell>
          <table:table-cell office:value-type="string">
            <text:p>Norfolk Youth Offending Team</text:p>
          </table:table-cell>
          <table:table-cell/>
          <table:table-cell office:value-type="string">
            <text:p>Units 11-12 North Lynn Business Village</text:p>
          </table:table-cell>
          <table:table-cell office:value-type="string">
            <text:p>Bergen Way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JG</text:p>
          </table:table-cell>
          <table:table-cell table:number-columns-repeated="2"/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1-02-01">
            <text:p>01/02/01</text:p>
          </table:table-cell>
          <table:table-cell/>
        </table:table-row>
        <table:table-row table:style-name="ro2">
          <table:table-cell office:value-type="float" office:value="1268">
            <text:p>1268</text:p>
          </table:table-cell>
          <table:table-cell office:value-type="string">
            <text:p>Anchorage Barn Veterinary Clinic</text:p>
          </table:table-cell>
          <table:table-cell table:number-columns-repeated="2"/>
          <table:table-cell office:value-type="string">
            <text:p>Fakenham Road</text:p>
          </table:table-cell>
          <table:table-cell office:value-type="string">
            <text:p>East Rud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TA</text:p>
          </table:table-cell>
          <table:table-cell office:value-type="string">
            <text:p>Marcel Florax M.R.C.V.S.</text:p>
          </table:table-cell>
          <table:table-cell office:value-type="string">
            <text:p>(01485)528221</text:p>
          </table:table-cell>
          <table:table-cell office:value-type="string">
            <text:p>EH2004394</text:p>
          </table:table-cell>
          <table:table-cell table:number-columns-repeated="9"/>
          <table:table-cell office:value-type="float" office:value="136683">
            <text:p>136683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</text:p>
          </table:table-cell>
          <table:table-cell table:number-columns-repeated="5"/>
          <table:table-cell office:value-type="date" office:date-value="2008-04-02">
            <text:p>02/04/08</text:p>
          </table:table-cell>
          <table:table-cell/>
        </table:table-row>
        <table:table-row table:style-name="ro2">
          <table:table-cell office:value-type="float" office:value="1269">
            <text:p>1269</text:p>
          </table:table-cell>
          <table:table-cell office:value-type="string">
            <text:p>Chilli Masters</text:p>
          </table:table-cell>
          <table:table-cell office:value-type="string">
            <text:p>Prop: Mr. Z. Mahrad</text:p>
          </table:table-cell>
          <table:table-cell office:value-type="float" office:value="40">
            <text:p>40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H</text:p>
          </table:table-cell>
          <table:table-cell/>
          <table:table-cell office:value-type="string">
            <text:p>(01553)765755</text:p>
          </table:table-cell>
          <table:table-cell office:value-type="string">
            <text:p>EH2020194</text:p>
          </table:table-cell>
          <table:table-cell table:number-columns-repeated="9"/>
          <table:table-cell office:value-type="float" office:value="109266">
            <text:p>10926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77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6-02-24">
            <text:p>24/02/06</text:p>
          </table:table-cell>
          <table:table-cell/>
        </table:table-row>
        <table:table-row table:style-name="ro2">
          <table:table-cell office:value-type="float" office:value="1273">
            <text:p>1273</text:p>
          </table:table-cell>
          <table:table-cell office:value-type="string">
            <text:p>Mr. C. Napolitano</text:p>
          </table:table-cell>
          <table:table-cell office:value-type="string">
            <text:p>T/As Charles Hair Designs</text:p>
          </table:table-cell>
          <table:table-cell office:value-type="float" office:value="62">
            <text:p>62</text:p>
          </table:table-cell>
          <table:table-cell office:value-type="string">
            <text:p>Lynn Road</text:p>
          </table:table-cell>
          <table:table-cell office:value-type="string">
            <text:p>Gaywood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PR</text:p>
          </table:table-cell>
          <table:table-cell/>
          <table:table-cell office:value-type="string">
            <text:p>(01553)773040</text:p>
          </table:table-cell>
          <table:table-cell office:value-type="string">
            <text:p>EH2005938</text:p>
          </table:table-cell>
          <table:table-cell table:number-columns-repeated="9"/>
          <table:table-cell office:value-type="float" office:value="1508">
            <text:p>1508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1-04-01">
            <text:p>01/04/01</text:p>
          </table:table-cell>
          <table:table-cell/>
        </table:table-row>
        <table:table-row table:style-name="ro2">
          <table:table-cell office:value-type="float" office:value="1275">
            <text:p>1275</text:p>
          </table:table-cell>
          <table:table-cell office:value-type="string">
            <text:p>R.A.O.B. Club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t. Jame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DA</text:p>
          </table:table-cell>
          <table:table-cell/>
          <table:table-cell office:value-type="string">
            <text:p>(01553)762725</text:p>
          </table:table-cell>
          <table:table-cell office:value-type="string">
            <text:p>EH2005939</text:p>
          </table:table-cell>
          <table:table-cell table:number-columns-repeated="9"/>
          <table:table-cell office:value-type="float" office:value="1507">
            <text:p>1507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1-04-01">
            <text:p>01/04/01</text:p>
          </table:table-cell>
          <table:table-cell/>
        </table:table-row>
        <table:table-row table:style-name="ro2">
          <table:table-cell office:value-type="float" office:value="1283">
            <text:p>1283</text:p>
          </table:table-cell>
          <table:table-cell office:value-type="string">
            <text:p>Mr. A. A. Schumann</text:p>
          </table:table-cell>
          <table:table-cell office:value-type="string">
            <text:p>The Studio</text:p>
          </table:table-cell>
          <table:table-cell/>
          <table:table-cell office:value-type="string">
            <text:p>Purfleet Quay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HP</text:p>
          </table:table-cell>
          <table:table-cell/>
          <table:table-cell office:value-type="string">
            <text:p>(01553)762285</text:p>
          </table:table-cell>
          <table:table-cell office:value-type="string">
            <text:p>EH2005948</text:p>
          </table:table-cell>
          <table:table-cell table:number-columns-repeated="9"/>
          <table:table-cell office:value-type="float" office:value="1524">
            <text:p>1524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1-04-01">
            <text:p>01/04/01</text:p>
          </table:table-cell>
          <table:table-cell/>
        </table:table-row>
        <table:table-row table:style-name="ro2">
          <table:table-cell office:value-type="float" office:value="1284">
            <text:p>1284</text:p>
          </table:table-cell>
          <table:table-cell office:value-type="string">
            <text:p>NCH</text:p>
          </table:table-cell>
          <table:table-cell office:value-type="string">
            <text:p>The Old Rectory</text:p>
          </table:table-cell>
          <table:table-cell office:value-type="float" office:value="26">
            <text:p>26</text:p>
          </table:table-cell>
          <table:table-cell office:value-type="string">
            <text:p>Gayton Road</text:p>
          </table:table-cell>
          <table:table-cell office:value-type="string">
            <text:p>Gaywood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DZ</text:p>
          </table:table-cell>
          <table:table-cell/>
          <table:table-cell office:value-type="string">
            <text:p>(01553)761267</text:p>
          </table:table-cell>
          <table:table-cell office:value-type="string">
            <text:p>EH2003897</text:p>
          </table:table-cell>
          <table:table-cell table:number-columns-repeated="9"/>
          <table:table-cell office:value-type="float" office:value="123604">
            <text:p>123604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7-04-19">
            <text:p>19/04/07</text:p>
          </table:table-cell>
          <table:table-cell/>
        </table:table-row>
        <table:table-row table:style-name="ro2">
          <table:table-cell office:value-type="float" office:value="1290">
            <text:p>1290</text:p>
          </table:table-cell>
          <table:table-cell office:value-type="string">
            <text:p>Hunstanton &amp; District Water Sports Club</text:p>
          </table:table-cell>
          <table:table-cell office:value-type="string">
            <text:p>C/o Mrs J Wiles (Treasurer)</text:p>
          </table:table-cell>
          <table:table-cell office:value-type="float" office:value="65">
            <text:p>65</text:p>
          </table:table-cell>
          <table:table-cell office:value-type="string">
            <text:p>Windsor Road</text:p>
          </table:table-cell>
          <table:table-cell office:value-type="string">
            <text:p>Yaxley</text:p>
          </table:table-cell>
          <table:table-cell office:value-type="string">
            <text:p>Peterborough</text:p>
          </table:table-cell>
          <table:table-cell office:value-type="string">
            <text:p>Cambs.</text:p>
          </table:table-cell>
          <table:table-cell office:value-type="string">
            <text:p>PE7 3JA</text:p>
          </table:table-cell>
          <table:table-cell office:value-type="string">
            <text:p>J Wiles</text:p>
          </table:table-cell>
          <table:table-cell office:value-type="string">
            <text:p>(01733)707100</text:p>
          </table:table-cell>
          <table:table-cell office:value-type="string">
            <text:p>EH2006078</text:p>
          </table:table-cell>
          <table:table-cell office:value-type="string">
            <text:p>Hunstanton &amp; District Water Sports Club</text:p>
          </table:table-cell>
          <table:table-cell office:value-type="string">
            <text:p>Marine Park</text:p>
          </table:table-cell>
          <table:table-cell/>
          <table:table-cell office:value-type="string">
            <text:p>South Beach Road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</text:p>
          </table:table-cell>
          <table:table-cell/>
          <table:table-cell office:value-type="float" office:value="1537">
            <text:p>153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30, CWTN -1</text:p>
          </table:table-cell>
          <table:table-cell office:value-type="string">
            <text:p>Weekly emptying; 1 April - 31 October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1-04-17">
            <text:p>17/04/01</text:p>
          </table:table-cell>
          <table:table-cell/>
        </table:table-row>
        <table:table-row table:style-name="ro2">
          <table:table-cell office:value-type="float" office:value="1305">
            <text:p>1305</text:p>
          </table:table-cell>
          <table:table-cell office:value-type="string">
            <text:p>West Norfolk Professional Development Centre</text:p>
          </table:table-cell>
          <table:table-cell table:number-columns-repeated="2"/>
          <table:table-cell office:value-type="string">
            <text:p>Kilhams Way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HU</text:p>
          </table:table-cell>
          <table:table-cell/>
          <table:table-cell office:value-type="string">
            <text:p>(01553)766872</text:p>
          </table:table-cell>
          <table:table-cell office:value-type="string">
            <text:p>EH0965703</text:p>
          </table:table-cell>
          <table:table-cell table:number-columns-repeated="9"/>
          <table:table-cell office:value-type="float" office:value="138911">
            <text:p>138911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8-05-26">
            <text:p>26/05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8911">
            <text:p>138911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1100-13 x 25, CWTN-2</text:p>
          </table:table-cell>
          <table:table-cell office:value-type="string">
            <text:p>50 empties: Weekly except Xmas &amp; New Year weeks</text:p>
          </table:table-cell>
          <table:table-cell office:value-type="string">
            <text:p>G3 BOTH</text:p>
          </table:table-cell>
          <table:table-cell table:number-columns-repeated="6"/>
          <table:table-cell office:value-type="date" office:date-value="2008-05-26">
            <text:p>26/05/08</text:p>
          </table:table-cell>
          <table:table-cell/>
        </table:table-row>
        <table:table-row table:style-name="ro2">
          <table:table-cell office:value-type="float" office:value="1308">
            <text:p>1308</text:p>
          </table:table-cell>
          <table:table-cell office:value-type="string">
            <text:p>Mrs. D. R. Ray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Church Street</text:p>
          </table:table-cell>
          <table:table-cell office:value-type="string">
            <text:p>Deeping St. James</text:p>
          </table:table-cell>
          <table:table-cell office:value-type="string">
            <text:p>Peterborough</text:p>
          </table:table-cell>
          <table:table-cell office:value-type="string">
            <text:p>Cambs</text:p>
          </table:table-cell>
          <table:table-cell office:value-type="string">
            <text:p>PE6 8HF</text:p>
          </table:table-cell>
          <table:table-cell/>
          <table:table-cell office:value-type="string">
            <text:p>(01778)343644</text:p>
          </table:table-cell>
          <table:table-cell office:value-type="string">
            <text:p>EH2006230</text:p>
          </table:table-cell>
          <table:table-cell/>
          <table:table-cell office:value-type="string">
            <text:p>Caravan Site</text:p>
          </table:table-cell>
          <table:table-cell office:value-type="float" office:value="7">
            <text:p>7</text:p>
          </table:table-cell>
          <table:table-cell office:value-type="string">
            <text:p>Jubilee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AR</text:p>
          </table:table-cell>
          <table:table-cell/>
          <table:table-cell office:value-type="float" office:value="109928">
            <text:p>109928</text:p>
          </table:table-cell>
          <table:table-cell office:value-type="string">
            <text:p>Schd.2 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3, 240-4 x 30, CWTN-1</text:p>
          </table:table-cell>
          <table:table-cell office:value-type="string">
            <text:p>Weekly emptying; 1 April - 31 October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09929">
            <text:p>109929</text:p>
          </table:table-cell>
          <table:table-cell office:value-type="string">
            <text:p>Schd.2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3, 360-4 x 30</text:p>
          </table:table-cell>
          <table:table-cell office:value-type="string">
            <text:p>Weekly emptying; 1 April - 31 October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office:value-type="float" office:value="1314">
            <text:p>1314</text:p>
          </table:table-cell>
          <table:table-cell office:value-type="string">
            <text:p>Anglers Corner</text:p>
          </table:table-cell>
          <table:table-cell/>
          <table:table-cell office:value-type="string">
            <text:p>22-24</text:p>
          </table:table-cell>
          <table:table-cell office:value-type="string">
            <text:p>Windsor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PL</text:p>
          </table:table-cell>
          <table:table-cell/>
          <table:table-cell office:value-type="string">
            <text:p>(01553)775852</text:p>
          </table:table-cell>
          <table:table-cell office:value-type="string">
            <text:p>EH2006481</text:p>
          </table:table-cell>
          <table:table-cell table:number-columns-repeated="9"/>
          <table:table-cell office:value-type="float" office:value="1577">
            <text:p>157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1-07-22">
            <text:p>22/07/01</text:p>
          </table:table-cell>
          <table:table-cell/>
        </table:table-row>
        <table:table-row table:style-name="ro2">
          <table:table-cell office:value-type="float" office:value="1319">
            <text:p>1319</text:p>
          </table:table-cell>
          <table:table-cell office:value-type="string">
            <text:p>King's Lynn Nursery School</text:p>
          </table:table-cell>
          <table:table-cell office:value-type="string">
            <text:p>St. James Park</text:p>
          </table:table-cell>
          <table:table-cell/>
          <table:table-cell office:value-type="string">
            <text:p>Lond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PT</text:p>
          </table:table-cell>
          <table:table-cell office:value-type="string">
            <text:p>Pauline Bradshaw</text:p>
          </table:table-cell>
          <table:table-cell office:value-type="string">
            <text:p>(01553)760221</text:p>
          </table:table-cell>
          <table:table-cell office:value-type="string">
            <text:p>EH2006345</text:p>
          </table:table-cell>
          <table:table-cell table:number-columns-repeated="9"/>
          <table:table-cell office:value-type="float" office:value="88306">
            <text:p>88306</text:p>
          </table:table-cell>
          <table:table-cell office:value-type="string">
            <text:p>School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6, CWTN-3</text:p>
          </table:table-cell>
          <table:table-cell office:value-type="string">
            <text:p>Term time emptying (40 empties p.a.)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88306">
            <text:p>88306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table:number-columns-repeated="2"/>
          <table:table-cell office:value-type="string">
            <text:p>R3 WK 2</text:p>
          </table:table-cell>
          <table:table-cell table:number-columns-repeated="4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office:value-type="float" office:value="1320">
            <text:p>1320</text:p>
          </table:table-cell>
          <table:table-cell office:value-type="string">
            <text:p>Cats Whiskers Boarding Cattery</text:p>
          </table:table-cell>
          <table:table-cell table:number-columns-repeated="2"/>
          <table:table-cell office:value-type="string">
            <text:p>Hubbards Drove</text:p>
          </table:table-cell>
          <table:table-cell office:value-type="string">
            <text:p>Hilgay</text:p>
          </table:table-cell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0JZ</text:p>
          </table:table-cell>
          <table:table-cell office:value-type="string">
            <text:p>Mr R Fairbanks</text:p>
          </table:table-cell>
          <table:table-cell office:value-type="string">
            <text:p>(01366)337493</text:p>
          </table:table-cell>
          <table:table-cell office:value-type="string">
            <text:p>EH2006342</text:p>
          </table:table-cell>
          <table:table-cell table:number-columns-repeated="9"/>
          <table:table-cell office:value-type="float" office:value="1567">
            <text:p>1567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office:value-type="string">
            <text:p>D8</text:p>
          </table:table-cell>
          <table:table-cell table:number-columns-repeated="6"/>
          <table:table-cell office:value-type="date" office:date-value="2002-06-14">
            <text:p>14/06/02</text:p>
          </table:table-cell>
          <table:table-cell/>
        </table:table-row>
        <table:table-row table:style-name="ro2">
          <table:table-cell office:value-type="float" office:value="1326">
            <text:p>1326</text:p>
          </table:table-cell>
          <table:table-cell office:value-type="string">
            <text:p>Gayton C.of E. V. C. <text:s/>School</text:p>
          </table:table-cell>
          <table:table-cell table:number-columns-repeated="2"/>
          <table:table-cell office:value-type="string">
            <text:p>Lynn Road</text:p>
          </table:table-cell>
          <table:table-cell office:value-type="string">
            <text:p>Gay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PA</text:p>
          </table:table-cell>
          <table:table-cell/>
          <table:table-cell office:value-type="string">
            <text:p>(01553)636267</text:p>
          </table:table-cell>
          <table:table-cell office:value-type="string">
            <text:p>EH2006329</text:p>
          </table:table-cell>
          <table:table-cell table:number-columns-repeated="9"/>
          <table:table-cell office:value-type="float" office:value="94004">
            <text:p>94004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table:number-columns-repeated="4"/>
          <table:table-cell office:value-type="string">
            <text:p>R5 WK2</text:p>
          </table:table-cell>
          <table:table-cell table:number-columns-repeated="2"/>
          <table:table-cell office:value-type="date" office:date-value="2005-02-08">
            <text:p>08/02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1234">
            <text:p>141234</text:p>
          </table:table-cell>
          <table:table-cell office:value-type="string">
            <text:p>School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5, CWTN 3</text:p>
          </table:table-cell>
          <table:table-cell office:value-type="string">
            <text:p>Term time emptying (40 empties p.a.)</text:p>
          </table:table-cell>
          <table:table-cell table:number-columns-repeated="4"/>
          <table:table-cell office:value-type="string">
            <text:p>D3</text:p>
          </table:table-cell>
          <table:table-cell table:number-columns-repeated="2"/>
          <table:table-cell office:value-type="date" office:date-value="2008-07-25">
            <text:p>25/07/08</text:p>
          </table:table-cell>
          <table:table-cell/>
        </table:table-row>
        <table:table-row table:style-name="ro2">
          <table:table-cell office:value-type="float" office:value="1327">
            <text:p>1327</text:p>
          </table:table-cell>
          <table:table-cell office:value-type="string">
            <text:p>Mrs. J. Nash</text:p>
          </table:table-cell>
          <table:table-cell office:value-type="string">
            <text:p>Fairlight Lodge Guest House</text:p>
          </table:table-cell>
          <table:table-cell office:value-type="float" office:value="79">
            <text:p>79</text:p>
          </table:table-cell>
          <table:table-cell office:value-type="string">
            <text:p>Goodwins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PE</text:p>
          </table:table-cell>
          <table:table-cell/>
          <table:table-cell office:value-type="string">
            <text:p>(01553)762234</text:p>
          </table:table-cell>
          <table:table-cell office:value-type="string">
            <text:p>EH2006300</text:p>
          </table:table-cell>
          <table:table-cell table:number-columns-repeated="9"/>
          <table:table-cell office:value-type="float" office:value="1552">
            <text:p>1552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2-05-14">
            <text:p>14/05/02</text:p>
          </table:table-cell>
          <table:table-cell/>
        </table:table-row>
        <table:table-row table:style-name="ro2">
          <table:table-cell office:value-type="float" office:value="1329">
            <text:p>1329</text:p>
          </table:table-cell>
          <table:table-cell office:value-type="string">
            <text:p>Jolly Farmers Public Hous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rnham Road</text:p>
          </table:table-cell>
          <table:table-cell office:value-type="string">
            <text:p>North Creake</text:p>
          </table:table-cell>
          <table:table-cell office:value-type="string">
            <text:p>Fakenham</text:p>
          </table:table-cell>
          <table:table-cell office:value-type="string">
            <text:p>Norfolk</text:p>
          </table:table-cell>
          <table:table-cell office:value-type="string">
            <text:p>NR21 9JW</text:p>
          </table:table-cell>
          <table:table-cell office:value-type="string">
            <text:p>Heather Allen</text:p>
          </table:table-cell>
          <table:table-cell office:value-type="string">
            <text:p>(01328)738185</text:p>
          </table:table-cell>
          <table:table-cell office:value-type="string">
            <text:p>EH2006355</text:p>
          </table:table-cell>
          <table:table-cell table:number-columns-repeated="9"/>
          <table:table-cell office:value-type="float" office:value="1571">
            <text:p>157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2002-07-01">
            <text:p>01/07/02</text:p>
          </table:table-cell>
          <table:table-cell/>
        </table:table-row>
        <table:table-row table:style-name="ro2">
          <table:table-cell office:value-type="float" office:value="2146">
            <text:p>2146</text:p>
          </table:table-cell>
          <table:table-cell office:value-type="string">
            <text:p>North Wootton Community School</text:p>
          </table:table-cell>
          <table:table-cell table:number-columns-repeated="2"/>
          <table:table-cell office:value-type="string">
            <text:p>Priory Lane</text:p>
          </table:table-cell>
          <table:table-cell office:value-type="string">
            <text:p>Nor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PT</text:p>
          </table:table-cell>
          <table:table-cell/>
          <table:table-cell office:value-type="string">
            <text:p>(01553)672385</text:p>
          </table:table-cell>
          <table:table-cell office:value-type="string">
            <text:p>EH2020210</text:p>
          </table:table-cell>
          <table:table-cell table:number-columns-repeated="9"/>
          <table:table-cell office:value-type="float" office:value="109080">
            <text:p>109080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6, CWTN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09080">
            <text:p>109080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6 WK2</text:p>
          </table:table-cell>
          <table:table-cell table:number-columns-repeated="3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4078">
            <text:p>124078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6 WK2</text:p>
          </table:table-cell>
          <table:table-cell table:number-columns-repeated="3"/>
          <table:table-cell office:value-type="date" office:date-value="2007-05-03">
            <text:p>03/05/07</text:p>
          </table:table-cell>
          <table:table-cell/>
        </table:table-row>
        <table:table-row table:style-name="ro2">
          <table:table-cell office:value-type="float" office:value="1335">
            <text:p>1335</text:p>
          </table:table-cell>
          <table:table-cell office:value-type="string">
            <text:p>Top Grill</text:p>
          </table:table-cell>
          <table:table-cell/>
          <table:table-cell office:value-type="float" office:value="120">
            <text:p>120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PB</text:p>
          </table:table-cell>
          <table:table-cell office:value-type="string">
            <text:p>Nasir Sekercioglu &amp; Emin Lika</text:p>
          </table:table-cell>
          <table:table-cell office:value-type="string">
            <text:p>(01553)692286</text:p>
          </table:table-cell>
          <table:table-cell office:value-type="string">
            <text:p>EH2019886</text:p>
          </table:table-cell>
          <table:table-cell table:number-columns-repeated="9"/>
          <table:table-cell office:value-type="float" office:value="138970">
            <text:p>13897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 </text:p>
          </table:table-cell>
          <table:table-cell office:value-type="string">
            <text:p>One empty per week</text:p>
          </table:table-cell>
          <table:table-cell office:value-type="string">
            <text:p>N/A</text:p>
          </table:table-cell>
          <table:table-cell table:number-columns-repeated="6"/>
          <table:table-cell office:value-type="date" office:date-value="2008-05-19">
            <text:p>19/05/08</text:p>
          </table:table-cell>
          <table:table-cell table:style-name="ce1" office:value-type="date" office:date-value="2009-04-17">
            <text:p>17/04/09</text:p>
          </table:table-cell>
        </table:table-row>
        <table:table-row table:style-name="ro2">
          <table:table-cell office:value-type="float" office:value="1337">
            <text:p>1337</text:p>
          </table:table-cell>
          <table:table-cell office:value-type="string">
            <text:p>Sunnyside Veterinary Clinic</text:p>
          </table:table-cell>
          <table:table-cell office:value-type="string">
            <text:p>Hall Farm</text:p>
          </table:table-cell>
          <table:table-cell/>
          <table:table-cell office:value-type="string">
            <text:p>Church Lane</text:p>
          </table:table-cell>
          <table:table-cell office:value-type="string">
            <text:p>Royd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AR</text:p>
          </table:table-cell>
          <table:table-cell office:value-type="string">
            <text:p>Mr. J. Kirkland MRCVS</text:p>
          </table:table-cell>
          <table:table-cell office:value-type="string">
            <text:p>(01485)600022</text:p>
          </table:table-cell>
          <table:table-cell office:value-type="string">
            <text:p>EH2006677</text:p>
          </table:table-cell>
          <table:table-cell table:number-columns-repeated="9"/>
          <table:table-cell office:value-type="float" office:value="1575">
            <text:p>1575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1</text:p>
          </table:table-cell>
          <table:table-cell table:number-columns-repeated="2"/>
          <table:table-cell office:value-type="date" office:date-value="2001-07-01">
            <text:p>01/07/01</text:p>
          </table:table-cell>
          <table:table-cell/>
        </table:table-row>
        <table:table-row table:style-name="ro2">
          <table:table-cell office:value-type="float" office:value="1341">
            <text:p>1341</text:p>
          </table:table-cell>
          <table:table-cell office:value-type="string">
            <text:p>Rudham &amp; District Village Hall</text:p>
          </table:table-cell>
          <table:table-cell office:value-type="string">
            <text:p>c/o Mr J R Dawson</text:p>
          </table:table-cell>
          <table:table-cell office:value-type="string">
            <text:p>The Lime House</text:p>
          </table:table-cell>
          <table:table-cell office:value-type="string">
            <text:p>The Green</text:p>
          </table:table-cell>
          <table:table-cell office:value-type="string">
            <text:p>East Rud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RD</text:p>
          </table:table-cell>
          <table:table-cell/>
          <table:table-cell office:value-type="string">
            <text:p>(01485)528356</text:p>
          </table:table-cell>
          <table:table-cell office:value-type="string">
            <text:p>EH2006982</text:p>
          </table:table-cell>
          <table:table-cell office:value-type="string">
            <text:p>Rudham &amp; District Village Hall</text:p>
          </table:table-cell>
          <table:table-cell table:number-columns-repeated="2"/>
          <table:table-cell office:value-type="string">
            <text:p>School Road</text:p>
          </table:table-cell>
          <table:table-cell office:value-type="string">
            <text:p>East Rud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RD</text:p>
          </table:table-cell>
          <table:table-cell office:value-type="string">
            <text:p>(01485) 528356</text:p>
          </table:table-cell>
          <table:table-cell office:value-type="float" office:value="1588">
            <text:p>1588</text:p>
          </table:table-cell>
          <table:table-cell office:value-type="string">
            <text:p>Schd.2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</text:p>
          </table:table-cell>
          <table:table-cell table:number-columns-repeated="5"/>
          <table:table-cell office:value-type="date" office:date-value="2001-08-24">
            <text:p>24/08/01</text:p>
          </table:table-cell>
          <table:table-cell/>
        </table:table-row>
        <table:table-row table:style-name="ro2">
          <table:table-cell office:value-type="float" office:value="1342">
            <text:p>1342</text:p>
          </table:table-cell>
          <table:table-cell office:value-type="string">
            <text:p>Beaupre Community Primary School</text:p>
          </table:table-cell>
          <table:table-cell table:number-columns-repeated="2"/>
          <table:table-cell office:value-type="string">
            <text:p>Church Drove</text:p>
          </table:table-cell>
          <table:table-cell office:value-type="string">
            <text:p>Outwell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RH</text:p>
          </table:table-cell>
          <table:table-cell/>
          <table:table-cell office:value-type="string">
            <text:p>(01945)772439</text:p>
          </table:table-cell>
          <table:table-cell office:value-type="string">
            <text:p>EH2003817</text:p>
          </table:table-cell>
          <table:table-cell table:number-columns-repeated="9"/>
          <table:table-cell office:value-type="float" office:value="117247">
            <text:p>117247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6, CWTN-3</text:p>
          </table:table-cell>
          <table:table-cell office:value-type="string">
            <text:p>Term time emptying (40 empties p.a.)</text:p>
          </table:table-cell>
          <table:table-cell table:number-columns-repeated="3"/>
          <table:table-cell office:value-type="string">
            <text:p>D9</text:p>
          </table:table-cell>
          <table:table-cell table:number-columns-repeated="3"/>
          <table:table-cell office:value-type="date" office:date-value="2006-10-17">
            <text:p>17/10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17247">
            <text:p>117247</text:p>
          </table:table-cell>
          <table:table-cell office:value-type="string">
            <text:p>School 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4 WK1</text:p>
          </table:table-cell>
          <table:table-cell table:number-columns-repeated="3"/>
          <table:table-cell office:value-type="date" office:date-value="2006-10-17">
            <text:p>17/10/06</text:p>
          </table:table-cell>
          <table:table-cell/>
        </table:table-row>
        <table:table-row table:style-name="ro2">
          <table:table-cell office:value-type="float" office:value="1343">
            <text:p>1343</text:p>
          </table:table-cell>
          <table:table-cell office:value-type="string">
            <text:p>Phoenix Montessori Nursery (West Norfolk) Ltd</text:p>
          </table:table-cell>
          <table:table-cell office:value-type="string">
            <text:p>Oddfellows Hall</text:p>
          </table:table-cell>
          <table:table-cell office:value-type="float" office:value="56">
            <text:p>56</text:p>
          </table:table-cell>
          <table:table-cell office:value-type="string">
            <text:p>Sutton Road</text:p>
          </table:table-cell>
          <table:table-cell office:value-type="string">
            <text:p>Terrington St. Clemen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PJ</text:p>
          </table:table-cell>
          <table:table-cell office:value-type="string">
            <text:p>Mrs. C. Harris</text:p>
          </table:table-cell>
          <table:table-cell office:value-type="string">
            <text:p>(01553)829813</text:p>
          </table:table-cell>
          <table:table-cell office:value-type="string">
            <text:p>EH2006986</text:p>
          </table:table-cell>
          <table:table-cell table:number-columns-repeated="9"/>
          <table:table-cell office:value-type="float" office:value="110202">
            <text:p>110202</text:p>
          </table:table-cell>
          <table:table-cell office:value-type="string">
            <text:p>School 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3</text:p>
          </table:table-cell>
          <table:table-cell office:value-type="string">
            <text:p>One empty per week</text:p>
          </table:table-cell>
          <table:table-cell office:value-type="string">
            <text:p>D4</text:p>
          </table:table-cell>
          <table:table-cell table:number-columns-repeated="6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2882">
            <text:p>142882</text:p>
          </table:table-cell>
          <table:table-cell office:value-type="string">
            <text:p>School 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emptying</text:p>
          </table:table-cell>
          <table:table-cell office:value-type="string">
            <text:p>R2 WK2</text:p>
          </table:table-cell>
          <table:table-cell table:number-columns-repeated="6"/>
          <table:table-cell office:value-type="date" office:date-value="2008-08-27">
            <text:p>27/08/08</text:p>
          </table:table-cell>
          <table:table-cell/>
        </table:table-row>
        <table:table-row table:style-name="ro2">
          <table:table-cell office:value-type="float" office:value="1347">
            <text:p>1347</text:p>
          </table:table-cell>
          <table:table-cell office:value-type="string">
            <text:p>Grimston Church Hill County First School</text:p>
          </table:table-cell>
          <table:table-cell table:number-columns-repeated="2"/>
          <table:table-cell office:value-type="string">
            <text:p>Gayton Road</text:p>
          </table:table-cell>
          <table:table-cell office:value-type="string">
            <text:p>Grims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BG</text:p>
          </table:table-cell>
          <table:table-cell/>
          <table:table-cell office:value-type="string">
            <text:p>(01485)600342</text:p>
          </table:table-cell>
          <table:table-cell office:value-type="string">
            <text:p>EH2007023</text:p>
          </table:table-cell>
          <table:table-cell table:number-columns-repeated="9"/>
          <table:table-cell office:value-type="float" office:value="88308">
            <text:p>88308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table:number-columns-repeated="4"/>
          <table:table-cell office:value-type="string">
            <text:p>R2 WK2</text:p>
          </table:table-cell>
          <table:table-cell table:number-columns-repeated="2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3891">
            <text:p>93891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0</text:p>
          </table:table-cell>
          <table:table-cell office:value-type="string">
            <text:p>Fortnight;ly emptying term time ( 20 empties p.a.)</text:p>
          </table:table-cell>
          <table:table-cell table:number-columns-repeated="4"/>
          <table:table-cell office:value-type="string">
            <text:p>R2 WK2</text:p>
          </table:table-cell>
          <table:table-cell table:number-columns-repeated="2"/>
          <table:table-cell office:value-type="date" office:date-value="2005-02-04">
            <text:p>04/02/05</text:p>
          </table:table-cell>
          <table:table-cell/>
        </table:table-row>
        <table:table-row table:style-name="ro2">
          <table:table-cell office:value-type="float" office:value="1354">
            <text:p>1354</text:p>
          </table:table-cell>
          <table:table-cell office:value-type="string">
            <text:p>Marham Chinese Takeaway Ltd</text:p>
          </table:table-cell>
          <table:table-cell table:number-columns-repeated="2"/>
          <table:table-cell office:value-type="string">
            <text:p>Hillside</text:p>
          </table:table-cell>
          <table:table-cell office:value-type="string">
            <text:p>Mar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9JJ</text:p>
          </table:table-cell>
          <table:table-cell office:value-type="string">
            <text:p>Guan Chao Chen</text:p>
          </table:table-cell>
          <table:table-cell office:value-type="string">
            <text:p>(01760)337461</text:p>
          </table:table-cell>
          <table:table-cell office:value-type="string">
            <text:p>EH2007037</text:p>
          </table:table-cell>
          <table:table-cell table:number-columns-repeated="9"/>
          <table:table-cell office:value-type="float" office:value="1621">
            <text:p>1621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2</text:p>
          </table:table-cell>
          <table:table-cell table:number-columns-repeated="5"/>
          <table:table-cell office:value-type="date" office:date-value="2001-10-01">
            <text:p>01/10/01</text:p>
          </table:table-cell>
          <table:table-cell/>
        </table:table-row>
        <table:table-row table:style-name="ro2">
          <table:table-cell office:value-type="float" office:value="2243">
            <text:p>2243</text:p>
          </table:table-cell>
          <table:table-cell office:value-type="string">
            <text:p>Mr P Mallam t/as TRS Catering</text:p>
          </table:table-cell>
          <table:table-cell office:value-type="string">
            <text:p>(Site 3, North Promenade)</text:p>
          </table:table-cell>
          <table:table-cell office:value-type="float" office:value="9">
            <text:p>9</text:p>
          </table:table-cell>
          <table:table-cell office:value-type="string">
            <text:p>Veltshaw Close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JH</text:p>
          </table:table-cell>
          <table:table-cell/>
          <table:table-cell office:value-type="string">
            <text:p>(07860)313707</text:p>
          </table:table-cell>
          <table:table-cell office:value-type="string">
            <text:p>EH2021512</text:p>
          </table:table-cell>
          <table:table-cell/>
          <table:table-cell office:value-type="string">
            <text:p>Site 3</text:p>
          </table:table-cell>
          <table:table-cell/>
          <table:table-cell office:value-type="string">
            <text:p>North Promenad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1 7JH</text:p>
          </table:table-cell>
          <table:table-cell/>
          <table:table-cell office:value-type="float" office:value="112743">
            <text:p>112743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3, 360-4 x 55, CWTN-1</text:p>
          </table:table-cell>
          <table:table-cell office:value-type="string">
            <text:p>One empty per week</text:p>
          </table:table-cell>
          <table:table-cell office:value-type="string">
            <text:p>T2 SEA</text:p>
          </table:table-cell>
          <table:table-cell/>
          <table:table-cell office:value-type="string">
            <text:p>T2 SEA</text:p>
          </table:table-cell>
          <table:table-cell/>
          <table:table-cell office:value-type="string">
            <text:p>T2</text:p>
          </table:table-cell>
          <table:table-cell table:number-columns-repeated="2"/>
          <table:table-cell office:value-type="date" office:date-value="2006-06-26">
            <text:p>26/06/06</text:p>
          </table:table-cell>
          <table:table-cell/>
        </table:table-row>
        <table:table-row table:style-name="ro2">
          <table:table-cell office:value-type="float" office:value="1362">
            <text:p>1362</text:p>
          </table:table-cell>
          <table:table-cell office:value-type="string">
            <text:p>Little Acorns Day Nursery</text:p>
          </table:table-cell>
          <table:table-cell office:value-type="string">
            <text:p>Oak Tree Farm</text:p>
          </table:table-cell>
          <table:table-cell/>
          <table:table-cell office:value-type="string">
            <text:p>Wisbech Road</text:p>
          </table:table-cell>
          <table:table-cell office:value-type="string">
            <text:p>Walpole St. Andrew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HW</text:p>
          </table:table-cell>
          <table:table-cell office:value-type="string">
            <text:p>Mrs. Carrie Maris</text:p>
          </table:table-cell>
          <table:table-cell office:value-type="string">
            <text:p>(01945)780015</text:p>
          </table:table-cell>
          <table:table-cell office:value-type="string">
            <text:p>EH2007162</text:p>
          </table:table-cell>
          <table:table-cell table:number-columns-repeated="9"/>
          <table:table-cell office:value-type="float" office:value="1622">
            <text:p>1622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7,CWTN-3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7</text:p>
          </table:table-cell>
          <table:table-cell table:number-columns-repeated="4"/>
          <table:table-cell office:value-type="date" office:date-value="2001-10-01">
            <text:p>01/10/01</text:p>
          </table:table-cell>
          <table:table-cell/>
        </table:table-row>
        <table:table-row table:style-name="ro2">
          <table:table-cell office:value-type="float" office:value="1369">
            <text:p>1369</text:p>
          </table:table-cell>
          <table:table-cell office:value-type="string">
            <text:p>Abbotts Estate Agents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Westgat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EL</text:p>
          </table:table-cell>
          <table:table-cell/>
          <table:table-cell office:value-type="string">
            <text:p>(01485)533148</text:p>
          </table:table-cell>
          <table:table-cell office:value-type="string">
            <text:p>EH2007210</text:p>
          </table:table-cell>
          <table:table-cell table:number-columns-repeated="9"/>
          <table:table-cell office:value-type="float" office:value="1632">
            <text:p>1632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1-10-19">
            <text:p>19/10/01</text:p>
          </table:table-cell>
          <table:table-cell/>
        </table:table-row>
        <table:table-row table:style-name="ro2">
          <table:table-cell office:value-type="float" office:value="1371">
            <text:p>1371</text:p>
          </table:table-cell>
          <table:table-cell office:value-type="string">
            <text:p>Runcton Holme C.E.V.A. Primary School</text:p>
          </table:table-cell>
          <table:table-cell table:number-columns-repeated="2"/>
          <table:table-cell office:value-type="string">
            <text:p>School Road</text:p>
          </table:table-cell>
          <table:table-cell office:value-type="string">
            <text:p>Runcton Holm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0AQ</text:p>
          </table:table-cell>
          <table:table-cell/>
          <table:table-cell office:value-type="string">
            <text:p>(01553)810394</text:p>
          </table:table-cell>
          <table:table-cell office:value-type="string">
            <text:p>EH2000988</text:p>
          </table:table-cell>
          <table:table-cell table:number-columns-repeated="9"/>
          <table:table-cell office:value-type="float" office:value="88329">
            <text:p>88329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6, CWTN-3</text:p>
          </table:table-cell>
          <table:table-cell office:value-type="string">
            <text:p>Term time emptying (40 empties p.a.)</text:p>
          </table:table-cell>
          <table:table-cell table:number-columns-repeated="2"/>
          <table:table-cell office:value-type="string">
            <text:p>D10</text:p>
          </table:table-cell>
          <table:table-cell table:number-columns-repeated="4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88329">
            <text:p>88329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0, CWTN-4</text:p>
          </table:table-cell>
          <table:table-cell office:value-type="string">
            <text:p>Fortnightly emptying term time (20 empties p.a.)</text:p>
          </table:table-cell>
          <table:table-cell table:number-columns-repeated="2"/>
          <table:table-cell office:value-type="string">
            <text:p>R3 WK1</text:p>
          </table:table-cell>
          <table:table-cell table:number-columns-repeated="4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office:value-type="float" office:value="1373">
            <text:p>1373</text:p>
          </table:table-cell>
          <table:table-cell office:value-type="string">
            <text:p>Youngsters World Toy Shop</text:p>
          </table:table-cell>
          <table:table-cell/>
          <table:table-cell office:value-type="float" office:value="112">
            <text:p>112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Q</text:p>
          </table:table-cell>
          <table:table-cell office:value-type="string">
            <text:p>John Harrison</text:p>
          </table:table-cell>
          <table:table-cell office:value-type="string">
            <text:p>(01553)766576</text:p>
          </table:table-cell>
          <table:table-cell office:value-type="string">
            <text:p>EH2007289</text:p>
          </table:table-cell>
          <table:table-cell/>
          <table:table-cell office:value-type="string">
            <text:p>The Warehouse</text:p>
          </table:table-cell>
          <table:table-cell/>
          <table:table-cell office:value-type="string">
            <text:p>White Lion Cour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QP</text:p>
          </table:table-cell>
          <table:table-cell/>
          <table:table-cell office:value-type="float" office:value="1631">
            <text:p>163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1-10-19">
            <text:p>19/10/01</text:p>
          </table:table-cell>
          <table:table-cell/>
        </table:table-row>
        <table:table-row table:style-name="ro2">
          <table:table-cell office:value-type="float" office:value="1379">
            <text:p>1379</text:p>
          </table:table-cell>
          <table:table-cell office:value-type="string">
            <text:p>Millfleet Off Licenc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illfl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EG</text:p>
          </table:table-cell>
          <table:table-cell office:value-type="string">
            <text:p>Mr. Sukru Uzun</text:p>
          </table:table-cell>
          <table:table-cell/>
          <table:table-cell office:value-type="string">
            <text:p>EH2005648</text:p>
          </table:table-cell>
          <table:table-cell table:number-columns-repeated="9"/>
          <table:table-cell office:value-type="float" office:value="2261">
            <text:p>226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4-06-17">
            <text:p>17/06/04</text:p>
          </table:table-cell>
          <table:table-cell/>
        </table:table-row>
        <table:table-row table:style-name="ro2">
          <table:table-cell office:value-type="float" office:value="1380">
            <text:p>1380</text:p>
          </table:table-cell>
          <table:table-cell office:value-type="string">
            <text:p>Walpole Cross Keys Primary School</text:p>
          </table:table-cell>
          <table:table-cell table:number-columns-repeated="2"/>
          <table:table-cell office:value-type="string">
            <text:p>Sutton Road</text:p>
          </table:table-cell>
          <table:table-cell office:value-type="string">
            <text:p>Walpole Cross Keys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HD</text:p>
          </table:table-cell>
          <table:table-cell/>
          <table:table-cell office:value-type="string">
            <text:p>(01553)828680</text:p>
          </table:table-cell>
          <table:table-cell office:value-type="string">
            <text:p>EH2023051</text:p>
          </table:table-cell>
          <table:table-cell table:number-columns-repeated="9"/>
          <table:table-cell office:value-type="float" office:value="119246">
            <text:p>119246</text:p>
          </table:table-cell>
          <table:table-cell office:value-type="string">
            <text:p>School 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6, CWTN-3</text:p>
          </table:table-cell>
          <table:table-cell office:value-type="string">
            <text:p>Term time emptying (40 empties p.a.)</text:p>
          </table:table-cell>
          <table:table-cell table:number-columns-repeated="2"/>
          <table:table-cell office:value-type="string">
            <text:p>D4</text:p>
          </table:table-cell>
          <table:table-cell table:number-columns-repeated="4"/>
          <table:table-cell office:value-type="date" office:date-value="2006-12-07">
            <text:p>07/12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19246">
            <text:p>119246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table:number-columns-repeated="2"/>
          <table:table-cell office:value-type="string">
            <text:p>R2 WK2</text:p>
          </table:table-cell>
          <table:table-cell table:number-columns-repeated="4"/>
          <table:table-cell office:value-type="date" office:date-value="2006-12-07">
            <text:p>07/12/06</text:p>
          </table:table-cell>
          <table:table-cell/>
        </table:table-row>
        <table:table-row table:style-name="ro2">
          <table:table-cell office:value-type="float" office:value="1384">
            <text:p>1384</text:p>
          </table:table-cell>
          <table:table-cell office:value-type="string">
            <text:p>B Karlsson Dental Practic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ayt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EA</text:p>
          </table:table-cell>
          <table:table-cell/>
          <table:table-cell office:value-type="string">
            <text:p>(01553)767790</text:p>
          </table:table-cell>
          <table:table-cell office:value-type="string">
            <text:p>EH2014248</text:p>
          </table:table-cell>
          <table:table-cell table:number-columns-repeated="9"/>
          <table:table-cell office:value-type="float" office:value="113289">
            <text:p>113289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6-07-10">
            <text:p>10/07/06</text:p>
          </table:table-cell>
          <table:table-cell/>
        </table:table-row>
        <table:table-row table:style-name="ro2">
          <table:table-cell office:value-type="float" office:value="1387">
            <text:p>1387</text:p>
          </table:table-cell>
          <table:table-cell office:value-type="string">
            <text:p>Mr. Snippers &amp; Sizzers Hair Design</text:p>
          </table:table-cell>
          <table:table-cell/>
          <table:table-cell table:style-name="ce1" office:value-type="date" office:date-value="2009-04-02">
            <text:p>02/04/09</text:p>
          </table:table-cell>
          <table:table-cell office:value-type="string">
            <text:p>St. Jame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DA</text:p>
          </table:table-cell>
          <table:table-cell office:value-type="string">
            <text:p>Mr C King</text:p>
          </table:table-cell>
          <table:table-cell office:value-type="string">
            <text:p>(01553)773732</text:p>
          </table:table-cell>
          <table:table-cell office:value-type="string">
            <text:p>EH2007187</text:p>
          </table:table-cell>
          <table:table-cell table:number-columns-repeated="9"/>
          <table:table-cell office:value-type="float" office:value="2264">
            <text:p>2264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4-06-17">
            <text:p>17/06/04</text:p>
          </table:table-cell>
          <table:table-cell/>
        </table:table-row>
        <table:table-row table:style-name="ro2">
          <table:table-cell office:value-type="float" office:value="2244">
            <text:p>2244</text:p>
          </table:table-cell>
          <table:table-cell office:value-type="string">
            <text:p>Wootton Fish Bar</text:p>
          </table:table-cell>
          <table:table-cell table:number-columns-repeated="2"/>
          <table:table-cell office:value-type="string">
            <text:p>Nursery Lane</text:p>
          </table:table-cell>
          <table:table-cell office:value-type="string">
            <text:p>Sou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NG</text:p>
          </table:table-cell>
          <table:table-cell office:value-type="string">
            <text:p>Mr Christopher Hobbs</text:p>
          </table:table-cell>
          <table:table-cell office:value-type="string">
            <text:p>(01553)675747</text:p>
          </table:table-cell>
          <table:table-cell office:value-type="string">
            <text:p>EH2021517</text:p>
          </table:table-cell>
          <table:table-cell table:number-columns-repeated="9"/>
          <table:table-cell office:value-type="float" office:value="113890">
            <text:p>113890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6-07-25">
            <text:p>25/07/06</text:p>
          </table:table-cell>
          <table:table-cell/>
        </table:table-row>
        <table:table-row table:style-name="ro2">
          <table:table-cell office:value-type="float" office:value="1418">
            <text:p>1418</text:p>
          </table:table-cell>
          <table:table-cell office:value-type="string">
            <text:p>Crown &amp; Anchor Public House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Lynn Road</text:p>
          </table:table-cell>
          <table:table-cell office:value-type="string">
            <text:p>Wiggenhall St. Germans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3EY</text:p>
          </table:table-cell>
          <table:table-cell office:value-type="string">
            <text:p>Mr P Dale</text:p>
          </table:table-cell>
          <table:table-cell office:value-type="string">
            <text:p>(01553)617340</text:p>
          </table:table-cell>
          <table:table-cell office:value-type="string">
            <text:p>EH2027639</text:p>
          </table:table-cell>
          <table:table-cell table:number-columns-repeated="9"/>
          <table:table-cell office:value-type="float" office:value="134763">
            <text:p>134763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7</text:p>
          </table:table-cell>
          <table:table-cell table:number-columns-repeated="2"/>
          <table:table-cell office:value-type="date" office:date-value="2007-12-15">
            <text:p>15/12/07</text:p>
          </table:table-cell>
          <table:table-cell/>
        </table:table-row>
        <table:table-row table:style-name="ro2">
          <table:table-cell office:value-type="float" office:value="1419">
            <text:p>1419</text:p>
          </table:table-cell>
          <table:table-cell office:value-type="string">
            <text:p>Mr P Joyce</text:p>
          </table:table-cell>
          <table:table-cell office:value-type="string">
            <text:p>Post Office Stores</text:p>
          </table:table-cell>
          <table:table-cell office:value-type="float" office:value="1">
            <text:p>1</text:p>
          </table:table-cell>
          <table:table-cell office:value-type="string">
            <text:p>Massingham Road</text:p>
          </table:table-cell>
          <table:table-cell office:value-type="string">
            <text:p>Grims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BD</text:p>
          </table:table-cell>
          <table:table-cell/>
          <table:table-cell office:value-type="string">
            <text:p>(01485)600268</text:p>
          </table:table-cell>
          <table:table-cell office:value-type="string">
            <text:p>EH2007671</text:p>
          </table:table-cell>
          <table:table-cell table:number-columns-repeated="9"/>
          <table:table-cell office:value-type="float" office:value="136619">
            <text:p>136619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4</text:p>
          </table:table-cell>
          <table:table-cell table:number-columns-repeated="2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619">
            <text:p>136619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nightly: except Xmas/New Year weeks</text:p>
          </table:table-cell>
          <table:table-cell table:number-columns-repeated="4"/>
          <table:table-cell office:value-type="string">
            <text:p>R2 WK2</text:p>
          </table:table-cell>
          <table:table-cell table:number-columns-repeated="2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1423">
            <text:p>1423</text:p>
          </table:table-cell>
          <table:table-cell office:value-type="string">
            <text:p>Meridian East</text:p>
          </table:table-cell>
          <table:table-cell office:value-type="string">
            <text:p>Accs Dept. Broadland Housing Association/ Meridian</text:p>
          </table:table-cell>
          <table:table-cell office:value-type="string">
            <text:p>NCFC Jarrold Stand</text:p>
          </table:table-cell>
          <table:table-cell office:value-type="string">
            <text:p>Carrow Road</text:p>
          </table:table-cell>
          <table:table-cell/>
          <table:table-cell office:value-type="string">
            <text:p>Norwich</text:p>
          </table:table-cell>
          <table:table-cell office:value-type="string">
            <text:p>Norfolk</text:p>
          </table:table-cell>
          <table:table-cell office:value-type="string">
            <text:p>NR1 1HU</text:p>
          </table:table-cell>
          <table:table-cell/>
          <table:table-cell office:value-type="string">
            <text:p>(01603)750165</text:p>
          </table:table-cell>
          <table:table-cell office:value-type="string">
            <text:p>EH2007959</text:p>
          </table:table-cell>
          <table:table-cell office:value-type="string">
            <text:p>Meridian East</text:p>
          </table:table-cell>
          <table:table-cell/>
          <table:table-cell office:value-type="string">
            <text:p>1&amp;2 Shield Park</text:p>
          </table:table-cell>
          <table:table-cell office:value-type="string">
            <text:p>Hamburg Way</text:p>
          </table:table-cell>
          <table:table-cell office:value-type="string">
            <text:p>North Lynn Industrial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ND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2-01-01">
            <text:p>01/01/02</text:p>
          </table:table-cell>
          <table:table-cell/>
        </table:table-row>
        <table:table-row table:style-name="ro2">
          <table:table-cell office:value-type="float" office:value="1424">
            <text:p>1424</text:p>
          </table:table-cell>
          <table:table-cell office:value-type="string">
            <text:p>Dr. S M Ahmed</text:p>
          </table:table-cell>
          <table:table-cell office:value-type="string">
            <text:p>The Surgery</text:p>
          </table:table-cell>
          <table:table-cell/>
          <table:table-cell office:value-type="string">
            <text:p>Centre Poin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SR</text:p>
          </table:table-cell>
          <table:table-cell/>
          <table:table-cell office:value-type="string">
            <text:p>(01553)772063</text:p>
          </table:table-cell>
          <table:table-cell office:value-type="string">
            <text:p>EH2007957</text:p>
          </table:table-cell>
          <table:table-cell table:number-columns-repeated="9"/>
          <table:table-cell office:value-type="float" office:value="118352">
            <text:p>118352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7210">
            <text:p>137210</text:p>
          </table:table-cell>
          <table:table-cell office:value-type="string">
            <text:p>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8, CWTN-2</text:p>
          </table:table-cell>
          <table:table-cell office:value-type="string">
            <text:p>Fortnightly: except Xmas/New Year weeks</text:p>
          </table:table-cell>
          <table:table-cell/>
          <table:table-cell office:value-type="string">
            <text:p>R1 WK 2</text:p>
          </table:table-cell>
          <table:table-cell table:number-columns-repeated="5"/>
          <table:table-cell office:value-type="date" office:date-value="2008-04-18">
            <text:p>18/04/08</text:p>
          </table:table-cell>
          <table:table-cell/>
        </table:table-row>
        <table:table-row table:style-name="ro2">
          <table:table-cell office:value-type="float" office:value="1427">
            <text:p>1427</text:p>
          </table:table-cell>
          <table:table-cell office:value-type="string">
            <text:p>Ian Mason Contractors</text:p>
          </table:table-cell>
          <table:table-cell office:value-type="string">
            <text:p>Church Farm</text:p>
          </table:table-cell>
          <table:table-cell table:number-columns-repeated="2"/>
          <table:table-cell office:value-type="string">
            <text:p>Hilling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DH</text:p>
          </table:table-cell>
          <table:table-cell/>
          <table:table-cell office:value-type="string">
            <text:p>(01485)600496</text:p>
          </table:table-cell>
          <table:table-cell office:value-type="string">
            <text:p>EH2008923</text:p>
          </table:table-cell>
          <table:table-cell table:number-columns-repeated="9"/>
          <table:table-cell office:value-type="float" office:value="115802">
            <text:p>11580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1</text:p>
          </table:table-cell>
          <table:table-cell table:number-columns-repeated="2"/>
          <table:table-cell office:value-type="date" office:date-value="2006-08-25">
            <text:p>25/08/06</text:p>
          </table:table-cell>
          <table:table-cell/>
        </table:table-row>
        <table:table-row table:style-name="ro2">
          <table:table-cell office:value-type="float" office:value="1435">
            <text:p>1435</text:p>
          </table:table-cell>
          <table:table-cell office:value-type="string">
            <text:p>Natural England</text:p>
          </table:table-cell>
          <table:table-cell office:value-type="string">
            <text:p>Dersingham National Nature Reserve</text:p>
          </table:table-cell>
          <table:table-cell table:number-columns-repeated="2"/>
          <table:table-cell office:value-type="string">
            <text:p>Wolfer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HA</text:p>
          </table:table-cell>
          <table:table-cell/>
          <table:table-cell office:value-type="string">
            <text:p>(01485)543044</text:p>
          </table:table-cell>
          <table:table-cell office:value-type="string">
            <text:p>EH2011566</text:p>
          </table:table-cell>
          <table:table-cell table:number-columns-repeated="9"/>
          <table:table-cell office:value-type="float" office:value="2157">
            <text:p>2157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</text:p>
          </table:table-cell>
          <table:table-cell table:number-columns-repeated="4"/>
          <table:table-cell office:value-type="date" office:date-value="2004-04-01">
            <text:p>01/04/04</text:p>
          </table:table-cell>
          <table:table-cell/>
        </table:table-row>
        <table:table-row table:style-name="ro2">
          <table:table-cell office:value-type="float" office:value="1446">
            <text:p>1446</text:p>
          </table:table-cell>
          <table:table-cell office:value-type="string">
            <text:p>Heacham Club Ltd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Station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HG</text:p>
          </table:table-cell>
          <table:table-cell office:value-type="string">
            <text:p>D. Close - Administrator</text:p>
          </table:table-cell>
          <table:table-cell office:value-type="string">
            <text:p>(01485)570776</text:p>
          </table:table-cell>
          <table:table-cell office:value-type="string">
            <text:p>EH2008133</text:p>
          </table:table-cell>
          <table:table-cell table:number-columns-repeated="9"/>
          <table:table-cell office:value-type="float" office:value="150803">
            <text:p>15080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0803">
            <text:p>150803</text:p>
          </table:table-cell>
          <table:table-cell office:value-type="string">
            <text:p>Glass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G-1, CWTN-5</text:p>
          </table:table-cell>
          <table:table-cell office:value-type="string">
            <text:p>One empty per week</text:p>
          </table:table-cell>
          <table:table-cell office:value-type="string">
            <text:p>G3 BOTH</text:p>
          </table:table-cell>
          <table:table-cell table:number-columns-repeated="6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1447">
            <text:p>1447</text:p>
          </table:table-cell>
          <table:table-cell office:value-type="string">
            <text:p>St Edmunds Church</text:p>
          </table:table-cell>
          <table:table-cell office:value-type="string">
            <text:p>C/0 J Flogdell</text:p>
          </table:table-cell>
          <table:table-cell/>
          <table:table-cell office:value-type="string">
            <text:p>St Andrews</text:p>
          </table:table-cell>
          <table:table-cell office:value-type="string">
            <text:p>Lynn Road</text:p>
          </table:table-cell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QG</text:p>
          </table:table-cell>
          <table:table-cell/>
          <table:table-cell office:value-type="string">
            <text:p>(01366)382942</text:p>
          </table:table-cell>
          <table:table-cell office:value-type="string">
            <text:p>EH2008134</text:p>
          </table:table-cell>
          <table:table-cell table:number-columns-repeated="9"/>
          <table:table-cell office:value-type="float" office:value="1585">
            <text:p>1585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office:value-type="string">
            <text:p>D9</text:p>
          </table:table-cell>
          <table:table-cell table:number-columns-repeated="6"/>
          <table:table-cell office:value-type="date" office:date-value="2002-08-22">
            <text:p>22/08/02</text:p>
          </table:table-cell>
          <table:table-cell/>
        </table:table-row>
        <table:table-row table:style-name="ro2">
          <table:table-cell office:value-type="float" office:value="1448">
            <text:p>1448</text:p>
          </table:table-cell>
          <table:table-cell office:value-type="string">
            <text:p>Beaupre Under 5's Centre</text:p>
          </table:table-cell>
          <table:table-cell office:value-type="string">
            <text:p>c/o Beaupre Primary School</text:p>
          </table:table-cell>
          <table:table-cell/>
          <table:table-cell office:value-type="string">
            <text:p>Church Drove</text:p>
          </table:table-cell>
          <table:table-cell office:value-type="string">
            <text:p>Outwell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RH</text:p>
          </table:table-cell>
          <table:table-cell office:value-type="string">
            <text:p>Kim Eggett</text:p>
          </table:table-cell>
          <table:table-cell office:value-type="string">
            <text:p>(01945)773004</text:p>
          </table:table-cell>
          <table:table-cell office:value-type="string">
            <text:p>EH2008425</text:p>
          </table:table-cell>
          <table:table-cell table:number-columns-repeated="9"/>
          <table:table-cell office:value-type="float" office:value="1693">
            <text:p>1693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R4 WK1</text:p>
          </table:table-cell>
          <table:table-cell table:number-columns-repeated="3"/>
          <table:table-cell office:value-type="date" office:date-value="2002-03-15">
            <text:p>15/03/02</text:p>
          </table:table-cell>
          <table:table-cell/>
        </table:table-row>
        <table:table-row table:style-name="ro2">
          <table:table-cell office:value-type="float" office:value="1449">
            <text:p>1449</text:p>
          </table:table-cell>
          <table:table-cell office:value-type="string">
            <text:p>Mr. M. P. Wolfe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chool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DE</text:p>
          </table:table-cell>
          <table:table-cell table:number-columns-repeated="2"/>
          <table:table-cell office:value-type="string">
            <text:p>EH2008303</text:p>
          </table:table-cell>
          <table:table-cell office:value-type="string">
            <text:p>Wolfy's Video &amp; Photography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<text:s/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Q</text:p>
          </table:table-cell>
          <table:table-cell office:value-type="string">
            <text:p>(01553)772912</text:p>
          </table:table-cell>
          <table:table-cell office:value-type="float" office:value="133412">
            <text:p>133412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office:value-type="string">
            <text:p>CANCELLED</text:p>
          </table:table-cell>
          <table:table-cell table:number-columns-repeated="6"/>
          <table:table-cell office:value-type="date" office:date-value="2008-02-01">
            <text:p>01/02/08</text:p>
          </table:table-cell>
          <table:table-cell table:style-name="ce1" office:value-type="date" office:date-value="2009-05-08">
            <text:p>08/05/09</text:p>
          </table:table-cell>
        </table:table-row>
        <table:table-row table:style-name="ro2">
          <table:table-cell table:number-columns-repeated="21"/>
          <table:table-cell office:value-type="float" office:value="133412">
            <text:p>133412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: except Xmas/New Year weeks</text:p>
          </table:table-cell>
          <table:table-cell office:value-type="string">
            <text:p>CANCELLED</text:p>
          </table:table-cell>
          <table:table-cell table:number-columns-repeated="6"/>
          <table:table-cell office:value-type="date" office:date-value="2008-02-01">
            <text:p>01/02/08</text:p>
          </table:table-cell>
          <table:table-cell table:style-name="ce1" office:value-type="date" office:date-value="2009-05-08">
            <text:p>08/05/09</text:p>
          </table:table-cell>
        </table:table-row>
        <table:table-row table:style-name="ro2">
          <table:table-cell office:value-type="float" office:value="1455">
            <text:p>1455</text:p>
          </table:table-cell>
          <table:table-cell office:value-type="string">
            <text:p>Brierville Caravan Site</text:p>
          </table:table-cell>
          <table:table-cell table:number-columns-repeated="2"/>
          <table:table-cell office:value-type="string">
            <text:p>Bircham Road</text:p>
          </table:table-cell>
          <table:table-cell office:value-type="string">
            <text:p>Stanho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PT</text:p>
          </table:table-cell>
          <table:table-cell office:value-type="string">
            <text:p>E. C. Fenn</text:p>
          </table:table-cell>
          <table:table-cell/>
          <table:table-cell office:value-type="string">
            <text:p>EH1084016</text:p>
          </table:table-cell>
          <table:table-cell table:number-columns-repeated="10"/>
          <table:table-cell office:value-type="string">
            <text:p>Schd.2 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3, 240-4 x 30, CWTN-1</text:p>
          </table:table-cell>
          <table:table-cell office:value-type="string">
            <text:p>Weekly emptying: 1 April - 31 October</text:p>
          </table:table-cell>
          <table:table-cell table:number-columns-repeated="3"/>
          <table:table-cell office:value-type="string">
            <text:p>D1</text:p>
          </table:table-cell>
          <table:table-cell table:number-columns-repeated="3"/>
          <table:table-cell table:style-name="Default" office:value-type="string">
            <text:p>pre 01/04/1999</text:p>
          </table:table-cell>
          <table:table-cell/>
        </table:table-row>
        <table:table-row table:style-name="ro2">
          <table:table-cell office:value-type="float" office:value="1462">
            <text:p>1462</text:p>
          </table:table-cell>
          <table:table-cell office:value-type="string">
            <text:p>West Lynn C. P. School</text:p>
          </table:table-cell>
          <table:table-cell/>
          <table:table-cell office:value-type="float" office:value="143">
            <text:p>143</text:p>
          </table:table-cell>
          <table:table-cell office:value-type="string">
            <text:p>St. Peters Road</text:p>
          </table:table-cell>
          <table:table-cell office:value-type="string">
            <text:p>West Lyn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3JL</text:p>
          </table:table-cell>
          <table:table-cell/>
          <table:table-cell office:value-type="string">
            <text:p>(01553)772330</text:p>
          </table:table-cell>
          <table:table-cell office:value-type="string">
            <text:p>EH2008301</text:p>
          </table:table-cell>
          <table:table-cell table:number-columns-repeated="9"/>
          <table:table-cell office:value-type="float" office:value="122347">
            <text:p>122347</text:p>
          </table:table-cell>
          <table:table-cell office:value-type="string">
            <text:p>School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6, CWTN-3</text:p>
          </table:table-cell>
          <table:table-cell office:value-type="string">
            <text:p>Term time emptying (40 empties p.a.)</text:p>
          </table:table-cell>
          <table:table-cell table:number-columns-repeated="2"/>
          <table:table-cell office:value-type="string">
            <text:p>D4</text:p>
          </table:table-cell>
          <table:table-cell table:number-columns-repeated="4"/>
          <table:table-cell office:value-type="date" office:date-value="2007-03-16">
            <text:p>16/03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2347">
            <text:p>122347</text:p>
          </table:table-cell>
          <table:table-cell office:value-type="string">
            <text:p>School 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emptying term time ( 20 empties p.a.)</text:p>
          </table:table-cell>
          <table:table-cell table:number-columns-repeated="2"/>
          <table:table-cell office:value-type="string">
            <text:p>R2 WK 2</text:p>
          </table:table-cell>
          <table:table-cell table:number-columns-repeated="4"/>
          <table:table-cell office:value-type="date" office:date-value="2007-03-16">
            <text:p>16/03/07</text:p>
          </table:table-cell>
          <table:table-cell/>
        </table:table-row>
        <table:table-row table:style-name="ro2">
          <table:table-cell office:value-type="float" office:value="1464">
            <text:p>1464</text:p>
          </table:table-cell>
          <table:table-cell office:value-type="string">
            <text:p>Fridham Rest Home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Station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AR</text:p>
          </table:table-cell>
          <table:table-cell office:value-type="string">
            <text:p>Mrs. H. Moore &amp; Mrs. A. Bailey</text:p>
          </table:table-cell>
          <table:table-cell office:value-type="string">
            <text:p>(01485)571455</text:p>
          </table:table-cell>
          <table:table-cell office:value-type="string">
            <text:p>EH2008322</text:p>
          </table:table-cell>
          <table:table-cell table:number-columns-repeated="9"/>
          <table:table-cell office:value-type="float" office:value="1797">
            <text:p>1797</text:p>
          </table:table-cell>
          <table:table-cell office:value-type="string">
            <text:p>Schd. 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3-08-01">
            <text:p>01/08/03</text:p>
          </table:table-cell>
          <table:table-cell/>
        </table:table-row>
        <table:table-row table:style-name="ro2">
          <table:table-cell office:value-type="float" office:value="1465">
            <text:p>1465</text:p>
          </table:table-cell>
          <table:table-cell office:value-type="string">
            <text:p>William Marshall C.of E.Primary School</text:p>
          </table:table-cell>
          <table:table-cell table:number-columns-repeated="2"/>
          <table:table-cell office:value-type="string">
            <text:p>Wisbech Road</text:p>
          </table:table-cell>
          <table:table-cell office:value-type="string">
            <text:p>Welney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9RB</text:p>
          </table:table-cell>
          <table:table-cell/>
          <table:table-cell office:value-type="string">
            <text:p>(01354)610212</text:p>
          </table:table-cell>
          <table:table-cell office:value-type="string">
            <text:p>EH0992134</text:p>
          </table:table-cell>
          <table:table-cell table:number-columns-repeated="9"/>
          <table:table-cell office:value-type="float" office:value="107130">
            <text:p>107130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6, CWTN-3</text:p>
          </table:table-cell>
          <table:table-cell office:value-type="string">
            <text:p>Term time emptying (40 empties p.a.)</text:p>
          </table:table-cell>
          <table:table-cell table:number-columns-repeated="3"/>
          <table:table-cell office:value-type="string">
            <text:p>D10</text:p>
          </table:table-cell>
          <table:table-cell table:number-columns-repeated="3"/>
          <table:table-cell office:value-type="date" office:date-value="2006-01-16">
            <text:p>16/01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07130">
            <text:p>107130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3 WK1</text:p>
          </table:table-cell>
          <table:table-cell table:number-columns-repeated="3"/>
          <table:table-cell office:value-type="date" office:date-value="2006-01-16">
            <text:p>16/01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4759">
            <text:p>134759</text:p>
          </table:table-cell>
          <table:table-cell office:value-type="string">
            <text:p>School 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3 WK1</text:p>
          </table:table-cell>
          <table:table-cell table:number-columns-repeated="3"/>
          <table:table-cell office:value-type="date" office:date-value="2008-02-12">
            <text:p>12/02/08</text:p>
          </table:table-cell>
          <table:table-cell/>
        </table:table-row>
        <table:table-row table:style-name="ro2">
          <table:table-cell office:value-type="float" office:value="1475">
            <text:p>1475</text:p>
          </table:table-cell>
          <table:table-cell office:value-type="string">
            <text:p>William Burt Centre</text:p>
          </table:table-cell>
          <table:table-cell office:value-type="string">
            <text:p>c/o Mrs. J Rushbrook</text:p>
          </table:table-cell>
          <table:table-cell office:value-type="float" office:value="27">
            <text:p>27</text:p>
          </table:table-cell>
          <table:table-cell office:value-type="string">
            <text:p>Row Hill</text:p>
          </table:table-cell>
          <table:table-cell office:value-type="string">
            <text:p>West Winch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0PE</text:p>
          </table:table-cell>
          <table:table-cell/>
          <table:table-cell office:value-type="string">
            <text:p>(01553)842217</text:p>
          </table:table-cell>
          <table:table-cell office:value-type="string">
            <text:p>EH2008883</text:p>
          </table:table-cell>
          <table:table-cell office:value-type="string">
            <text:p>William Burt Centre</text:p>
          </table:table-cell>
          <table:table-cell table:number-columns-repeated="2"/>
          <table:table-cell office:value-type="string">
            <text:p>Watering Lane</text:p>
          </table:table-cell>
          <table:table-cell office:value-type="string">
            <text:p>West Winch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0JY</text:p>
          </table:table-cell>
          <table:table-cell office:value-type="string">
            <text:p>(OI553)841542</text:p>
          </table:table-cell>
          <table:table-cell office:value-type="float" office:value="1721">
            <text:p>1721</text:p>
          </table:table-cell>
          <table:table-cell office:value-type="string">
            <text:p>Schd.2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office:value-type="string">
            <text:p>D3</text:p>
          </table:table-cell>
          <table:table-cell table:number-columns-repeated="6"/>
          <table:table-cell office:value-type="date" office:date-value="2002-04-22">
            <text:p>22/04/02</text:p>
          </table:table-cell>
          <table:table-cell/>
        </table:table-row>
        <table:table-row table:style-name="ro2">
          <table:table-cell office:value-type="float" office:value="1477">
            <text:p>1477</text:p>
          </table:table-cell>
          <table:table-cell office:value-type="string">
            <text:p>The Woottons Surgery</text:p>
          </table:table-cell>
          <table:table-cell office:value-type="string">
            <text:p>Spring <text:s/>Cottage</text:p>
          </table:table-cell>
          <table:table-cell/>
          <table:table-cell office:value-type="string">
            <text:p>Priory Lane</text:p>
          </table:table-cell>
          <table:table-cell office:value-type="string">
            <text:p>Nor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PT</text:p>
          </table:table-cell>
          <table:table-cell office:value-type="string">
            <text:p>Drs Edris &amp; Hopkin</text:p>
          </table:table-cell>
          <table:table-cell office:value-type="string">
            <text:p>(01553)631550</text:p>
          </table:table-cell>
          <table:table-cell office:value-type="string">
            <text:p>EH2008764</text:p>
          </table:table-cell>
          <table:table-cell table:number-columns-repeated="9"/>
          <table:table-cell office:value-type="float" office:value="133516">
            <text:p>13351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7-12-21">
            <text:p>21/12/07</text:p>
          </table:table-cell>
          <table:table-cell/>
        </table:table-row>
        <table:table-row table:style-name="ro2">
          <table:table-cell office:value-type="float" office:value="1478">
            <text:p>1478</text:p>
          </table:table-cell>
          <table:table-cell office:value-type="string">
            <text:p>Anna Park Ltd.</text:p>
          </table:table-cell>
          <table:table-cell table:number-columns-repeated="2"/>
          <table:table-cell office:value-type="string">
            <text:p>Market Place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HE</text:p>
          </table:table-cell>
          <table:table-cell/>
          <table:table-cell office:value-type="string">
            <text:p>(01328)730325</text:p>
          </table:table-cell>
          <table:table-cell office:value-type="string">
            <text:p>EH2009085</text:p>
          </table:table-cell>
          <table:table-cell table:number-columns-repeated="9"/>
          <table:table-cell office:value-type="float" office:value="1726">
            <text:p>1726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2002-04-24">
            <text:p>24/04/02</text:p>
          </table:table-cell>
          <table:table-cell/>
        </table:table-row>
        <table:table-row table:style-name="ro2">
          <table:table-cell office:value-type="float" office:value="1480">
            <text:p>1480</text:p>
          </table:table-cell>
          <table:table-cell office:value-type="string">
            <text:p>Prompt Response Ltd</text:p>
          </table:table-cell>
          <table:table-cell office:value-type="string">
            <text:p>The Granary</text:p>
          </table:table-cell>
          <table:table-cell/>
          <table:table-cell office:value-type="string">
            <text:p>Station Road</text:p>
          </table:table-cell>
          <table:table-cell office:value-type="string">
            <text:p>Docking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LY</text:p>
          </table:table-cell>
          <table:table-cell/>
          <table:table-cell office:value-type="string">
            <text:p>(01485)518717</text:p>
          </table:table-cell>
          <table:table-cell office:value-type="string">
            <text:p>EH2008895</text:p>
          </table:table-cell>
          <table:table-cell/>
          <table:table-cell office:value-type="string">
            <text:p>The Old Vicarage</text:p>
          </table:table-cell>
          <table:table-cell office:value-type="float" office:value="23">
            <text:p>23</text:p>
          </table:table-cell>
          <table:table-cell office:value-type="string">
            <text:p>Peddars Way</text:p>
          </table:table-cell>
          <table:table-cell office:value-type="string">
            <text:p>Holme</text:p>
          </table:table-cell>
          <table:table-cell office:value-type="string">
            <text:p>Hunstanton</text:p>
          </table:table-cell>
          <table:table-cell office:value-type="string">
            <text:p>Norfolk</text:p>
          </table:table-cell>
          <table:table-cell table:number-columns-repeated="2"/>
          <table:table-cell office:value-type="float" office:value="1735">
            <text:p>1735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D1</text:p>
          </table:table-cell>
          <table:table-cell table:number-columns-repeated="6"/>
          <table:table-cell office:value-type="date" office:date-value="2002-05-01">
            <text:p>01/05/02</text:p>
          </table:table-cell>
          <table:table-cell table:style-name="ce1" office:value-type="date" office:date-value="2009-04-22">
            <text:p>22/04/09</text:p>
          </table:table-cell>
        </table:table-row>
        <table:table-row table:style-name="ro2">
          <table:table-cell office:value-type="float" office:value="1483">
            <text:p>1483</text:p>
          </table:table-cell>
          <table:table-cell office:value-type="string">
            <text:p>Gaywood Community Primary School</text:p>
          </table:table-cell>
          <table:table-cell table:number-columns-repeated="2"/>
          <table:table-cell office:value-type="string">
            <text:p>Field Lane</text:p>
          </table:table-cell>
          <table:table-cell office:value-type="string">
            <text:p>Gaywood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AY</text:p>
          </table:table-cell>
          <table:table-cell/>
          <table:table-cell office:value-type="string">
            <text:p>(01553)774147</text:p>
          </table:table-cell>
          <table:table-cell office:value-type="string">
            <text:p>EH2007268</text:p>
          </table:table-cell>
          <table:table-cell table:number-columns-repeated="9"/>
          <table:table-cell office:value-type="float" office:value="88289">
            <text:p>88289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5, 1100-4 x 40(Per bin), CWTN-3</text:p>
          </table:table-cell>
          <table:table-cell office:value-type="string">
            <text:p>Two empties per week - term time (40 weeks)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5867">
            <text:p>135867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table:number-columns-repeated="2"/>
          <table:table-cell office:value-type="string">
            <text:p>R1 WK1</text:p>
          </table:table-cell>
          <table:table-cell table:number-columns-repeated="4"/>
          <table:table-cell office:value-type="date" office:date-value="2008-03-06">
            <text:p>06/03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5867">
            <text:p>135867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1</text:p>
          </table:table-cell>
          <table:table-cell office:value-type="string">
            <text:p>Fortnightly emptying term time ( 20 empties p.a.)</text:p>
          </table:table-cell>
          <table:table-cell table:number-columns-repeated="2"/>
          <table:table-cell office:value-type="string">
            <text:p>R1 WK1</text:p>
          </table:table-cell>
          <table:table-cell table:number-columns-repeated="4"/>
          <table:table-cell office:value-type="date" office:date-value="2008-03-06">
            <text:p>06/03/08</text:p>
          </table:table-cell>
          <table:table-cell/>
        </table:table-row>
        <table:table-row table:style-name="ro2">
          <table:table-cell office:value-type="float" office:value="1485">
            <text:p>1485</text:p>
          </table:table-cell>
          <table:table-cell office:value-type="string">
            <text:p><text:s/>P. J. Kew Butchers</text:p>
          </table:table-cell>
          <table:table-cell table:number-columns-repeated="2"/>
          <table:table-cell office:value-type="string">
            <text:p>The Square</text:p>
          </table:table-cell>
          <table:table-cell office:value-type="string">
            <text:p>East Rud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RB</text:p>
          </table:table-cell>
          <table:table-cell office:value-type="string">
            <text:p>Mr R Cross</text:p>
          </table:table-cell>
          <table:table-cell office:value-type="string">
            <text:p>(01485)528236</text:p>
          </table:table-cell>
          <table:table-cell office:value-type="string">
            <text:p>EH2008921</text:p>
          </table:table-cell>
          <table:table-cell table:number-columns-repeated="9"/>
          <table:table-cell office:value-type="float" office:value="2311">
            <text:p>2311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</text:p>
          </table:table-cell>
          <table:table-cell table:number-columns-repeated="5"/>
          <table:table-cell office:value-type="date" office:date-value="2004-08-11">
            <text:p>11/08/04</text:p>
          </table:table-cell>
          <table:table-cell/>
        </table:table-row>
        <table:table-row table:style-name="ro2">
          <table:table-cell office:value-type="float" office:value="1486">
            <text:p>1486</text:p>
          </table:table-cell>
          <table:table-cell office:value-type="string">
            <text:p>Nelson Business Centre Ltd</text:p>
          </table:table-cell>
          <table:table-cell office:value-type="string">
            <text:p>Hill House</text:p>
          </table:table-cell>
          <table:table-cell/>
          <table:table-cell office:value-type="string">
            <text:p>Reedham</text:p>
          </table:table-cell>
          <table:table-cell table:number-columns-repeated="2"/>
          <table:table-cell office:value-type="string">
            <text:p>Norfolk</text:p>
          </table:table-cell>
          <table:table-cell office:value-type="string">
            <text:p>NR13 3TW</text:p>
          </table:table-cell>
          <table:table-cell office:value-type="string">
            <text:p>Mr Clive Roffe</text:p>
          </table:table-cell>
          <table:table-cell office:value-type="string">
            <text:p>(01493)700205</text:p>
          </table:table-cell>
          <table:table-cell office:value-type="string">
            <text:p>EH2021759</text:p>
          </table:table-cell>
          <table:table-cell/>
          <table:table-cell office:value-type="string">
            <text:p>St Ann's House</text:p>
          </table:table-cell>
          <table:table-cell/>
          <table:table-cell office:value-type="string">
            <text:p>St Ann'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table:number-columns-repeated="2"/>
          <table:table-cell office:value-type="float" office:value="114459">
            <text:p>114459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6-07-25">
            <text:p>25/07/06</text:p>
          </table:table-cell>
          <table:table-cell/>
        </table:table-row>
        <table:table-row table:style-name="ro2">
          <table:table-cell office:value-type="float" office:value="1489">
            <text:p>1489</text:p>
          </table:table-cell>
          <table:table-cell office:value-type="string">
            <text:p>Utility Savings Corporation Ltd</text:p>
          </table:table-cell>
          <table:table-cell office:value-type="string">
            <text:p>USC House</text:p>
          </table:table-cell>
          <table:table-cell/>
          <table:table-cell office:value-type="string">
            <text:p>Choseley Road</text:p>
          </table:table-cell>
          <table:table-cell office:value-type="string">
            <text:p>Docking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R31 8LZ</text:p>
          </table:table-cell>
          <table:table-cell/>
          <table:table-cell office:value-type="string">
            <text:p>(08707)508300</text:p>
          </table:table-cell>
          <table:table-cell office:value-type="string">
            <text:p>EH2009046</text:p>
          </table:table-cell>
          <table:table-cell table:number-columns-repeated="9"/>
          <table:table-cell office:value-type="float" office:value="151353">
            <text:p>151353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3, 660-4 x 26, CWTN--1</text:p>
          </table:table-cell>
          <table:table-cell office:value-type="string">
            <text:p>Fortnightly emptying</text:p>
          </table:table-cell>
          <table:table-cell table:number-columns-repeated="3"/>
          <table:table-cell office:value-type="string">
            <text:p>D1 WK1</text:p>
          </table:table-cell>
          <table:table-cell table:number-columns-repeated="3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1353">
            <text:p>151353</text:p>
          </table:table-cell>
          <table:table-cell office:value-type="string">
            <text:p>Recycling 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: except Xmas/New Year weeks</text:p>
          </table:table-cell>
          <table:table-cell table:number-columns-repeated="3"/>
          <table:table-cell office:value-type="string">
            <text:p>R1 WK1</text:p>
          </table:table-cell>
          <table:table-cell table:number-columns-repeated="3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1497">
            <text:p>1497</text:p>
          </table:table-cell>
          <table:table-cell office:value-type="string">
            <text:p>Feltwell Lodge Residential Home</text:p>
          </table:table-cell>
          <table:table-cell table:number-columns-repeated="2"/>
          <table:table-cell office:value-type="string">
            <text:p>Lodge Road</text:p>
          </table:table-cell>
          <table:table-cell office:value-type="string">
            <text:p>Feltwell</text:p>
          </table:table-cell>
          <table:table-cell office:value-type="string">
            <text:p>Thetford</text:p>
          </table:table-cell>
          <table:table-cell office:value-type="string">
            <text:p>Norfolk</text:p>
          </table:table-cell>
          <table:table-cell office:value-type="string">
            <text:p>IP26 4DR</text:p>
          </table:table-cell>
          <table:table-cell office:value-type="string">
            <text:p>Mr P &amp; Mrs S Hanley</text:p>
          </table:table-cell>
          <table:table-cell office:value-type="string">
            <text:p>(01366)727361</text:p>
          </table:table-cell>
          <table:table-cell office:value-type="string">
            <text:p>EH2019129</text:p>
          </table:table-cell>
          <table:table-cell table:number-columns-repeated="9"/>
          <table:table-cell office:value-type="float" office:value="102439">
            <text:p>102439</text:p>
          </table:table-cell>
          <table:table-cell office:value-type="string">
            <text:p>Schd. 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8</text:p>
          </table:table-cell>
          <table:table-cell table:number-columns-repeated="3"/>
          <table:table-cell office:value-type="date" office:date-value="2005-09-08">
            <text:p>08/09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02439">
            <text:p>102439</text:p>
          </table:table-cell>
          <table:table-cell office:value-type="string">
            <text:p>Schd. 2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8</text:p>
          </table:table-cell>
          <table:table-cell table:number-columns-repeated="3"/>
          <table:table-cell office:value-type="date" office:date-value="2005-09-08">
            <text:p>08/09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1679">
            <text:p>131679</text:p>
          </table:table-cell>
          <table:table-cell office:value-type="string">
            <text:p>Schd.2 Rec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2, CWTN-2</text:p>
          </table:table-cell>
          <table:table-cell office:value-type="string">
            <text:p>Fortnightly: except Xmas/New year weeks</text:p>
          </table:table-cell>
          <table:table-cell table:number-columns-repeated="3"/>
          <table:table-cell office:value-type="string">
            <text:p>R5 WK1</text:p>
          </table:table-cell>
          <table:table-cell table:number-columns-repeated="3"/>
          <table:table-cell office:value-type="date" office:date-value="2007-11-22">
            <text:p>22/11/07</text:p>
          </table:table-cell>
          <table:table-cell/>
        </table:table-row>
        <table:table-row table:style-name="ro2">
          <table:table-cell office:value-type="float" office:value="1498">
            <text:p>1498</text:p>
          </table:table-cell>
          <table:table-cell office:value-type="string">
            <text:p>C. E. Grimes Butchers</text:p>
          </table:table-cell>
          <table:table-cell table:number-columns-repeated="2"/>
          <table:table-cell office:value-type="string">
            <text:p>Lynn Road</text:p>
          </table:table-cell>
          <table:table-cell office:value-type="string">
            <text:p>Gay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QJ</text:p>
          </table:table-cell>
          <table:table-cell/>
          <table:table-cell office:value-type="string">
            <text:p>(01553)636244</text:p>
          </table:table-cell>
          <table:table-cell office:value-type="string">
            <text:p>EH2006110</text:p>
          </table:table-cell>
          <table:table-cell table:number-columns-repeated="9"/>
          <table:table-cell office:value-type="float" office:value="2194">
            <text:p>2194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3</text:p>
          </table:table-cell>
          <table:table-cell table:number-columns-repeated="2"/>
          <table:table-cell office:value-type="date" office:date-value="2004-04-01">
            <text:p>01/04/04</text:p>
          </table:table-cell>
          <table:table-cell/>
        </table:table-row>
        <table:table-row table:style-name="ro2">
          <table:table-cell office:value-type="float" office:value="1499">
            <text:p>1499</text:p>
          </table:table-cell>
          <table:table-cell office:value-type="string">
            <text:p>Law Company (Frozen Foods) Ltd</text:p>
          </table:table-cell>
          <table:table-cell office:value-type="string">
            <text:p>Unit 1</text:p>
          </table:table-cell>
          <table:table-cell/>
          <table:table-cell office:value-type="string">
            <text:p>Beveridge Way</text:p>
          </table:table-cell>
          <table:table-cell office:value-type="string">
            <text:p>Hardwick Narrows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NB</text:p>
          </table:table-cell>
          <table:table-cell office:value-type="string">
            <text:p>Mr K &amp; Mrs C L Law</text:p>
          </table:table-cell>
          <table:table-cell office:value-type="string">
            <text:p>(01553)773507</text:p>
          </table:table-cell>
          <table:table-cell office:value-type="string">
            <text:p>EH2009152</text:p>
          </table:table-cell>
          <table:table-cell table:number-columns-repeated="9"/>
          <table:table-cell office:value-type="float" office:value="1763">
            <text:p>1763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2-06-07">
            <text:p>07/06/02</text:p>
          </table:table-cell>
          <table:table-cell/>
        </table:table-row>
        <table:table-row table:style-name="ro2">
          <table:table-cell office:value-type="float" office:value="1500">
            <text:p>1500</text:p>
          </table:table-cell>
          <table:table-cell office:value-type="string">
            <text:p>Scent with Love Floristry Designs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Greevegat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AG</text:p>
          </table:table-cell>
          <table:table-cell office:value-type="string">
            <text:p>Mr N Cole</text:p>
          </table:table-cell>
          <table:table-cell office:value-type="string">
            <text:p>(01485)535568</text:p>
          </table:table-cell>
          <table:table-cell office:value-type="string">
            <text:p>EH2009056</text:p>
          </table:table-cell>
          <table:table-cell table:number-columns-repeated="9"/>
          <table:table-cell office:value-type="float" office:value="1764">
            <text:p>1764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2-06-14">
            <text:p>14/06/02</text:p>
          </table:table-cell>
          <table:table-cell/>
        </table:table-row>
        <table:table-row table:style-name="ro2">
          <table:table-cell office:value-type="float" office:value="1505">
            <text:p>1505</text:p>
          </table:table-cell>
          <table:table-cell office:value-type="string">
            <text:p>The Seventy One Club</text:p>
          </table:table-cell>
          <table:table-cell table:number-columns-repeated="2"/>
          <table:table-cell office:value-type="string">
            <text:p>Main Road</text:p>
          </table:table-cell>
          <table:table-cell office:value-type="string">
            <text:p>Brancaster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AP</text:p>
          </table:table-cell>
          <table:table-cell table:number-columns-repeated="2"/>
          <table:table-cell office:value-type="string">
            <text:p>EH2009108</text:p>
          </table:table-cell>
          <table:table-cell table:number-columns-repeated="9"/>
          <table:table-cell office:value-type="float" office:value="1749">
            <text:p>1749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3, 360-4 x 26, CWTN-1</text:p>
          </table:table-cell>
          <table:table-cell office:value-type="string">
            <text:p>Fortninghtly emptying</text:p>
          </table:table-cell>
          <table:table-cell office:value-type="string">
            <text:p>D5</text:p>
          </table:table-cell>
          <table:table-cell table:number-columns-repeated="6"/>
          <table:table-cell office:value-type="date" office:date-value="2002-05-16">
            <text:p>16/05/02</text:p>
          </table:table-cell>
          <table:table-cell/>
        </table:table-row>
        <table:table-row table:style-name="ro2">
          <table:table-cell office:value-type="float" office:value="1506">
            <text:p>1506</text:p>
          </table:table-cell>
          <table:table-cell office:value-type="string">
            <text:p>Tasin Ltd</text:p>
          </table:table-cell>
          <table:table-cell office:value-type="string">
            <text:p>Flames Kebab</text:p>
          </table:table-cell>
          <table:table-cell office:value-type="float" office:value="106">
            <text:p>106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Q</text:p>
          </table:table-cell>
          <table:table-cell office:value-type="string">
            <text:p>Mr Ali Tasin &amp; Mr Mustafa Tasin</text:p>
          </table:table-cell>
          <table:table-cell office:value-type="string">
            <text:p>(01553)773033</text:p>
          </table:table-cell>
          <table:table-cell office:value-type="string">
            <text:p>EH2019098</text:p>
          </table:table-cell>
          <table:table-cell table:number-columns-repeated="9"/>
          <table:table-cell office:value-type="float" office:value="101687">
            <text:p>10168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5-06-25">
            <text:p>25/06/05</text:p>
          </table:table-cell>
          <table:table-cell/>
        </table:table-row>
        <table:table-row table:style-name="ro2">
          <table:table-cell office:value-type="float" office:value="1508">
            <text:p>1508</text:p>
          </table:table-cell>
          <table:table-cell office:value-type="string">
            <text:p>Leziate, Ashwicken &amp; Bawsey Village Hall</text:p>
          </table:table-cell>
          <table:table-cell office:value-type="string">
            <text:p>C/o Mr S Williamson, Park Lodge</text:p>
          </table:table-cell>
          <table:table-cell office:value-type="float" office:value="20">
            <text:p>20</text:p>
          </table:table-cell>
          <table:table-cell office:value-type="string">
            <text:p>Church Lane</text:p>
          </table:table-cell>
          <table:table-cell office:value-type="string">
            <text:p>Ashwicke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LN</text:p>
          </table:table-cell>
          <table:table-cell/>
          <table:table-cell office:value-type="string">
            <text:p>(01553)630203</text:p>
          </table:table-cell>
          <table:table-cell office:value-type="string">
            <text:p>EH1027313</text:p>
          </table:table-cell>
          <table:table-cell office:value-type="string">
            <text:p>Leziate Village Hall</text:p>
          </table:table-cell>
          <table:table-cell table:number-columns-repeated="2"/>
          <table:table-cell office:value-type="string">
            <text:p>Brow of the Hill</text:p>
          </table:table-cell>
          <table:table-cell office:value-type="string">
            <text:p>Lezi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EN</text:p>
          </table:table-cell>
          <table:table-cell office:value-type="string">
            <text:p>(01485) 600919</text:p>
          </table:table-cell>
          <table:table-cell office:value-type="float" office:value="1944">
            <text:p>1944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3</text:p>
          </table:table-cell>
          <table:table-cell table:number-columns-repeated="4"/>
          <table:table-cell office:value-type="date" office:date-value="2003-04-01">
            <text:p>01/04/03</text:p>
          </table:table-cell>
          <table:table-cell/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Shoreside (Hunstanton) Ltd</text:p>
          </table:table-cell>
          <table:table-cell office:value-type="string">
            <text:p>Shoreside Fish &amp; Chips</text:p>
          </table:table-cell>
          <table:table-cell office:value-type="float" office:value="8">
            <text:p>8</text:p>
          </table:table-cell>
          <table:table-cell office:value-type="string">
            <text:p>Le Strange Terrac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AT</text:p>
          </table:table-cell>
          <table:table-cell office:value-type="string">
            <text:p>Mr. Bassett/ R. Buck</text:p>
          </table:table-cell>
          <table:table-cell office:value-type="string">
            <text:p>(01485)533747</text:p>
          </table:table-cell>
          <table:table-cell office:value-type="string">
            <text:p>EH2011497</text:p>
          </table:table-cell>
          <table:table-cell table:number-columns-repeated="9"/>
          <table:table-cell office:value-type="float" office:value="1903">
            <text:p>190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4 x 26, CWTN-1</text:p>
          </table:table-cell>
          <table:table-cell office:value-type="string">
            <text:p>One empty per week plus</text:p>
            <text:p>Additional weekly emptying: 1 April - 30 September</text:p>
          </table:table-cell>
          <table:table-cell office:value-type="string">
            <text:p>T2 SEA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2"/>
          <table:table-cell office:value-type="date" office:date-value="2003-04-01">
            <text:p>01/04/03</text:p>
          </table:table-cell>
          <table:table-cell/>
        </table:table-row>
        <table:table-row table:style-name="ro2">
          <table:table-cell office:value-type="float" office:value="1511">
            <text:p>1511</text:p>
          </table:table-cell>
          <table:table-cell office:value-type="string">
            <text:p>Le Strange Old Barns</text:p>
          </table:table-cell>
          <table:table-cell table:number-columns-repeated="2"/>
          <table:table-cell office:value-type="string">
            <text:p>Golf Course Road</text:p>
          </table:table-cell>
          <table:table-cell office:value-type="string">
            <text:p>Old Hunstanton</text:p>
          </table:table-cell>
          <table:table-cell/>
          <table:table-cell office:value-type="string">
            <text:p>Norfolk</text:p>
          </table:table-cell>
          <table:table-cell office:value-type="string">
            <text:p>PE36 6JG</text:p>
          </table:table-cell>
          <table:table-cell office:value-type="string">
            <text:p>Miss A Maloney</text:p>
          </table:table-cell>
          <table:table-cell office:value-type="string">
            <text:p>(01485)533402</text:p>
          </table:table-cell>
          <table:table-cell office:value-type="string">
            <text:p>EH2009262</text:p>
          </table:table-cell>
          <table:table-cell table:number-columns-repeated="9"/>
          <table:table-cell office:value-type="float" office:value="151201">
            <text:p>15120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26, CWTN-1</text:p>
          </table:table-cell>
          <table:table-cell office:value-type="string">
            <text:p>Fortnightly emptying</text:p>
          </table:table-cell>
          <table:table-cell table:number-columns-repeated="4"/>
          <table:table-cell office:value-type="string">
            <text:p>T2 WK2</text:p>
          </table:table-cell>
          <table:table-cell table:number-columns-repeated="2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1514">
            <text:p>1514</text:p>
          </table:table-cell>
          <table:table-cell office:value-type="string">
            <text:p>North Lynn Discovery Ltd</text:p>
          </table:table-cell>
          <table:table-cell table:number-columns-repeated="2"/>
          <table:table-cell office:value-type="string">
            <text:p>Columbia Way</text:p>
          </table:table-cell>
          <table:table-cell office:value-type="string">
            <text:p>North Lyn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LA</text:p>
          </table:table-cell>
          <table:table-cell/>
          <table:table-cell office:value-type="string">
            <text:p>(01553)772283</text:p>
          </table:table-cell>
          <table:table-cell office:value-type="string">
            <text:p>EH2009326</text:p>
          </table:table-cell>
          <table:table-cell table:number-columns-repeated="9"/>
          <table:table-cell office:value-type="float" office:value="103752">
            <text:p>10375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5-10-11">
            <text:p>11/10/05</text:p>
          </table:table-cell>
          <table:table-cell/>
        </table:table-row>
        <table:table-row table:style-name="ro2">
          <table:table-cell office:value-type="float" office:value="1517">
            <text:p>1517</text:p>
          </table:table-cell>
          <table:table-cell office:value-type="string">
            <text:p>School House Dental Laboratory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Lond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PY</text:p>
          </table:table-cell>
          <table:table-cell office:value-type="string">
            <text:p>Mr P Johnson</text:p>
          </table:table-cell>
          <table:table-cell office:value-type="string">
            <text:p>(01553)762405</text:p>
          </table:table-cell>
          <table:table-cell office:value-type="string">
            <text:p>EH2009354</text:p>
          </table:table-cell>
          <table:table-cell table:number-columns-repeated="9"/>
          <table:table-cell office:value-type="float" office:value="110020">
            <text:p>110020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6-05-18">
            <text:p>18/05/06</text:p>
          </table:table-cell>
          <table:table-cell/>
        </table:table-row>
        <table:table-row table:style-name="ro2">
          <table:table-cell office:value-type="float" office:value="1519">
            <text:p>1519</text:p>
          </table:table-cell>
          <table:table-cell office:value-type="string">
            <text:p>Norfolk Primary Care Trust</text:p>
          </table:table-cell>
          <table:table-cell office:value-type="string">
            <text:p>Dental <text:s/>Access Centre</text:p>
          </table:table-cell>
          <table:table-cell office:value-type="float" office:value="6">
            <text:p>6</text:p>
          </table:table-cell>
          <table:table-cell office:value-type="string">
            <text:p>King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ES</text:p>
          </table:table-cell>
          <table:table-cell/>
          <table:table-cell office:value-type="string">
            <text:p>(01553)769264</text:p>
          </table:table-cell>
          <table:table-cell office:value-type="string">
            <text:p>EH2009359</text:p>
          </table:table-cell>
          <table:table-cell table:number-columns-repeated="9"/>
          <table:table-cell office:value-type="float" office:value="1789">
            <text:p>1789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2-07-16">
            <text:p>16/07/02</text:p>
          </table:table-cell>
          <table:table-cell table:style-name="ce1" office:value-type="date" office:date-value="2009-04-17">
            <text:p>17/04/09</text:p>
          </table:table-cell>
        </table:table-row>
        <table:table-row table:style-name="ro2">
          <table:table-cell table:number-columns-repeated="21"/>
          <table:table-cell office:value-type="float" office:value="140846">
            <text:p>140846</text:p>
          </table:table-cell>
          <table:table-cell office:value-type="string">
            <text:p>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8, CWTN-2</text:p>
          </table:table-cell>
          <table:table-cell office:value-type="string">
            <text:p>Fortnightly: except Xmas/New Year weeks</text:p>
          </table:table-cell>
          <table:table-cell office:value-type="string">
            <text:p>G3 WK2</text:p>
          </table:table-cell>
          <table:table-cell table:number-columns-repeated="6"/>
          <table:table-cell office:value-type="date" office:date-value="2008-08-01">
            <text:p>01/08/08</text:p>
          </table:table-cell>
          <table:table-cell table:style-name="ce1" office:value-type="date" office:date-value="2009-04-17">
            <text:p>17/04/09</text:p>
          </table:table-cell>
        </table:table-row>
        <table:table-row table:style-name="ro2">
          <table:table-cell table:number-columns-repeated="21"/>
          <table:table-cell office:value-type="float" office:value="151722">
            <text:p>151722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8-04-18">
            <text:p>18/04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1722">
            <text:p>151722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: except Xmas/New Year weeks</text:p>
          </table:table-cell>
          <table:table-cell office:value-type="string">
            <text:p>G3 WK2</text:p>
          </table:table-cell>
          <table:table-cell table:number-columns-repeated="6"/>
          <table:table-cell office:value-type="date" office:date-value="2008-04-18">
            <text:p>18/04/08</text:p>
          </table:table-cell>
          <table:table-cell/>
        </table:table-row>
        <table:table-row table:style-name="ro2">
          <table:table-cell office:value-type="float" office:value="1521">
            <text:p>1521</text:p>
          </table:table-cell>
          <table:table-cell office:value-type="string">
            <text:p>King's Lynn Conservancy Board</text:p>
          </table:table-cell>
          <table:table-cell office:value-type="string">
            <text:p>Harbour Office</text:p>
          </table:table-cell>
          <table:table-cell/>
          <table:table-cell office:value-type="string">
            <text:p>Common Staith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LL</text:p>
          </table:table-cell>
          <table:table-cell office:value-type="string">
            <text:p>Paul Bailey</text:p>
          </table:table-cell>
          <table:table-cell office:value-type="string">
            <text:p>(01553)773411</text:p>
          </table:table-cell>
          <table:table-cell office:value-type="string">
            <text:p>EH2009586</text:p>
          </table:table-cell>
          <table:table-cell table:number-columns-repeated="9"/>
          <table:table-cell office:value-type="float" office:value="1780">
            <text:p>178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2-08-05">
            <text:p>05/08/02</text:p>
          </table:table-cell>
          <table:table-cell/>
        </table:table-row>
        <table:table-row table:style-name="ro2">
          <table:table-cell office:value-type="float" office:value="1522">
            <text:p>1522</text:p>
          </table:table-cell>
          <table:table-cell office:value-type="string">
            <text:p>R. E. Gore Mobile Services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ack Lane</text:p>
          </table:table-cell>
          <table:table-cell office:value-type="string">
            <text:p>Pott Row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BT</text:p>
          </table:table-cell>
          <table:table-cell/>
          <table:table-cell office:value-type="string">
            <text:p>(01485)600289</text:p>
          </table:table-cell>
          <table:table-cell office:value-type="string">
            <text:p>EH2009588</text:p>
          </table:table-cell>
          <table:table-cell table:number-columns-repeated="9"/>
          <table:table-cell office:value-type="float" office:value="146160">
            <text:p>14616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26, CWTN-1</text:p>
          </table:table-cell>
          <table:table-cell office:value-type="string">
            <text:p>Fortnightly emptying</text:p>
          </table:table-cell>
          <table:table-cell table:number-columns-repeated="4"/>
          <table:table-cell office:value-type="string">
            <text:p>D4 WK2</text:p>
          </table:table-cell>
          <table:table-cell table:number-columns-repeated="2"/>
          <table:table-cell office:value-type="date" office:date-value="2008-11-11">
            <text:p>11/11/08</text:p>
          </table:table-cell>
          <table:table-cell/>
        </table:table-row>
        <table:table-row table:style-name="ro2">
          <table:table-cell office:value-type="float" office:value="1524">
            <text:p>1524</text:p>
          </table:table-cell>
          <table:table-cell office:value-type="string">
            <text:p>Heacham Group Practice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Station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EX</text:p>
          </table:table-cell>
          <table:table-cell/>
          <table:table-cell office:value-type="string">
            <text:p>(01485)572769</text:p>
          </table:table-cell>
          <table:table-cell office:value-type="string">
            <text:p>EH2009613</text:p>
          </table:table-cell>
          <table:table-cell table:number-columns-repeated="8"/>
          <table:table-cell office:value-type="string">
            <text:p>(01485)541206</text:p>
          </table:table-cell>
          <table:table-cell office:value-type="float" office:value="1795">
            <text:p>179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9-07-17">
            <text:p>17/07/09</text:p>
          </table:table-cell>
          <table:table-cell/>
        </table:table-row>
        <table:table-row table:style-name="ro2">
          <table:table-cell office:value-type="float" office:value="1531">
            <text:p>1531</text:p>
          </table:table-cell>
          <table:table-cell office:value-type="string">
            <text:p>Ermine Care Ltd</text:p>
          </table:table-cell>
          <table:table-cell office:value-type="string">
            <text:p>Oaks Lodge</text:p>
          </table:table-cell>
          <table:table-cell/>
          <table:table-cell office:value-type="string">
            <text:p>Fordham Road</text:p>
          </table:table-cell>
          <table:table-cell/>
          <table:table-cell office:value-type="string">
            <text:p>Newmarket</text:p>
          </table:table-cell>
          <table:table-cell office:value-type="string">
            <text:p>Lincs</text:p>
          </table:table-cell>
          <table:table-cell office:value-type="string">
            <text:p>CB8 7XN</text:p>
          </table:table-cell>
          <table:table-cell table:number-columns-repeated="2"/>
          <table:table-cell office:value-type="string">
            <text:p>EH2009779</text:p>
          </table:table-cell>
          <table:table-cell office:value-type="string">
            <text:p>Ermine Care 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Hungate Road</text:p>
          </table:table-cell>
          <table:table-cell office:value-type="string">
            <text:p>Emneth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EQ</text:p>
          </table:table-cell>
          <table:table-cell office:value-type="string">
            <text:p>(01945)430519</text:p>
          </table:table-cell>
          <table:table-cell office:value-type="float" office:value="1855">
            <text:p>1855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2</text:p>
          </table:table-cell>
          <table:table-cell table:number-columns-repeated="4"/>
          <table:table-cell office:value-type="date" office:date-value="2003-01-05">
            <text:p>05/01/03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7859">
            <text:p>137859</text:p>
          </table:table-cell>
          <table:table-cell office:value-type="string">
            <text:p>Schd.2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2, CWTN-2</text:p>
          </table:table-cell>
          <table:table-cell office:value-type="string">
            <text:p>Fortnightly: except Xmas/New Year weeks</text:p>
          </table:table-cell>
          <table:table-cell table:number-columns-repeated="2"/>
          <table:table-cell office:value-type="string">
            <text:p>R6 WK2</text:p>
          </table:table-cell>
          <table:table-cell table:number-columns-repeated="4"/>
          <table:table-cell office:value-type="date" office:date-value="2008-07-25">
            <text:p>25/07/08</text:p>
          </table:table-cell>
          <table:table-cell/>
        </table:table-row>
        <table:table-row table:style-name="ro2">
          <table:table-cell office:value-type="float" office:value="1534">
            <text:p>1534</text:p>
          </table:table-cell>
          <table:table-cell office:value-type="string">
            <text:p>Malletts Solicitors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Tuesday Market Plac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JN</text:p>
          </table:table-cell>
          <table:table-cell/>
          <table:table-cell office:value-type="string">
            <text:p>(01553)777744</text:p>
          </table:table-cell>
          <table:table-cell office:value-type="string">
            <text:p>EH2009783</text:p>
          </table:table-cell>
          <table:table-cell table:number-columns-repeated="9"/>
          <table:table-cell office:value-type="float" office:value="1807">
            <text:p>1807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2-08-30">
            <text:p>30/08/02</text:p>
          </table:table-cell>
          <table:table-cell/>
        </table:table-row>
        <table:table-row table:style-name="ro2">
          <table:table-cell office:value-type="float" office:value="1535">
            <text:p>1535</text:p>
          </table:table-cell>
          <table:table-cell office:value-type="string">
            <text:p>Hairtech (Wholesale)</text:p>
          </table:table-cell>
          <table:table-cell/>
          <table:table-cell office:value-type="string">
            <text:p>Unit 2</text:p>
          </table:table-cell>
          <table:table-cell office:value-type="string">
            <text:p>Kettlewell Lane</text:p>
          </table:table-cell>
          <table:table-cell office:value-type="string">
            <text:p>Austin Fields Industrial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PH</text:p>
          </table:table-cell>
          <table:table-cell office:value-type="string">
            <text:p>Mr D Harvey</text:p>
          </table:table-cell>
          <table:table-cell office:value-type="string">
            <text:p>(01553)764818</text:p>
          </table:table-cell>
          <table:table-cell office:value-type="string">
            <text:p>EH2009786</text:p>
          </table:table-cell>
          <table:table-cell table:number-columns-repeated="9"/>
          <table:table-cell office:value-type="float" office:value="1808">
            <text:p>1808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2-08-27">
            <text:p>27/08/02</text:p>
          </table:table-cell>
          <table:table-cell/>
        </table:table-row>
        <table:table-row table:style-name="ro2">
          <table:table-cell office:value-type="float" office:value="1545">
            <text:p>1545</text:p>
          </table:table-cell>
          <table:table-cell office:value-type="string">
            <text:p>Tennyson Avenue Stores Ltd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Tennyson Avenu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QG</text:p>
          </table:table-cell>
          <table:table-cell office:value-type="string">
            <text:p>Mr M Uddin</text:p>
          </table:table-cell>
          <table:table-cell office:value-type="string">
            <text:p>(01553)772136</text:p>
          </table:table-cell>
          <table:table-cell office:value-type="string">
            <text:p>EH2016864</text:p>
          </table:table-cell>
          <table:table-cell table:number-columns-repeated="9"/>
          <table:table-cell office:value-type="float" office:value="91402">
            <text:p>9140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110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4-09-17">
            <text:p>17/09/04</text:p>
          </table:table-cell>
          <table:table-cell table:style-name="ce1" office:value-type="date" office:date-value="2009-08-07">
            <text:p>07/08/09</text:p>
          </table:table-cell>
        </table:table-row>
        <table:table-row table:style-name="ro2">
          <table:table-cell office:value-type="float" office:value="1546">
            <text:p>1546</text:p>
          </table:table-cell>
          <table:table-cell office:value-type="string">
            <text:p>Mr R Gooderson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Wisbech Road</text:p>
          </table:table-cell>
          <table:table-cell office:value-type="string">
            <text:p>Outwell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PF</text:p>
          </table:table-cell>
          <table:table-cell/>
          <table:table-cell office:value-type="string">
            <text:p>(01945)772481</text:p>
          </table:table-cell>
          <table:table-cell office:value-type="string">
            <text:p>EH2010004</text:p>
          </table:table-cell>
          <table:table-cell table:number-columns-repeated="9"/>
          <table:table-cell office:value-type="float" office:value="1813">
            <text:p>1813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9</text:p>
          </table:table-cell>
          <table:table-cell table:number-columns-repeated="3"/>
          <table:table-cell office:value-type="date" office:date-value="2002-09-14">
            <text:p>14/09/02</text:p>
          </table:table-cell>
          <table:table-cell table:style-name="ce1" office:value-type="date" office:date-value="2009-07-01">
            <text:p>01/07/09</text:p>
          </table:table-cell>
        </table:table-row>
        <table:table-row table:style-name="ro2">
          <table:table-cell office:value-type="float" office:value="1547">
            <text:p>1547</text:p>
          </table:table-cell>
          <table:table-cell office:value-type="string">
            <text:p>Drs. Nisbet, Hughes &amp; Sagar</text:p>
          </table:table-cell>
          <table:table-cell office:value-type="string">
            <text:p>Feltwell Surgery</text:p>
          </table:table-cell>
          <table:table-cell/>
          <table:table-cell office:value-type="string">
            <text:p>Wilton Road</text:p>
          </table:table-cell>
          <table:table-cell office:value-type="string">
            <text:p>Feltwell</text:p>
          </table:table-cell>
          <table:table-cell office:value-type="string">
            <text:p>Thetford</text:p>
          </table:table-cell>
          <table:table-cell office:value-type="string">
            <text:p>Norfolk</text:p>
          </table:table-cell>
          <table:table-cell office:value-type="string">
            <text:p>IP26 4AY</text:p>
          </table:table-cell>
          <table:table-cell/>
          <table:table-cell office:value-type="string">
            <text:p>(01842)828481</text:p>
          </table:table-cell>
          <table:table-cell office:value-type="string">
            <text:p>EH2010008</text:p>
          </table:table-cell>
          <table:table-cell table:number-columns-repeated="9"/>
          <table:table-cell office:value-type="float" office:value="1817">
            <text:p>1817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8</text:p>
          </table:table-cell>
          <table:table-cell table:number-columns-repeated="2"/>
          <table:table-cell office:value-type="date" office:date-value="2002-09-19">
            <text:p>19/09/02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4609">
            <text:p>134609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: except Xmas/New Year weeks</text:p>
          </table:table-cell>
          <table:table-cell table:number-columns-repeated="4"/>
          <table:table-cell office:value-type="string">
            <text:p>R5 WK1</text:p>
          </table:table-cell>
          <table:table-cell table:number-columns-repeated="2"/>
          <table:table-cell office:value-type="date" office:date-value="2008-02-08">
            <text:p>08/02/08</text:p>
          </table:table-cell>
          <table:table-cell/>
        </table:table-row>
        <table:table-row table:style-name="ro2">
          <table:table-cell office:value-type="float" office:value="1553">
            <text:p>1553</text:p>
          </table:table-cell>
          <table:table-cell office:value-type="string">
            <text:p>Emneth Angling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Gaultree Square</text:p>
          </table:table-cell>
          <table:table-cell office:value-type="string">
            <text:p>Emneth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DA</text:p>
          </table:table-cell>
          <table:table-cell office:value-type="string">
            <text:p>Mr M J Asker</text:p>
          </table:table-cell>
          <table:table-cell office:value-type="string">
            <text:p>(01945)589920</text:p>
          </table:table-cell>
          <table:table-cell office:value-type="string">
            <text:p>EH2010128</text:p>
          </table:table-cell>
          <table:table-cell table:number-columns-repeated="9"/>
          <table:table-cell office:value-type="float" office:value="137532">
            <text:p>137532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3, 240-4 X 26, CWTN-1</text:p>
          </table:table-cell>
          <table:table-cell office:value-type="string">
            <text:p>Fortnightly emptying</text:p>
          </table:table-cell>
          <table:table-cell table:number-columns-repeated="2"/>
          <table:table-cell office:value-type="string">
            <text:p>D12 WK2</text:p>
          </table:table-cell>
          <table:table-cell table:number-columns-repeated="4"/>
          <table:table-cell office:value-type="date" office:date-value="2008-04-21">
            <text:p>21/04/08</text:p>
          </table:table-cell>
          <table:table-cell/>
        </table:table-row>
        <table:table-row table:style-name="ro2">
          <table:table-cell office:value-type="float" office:value="1557">
            <text:p>1557</text:p>
          </table:table-cell>
          <table:table-cell office:value-type="string">
            <text:p>Mrs E Packer</text:p>
          </table:table-cell>
          <table:table-cell office:value-type="string">
            <text:p>Willow House</text:p>
          </table:table-cell>
          <table:table-cell/>
          <table:table-cell office:value-type="string">
            <text:p>Watery Lane</text:p>
          </table:table-cell>
          <table:table-cell office:value-type="string">
            <text:p>Grims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BQ</text:p>
          </table:table-cell>
          <table:table-cell/>
          <table:table-cell office:value-type="string">
            <text:p>(01485)600330</text:p>
          </table:table-cell>
          <table:table-cell office:value-type="string">
            <text:p>EH2010130</text:p>
          </table:table-cell>
          <table:table-cell table:number-columns-repeated="9"/>
          <table:table-cell office:value-type="float" office:value="1836">
            <text:p>1836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4</text:p>
          </table:table-cell>
          <table:table-cell table:number-columns-repeated="2"/>
          <table:table-cell office:value-type="date" office:date-value="2002-10-22">
            <text:p>22/10/02</text:p>
          </table:table-cell>
          <table:table-cell/>
        </table:table-row>
        <table:table-row table:style-name="ro2">
          <table:table-cell office:value-type="float" office:value="1572">
            <text:p>1572</text:p>
          </table:table-cell>
          <table:table-cell office:value-type="string">
            <text:p>Mr A Tursucu</text:p>
          </table:table-cell>
          <table:table-cell office:value-type="string">
            <text:p>T/As Ali's Kebabs</text:p>
          </table:table-cell>
          <table:table-cell office:value-type="float" office:value="12">
            <text:p>12</text:p>
          </table:table-cell>
          <table:table-cell office:value-type="string">
            <text:p>Wisbech Road</text:p>
          </table:table-cell>
          <table:table-cell office:value-type="string">
            <text:p>Outwell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PR</text:p>
          </table:table-cell>
          <table:table-cell/>
          <table:table-cell office:value-type="string">
            <text:p>(01945)773434</text:p>
          </table:table-cell>
          <table:table-cell office:value-type="string">
            <text:p>EH2010634</text:p>
          </table:table-cell>
          <table:table-cell table:number-columns-repeated="9"/>
          <table:table-cell office:value-type="float" office:value="2355">
            <text:p>235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9</text:p>
          </table:table-cell>
          <table:table-cell table:number-columns-repeated="3"/>
          <table:table-cell office:value-type="date" office:date-value="2004-09-07">
            <text:p>07/09/04</text:p>
          </table:table-cell>
          <table:table-cell/>
        </table:table-row>
        <table:table-row table:style-name="ro2">
          <table:table-cell office:value-type="float" office:value="1576">
            <text:p>1576</text:p>
          </table:table-cell>
          <table:table-cell office:value-type="string">
            <text:p>Alderman Jackson School</text:p>
          </table:table-cell>
          <table:table-cell table:number-columns-repeated="2"/>
          <table:table-cell office:value-type="string">
            <text:p>Marsh Lan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AE</text:p>
          </table:table-cell>
          <table:table-cell office:value-type="string">
            <text:p>Mrs Debby McCarthy (Headteacher)</text:p>
          </table:table-cell>
          <table:table-cell office:value-type="string">
            <text:p>(01553)672779</text:p>
          </table:table-cell>
          <table:table-cell office:value-type="string">
            <text:p>EH2010709</text:p>
          </table:table-cell>
          <table:table-cell table:number-columns-repeated="9"/>
          <table:table-cell office:value-type="float" office:value="105639">
            <text:p>105639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6, CWTN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5-12-01">
            <text:p>01/12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05639">
            <text:p>105639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table:number-columns-repeated="4"/>
          <table:table-cell office:value-type="string">
            <text:p>R1 WK2</text:p>
          </table:table-cell>
          <table:table-cell table:number-columns-repeated="2"/>
          <table:table-cell office:value-type="date" office:date-value="2005-12-01">
            <text:p>01/12/05</text:p>
          </table:table-cell>
          <table:table-cell/>
        </table:table-row>
        <table:table-row table:style-name="ro2">
          <table:table-cell office:value-type="float" office:value="1577">
            <text:p>1577</text:p>
          </table:table-cell>
          <table:table-cell office:value-type="string">
            <text:p>Mr &amp; Mrs M J Dennis</text:p>
          </table:table-cell>
          <table:table-cell office:value-type="string">
            <text:p>T/As Cameo Properties</text:p>
          </table:table-cell>
          <table:table-cell/>
          <table:table-cell office:value-type="string">
            <text:p>Carleton Barn</text:p>
          </table:table-cell>
          <table:table-cell office:value-type="string">
            <text:p>Rode Lane</text:p>
          </table:table-cell>
          <table:table-cell office:value-type="string">
            <text:p>Carleton Rode</text:p>
          </table:table-cell>
          <table:table-cell office:value-type="string">
            <text:p>Norfolk</text:p>
          </table:table-cell>
          <table:table-cell office:value-type="string">
            <text:p>NR16 1NW</text:p>
          </table:table-cell>
          <table:table-cell/>
          <table:table-cell office:value-type="string">
            <text:p>(01953)860999</text:p>
          </table:table-cell>
          <table:table-cell office:value-type="string">
            <text:p>EH2010775</text:p>
          </table:table-cell>
          <table:table-cell/>
          <table:table-cell office:value-type="string">
            <text:p>Cornloft Cottage &amp; Annexe</text:p>
          </table:table-cell>
          <table:table-cell/>
          <table:table-cell office:value-type="string">
            <text:p>The Green</text:p>
          </table:table-cell>
          <table:table-cell office:value-type="string">
            <text:p>South Creake</text:p>
          </table:table-cell>
          <table:table-cell office:value-type="string">
            <text:p>Fakenham</text:p>
          </table:table-cell>
          <table:table-cell office:value-type="string">
            <text:p>Norfolk</text:p>
          </table:table-cell>
          <table:table-cell office:value-type="string">
            <text:p>NR21 9AB</text:p>
          </table:table-cell>
          <table:table-cell/>
          <table:table-cell office:value-type="float" office:value="96120">
            <text:p>96120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office:value-type="string">
            <text:p>D13</text:p>
          </table:table-cell>
          <table:table-cell table:number-columns-repeated="6"/>
          <table:table-cell office:value-type="date" office:date-value="2005-04-01">
            <text:p>01/04/05</text:p>
          </table:table-cell>
          <table:table-cell table:style-name="ce1" office:value-type="date" office:date-value="2009-04-15">
            <text:p>15/04/09</text:p>
          </table:table-cell>
        </table:table-row>
        <table:table-row table:style-name="ro2">
          <table:table-cell table:number-columns-repeated="13"/>
          <table:table-cell office:value-type="string">
            <text:p>Cornloft Cottage &amp; Annexe</text:p>
          </table:table-cell>
          <table:table-cell/>
          <table:table-cell office:value-type="string">
            <text:p>The Green</text:p>
          </table:table-cell>
          <table:table-cell office:value-type="string">
            <text:p>South Creake</text:p>
          </table:table-cell>
          <table:table-cell office:value-type="string">
            <text:p>Fakenham</text:p>
          </table:table-cell>
          <table:table-cell office:value-type="string">
            <text:p>Norfolk</text:p>
          </table:table-cell>
          <table:table-cell office:value-type="string">
            <text:p>NR21 9AB</text:p>
          </table:table-cell>
          <table:table-cell/>
          <table:table-cell office:value-type="float" office:value="151758">
            <text:p>151758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office:value-type="string">
            <text:p>D13</text:p>
          </table:table-cell>
          <table:table-cell table:number-columns-repeated="6"/>
          <table:table-cell office:value-type="date" office:date-value="2009-04-16">
            <text:p>16/04/09</text:p>
          </table:table-cell>
          <table:table-cell/>
        </table:table-row>
        <table:table-row table:style-name="ro2">
          <table:table-cell office:value-type="float" office:value="1578">
            <text:p>1578</text:p>
          </table:table-cell>
          <table:table-cell office:value-type="string">
            <text:p>J D <text:s/>Wetherspoon PLC</text:p>
          </table:table-cell>
          <table:table-cell office:value-type="string">
            <text:p>Wetherspoon House</text:p>
          </table:table-cell>
          <table:table-cell/>
          <table:table-cell office:value-type="string">
            <text:p>Reeds Crescent</text:p>
          </table:table-cell>
          <table:table-cell office:value-type="string">
            <text:p>Central Park</text:p>
          </table:table-cell>
          <table:table-cell office:value-type="string">
            <text:p>Watford</text:p>
          </table:table-cell>
          <table:table-cell office:value-type="string">
            <text:p>Herts</text:p>
          </table:table-cell>
          <table:table-cell office:value-type="string">
            <text:p>WD1 1QH</text:p>
          </table:table-cell>
          <table:table-cell table:number-columns-repeated="2"/>
          <table:table-cell office:value-type="string">
            <text:p>EH2010787</text:p>
          </table:table-cell>
          <table:table-cell office:value-type="string">
            <text:p>The Globe Hotel</text:p>
          </table:table-cell>
          <table:table-cell table:number-columns-repeated="2"/>
          <table:table-cell office:value-type="string">
            <text:p>Tuesday Market Plac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/>
          <table:table-cell office:value-type="string">
            <text:p>(01553)668000</text:p>
          </table:table-cell>
          <table:table-cell office:value-type="float" office:value="145222">
            <text:p>14522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office:value-type="string">
            <text:p>1100-1, 1100-2 x 2, CWTN-1</text:p>
          </table:table-cell>
          <table:table-cell office:value-type="string">
            <text:p>Three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/>
          <table:table-cell office:value-type="string">
            <text:p>LITTER</text:p>
          </table:table-cell>
          <table:table-cell/>
          <table:table-cell office:value-type="date" office:date-value="2008-10-06">
            <text:p>06/10/08</text:p>
          </table:table-cell>
          <table:table-cell/>
        </table:table-row>
        <table:table-row table:style-name="ro2">
          <table:table-cell office:value-type="float" office:value="1597">
            <text:p>1597</text:p>
          </table:table-cell>
          <table:table-cell office:value-type="string">
            <text:p>Pisces Country Club</text:p>
          </table:table-cell>
          <table:table-cell table:number-columns-repeated="2"/>
          <table:table-cell office:value-type="string">
            <text:p>Bedford Bank (West)</text:p>
          </table:table-cell>
          <table:table-cell office:value-type="string">
            <text:p>Welney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9TB</text:p>
          </table:table-cell>
          <table:table-cell office:value-type="string">
            <text:p>Mr J M Jones</text:p>
          </table:table-cell>
          <table:table-cell office:value-type="string">
            <text:p>(01354)610257</text:p>
          </table:table-cell>
          <table:table-cell office:value-type="string">
            <text:p>EH2011429</text:p>
          </table:table-cell>
          <table:table-cell table:number-columns-repeated="9"/>
          <table:table-cell office:value-type="float" office:value="109783">
            <text:p>109783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<text:s/>empty per week</text:p>
          </table:table-cell>
          <table:table-cell table:number-columns-repeated="3"/>
          <table:table-cell office:value-type="string">
            <text:p>D10</text:p>
          </table:table-cell>
          <table:table-cell table:number-columns-repeated="3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09783">
            <text:p>109783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22, DISC-1</text:p>
          </table:table-cell>
          <table:table-cell office:value-type="string">
            <text:p>Weekly emptying: 1 May - 30 September</text:p>
          </table:table-cell>
          <table:table-cell table:number-columns-repeated="3"/>
          <table:table-cell office:value-type="string">
            <text:p>D10</text:p>
          </table:table-cell>
          <table:table-cell table:number-columns-repeated="3"/>
          <table:table-cell office:value-type="date" office:date-value="2006-04-01">
            <text:p>01/04/06</text:p>
          </table:table-cell>
          <table:table-cell/>
        </table:table-row>
        <table:table-row table:style-name="ro1">
          <table:table-cell table:number-columns-repeated="21"/>
          <table:table-cell office:value-type="float" office:value="153217">
            <text:p>153217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3 x 19</text:p>
          </table:table-cell>
          <table:table-cell office:value-type="string">
            <text:p>Fortnightly emptying: 1 April - 30 September </text:p>
            <text:p>4 weekly emptying: ! October - 31 March</text:p>
          </table:table-cell>
          <table:table-cell table:number-columns-repeated="3"/>
          <table:table-cell office:value-type="string">
            <text:p>R3 WK2</text:p>
          </table:table-cell>
          <table:table-cell table:number-columns-repeated="3"/>
          <table:table-cell office:value-type="date" office:date-value="2009-06-01">
            <text:p>01/06/09</text:p>
          </table:table-cell>
          <table:table-cell/>
        </table:table-row>
        <table:table-row table:style-name="ro2">
          <table:table-cell office:value-type="float" office:value="1598">
            <text:p>1598</text:p>
          </table:table-cell>
          <table:table-cell office:value-type="string">
            <text:p>Snettisham Beach Park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Beach Road</text:p>
          </table:table-cell>
          <table:table-cell office:value-type="string">
            <text:p>Snetti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RA</text:p>
          </table:table-cell>
          <table:table-cell office:value-type="string">
            <text:p>Mrs Sandie Hempsall</text:p>
          </table:table-cell>
          <table:table-cell office:value-type="string">
            <text:p>(01485)543763</text:p>
          </table:table-cell>
          <table:table-cell office:value-type="string">
            <text:p>EH2028189</text:p>
          </table:table-cell>
          <table:table-cell table:number-columns-repeated="9"/>
          <table:table-cell office:value-type="float" office:value="136342">
            <text:p>13634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2</text:p>
          </table:table-cell>
          <table:table-cell table:number-columns-repeated="5"/>
          <table:table-cell office:value-type="date" office:date-value="2008-03-25">
            <text:p>25/03/08</text:p>
          </table:table-cell>
          <table:table-cell/>
        </table:table-row>
        <table:table-row table:style-name="ro2">
          <table:table-cell office:value-type="float" office:value="1599">
            <text:p>1599</text:p>
          </table:table-cell>
          <table:table-cell office:value-type="string">
            <text:p>Gail's Chippy Ltd</text:p>
          </table:table-cell>
          <table:table-cell table:number-columns-repeated="2"/>
          <table:table-cell office:value-type="string">
            <text:p>Lynn Road</text:p>
          </table:table-cell>
          <table:table-cell office:value-type="string">
            <text:p>Wallton Highway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DE</text:p>
          </table:table-cell>
          <table:table-cell office:value-type="string">
            <text:p>Mrs G Wrigg</text:p>
          </table:table-cell>
          <table:table-cell office:value-type="string">
            <text:p>(01945)584916</text:p>
          </table:table-cell>
          <table:table-cell office:value-type="string">
            <text:p>EH2011564</text:p>
          </table:table-cell>
          <table:table-cell table:number-columns-repeated="9"/>
          <table:table-cell office:value-type="float" office:value="1892">
            <text:p>189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7</text:p>
          </table:table-cell>
          <table:table-cell table:number-columns-repeated="5"/>
          <table:table-cell office:value-type="date" office:date-value="2003-03-24">
            <text:p>24/03/03</text:p>
          </table:table-cell>
          <table:table-cell/>
        </table:table-row>
        <table:table-row table:style-name="ro2">
          <table:table-cell office:value-type="float" office:value="1602">
            <text:p>1602</text:p>
          </table:table-cell>
          <table:table-cell office:value-type="string">
            <text:p>S Dass &amp; Sons (Fashion Group)</text:p>
          </table:table-cell>
          <table:table-cell/>
          <table:table-cell office:value-type="string">
            <text:p>65-67</text:p>
          </table:table-cell>
          <table:table-cell office:value-type="string">
            <text:p>St Pauls Road (North)</text:p>
          </table:table-cell>
          <table:table-cell office:value-type="string">
            <text:p>Walton Highway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DN</text:p>
          </table:table-cell>
          <table:table-cell/>
          <table:table-cell office:value-type="string">
            <text:p>(01945)584989</text:p>
          </table:table-cell>
          <table:table-cell office:value-type="string">
            <text:p>EH2011571</text:p>
          </table:table-cell>
          <table:table-cell table:number-columns-repeated="9"/>
          <table:table-cell office:value-type="float" office:value="151332">
            <text:p>15133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7</text:p>
          </table:table-cell>
          <table:table-cell table:number-columns-repeated="5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1603">
            <text:p>1603</text:p>
          </table:table-cell>
          <table:table-cell office:value-type="string">
            <text:p>Double Happiness Chinese Restaurant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1AD</text:p>
          </table:table-cell>
          <table:table-cell office:value-type="string">
            <text:p>Mr K C Lim</text:p>
          </table:table-cell>
          <table:table-cell office:value-type="string">
            <text:p>(01553)769400</text:p>
          </table:table-cell>
          <table:table-cell office:value-type="string">
            <text:p>EH2022720</text:p>
          </table:table-cell>
          <table:table-cell table:number-columns-repeated="9"/>
          <table:table-cell office:value-type="float" office:value="117411">
            <text:p>117411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6-10-02">
            <text:p>02/10/06</text:p>
          </table:table-cell>
          <table:table-cell/>
        </table:table-row>
        <table:table-row table:style-name="ro2">
          <table:table-cell office:value-type="float" office:value="1604">
            <text:p>1604</text:p>
          </table:table-cell>
          <table:table-cell office:value-type="string">
            <text:p>Sowerby's Ltd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Westgat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EL</text:p>
          </table:table-cell>
          <table:table-cell/>
          <table:table-cell office:value-type="string">
            <text:p>(01485)533666</text:p>
          </table:table-cell>
          <table:table-cell office:value-type="string">
            <text:p>EH2011574</text:p>
          </table:table-cell>
          <table:table-cell table:number-columns-repeated="9"/>
          <table:table-cell office:value-type="float" office:value="131803">
            <text:p>131803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4673">
            <text:p>134673</text:p>
          </table:table-cell>
          <table:table-cell office:value-type="string">
            <text:p>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8, CWTN-2</text:p>
          </table:table-cell>
          <table:table-cell office:value-type="string">
            <text:p>Fortnightly: except Xmas/New Year weeks</text:p>
          </table:table-cell>
          <table:table-cell office:value-type="string">
            <text:p>R2 WK1</text:p>
          </table:table-cell>
          <table:table-cell table:number-columns-repeated="6"/>
          <table:table-cell office:value-type="date" office:date-value="2008-02-07">
            <text:p>07/02/08</text:p>
          </table:table-cell>
          <table:table-cell/>
        </table:table-row>
        <table:table-row table:style-name="ro2">
          <table:table-cell office:value-type="float" office:value="1606">
            <text:p>1606</text:p>
          </table:table-cell>
          <table:table-cell office:value-type="string">
            <text:p>Premier Racquets &amp; Fitness Ltd</text:p>
          </table:table-cell>
          <table:table-cell table:number-columns-repeated="2"/>
          <table:table-cell office:value-type="string">
            <text:p>Ringstead Road</text:p>
          </table:table-cell>
          <table:table-cell office:value-type="string">
            <text:p>Sedgeford</text:p>
          </table:table-cell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1 5NQ</text:p>
          </table:table-cell>
          <table:table-cell office:value-type="string">
            <text:p>Mr D Gill/Nicole Witton</text:p>
          </table:table-cell>
          <table:table-cell office:value-type="string">
            <text:p>(01485)571961</text:p>
          </table:table-cell>
          <table:table-cell office:value-type="string">
            <text:p>EH2011612</text:p>
          </table:table-cell>
          <table:table-cell table:number-columns-repeated="9"/>
          <table:table-cell office:value-type="float" office:value="145422">
            <text:p>145422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3</text:p>
          </table:table-cell>
          <table:table-cell table:number-columns-repeated="4"/>
          <table:table-cell office:value-type="date" office:date-value="2008-10-21">
            <text:p>21/10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5422">
            <text:p>145422</text:p>
          </table:table-cell>
          <table:table-cell office:value-type="string">
            <text:p>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8, CWTN-2</text:p>
          </table:table-cell>
          <table:table-cell office:value-type="string">
            <text:p>Fortnightly: except Xmas/New Year weeks</text:p>
          </table:table-cell>
          <table:table-cell table:number-columns-repeated="2"/>
          <table:table-cell office:value-type="string">
            <text:p>R6 WK1</text:p>
          </table:table-cell>
          <table:table-cell table:number-columns-repeated="4"/>
          <table:table-cell office:value-type="date" office:date-value="2008-10-21">
            <text:p>21/10/08</text:p>
          </table:table-cell>
          <table:table-cell/>
        </table:table-row>
        <table:table-row table:style-name="ro2">
          <table:table-cell office:value-type="float" office:value="1607">
            <text:p>1607</text:p>
          </table:table-cell>
          <table:table-cell office:value-type="string">
            <text:p>Sue Ryder Care</text:p>
          </table:table-cell>
          <table:table-cell/>
          <table:table-cell office:value-type="float" office:value="119">
            <text:p>119</text:p>
          </table:table-cell>
          <table:table-cell office:value-type="string">
            <text:p>High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DD</text:p>
          </table:table-cell>
          <table:table-cell/>
          <table:table-cell office:value-type="string">
            <text:p>(01553)692895</text:p>
          </table:table-cell>
          <table:table-cell office:value-type="string">
            <text:p>EH2011790</text:p>
          </table:table-cell>
          <table:table-cell table:number-columns-repeated="9"/>
          <table:table-cell office:value-type="float" office:value="1930">
            <text:p>193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2-04-01">
            <text:p>01/04/02</text:p>
          </table:table-cell>
          <table:table-cell/>
        </table:table-row>
        <table:table-row table:style-name="ro2">
          <table:table-cell office:value-type="float" office:value="1611">
            <text:p>1611</text:p>
          </table:table-cell>
          <table:table-cell office:value-type="string">
            <text:p>Capelli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H</text:p>
          </table:table-cell>
          <table:table-cell office:value-type="string">
            <text:p>Ms T A Eke</text:p>
          </table:table-cell>
          <table:table-cell office:value-type="string">
            <text:p>(07768)921174</text:p>
          </table:table-cell>
          <table:table-cell office:value-type="string">
            <text:p>EH2021509</text:p>
          </table:table-cell>
          <table:table-cell table:number-columns-repeated="8"/>
          <table:table-cell office:value-type="string">
            <text:p>(01553)692341</text:p>
          </table:table-cell>
          <table:table-cell office:value-type="float" office:value="111654">
            <text:p>111654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6-05-22">
            <text:p>22/05/06</text:p>
          </table:table-cell>
          <table:table-cell/>
        </table:table-row>
        <table:table-row table:style-name="ro2">
          <table:table-cell office:value-type="float" office:value="1619">
            <text:p>1619</text:p>
          </table:table-cell>
          <table:table-cell office:value-type="string">
            <text:p>The Methodist Church</text:p>
          </table:table-cell>
          <table:table-cell office:value-type="string">
            <text:p>c/o Mr J Rospopa</text:p>
          </table:table-cell>
          <table:table-cell office:value-type="float" office:value="86">
            <text:p>86</text:p>
          </table:table-cell>
          <table:table-cell office:value-type="string">
            <text:p>Tennys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NG</text:p>
          </table:table-cell>
          <table:table-cell office:value-type="string">
            <text:p>Mr Rospopa (01553 767102)</text:p>
          </table:table-cell>
          <table:table-cell/>
          <table:table-cell office:value-type="string">
            <text:p>EH2011885</text:p>
          </table:table-cell>
          <table:table-cell office:value-type="string">
            <text:p>Methodist Church</text:p>
          </table:table-cell>
          <table:table-cell table:number-columns-repeated="2"/>
          <table:table-cell office:value-type="string">
            <text:p>Lond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</text:p>
          </table:table-cell>
          <table:table-cell/>
          <table:table-cell office:value-type="float" office:value="1934">
            <text:p>1934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3-05-01">
            <text:p>01/05/03</text:p>
          </table:table-cell>
          <table:table-cell/>
        </table:table-row>
        <table:table-row table:style-name="ro2">
          <table:table-cell office:value-type="float" office:value="1620">
            <text:p>1620</text:p>
          </table:table-cell>
          <table:table-cell office:value-type="string">
            <text:p>Wigram &amp; Ware Ltd</text:p>
          </table:table-cell>
          <table:table-cell/>
          <table:table-cell office:value-type="float" office:value="4">
            <text:p>4</text:p>
          </table:table-cell>
          <table:table-cell office:value-type="string">
            <text:p>Jubilee Court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HH</text:p>
          </table:table-cell>
          <table:table-cell/>
          <table:table-cell office:value-type="string">
            <text:p>(01485)544850</text:p>
          </table:table-cell>
          <table:table-cell office:value-type="string">
            <text:p>EH2011933</text:p>
          </table:table-cell>
          <table:table-cell table:number-columns-repeated="9"/>
          <table:table-cell office:value-type="float" office:value="2366">
            <text:p>236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5-09-10">
            <text:p>10/09/05</text:p>
          </table:table-cell>
          <table:table-cell/>
        </table:table-row>
        <table:table-row table:style-name="ro2">
          <table:table-cell office:value-type="float" office:value="1622">
            <text:p>1622</text:p>
          </table:table-cell>
          <table:table-cell office:value-type="string">
            <text:p>Coopers Mill Ltd</text:p>
          </table:table-cell>
          <table:table-cell office:value-type="string">
            <text:p>Coopers Mill</text:p>
          </table:table-cell>
          <table:table-cell/>
          <table:table-cell office:value-type="string">
            <text:p>Mill Road</text:p>
          </table:table-cell>
          <table:table-cell office:value-type="string">
            <text:p>Walpole Highway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QL</text:p>
          </table:table-cell>
          <table:table-cell office:value-type="string">
            <text:p>Mr B Lord</text:p>
          </table:table-cell>
          <table:table-cell office:value-type="string">
            <text:p>(01945)880020</text:p>
          </table:table-cell>
          <table:table-cell office:value-type="string">
            <text:p>EH2012058</text:p>
          </table:table-cell>
          <table:table-cell table:number-columns-repeated="9"/>
          <table:table-cell office:value-type="float" office:value="122763">
            <text:p>122763</text:p>
          </table:table-cell>
          <table:table-cell office:value-type="string">
            <text:p>Schd.2 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7</text:p>
          </table:table-cell>
          <table:table-cell table:number-columns-repeated="5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2763">
            <text:p>122763</text:p>
          </table:table-cell>
          <table:table-cell office:value-type="string">
            <text:p>Schd.2 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1, CWTN-2</text:p>
          </table:table-cell>
          <table:table-cell office:value-type="string">
            <text:p>Fortnightly: except <text:s/>Xmas/New Year weeks</text:p>
          </table:table-cell>
          <table:table-cell/>
          <table:table-cell office:value-type="string">
            <text:p>R4 WK2</text:p>
          </table:table-cell>
          <table:table-cell table:number-columns-repeated="5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1623">
            <text:p>1623</text:p>
          </table:table-cell>
          <table:table-cell office:value-type="string">
            <text:p>West Newton Village Hall</text:p>
          </table:table-cell>
          <table:table-cell office:value-type="string">
            <text:p>c/o Mr R Ward</text:p>
          </table:table-cell>
          <table:table-cell office:value-type="float" office:value="6">
            <text:p>6</text:p>
          </table:table-cell>
          <table:table-cell office:value-type="string">
            <text:p>Victory Cottages</text:p>
          </table:table-cell>
          <table:table-cell office:value-type="string">
            <text:p>West New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AT</text:p>
          </table:table-cell>
          <table:table-cell/>
          <table:table-cell office:value-type="string">
            <text:p>(01485)544995</text:p>
          </table:table-cell>
          <table:table-cell office:value-type="string">
            <text:p>EH2012105</text:p>
          </table:table-cell>
          <table:table-cell office:value-type="string">
            <text:p>West Newton Village Hall</text:p>
          </table:table-cell>
          <table:table-cell table:number-columns-repeated="3"/>
          <table:table-cell office:value-type="string">
            <text:p>West New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AT</text:p>
          </table:table-cell>
          <table:table-cell/>
          <table:table-cell office:value-type="float" office:value="98435">
            <text:p>98435</text:p>
          </table:table-cell>
          <table:table-cell office:value-type="string">
            <text:p>Schd 2 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</text:p>
          </table:table-cell>
          <table:table-cell table:number-columns-repeated="4"/>
          <table:table-cell office:value-type="date" office:date-value="2005-06-10">
            <text:p>10/06/05</text:p>
          </table:table-cell>
          <table:table-cell/>
        </table:table-row>
        <table:table-row table:style-name="ro2">
          <table:table-cell office:value-type="float" office:value="1624">
            <text:p>1624</text:p>
          </table:table-cell>
          <table:table-cell office:value-type="string">
            <text:p>Ffolkes Arms Hotel &amp; Country Club</text:p>
          </table:table-cell>
          <table:table-cell table:number-columns-repeated="2"/>
          <table:table-cell office:value-type="string">
            <text:p>Lynn Road</text:p>
          </table:table-cell>
          <table:table-cell office:value-type="string">
            <text:p>Hilling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BJ</text:p>
          </table:table-cell>
          <table:table-cell office:value-type="string">
            <text:p>Mr &amp; Mrs L C Bates</text:p>
          </table:table-cell>
          <table:table-cell office:value-type="string">
            <text:p>(01485)600210</text:p>
          </table:table-cell>
          <table:table-cell office:value-type="string">
            <text:p>EH0934084</text:p>
          </table:table-cell>
          <table:table-cell table:number-columns-repeated="9"/>
          <table:table-cell office:value-type="float" office:value="1901">
            <text:p>190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office:value-type="string">
            <text:p>1100-1. 1100-2, CWTN-1</text:p>
          </table:table-cell>
          <table:table-cell office:value-type="string">
            <text:p>Two empties per week</text:p>
          </table:table-cell>
          <table:table-cell/>
          <table:table-cell office:value-type="string">
            <text:p>T1</text:p>
          </table:table-cell>
          <table:table-cell table:number-columns-repeated="2"/>
          <table:table-cell office:value-type="string">
            <text:p>D1</text:p>
          </table:table-cell>
          <table:table-cell table:number-columns-repeated="2"/>
          <table:table-cell office:value-type="date" office:date-value="2003-06-02">
            <text:p>02/06/03</text:p>
          </table:table-cell>
          <table:table-cell/>
        </table:table-row>
        <table:table-row table:style-name="ro2">
          <table:table-cell office:value-type="float" office:value="1625">
            <text:p>1625</text:p>
          </table:table-cell>
          <table:table-cell office:value-type="string">
            <text:p>C R Rose Ltd</text:p>
          </table:table-cell>
          <table:table-cell office:value-type="string">
            <text:p>Auto Tecnics</text:p>
          </table:table-cell>
          <table:table-cell/>
          <table:table-cell office:value-type="string">
            <text:p>Lynn Road</text:p>
          </table:table-cell>
          <table:table-cell office:value-type="string">
            <text:p>Hilling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BJ</text:p>
          </table:table-cell>
          <table:table-cell office:value-type="string">
            <text:p>Mr C Rose</text:p>
          </table:table-cell>
          <table:table-cell office:value-type="string">
            <text:p>(01485)600281</text:p>
          </table:table-cell>
          <table:table-cell office:value-type="string">
            <text:p>EH2012588</text:p>
          </table:table-cell>
          <table:table-cell table:number-columns-repeated="9"/>
          <table:table-cell office:value-type="float" office:value="96608">
            <text:p>96608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5-04-25">
            <text:p>25/04/05</text:p>
          </table:table-cell>
          <table:table-cell/>
        </table:table-row>
        <table:table-row table:style-name="ro2">
          <table:table-cell office:value-type="float" office:value="1628">
            <text:p>1628</text:p>
          </table:table-cell>
          <table:table-cell office:value-type="string">
            <text:p>Richmond House Hotel</text:p>
          </table:table-cell>
          <table:table-cell/>
          <table:table-cell table:style-name="ce1" office:value-type="date" office:date-value="2009-08-06">
            <text:p>06/08/09</text:p>
          </table:table-cell>
          <table:table-cell office:value-type="string">
            <text:p>Westgat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AL</text:p>
          </table:table-cell>
          <table:table-cell office:value-type="string">
            <text:p>Mr D Hallas</text:p>
          </table:table-cell>
          <table:table-cell office:value-type="string">
            <text:p>(01485)532601</text:p>
          </table:table-cell>
          <table:table-cell office:value-type="string">
            <text:p>EH2012152</text:p>
          </table:table-cell>
          <table:table-cell table:number-columns-repeated="9"/>
          <table:table-cell office:value-type="float" office:value="1967">
            <text:p>1967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15, CWTN-1</text:p>
          </table:table-cell>
          <table:table-cell office:value-type="string">
            <text:p>Fortnightly emptying: 1 April - 31 October</text:p>
          </table:table-cell>
          <table:table-cell table:number-columns-repeated="4"/>
          <table:table-cell office:value-type="string">
            <text:p>T1 WK2</text:p>
          </table:table-cell>
          <table:table-cell table:number-columns-repeated="2"/>
          <table:table-cell office:value-type="date" office:date-value="2003-06-14">
            <text:p>14/06/03</text:p>
          </table:table-cell>
          <table:table-cell/>
        </table:table-row>
        <table:table-row table:style-name="ro2">
          <table:table-cell office:value-type="float" office:value="1635">
            <text:p>1635</text:p>
          </table:table-cell>
          <table:table-cell office:value-type="string">
            <text:p>Corkers Restaurants Ltd</text:p>
          </table:table-cell>
          <table:table-cell office:value-type="string">
            <text:p>The Lord Nelson Public House</text:p>
          </table:table-cell>
          <table:table-cell/>
          <table:table-cell office:value-type="string">
            <text:p>Walsingham Road</text:p>
          </table:table-cell>
          <table:table-cell office:value-type="string">
            <text:p>Burnham Thorp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HN</text:p>
          </table:table-cell>
          <table:table-cell office:value-type="string">
            <text:p>Simon Alper</text:p>
          </table:table-cell>
          <table:table-cell office:value-type="string">
            <text:p>(01328)738241</text:p>
          </table:table-cell>
          <table:table-cell office:value-type="string">
            <text:p>EH2022978</text:p>
          </table:table-cell>
          <table:table-cell table:number-columns-repeated="9"/>
          <table:table-cell office:value-type="float" office:value="120083">
            <text:p>12008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D13</text:p>
          </table:table-cell>
          <table:table-cell table:number-columns-repeated="3"/>
          <table:table-cell office:value-type="string">
            <text:p>T2</text:p>
          </table:table-cell>
          <table:table-cell table:number-columns-repeated="2"/>
          <table:table-cell office:value-type="date" office:date-value="2006-12-04">
            <text:p>04/12/06</text:p>
          </table:table-cell>
          <table:table-cell/>
        </table:table-row>
        <table:table-row table:style-name="ro2">
          <table:table-cell office:value-type="float" office:value="1639">
            <text:p>1639</text:p>
          </table:table-cell>
          <table:table-cell office:value-type="string">
            <text:p>Jade Garden Chinese Takeaway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Woott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EX</text:p>
          </table:table-cell>
          <table:table-cell office:value-type="string">
            <text:p>MR Jun Fen Huang</text:p>
          </table:table-cell>
          <table:table-cell office:value-type="string">
            <text:p>(01553)761248</text:p>
          </table:table-cell>
          <table:table-cell office:value-type="string">
            <text:p>EH2012660</text:p>
          </table:table-cell>
          <table:table-cell table:number-columns-repeated="9"/>
          <table:table-cell office:value-type="float" office:value="96858">
            <text:p>96858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5-04-01">
            <text:p>01/04/05</text:p>
          </table:table-cell>
          <table:table-cell table:style-name="ce1" office:value-type="date" office:date-value="2009-07-11">
            <text:p>11/07/09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string">
            <text:p>Agrilynk Ltd</text:p>
          </table:table-cell>
          <table:table-cell table:number-columns-repeated="2"/>
          <table:table-cell office:value-type="string">
            <text:p>Bentinck Dock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HA</text:p>
          </table:table-cell>
          <table:table-cell/>
          <table:table-cell office:value-type="string">
            <text:p>(01553)764831</text:p>
          </table:table-cell>
          <table:table-cell office:value-type="string">
            <text:p>EH2012661</text:p>
          </table:table-cell>
          <table:table-cell table:number-columns-repeated="9"/>
          <table:table-cell office:value-type="float" office:value="1981">
            <text:p>1981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26, CWTN-1</text:p>
          </table:table-cell>
          <table:table-cell office:value-type="string">
            <text:p>Fortnightly emptying</text:p>
          </table:table-cell>
          <table:table-cell/>
          <table:table-cell office:value-type="string">
            <text:p>T1 WK2</text:p>
          </table:table-cell>
          <table:table-cell table:number-columns-repeated="5"/>
          <table:table-cell office:value-type="date" office:date-value="2003-07-14">
            <text:p>14/07/03</text:p>
          </table:table-cell>
          <table:table-cell/>
        </table:table-row>
        <table:table-row table:style-name="ro2">
          <table:table-cell office:value-type="float" office:value="1642">
            <text:p>1642</text:p>
          </table:table-cell>
          <table:table-cell office:value-type="string">
            <text:p>John Bull Confectionery Ltd</text:p>
          </table:table-cell>
          <table:table-cell office:value-type="string">
            <text:p>(Re Fudgetastic)</text:p>
          </table:table-cell>
          <table:table-cell/>
          <table:table-cell office:value-type="string">
            <text:p>Lancaster Road</text:p>
          </table:table-cell>
          <table:table-cell office:value-type="string">
            <text:p>Carnaby Industrial Estate</text:p>
          </table:table-cell>
          <table:table-cell office:value-type="string">
            <text:p>Bridlington</text:p>
          </table:table-cell>
          <table:table-cell office:value-type="string">
            <text:p>East Yorkshire</text:p>
          </table:table-cell>
          <table:table-cell office:value-type="string">
            <text:p>YO15 3QY</text:p>
          </table:table-cell>
          <table:table-cell/>
          <table:table-cell office:value-type="string">
            <text:p>(01262)678525</text:p>
          </table:table-cell>
          <table:table-cell office:value-type="string">
            <text:p>EH2012664</text:p>
          </table:table-cell>
          <table:table-cell office:value-type="string">
            <text:p>Fudgetastic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High street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AF</text:p>
          </table:table-cell>
          <table:table-cell office:value-type="string">
            <text:p>(01485)535146</text:p>
          </table:table-cell>
          <table:table-cell office:value-type="float" office:value="1989">
            <text:p>1989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3-07-22">
            <text:p>22/07/03</text:p>
          </table:table-cell>
          <table:table-cell/>
        </table:table-row>
        <table:table-row table:style-name="ro2">
          <table:table-cell office:value-type="float" office:value="1644">
            <text:p>1644</text:p>
          </table:table-cell>
          <table:table-cell office:value-type="string">
            <text:p>Fenland Express</text:p>
          </table:table-cell>
          <table:table-cell office:value-type="string">
            <text:p>Downham <text:s/>Market Station</text:p>
          </table:table-cell>
          <table:table-cell/>
          <table:table-cell office:value-type="string">
            <text:p>Railway Road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EN</text:p>
          </table:table-cell>
          <table:table-cell office:value-type="string">
            <text:p>Mr A Archibald</text:p>
          </table:table-cell>
          <table:table-cell office:value-type="string">
            <text:p>(01366)386663</text:p>
          </table:table-cell>
          <table:table-cell office:value-type="string">
            <text:p>EH2012881</text:p>
          </table:table-cell>
          <table:table-cell table:number-columns-repeated="9"/>
          <table:table-cell office:value-type="float" office:value="2062">
            <text:p>206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9</text:p>
          </table:table-cell>
          <table:table-cell table:number-columns-repeated="4"/>
          <table:table-cell office:value-type="date" office:date-value="2003-11-19">
            <text:p>19/11/03</text:p>
          </table:table-cell>
          <table:table-cell/>
        </table:table-row>
        <table:table-row table:style-name="ro2">
          <table:table-cell office:value-type="float" office:value="1646">
            <text:p>1646</text:p>
          </table:table-cell>
          <table:table-cell office:value-type="string">
            <text:p>South Wootton Parish Council</text:p>
          </table:table-cell>
          <table:table-cell office:value-type="string">
            <text:p>The Parish Office</text:p>
          </table:table-cell>
          <table:table-cell/>
          <table:table-cell office:value-type="string">
            <text:p>Church Lane</text:p>
          </table:table-cell>
          <table:table-cell office:value-type="string">
            <text:p>Sou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LJ</text:p>
          </table:table-cell>
          <table:table-cell/>
          <table:table-cell office:value-type="string">
            <text:p>(01553)671692</text:p>
          </table:table-cell>
          <table:table-cell office:value-type="string">
            <text:p>EH2012951</text:p>
          </table:table-cell>
          <table:table-cell table:number-columns-repeated="9"/>
          <table:table-cell office:value-type="float" office:value="2006">
            <text:p>2006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3-08-22">
            <text:p>22/08/03</text:p>
          </table:table-cell>
          <table:table-cell/>
        </table:table-row>
        <table:table-row table:style-name="ro2">
          <table:table-cell office:value-type="float" office:value="1647">
            <text:p>1647</text:p>
          </table:table-cell>
          <table:table-cell office:value-type="string">
            <text:p>Mrs J Eales t/as Badgers Cattery</text:p>
          </table:table-cell>
          <table:table-cell office:value-type="string">
            <text:p>Marsh Farm</text:p>
          </table:table-cell>
          <table:table-cell/>
          <table:table-cell office:value-type="string">
            <text:p>Gooses Lane</text:p>
          </table:table-cell>
          <table:table-cell office:value-type="string">
            <text:p>Walpole St Andrew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JR</text:p>
          </table:table-cell>
          <table:table-cell/>
          <table:table-cell office:value-type="string">
            <text:p>(01945)780691</text:p>
          </table:table-cell>
          <table:table-cell office:value-type="string">
            <text:p>EH2012952</text:p>
          </table:table-cell>
          <table:table-cell table:number-columns-repeated="9"/>
          <table:table-cell office:value-type="float" office:value="106561">
            <text:p>106561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3, 240-4 x 10, CWTN-1</text:p>
          </table:table-cell>
          <table:table-cell office:value-type="string">
            <text:p>Monthly emptying: 1 April - 31 January</text:p>
          </table:table-cell>
          <table:table-cell table:number-columns-repeated="2"/>
          <table:table-cell office:value-type="string">
            <text:p>D7 BEG</text:p>
          </table:table-cell>
          <table:table-cell table:number-columns-repeated="4"/>
          <table:table-cell office:value-type="date" office:date-value="2005-04-01">
            <text:p>01/04/05</text:p>
          </table:table-cell>
          <table:table-cell/>
        </table:table-row>
        <table:table-row table:style-name="ro2">
          <table:table-cell office:value-type="float" office:value="1648">
            <text:p>1648</text:p>
          </table:table-cell>
          <table:table-cell office:value-type="string">
            <text:p>Hunstanton Sailing Club</text:p>
          </table:table-cell>
          <table:table-cell office:value-type="string">
            <text:p>C/o Mr J Paul</text:p>
          </table:table-cell>
          <table:table-cell office:value-type="float" office:value="8">
            <text:p>8</text:p>
          </table:table-cell>
          <table:table-cell office:value-type="string">
            <text:p>Jubilee Drive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YA</text:p>
          </table:table-cell>
          <table:table-cell table:number-columns-repeated="2"/>
          <table:table-cell office:value-type="string">
            <text:p>EH2012979</text:p>
          </table:table-cell>
          <table:table-cell office:value-type="string">
            <text:p>Hunstanton Sailing Club</text:p>
          </table:table-cell>
          <table:table-cell table:number-columns-repeated="2"/>
          <table:table-cell office:value-type="string">
            <text:p>North Promenad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EH</text:p>
          </table:table-cell>
          <table:table-cell/>
          <table:table-cell office:value-type="float" office:value="2004">
            <text:p>200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4 x 26, CWTN-1</text:p>
          </table:table-cell>
          <table:table-cell office:value-type="string">
            <text:p>Weekly emptying: 1 April - 30 September</text:p>
          </table:table-cell>
          <table:table-cell table:number-columns-repeated="4"/>
          <table:table-cell office:value-type="string">
            <text:p>T2</text:p>
          </table:table-cell>
          <table:table-cell table:number-columns-repeated="2"/>
          <table:table-cell office:value-type="date" office:date-value="2003-04-01">
            <text:p>01/04/03</text:p>
          </table:table-cell>
          <table:table-cell/>
        </table:table-row>
        <table:table-row table:style-name="ro2">
          <table:table-cell office:value-type="float" office:value="1650">
            <text:p>1650</text:p>
          </table:table-cell>
          <table:table-cell office:value-type="string">
            <text:p>Monica Vinader Design Studio</text:p>
          </table:table-cell>
          <table:table-cell office:value-type="string">
            <text:p>Choseley Farmhouse</text:p>
          </table:table-cell>
          <table:table-cell/>
          <table:table-cell office:value-type="string">
            <text:p>Choseley</text:p>
          </table:table-cell>
          <table:table-cell office:value-type="string">
            <text:p>Docking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PQ</text:p>
          </table:table-cell>
          <table:table-cell/>
          <table:table-cell office:value-type="string">
            <text:p>(01485)512133</text:p>
          </table:table-cell>
          <table:table-cell office:value-type="string">
            <text:p>EH2013019</text:p>
          </table:table-cell>
          <table:table-cell table:number-columns-repeated="9"/>
          <table:table-cell office:value-type="float" office:value="2016">
            <text:p>2016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</text:p>
          </table:table-cell>
          <table:table-cell table:number-columns-repeated="4"/>
          <table:table-cell office:value-type="date" office:date-value="2003-09-01">
            <text:p>01/09/03</text:p>
          </table:table-cell>
          <table:table-cell/>
        </table:table-row>
        <table:table-row table:style-name="ro2">
          <table:table-cell office:value-type="float" office:value="1651">
            <text:p>1651</text:p>
          </table:table-cell>
          <table:table-cell office:value-type="string">
            <text:p>Miss D Johnson</text:p>
          </table:table-cell>
          <table:table-cell office:value-type="string">
            <text:p>T/as King's Stores</text:p>
          </table:table-cell>
          <table:table-cell/>
          <table:table-cell office:value-type="string">
            <text:p>The Street</text:p>
          </table:table-cell>
          <table:table-cell office:value-type="string">
            <text:p>Mar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9HP</text:p>
          </table:table-cell>
          <table:table-cell/>
          <table:table-cell office:value-type="string">
            <text:p>(01760)337239</text:p>
          </table:table-cell>
          <table:table-cell office:value-type="string">
            <text:p>EH2013020</text:p>
          </table:table-cell>
          <table:table-cell table:number-columns-repeated="9"/>
          <table:table-cell office:value-type="float" office:value="2022">
            <text:p>202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2</text:p>
          </table:table-cell>
          <table:table-cell table:number-columns-repeated="5"/>
          <table:table-cell office:value-type="date" office:date-value="2003-09-01">
            <text:p>01/09/03</text:p>
          </table:table-cell>
          <table:table-cell/>
        </table:table-row>
        <table:table-row table:style-name="ro2">
          <table:table-cell office:value-type="float" office:value="1653">
            <text:p>1653</text:p>
          </table:table-cell>
          <table:table-cell office:value-type="string">
            <text:p>Silk Road Takeaway</text:p>
          </table:table-cell>
          <table:table-cell table:number-columns-repeated="2"/>
          <table:table-cell office:value-type="string">
            <text:p>Creake Road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EA</text:p>
          </table:table-cell>
          <table:table-cell office:value-type="string">
            <text:p>Miss Yuen Shan Ho</text:p>
          </table:table-cell>
          <table:table-cell office:value-type="string">
            <text:p>(01328)738866</text:p>
          </table:table-cell>
          <table:table-cell office:value-type="string">
            <text:p>EH2013024</text:p>
          </table:table-cell>
          <table:table-cell table:number-columns-repeated="9"/>
          <table:table-cell office:value-type="float" office:value="2020">
            <text:p>202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2003-09-01">
            <text:p>01/09/03</text:p>
          </table:table-cell>
          <table:table-cell/>
        </table:table-row>
        <table:table-row table:style-name="ro2">
          <table:table-cell office:value-type="float" office:value="1680">
            <text:p>1680</text:p>
          </table:table-cell>
          <table:table-cell office:value-type="string">
            <text:p>Mr J Lee</text:p>
          </table:table-cell>
          <table:table-cell office:value-type="string">
            <text:p>St Georges Chambers</text:p>
          </table:table-cell>
          <table:table-cell office:value-type="float" office:value="27">
            <text:p>27</text:p>
          </table:table-cell>
          <table:table-cell office:value-type="string">
            <text:p>King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HA</text:p>
          </table:table-cell>
          <table:table-cell/>
          <table:table-cell office:value-type="string">
            <text:p>(01553)774044</text:p>
          </table:table-cell>
          <table:table-cell office:value-type="string">
            <text:p>EH2012954</text:p>
          </table:table-cell>
          <table:table-cell table:number-columns-repeated="9"/>
          <table:table-cell office:value-type="float" office:value="1996">
            <text:p>199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3-04-18">
            <text:p>18/04/03</text:p>
          </table:table-cell>
          <table:table-cell/>
        </table:table-row>
        <table:table-row table:style-name="ro2">
          <table:table-cell office:value-type="float" office:value="1681">
            <text:p>1681</text:p>
          </table:table-cell>
          <table:table-cell office:value-type="string">
            <text:p>Anglia Co-Operative Funerals</text:p>
          </table:table-cell>
          <table:table-cell/>
          <table:table-cell office:value-type="string">
            <text:p>69-71</text:p>
          </table:table-cell>
          <table:table-cell office:value-type="string">
            <text:p>Westgat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EP</text:p>
          </table:table-cell>
          <table:table-cell/>
          <table:table-cell office:value-type="string">
            <text:p>(01485)534171</text:p>
          </table:table-cell>
          <table:table-cell office:value-type="string">
            <text:p>EH2013432</text:p>
          </table:table-cell>
          <table:table-cell table:number-columns-repeated="9"/>
          <table:table-cell office:value-type="float" office:value="150945">
            <text:p>150945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3, 360-4 x 26, CWTN-1</text:p>
          </table:table-cell>
          <table:table-cell office:value-type="string">
            <text:p>Fortnightly emptying</text:p>
          </table:table-cell>
          <table:table-cell table:number-columns-repeated="4"/>
          <table:table-cell office:value-type="string">
            <text:p>T1 WK2</text:p>
          </table:table-cell>
          <table:table-cell table:number-columns-repeated="2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1682">
            <text:p>1682</text:p>
          </table:table-cell>
          <table:table-cell office:value-type="string">
            <text:p>St Matthew Housing</text:p>
          </table:table-cell>
          <table:table-cell office:value-type="string">
            <text:p>The Malthouse Project</text:p>
          </table:table-cell>
          <table:table-cell office:value-type="float" office:value="8">
            <text:p>8</text:p>
          </table:table-cell>
          <table:table-cell office:value-type="string">
            <text:p>Elsey's Yard</text:p>
          </table:table-cell>
          <table:table-cell office:value-type="string">
            <text:p>Risbygate Street</text:p>
          </table:table-cell>
          <table:table-cell office:value-type="string">
            <text:p>Bury St Edmunds</text:p>
          </table:table-cell>
          <table:table-cell office:value-type="string">
            <text:p>Suffolk</text:p>
          </table:table-cell>
          <table:table-cell office:value-type="string">
            <text:p>IP33 3AA</text:p>
          </table:table-cell>
          <table:table-cell table:number-columns-repeated="2"/>
          <table:table-cell office:value-type="string">
            <text:p>EH2010545</text:p>
          </table:table-cell>
          <table:table-cell office:value-type="string">
            <text:p>St Matthew Housing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Gaywood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PT</text:p>
          </table:table-cell>
          <table:table-cell office:value-type="string">
            <text:p>(01553)760348</text:p>
          </table:table-cell>
          <table:table-cell office:value-type="float" office:value="2034">
            <text:p>2034</text:p>
          </table:table-cell>
          <table:table-cell office:value-type="string">
            <text:p>Schd.2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5</text:p>
          </table:table-cell>
          <table:table-cell table:number-columns-repeated="3"/>
          <table:table-cell office:value-type="date" office:date-value="2003-09-01">
            <text:p>01/09/03</text:p>
          </table:table-cell>
          <table:table-cell/>
        </table:table-row>
        <table:table-row table:style-name="ro2">
          <table:table-cell office:value-type="float" office:value="1683">
            <text:p>1683</text:p>
          </table:table-cell>
          <table:table-cell office:value-type="string">
            <text:p>Stade Developments Ltd</text:p>
          </table:table-cell>
          <table:table-cell office:value-type="string">
            <text:p><text:s/>Ref: Pier Entertainment Centre</text:p>
          </table:table-cell>
          <table:table-cell office:value-type="float" office:value="18">
            <text:p>18</text:p>
          </table:table-cell>
          <table:table-cell office:value-type="string">
            <text:p>St Christiopher's Way</text:p>
          </table:table-cell>
          <table:table-cell office:value-type="string">
            <text:p>Pride Park</text:p>
          </table:table-cell>
          <table:table-cell office:value-type="string">
            <text:p>Derby</text:p>
          </table:table-cell>
          <table:table-cell/>
          <table:table-cell office:value-type="string">
            <text:p>DE24 8JY</text:p>
          </table:table-cell>
          <table:table-cell office:value-type="string">
            <text:p>Martin Hopson</text:p>
          </table:table-cell>
          <table:table-cell office:value-type="string">
            <text:p>(01283)500520</text:p>
          </table:table-cell>
          <table:table-cell office:value-type="string">
            <text:p>EH2027699</text:p>
          </table:table-cell>
          <table:table-cell office:value-type="string">
            <text:p>Pier Entertainment Centre</text:p>
          </table:table-cell>
          <table:table-cell table:number-columns-repeated="2"/>
          <table:table-cell office:value-type="string">
            <text:p>The Green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</text:p>
          </table:table-cell>
          <table:table-cell office:value-type="string">
            <text:p>(01485)532556</text:p>
          </table:table-cell>
          <table:table-cell office:value-type="float" office:value="136026">
            <text:p>136026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T2 <text:s text:c="2"/></text:p>
          </table:table-cell>
          <table:table-cell table:number-columns-repeated="3"/>
          <table:table-cell office:value-type="string">
            <text:p>T2</text:p>
          </table:table-cell>
          <table:table-cell table:number-columns-repeated="2"/>
          <table:table-cell office:value-type="date" office:date-value="2008-03-01">
            <text:p>01/03/08</text:p>
          </table:table-cell>
          <table:table-cell table:style-name="ce1" office:value-type="date" office:date-value="2009-04-07">
            <text:p>07/04/09</text:p>
          </table:table-cell>
        </table:table-row>
        <table:table-row table:style-name="ro1">
          <table:table-cell table:number-columns-repeated="21"/>
          <table:table-cell office:value-type="float" office:value="152043">
            <text:p>15204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2, 1100-4 x 26, CWTN-1</text:p>
          </table:table-cell>
          <table:table-cell office:value-type="string">
            <text:p>Two empties per week plus additional</text:p>
            <text:p>weekly emptying; I April - 30 September</text:p>
          </table:table-cell>
          <table:table-cell office:value-type="string">
            <text:p>T2</text:p>
          </table:table-cell>
          <table:table-cell/>
          <table:table-cell office:value-type="string">
            <text:p>T2 SEAS</text:p>
          </table:table-cell>
          <table:table-cell/>
          <table:table-cell office:value-type="string">
            <text:p>T2</text:p>
          </table:table-cell>
          <table:table-cell table:number-columns-repeated="2"/>
          <table:table-cell office:value-type="date" office:date-value="2009-04-08">
            <text:p>08/04/09</text:p>
          </table:table-cell>
          <table:table-cell/>
        </table:table-row>
        <table:table-row table:style-name="ro2">
          <table:table-cell office:value-type="float" office:value="1685">
            <text:p>1685</text:p>
          </table:table-cell>
          <table:table-cell office:value-type="string">
            <text:p>Dukes Head Tham's Restaurant &amp; Bar</text:p>
          </table:table-cell>
          <table:table-cell table:number-columns-repeated="2"/>
          <table:table-cell office:value-type="string">
            <text:p>Lynn Road</text:p>
          </table:table-cell>
          <table:table-cell office:value-type="string">
            <text:p>West Rud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RW</text:p>
          </table:table-cell>
          <table:table-cell office:value-type="string">
            <text:p>Mr M F Tham</text:p>
          </table:table-cell>
          <table:table-cell office:value-type="string">
            <text:p>(01485)528628</text:p>
          </table:table-cell>
          <table:table-cell office:value-type="string">
            <text:p>EH2013452</text:p>
          </table:table-cell>
          <table:table-cell table:number-columns-repeated="9"/>
          <table:table-cell office:value-type="float" office:value="2032">
            <text:p>203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2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</text:p>
          </table:table-cell>
          <table:table-cell table:number-columns-repeated="5"/>
          <table:table-cell office:value-type="date" office:date-value="2003-10-01">
            <text:p>01/10/03</text:p>
          </table:table-cell>
          <table:table-cell/>
        </table:table-row>
        <table:table-row table:style-name="ro2">
          <table:table-cell office:value-type="float" office:value="1686">
            <text:p>1686</text:p>
          </table:table-cell>
          <table:table-cell office:value-type="string">
            <text:p>The Cornish Pasty Co Ltd</text:p>
          </table:table-cell>
          <table:table-cell office:value-type="string">
            <text:p>Bullock House</text:p>
          </table:table-cell>
          <table:table-cell/>
          <table:table-cell office:value-type="string">
            <text:p>Lower Calamansack</text:p>
          </table:table-cell>
          <table:table-cell office:value-type="string">
            <text:p>Port Navas</text:p>
          </table:table-cell>
          <table:table-cell office:value-type="string">
            <text:p>Falmouth</text:p>
          </table:table-cell>
          <table:table-cell office:value-type="string">
            <text:p>Cornwall</text:p>
          </table:table-cell>
          <table:table-cell office:value-type="string">
            <text:p>TR11 5RN</text:p>
          </table:table-cell>
          <table:table-cell table:number-columns-repeated="2"/>
          <table:table-cell office:value-type="string">
            <text:p>EH2013454</text:p>
          </table:table-cell>
          <table:table-cell office:value-type="string">
            <text:p>The Cornish Pasty Co Ltd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High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BB</text:p>
          </table:table-cell>
          <table:table-cell office:value-type="string">
            <text:p>(01553)764767</text:p>
          </table:table-cell>
          <table:table-cell office:value-type="float" office:value="2039">
            <text:p>203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table:style-name="Default" office:value-type="string">
            <text:p>13/010/03</text:p>
          </table:table-cell>
          <table:table-cell/>
        </table:table-row>
        <table:table-row table:style-name="ro2">
          <table:table-cell office:value-type="float" office:value="1693">
            <text:p>1693</text:p>
          </table:table-cell>
          <table:table-cell office:value-type="string">
            <text:p>Mrs C Buckland</text:p>
          </table:table-cell>
          <table:table-cell office:value-type="string">
            <text:p>Lovells Hall</text:p>
          </table:table-cell>
          <table:table-cell office:value-type="float" office:value="30">
            <text:p>30</text:p>
          </table:table-cell>
          <table:table-cell office:value-type="string">
            <text:p>Station Road</text:p>
          </table:table-cell>
          <table:table-cell office:value-type="string">
            <text:p>Terrington St Clemen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PL</text:p>
          </table:table-cell>
          <table:table-cell/>
          <table:table-cell office:value-type="string">
            <text:p>(01553)829702</text:p>
          </table:table-cell>
          <table:table-cell office:value-type="string">
            <text:p>EH2013486</text:p>
          </table:table-cell>
          <table:table-cell table:number-columns-repeated="9"/>
          <table:table-cell office:value-type="float" office:value="2060">
            <text:p>2060</text:p>
          </table:table-cell>
          <table:table-cell office:value-type="string">
            <text:p>Schd.2 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office:value-type="string">
            <text:p>D4</text:p>
          </table:table-cell>
          <table:table-cell table:number-columns-repeated="6"/>
          <table:table-cell office:value-type="date" office:date-value="2003-11-11">
            <text:p>11/11/03</text:p>
          </table:table-cell>
          <table:table-cell/>
        </table:table-row>
        <table:table-row table:style-name="ro2">
          <table:table-cell office:value-type="float" office:value="1694">
            <text:p>1694</text:p>
          </table:table-cell>
          <table:table-cell office:value-type="string">
            <text:p>P M Russell Butchers</text:p>
          </table:table-cell>
          <table:table-cell office:value-type="string">
            <text:p>Threeways</text:p>
          </table:table-cell>
          <table:table-cell office:value-type="float" office:value="97">
            <text:p>97</text:p>
          </table:table-cell>
          <table:table-cell office:value-type="string">
            <text:p>School Road</text:p>
          </table:table-cell>
          <table:table-cell office:value-type="string">
            <text:p>Upwell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9EW</text:p>
          </table:table-cell>
          <table:table-cell/>
          <table:table-cell office:value-type="string">
            <text:p>(01945)773419</text:p>
          </table:table-cell>
          <table:table-cell office:value-type="string">
            <text:p>EH2000050</text:p>
          </table:table-cell>
          <table:table-cell table:number-columns-repeated="9"/>
          <table:table-cell office:value-type="float" office:value="96429">
            <text:p>9642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9</text:p>
          </table:table-cell>
          <table:table-cell table:number-columns-repeated="2"/>
          <table:table-cell office:value-type="date" office:date-value="2005-04-28">
            <text:p>28/04/05</text:p>
          </table:table-cell>
          <table:table-cell/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Outwell Parish Council</text:p>
          </table:table-cell>
          <table:table-cell office:value-type="string">
            <text:p>C/o Mrs D Newton, Carlton</text:p>
          </table:table-cell>
          <table:table-cell office:value-type="float" office:value="90">
            <text:p>90</text:p>
          </table:table-cell>
          <table:table-cell office:value-type="string">
            <text:p>Wisbech Road</text:p>
          </table:table-cell>
          <table:table-cell office:value-type="string">
            <text:p>Outwell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PF</text:p>
          </table:table-cell>
          <table:table-cell/>
          <table:table-cell office:value-type="string">
            <text:p>(01945)774327</text:p>
          </table:table-cell>
          <table:table-cell office:value-type="string">
            <text:p>EH2013541</text:p>
          </table:table-cell>
          <table:table-cell/>
          <table:table-cell office:value-type="string">
            <text:p>Boat Basin</text:p>
          </table:table-cell>
          <table:table-cell/>
          <table:table-cell office:value-type="string">
            <text:p>Well Creek</text:p>
          </table:table-cell>
          <table:table-cell office:value-type="string">
            <text:p>Outwell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</text:p>
          </table:table-cell>
          <table:table-cell table:number-columns-repeated="2"/>
          <table:table-cell office:value-type="string">
            <text:p>Schd.2 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4 x 26, SEAS-1,CWTN-1</text:p>
          </table:table-cell>
          <table:table-cell office:value-type="string">
            <text:p>Weekly emptying: 1 April - 30 September</text:p>
            <text:p>Monthl;y emptying: 1October - 31 March</text:p>
          </table:table-cell>
          <table:table-cell table:number-columns-repeated="3"/>
          <table:table-cell office:value-type="string">
            <text:p>D9</text:p>
          </table:table-cell>
          <table:table-cell table:number-columns-repeated="3"/>
          <table:table-cell office:value-type="date" office:date-value="2004-04-01">
            <text:p>01/04/04</text:p>
          </table:table-cell>
          <table:table-cell/>
        </table:table-row>
        <table:table-row table:style-name="ro2">
          <table:table-cell office:value-type="float" office:value="1697">
            <text:p>1697</text:p>
          </table:table-cell>
          <table:table-cell office:value-type="string">
            <text:p>The Coach &amp; Horses Public House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Manor Road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LN</text:p>
          </table:table-cell>
          <table:table-cell office:value-type="string">
            <text:p>Mrs S Roythorne</text:p>
          </table:table-cell>
          <table:table-cell office:value-type="string">
            <text:p>(01485)540391</text:p>
          </table:table-cell>
          <table:table-cell office:value-type="string">
            <text:p>EH2024749</text:p>
          </table:table-cell>
          <table:table-cell table:number-columns-repeated="9"/>
          <table:table-cell office:value-type="float" office:value="123564">
            <text:p>12356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1698">
            <text:p>1698</text:p>
          </table:table-cell>
          <table:table-cell office:value-type="string">
            <text:p>Good Earth Takeaway</text:p>
          </table:table-cell>
          <table:table-cell table:number-columns-repeated="2"/>
          <table:table-cell office:value-type="string">
            <text:p>Buckenham Drive</text:p>
          </table:table-cell>
          <table:table-cell office:value-type="string">
            <text:p>Stoke Ferry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9SG</text:p>
          </table:table-cell>
          <table:table-cell office:value-type="string">
            <text:p>Michael Wan 07788 712733</text:p>
          </table:table-cell>
          <table:table-cell office:value-type="string">
            <text:p>(01366)501163</text:p>
          </table:table-cell>
          <table:table-cell office:value-type="string">
            <text:p>EH2013654</text:p>
          </table:table-cell>
          <table:table-cell table:number-columns-repeated="9"/>
          <table:table-cell office:value-type="float" office:value="105492">
            <text:p>10549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8</text:p>
          </table:table-cell>
          <table:table-cell table:number-columns-repeated="4"/>
          <table:table-cell office:value-type="date" office:date-value="2005-11-24">
            <text:p>24/11/05</text:p>
          </table:table-cell>
          <table:table-cell/>
        </table:table-row>
        <table:table-row table:style-name="ro2">
          <table:table-cell office:value-type="float" office:value="1700">
            <text:p>1700</text:p>
          </table:table-cell>
          <table:table-cell office:value-type="string">
            <text:p>Holt &amp; Company Auctioneers</text:p>
          </table:table-cell>
          <table:table-cell office:value-type="string">
            <text:p>Church Farm Barns</text:p>
          </table:table-cell>
          <table:table-cell table:number-columns-repeated="2"/>
          <table:table-cell office:value-type="string">
            <text:p>Wolfer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HA</text:p>
          </table:table-cell>
          <table:table-cell/>
          <table:table-cell office:value-type="string">
            <text:p>(01485)542822</text:p>
          </table:table-cell>
          <table:table-cell office:value-type="string">
            <text:p>EH2013749</text:p>
          </table:table-cell>
          <table:table-cell table:number-columns-repeated="9"/>
          <table:table-cell office:value-type="float" office:value="2073">
            <text:p>207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</text:p>
          </table:table-cell>
          <table:table-cell table:number-columns-repeated="4"/>
          <table:table-cell office:value-type="date" office:date-value="2003-11-24">
            <text:p>24/11/03</text:p>
          </table:table-cell>
          <table:table-cell/>
        </table:table-row>
        <table:table-row table:style-name="ro2">
          <table:table-cell office:value-type="float" office:value="1701">
            <text:p>1701</text:p>
          </table:table-cell>
          <table:table-cell office:value-type="string">
            <text:p>Gerry's Pizza Takeaway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aturday Market Plac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DQ</text:p>
          </table:table-cell>
          <table:table-cell office:value-type="string">
            <text:p>Mr Hop Fung Cheung</text:p>
          </table:table-cell>
          <table:table-cell office:value-type="string">
            <text:p>(01553)770100</text:p>
          </table:table-cell>
          <table:table-cell office:value-type="string">
            <text:p>EH2021515</text:p>
          </table:table-cell>
          <table:table-cell table:number-columns-repeated="9"/>
          <table:table-cell office:value-type="float" office:value="113490">
            <text:p>113490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6-06-26">
            <text:p>26/06/06</text:p>
          </table:table-cell>
          <table:table-cell/>
        </table:table-row>
        <table:table-row table:style-name="ro2">
          <table:table-cell office:value-type="float" office:value="1702">
            <text:p>1702</text:p>
          </table:table-cell>
          <table:table-cell office:value-type="string">
            <text:p>St Martin at Shouldham Primary School</text:p>
          </table:table-cell>
          <table:table-cell table:number-columns-repeated="2"/>
          <table:table-cell office:value-type="string">
            <text:p>Lynn Road</text:p>
          </table:table-cell>
          <table:table-cell office:value-type="string">
            <text:p>Should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0BU</text:p>
          </table:table-cell>
          <table:table-cell/>
          <table:table-cell office:value-type="string">
            <text:p>(01366)347260</text:p>
          </table:table-cell>
          <table:table-cell office:value-type="string">
            <text:p>EH0972257</text:p>
          </table:table-cell>
          <table:table-cell table:number-columns-repeated="9"/>
          <table:table-cell office:value-type="float" office:value="123203">
            <text:p>123203</text:p>
          </table:table-cell>
          <table:table-cell office:value-type="string">
            <text:p>School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5, CWTN-3</text:p>
          </table:table-cell>
          <table:table-cell office:value-type="string">
            <text:p>Term time emptying (40 empties p.a.)</text:p>
          </table:table-cell>
          <table:table-cell office:value-type="string">
            <text:p>D10</text:p>
          </table:table-cell>
          <table:table-cell table:number-columns-repeated="6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3203">
            <text:p>123203</text:p>
          </table:table-cell>
          <table:table-cell office:value-type="string">
            <text:p>School 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emptying term time ( 20 empties p.a.)</text:p>
          </table:table-cell>
          <table:table-cell office:value-type="string">
            <text:p>R3 WK1</text:p>
          </table:table-cell>
          <table:table-cell table:number-columns-repeated="6"/>
          <table:table-cell office:value-type="date" office:date-value="2007-04-01">
            <text:p>01/04/07</text:p>
          </table:table-cell>
          <table:table-cell table:style-name="ce1" office:value-type="date" office:date-value="2009-04-30">
            <text:p>30/04/09</text:p>
          </table:table-cell>
        </table:table-row>
        <table:table-row table:style-name="ro2">
          <table:table-cell table:number-columns-repeated="21"/>
          <table:table-cell office:value-type="float" office:value="150784">
            <text:p>150784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office:value-type="string">
            <text:p>R3 WK1</text:p>
          </table:table-cell>
          <table:table-cell table:number-columns-repeated="6"/>
          <table:table-cell office:value-type="date" office:date-value="2009-05-01">
            <text:p>01/05/09</text:p>
          </table:table-cell>
          <table:table-cell/>
        </table:table-row>
        <table:table-row table:style-name="ro2">
          <table:table-cell office:value-type="float" office:value="1707">
            <text:p>1707</text:p>
          </table:table-cell>
          <table:table-cell office:value-type="string">
            <text:p>C &amp; R Cinema's Ltd</text:p>
          </table:table-cell>
          <table:table-cell office:value-type="string">
            <text:p>P.O. Box 10164</text:p>
          </table:table-cell>
          <table:table-cell table:number-columns-repeated="3"/>
          <table:table-cell office:value-type="string">
            <text:p>Sutton Coldfield</text:p>
          </table:table-cell>
          <table:table-cell/>
          <table:table-cell office:value-type="string">
            <text:p>B74 3YE</text:p>
          </table:table-cell>
          <table:table-cell/>
          <table:table-cell office:value-type="string">
            <text:p>(01213)535061</text:p>
          </table:table-cell>
          <table:table-cell office:value-type="string">
            <text:p>EH2013883</text:p>
          </table:table-cell>
          <table:table-cell office:value-type="string">
            <text:p>Majestic Cinema</text:p>
          </table:table-cell>
          <table:table-cell table:number-columns-repeated="2"/>
          <table:table-cell office:value-type="string">
            <text:p>Tower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EJ</text:p>
          </table:table-cell>
          <table:table-cell office:value-type="string">
            <text:p>(01553)774297</text:p>
          </table:table-cell>
          <table:table-cell office:value-type="float" office:value="139281">
            <text:p>139281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1100-13 x 25, CWTN-2</text:p>
          </table:table-cell>
          <table:table-cell office:value-type="string">
            <text:p>50 empties: Weekly except Xmas &amp; New Year weeks</text:p>
          </table:table-cell>
          <table:table-cell office:value-type="string">
            <text:p>G3 <text:s/></text:p>
          </table:table-cell>
          <table:table-cell table:number-columns-repeated="6"/>
          <table:table-cell office:value-type="date" office:date-value="2008-08-05">
            <text:p>05/08/08</text:p>
          </table:table-cell>
          <table:table-cell/>
        </table:table-row>
        <table:table-row table:style-name="ro1">
          <table:table-cell table:number-columns-repeated="21"/>
          <table:table-cell office:value-type="float" office:value="147770">
            <text:p>14777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2, 1100-4 x 12, CWTN-1</text:p>
          </table:table-cell>
          <table:table-cell office:value-type="string">
            <text:p>Two empties per week plus additional</text:p>
            <text:p>weekly emptying in School Holidays (12 weeks)</text:p>
          </table:table-cell>
          <table:table-cell office:value-type="string">
            <text:p>T1</text:p>
          </table:table-cell>
          <table:table-cell/>
          <table:table-cell office:value-type="string">
            <text:p>T1 SEAS</text:p>
          </table:table-cell>
          <table:table-cell office:value-type="string">
            <text:p>T1</text:p>
          </table:table-cell>
          <table:table-cell table:number-columns-repeated="3"/>
          <table:table-cell office:value-type="date" office:date-value="2008-12-22">
            <text:p>22/12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3380">
            <text:p>153380</text:p>
          </table:table-cell>
          <table:table-cell office:value-type="string">
            <text:p>Glass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G-1, CWTN-5</text:p>
          </table:table-cell>
          <table:table-cell office:value-type="string">
            <text:p>One empty per week</text:p>
          </table:table-cell>
          <table:table-cell office:value-type="string">
            <text:p>G3 <text:s/></text:p>
          </table:table-cell>
          <table:table-cell table:number-columns-repeated="6"/>
          <table:table-cell office:value-type="date" office:date-value="2009-06-01">
            <text:p>01/06/09</text:p>
          </table:table-cell>
          <table:table-cell/>
        </table:table-row>
        <table:table-row table:style-name="ro2">
          <table:table-cell office:value-type="float" office:value="1709">
            <text:p>1709</text:p>
          </table:table-cell>
          <table:table-cell office:value-type="string">
            <text:p>Marham Parish Council</text:p>
          </table:table-cell>
          <table:table-cell office:value-type="string">
            <text:p>c/o Mr M Inder</text:p>
          </table:table-cell>
          <table:table-cell office:value-type="float" office:value="4">
            <text:p>4</text:p>
          </table:table-cell>
          <table:table-cell office:value-type="string">
            <text:p>Lime Close</text:p>
          </table:table-cell>
          <table:table-cell office:value-type="string">
            <text:p>Mar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9JA</text:p>
          </table:table-cell>
          <table:table-cell table:number-columns-repeated="2"/>
          <table:table-cell office:value-type="string">
            <text:p>EH2013889</text:p>
          </table:table-cell>
          <table:table-cell/>
          <table:table-cell office:value-type="string">
            <text:p>Marham Village Hall</text:p>
          </table:table-cell>
          <table:table-cell/>
          <table:table-cell office:value-type="string">
            <text:p>School Lane</text:p>
          </table:table-cell>
          <table:table-cell office:value-type="string">
            <text:p>Mar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9JA</text:p>
          </table:table-cell>
          <table:table-cell office:value-type="string">
            <text:p>(01760)338389</text:p>
          </table:table-cell>
          <table:table-cell office:value-type="float" office:value="2091">
            <text:p>2091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.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2</text:p>
          </table:table-cell>
          <table:table-cell table:number-columns-repeated="5"/>
          <table:table-cell office:value-type="date" office:date-value="2004-01-01">
            <text:p>01/01/04</text:p>
          </table:table-cell>
          <table:table-cell/>
        </table:table-row>
        <table:table-row table:style-name="ro2">
          <table:table-cell office:value-type="float" office:value="1710">
            <text:p>1710</text:p>
          </table:table-cell>
          <table:table-cell office:value-type="string">
            <text:p>Feltwell Chinese Takeaway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Long Lane</text:p>
          </table:table-cell>
          <table:table-cell office:value-type="string">
            <text:p>Feltwell</text:p>
          </table:table-cell>
          <table:table-cell office:value-type="string">
            <text:p>Thetford</text:p>
          </table:table-cell>
          <table:table-cell office:value-type="string">
            <text:p>Norfolk</text:p>
          </table:table-cell>
          <table:table-cell office:value-type="string">
            <text:p>IP26 4BJ</text:p>
          </table:table-cell>
          <table:table-cell office:value-type="string">
            <text:p>Mr Jian Q Yu</text:p>
          </table:table-cell>
          <table:table-cell office:value-type="string">
            <text:p>(01842)828740</text:p>
          </table:table-cell>
          <table:table-cell office:value-type="string">
            <text:p>EH2030438</text:p>
          </table:table-cell>
          <table:table-cell table:number-columns-repeated="9"/>
          <table:table-cell office:value-type="float" office:value="138403">
            <text:p>138403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8</text:p>
          </table:table-cell>
          <table:table-cell table:number-columns-repeated="3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1713">
            <text:p>1713</text:p>
          </table:table-cell>
          <table:table-cell office:value-type="string">
            <text:p>Mrs R M De Bootman</text:p>
          </table:table-cell>
          <table:table-cell office:value-type="string">
            <text:p>Great Ketlam Farm</text:p>
          </table:table-cell>
          <table:table-cell/>
          <table:table-cell office:value-type="string">
            <text:p>Low Road</text:p>
          </table:table-cell>
          <table:table-cell office:value-type="string">
            <text:p>Pentney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1JF</text:p>
          </table:table-cell>
          <table:table-cell/>
          <table:table-cell office:value-type="string">
            <text:p>(01760)338797</text:p>
          </table:table-cell>
          <table:table-cell office:value-type="string">
            <text:p>EH2014235</text:p>
          </table:table-cell>
          <table:table-cell table:number-columns-repeated="9"/>
          <table:table-cell office:value-type="float" office:value="2106">
            <text:p>2106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3</text:p>
          </table:table-cell>
          <table:table-cell table:number-columns-repeated="3"/>
          <table:table-cell office:value-type="date" office:date-value="2004-01-22">
            <text:p>22/01/04</text:p>
          </table:table-cell>
          <table:table-cell/>
        </table:table-row>
        <table:table-row table:style-name="ro1">
          <table:table-cell office:value-type="float" office:value="1715">
            <text:p>1715</text:p>
          </table:table-cell>
          <table:table-cell office:value-type="string">
            <text:p>Anglia Country Inns Ltd</text:p>
          </table:table-cell>
          <table:table-cell office:value-type="string">
            <text:p>The Jolly Sailors Public House</text:p>
          </table:table-cell>
          <table:table-cell/>
          <table:table-cell office:value-type="string">
            <text:p>Main Road</text:p>
          </table:table-cell>
          <table:table-cell office:value-type="string">
            <text:p>Brancaster Staith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BJ</text:p>
          </table:table-cell>
          <table:table-cell office:value-type="string">
            <text:p>Heather Tidd - Manager</text:p>
          </table:table-cell>
          <table:table-cell office:value-type="string">
            <text:p>(01485)210314</text:p>
          </table:table-cell>
          <table:table-cell office:value-type="string">
            <text:p>EH2033869</text:p>
          </table:table-cell>
          <table:table-cell table:number-columns-repeated="9"/>
          <table:table-cell office:value-type="float" office:value="148831">
            <text:p>148831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4 x 30, CWTN-1</text:p>
          </table:table-cell>
          <table:table-cell office:value-type="string">
            <text:p>One empty per week plus additional</text:p>
            <text:p>weekly emptying: 1 April - 31 October</text:p>
          </table:table-cell>
          <table:table-cell office:value-type="string">
            <text:p>D5</text:p>
          </table:table-cell>
          <table:table-cell table:number-columns-repeated="3"/>
          <table:table-cell office:value-type="string">
            <text:p>T2 SEAS</text:p>
          </table:table-cell>
          <table:table-cell table:number-columns-repeated="2"/>
          <table:table-cell office:value-type="date" office:date-value="2009-01-27">
            <text:p>27/01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2479">
            <text:p>152479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: except Xmas/New Year weeks</text:p>
          </table:table-cell>
          <table:table-cell office:value-type="string">
            <text:p>R3 WK2</text:p>
          </table:table-cell>
          <table:table-cell table:number-columns-repeated="6"/>
          <table:table-cell office:value-type="date" office:date-value="2009-05-05">
            <text:p>05/05/09</text:p>
          </table:table-cell>
          <table:table-cell table:style-name="ce1" office:value-type="date" office:date-value="2009-08-25">
            <text:p>25/08/09</text:p>
          </table:table-cell>
        </table:table-row>
        <table:table-row table:style-name="ro2">
          <table:table-cell table:number-columns-repeated="21"/>
          <table:table-cell office:value-type="float" office:value="155447">
            <text:p>155447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 office:value-type="string">
            <text:p>R3/WK2</text:p>
          </table:table-cell>
          <table:table-cell table:number-columns-repeated="6"/>
          <table:table-cell office:value-type="date" office:date-value="2009-08-25">
            <text:p>25/08/09</text:p>
          </table:table-cell>
          <table:table-cell/>
        </table:table-row>
        <table:table-row table:style-name="ro2">
          <table:table-cell office:value-type="float" office:value="1716">
            <text:p>1716</text:p>
          </table:table-cell>
          <table:table-cell office:value-type="string">
            <text:p>Mr <text:s/>N Bailey</text:p>
          </table:table-cell>
          <table:table-cell/>
          <table:table-cell office:value-type="float" office:value="6">
            <text:p>6</text:p>
          </table:table-cell>
          <table:table-cell office:value-type="string">
            <text:p>Fox's Lane</text:p>
          </table:table-cell>
          <table:table-cell office:value-type="string">
            <text:p>West Lyn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3LY</text:p>
          </table:table-cell>
          <table:table-cell/>
          <table:table-cell office:value-type="string">
            <text:p>(01553)768923</text:p>
          </table:table-cell>
          <table:table-cell office:value-type="string">
            <text:p>EH1070935</text:p>
          </table:table-cell>
          <table:table-cell table:number-columns-repeated="9"/>
          <table:table-cell office:value-type="float" office:value="2123">
            <text:p>212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26, CWTN-1</text:p>
          </table:table-cell>
          <table:table-cell office:value-type="string">
            <text:p>Fortnightly emptying</text:p>
          </table:table-cell>
          <table:table-cell table:number-columns-repeated="2"/>
          <table:table-cell office:value-type="string">
            <text:p>D4 WK2</text:p>
          </table:table-cell>
          <table:table-cell table:number-columns-repeated="4"/>
          <table:table-cell office:value-type="date" office:date-value="2004-02-11">
            <text:p>11/02/04</text:p>
          </table:table-cell>
          <table:table-cell/>
        </table:table-row>
        <table:table-row table:style-name="ro2">
          <table:table-cell office:value-type="float" office:value="1719">
            <text:p>1719</text:p>
          </table:table-cell>
          <table:table-cell office:value-type="string">
            <text:p>The White Hart Stores Public Hous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t Jame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DA</text:p>
          </table:table-cell>
          <table:table-cell office:value-type="string">
            <text:p>Mr R George</text:p>
          </table:table-cell>
          <table:table-cell office:value-type="string">
            <text:p>(01553)760034</text:p>
          </table:table-cell>
          <table:table-cell office:value-type="string">
            <text:p>EH2015213</text:p>
          </table:table-cell>
          <table:table-cell table:number-columns-repeated="9"/>
          <table:table-cell office:value-type="float" office:value="2263">
            <text:p>2263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4-05-06">
            <text:p>06/05/04</text:p>
          </table:table-cell>
          <table:table-cell/>
        </table:table-row>
        <table:table-row table:style-name="ro2">
          <table:table-cell office:value-type="float" office:value="1725">
            <text:p>1725</text:p>
          </table:table-cell>
          <table:table-cell office:value-type="string">
            <text:p>Carole Brown Health Centre</text:p>
          </table:table-cell>
          <table:table-cell office:value-type="string">
            <text:p>St Nicholas Court</text:p>
          </table:table-cell>
          <table:table-cell/>
          <table:table-cell office:value-type="string">
            <text:p>Church Lane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</text:p>
          </table:table-cell>
          <table:table-cell/>
          <table:table-cell office:value-type="string">
            <text:p>(01553)696811</text:p>
          </table:table-cell>
          <table:table-cell office:value-type="string">
            <text:p>EH2013459</text:p>
          </table:table-cell>
          <table:table-cell table:number-columns-repeated="9"/>
          <table:table-cell office:value-type="float" office:value="103553">
            <text:p>10355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5-10-05">
            <text:p>05/10/05</text:p>
          </table:table-cell>
          <table:table-cell/>
        </table:table-row>
        <table:table-row table:style-name="ro2">
          <table:table-cell office:value-type="float" office:value="1732">
            <text:p>1732</text:p>
          </table:table-cell>
          <table:table-cell office:value-type="string">
            <text:p>Tommy's Body Repairs</text:p>
          </table:table-cell>
          <table:table-cell/>
          <table:table-cell office:value-type="string">
            <text:p>Unit 3</text:p>
          </table:table-cell>
          <table:table-cell office:value-type="string">
            <text:p>Bergen Way</text:p>
          </table:table-cell>
          <table:table-cell office:value-type="string">
            <text:p>North Lynn Industrial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JG</text:p>
          </table:table-cell>
          <table:table-cell office:value-type="string">
            <text:p>Mr A Haywood</text:p>
          </table:table-cell>
          <table:table-cell office:value-type="string">
            <text:p>(01553)776996</text:p>
          </table:table-cell>
          <table:table-cell office:value-type="string">
            <text:p>EH2014370</text:p>
          </table:table-cell>
          <table:table-cell table:number-columns-repeated="9"/>
          <table:table-cell office:value-type="float" office:value="2153">
            <text:p>2153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4-03-23">
            <text:p>23/03/04</text:p>
          </table:table-cell>
          <table:table-cell/>
        </table:table-row>
        <table:table-row table:style-name="ro2">
          <table:table-cell office:value-type="float" office:value="1733">
            <text:p>1733</text:p>
          </table:table-cell>
          <table:table-cell office:value-type="string">
            <text:p>M S P <text:s/>Labels &amp; Signs Ltd</text:p>
          </table:table-cell>
          <table:table-cell/>
          <table:table-cell office:value-type="string">
            <text:p>Unit 1</text:p>
          </table:table-cell>
          <table:table-cell office:value-type="string">
            <text:p>Coxford Abbey Farm</text:p>
          </table:table-cell>
          <table:table-cell/>
          <table:table-cell office:value-type="string">
            <text:p>Fakenham</text:p>
          </table:table-cell>
          <table:table-cell office:value-type="string">
            <text:p>Norfolk</text:p>
          </table:table-cell>
          <table:table-cell office:value-type="string">
            <text:p>PE31 6TB</text:p>
          </table:table-cell>
          <table:table-cell table:number-columns-repeated="2"/>
          <table:table-cell office:value-type="string">
            <text:p>EH2014389</text:p>
          </table:table-cell>
          <table:table-cell table:number-columns-repeated="9"/>
          <table:table-cell office:value-type="float" office:value="2143">
            <text:p>2143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26, CWTN-1</text:p>
          </table:table-cell>
          <table:table-cell office:value-type="string">
            <text:p>Fortnightly emptying</text:p>
          </table:table-cell>
          <table:table-cell/>
          <table:table-cell office:value-type="string">
            <text:p>D1 WK1</text:p>
          </table:table-cell>
          <table:table-cell table:number-columns-repeated="5"/>
          <table:table-cell office:value-type="date" office:date-value="2004-03-17">
            <text:p>17/03/04</text:p>
          </table:table-cell>
          <table:table-cell/>
        </table:table-row>
        <table:table-row table:style-name="ro2">
          <table:table-cell office:value-type="float" office:value="1736">
            <text:p>1736</text:p>
          </table:table-cell>
          <table:table-cell office:value-type="string">
            <text:p>Knicat Ltd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Railway Road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EL</text:p>
          </table:table-cell>
          <table:table-cell/>
          <table:table-cell office:value-type="string">
            <text:p>(01366)383708</text:p>
          </table:table-cell>
          <table:table-cell office:value-type="string">
            <text:p>EH2014564</text:p>
          </table:table-cell>
          <table:table-cell table:number-columns-repeated="9"/>
          <table:table-cell office:value-type="float" office:value="2096">
            <text:p>2096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9</text:p>
          </table:table-cell>
          <table:table-cell table:number-columns-repeated="4"/>
          <table:table-cell office:value-type="date" office:date-value="2003-12-29">
            <text:p>29/12/03</text:p>
          </table:table-cell>
          <table:table-cell/>
        </table:table-row>
        <table:table-row table:style-name="ro2">
          <table:table-cell office:value-type="float" office:value="1737">
            <text:p>1737</text:p>
          </table:table-cell>
          <table:table-cell office:value-type="string">
            <text:p>Porvair plc</text:p>
          </table:table-cell>
          <table:table-cell/>
          <table:table-cell office:value-type="float" office:value="7">
            <text:p>7</text:p>
          </table:table-cell>
          <table:table-cell office:value-type="string">
            <text:p>Regis Place</text:p>
          </table:table-cell>
          <table:table-cell office:value-type="string">
            <text:p>Bergen Way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JN</text:p>
          </table:table-cell>
          <table:table-cell/>
          <table:table-cell office:value-type="string">
            <text:p>(01553)765500</text:p>
          </table:table-cell>
          <table:table-cell office:value-type="string">
            <text:p>EH2014567</text:p>
          </table:table-cell>
          <table:table-cell table:number-columns-repeated="9"/>
          <table:table-cell office:value-type="float" office:value="136320">
            <text:p>136320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320">
            <text:p>136320</text:p>
          </table:table-cell>
          <table:table-cell office:value-type="string">
            <text:p>Recycling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8, CWTN-2</text:p>
          </table:table-cell>
          <table:table-cell office:value-type="string">
            <text:p>Fortnightly: except Xmas/New Year weeks</text:p>
          </table:table-cell>
          <table:table-cell table:number-columns-repeated="3"/>
          <table:table-cell office:value-type="string">
            <text:p>R1 WK2</text:p>
          </table:table-cell>
          <table:table-cell table:number-columns-repeated="3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1741">
            <text:p>1741</text:p>
          </table:table-cell>
          <table:table-cell office:value-type="string">
            <text:p>Hilgay Village VC School</text:p>
          </table:table-cell>
          <table:table-cell table:number-columns-repeated="2"/>
          <table:table-cell office:value-type="string">
            <text:p>Church Road</text:p>
          </table:table-cell>
          <table:table-cell office:value-type="string">
            <text:p>Hilgay</text:p>
          </table:table-cell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0JL</text:p>
          </table:table-cell>
          <table:table-cell/>
          <table:table-cell office:value-type="string">
            <text:p>(01366)387685</text:p>
          </table:table-cell>
          <table:table-cell office:value-type="string">
            <text:p>EH0981967</text:p>
          </table:table-cell>
          <table:table-cell table:number-columns-repeated="9"/>
          <table:table-cell office:value-type="float" office:value="88307">
            <text:p>88307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6, CWTN-3</text:p>
          </table:table-cell>
          <table:table-cell office:value-type="string">
            <text:p>Term time emptying (40 empties p.a.)</text:p>
          </table:table-cell>
          <table:table-cell office:value-type="string">
            <text:p>D8</text:p>
          </table:table-cell>
          <table:table-cell table:number-columns-repeated="6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88307">
            <text:p>88307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office:value-type="string">
            <text:p>R5 WK1</text:p>
          </table:table-cell>
          <table:table-cell table:number-columns-repeated="6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office:value-type="float" office:value="1746">
            <text:p>1746</text:p>
          </table:table-cell>
          <table:table-cell office:value-type="string">
            <text:p>Amys Restaurant</text:p>
          </table:table-cell>
          <table:table-cell/>
          <table:table-cell office:value-type="string">
            <text:p>26-28</text:p>
          </table:table-cell>
          <table:table-cell office:value-type="string">
            <text:p>Woott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EX</text:p>
          </table:table-cell>
          <table:table-cell office:value-type="string">
            <text:p>Mr A S Huy</text:p>
          </table:table-cell>
          <table:table-cell office:value-type="string">
            <text:p>(01553)766656</text:p>
          </table:table-cell>
          <table:table-cell office:value-type="string">
            <text:p>EH2014586</text:p>
          </table:table-cell>
          <table:table-cell table:number-columns-repeated="9"/>
          <table:table-cell office:value-type="float" office:value="2140">
            <text:p>2140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4-02-03">
            <text:p>03/02/04</text:p>
          </table:table-cell>
          <table:table-cell/>
        </table:table-row>
        <table:table-row table:style-name="ro2">
          <table:table-cell office:value-type="float" office:value="1747">
            <text:p>1747</text:p>
          </table:table-cell>
          <table:table-cell office:value-type="string">
            <text:p>Castle Acre Stores</text:p>
          </table:table-cell>
          <table:table-cell table:number-columns-repeated="2"/>
          <table:table-cell office:value-type="string">
            <text:p>Foxes Meadow</text:p>
          </table:table-cell>
          <table:table-cell office:value-type="string">
            <text:p>Castle Acr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2AS</text:p>
          </table:table-cell>
          <table:table-cell office:value-type="string">
            <text:p>Mr &amp; Mrs R Singh</text:p>
          </table:table-cell>
          <table:table-cell office:value-type="string">
            <text:p>(01760)755274</text:p>
          </table:table-cell>
          <table:table-cell office:value-type="string">
            <text:p>EH2027763</text:p>
          </table:table-cell>
          <table:table-cell table:number-columns-repeated="9"/>
          <table:table-cell office:value-type="float" office:value="140012">
            <text:p>14001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3</text:p>
          </table:table-cell>
          <table:table-cell table:number-columns-repeated="3"/>
          <table:table-cell office:value-type="date" office:date-value="2008-05-23">
            <text:p>23/05/08</text:p>
          </table:table-cell>
          <table:table-cell table:style-name="ce1" office:value-type="date" office:date-value="2009-05-22">
            <text:p>22/05/09</text:p>
          </table:table-cell>
        </table:table-row>
        <table:table-row table:style-name="ro2">
          <table:table-cell table:number-columns-repeated="21"/>
          <table:table-cell office:value-type="float" office:value="152737">
            <text:p>152737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3</text:p>
          </table:table-cell>
          <table:table-cell table:number-columns-repeated="3"/>
          <table:table-cell office:value-type="date" office:date-value="2009-05-23">
            <text:p>23/05/09</text:p>
          </table:table-cell>
          <table:table-cell/>
        </table:table-row>
        <table:table-row table:style-name="ro2">
          <table:table-cell office:value-type="float" office:value="1749">
            <text:p>1749</text:p>
          </table:table-cell>
          <table:table-cell office:value-type="string">
            <text:p>Chives Ltd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High Street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AB</text:p>
          </table:table-cell>
          <table:table-cell/>
          <table:table-cell office:value-type="string">
            <text:p>(01485)534771</text:p>
          </table:table-cell>
          <table:table-cell office:value-type="string">
            <text:p>EH2014603</text:p>
          </table:table-cell>
          <table:table-cell table:number-columns-repeated="9"/>
          <table:table-cell office:value-type="float" office:value="94387">
            <text:p>94387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770-2, CWTN-1</text:p>
          </table:table-cell>
          <table:table-cell office:value-type="string">
            <text:p>Two empties per week</text:p>
          </table:table-cell>
          <table:table-cell office:value-type="string">
            <text:p>T2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2"/>
          <table:table-cell office:value-type="date" office:date-value="2004-05-24">
            <text:p>24/05/04</text:p>
          </table:table-cell>
          <table:table-cell/>
        </table:table-row>
        <table:table-row table:style-name="ro2">
          <table:table-cell office:value-type="float" office:value="1750">
            <text:p>1750</text:p>
          </table:table-cell>
          <table:table-cell office:value-type="string">
            <text:p>Mr D G Donger</text:p>
          </table:table-cell>
          <table:table-cell office:value-type="string">
            <text:p>T/as Snack Attack</text:p>
          </table:table-cell>
          <table:table-cell office:value-type="float" office:value="14">
            <text:p>14</text:p>
          </table:table-cell>
          <table:table-cell office:value-type="string">
            <text:p>Spring Sedg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PP</text:p>
          </table:table-cell>
          <table:table-cell/>
          <table:table-cell office:value-type="string">
            <text:p>(01553)679067</text:p>
          </table:table-cell>
          <table:table-cell office:value-type="string">
            <text:p>EH2014605</text:p>
          </table:table-cell>
          <table:table-cell table:number-columns-repeated="9"/>
          <table:table-cell office:value-type="float" office:value="2189">
            <text:p>2189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4-04-05">
            <text:p>05/04/04</text:p>
          </table:table-cell>
          <table:table-cell/>
        </table:table-row>
        <table:table-row table:style-name="ro2">
          <table:table-cell office:value-type="float" office:value="1752">
            <text:p>1752</text:p>
          </table:table-cell>
          <table:table-cell office:value-type="string">
            <text:p>Bakers Oven</text:p>
          </table:table-cell>
          <table:table-cell office:value-type="string">
            <text:p>(Ref: 1-2 Wales Court, Downham Market)</text:p>
          </table:table-cell>
          <table:table-cell office:value-type="string">
            <text:p>First Floor</text:p>
          </table:table-cell>
          <table:table-cell office:value-type="string">
            <text:p>Adam House</text:p>
          </table:table-cell>
          <table:table-cell office:value-type="string">
            <text:p>Players Court</text:p>
          </table:table-cell>
          <table:table-cell office:value-type="string">
            <text:p>Player Street</text:p>
          </table:table-cell>
          <table:table-cell office:value-type="string">
            <text:p>Nottingham</text:p>
          </table:table-cell>
          <table:table-cell office:value-type="string">
            <text:p>NG7 5LQ</text:p>
          </table:table-cell>
          <table:table-cell/>
          <table:table-cell office:value-type="string">
            <text:p>(01159)703883</text:p>
          </table:table-cell>
          <table:table-cell office:value-type="string">
            <text:p>EH2014635</text:p>
          </table:table-cell>
          <table:table-cell table:number-columns-repeated="9"/>
          <table:table-cell office:value-type="float" office:value="112229">
            <text:p>11222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2 x 2, CWTN-1</text:p>
          </table:table-cell>
          <table:table-cell office:value-type="string">
            <text:p>Three empties per week</text:p>
          </table:table-cell>
          <table:table-cell office:value-type="string">
            <text:p>D9</text:p>
          </table:table-cell>
          <table:table-cell/>
          <table:table-cell office:value-type="string">
            <text:p>D9</text:p>
          </table:table-cell>
          <table:table-cell/>
          <table:table-cell office:value-type="string">
            <text:p>D9</text:p>
          </table:table-cell>
          <table:table-cell table:number-columns-repeated="2"/>
          <table:table-cell office:value-type="date" office:date-value="2006-06-09">
            <text:p>09/06/06</text:p>
          </table:table-cell>
          <table:table-cell/>
        </table:table-row>
        <table:table-row table:style-name="ro2">
          <table:table-cell office:value-type="float" office:value="1755">
            <text:p>1755</text:p>
          </table:table-cell>
          <table:table-cell office:value-type="string">
            <text:p>B H I P Ltd</text:p>
          </table:table-cell>
          <table:table-cell office:value-type="string">
            <text:p>Barn B, Home Farm Barns</text:p>
          </table:table-cell>
          <table:table-cell/>
          <table:table-cell office:value-type="string">
            <text:p>Common Road</text:p>
          </table:table-cell>
          <table:table-cell office:value-type="string">
            <text:p>Snetti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PD</text:p>
          </table:table-cell>
          <table:table-cell/>
          <table:table-cell office:value-type="string">
            <text:p>(08450)900192</text:p>
          </table:table-cell>
          <table:table-cell office:value-type="string">
            <text:p>EH2018003</text:p>
          </table:table-cell>
          <table:table-cell table:number-columns-repeated="9"/>
          <table:table-cell office:value-type="float" office:value="100324">
            <text:p>100324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5-07-19">
            <text:p>19/07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313">
            <text:p>136313</text:p>
          </table:table-cell>
          <table:table-cell office:value-type="string">
            <text:p>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 table:number-columns-repeated="4"/>
          <table:table-cell office:value-type="string">
            <text:p>R2 WK1</text:p>
          </table:table-cell>
          <table:table-cell table:number-columns-repeated="2"/>
          <table:table-cell office:value-type="date" office:date-value="2008-04-01">
            <text:p>01/04/08</text:p>
          </table:table-cell>
          <table:table-cell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Cloverleaf Cattery</text:p>
          </table:table-cell>
          <table:table-cell office:value-type="string">
            <text:p>The Bungalow</text:p>
          </table:table-cell>
          <table:table-cell/>
          <table:table-cell office:value-type="string">
            <text:p>Mill Lane</text:p>
          </table:table-cell>
          <table:table-cell office:value-type="string">
            <text:p>Clenchwar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BY</text:p>
          </table:table-cell>
          <table:table-cell office:value-type="string">
            <text:p>Miss S Dickinson &amp; Mrs D Dickinson</text:p>
          </table:table-cell>
          <table:table-cell office:value-type="string">
            <text:p>(01553)773228</text:p>
          </table:table-cell>
          <table:table-cell office:value-type="string">
            <text:p>EH2021052</text:p>
          </table:table-cell>
          <table:table-cell table:number-columns-repeated="9"/>
          <table:table-cell office:value-type="float" office:value="137805">
            <text:p>137805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3, 360-4 x 31, CWTN-1</text:p>
          </table:table-cell>
          <table:table-cell office:value-type="string">
            <text:p>One empty per week 12 April - 31 October &amp;</text:p>
            <text:p>25 December <text:s/>- 7 January</text:p>
          </table:table-cell>
          <table:table-cell table:number-columns-repeated="2"/>
          <table:table-cell office:value-type="string">
            <text:p>D4</text:p>
          </table:table-cell>
          <table:table-cell table:number-columns-repeated="4"/>
          <table:table-cell office:value-type="date" office:date-value="2009-04-20">
            <text:p>20/04/09</text:p>
          </table:table-cell>
          <table:table-cell/>
        </table:table-row>
        <table:table-row table:style-name="ro2">
          <table:table-cell office:value-type="float" office:value="1758">
            <text:p>1758</text:p>
          </table:table-cell>
          <table:table-cell office:value-type="string">
            <text:p>Outwell Post Office &amp; Stores</text:p>
          </table:table-cell>
          <table:table-cell table:number-columns-repeated="2"/>
          <table:table-cell office:value-type="string">
            <text:p>Church Terrace</text:p>
          </table:table-cell>
          <table:table-cell office:value-type="string">
            <text:p>Outwell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RG</text:p>
          </table:table-cell>
          <table:table-cell office:value-type="string">
            <text:p>Mr M Lindsay</text:p>
          </table:table-cell>
          <table:table-cell office:value-type="string">
            <text:p>(01945)772211</text:p>
          </table:table-cell>
          <table:table-cell office:value-type="string">
            <text:p>EH2014816</text:p>
          </table:table-cell>
          <table:table-cell table:number-columns-repeated="9"/>
          <table:table-cell office:value-type="float" office:value="2218">
            <text:p>2218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9</text:p>
          </table:table-cell>
          <table:table-cell table:number-columns-repeated="3"/>
          <table:table-cell office:value-type="date" office:date-value="2004-05-03">
            <text:p>03/05/04</text:p>
          </table:table-cell>
          <table:table-cell/>
        </table:table-row>
        <table:table-row table:style-name="ro1">
          <table:table-cell office:value-type="float" office:value="1759">
            <text:p>1759</text:p>
          </table:table-cell>
          <table:table-cell office:value-type="string">
            <text:p>Hunstanton Golf Club</text:p>
          </table:table-cell>
          <table:table-cell table:number-columns-repeated="2"/>
          <table:table-cell office:value-type="string">
            <text:p>Golf Course Road</text:p>
          </table:table-cell>
          <table:table-cell office:value-type="string">
            <text:p>Old Hunstanton</text:p>
          </table:table-cell>
          <table:table-cell/>
          <table:table-cell office:value-type="string">
            <text:p>Norfolk</text:p>
          </table:table-cell>
          <table:table-cell office:value-type="string">
            <text:p>PE36 6JQ</text:p>
          </table:table-cell>
          <table:table-cell/>
          <table:table-cell office:value-type="string">
            <text:p>(01485)532811</text:p>
          </table:table-cell>
          <table:table-cell office:value-type="string">
            <text:p>EH2014824</text:p>
          </table:table-cell>
          <table:table-cell table:number-columns-repeated="9"/>
          <table:table-cell office:value-type="float" office:value="122987">
            <text:p>12298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office:value-type="string">
            <text:p>11000-1, 1100-4 x 38, CWTN-1</text:p>
          </table:table-cell>
          <table:table-cell office:value-type="string">
            <text:p>One empty per week plus additional weekly </text:p>
            <text:p>emptying on 2 bins only; 1 June- 10 October</text:p>
          </table:table-cell>
          <table:table-cell/>
          <table:table-cell office:value-type="string">
            <text:p>T2 SEAS</text:p>
          </table:table-cell>
          <table:table-cell table:number-columns-repeated="2"/>
          <table:table-cell office:value-type="string">
            <text:p>T2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1760">
            <text:p>1760</text:p>
          </table:table-cell>
          <table:table-cell office:value-type="string">
            <text:p>Downham Country Garden Smartintore Ltd</text:p>
          </table:table-cell>
          <table:table-cell table:number-columns-repeated="2"/>
          <table:table-cell office:value-type="string">
            <text:p>Stonecross Industrial Estate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0AD</text:p>
          </table:table-cell>
          <table:table-cell office:value-type="string">
            <text:p>Karen Willett</text:p>
          </table:table-cell>
          <table:table-cell office:value-type="string">
            <text:p>(01366)381190</text:p>
          </table:table-cell>
          <table:table-cell office:value-type="string">
            <text:p>EH2014818</text:p>
          </table:table-cell>
          <table:table-cell table:number-columns-repeated="9"/>
          <table:table-cell office:value-type="float" office:value="120645">
            <text:p>12064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D8</text:p>
          </table:table-cell>
          <table:table-cell table:number-columns-repeated="6"/>
          <table:table-cell office:value-type="date" office:date-value="2007-01-19">
            <text:p>19/01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686">
            <text:p>136686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; except Xmas/New Year weeks</text:p>
          </table:table-cell>
          <table:table-cell office:value-type="string">
            <text:p>R5 WK1</text:p>
          </table:table-cell>
          <table:table-cell table:number-columns-repeated="6"/>
          <table:table-cell office:value-type="date" office:date-value="2008-04-04">
            <text:p>04/04/08</text:p>
          </table:table-cell>
          <table:table-cell/>
        </table:table-row>
        <table:table-row table:style-name="ro2">
          <table:table-cell office:value-type="float" office:value="1761">
            <text:p>1761</text:p>
          </table:table-cell>
          <table:table-cell office:value-type="string">
            <text:p>King's Lynn Christian Fellowship</text:p>
          </table:table-cell>
          <table:table-cell office:value-type="string">
            <text:p>The King's Centre</text:p>
          </table:table-cell>
          <table:table-cell/>
          <table:table-cell office:value-type="string">
            <text:p>Wellesley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QD</text:p>
          </table:table-cell>
          <table:table-cell/>
          <table:table-cell office:value-type="string">
            <text:p>(01553)766333</text:p>
          </table:table-cell>
          <table:table-cell office:value-type="string">
            <text:p>EH2014563</text:p>
          </table:table-cell>
          <table:table-cell table:number-columns-repeated="9"/>
          <table:table-cell office:value-type="float" office:value="131948">
            <text:p>131948</text:p>
          </table:table-cell>
          <table:table-cell office:value-type="string">
            <text:p>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8, CWTN-2</text:p>
          </table:table-cell>
          <table:table-cell office:value-type="string">
            <text:p>Fortnightly: except Xmas/New Year weeks</text:p>
          </table:table-cell>
          <table:table-cell table:number-columns-repeated="3"/>
          <table:table-cell office:value-type="string">
            <text:p>R3 WK2</text:p>
          </table:table-cell>
          <table:table-cell table:number-columns-repeated="3"/>
          <table:table-cell office:value-type="date" office:date-value="2007-11-23">
            <text:p>23/11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1949">
            <text:p>131949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7-11-23">
            <text:p>23/11/07</text:p>
          </table:table-cell>
          <table:table-cell table:style-name="ce1" office:value-type="date" office:date-value="2009-04-16">
            <text:p>16/04/09</text:p>
          </table:table-cell>
        </table:table-row>
        <table:table-row table:style-name="ro2">
          <table:table-cell table:number-columns-repeated="21"/>
          <table:table-cell office:value-type="float" office:value="151720">
            <text:p>151720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9-04-17">
            <text:p>17/04/09</text:p>
          </table:table-cell>
          <table:table-cell/>
        </table:table-row>
        <table:table-row table:style-name="ro2">
          <table:table-cell office:value-type="float" office:value="1763">
            <text:p>1763</text:p>
          </table:table-cell>
          <table:table-cell office:value-type="string">
            <text:p>Mr D Lyles</text:p>
          </table:table-cell>
          <table:table-cell office:value-type="string">
            <text:p>Muckleton Farm House</text:p>
          </table:table-cell>
          <table:table-cell/>
          <table:table-cell office:value-type="string">
            <text:p>Stanhoe Road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JT</text:p>
          </table:table-cell>
          <table:table-cell/>
          <table:table-cell office:value-type="string">
            <text:p>(01485)518318</text:p>
          </table:table-cell>
          <table:table-cell office:value-type="string">
            <text:p>EH2014827</text:p>
          </table:table-cell>
          <table:table-cell table:number-columns-repeated="9"/>
          <table:table-cell office:value-type="float" office:value="119032">
            <text:p>11903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26, CWTN-1</text:p>
          </table:table-cell>
          <table:table-cell office:value-type="string">
            <text:p>Fortnightly emptying</text:p>
          </table:table-cell>
          <table:table-cell/>
          <table:table-cell office:value-type="string">
            <text:p>D13 WK2</text:p>
          </table:table-cell>
          <table:table-cell table:number-columns-repeated="5"/>
          <table:table-cell office:value-type="date" office:date-value="2006-12-04">
            <text:p>04/12/06</text:p>
          </table:table-cell>
          <table:table-cell/>
        </table:table-row>
        <table:table-row table:style-name="ro2">
          <table:table-cell office:value-type="float" office:value="1764">
            <text:p>1764</text:p>
          </table:table-cell>
          <table:table-cell office:value-type="string">
            <text:p>Robin Legge Ltd</text:p>
          </table:table-cell>
          <table:table-cell/>
          <table:table-cell table:style-name="ce1" office:value-type="date" office:date-value="2009-09-01">
            <text:p>01/09/09</text:p>
          </table:table-cell>
          <table:table-cell office:value-type="string">
            <text:p>High Street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AB</text:p>
          </table:table-cell>
          <table:table-cell/>
          <table:table-cell office:value-type="string">
            <text:p>(01485)532878</text:p>
          </table:table-cell>
          <table:table-cell office:value-type="string">
            <text:p>EH0931161</text:p>
          </table:table-cell>
          <table:table-cell table:number-columns-repeated="9"/>
          <table:table-cell office:value-type="float" office:value="2205">
            <text:p>220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4-04-29">
            <text:p>29/04/04</text:p>
          </table:table-cell>
          <table:table-cell/>
        </table:table-row>
        <table:table-row table:style-name="ro1">
          <table:table-cell office:value-type="float" office:value="1766">
            <text:p>1766</text:p>
          </table:table-cell>
          <table:table-cell office:value-type="string">
            <text:p>Mr T A Ringer</text:p>
          </table:table-cell>
          <table:table-cell office:value-type="string">
            <text:p>The Grange</text:p>
          </table:table-cell>
          <table:table-cell table:number-columns-repeated="2"/>
          <table:table-cell office:value-type="string">
            <text:p>West Rud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SY</text:p>
          </table:table-cell>
          <table:table-cell/>
          <table:table-cell office:value-type="string">
            <text:p>(01485)529375</text:p>
          </table:table-cell>
          <table:table-cell office:value-type="string">
            <text:p>EH2006395</text:p>
          </table:table-cell>
          <table:table-cell table:number-columns-repeated="9"/>
          <table:table-cell office:value-type="float" office:value="107146">
            <text:p>107146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32, CWTN-1</text:p>
          </table:table-cell>
          <table:table-cell office:value-type="string">
            <text:p>One empty per week: 1 April - 30 September &amp;</text:p>
            <text:p>One empty per month : 1October - 31 March</text:p>
          </table:table-cell>
          <table:table-cell/>
          <table:table-cell office:value-type="string">
            <text:p>D1</text:p>
          </table:table-cell>
          <table:table-cell table:number-columns-repeated="5"/>
          <table:table-cell office:value-type="date" office:date-value="2006-01-07">
            <text:p>07/01/06</text:p>
          </table:table-cell>
          <table:table-cell/>
        </table:table-row>
        <table:table-row table:style-name="ro2">
          <table:table-cell office:value-type="float" office:value="1767">
            <text:p>1767</text:p>
          </table:table-cell>
          <table:table-cell office:value-type="string">
            <text:p>Norfolk Army Cadet Force</text:p>
          </table:table-cell>
          <table:table-cell office:value-type="string">
            <text:p>FAO; Cadet Exetutive Officer</text:p>
          </table:table-cell>
          <table:table-cell office:value-type="string">
            <text:p>TA Centre</text:p>
          </table:table-cell>
          <table:table-cell office:value-type="string">
            <text:p>44 Norwich Street</text:p>
          </table:table-cell>
          <table:table-cell/>
          <table:table-cell office:value-type="string">
            <text:p>Dereham</text:p>
          </table:table-cell>
          <table:table-cell office:value-type="string">
            <text:p>Norfolk</text:p>
          </table:table-cell>
          <table:table-cell office:value-type="string">
            <text:p>NR19 1AD</text:p>
          </table:table-cell>
          <table:table-cell/>
          <table:table-cell office:value-type="string">
            <text:p>()694515</text:p>
          </table:table-cell>
          <table:table-cell office:value-type="string">
            <text:p>EH2014892</text:p>
          </table:table-cell>
          <table:table-cell office:value-type="string">
            <text:p>Armu Cadet Force TA Centre</text:p>
          </table:table-cell>
          <table:table-cell table:number-columns-repeated="2"/>
          <table:table-cell office:value-type="string">
            <text:p>Doddshill Road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LW</text:p>
          </table:table-cell>
          <table:table-cell/>
          <table:table-cell office:value-type="float" office:value="2220">
            <text:p>2220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4-05-03">
            <text:p>03/05/04</text:p>
          </table:table-cell>
          <table:table-cell/>
        </table:table-row>
        <table:table-row table:style-name="ro2">
          <table:table-cell office:value-type="float" office:value="1769">
            <text:p>1769</text:p>
          </table:table-cell>
          <table:table-cell office:value-type="string">
            <text:p>Plumtree Mobile Home Park Ltd</text:p>
          </table:table-cell>
          <table:table-cell office:value-type="string">
            <text:p>Reg. Office: Stable House</text:p>
          </table:table-cell>
          <table:table-cell office:value-type="float" office:value="70">
            <text:p>70</text:p>
          </table:table-cell>
          <table:table-cell office:value-type="string">
            <text:p>Fen Road</text:p>
          </table:table-cell>
          <table:table-cell office:value-type="string">
            <text:p>Chesterton</text:p>
          </table:table-cell>
          <table:table-cell office:value-type="string">
            <text:p>Cambridge</text:p>
          </table:table-cell>
          <table:table-cell/>
          <table:table-cell office:value-type="string">
            <text:p>CB4 1TU</text:p>
          </table:table-cell>
          <table:table-cell office:value-type="string">
            <text:p>Mr A J May</text:p>
          </table:table-cell>
          <table:table-cell office:value-type="string">
            <text:p>(01223)424280</text:p>
          </table:table-cell>
          <table:table-cell office:value-type="string">
            <text:p>EH2014918</text:p>
          </table:table-cell>
          <table:table-cell office:value-type="string">
            <text:p>Plumree Mobile Home Park</text:p>
          </table:table-cell>
          <table:table-cell table:number-columns-repeated="2"/>
          <table:table-cell office:value-type="string">
            <text:p>The Street</text:p>
          </table:table-cell>
          <table:table-cell office:value-type="string">
            <text:p>Mar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9JH</text:p>
          </table:table-cell>
          <table:table-cell/>
          <table:table-cell office:value-type="float" office:value="2233">
            <text:p>223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2</text:p>
          </table:table-cell>
          <table:table-cell table:number-columns-repeated="5"/>
          <table:table-cell office:value-type="date" office:date-value="2004-05-14">
            <text:p>14/05/04</text:p>
          </table:table-cell>
          <table:table-cell/>
        </table:table-row>
        <table:table-row table:style-name="ro2">
          <table:table-cell office:value-type="float" office:value="1770">
            <text:p>1770</text:p>
          </table:table-cell>
          <table:table-cell office:value-type="string">
            <text:p>Integrated Nursing Homes Ltd</text:p>
          </table:table-cell>
          <table:table-cell office:value-type="string">
            <text:p>T/as Millbridge Nursing Home</text:p>
          </table:table-cell>
          <table:table-cell office:value-type="float" office:value="4">
            <text:p>4</text:p>
          </table:table-cell>
          <table:table-cell office:value-type="string">
            <text:p>Lynn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HY</text:p>
          </table:table-cell>
          <table:table-cell office:value-type="string">
            <text:p>Mr Guatam Saraogi</text:p>
          </table:table-cell>
          <table:table-cell office:value-type="string">
            <text:p>(01753)643106</text:p>
          </table:table-cell>
          <table:table-cell office:value-type="string">
            <text:p>EH2014920</text:p>
          </table:table-cell>
          <table:table-cell table:number-columns-repeated="8"/>
          <table:table-cell office:value-type="string">
            <text:p>(01485)570349</text:p>
          </table:table-cell>
          <table:table-cell office:value-type="float" office:value="140406">
            <text:p>140406</text:p>
          </table:table-cell>
          <table:table-cell office:value-type="string">
            <text:p>Schd.2 Recycling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9, CWTN-2</text:p>
          </table:table-cell>
          <table:table-cell office:value-type="string">
            <text:p>Fortnightly: except Xmas/New Year weeks</text:p>
          </table:table-cell>
          <table:table-cell table:number-columns-repeated="2"/>
          <table:table-cell office:value-type="string">
            <text:p>R2 WK1</text:p>
          </table:table-cell>
          <table:table-cell table:number-columns-repeated="4"/>
          <table:table-cell office:value-type="date" office:date-value="2008-07-08">
            <text:p>08/07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9345">
            <text:p>149345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1100-2 x 2 CWTN-1</text:p>
          </table:table-cell>
          <table:table-cell office:value-type="string">
            <text:p>Three empties per week</text:p>
          </table:table-cell>
          <table:table-cell office:value-type="string">
            <text:p>D2 </text:p>
          </table:table-cell>
          <table:table-cell/>
          <table:table-cell office:value-type="string">
            <text:p>D2</text:p>
          </table:table-cell>
          <table:table-cell/>
          <table:table-cell office:value-type="string">
            <text:p>T1</text:p>
          </table:table-cell>
          <table:table-cell table:number-columns-repeated="2"/>
          <table:table-cell office:value-type="date" office:date-value="2009-02-11">
            <text:p>11/02/09</text:p>
          </table:table-cell>
          <table:table-cell/>
        </table:table-row>
        <table:table-row table:style-name="ro2">
          <table:table-cell office:value-type="float" office:value="1772">
            <text:p>1772</text:p>
          </table:table-cell>
          <table:table-cell office:value-type="string">
            <text:p>Mrs M L Wong</text:p>
          </table:table-cell>
          <table:table-cell office:value-type="string">
            <text:p>(Ref: Lai Ying Court)</text:p>
          </table:table-cell>
          <table:table-cell office:value-type="float" office:value="48">
            <text:p>48</text:p>
          </table:table-cell>
          <table:table-cell office:value-type="string">
            <text:p>Priory Lane</text:p>
          </table:table-cell>
          <table:table-cell office:value-type="string">
            <text:p>Nor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PT</text:p>
          </table:table-cell>
          <table:table-cell office:value-type="string">
            <text:p>Mai Ling Wong</text:p>
          </table:table-cell>
          <table:table-cell/>
          <table:table-cell office:value-type="string">
            <text:p>EH2004514</text:p>
          </table:table-cell>
          <table:table-cell office:value-type="string">
            <text:p>Lai Ying Court</text:p>
          </table:table-cell>
          <table:table-cell office:value-type="string">
            <text:p>Unit 5 Priory Court</text:p>
          </table:table-cell>
          <table:table-cell/>
          <table:table-cell office:value-type="string">
            <text:p>St. Augustine's Way</text:p>
          </table:table-cell>
          <table:table-cell office:value-type="string">
            <text:p>Sou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TE</text:p>
          </table:table-cell>
          <table:table-cell office:value-type="string">
            <text:p>(01553)673715</text:p>
          </table:table-cell>
          <table:table-cell office:value-type="float" office:value="136618">
            <text:p>136618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618">
            <text:p>136618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; except Xmas/New year weeks</text:p>
          </table:table-cell>
          <table:table-cell table:number-columns-repeated="3"/>
          <table:table-cell office:value-type="string">
            <text:p>R6 WK2</text:p>
          </table:table-cell>
          <table:table-cell table:number-columns-repeated="3"/>
          <table:table-cell office:value-type="date" office:date-value="2009-04-01">
            <text:p>01/04/09</text:p>
          </table:table-cell>
          <table:table-cell/>
        </table:table-row>
        <table:table-row table:style-name="ro3">
          <table:table-cell office:value-type="float" office:value="1785">
            <text:p>1785</text:p>
          </table:table-cell>
          <table:table-cell office:value-type="string">
            <text:p>Burleigh House Hotel Ltd</text:p>
          </table:table-cell>
          <table:table-cell/>
          <table:table-cell office:value-type="float" office:value="7">
            <text:p>7</text:p>
          </table:table-cell>
          <table:table-cell office:value-type="string">
            <text:p>Cliff Terrac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DY</text:p>
          </table:table-cell>
          <table:table-cell office:value-type="string">
            <text:p>Mr R Jenning</text:p>
          </table:table-cell>
          <table:table-cell office:value-type="string">
            <text:p>(01485)533080</text:p>
          </table:table-cell>
          <table:table-cell office:value-type="string">
            <text:p>EH2021476</text:p>
          </table:table-cell>
          <table:table-cell table:number-columns-repeated="9"/>
          <table:table-cell office:value-type="float" office:value="113007">
            <text:p>113007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37, CWTN-1</text:p>
          </table:table-cell>
          <table:table-cell office:value-type="string">
            <text:p>Fortnightly emptying: 1 - 30 April </text:p>
            <text:p>Weekly emptying: 1 May - 30 September &amp; </text:p>
            <text:p>Fortnightly emptying: 1 October - 31 March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6-07-01">
            <text:p>01/07/06</text:p>
          </table:table-cell>
          <table:table-cell/>
        </table:table-row>
        <table:table-row table:style-name="ro2">
          <table:table-cell office:value-type="float" office:value="1787">
            <text:p>1787</text:p>
          </table:table-cell>
          <table:table-cell office:value-type="string">
            <text:p>Ten Mile Bank C P School</text:p>
          </table:table-cell>
          <table:table-cell table:number-columns-repeated="2"/>
          <table:table-cell office:value-type="string">
            <text:p>Station Road</text:p>
          </table:table-cell>
          <table:table-cell office:value-type="string">
            <text:p>Ten Mile Bank</text:p>
          </table:table-cell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0EP</text:p>
          </table:table-cell>
          <table:table-cell/>
          <table:table-cell office:value-type="string">
            <text:p>(01366)377310</text:p>
          </table:table-cell>
          <table:table-cell office:value-type="string">
            <text:p>EH2014952</text:p>
          </table:table-cell>
          <table:table-cell table:number-columns-repeated="9"/>
          <table:table-cell office:value-type="float" office:value="93964">
            <text:p>93964</text:p>
          </table:table-cell>
          <table:table-cell office:value-type="string">
            <text:p>School 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3, 240-4 x 20, CWTN-3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D10 WK1</text:p>
          </table:table-cell>
          <table:table-cell table:number-columns-repeated="3"/>
          <table:table-cell office:value-type="date" office:date-value="2005-02-07">
            <text:p>07/02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3964">
            <text:p>93964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3 WK1</text:p>
          </table:table-cell>
          <table:table-cell table:number-columns-repeated="3"/>
          <table:table-cell office:value-type="date" office:date-value="2005-02-07">
            <text:p>07/02/05</text:p>
          </table:table-cell>
          <table:table-cell/>
        </table:table-row>
        <table:table-row table:style-name="ro2">
          <table:table-cell office:value-type="float" office:value="1802">
            <text:p>1802</text:p>
          </table:table-cell>
          <table:table-cell office:value-type="string">
            <text:p>Navrady's of Upwell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School Road</text:p>
          </table:table-cell>
          <table:table-cell office:value-type="string">
            <text:p>Upwell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9EW</text:p>
          </table:table-cell>
          <table:table-cell office:value-type="string">
            <text:p>Stephen Navrady</text:p>
          </table:table-cell>
          <table:table-cell office:value-type="string">
            <text:p>(01945)772398</text:p>
          </table:table-cell>
          <table:table-cell office:value-type="string">
            <text:p>EH1143065</text:p>
          </table:table-cell>
          <table:table-cell table:number-columns-repeated="9"/>
          <table:table-cell office:value-type="float" office:value="83863">
            <text:p>8386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9</text:p>
          </table:table-cell>
          <table:table-cell table:number-columns-repeated="2"/>
          <table:table-cell office:value-type="date" office:date-value="2004-05-28">
            <text:p>28/05/04</text:p>
          </table:table-cell>
          <table:table-cell/>
        </table:table-row>
        <table:table-row table:style-name="ro2">
          <table:table-cell office:value-type="float" office:value="1803">
            <text:p>1803</text:p>
          </table:table-cell>
          <table:table-cell office:value-type="string">
            <text:p>Downham Preparatory School</text:p>
          </table:table-cell>
          <table:table-cell office:value-type="string">
            <text:p>The Old Rectory</text:p>
          </table:table-cell>
          <table:table-cell/>
          <table:table-cell office:value-type="string">
            <text:p>Lynn Road</text:p>
          </table:table-cell>
          <table:table-cell office:value-type="string">
            <text:p>Stow Bardolph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3HT</text:p>
          </table:table-cell>
          <table:table-cell/>
          <table:table-cell office:value-type="string">
            <text:p>(01366)388066</text:p>
          </table:table-cell>
          <table:table-cell office:value-type="string">
            <text:p>EH0989163</text:p>
          </table:table-cell>
          <table:table-cell table:number-columns-repeated="9"/>
          <table:table-cell office:value-type="float" office:value="88338">
            <text:p>88338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7,CWTN-3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9</text:p>
          </table:table-cell>
          <table:table-cell table:number-columns-repeated="4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table:number-columns-repeated="21"/>
          <table:table-cell office:value-type="float" office:value="88338">
            <text:p>88338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0, CWTN-4</text:p>
          </table:table-cell>
          <table:table-cell office:value-type="string">
            <text:p>Fortnightly emptying</text:p>
          </table:table-cell>
          <table:table-cell table:number-columns-repeated="2"/>
          <table:table-cell office:value-type="string">
            <text:p>R3 WK1</text:p>
          </table:table-cell>
          <table:table-cell table:number-columns-repeated="4"/>
          <table:table-cell office:value-type="date" office:date-value="2004-09-01">
            <text:p>01/09/04</text:p>
          </table:table-cell>
          <table:table-cell table:style-name="ce1" office:value-type="date" office:date-value="2009-05-25">
            <text:p>25/05/09</text:p>
          </table:table-cell>
        </table:table-row>
        <table:table-row table:style-name="ro2">
          <table:table-cell table:number-columns-repeated="21"/>
          <table:table-cell office:value-type="float" office:value="153348">
            <text:p>153348</text:p>
          </table:table-cell>
          <table:table-cell office:value-type="string">
            <text:p>School Recycling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0, CWTN-4</text:p>
          </table:table-cell>
          <table:table-cell office:value-type="string">
            <text:p>Fortnightly emptying</text:p>
          </table:table-cell>
          <table:table-cell table:number-columns-repeated="2"/>
          <table:table-cell office:value-type="string">
            <text:p>R3 WK1</text:p>
          </table:table-cell>
          <table:table-cell table:number-columns-repeated="4"/>
          <table:table-cell office:value-type="date" office:date-value="2009-05-26">
            <text:p>26/05/09</text:p>
          </table:table-cell>
          <table:table-cell/>
        </table:table-row>
        <table:table-row table:style-name="ro2">
          <table:table-cell office:value-type="float" office:value="1806">
            <text:p>1806</text:p>
          </table:table-cell>
          <table:table-cell office:value-type="string">
            <text:p>Mark Brister Decorators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Austin Street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AW</text:p>
          </table:table-cell>
          <table:table-cell/>
          <table:table-cell office:value-type="string">
            <text:p>(01485)535983</text:p>
          </table:table-cell>
          <table:table-cell office:value-type="string">
            <text:p>EH2015368</text:p>
          </table:table-cell>
          <table:table-cell table:number-columns-repeated="9"/>
          <table:table-cell office:value-type="float" office:value="122748">
            <text:p>122748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1807">
            <text:p>1807</text:p>
          </table:table-cell>
          <table:table-cell office:value-type="string">
            <text:p>Runcton Holme Social Club</text:p>
          </table:table-cell>
          <table:table-cell table:number-columns-repeated="2"/>
          <table:table-cell office:value-type="string">
            <text:p>School Road</text:p>
          </table:table-cell>
          <table:table-cell office:value-type="string">
            <text:p>Runcton Holm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0AQ</text:p>
          </table:table-cell>
          <table:table-cell table:number-columns-repeated="2"/>
          <table:table-cell office:value-type="string">
            <text:p>EH2015373</text:p>
          </table:table-cell>
          <table:table-cell table:number-columns-repeated="9"/>
          <table:table-cell office:value-type="float" office:value="2224">
            <text:p>2224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0</text:p>
          </table:table-cell>
          <table:table-cell table:number-columns-repeated="4"/>
          <table:table-cell office:value-type="date" office:date-value="2004-07-01">
            <text:p>01/07/04</text:p>
          </table:table-cell>
          <table:table-cell/>
        </table:table-row>
        <table:table-row table:style-name="ro2">
          <table:table-cell office:value-type="float" office:value="1808">
            <text:p>1808</text:p>
          </table:table-cell>
          <table:table-cell office:value-type="string">
            <text:p>Claws 'n' Paws Ltd</text:p>
          </table:table-cell>
          <table:table-cell/>
          <table:table-cell office:value-type="string">
            <text:p>Unit 5</text:p>
          </table:table-cell>
          <table:table-cell office:value-type="string">
            <text:p>Fairfield Road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ET</text:p>
          </table:table-cell>
          <table:table-cell office:value-type="string">
            <text:p>Glyn Osler</text:p>
          </table:table-cell>
          <table:table-cell office:value-type="string">
            <text:p>(01366)388952</text:p>
          </table:table-cell>
          <table:table-cell office:value-type="string">
            <text:p>EH2015425</text:p>
          </table:table-cell>
          <table:table-cell table:number-columns-repeated="9"/>
          <table:table-cell office:value-type="float" office:value="2270">
            <text:p>2270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9</text:p>
          </table:table-cell>
          <table:table-cell table:number-columns-repeated="4"/>
          <table:table-cell office:value-type="date" office:date-value="2004-06-28">
            <text:p>28/06/04</text:p>
          </table:table-cell>
          <table:table-cell/>
        </table:table-row>
        <table:table-row table:style-name="ro2">
          <table:table-cell office:value-type="float" office:value="1809">
            <text:p>1809</text:p>
          </table:table-cell>
          <table:table-cell office:value-type="string">
            <text:p>The Pine Centre</text:p>
          </table:table-cell>
          <table:table-cell office:value-type="string">
            <text:p>Rampart House</text:p>
          </table:table-cell>
          <table:table-cell/>
          <table:table-cell office:value-type="string">
            <text:p>Lynn Road</text:p>
          </table:table-cell>
          <table:table-cell office:value-type="string">
            <text:p>Walpole Highway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RN</text:p>
          </table:table-cell>
          <table:table-cell office:value-type="string">
            <text:p>Mrs M Reeve</text:p>
          </table:table-cell>
          <table:table-cell office:value-type="string">
            <text:p>(01945)881033</text:p>
          </table:table-cell>
          <table:table-cell office:value-type="string">
            <text:p>EH2015444</text:p>
          </table:table-cell>
          <table:table-cell table:number-columns-repeated="9"/>
          <table:table-cell office:value-type="float" office:value="2273">
            <text:p>2273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7</text:p>
          </table:table-cell>
          <table:table-cell table:number-columns-repeated="5"/>
          <table:table-cell office:value-type="date" office:date-value="2004-06-29">
            <text:p>29/06/04</text:p>
          </table:table-cell>
          <table:table-cell/>
        </table:table-row>
        <table:table-row table:style-name="ro2">
          <table:table-cell office:value-type="float" office:value="1815">
            <text:p>1815</text:p>
          </table:table-cell>
          <table:table-cell office:value-type="string">
            <text:p>Rice Bowl Hous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d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PY</text:p>
          </table:table-cell>
          <table:table-cell office:value-type="string">
            <text:p>Mr Y K Yau &amp; Mr Y F Yau</text:p>
          </table:table-cell>
          <table:table-cell office:value-type="string">
            <text:p>(01553)764539</text:p>
          </table:table-cell>
          <table:table-cell office:value-type="string">
            <text:p>EH2015361</text:p>
          </table:table-cell>
          <table:table-cell table:number-columns-repeated="9"/>
          <table:table-cell office:value-type="float" office:value="2253">
            <text:p>2253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5</text:p>
          </table:table-cell>
          <table:table-cell table:number-columns-repeated="4"/>
          <table:table-cell office:value-type="date" office:date-value="2004-06-10">
            <text:p>10/06/04</text:p>
          </table:table-cell>
          <table:table-cell/>
        </table:table-row>
        <table:table-row table:style-name="ro2">
          <table:table-cell office:value-type="float" office:value="1817">
            <text:p>1817</text:p>
          </table:table-cell>
          <table:table-cell office:value-type="string">
            <text:p>Emneth Parish Council</text:p>
          </table:table-cell>
          <table:table-cell office:value-type="string">
            <text:p>c/o Mrs M R Sawyer, Dairy Farmhouse</text:p>
          </table:table-cell>
          <table:table-cell office:value-type="float" office:value="46">
            <text:p>46</text:p>
          </table:table-cell>
          <table:table-cell office:value-type="string">
            <text:p>Tottenhill Row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0RQ</text:p>
          </table:table-cell>
          <table:table-cell/>
          <table:table-cell office:value-type="string">
            <text:p>(01553)810625</text:p>
          </table:table-cell>
          <table:table-cell office:value-type="string">
            <text:p>EH2015417</text:p>
          </table:table-cell>
          <table:table-cell table:number-columns-repeated="9"/>
          <table:table-cell office:value-type="float" office:value="2234">
            <text:p>2234</text:p>
          </table:table-cell>
          <table:table-cell office:value-type="string">
            <text:p>Schd.2 Refuse</text:p>
          </table:table-cell>
          <table:table-cell office:value-type="float" office:value="770">
            <text:p>770</text:p>
          </table:table-cell>
          <table:table-cell office:value-type="float" office:value="2">
            <text:p>2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2</text:p>
          </table:table-cell>
          <table:table-cell table:number-columns-repeated="4"/>
          <table:table-cell office:value-type="date" office:date-value="2004-07-01">
            <text:p>01/07/04</text:p>
          </table:table-cell>
          <table:table-cell/>
        </table:table-row>
        <table:table-row table:style-name="ro2">
          <table:table-cell office:value-type="float" office:value="1818">
            <text:p>1818</text:p>
          </table:table-cell>
          <table:table-cell office:value-type="string">
            <text:p>Imalgo Ltd</text:p>
          </table:table-cell>
          <table:table-cell office:value-type="string">
            <text:p>T/as Lower Farm Nursing Home</text:p>
          </table:table-cell>
          <table:table-cell/>
          <table:table-cell office:value-type="string">
            <text:p>Grimston Road</text:p>
          </table:table-cell>
          <table:table-cell office:value-type="string">
            <text:p>Sou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PB</text:p>
          </table:table-cell>
          <table:table-cell office:value-type="string">
            <text:p>Mr Siraj Hamdulay (Director)</text:p>
          </table:table-cell>
          <table:table-cell office:value-type="string">
            <text:p>(01553)671027</text:p>
          </table:table-cell>
          <table:table-cell office:value-type="string">
            <text:p>EH0935626</text:p>
          </table:table-cell>
          <table:table-cell table:number-columns-repeated="9"/>
          <table:table-cell office:value-type="float" office:value="2277">
            <text:p>2277</text:p>
          </table:table-cell>
          <table:table-cell office:value-type="string">
            <text:p>Schd.2 Refuse</text:p>
          </table:table-cell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/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2"/>
          <table:table-cell office:value-type="date" office:date-value="2004-07-02">
            <text:p>02/07/04</text:p>
          </table:table-cell>
          <table:table-cell/>
        </table:table-row>
        <table:table-row table:style-name="ro1">
          <table:table-cell table:number-columns-repeated="21"/>
          <table:table-cell office:value-type="float" office:value="129786">
            <text:p>129786</text:p>
          </table:table-cell>
          <table:table-cell office:value-type="string">
            <text:p>Schd.2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2, 1100-15 x 25, CWTN 2</text:p>
          </table:table-cell>
          <table:table-cell office:value-type="string">
            <text:p>50 empties: Weekly except Xmas &amp; New Year weeks</text:p>
          </table:table-cell>
          <table:table-cell table:number-columns-repeated="3"/>
          <table:table-cell office:value-type="string">
            <text:p>G3 WK1/ </text:p>
            <text:p>R3 WK2</text:p>
          </table:table-cell>
          <table:table-cell table:number-columns-repeated="3"/>
          <table:table-cell office:value-type="date" office:date-value="2007-09-24">
            <text:p>24/09/07</text:p>
          </table:table-cell>
          <table:table-cell/>
        </table:table-row>
        <table:table-row table:style-name="ro2">
          <table:table-cell office:value-type="float" office:value="1819">
            <text:p>1819</text:p>
          </table:table-cell>
          <table:table-cell office:value-type="string">
            <text:p>Freeman &amp; Goodson Engineering Ltd</text:p>
          </table:table-cell>
          <table:table-cell office:value-type="string">
            <text:p>T/as Con-Pack Systems</text:p>
          </table:table-cell>
          <table:table-cell office:value-type="float" office:value="69">
            <text:p>69</text:p>
          </table:table-cell>
          <table:table-cell office:value-type="string">
            <text:p>Hamburg Way</text:p>
          </table:table-cell>
          <table:table-cell office:value-type="string">
            <text:p>North Lynn Industrial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ND</text:p>
          </table:table-cell>
          <table:table-cell office:value-type="string">
            <text:p>Carl Goodson</text:p>
          </table:table-cell>
          <table:table-cell office:value-type="string">
            <text:p>(01553)763931</text:p>
          </table:table-cell>
          <table:table-cell office:value-type="string">
            <text:p>EH2015473</text:p>
          </table:table-cell>
          <table:table-cell table:number-columns-repeated="9"/>
          <table:table-cell office:value-type="float" office:value="2276">
            <text:p>2276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4-07-02">
            <text:p>02/07/04</text:p>
          </table:table-cell>
          <table:table-cell table:style-name="ce1" office:value-type="date" office:date-value="2009-09-11">
            <text:p>11/09/09</text:p>
          </table:table-cell>
        </table:table-row>
        <table:table-row table:style-name="ro2">
          <table:table-cell office:value-type="float" office:value="1824">
            <text:p>1824</text:p>
          </table:table-cell>
          <table:table-cell office:value-type="string">
            <text:p>Mr Smith's Bakery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Marshland Street</text:p>
          </table:table-cell>
          <table:table-cell office:value-type="string">
            <text:p>Terrington St Clemen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4NE</text:p>
          </table:table-cell>
          <table:table-cell office:value-type="string">
            <text:p>Mr S Smith</text:p>
          </table:table-cell>
          <table:table-cell office:value-type="string">
            <text:p>(01553)829944</text:p>
          </table:table-cell>
          <table:table-cell office:value-type="string">
            <text:p>EH2015685</text:p>
          </table:table-cell>
          <table:table-cell table:number-columns-repeated="9"/>
          <table:table-cell office:value-type="float" office:value="2288">
            <text:p>2288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D4</text:p>
          </table:table-cell>
          <table:table-cell table:number-columns-repeated="6"/>
          <table:table-cell office:value-type="date" office:date-value="2004-07-07">
            <text:p>07/07/04</text:p>
          </table:table-cell>
          <table:table-cell/>
        </table:table-row>
        <table:table-row table:style-name="ro2">
          <table:table-cell office:value-type="float" office:value="1842">
            <text:p>1842</text:p>
          </table:table-cell>
          <table:table-cell office:value-type="string">
            <text:p>Supafry</text:p>
          </table:table-cell>
          <table:table-cell/>
          <table:table-cell office:value-type="string">
            <text:p>28-30</text:p>
          </table:table-cell>
          <table:table-cell office:value-type="string">
            <text:p>Greevegat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AA</text:p>
          </table:table-cell>
          <table:table-cell office:value-type="string">
            <text:p>Mr J Smith (Owner)</text:p>
          </table:table-cell>
          <table:table-cell office:value-type="string">
            <text:p>(01485)534565</text:p>
          </table:table-cell>
          <table:table-cell office:value-type="string">
            <text:p>EH2027225</text:p>
          </table:table-cell>
          <table:table-cell table:number-columns-repeated="9"/>
          <table:table-cell office:value-type="float" office:value="132475">
            <text:p>13247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7-07-09">
            <text:p>09/07/07</text:p>
          </table:table-cell>
          <table:table-cell/>
        </table:table-row>
        <table:table-row table:style-name="ro2">
          <table:table-cell office:value-type="float" office:value="1843">
            <text:p>1843</text:p>
          </table:table-cell>
          <table:table-cell office:value-type="string">
            <text:p>Downham Market Christian Fellowship</text:p>
          </table:table-cell>
          <table:table-cell office:value-type="string">
            <text:p>The Sovereign Centre</text:p>
          </table:table-cell>
          <table:table-cell/>
          <table:table-cell office:value-type="string">
            <text:p>Sovereign Way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SW</text:p>
          </table:table-cell>
          <table:table-cell office:value-type="string">
            <text:p>Sue Hubbard (Treasurer)</text:p>
          </table:table-cell>
          <table:table-cell office:value-type="string">
            <text:p>(01366)384474</text:p>
          </table:table-cell>
          <table:table-cell office:value-type="string">
            <text:p>EH2015803</text:p>
          </table:table-cell>
          <table:table-cell table:number-columns-repeated="9"/>
          <table:table-cell office:value-type="float" office:value="2291">
            <text:p>2291</text:p>
          </table:table-cell>
          <table:table-cell office:value-type="string">
            <text:p>Schd.2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9</text:p>
          </table:table-cell>
          <table:table-cell table:number-columns-repeated="2"/>
          <table:table-cell office:value-type="date" office:date-value="2004-07-08">
            <text:p>08/07/04</text:p>
          </table:table-cell>
          <table:table-cell/>
        </table:table-row>
        <table:table-row table:style-name="ro2">
          <table:table-cell office:value-type="float" office:value="1845">
            <text:p>1845</text:p>
          </table:table-cell>
          <table:table-cell office:value-type="string">
            <text:p>The Coffee Pot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Le Strange Terrac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AJ</text:p>
          </table:table-cell>
          <table:table-cell office:value-type="string">
            <text:p>Sharon Gage</text:p>
          </table:table-cell>
          <table:table-cell office:value-type="string">
            <text:p>(01485)535003</text:p>
          </table:table-cell>
          <table:table-cell office:value-type="string">
            <text:p>EH2020745</text:p>
          </table:table-cell>
          <table:table-cell table:number-columns-repeated="9"/>
          <table:table-cell office:value-type="float" office:value="149681">
            <text:p>149681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30, CWTN-1</text:p>
          </table:table-cell>
          <table:table-cell office:value-type="string">
            <text:p>Weekly empting; 1 April - 31 October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9-02-19">
            <text:p>19/02/09</text:p>
          </table:table-cell>
          <table:table-cell/>
        </table:table-row>
        <table:table-row table:style-name="ro2">
          <table:table-cell office:value-type="float" office:value="1846">
            <text:p>1846</text:p>
          </table:table-cell>
          <table:table-cell office:value-type="string">
            <text:p>The Gaultree Inn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aultree Square</text:p>
          </table:table-cell>
          <table:table-cell office:value-type="string">
            <text:p>Emneth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DD</text:p>
          </table:table-cell>
          <table:table-cell office:value-type="string">
            <text:p>Mr J R McCourt</text:p>
          </table:table-cell>
          <table:table-cell office:value-type="string">
            <text:p>(01945)474297</text:p>
          </table:table-cell>
          <table:table-cell office:value-type="string">
            <text:p>EH2015806</text:p>
          </table:table-cell>
          <table:table-cell table:number-columns-repeated="9"/>
          <table:table-cell office:value-type="float" office:value="113613">
            <text:p>113613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2</text:p>
          </table:table-cell>
          <table:table-cell table:number-columns-repeated="4"/>
          <table:table-cell office:value-type="date" office:date-value="2006-08-01">
            <text:p>01/08/06</text:p>
          </table:table-cell>
          <table:table-cell/>
        </table:table-row>
        <table:table-row table:style-name="ro2">
          <table:table-cell office:value-type="float" office:value="1849">
            <text:p>1849</text:p>
          </table:table-cell>
          <table:table-cell office:value-type="string">
            <text:p>Emneth Post Office &amp; Stores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Gaultree Square</text:p>
          </table:table-cell>
          <table:table-cell office:value-type="string">
            <text:p>Emneth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DD</text:p>
          </table:table-cell>
          <table:table-cell office:value-type="string">
            <text:p>Mr R &amp; Mrs C Rumbold</text:p>
          </table:table-cell>
          <table:table-cell office:value-type="string">
            <text:p>(01945)583892</text:p>
          </table:table-cell>
          <table:table-cell office:value-type="string">
            <text:p>EH2019137</text:p>
          </table:table-cell>
          <table:table-cell table:number-columns-repeated="9"/>
          <table:table-cell office:value-type="float" office:value="105845">
            <text:p>105845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2</text:p>
          </table:table-cell>
          <table:table-cell table:number-columns-repeated="4"/>
          <table:table-cell office:value-type="date" office:date-value="2005-11-15">
            <text:p>15/11/05</text:p>
          </table:table-cell>
          <table:table-cell/>
        </table:table-row>
        <table:table-row table:style-name="ro2">
          <table:table-cell office:value-type="float" office:value="1851">
            <text:p>1851</text:p>
          </table:table-cell>
          <table:table-cell office:value-type="string">
            <text:p>Curtis Butchers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Gaultree Square</text:p>
          </table:table-cell>
          <table:table-cell office:value-type="string">
            <text:p>Emneth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DD</text:p>
          </table:table-cell>
          <table:table-cell office:value-type="string">
            <text:p>Mr S J Curtis</text:p>
          </table:table-cell>
          <table:table-cell office:value-type="string">
            <text:p>(01945)583246</text:p>
          </table:table-cell>
          <table:table-cell office:value-type="string">
            <text:p>EH2015826</text:p>
          </table:table-cell>
          <table:table-cell table:number-columns-repeated="9"/>
          <table:table-cell office:value-type="float" office:value="2323">
            <text:p>2323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2</text:p>
          </table:table-cell>
          <table:table-cell table:number-columns-repeated="4"/>
          <table:table-cell office:value-type="date" office:date-value="2004-08-19">
            <text:p>19/08/04</text:p>
          </table:table-cell>
          <table:table-cell/>
        </table:table-row>
        <table:table-row table:style-name="ro2">
          <table:table-cell office:value-type="float" office:value="1855">
            <text:p>1855</text:p>
          </table:table-cell>
          <table:table-cell office:value-type="string">
            <text:p>The Norfolk Warehouse Ltd</text:p>
          </table:table-cell>
          <table:table-cell table:number-columns-repeated="2"/>
          <table:table-cell office:value-type="string">
            <text:p>North Street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HG</text:p>
          </table:table-cell>
          <table:table-cell/>
          <table:table-cell office:value-type="string">
            <text:p>(01328)738634</text:p>
          </table:table-cell>
          <table:table-cell office:value-type="string">
            <text:p>EH2015844</text:p>
          </table:table-cell>
          <table:table-cell table:number-columns-repeated="9"/>
          <table:table-cell office:value-type="float" office:value="2313">
            <text:p>2313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2004-08-12">
            <text:p>12/08/04</text:p>
          </table:table-cell>
          <table:table-cell/>
        </table:table-row>
        <table:table-row table:style-name="ro2">
          <table:table-cell office:value-type="float" office:value="1862">
            <text:p>1862</text:p>
          </table:table-cell>
          <table:table-cell office:value-type="string">
            <text:p>Dr D M Hansell</text:p>
          </table:table-cell>
          <table:table-cell office:value-type="string">
            <text:p>Downham Dental Practice</text:p>
          </table:table-cell>
          <table:table-cell office:value-type="float" office:value="39">
            <text:p>39</text:p>
          </table:table-cell>
          <table:table-cell office:value-type="string">
            <text:p>High Street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HF</text:p>
          </table:table-cell>
          <table:table-cell/>
          <table:table-cell office:value-type="string">
            <text:p>(01366)382265</text:p>
          </table:table-cell>
          <table:table-cell office:value-type="string">
            <text:p>EH2015875</text:p>
          </table:table-cell>
          <table:table-cell table:number-columns-repeated="9"/>
          <table:table-cell office:value-type="float" office:value="95123">
            <text:p>95123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9</text:p>
          </table:table-cell>
          <table:table-cell table:number-columns-repeated="5"/>
          <table:table-cell office:value-type="date" office:date-value="2005-03-14">
            <text:p>14/03/05</text:p>
          </table:table-cell>
          <table:table-cell/>
        </table:table-row>
        <table:table-row table:style-name="ro2">
          <table:table-cell office:value-type="float" office:value="1865">
            <text:p>1865</text:p>
          </table:table-cell>
          <table:table-cell office:value-type="string">
            <text:p>Ruby &amp; Tullulah</text:p>
          </table:table-cell>
          <table:table-cell office:value-type="string">
            <text:p>Church House</text:p>
          </table:table-cell>
          <table:table-cell/>
          <table:table-cell office:value-type="string">
            <text:p>Overy Road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HH</text:p>
          </table:table-cell>
          <table:table-cell office:value-type="string">
            <text:p>Mr W Spice</text:p>
          </table:table-cell>
          <table:table-cell office:value-type="string">
            <text:p>(01328)738638</text:p>
          </table:table-cell>
          <table:table-cell office:value-type="string">
            <text:p>EH2015894</text:p>
          </table:table-cell>
          <table:table-cell table:number-columns-repeated="9"/>
          <table:table-cell office:value-type="float" office:value="2343">
            <text:p>2343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2004-09-01">
            <text:p>01/09/04</text:p>
          </table:table-cell>
          <table:table-cell/>
        </table:table-row>
        <table:table-row table:style-name="ro2">
          <table:table-cell office:value-type="float" office:value="1875">
            <text:p>1875</text:p>
          </table:table-cell>
          <table:table-cell office:value-type="string">
            <text:p>Silver Spoon Restaurant</text:p>
          </table:table-cell>
          <table:table-cell/>
          <table:table-cell office:value-type="float" office:value="122">
            <text:p>122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P</text:p>
          </table:table-cell>
          <table:table-cell office:value-type="string">
            <text:p>Mr Akif Kaya</text:p>
          </table:table-cell>
          <table:table-cell office:value-type="string">
            <text:p>(01553)760057</text:p>
          </table:table-cell>
          <table:table-cell office:value-type="string">
            <text:p>EH2015940</text:p>
          </table:table-cell>
          <table:table-cell table:number-columns-repeated="9"/>
          <table:table-cell office:value-type="float" office:value="122958">
            <text:p>122958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4">
            <text:p>4</text:p>
          </table:table-cell>
          <table:table-cell office:value-type="string">
            <text:p>360-1, 36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1876">
            <text:p>1876</text:p>
          </table:table-cell>
          <table:table-cell office:value-type="string">
            <text:p>Mr A Runciman</text:p>
          </table:table-cell>
          <table:table-cell/>
          <table:table-cell office:value-type="float" office:value="8">
            <text:p>8</text:p>
          </table:table-cell>
          <table:table-cell office:value-type="string">
            <text:p>Luard Road</text:p>
          </table:table-cell>
          <table:table-cell/>
          <table:table-cell office:value-type="string">
            <text:p>Cambridge</text:p>
          </table:table-cell>
          <table:table-cell/>
          <table:table-cell office:value-type="string">
            <text:p>CB2 2PJ</text:p>
          </table:table-cell>
          <table:table-cell/>
          <table:table-cell office:value-type="string">
            <text:p>(02076)635263</text:p>
          </table:table-cell>
          <table:table-cell office:value-type="string">
            <text:p>EH201594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Boston Squar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DU</text:p>
          </table:table-cell>
          <table:table-cell/>
          <table:table-cell office:value-type="float" office:value="2317">
            <text:p>2317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240-3, 240-4 x 22, CWTN-1</text:p>
          </table:table-cell>
          <table:table-cell office:value-type="string">
            <text:p>Weekly emptying: 1 May - 30 September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4-08-17">
            <text:p>17/08/04</text:p>
          </table:table-cell>
          <table:table-cell/>
        </table:table-row>
        <table:table-row table:style-name="ro2">
          <table:table-cell office:value-type="float" office:value="1877">
            <text:p>1877</text:p>
          </table:table-cell>
          <table:table-cell office:value-type="string">
            <text:p>Cobblestones</text:p>
          </table:table-cell>
          <table:table-cell/>
          <table:table-cell office:value-type="float" office:value="9">
            <text:p>9</text:p>
          </table:table-cell>
          <table:table-cell office:value-type="string">
            <text:p>Blackfriar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NN</text:p>
          </table:table-cell>
          <table:table-cell office:value-type="string">
            <text:p>Mr D Kilvington</text:p>
          </table:table-cell>
          <table:table-cell office:value-type="string">
            <text:p>(01553)777709</text:p>
          </table:table-cell>
          <table:table-cell office:value-type="string">
            <text:p>EH0934525</text:p>
          </table:table-cell>
          <table:table-cell table:number-columns-repeated="9"/>
          <table:table-cell office:value-type="float" office:value="149022">
            <text:p>149022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3, 360-4 x 26, CWTN-1</text:p>
          </table:table-cell>
          <table:table-cell office:value-type="string">
            <text:p>Fortnightly emptying</text:p>
          </table:table-cell>
          <table:table-cell table:number-columns-repeated="3"/>
          <table:table-cell office:value-type="string">
            <text:p>T1 WK2</text:p>
          </table:table-cell>
          <table:table-cell table:number-columns-repeated="3"/>
          <table:table-cell office:value-type="date" office:date-value="2009-02-01">
            <text:p>01/02/09</text:p>
          </table:table-cell>
          <table:table-cell table:style-name="ce1" office:value-type="date" office:date-value="2009-04-18">
            <text:p>18/04/09</text:p>
          </table:table-cell>
        </table:table-row>
        <table:table-row table:style-name="ro1">
          <table:table-cell table:number-columns-repeated="21"/>
          <table:table-cell office:value-type="float" office:value="149022">
            <text:p>149022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: except weeks containing Xmas Day &amp;</text:p>
            <text:p>New Years Day</text:p>
          </table:table-cell>
          <table:table-cell office:value-type="string">
            <text:p>G3 WK2</text:p>
          </table:table-cell>
          <table:table-cell table:number-columns-repeated="6"/>
          <table:table-cell office:value-type="date" office:date-value="2009-02-01">
            <text:p>01/02/09</text:p>
          </table:table-cell>
          <table:table-cell table:style-name="ce1" office:value-type="date" office:date-value="2009-04-18">
            <text:p>18/04/09</text:p>
          </table:table-cell>
        </table:table-row>
        <table:table-row table:style-name="ro2">
          <table:table-cell table:number-columns-repeated="21"/>
          <table:table-cell office:value-type="float" office:value="151388">
            <text:p>151388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9-04-19">
            <text:p>19/04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1388">
            <text:p>151388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660-12 x 25, CWTN-2</text:p>
          </table:table-cell>
          <table:table-cell office:value-type="string">
            <text:p>50 empties: Weekly except Xmas &amp; New Year weeks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9-04-19">
            <text:p>19/04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5033">
            <text:p>155033</text:p>
          </table:table-cell>
          <table:table-cell office:value-type="string">
            <text:p>Glass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ne empty per month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1878">
            <text:p>1878</text:p>
          </table:table-cell>
          <table:table-cell office:value-type="string">
            <text:p>White House Bookshop</text:p>
          </table:table-cell>
          <table:table-cell table:number-columns-repeated="2"/>
          <table:table-cell office:value-type="string">
            <text:p>Market Place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HD</text:p>
          </table:table-cell>
          <table:table-cell office:value-type="string">
            <text:p>Miss Catherine Bennett</text:p>
          </table:table-cell>
          <table:table-cell office:value-type="string">
            <text:p>(01328)730270</text:p>
          </table:table-cell>
          <table:table-cell office:value-type="string">
            <text:p>EH2030598</text:p>
          </table:table-cell>
          <table:table-cell table:number-columns-repeated="9"/>
          <table:table-cell office:value-type="float" office:value="138411">
            <text:p>138411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1879">
            <text:p>1879</text:p>
          </table:table-cell>
          <table:table-cell office:value-type="string">
            <text:p>The Post Office</text:p>
          </table:table-cell>
          <table:table-cell table:number-columns-repeated="2"/>
          <table:table-cell office:value-type="string">
            <text:p>Market Place</text:p>
          </table:table-cell>
          <table:table-cell office:value-type="string">
            <text:p>Burnham Mark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YY</text:p>
          </table:table-cell>
          <table:table-cell office:value-type="string">
            <text:p>Mr R J Davies</text:p>
          </table:table-cell>
          <table:table-cell office:value-type="string">
            <text:p>(01328)738273</text:p>
          </table:table-cell>
          <table:table-cell office:value-type="string">
            <text:p>EH2015972</text:p>
          </table:table-cell>
          <table:table-cell table:number-columns-repeated="9"/>
          <table:table-cell office:value-type="float" office:value="136611">
            <text:p>136611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13</text:p>
          </table:table-cell>
          <table:table-cell table:number-columns-repeated="5"/>
          <table:table-cell office:value-type="date" office:date-value="2008-04-01">
            <text:p>01/04/08</text:p>
          </table:table-cell>
          <table:table-cell/>
        </table:table-row>
        <table:table-row table:style-name="ro1">
          <table:table-cell table:number-columns-repeated="21"/>
          <table:table-cell office:value-type="float" office:value="136611">
            <text:p>136611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ightly: except weeks containing Xmas Day &amp;</text:p>
            <text:p>New Years Day</text:p>
          </table:table-cell>
          <table:table-cell/>
          <table:table-cell office:value-type="string">
            <text:p>R6 WK1</text:p>
          </table:table-cell>
          <table:table-cell table:number-columns-repeated="5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1880">
            <text:p>1880</text:p>
          </table:table-cell>
          <table:table-cell office:value-type="string">
            <text:p>West Norfolk Citizen's Advice Bureau</text:p>
          </table:table-cell>
          <table:table-cell office:value-type="string">
            <text:p>White's House</text:p>
          </table:table-cell>
          <table:table-cell office:value-type="float" office:value="26">
            <text:p>26</text:p>
          </table:table-cell>
          <table:table-cell office:value-type="string">
            <text:p>St Nichola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LY</text:p>
          </table:table-cell>
          <table:table-cell/>
          <table:table-cell office:value-type="string">
            <text:p>(01553)763502</text:p>
          </table:table-cell>
          <table:table-cell office:value-type="string">
            <text:p>EH2015973</text:p>
          </table:table-cell>
          <table:table-cell table:number-columns-repeated="9"/>
          <table:table-cell office:value-type="float" office:value="2365">
            <text:p>2365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4-09-09">
            <text:p>09/09/04</text:p>
          </table:table-cell>
          <table:table-cell/>
        </table:table-row>
        <table:table-row table:style-name="ro2">
          <table:table-cell office:value-type="float" office:value="1881">
            <text:p>1881</text:p>
          </table:table-cell>
          <table:table-cell office:value-type="string">
            <text:p>Millennium Pizza &amp; Fried Chicken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High Street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HF</text:p>
          </table:table-cell>
          <table:table-cell office:value-type="string">
            <text:p>Mr Ulas Seske</text:p>
          </table:table-cell>
          <table:table-cell office:value-type="string">
            <text:p>(01366)385555</text:p>
          </table:table-cell>
          <table:table-cell office:value-type="string">
            <text:p>EH2028244</text:p>
          </table:table-cell>
          <table:table-cell table:number-columns-repeated="9"/>
          <table:table-cell office:value-type="float" office:value="137477">
            <text:p>13747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9</text:p>
          </table:table-cell>
          <table:table-cell table:number-columns-repeated="5"/>
          <table:table-cell office:value-type="date" office:date-value="2008-04-24">
            <text:p>24/04/08</text:p>
          </table:table-cell>
          <table:table-cell/>
        </table:table-row>
        <table:table-row table:style-name="ro2">
          <table:table-cell office:value-type="float" office:value="1882">
            <text:p>1882</text:p>
          </table:table-cell>
          <table:table-cell office:value-type="string">
            <text:p>Vancouver Childrens Centre</text:p>
          </table:table-cell>
          <table:table-cell office:value-type="string">
            <text:p>Fairstead Community Centre</text:p>
          </table:table-cell>
          <table:table-cell/>
          <table:table-cell office:value-type="string">
            <text:p>Centre Poin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SR</text:p>
          </table:table-cell>
          <table:table-cell office:value-type="string">
            <text:p>Annette McGivern</text:p>
          </table:table-cell>
          <table:table-cell office:value-type="string">
            <text:p>(01553)762805</text:p>
          </table:table-cell>
          <table:table-cell office:value-type="string">
            <text:p>EH2016740</text:p>
          </table:table-cell>
          <table:table-cell table:number-columns-repeated="9"/>
          <table:table-cell office:value-type="float" office:value="126882">
            <text:p>126882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 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6882">
            <text:p>126882</text:p>
          </table:table-cell>
          <table:table-cell office:value-type="string">
            <text:p>School Recycling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0, CWTN-4</text:p>
          </table:table-cell>
          <table:table-cell office:value-type="string">
            <text:p>Fortnightly emptying </text:p>
          </table:table-cell>
          <table:table-cell/>
          <table:table-cell office:value-type="string">
            <text:p>R1 WK2</text:p>
          </table:table-cell>
          <table:table-cell table:number-columns-repeated="5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King &amp; Co.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Guildhall Street</text:p>
          </table:table-cell>
          <table:table-cell/>
          <table:table-cell office:value-type="string">
            <text:p>Lincoln</text:p>
          </table:table-cell>
          <table:table-cell/>
          <table:table-cell office:value-type="string">
            <text:p>LN1 1TR</text:p>
          </table:table-cell>
          <table:table-cell/>
          <table:table-cell office:value-type="string">
            <text:p>(01522)525255</text:p>
          </table:table-cell>
          <table:table-cell office:value-type="string">
            <text:p>EH2015976</text:p>
          </table:table-cell>
          <table:table-cell/>
          <table:table-cell office:value-type="string">
            <text:p>Bishops Lynn House</text:p>
          </table:table-cell>
          <table:table-cell office:value-type="float" office:value="18">
            <text:p>18</text:p>
          </table:table-cell>
          <table:table-cell office:value-type="string">
            <text:p>Tuesday Market Plac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JW</text:p>
          </table:table-cell>
          <table:table-cell/>
          <table:table-cell office:value-type="float" office:value="98709">
            <text:p>9870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5-06-14">
            <text:p>14/06/05</text:p>
          </table:table-cell>
          <table:table-cell/>
        </table:table-row>
        <table:table-row table:style-name="ro2">
          <table:table-cell office:value-type="float" office:value="1897">
            <text:p>1897</text:p>
          </table:table-cell>
          <table:table-cell office:value-type="string">
            <text:p>Dr S Lim</text:p>
          </table:table-cell>
          <table:table-cell office:value-type="string">
            <text:p>The Dental Practice</text:p>
          </table:table-cell>
          <table:table-cell office:value-type="float" office:value="10">
            <text:p>10</text:p>
          </table:table-cell>
          <table:table-cell office:value-type="string">
            <text:p>Stonegate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5EF</text:p>
          </table:table-cell>
          <table:table-cell/>
          <table:table-cell office:value-type="string">
            <text:p>(01553)768448</text:p>
          </table:table-cell>
          <table:table-cell office:value-type="string">
            <text:p>EH2016066</text:p>
          </table:table-cell>
          <table:table-cell table:number-columns-repeated="9"/>
          <table:table-cell office:value-type="float" office:value="88905">
            <text:p>88905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5</text:p>
          </table:table-cell>
          <table:table-cell table:number-columns-repeated="4"/>
          <table:table-cell office:value-type="date" office:date-value="2004-09-21">
            <text:p>21/09/04</text:p>
          </table:table-cell>
          <table:table-cell/>
        </table:table-row>
        <table:table-row table:style-name="ro2">
          <table:table-cell office:value-type="float" office:value="1898">
            <text:p>1898</text:p>
          </table:table-cell>
          <table:table-cell office:value-type="string">
            <text:p>Mr Pizza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H</text:p>
          </table:table-cell>
          <table:table-cell office:value-type="string">
            <text:p>Mr H Payam</text:p>
          </table:table-cell>
          <table:table-cell office:value-type="string">
            <text:p>(01553)692690</text:p>
          </table:table-cell>
          <table:table-cell office:value-type="string">
            <text:p>EH2030659</text:p>
          </table:table-cell>
          <table:table-cell table:number-columns-repeated="9"/>
          <table:table-cell office:value-type="float" office:value="147709">
            <text:p>147709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7"/>
          <table:table-cell office:value-type="date" office:date-value="2008-12-05">
            <text:p>05/12/08</text:p>
          </table:table-cell>
          <table:table-cell table:style-name="ce1" office:value-type="date" office:date-value="2009-05-15">
            <text:p>15/05/09</text:p>
          </table:table-cell>
        </table:table-row>
        <table:table-row table:style-name="ro2">
          <table:table-cell office:value-type="float" office:value="1899">
            <text:p>1899</text:p>
          </table:table-cell>
          <table:table-cell office:value-type="string">
            <text:p>Further Education National Consortium Ltd</text:p>
          </table:table-cell>
          <table:table-cell table:number-columns-repeated="2"/>
          <table:table-cell office:value-type="string">
            <text:p>Hamlin Way</text:p>
          </table:table-cell>
          <table:table-cell office:value-type="string">
            <text:p>Hardwick Narrows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NF</text:p>
          </table:table-cell>
          <table:table-cell office:value-type="string">
            <text:p>Dick Castledine</text:p>
          </table:table-cell>
          <table:table-cell office:value-type="string">
            <text:p>(01553)779520</text:p>
          </table:table-cell>
          <table:table-cell office:value-type="string">
            <text:p>EH2016068</text:p>
          </table:table-cell>
          <table:table-cell table:number-columns-repeated="9"/>
          <table:table-cell office:value-type="float" office:value="88872">
            <text:p>88872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4-09-27">
            <text:p>27/09/04</text:p>
          </table:table-cell>
          <table:table-cell/>
        </table:table-row>
        <table:table-row table:style-name="ro2">
          <table:table-cell office:value-type="float" office:value="1902">
            <text:p>1902</text:p>
          </table:table-cell>
          <table:table-cell office:value-type="string">
            <text:p>Silk Road ll Ltd</text:p>
          </table:table-cell>
          <table:table-cell office:value-type="string">
            <text:p>Lavender Hill</text:p>
          </table:table-cell>
          <table:table-cell/>
          <table:table-cell office:value-type="string">
            <text:p>Lynn Road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JE</text:p>
          </table:table-cell>
          <table:table-cell office:value-type="string">
            <text:p>Ms Yuen Shan Ho</text:p>
          </table:table-cell>
          <table:table-cell office:value-type="string">
            <text:p>(01485)572268</text:p>
          </table:table-cell>
          <table:table-cell office:value-type="string">
            <text:p>EH2016152</text:p>
          </table:table-cell>
          <table:table-cell table:number-columns-repeated="9"/>
          <table:table-cell office:value-type="float" office:value="96884">
            <text:p>9688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office:value-type="string">
            <text:p>D2 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2"/>
          <table:table-cell office:value-type="date" office:date-value="2005-04-18">
            <text:p>18/04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8922">
            <text:p>148922</text:p>
          </table:table-cell>
          <table:table-cell office:value-type="string">
            <text:p>Glass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G-1, CWTN-5</text:p>
          </table:table-cell>
          <table:table-cell office:value-type="string">
            <text:p>One empty per week</text:p>
          </table:table-cell>
          <table:table-cell office:value-type="string">
            <text:p>G3</text:p>
          </table:table-cell>
          <table:table-cell table:number-columns-repeated="6"/>
          <table:table-cell office:value-type="date" office:date-value="2009-01-29">
            <text:p>29/01/09</text:p>
          </table:table-cell>
          <table:table-cell/>
        </table:table-row>
        <table:table-row table:style-name="ro2">
          <table:table-cell office:value-type="float" office:value="1903">
            <text:p>1903</text:p>
          </table:table-cell>
          <table:table-cell office:value-type="string">
            <text:p>Downham Petroleum Co Ltd</text:p>
          </table:table-cell>
          <table:table-cell office:value-type="string">
            <text:p>Broomhill Service Station</text:p>
          </table:table-cell>
          <table:table-cell office:value-type="string">
            <text:p>222-224</text:p>
          </table:table-cell>
          <table:table-cell office:value-type="string">
            <text:p>Broomhill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QY</text:p>
          </table:table-cell>
          <table:table-cell office:value-type="string">
            <text:p>Bizwas</text:p>
          </table:table-cell>
          <table:table-cell office:value-type="string">
            <text:p>(01366)386700</text:p>
          </table:table-cell>
          <table:table-cell office:value-type="string">
            <text:p>EH2016156</text:p>
          </table:table-cell>
          <table:table-cell table:number-columns-repeated="9"/>
          <table:table-cell office:value-type="float" office:value="89327">
            <text:p>8932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D12</text:p>
          </table:table-cell>
          <table:table-cell table:number-columns-repeated="6"/>
          <table:table-cell office:value-type="date" office:date-value="2004-10-01">
            <text:p>01/10/04</text:p>
          </table:table-cell>
          <table:table-cell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Joules Ltd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The Point</text:p>
          </table:table-cell>
          <table:table-cell office:value-type="string">
            <text:p>Rockingham Road</text:p>
          </table:table-cell>
          <table:table-cell office:value-type="string">
            <text:p>Market Harborough</text:p>
          </table:table-cell>
          <table:table-cell office:value-type="string">
            <text:p>Leics</text:p>
          </table:table-cell>
          <table:table-cell office:value-type="string">
            <text:p>LE16 7QU</text:p>
          </table:table-cell>
          <table:table-cell office:value-type="string">
            <text:p>David Ball</text:p>
          </table:table-cell>
          <table:table-cell office:value-type="string">
            <text:p>(01858)435263</text:p>
          </table:table-cell>
          <table:table-cell office:value-type="string">
            <text:p>EH2028141</text:p>
          </table:table-cell>
          <table:table-cell office:value-type="string">
            <text:p>Joule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mma's Court</text:p>
          </table:table-cell>
          <table:table-cell office:value-type="string">
            <text:p>Burnham Market</text:p>
          </table:table-cell>
          <table:table-cell office:value-type="string">
            <text:p>King's Kynn</text:p>
          </table:table-cell>
          <table:table-cell office:value-type="string">
            <text:p>Norfolk</text:p>
          </table:table-cell>
          <table:table-cell office:value-type="string">
            <text:p>PE31 8HD</text:p>
          </table:table-cell>
          <table:table-cell/>
          <table:table-cell office:value-type="float" office:value="136308">
            <text:p>136308</text:p>
          </table:table-cell>
          <table:table-cell office:value-type="string">
            <text:p>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8, CWTN-2</text:p>
          </table:table-cell>
          <table:table-cell office:value-type="string">
            <text:p>Fortntightly: except weeks containing Xmas Day &amp; </text:p>
            <text:p>New Years Day</text:p>
          </table:table-cell>
          <table:table-cell/>
          <table:table-cell office:value-type="string">
            <text:p>R6 WK1</text:p>
          </table:table-cell>
          <table:table-cell table:number-columns-repeated="5"/>
          <table:table-cell office:value-type="date" office:date-value="2008-03-26">
            <text:p>26/03/08</text:p>
          </table:table-cell>
          <table:table-cell/>
        </table:table-row>
        <table:table-row table:style-name="ro2">
          <table:table-cell office:value-type="float" office:value="1917">
            <text:p>1917</text:p>
          </table:table-cell>
          <table:table-cell office:value-type="string">
            <text:p>King George Vl School</text:p>
          </table:table-cell>
          <table:table-cell table:number-columns-repeated="2"/>
          <table:table-cell office:value-type="string">
            <text:p>Lynn Road</text:p>
          </table:table-cell>
          <table:table-cell office:value-type="string">
            <text:p>Great Bir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RJ</text:p>
          </table:table-cell>
          <table:table-cell/>
          <table:table-cell office:value-type="string">
            <text:p>(01485)578271</text:p>
          </table:table-cell>
          <table:table-cell office:value-type="string">
            <text:p>EH2016388</text:p>
          </table:table-cell>
          <table:table-cell table:number-columns-repeated="9"/>
          <table:table-cell office:value-type="float" office:value="123037">
            <text:p>123037</text:p>
          </table:table-cell>
          <table:table-cell office:value-type="string">
            <text:p>School 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6, CWTN-3</text:p>
          </table:table-cell>
          <table:table-cell office:value-type="string">
            <text:p>Term time emptying (40 empties p.a.)</text:p>
          </table:table-cell>
          <table:table-cell table:number-columns-repeated="4"/>
          <table:table-cell office:value-type="string">
            <text:p>D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3037">
            <text:p>123037</text:p>
          </table:table-cell>
          <table:table-cell office:value-type="string">
            <text:p>School Recycling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0, CWTN-4</text:p>
          </table:table-cell>
          <table:table-cell office:value-type="string">
            <text:p>Fortnightly emptying term time ( 20 empties p.a.)</text:p>
          </table:table-cell>
          <table:table-cell table:number-columns-repeated="4"/>
          <table:table-cell office:value-type="string">
            <text:p>R1 WK1</text:p>
          </table:table-cell>
          <table:table-cell table:number-columns-repeated="2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office:value-type="float" office:value="1918">
            <text:p>1918</text:p>
          </table:table-cell>
          <table:table-cell office:value-type="string">
            <text:p>Emneth County Primary School</text:p>
          </table:table-cell>
          <table:table-cell table:number-columns-repeated="2"/>
          <table:table-cell office:value-type="string">
            <text:p>Hollycroft Road</text:p>
          </table:table-cell>
          <table:table-cell office:value-type="string">
            <text:p>Emneth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AY</text:p>
          </table:table-cell>
          <table:table-cell/>
          <table:table-cell office:value-type="string">
            <text:p>(01945)583885</text:p>
          </table:table-cell>
          <table:table-cell office:value-type="string">
            <text:p>EH2016485</text:p>
          </table:table-cell>
          <table:table-cell table:number-columns-repeated="9"/>
          <table:table-cell office:value-type="float" office:value="116616">
            <text:p>116616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6, CWTN-3</text:p>
          </table:table-cell>
          <table:table-cell office:value-type="string">
            <text:p>Term time emptying (40 empties p.a.)</text:p>
          </table:table-cell>
          <table:table-cell table:number-columns-repeated="2"/>
          <table:table-cell office:value-type="string">
            <text:p>D12</text:p>
          </table:table-cell>
          <table:table-cell table:number-columns-repeated="4"/>
          <table:table-cell office:value-type="date" office:date-value="2007-01-03">
            <text:p>03/01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16616">
            <text:p>116616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table:number-columns-repeated="2"/>
          <table:table-cell office:value-type="string">
            <text:p>R6 WK2</text:p>
          </table:table-cell>
          <table:table-cell table:number-columns-repeated="4"/>
          <table:table-cell office:value-type="date" office:date-value="2007-01-03">
            <text:p>03/01/07</text:p>
          </table:table-cell>
          <table:table-cell/>
        </table:table-row>
        <table:table-row table:style-name="ro2">
          <table:table-cell office:value-type="float" office:value="1919">
            <text:p>1919</text:p>
          </table:table-cell>
          <table:table-cell office:value-type="string">
            <text:p>East Midlands Newspapers Ltd</text:p>
          </table:table-cell>
          <table:table-cell office:value-type="string">
            <text:p>T/as Lynn News</text:p>
          </table:table-cell>
          <table:table-cell/>
          <table:table-cell office:value-type="string">
            <text:p>Limes House</text:p>
          </table:table-cell>
          <table:table-cell office:value-type="string">
            <text:p>Purfleet Street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ER</text:p>
          </table:table-cell>
          <table:table-cell office:value-type="string">
            <text:p>David Dixon</text:p>
          </table:table-cell>
          <table:table-cell office:value-type="string">
            <text:p>(01553)761188</text:p>
          </table:table-cell>
          <table:table-cell office:value-type="string">
            <text:p>EH2016518</text:p>
          </table:table-cell>
          <table:table-cell table:number-columns-repeated="9"/>
          <table:table-cell office:value-type="float" office:value="91106">
            <text:p>91106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 x 4, CWTN-1</text:p>
          </table:table-cell>
          <table:table-cell office:value-type="string">
            <text:p>Four empties per week</text:p>
          </table:table-cell>
          <table:table-cell table:number-columns-repeated="4" office:value-type="string">
            <text:p>T1</text:p>
          </table:table-cell>
          <table:table-cell table:number-columns-repeated="3"/>
          <table:table-cell office:value-type="date" office:date-value="2004-11-18">
            <text:p>18/11/04</text:p>
          </table:table-cell>
          <table:table-cell/>
        </table:table-row>
        <table:table-row table:style-name="ro2">
          <table:table-cell office:value-type="float" office:value="1921">
            <text:p>1921</text:p>
          </table:table-cell>
          <table:table-cell office:value-type="string">
            <text:p>W Norman &amp; Son Ltd</text:p>
          </table:table-cell>
          <table:table-cell office:value-type="string">
            <text:p>Austin Farm</text:p>
          </table:table-cell>
          <table:table-cell/>
          <table:table-cell office:value-type="string">
            <text:p>Burrettgate Road</text:p>
          </table:table-cell>
          <table:table-cell office:value-type="string">
            <text:p>Walsoken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BN</text:p>
          </table:table-cell>
          <table:table-cell/>
          <table:table-cell office:value-type="string">
            <text:p>(01945)583130</text:p>
          </table:table-cell>
          <table:table-cell office:value-type="string">
            <text:p>EH2016572</text:p>
          </table:table-cell>
          <table:table-cell table:number-columns-repeated="9"/>
          <table:table-cell office:value-type="float" office:value="2307">
            <text:p>2307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3, CWTN-1</text:p>
          </table:table-cell>
          <table:table-cell office:value-type="string">
            <text:p>Emptied on request (variable)</text:p>
          </table:table-cell>
          <table:table-cell office:value-type="string">
            <text:p>D7</text:p>
          </table:table-cell>
          <table:table-cell table:number-columns-repeated="6"/>
          <table:table-cell office:value-type="date" office:date-value="2004-08-30">
            <text:p>30/08/04</text:p>
          </table:table-cell>
          <table:table-cell/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Magpie Security Services Ltd</text:p>
          </table:table-cell>
          <table:table-cell/>
          <table:table-cell office:value-type="string">
            <text:p>70/70a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G</text:p>
          </table:table-cell>
          <table:table-cell/>
          <table:table-cell office:value-type="string">
            <text:p>(01553)691121</text:p>
          </table:table-cell>
          <table:table-cell office:value-type="string">
            <text:p>EH2016586</text:p>
          </table:table-cell>
          <table:table-cell table:number-columns-repeated="9"/>
          <table:table-cell office:value-type="float" office:value="133639">
            <text:p>133639</text:p>
          </table:table-cell>
          <table:table-cell office:value-type="string">
            <text:p>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8, CWTN-2</text:p>
          </table:table-cell>
          <table:table-cell office:value-type="string">
            <text:p>Fortnightly: except weeks containing Xmas Day &amp;</text:p>
            <text:p>New Years Day</text:p>
          </table:table-cell>
          <table:table-cell office:value-type="string">
            <text:p>G3 WK2</text:p>
          </table:table-cell>
          <table:table-cell table:number-columns-repeated="6"/>
          <table:table-cell office:value-type="date" office:date-value="2007-01-04">
            <text:p>04/01/07</text:p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office:value-type="string">
            <text:p>Double D Pizza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Loke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AY</text:p>
          </table:table-cell>
          <table:table-cell office:value-type="string">
            <text:p>Mr B Demirci</text:p>
          </table:table-cell>
          <table:table-cell office:value-type="string">
            <text:p>(01553)760009</text:p>
          </table:table-cell>
          <table:table-cell office:value-type="string">
            <text:p>EH2017552</text:p>
          </table:table-cell>
          <table:table-cell table:number-columns-repeated="9"/>
          <table:table-cell office:value-type="float" office:value="103878">
            <text:p>103878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360-2 x 2, CWTN-1</text:p>
          </table:table-cell>
          <table:table-cell office:value-type="string">
            <text:p>Three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/>
          <table:table-cell office:value-type="string">
            <text:p>LITTER BI</text:p>
          </table:table-cell>
          <table:table-cell/>
          <table:table-cell office:value-type="date" office:date-value="2005-10-01">
            <text:p>01/10/05</text:p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office:value-type="string">
            <text:p>Grants Restaurant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G</text:p>
          </table:table-cell>
          <table:table-cell office:value-type="string">
            <text:p>Mr L <text:s/>Philp (Proprietor)</text:p>
          </table:table-cell>
          <table:table-cell office:value-type="string">
            <text:p>(01553)760609</text:p>
          </table:table-cell>
          <table:table-cell office:value-type="string">
            <text:p>EH2016638</text:p>
          </table:table-cell>
          <table:table-cell table:number-columns-repeated="9"/>
          <table:table-cell office:value-type="float" office:value="97564">
            <text:p>97564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36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5-05-16">
            <text:p>16/05/05</text:p>
          </table:table-cell>
          <table:table-cell/>
        </table:table-row>
        <table:table-row table:style-name="ro2">
          <table:table-cell office:value-type="float" office:value="1929">
            <text:p>1929</text:p>
          </table:table-cell>
          <table:table-cell office:value-type="string">
            <text:p>Talking Heads</text:p>
          </table:table-cell>
          <table:table-cell/>
          <table:table-cell office:value-type="string">
            <text:p>Unit 2 Priory Court</text:p>
          </table:table-cell>
          <table:table-cell office:value-type="string">
            <text:p>St Augustine's Way</text:p>
          </table:table-cell>
          <table:table-cell office:value-type="string">
            <text:p>Sou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TE</text:p>
          </table:table-cell>
          <table:table-cell office:value-type="string">
            <text:p>Miss J Wright</text:p>
          </table:table-cell>
          <table:table-cell office:value-type="string">
            <text:p>(01553)675039</text:p>
          </table:table-cell>
          <table:table-cell office:value-type="string">
            <text:p>EH2016639</text:p>
          </table:table-cell>
          <table:table-cell table:number-columns-repeated="9"/>
          <table:table-cell office:value-type="float" office:value="150642">
            <text:p>150642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1935">
            <text:p>1935</text:p>
          </table:table-cell>
          <table:table-cell office:value-type="string">
            <text:p>Rossiters Ltd</text:p>
          </table:table-cell>
          <table:table-cell table:number-columns-repeated="2"/>
          <table:table-cell office:value-type="string">
            <text:p>Manor Road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LD</text:p>
          </table:table-cell>
          <table:table-cell/>
          <table:table-cell office:value-type="string">
            <text:p>(01485)540000</text:p>
          </table:table-cell>
          <table:table-cell office:value-type="string">
            <text:p>EH2016729</text:p>
          </table:table-cell>
          <table:table-cell table:number-columns-repeated="9"/>
          <table:table-cell office:value-type="float" office:value="90866">
            <text:p>90866</text:p>
          </table:table-cell>
          <table:table-cell office:value-type="string">
            <text:p>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4-11-12">
            <text:p>12/11/04</text:p>
          </table:table-cell>
          <table:table-cell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Fran's Pantry Fayre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High Street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EP</text:p>
          </table:table-cell>
          <table:table-cell office:value-type="string">
            <text:p>Mrs F Goodwin</text:p>
          </table:table-cell>
          <table:table-cell office:value-type="string">
            <text:p>(01485)572220</text:p>
          </table:table-cell>
          <table:table-cell office:value-type="string">
            <text:p>EH2016750</text:p>
          </table:table-cell>
          <table:table-cell table:number-columns-repeated="9"/>
          <table:table-cell office:value-type="float" office:value="135792">
            <text:p>135792</text:p>
          </table:table-cell>
          <table:table-cell office:value-type="string">
            <text:p>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8, CWTN-2</text:p>
          </table:table-cell>
          <table:table-cell office:value-type="string">
            <text:p>Fortnightly: except weeks containing Xmas Day &amp;</text:p>
            <text:p>New Years Day</text:p>
          </table:table-cell>
          <table:table-cell table:number-columns-repeated="2"/>
          <table:table-cell office:value-type="string">
            <text:p>R2 WK1</text:p>
          </table:table-cell>
          <table:table-cell table:number-columns-repeated="4"/>
          <table:table-cell office:value-type="date" office:date-value="2008-03-08">
            <text:p>08/03/08</text:p>
          </table:table-cell>
          <table:table-cell/>
        </table:table-row>
        <table:table-row table:style-name="ro2">
          <table:table-cell office:value-type="float" office:value="1939">
            <text:p>1939</text:p>
          </table:table-cell>
          <table:table-cell office:value-type="string">
            <text:p>The Fish Shed</text:p>
          </table:table-cell>
          <table:table-cell table:number-columns-repeated="2"/>
          <table:table-cell office:value-type="string">
            <text:p>Main Road</text:p>
          </table:table-cell>
          <table:table-cell office:value-type="string">
            <text:p>Brancaster Staith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BJ</text:p>
          </table:table-cell>
          <table:table-cell office:value-type="string">
            <text:p>Mr S W Bocking</text:p>
          </table:table-cell>
          <table:table-cell office:value-type="string">
            <text:p>(01485)210532</text:p>
          </table:table-cell>
          <table:table-cell office:value-type="string">
            <text:p>EH2016752</text:p>
          </table:table-cell>
          <table:table-cell table:number-columns-repeated="9"/>
          <table:table-cell office:value-type="float" office:value="91516">
            <text:p>91516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office:value-type="string">
            <text:p>D5</text:p>
          </table:table-cell>
          <table:table-cell table:number-columns-repeated="6"/>
          <table:table-cell office:value-type="date" office:date-value="2004-12-09">
            <text:p>09/12/04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Mr A J Borthwick</text:p>
          </table:table-cell>
          <table:table-cell office:value-type="string">
            <text:p>c/o Deepdale Farm Office</text:p>
          </table:table-cell>
          <table:table-cell table:number-columns-repeated="2"/>
          <table:table-cell office:value-type="string">
            <text:p>Burnham Deepdal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DD</text:p>
          </table:table-cell>
          <table:table-cell office:value-type="string">
            <text:p>Jason Borthwick</text:p>
          </table:table-cell>
          <table:table-cell office:value-type="string">
            <text:p>(01485)210036</text:p>
          </table:table-cell>
          <table:table-cell office:value-type="string">
            <text:p>EH2015846</text:p>
          </table:table-cell>
          <table:table-cell office:value-type="string">
            <text:p>Jolly Sailors Caravan Site</text:p>
          </table:table-cell>
          <table:table-cell table:number-columns-repeated="2"/>
          <table:table-cell office:value-type="string">
            <text:p>Main Road</text:p>
          </table:table-cell>
          <table:table-cell office:value-type="string">
            <text:p>Brancaster Staith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BJ</text:p>
          </table:table-cell>
          <table:table-cell/>
          <table:table-cell office:value-type="float" office:value="110793">
            <text:p>11079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4 x 8, CWTN-1</text:p>
          </table:table-cell>
          <table:table-cell office:value-type="string">
            <text:p>Weekly emptying plus additional weekly emptying</text:p>
            <text:p>1 July - 31 August (8 weeks)</text:p>
          </table:table-cell>
          <table:table-cell office:value-type="string">
            <text:p>D5</text:p>
          </table:table-cell>
          <table:table-cell table:number-columns-repeated="3"/>
          <table:table-cell office:value-type="string">
            <text:p>T2</text:p>
          </table:table-cell>
          <table:table-cell table:number-columns-repeated="2"/>
          <table:table-cell office:value-type="date" office:date-value="2006-04-01">
            <text:p>01/04/06</text:p>
          </table:table-cell>
          <table:table-cell/>
        </table:table-row>
        <table:table-row table:style-name="ro2">
          <table:table-cell office:value-type="float" office:value="1943">
            <text:p>1943</text:p>
          </table:table-cell>
          <table:table-cell office:value-type="string">
            <text:p>The Stock Shop Co. Ltd</text:p>
          </table:table-cell>
          <table:table-cell office:value-type="string">
            <text:p>Unit 16</text:p>
          </table:table-cell>
          <table:table-cell/>
          <table:table-cell office:value-type="string">
            <text:p>Lancaster Way</text:p>
          </table:table-cell>
          <table:table-cell/>
          <table:table-cell office:value-type="string">
            <text:p>ELY</text:p>
          </table:table-cell>
          <table:table-cell office:value-type="string">
            <text:p>Cambs</text:p>
          </table:table-cell>
          <table:table-cell office:value-type="string">
            <text:p>CB6 3NW</text:p>
          </table:table-cell>
          <table:table-cell office:value-type="string">
            <text:p>Mark Mitzman</text:p>
          </table:table-cell>
          <table:table-cell office:value-type="string">
            <text:p>(01353)666322</text:p>
          </table:table-cell>
          <table:table-cell office:value-type="string">
            <text:p>EH2016754</text:p>
          </table:table-cell>
          <table:table-cell office:value-type="string">
            <text:p>The Stock Shop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Market Place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DD</text:p>
          </table:table-cell>
          <table:table-cell/>
          <table:table-cell office:value-type="float" office:value="91940">
            <text:p>91940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9</text:p>
          </table:table-cell>
          <table:table-cell table:number-columns-repeated="5"/>
          <table:table-cell office:value-type="date" office:date-value="2004-12-07">
            <text:p>07/12/04</text:p>
          </table:table-cell>
          <table:table-cell/>
        </table:table-row>
        <table:table-row table:style-name="ro2">
          <table:table-cell office:value-type="float" office:value="1944">
            <text:p>1944</text:p>
          </table:table-cell>
          <table:table-cell office:value-type="string">
            <text:p>Hereward Care Services Ltd</text:p>
          </table:table-cell>
          <table:table-cell office:value-type="string">
            <text:p>Chiltern House</text:p>
          </table:table-cell>
          <table:table-cell/>
          <table:table-cell office:value-type="string">
            <text:p>Shrewsbury Avenue</text:p>
          </table:table-cell>
          <table:table-cell office:value-type="string">
            <text:p>Woodston</text:p>
          </table:table-cell>
          <table:table-cell office:value-type="string">
            <text:p>Peterborough</text:p>
          </table:table-cell>
          <table:table-cell/>
          <table:table-cell office:value-type="string">
            <text:p>PE2 7LB</text:p>
          </table:table-cell>
          <table:table-cell office:value-type="string">
            <text:p>Gina Tyner</text:p>
          </table:table-cell>
          <table:table-cell office:value-type="string">
            <text:p>(01733)233511</text:p>
          </table:table-cell>
          <table:table-cell office:value-type="string">
            <text:p>EH2016813</text:p>
          </table:table-cell>
          <table:table-cell office:value-type="string">
            <text:p>Hereward Care Services Ltd</text:p>
          </table:table-cell>
          <table:table-cell office:value-type="string">
            <text:p>Red Thorn House</text:p>
          </table:table-cell>
          <table:table-cell/>
          <table:table-cell office:value-type="string">
            <text:p>Church Lane</text:p>
          </table:table-cell>
          <table:table-cell office:value-type="string">
            <text:p>Terrington St John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SD</text:p>
          </table:table-cell>
          <table:table-cell office:value-type="string">
            <text:p>(01945)880877</text:p>
          </table:table-cell>
          <table:table-cell office:value-type="float" office:value="104118">
            <text:p>104118</text:p>
          </table:table-cell>
          <table:table-cell office:value-type="string">
            <text:p>Schd.2 Refuse</text:p>
          </table:table-cell>
          <table:table-cell office:value-type="float" office:value="770">
            <text:p>770</text:p>
          </table:table-cell>
          <table:table-cell office:value-type="float" office:value="2">
            <text:p>2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D7</text:p>
          </table:table-cell>
          <table:table-cell table:number-columns-repeated="5"/>
          <table:table-cell office:value-type="date" office:date-value="2005-10-11">
            <text:p>11/10/05</text:p>
          </table:table-cell>
          <table:table-cell/>
        </table:table-row>
        <table:table-row table:style-name="ro2">
          <table:table-cell office:value-type="float" office:value="1945">
            <text:p>1945</text:p>
          </table:table-cell>
          <table:table-cell office:value-type="string">
            <text:p>The Corner Shop</text:p>
          </table:table-cell>
          <table:table-cell table:number-columns-repeated="2"/>
          <table:table-cell office:value-type="string">
            <text:p>High Street</text:p>
          </table:table-cell>
          <table:table-cell office:value-type="string">
            <text:p>Stoke Ferry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9SF</text:p>
          </table:table-cell>
          <table:table-cell office:value-type="string">
            <text:p>Mr Darren Ager &amp; Mrs Zoe Ager</text:p>
          </table:table-cell>
          <table:table-cell office:value-type="string">
            <text:p>(01366)500317</text:p>
          </table:table-cell>
          <table:table-cell office:value-type="string">
            <text:p>EH2016833</text:p>
          </table:table-cell>
          <table:table-cell table:number-columns-repeated="9"/>
          <table:table-cell office:value-type="float" office:value="93564">
            <text:p>9356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8</text:p>
          </table:table-cell>
          <table:table-cell table:number-columns-repeated="4"/>
          <table:table-cell office:value-type="date" office:date-value="2004-10-22">
            <text:p>22/10/04</text:p>
          </table:table-cell>
          <table:table-cell/>
        </table:table-row>
        <table:table-row table:style-name="ro2">
          <table:table-cell office:value-type="float" office:value="1946">
            <text:p>1946</text:p>
          </table:table-cell>
          <table:table-cell office:value-type="string">
            <text:p>Heacham Parish Council</text:p>
          </table:table-cell>
          <table:table-cell office:value-type="string">
            <text:p>Jubilee Clinic</text:p>
          </table:table-cell>
          <table:table-cell/>
          <table:table-cell office:value-type="string">
            <text:p>Pound Lane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ET</text:p>
          </table:table-cell>
          <table:table-cell/>
          <table:table-cell office:value-type="string">
            <text:p>(01485)572142</text:p>
          </table:table-cell>
          <table:table-cell office:value-type="string">
            <text:p>EH2016842</text:p>
          </table:table-cell>
          <table:table-cell table:number-columns-repeated="9"/>
          <table:table-cell office:value-type="float" office:value="92190">
            <text:p>92190</text:p>
          </table:table-cell>
          <table:table-cell office:value-type="string">
            <text:p>Schd 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4-12-01">
            <text:p>01/12/04</text:p>
          </table:table-cell>
          <table:table-cell/>
        </table:table-row>
        <table:table-row table:style-name="ro2">
          <table:table-cell office:value-type="float" office:value="1949">
            <text:p>1949</text:p>
          </table:table-cell>
          <table:table-cell office:value-type="string">
            <text:p>J C Hammond Ltd</text:p>
          </table:table-cell>
          <table:table-cell office:value-type="string">
            <text:p>t/as Moulam &amp; Horn</text:p>
          </table:table-cell>
          <table:table-cell table:style-name="ce1" office:value-type="date" office:date-value="2009-04-02">
            <text:p>02/04/09</text:p>
          </table:table-cell>
          <table:table-cell office:value-type="string">
            <text:p>Pound Lane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ET</text:p>
          </table:table-cell>
          <table:table-cell/>
          <table:table-cell office:value-type="string">
            <text:p>(01485)570241</text:p>
          </table:table-cell>
          <table:table-cell office:value-type="string">
            <text:p>EH2016866</text:p>
          </table:table-cell>
          <table:table-cell table:number-columns-repeated="9"/>
          <table:table-cell office:value-type="float" office:value="92072">
            <text:p>9207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5-01-20">
            <text:p>20/01/05</text:p>
          </table:table-cell>
          <table:table-cell/>
        </table:table-row>
        <table:table-row table:style-name="ro2">
          <table:table-cell office:value-type="float" office:value="1950">
            <text:p>1950</text:p>
          </table:table-cell>
          <table:table-cell office:value-type="string">
            <text:p>North End Off Licence</text:p>
          </table:table-cell>
          <table:table-cell/>
          <table:table-cell office:value-type="string">
            <text:p>34-36</text:p>
          </table:table-cell>
          <table:table-cell office:value-type="string">
            <text:p>Loke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AB</text:p>
          </table:table-cell>
          <table:table-cell office:value-type="string">
            <text:p><text:s/>Mr A &amp; Mrs J Varatharajan</text:p>
          </table:table-cell>
          <table:table-cell office:value-type="string">
            <text:p>(01553)764797</text:p>
          </table:table-cell>
          <table:table-cell office:value-type="string">
            <text:p>EH2016885</text:p>
          </table:table-cell>
          <table:table-cell table:number-columns-repeated="9"/>
          <table:table-cell office:value-type="float" office:value="125554">
            <text:p>125554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240-2, CWTN-1</text:p>
          </table:table-cell>
          <table:table-cell office:value-type="string">
            <text:p>Two empties per week</text:p>
          </table:table-cell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3"/>
          <table:table-cell office:value-type="date" office:date-value="2007-05-14">
            <text:p>14/05/07</text:p>
          </table:table-cell>
          <table:table-cell/>
        </table:table-row>
        <table:table-row table:style-name="ro2">
          <table:table-cell office:value-type="float" office:value="1968">
            <text:p>1968</text:p>
          </table:table-cell>
          <table:table-cell office:value-type="string">
            <text:p>Snettisham Parish Council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Lynn <text:s/>Road</text:p>
          </table:table-cell>
          <table:table-cell office:value-type="string">
            <text:p>Snetti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QA</text:p>
          </table:table-cell>
          <table:table-cell/>
          <table:table-cell office:value-type="string">
            <text:p>(01485)543721</text:p>
          </table:table-cell>
          <table:table-cell office:value-type="string">
            <text:p>EH2016905</text:p>
          </table:table-cell>
          <table:table-cell table:number-columns-repeated="9"/>
          <table:table-cell office:value-type="float" office:value="140152">
            <text:p>14015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8-07-21">
            <text:p>21/07/08</text:p>
          </table:table-cell>
          <table:table-cell/>
        </table:table-row>
        <table:table-row table:style-name="ro2">
          <table:table-cell office:value-type="float" office:value="1971">
            <text:p>1971</text:p>
          </table:table-cell>
          <table:table-cell office:value-type="string">
            <text:p>The Five Bells In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ew Road</text:p>
          </table:table-cell>
          <table:table-cell office:value-type="string">
            <text:p>Upwell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9AB</text:p>
          </table:table-cell>
          <table:table-cell office:value-type="string">
            <text:p>Mr M E Jones &amp; Mrs J Jones</text:p>
          </table:table-cell>
          <table:table-cell office:value-type="string">
            <text:p>(01945)772222</text:p>
          </table:table-cell>
          <table:table-cell office:value-type="string">
            <text:p>EH2016997</text:p>
          </table:table-cell>
          <table:table-cell table:number-columns-repeated="9"/>
          <table:table-cell office:value-type="float" office:value="113534">
            <text:p>113534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 table:number-columns-repeated="4"/>
          <table:table-cell office:value-type="string">
            <text:p>D9</text:p>
          </table:table-cell>
          <table:table-cell table:number-columns-repeated="2"/>
          <table:table-cell office:value-type="date" office:date-value="2006-07-01">
            <text:p>01/07/06</text:p>
          </table:table-cell>
          <table:table-cell/>
        </table:table-row>
        <table:table-row table:style-name="ro2">
          <table:table-cell office:value-type="float" office:value="1972">
            <text:p>1972</text:p>
          </table:table-cell>
          <table:table-cell office:value-type="string">
            <text:p>Heacham Parochial Church Council</text:p>
          </table:table-cell>
          <table:table-cell office:value-type="string">
            <text:p>Church Office</text:p>
          </table:table-cell>
          <table:table-cell office:value-type="float" office:value="17">
            <text:p>17</text:p>
          </table:table-cell>
          <table:table-cell office:value-type="string">
            <text:p>High Street</text:p>
          </table:table-cell>
          <table:table-cell office:value-type="string">
            <text:p>Heac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7ER</text:p>
          </table:table-cell>
          <table:table-cell/>
          <table:table-cell office:value-type="string">
            <text:p>(01485)572539</text:p>
          </table:table-cell>
          <table:table-cell office:value-type="string">
            <text:p>EH2017006</text:p>
          </table:table-cell>
          <table:table-cell office:value-type="string">
            <text:p>Heacham Church</text:p>
          </table:table-cell>
          <table:table-cell table:number-columns-repeated="2"/>
          <table:table-cell office:value-type="string">
            <text:p>Church Lane</text:p>
          </table:table-cell>
          <table:table-cell office:value-type="string">
            <text:p>Heacham 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</text:p>
          </table:table-cell>
          <table:table-cell/>
          <table:table-cell office:value-type="float" office:value="98327">
            <text:p>98327</text:p>
          </table:table-cell>
          <table:table-cell office:value-type="string">
            <text:p>Schd 2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26, CWTN-1</text:p>
          </table:table-cell>
          <table:table-cell office:value-type="string">
            <text:p>Fortnightly emptying</text:p>
          </table:table-cell>
          <table:table-cell table:number-columns-repeated="4"/>
          <table:table-cell office:value-type="string">
            <text:p>T1 WK2</text:p>
          </table:table-cell>
          <table:table-cell table:number-columns-repeated="2"/>
          <table:table-cell office:value-type="date" office:date-value="2005-05-23">
            <text:p>23/05/05</text:p>
          </table:table-cell>
          <table:table-cell/>
        </table:table-row>
        <table:table-row table:style-name="ro2">
          <table:table-cell office:value-type="float" office:value="1977">
            <text:p>1977</text:p>
          </table:table-cell>
          <table:table-cell office:value-type="string">
            <text:p>Galaxy Personnel Ltd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Portland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PB</text:p>
          </table:table-cell>
          <table:table-cell office:value-type="string">
            <text:p>Peter Blackmur</text:p>
          </table:table-cell>
          <table:table-cell office:value-type="string">
            <text:p>(01553)692888</text:p>
          </table:table-cell>
          <table:table-cell office:value-type="string">
            <text:p>EH2017033</text:p>
          </table:table-cell>
          <table:table-cell table:number-columns-repeated="9"/>
          <table:table-cell office:value-type="float" office:value="93813">
            <text:p>93813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5-02-02">
            <text:p>02/02/05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 office:value-type="string">
            <text:p>Dersingham Infants &amp; Nursery School</text:p>
          </table:table-cell>
          <table:table-cell table:number-columns-repeated="2"/>
          <table:table-cell office:value-type="string">
            <text:p>Saxon Way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LY</text:p>
          </table:table-cell>
          <table:table-cell/>
          <table:table-cell office:value-type="string">
            <text:p>(01485)540022</text:p>
          </table:table-cell>
          <table:table-cell office:value-type="string">
            <text:p>EH2017054</text:p>
          </table:table-cell>
          <table:table-cell table:number-columns-repeated="9"/>
          <table:table-cell office:value-type="float" office:value="150739">
            <text:p>150739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5, CWTN-3</text:p>
          </table:table-cell>
          <table:table-cell office:value-type="string">
            <text:p>Term time emptying (40 empties p.a.)</text:p>
          </table:table-cell>
          <table:table-cell table:number-columns-repeated="4"/>
          <table:table-cell office:value-type="string">
            <text:p>T1</text:p>
          </table:table-cell>
          <table:table-cell table:number-columns-repeated="2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50739">
            <text:p>150739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table:number-columns-repeated="4"/>
          <table:table-cell office:value-type="string">
            <text:p>R6 WK1</text:p>
          </table:table-cell>
          <table:table-cell table:number-columns-repeated="2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 office:value-type="string">
            <text:p>NCH Gaywood First Steps Nursery</text:p>
          </table:table-cell>
          <table:table-cell table:number-columns-repeated="2"/>
          <table:table-cell office:value-type="string">
            <text:p>Queen Mary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QG</text:p>
          </table:table-cell>
          <table:table-cell office:value-type="string">
            <text:p>Michelle Barrett</text:p>
          </table:table-cell>
          <table:table-cell office:value-type="string">
            <text:p>(01553)660925</text:p>
          </table:table-cell>
          <table:table-cell office:value-type="string">
            <text:p>EH2017062</text:p>
          </table:table-cell>
          <table:table-cell table:number-columns-repeated="9"/>
          <table:table-cell office:value-type="float" office:value="123061">
            <text:p>123061</text:p>
          </table:table-cell>
          <table:table-cell office:value-type="string">
            <text:p>School Refuse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string">
            <text:p>660-1, CWTN-3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7-04-01">
            <text:p>01/04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9765">
            <text:p>129765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</text:p>
          </table:table-cell>
          <table:table-cell table:number-columns-repeated="4"/>
          <table:table-cell office:value-type="string">
            <text:p>R1 WK1</text:p>
          </table:table-cell>
          <table:table-cell table:number-columns-repeated="2"/>
          <table:table-cell office:value-type="date" office:date-value="2007-11-01">
            <text:p>01/11/07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 office:value-type="string">
            <text:p>Ring Associates Ltd</text:p>
          </table:table-cell>
          <table:table-cell/>
          <table:table-cell office:value-type="string">
            <text:p>7a</text:p>
          </table:table-cell>
          <table:table-cell office:value-type="string">
            <text:p>Kings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ET</text:p>
          </table:table-cell>
          <table:table-cell/>
          <table:table-cell office:value-type="string">
            <text:p>(01553)777600</text:p>
          </table:table-cell>
          <table:table-cell office:value-type="string">
            <text:p>EH2017074</text:p>
          </table:table-cell>
          <table:table-cell table:number-columns-repeated="9"/>
          <table:table-cell office:value-type="float" office:value="94234">
            <text:p>94234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4"/>
          <table:table-cell office:value-type="date" office:date-value="2005-02-15">
            <text:p>15/02/05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office:value-type="string">
            <text:p>St Michaels VC First School</text:p>
          </table:table-cell>
          <table:table-cell table:number-columns-repeated="2"/>
          <table:table-cell office:value-type="string">
            <text:p>Saddlebow Road (North)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NG</text:p>
          </table:table-cell>
          <table:table-cell/>
          <table:table-cell office:value-type="string">
            <text:p>(01553)772420</text:p>
          </table:table-cell>
          <table:table-cell office:value-type="string">
            <text:p>EH2002025</text:p>
          </table:table-cell>
          <table:table-cell table:number-columns-repeated="9"/>
          <table:table-cell office:value-type="float" office:value="96551">
            <text:p>96551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6, CWTN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5-04-28">
            <text:p>28/04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6551">
            <text:p>96551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/>
          <table:table-cell office:value-type="string">
            <text:p>R3 WK2</text:p>
          </table:table-cell>
          <table:table-cell table:number-columns-repeated="5"/>
          <table:table-cell office:value-type="date" office:date-value="2005-04-28">
            <text:p>28/04/05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office:value-type="string">
            <text:p>Reffley Community School</text:p>
          </table:table-cell>
          <table:table-cell table:number-columns-repeated="2"/>
          <table:table-cell office:value-type="string">
            <text:p>Reffley Lan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SF</text:p>
          </table:table-cell>
          <table:table-cell/>
          <table:table-cell office:value-type="string">
            <text:p>(01553)671045</text:p>
          </table:table-cell>
          <table:table-cell office:value-type="string">
            <text:p>EH2017349</text:p>
          </table:table-cell>
          <table:table-cell table:number-columns-repeated="9"/>
          <table:table-cell office:value-type="float" office:value="124120">
            <text:p>124120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 table:number-columns-repeated="2"/>
          <table:table-cell office:value-type="string">
            <text:p>R1 WK1</text:p>
          </table:table-cell>
          <table:table-cell table:number-columns-repeated="4"/>
          <table:table-cell office:value-type="date" office:date-value="2007-05-03">
            <text:p>03/05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7807">
            <text:p>127807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5, CWTN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7-12-12">
            <text:p>12/12/07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office:value-type="string">
            <text:p>Marham Infant School</text:p>
          </table:table-cell>
          <table:table-cell table:number-columns-repeated="2"/>
          <table:table-cell office:value-type="string">
            <text:p>Cedar Road</text:p>
          </table:table-cell>
          <table:table-cell office:value-type="string">
            <text:p>Upper Mar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9LT</text:p>
          </table:table-cell>
          <table:table-cell/>
          <table:table-cell office:value-type="string">
            <text:p>(01760)337217</text:p>
          </table:table-cell>
          <table:table-cell office:value-type="string">
            <text:p>EH2017930</text:p>
          </table:table-cell>
          <table:table-cell table:number-columns-repeated="9"/>
          <table:table-cell office:value-type="float" office:value="136575">
            <text:p>136575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5, CWTN-3 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D12</text:p>
          </table:table-cell>
          <table:table-cell table:number-columns-repeated="5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36575">
            <text:p>136575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( 20 empties p.a.)</text:p>
          </table:table-cell>
          <table:table-cell/>
          <table:table-cell office:value-type="string">
            <text:p>R6 WK2</text:p>
          </table:table-cell>
          <table:table-cell table:number-columns-repeated="5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office:value-type="string">
            <text:p>Duchy of Lancaster Methwold VC Primary School</text:p>
          </table:table-cell>
          <table:table-cell table:number-columns-repeated="2"/>
          <table:table-cell office:value-type="string">
            <text:p>Hythe Road</text:p>
          </table:table-cell>
          <table:table-cell office:value-type="string">
            <text:p>Methwold</text:p>
          </table:table-cell>
          <table:table-cell office:value-type="string">
            <text:p>Thetford</text:p>
          </table:table-cell>
          <table:table-cell office:value-type="string">
            <text:p>Norfolk</text:p>
          </table:table-cell>
          <table:table-cell office:value-type="string">
            <text:p>IP26 4PP</text:p>
          </table:table-cell>
          <table:table-cell/>
          <table:table-cell office:value-type="string">
            <text:p>(01366)728280</text:p>
          </table:table-cell>
          <table:table-cell office:value-type="string">
            <text:p>EH2017931</text:p>
          </table:table-cell>
          <table:table-cell table:number-columns-repeated="9"/>
          <table:table-cell office:value-type="float" office:value="94324">
            <text:p>94324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6, CWTN-3</text:p>
          </table:table-cell>
          <table:table-cell office:value-type="string">
            <text:p>Term time emptying (40 empties p.a.)</text:p>
          </table:table-cell>
          <table:table-cell/>
          <table:table-cell office:value-type="string">
            <text:p>D8</text:p>
          </table:table-cell>
          <table:table-cell table:number-columns-repeated="5"/>
          <table:table-cell office:value-type="date" office:date-value="2005-02-21">
            <text:p>21/02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4324">
            <text:p>94324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/>
          <table:table-cell office:value-type="string">
            <text:p>R5 WK1</text:p>
          </table:table-cell>
          <table:table-cell table:number-columns-repeated="5"/>
          <table:table-cell office:value-type="date" office:date-value="2005-02-21">
            <text:p>21/02/05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Bridge Stores</text:p>
          </table:table-cell>
          <table:table-cell table:number-columns-repeated="2"/>
          <table:table-cell office:value-type="string">
            <text:p>Main Road</text:p>
          </table:table-cell>
          <table:table-cell office:value-type="string">
            <text:p>Three Holes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9JR</text:p>
          </table:table-cell>
          <table:table-cell office:value-type="string">
            <text:p>Mrs H Knights</text:p>
          </table:table-cell>
          <table:table-cell office:value-type="string">
            <text:p>(01945)772467</text:p>
          </table:table-cell>
          <table:table-cell office:value-type="string">
            <text:p>EH2017556</text:p>
          </table:table-cell>
          <table:table-cell table:number-columns-repeated="9"/>
          <table:table-cell office:value-type="float" office:value="94950">
            <text:p>94950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10</text:p>
          </table:table-cell>
          <table:table-cell table:number-columns-repeated="3"/>
          <table:table-cell office:value-type="date" office:date-value="2005-03-07">
            <text:p>07/03/05</text:p>
          </table:table-cell>
          <table:table-cell table:style-name="ce1" office:value-type="date" office:date-value="2009-05-14">
            <text:p>14/05/09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string">
            <text:p>Whiting &amp; Partners</text:p>
          </table:table-cell>
          <table:table-cell office:value-type="string">
            <text:p>Berol House</text:p>
          </table:table-cell>
          <table:table-cell/>
          <table:table-cell office:value-type="string">
            <text:p>Oldmedow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JJ</text:p>
          </table:table-cell>
          <table:table-cell/>
          <table:table-cell office:value-type="string">
            <text:p>(01553)774745</text:p>
          </table:table-cell>
          <table:table-cell office:value-type="string">
            <text:p>EH2017342</text:p>
          </table:table-cell>
          <table:table-cell table:number-columns-repeated="9"/>
          <table:table-cell office:value-type="float" office:value="94840">
            <text:p>94840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/>
          <table:table-cell office:value-type="string">
            <text:p>T1</text:p>
          </table:table-cell>
          <table:table-cell table:number-columns-repeated="5"/>
          <table:table-cell office:value-type="date" office:date-value="2005-03-03">
            <text:p>03/03/05</text:p>
          </table:table-cell>
          <table:table-cell/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Marifa Lodge Care Home</text:p>
          </table:table-cell>
          <table:table-cell table:number-columns-repeated="2"/>
          <table:table-cell office:value-type="string">
            <text:p>Wisbech Road</text:p>
          </table:table-cell>
          <table:table-cell office:value-type="string">
            <text:p>Welney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9RQ</text:p>
          </table:table-cell>
          <table:table-cell office:value-type="string">
            <text:p>Mr G Rainbird</text:p>
          </table:table-cell>
          <table:table-cell office:value-type="string">
            <text:p>(01254)610555</text:p>
          </table:table-cell>
          <table:table-cell office:value-type="string">
            <text:p>EH2017345</text:p>
          </table:table-cell>
          <table:table-cell table:number-columns-repeated="9"/>
          <table:table-cell office:value-type="float" office:value="94858">
            <text:p>94858</text:p>
          </table:table-cell>
          <table:table-cell office:value-type="string">
            <text:p>Schd 2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10</text:p>
          </table:table-cell>
          <table:table-cell table:number-columns-repeated="3"/>
          <table:table-cell office:value-type="date" office:date-value="2005-03-03">
            <text:p>03/03/05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CCSK Ltd t/as The Gin Trap Inn</text:p>
          </table:table-cell>
          <table:table-cell table:number-columns-repeated="2"/>
          <table:table-cell office:value-type="string">
            <text:p>High Street</text:p>
          </table:table-cell>
          <table:table-cell office:value-type="string">
            <text:p>Ringstead</text:p>
          </table:table-cell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JU</text:p>
          </table:table-cell>
          <table:table-cell office:value-type="string">
            <text:p>Cindy Cook &amp; Steve Knowles</text:p>
          </table:table-cell>
          <table:table-cell office:value-type="string">
            <text:p>(01485)525264</text:p>
          </table:table-cell>
          <table:table-cell office:value-type="string">
            <text:p>EH2021888</text:p>
          </table:table-cell>
          <table:table-cell table:number-columns-repeated="9"/>
          <table:table-cell office:value-type="float" office:value="124572">
            <text:p>12457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office:value-type="string">
            <text:p>1100-1, 1100-4 x 18, CWTN-1</text:p>
          </table:table-cell>
          <table:table-cell office:value-type="string">
            <text:p>One empty per week plus additional weekly emptying</text:p>
            <text:p>of 2 bins only; 1 July - 31 August <text:s/>(9 weeks)</text:p>
          </table:table-cell>
          <table:table-cell table:number-columns-repeated="2"/>
          <table:table-cell office:value-type="string">
            <text:p>D13</text:p>
          </table:table-cell>
          <table:table-cell table:number-columns-repeated="2"/>
          <table:table-cell office:value-type="string">
            <text:p>LITTER (SEAS)</text:p>
          </table:table-cell>
          <table:table-cell/>
          <table:table-cell office:value-type="date" office:date-value="2007-05-16">
            <text:p>16/05/07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Highgate County Infants School</text:p>
          </table:table-cell>
          <table:table-cell table:number-columns-repeated="2"/>
          <table:table-cell office:value-type="string">
            <text:p>Gaywood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2PS</text:p>
          </table:table-cell>
          <table:table-cell/>
          <table:table-cell office:value-type="string">
            <text:p>(01553)772496</text:p>
          </table:table-cell>
          <table:table-cell office:value-type="string">
            <text:p>EH2017353</text:p>
          </table:table-cell>
          <table:table-cell table:number-columns-repeated="9"/>
          <table:table-cell office:value-type="float" office:value="122301">
            <text:p>122301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5, CWTN-3</text:p>
          </table:table-cell>
          <table:table-cell office:value-type="string">
            <text:p>Term time emptying (40 empties p.a.)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7-03-09">
            <text:p>09/03/07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22301">
            <text:p>122301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<text:s/>( 20 empties p.a.)</text:p>
          </table:table-cell>
          <table:table-cell table:number-columns-repeated="3"/>
          <table:table-cell office:value-type="string">
            <text:p>R3 WK2</text:p>
          </table:table-cell>
          <table:table-cell table:number-columns-repeated="3"/>
          <table:table-cell office:value-type="date" office:date-value="2007-03-09">
            <text:p>09/03/07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Sprint</text:p>
          </table:table-cell>
          <table:table-cell/>
          <table:table-cell office:value-type="float" office:value="6">
            <text:p>6</text:p>
          </table:table-cell>
          <table:table-cell office:value-type="string">
            <text:p>Hamlin Way</text:p>
          </table:table-cell>
          <table:table-cell office:value-type="string">
            <text:p>Hardwick Narrows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NG</text:p>
          </table:table-cell>
          <table:table-cell office:value-type="string">
            <text:p>Gary Hart</text:p>
          </table:table-cell>
          <table:table-cell office:value-type="string">
            <text:p>(01553)770226</text:p>
          </table:table-cell>
          <table:table-cell office:value-type="string">
            <text:p>EH2017355</text:p>
          </table:table-cell>
          <table:table-cell table:number-columns-repeated="9"/>
          <table:table-cell office:value-type="float" office:value="95226">
            <text:p>95226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5-03-24">
            <text:p>24/03/05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The Driftwood Delicatessen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Old Hunstanton Road</text:p>
          </table:table-cell>
          <table:table-cell/>
          <table:table-cell office:value-type="string">
            <text:p>Old Hunstanton</text:p>
          </table:table-cell>
          <table:table-cell office:value-type="string">
            <text:p>Norfolk</text:p>
          </table:table-cell>
          <table:table-cell office:value-type="string">
            <text:p>PE36 6HS</text:p>
          </table:table-cell>
          <table:table-cell office:value-type="string">
            <text:p>Mrs Pauline Farncombe</text:p>
          </table:table-cell>
          <table:table-cell office:value-type="string">
            <text:p>(01485)533197</text:p>
          </table:table-cell>
          <table:table-cell office:value-type="string">
            <text:p>EH2017521</text:p>
          </table:table-cell>
          <table:table-cell table:number-columns-repeated="9"/>
          <table:table-cell office:value-type="float" office:value="103142">
            <text:p>10314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D1 </text:p>
          </table:table-cell>
          <table:table-cell table:number-columns-repeated="6"/>
          <table:table-cell office:value-type="date" office:date-value="2005-09-23">
            <text:p>23/09/05</text:p>
          </table:table-cell>
          <table:table-cell table:style-name="ce1" office:value-type="date" office:date-value="2009-09-02">
            <text:p>02/09/0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Value for Money (Norfolk) Ltd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Pansey Drive</text:p>
          </table:table-cell>
          <table:table-cell office:value-type="string">
            <text:p>Dersing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6PX</text:p>
          </table:table-cell>
          <table:table-cell office:value-type="string">
            <text:p>Mr P Cribb</text:p>
          </table:table-cell>
          <table:table-cell office:value-type="string">
            <text:p>(01485)542179</text:p>
          </table:table-cell>
          <table:table-cell office:value-type="string">
            <text:p>EH2017522</text:p>
          </table:table-cell>
          <table:table-cell table:number-columns-repeated="9"/>
          <table:table-cell office:value-type="float" office:value="95352">
            <text:p>9535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13</text:p>
          </table:table-cell>
          <table:table-cell table:number-columns-repeated="3"/>
          <table:table-cell office:value-type="date" office:date-value="2005-04-01">
            <text:p>01/04/05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nthony Curton C of E V A Primary School</text:p>
          </table:table-cell>
          <table:table-cell table:number-columns-repeated="2"/>
          <table:table-cell office:value-type="string">
            <text:p>The Chase</text:p>
          </table:table-cell>
          <table:table-cell office:value-type="string">
            <text:p>Walpole St Peter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7NG</text:p>
          </table:table-cell>
          <table:table-cell office:value-type="string">
            <text:p>Mrs R C Voss M.A (Headteacher)</text:p>
          </table:table-cell>
          <table:table-cell office:value-type="string">
            <text:p>(01945)780122</text:p>
          </table:table-cell>
          <table:table-cell office:value-type="string">
            <text:p>EH2017554</text:p>
          </table:table-cell>
          <table:table-cell table:number-columns-repeated="9"/>
          <table:table-cell office:value-type="float" office:value="95207">
            <text:p>95207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43, CWTN-3</text:p>
          </table:table-cell>
          <table:table-cell office:value-type="string">
            <text:p>Term time emptying plus additional empty at end of </text:p>
            <text:p>each <text:s/>term</text:p>
          </table:table-cell>
          <table:table-cell table:number-columns-repeated="2"/>
          <table:table-cell office:value-type="string">
            <text:p>D7</text:p>
          </table:table-cell>
          <table:table-cell table:number-columns-repeated="4"/>
          <table:table-cell office:value-type="date" office:date-value="2005-04-01">
            <text:p>01/04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149324">
            <text:p>149324</text:p>
          </table:table-cell>
          <table:table-cell office:value-type="string">
            <text:p>School Recycling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1, CWTN-4</text:p>
          </table:table-cell>
          <table:table-cell office:value-type="string">
            <text:p>Fortnightly emptying term time <text:s/>( 20 empties p.a.)</text:p>
          </table:table-cell>
          <table:table-cell table:number-columns-repeated="2"/>
          <table:table-cell office:value-type="string">
            <text:p>R4 WK2</text:p>
          </table:table-cell>
          <table:table-cell table:number-columns-repeated="4"/>
          <table:table-cell office:value-type="date" office:date-value="2009-02-09">
            <text:p>09/02/09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Global Entertainment Ltd</text:p>
          </table:table-cell>
          <table:table-cell/>
          <table:table-cell office:value-type="string">
            <text:p>Unit 2</text:p>
          </table:table-cell>
          <table:table-cell office:value-type="string">
            <text:p>Beveridge Way</text:p>
          </table:table-cell>
          <table:table-cell office:value-type="string">
            <text:p>Hardwick Narrows Industrial Estat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NB</text:p>
          </table:table-cell>
          <table:table-cell/>
          <table:table-cell office:value-type="string">
            <text:p>(01553)776242</text:p>
          </table:table-cell>
          <table:table-cell office:value-type="string">
            <text:p>EH2017557</text:p>
          </table:table-cell>
          <table:table-cell table:number-columns-repeated="9"/>
          <table:table-cell office:value-type="float" office:value="95954">
            <text:p>95954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5-04-07">
            <text:p>07/04/05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King's Lynn St Michaels Rifle &amp; Pistol Club</text:p>
          </table:table-cell>
          <table:table-cell table:number-columns-repeated="2"/>
          <table:table-cell office:value-type="string">
            <text:p>Common Road</text:p>
          </table:table-cell>
          <table:table-cell office:value-type="string">
            <text:p>West Bilney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</text:p>
          </table:table-cell>
          <table:table-cell/>
          <table:table-cell office:value-type="string">
            <text:p>(01553)841351</text:p>
          </table:table-cell>
          <table:table-cell office:value-type="string">
            <text:p>EH2017558</text:p>
          </table:table-cell>
          <table:table-cell table:number-columns-repeated="9"/>
          <table:table-cell office:value-type="float" office:value="95450">
            <text:p>95450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D3</text:p>
          </table:table-cell>
          <table:table-cell table:number-columns-repeated="3"/>
          <table:table-cell office:value-type="date" office:date-value="2005-03-23">
            <text:p>23/03/05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Watlington Sports &amp; Social Club</text:p>
          </table:table-cell>
          <table:table-cell office:value-type="string">
            <text:p>C/o Mrs D Drake (Treasurer)</text:p>
          </table:table-cell>
          <table:table-cell office:value-type="float" office:value="36">
            <text:p>36</text:p>
          </table:table-cell>
          <table:table-cell office:value-type="string">
            <text:p>Paige Close</text:p>
          </table:table-cell>
          <table:table-cell office:value-type="string">
            <text:p>Watling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3 0TQ</text:p>
          </table:table-cell>
          <table:table-cell table:number-columns-repeated="2"/>
          <table:table-cell office:value-type="string">
            <text:p>EH2017559</text:p>
          </table:table-cell>
          <table:table-cell table:number-columns-repeated="9"/>
          <table:table-cell office:value-type="float" office:value="124412">
            <text:p>124412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4"/>
          <table:table-cell office:value-type="string">
            <text:p>D10</text:p>
          </table:table-cell>
          <table:table-cell table:number-columns-repeated="2"/>
          <table:table-cell office:value-type="date" office:date-value="2007-05-14">
            <text:p>14/05/07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office:value-type="string">
            <text:p>E F Snelling &amp; Son</text:p>
          </table:table-cell>
          <table:table-cell office:value-type="string">
            <text:p>The Marine Centre</text:p>
          </table:table-cell>
          <table:table-cell table:number-columns-repeated="2"/>
          <table:table-cell office:value-type="string">
            <text:p>Brancaster Staith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BP</text:p>
          </table:table-cell>
          <table:table-cell office:value-type="string">
            <text:p>Mr J Snelling</text:p>
          </table:table-cell>
          <table:table-cell office:value-type="string">
            <text:p>(01485)210381</text:p>
          </table:table-cell>
          <table:table-cell office:value-type="string">
            <text:p>EH2017586</text:p>
          </table:table-cell>
          <table:table-cell table:number-columns-repeated="9"/>
          <table:table-cell office:value-type="float" office:value="95776">
            <text:p>95776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office:value-type="string">
            <text:p>D5</text:p>
          </table:table-cell>
          <table:table-cell table:number-columns-repeated="6"/>
          <table:table-cell office:value-type="date" office:date-value="2005-04-01">
            <text:p>01/04/05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office:value-type="string">
            <text:p>Star Fast Food</text:p>
          </table:table-cell>
          <table:table-cell/>
          <table:table-cell office:value-type="string">
            <text:p>1C</text:p>
          </table:table-cell>
          <table:table-cell office:value-type="string">
            <text:p>High Street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DA</text:p>
          </table:table-cell>
          <table:table-cell office:value-type="string">
            <text:p>Mr Resul Gundog</text:p>
          </table:table-cell>
          <table:table-cell office:value-type="string">
            <text:p>(01366)387268</text:p>
          </table:table-cell>
          <table:table-cell office:value-type="string">
            <text:p>EH2021624</text:p>
          </table:table-cell>
          <table:table-cell table:number-columns-repeated="9"/>
          <table:table-cell office:value-type="float" office:value="2385">
            <text:p>2385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7"/>
          <table:table-cell office:value-type="date" office:date-value="2006-03-13">
            <text:p>13/03/06</text:p>
          </table:table-cell>
          <table:table-cell table:style-name="ce1" office:value-type="date" office:date-value="2009-06-28">
            <text:p>28/06/09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Lighthouse Cafﾂ</text:p>
          </table:table-cell>
          <table:table-cell office:value-type="string">
            <text:p>(Proprietor Mr T W Hearth)</text:p>
          </table:table-cell>
          <table:table-cell/>
          <table:table-cell office:value-type="string">
            <text:p>Lighthouse Close</text:p>
          </table:table-cell>
          <table:table-cell/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6EL</text:p>
          </table:table-cell>
          <table:table-cell office:value-type="string">
            <text:p>Mr T W Hearth</text:p>
          </table:table-cell>
          <table:table-cell office:value-type="string">
            <text:p>(01485)532242</text:p>
          </table:table-cell>
          <table:table-cell office:value-type="string">
            <text:p>EH2017669</text:p>
          </table:table-cell>
          <table:table-cell table:number-columns-repeated="9"/>
          <table:table-cell office:value-type="float" office:value="96167">
            <text:p>9616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3, 1100-4 x 46, CWTN-1</text:p>
          </table:table-cell>
          <table:table-cell office:value-type="string">
            <text:p>Weekly emptying: 1 April - 30 November plus</text:p>
            <text:p>additional weekly emptying 1 July - 11 September</text:p>
          </table:table-cell>
          <table:table-cell office:value-type="string">
            <text:p>T2 SEA</text:p>
          </table:table-cell>
          <table:table-cell table:number-columns-repeated="3"/>
          <table:table-cell office:value-type="string">
            <text:p>T2</text:p>
          </table:table-cell>
          <table:table-cell table:number-columns-repeated="2"/>
          <table:table-cell office:value-type="date" office:date-value="2005-04-01">
            <text:p>01/04/05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office:value-type="string">
            <text:p>Harwayes</text:p>
          </table:table-cell>
          <table:table-cell table:number-columns-repeated="2"/>
          <table:table-cell office:value-type="string">
            <text:p>Henshaw Street</text:p>
          </table:table-cell>
          <table:table-cell/>
          <table:table-cell office:value-type="string">
            <text:p>Leicester</text:p>
          </table:table-cell>
          <table:table-cell/>
          <table:table-cell office:value-type="string">
            <text:p>LE2 7EL</text:p>
          </table:table-cell>
          <table:table-cell office:value-type="string">
            <text:p>N Lee (Manager)</text:p>
          </table:table-cell>
          <table:table-cell office:value-type="string">
            <text:p>(01162)471138</text:p>
          </table:table-cell>
          <table:table-cell office:value-type="string">
            <text:p>EH2017670</text:p>
          </table:table-cell>
          <table:table-cell office:value-type="string">
            <text:p>Harwayes</text:p>
          </table:table-cell>
          <table:table-cell/>
          <table:table-cell office:value-type="float" office:value="135">
            <text:p>135</text:p>
          </table:table-cell>
          <table:table-cell office:value-type="string">
            <text:p>Norfolk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AU</text:p>
          </table:table-cell>
          <table:table-cell office:value-type="string">
            <text:p>(01553)775734</text:p>
          </table:table-cell>
          <table:table-cell office:value-type="float" office:value="96081">
            <text:p>96081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table:number-columns-repeated="7"/>
          <table:table-cell office:value-type="date" office:date-value="2005-04-01">
            <text:p>01/04/05</text:p>
          </table:table-cell>
          <table:table-cell table:style-name="ce1" office:value-type="date" office:date-value="2009-07-15">
            <text:p>15/07/09</text:p>
          </table:table-cell>
        </table:table-row>
        <table:table-row table:style-name="ro2">
          <table:table-cell office:value-type="float" office:value="2026">
            <text:p>2026</text:p>
          </table:table-cell>
          <table:table-cell office:value-type="string">
            <text:p>Edmund de Moundeford VC Primary School</text:p>
          </table:table-cell>
          <table:table-cell table:number-columns-repeated="2"/>
          <table:table-cell office:value-type="string">
            <text:p>The Beck</text:p>
          </table:table-cell>
          <table:table-cell office:value-type="string">
            <text:p>Feltwell</text:p>
          </table:table-cell>
          <table:table-cell office:value-type="string">
            <text:p>Thetford</text:p>
          </table:table-cell>
          <table:table-cell office:value-type="string">
            <text:p>Norfolk</text:p>
          </table:table-cell>
          <table:table-cell office:value-type="string">
            <text:p>IP26 4DB</text:p>
          </table:table-cell>
          <table:table-cell office:value-type="string">
            <text:p>Stephen Kite - Head Teacher</text:p>
          </table:table-cell>
          <table:table-cell office:value-type="string">
            <text:p>(01842)828334</text:p>
          </table:table-cell>
          <table:table-cell office:value-type="string">
            <text:p>EH2017881</text:p>
          </table:table-cell>
          <table:table-cell table:number-columns-repeated="9"/>
          <table:table-cell office:value-type="float" office:value="95183">
            <text:p>95183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5 WK1</text:p>
          </table:table-cell>
          <table:table-cell table:number-columns-repeated="3"/>
          <table:table-cell office:value-type="date" office:date-value="2005-04-01">
            <text:p>01/04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7729">
            <text:p>97729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0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5 WK1</text:p>
          </table:table-cell>
          <table:table-cell table:number-columns-repeated="3"/>
          <table:table-cell office:value-type="date" office:date-value="2005-05-23">
            <text:p>23/05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7729">
            <text:p>97729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6, CWTN-3</text:p>
          </table:table-cell>
          <table:table-cell office:value-type="string">
            <text:p>Term time emptying (40 empties p.a.)</text:p>
          </table:table-cell>
          <table:table-cell table:number-columns-repeated="3"/>
          <table:table-cell office:value-type="string">
            <text:p>D8</text:p>
          </table:table-cell>
          <table:table-cell table:number-columns-repeated="3"/>
          <table:table-cell office:value-type="date" office:date-value="2005-05-23">
            <text:p>23/05/05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Hunstanton Gifts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e Strange Court</text:p>
          </table:table-cell>
          <table:table-cell office:value-type="string">
            <text:p>High Street</text:p>
          </table:table-cell>
          <table:table-cell office:value-type="string">
            <text:p>Hunstanton</text:p>
          </table:table-cell>
          <table:table-cell office:value-type="string">
            <text:p>Norfolk</text:p>
          </table:table-cell>
          <table:table-cell office:value-type="string">
            <text:p>PE36 5NS</text:p>
          </table:table-cell>
          <table:table-cell office:value-type="string">
            <text:p>Mr R W Sapwell</text:p>
          </table:table-cell>
          <table:table-cell office:value-type="string">
            <text:p>(01485)532288</text:p>
          </table:table-cell>
          <table:table-cell office:value-type="string">
            <text:p>EH2017933</text:p>
          </table:table-cell>
          <table:table-cell table:number-columns-repeated="9"/>
          <table:table-cell office:value-type="float" office:value="150758">
            <text:p>150758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3, 770-4 x 25, CWTN-1</text:p>
          </table:table-cell>
          <table:table-cell office:value-type="string">
            <text:p>Fortnightly emptying: 1 April - 31 May, Weekly emptying; </text:p>
            <text:p>1 June - 31 August,; Fortnightly emptying; 1-30 September; Monthly emptying: 1 October - 30 November; Fortnightly emptying 1-31 December; Monthly emptying 1 -31 March</text:p>
          </table:table-cell>
          <table:table-cell table:number-columns-repeated="4"/>
          <table:table-cell office:value-type="string">
            <text:p>T1 </text:p>
          </table:table-cell>
          <table:table-cell table:number-columns-repeated="2"/>
          <table:table-cell office:value-type="date" office:date-value="2009-04-01">
            <text:p>01/04/09</text:p>
          </table:table-cell>
          <table:table-cell/>
        </table:table-row>
        <table:table-row table:style-name="ro2">
          <table:table-cell office:value-type="float" office:value="2028">
            <text:p>2028</text:p>
          </table:table-cell>
          <table:table-cell office:value-type="string">
            <text:p>Willow Cottage Tearoom</text:p>
          </table:table-cell>
          <table:table-cell office:value-type="string">
            <text:p>Willow Cottage</text:p>
          </table:table-cell>
          <table:table-cell/>
          <table:table-cell office:value-type="string">
            <text:p>Stocks Green</text:p>
          </table:table-cell>
          <table:table-cell office:value-type="string">
            <text:p>Castle Acre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2 2AE</text:p>
          </table:table-cell>
          <table:table-cell office:value-type="string">
            <text:p>Mr F Moister</text:p>
          </table:table-cell>
          <table:table-cell office:value-type="string">
            <text:p>(01760)755551</text:p>
          </table:table-cell>
          <table:table-cell office:value-type="string">
            <text:p>EH2018004</text:p>
          </table:table-cell>
          <table:table-cell table:number-columns-repeated="9"/>
          <table:table-cell office:value-type="float" office:value="100220">
            <text:p>100220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3, 360-4 x 35, CWTN-1</text:p>
          </table:table-cell>
          <table:table-cell office:value-type="string">
            <text:p>Weekly emptying; 1 April - 31 October and 1 - 31 March</text:p>
          </table:table-cell>
          <table:table-cell table:number-columns-repeated="3"/>
          <table:table-cell office:value-type="string">
            <text:p>D3</text:p>
          </table:table-cell>
          <table:table-cell table:number-columns-repeated="3"/>
          <table:table-cell office:value-type="date" office:date-value="2005-07-19">
            <text:p>19/07/05</text:p>
          </table:table-cell>
          <table:table-cell/>
        </table:table-row>
        <table:table-row table:style-name="ro2">
          <table:table-cell office:value-type="float" office:value="2029">
            <text:p>2029</text:p>
          </table:table-cell>
          <table:table-cell office:value-type="string">
            <text:p>Brancaster Stores Ltd</text:p>
          </table:table-cell>
          <table:table-cell table:number-columns-repeated="2"/>
          <table:table-cell office:value-type="string">
            <text:p>Mill Road</text:p>
          </table:table-cell>
          <table:table-cell office:value-type="string">
            <text:p>Brancaster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1 8AQ</text:p>
          </table:table-cell>
          <table:table-cell office:value-type="string">
            <text:p>John Moysey (Director)</text:p>
          </table:table-cell>
          <table:table-cell office:value-type="string">
            <text:p>(01485)210618</text:p>
          </table:table-cell>
          <table:table-cell office:value-type="string">
            <text:p>EH2018025</text:p>
          </table:table-cell>
          <table:table-cell table:number-columns-repeated="9"/>
          <table:table-cell office:value-type="float" office:value="137779">
            <text:p>137779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D5</text:p>
          </table:table-cell>
          <table:table-cell table:number-columns-repeated="6"/>
          <table:table-cell office:value-type="date" office:date-value="2008-04-01">
            <text:p>01/04/08</text:p>
          </table:table-cell>
          <table:table-cell/>
        </table:table-row>
        <table:table-row table:style-name="ro2">
          <table:table-cell office:value-type="float" office:value="2030">
            <text:p>2030</text:p>
          </table:table-cell>
          <table:table-cell office:value-type="string">
            <text:p>Marshland St James V C Primary School &amp; Nursery</text:p>
          </table:table-cell>
          <table:table-cell table:number-columns-repeated="2"/>
          <table:table-cell office:value-type="string">
            <text:p>School Road</text:p>
          </table:table-cell>
          <table:table-cell office:value-type="string">
            <text:p>Marshland St James</text:p>
          </table:table-cell>
          <table:table-cell office:value-type="string">
            <text:p>Wisbech</text:p>
          </table:table-cell>
          <table:table-cell office:value-type="string">
            <text:p>Cambs</text:p>
          </table:table-cell>
          <table:table-cell office:value-type="string">
            <text:p>PE14 8EY</text:p>
          </table:table-cell>
          <table:table-cell office:value-type="string">
            <text:p>Jane Thain (Headteacher)</text:p>
          </table:table-cell>
          <table:table-cell office:value-type="string">
            <text:p>(01945)430378</text:p>
          </table:table-cell>
          <table:table-cell office:value-type="string">
            <text:p>EH2018041</text:p>
          </table:table-cell>
          <table:table-cell table:number-columns-repeated="9"/>
          <table:table-cell office:value-type="float" office:value="95571">
            <text:p>95571</text:p>
          </table:table-cell>
          <table:table-cell office:value-type="string">
            <text:p>School 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6, CWTN-3</text:p>
          </table:table-cell>
          <table:table-cell office:value-type="string">
            <text:p>Term time emptying (40 empties p.a.)</text:p>
          </table:table-cell>
          <table:table-cell table:number-columns-repeated="3"/>
          <table:table-cell office:value-type="string">
            <text:p>D7</text:p>
          </table:table-cell>
          <table:table-cell table:number-columns-repeated="3"/>
          <table:table-cell office:value-type="date" office:date-value="2005-06-01">
            <text:p>01/06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5571">
            <text:p>95571</text:p>
          </table:table-cell>
          <table:table-cell office:value-type="string">
            <text:p>School 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6</text:p>
          </table:table-cell>
          <table:table-cell office:value-type="string">
            <text:p>Term time emptying (40 empties p.a.)</text:p>
          </table:table-cell>
          <table:table-cell table:number-columns-repeated="3"/>
          <table:table-cell office:value-type="string">
            <text:p>D7</text:p>
          </table:table-cell>
          <table:table-cell table:number-columns-repeated="3"/>
          <table:table-cell office:value-type="date" office:date-value="2005-06-01">
            <text:p>01/06/05</text:p>
          </table:table-cell>
          <table:table-cell/>
        </table:table-row>
        <table:table-row table:style-name="ro2">
          <table:table-cell table:number-columns-repeated="21"/>
          <table:table-cell office:value-type="float" office:value="95571">
            <text:p>95571</text:p>
          </table:table-cell>
          <table:table-cell office:value-type="string">
            <text:p>School Recycling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240-10, CWTN-4</text:p>
          </table:table-cell>
          <table:table-cell office:value-type="string">
            <text:p>Fortnightly emptying term time ( 20 empties p.a.)</text:p>
          </table:table-cell>
          <table:table-cell table:number-columns-repeated="3"/>
          <table:table-cell office:value-type="string">
            <text:p>R4 WK2</text:p>
          </table:table-cell>
          <table:table-cell table:number-columns-repeated="3"/>
          <table:table-cell office:value-type="date" office:date-value="2005-06-01">
            <text:p>01/06/05</text:p>
          </table:table-cell>
          <table:table-cell/>
        </table:table-row>
        <table:table-row table:style-name="ro2">
          <table:table-cell office:value-type="float" office:value="2037">
            <text:p>2037</text:p>
          </table:table-cell>
          <table:table-cell office:value-type="string">
            <text:p>Norfolk County Council</text:p>
          </table:table-cell>
          <table:table-cell office:value-type="string">
            <text:p>King's Lynn Museum</text:p>
          </table:table-cell>
          <table:table-cell/>
          <table:table-cell office:value-type="string">
            <text:p>Old Market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NL</text:p>
          </table:table-cell>
          <table:table-cell/>
          <table:table-cell office:value-type="string">
            <text:p>(01553)775001</text:p>
          </table:table-cell>
          <table:table-cell office:value-type="string">
            <text:p>EH2021964</text:p>
          </table:table-cell>
          <table:table-cell table:number-columns-repeated="9"/>
          <table:table-cell office:value-type="float" office:value="138880">
            <text:p>138880</text:p>
          </table:table-cell>
          <table:table-cell office:value-type="string">
            <text:p>Refuse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24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8-05-28">
            <text:p>28/05/08</text:p>
          </table:table-cell>
          <table:table-cell/>
        </table:table-row>
        <table:table-row table:style-name="ro2">
          <table:table-cell office:value-type="float" office:value="2039">
            <text:p>2039</text:p>
          </table:table-cell>
          <table:table-cell office:value-type="string">
            <text:p>Tower Street News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Tower Street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1EJ</text:p>
          </table:table-cell>
          <table:table-cell office:value-type="string">
            <text:p>Mr G Bush</text:p>
          </table:table-cell>
          <table:table-cell office:value-type="string">
            <text:p>(01553)766918</text:p>
          </table:table-cell>
          <table:table-cell office:value-type="string">
            <text:p>EH2018054</text:p>
          </table:table-cell>
          <table:table-cell table:number-columns-repeated="9"/>
          <table:table-cell office:value-type="float" office:value="97303">
            <text:p>97303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table:number-columns-repeated="3"/>
          <table:table-cell office:value-type="string">
            <text:p>T1</text:p>
          </table:table-cell>
          <table:table-cell table:number-columns-repeated="3"/>
          <table:table-cell office:value-type="date" office:date-value="2005-05-10">
            <text:p>10/05/05</text:p>
          </table:table-cell>
          <table:table-cell/>
        </table:table-row>
        <table:table-row table:style-name="ro2">
          <table:table-cell office:value-type="float" office:value="2041">
            <text:p>2041</text:p>
          </table:table-cell>
          <table:table-cell office:value-type="string">
            <text:p>Wimbotsham Village Stores Ltd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Westway</text:p>
          </table:table-cell>
          <table:table-cell office:value-type="string">
            <text:p>Wimbotsham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4 3PZ</text:p>
          </table:table-cell>
          <table:table-cell office:value-type="string">
            <text:p>Mr A Ali</text:p>
          </table:table-cell>
          <table:table-cell office:value-type="string">
            <text:p>(01366)383125</text:p>
          </table:table-cell>
          <table:table-cell office:value-type="string">
            <text:p>EH2018074</text:p>
          </table:table-cell>
          <table:table-cell table:number-columns-repeated="9"/>
          <table:table-cell office:value-type="float" office:value="97523">
            <text:p>97523</text:p>
          </table:table-cell>
          <table:table-cell office:value-type="string">
            <text:p>Refuse</text:p>
          </table:table-cell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office:value-type="string">
            <text:p>770-1, CWTN-1</text:p>
          </table:table-cell>
          <table:table-cell office:value-type="string">
            <text:p>One empty per week</text:p>
          </table:table-cell>
          <table:table-cell table:number-columns-repeated="2"/>
          <table:table-cell office:value-type="string">
            <text:p>D10</text:p>
          </table:table-cell>
          <table:table-cell table:number-columns-repeated="4"/>
          <table:table-cell office:value-type="date" office:date-value="2005-05-17">
            <text:p>17/05/05</text:p>
          </table:table-cell>
          <table:table-cell/>
        </table:table-row>
        <table:table-row table:style-name="ro2">
          <table:table-cell office:value-type="float" office:value="2043">
            <text:p>2043</text:p>
          </table:table-cell>
          <table:table-cell office:value-type="string">
            <text:p>Jolly Farmers Public House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Feltwell Road</text:p>
          </table:table-cell>
          <table:table-cell office:value-type="string">
            <text:p>Southery</text:p>
          </table:table-cell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0NS</text:p>
          </table:table-cell>
          <table:table-cell office:value-type="string">
            <text:p>Mrs Linda Scott</text:p>
          </table:table-cell>
          <table:table-cell/>
          <table:table-cell office:value-type="string">
            <text:p>EH2017454</text:p>
          </table:table-cell>
          <table:table-cell table:number-columns-repeated="9"/>
          <table:table-cell office:value-type="float" office:value="96871">
            <text:p>96871</text:p>
          </table:table-cell>
          <table:table-cell office:value-type="string">
            <text:p>Refuse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360-1, CWTN-1</text:p>
          </table:table-cell>
          <table:table-cell office:value-type="string">
            <text:p>One empty per week</text:p>
          </table:table-cell>
          <table:table-cell office:value-type="string">
            <text:p>D8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float" office:value="2045">
            <text:p>2045</text:p>
          </table:table-cell>
          <table:table-cell office:value-type="string">
            <text:p>Eaglecrest Care Manangement Ltd</text:p>
          </table:table-cell>
          <table:table-cell office:value-type="string">
            <text:p>P.O. Box 1168</text:p>
          </table:table-cell>
          <table:table-cell/>
          <table:table-cell office:value-type="string">
            <text:p>Wyndham House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9BN</text:p>
          </table:table-cell>
          <table:table-cell office:value-type="string">
            <text:p>Mr E Fanibi (Director)</text:p>
          </table:table-cell>
          <table:table-cell office:value-type="string">
            <text:p>(01553)631386</text:p>
          </table:table-cell>
          <table:table-cell office:value-type="string">
            <text:p>EH2018181</text:p>
          </table:table-cell>
          <table:table-cell office:value-type="string">
            <text:p>Wyndham House Residential Home</text:p>
          </table:table-cell>
          <table:table-cell table:number-columns-repeated="2"/>
          <table:table-cell office:value-type="string">
            <text:p>Manor Road</text:p>
          </table:table-cell>
          <table:table-cell office:value-type="string">
            <text:p>North Wootton</text:p>
          </table:table-cell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3PZ</text:p>
          </table:table-cell>
          <table:table-cell/>
          <table:table-cell office:value-type="float" office:value="132347">
            <text:p>132347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1100-1, 1100-2, CWTN-1</text:p>
          </table:table-cell>
          <table:table-cell office:value-type="string">
            <text:p>Two empties per week</text:p>
          </table:table-cell>
          <table:table-cell/>
          <table:table-cell office:value-type="string">
            <text:p>T1</text:p>
          </table:table-cell>
          <table:table-cell table:number-columns-repeated="2"/>
          <table:table-cell office:value-type="string">
            <text:p>T1</text:p>
          </table:table-cell>
          <table:table-cell table:number-columns-repeated="2"/>
          <table:table-cell office:value-type="date" office:date-value="2007-11-26">
            <text:p>26/11/07</text:p>
          </table:table-cell>
          <table:table-cell/>
        </table:table-row>
        <table:table-row table:style-name="ro1">
          <table:table-cell office:value-type="float" office:value="2051">
            <text:p>2051</text:p>
          </table:table-cell>
          <table:table-cell office:value-type="string">
            <text:p>Borough Council of KL&amp;WN</text:p>
          </table:table-cell>
          <table:table-cell office:value-type="string">
            <text:p>The Priory Centre</text:p>
          </table:table-cell>
          <table:table-cell/>
          <table:table-cell office:value-type="string">
            <text:p>Priory Road</text:p>
          </table:table-cell>
          <table:table-cell/>
          <table:table-cell office:value-type="string">
            <text:p>Downham Market</text:p>
          </table:table-cell>
          <table:table-cell office:value-type="string">
            <text:p>Norfolk</text:p>
          </table:table-cell>
          <table:table-cell office:value-type="string">
            <text:p>PE38 9JS</text:p>
          </table:table-cell>
          <table:table-cell/>
          <table:table-cell office:value-type="string">
            <text:p>(01366)383237</text:p>
          </table:table-cell>
          <table:table-cell office:value-type="string">
            <text:p>EH2028124</text:p>
          </table:table-cell>
          <table:table-cell table:number-columns-repeated="9"/>
          <table:table-cell office:value-type="float" office:value="132415">
            <text:p>132415</text:p>
          </table:table-cell>
          <table:table-cell office:value-type="string">
            <text:p>Recycling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INT-1, CWTN-2</text:p>
          </table:table-cell>
          <table:table-cell office:value-type="string">
            <text:p>Fortnightly: except weeks containing Xmas Day &amp; </text:p>
            <text:p>New Years day</text:p>
          </table:table-cell>
          <table:table-cell/>
          <table:table-cell office:value-type="string">
            <text:p>R4 WK1</text:p>
          </table:table-cell>
          <table:table-cell table:number-columns-repeated="5"/>
          <table:table-cell office:value-type="date" office:date-value="2007-12-04">
            <text:p>04/12/07</text:p>
          </table:table-cell>
          <table:table-cell/>
        </table:table-row>
        <table:table-row table:style-name="ro2">
          <table:table-cell office:value-type="float" office:value="2062">
            <text:p>2062</text:p>
          </table:table-cell>
          <table:table-cell office:value-type="string">
            <text:p>The Wildfowler Public House</text:p>
          </table:table-cell>
          <table:table-cell table:number-columns-repeated="2"/>
          <table:table-cell office:value-type="string">
            <text:p>Gayton Road</text:p>
          </table:table-cell>
          <table:table-cell/>
          <table:table-cell office:value-type="string">
            <text:p>King's Lynn</text:p>
          </table:table-cell>
          <table:table-cell office:value-type="string">
            <text:p>Norfolk</text:p>
          </table:table-cell>
          <table:table-cell office:value-type="string">
            <text:p>PE30 4EL</text:p>
          </table:table-cell>
          <table:table-cell office:value-type="string">
            <text:p>Mrs A Evans</text:p>
          </table:table-cell>
          <table:table-cell office:value-type="string">
            <text:p>(01553)775786</text:p>
          </table:table-cell>
          <table:table-cell office:value-type="string">
            <text:p>EH2018551</text:p>
          </table:table-cell>
          <table:table-cell table:number-columns-repeated="9"/>
          <table:table-cell office:value-type="float" office:value="132310">
            <text:p>132310</text:p>
          </table:table-cell>
          <table:table-cell office:value-type="string">
            <text:p>Refuse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1100-1, CWTN-1</text:p>
          </table:table-cell>
          <table:table-cell office:value-type="string">
            <text:p>One empty per week</text:p>
          </table:table-cell>
          <table:table-cell office:value-type="string">
            <text:p>T1</text:p>
          </table:table-cell>
          <table:table-cell table:number-columns-repeated="6"/>
          <table:table-cell office:value-type="date" office:date-value="2007-12-03">
            <text:p>03/12/07</text:p>
          </table:table-cell>
          <table:table-cell/>
        </table:table-row>
      </table:table>
      <table:table table:name="Sheet1_2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1" table:default-cell-style-name="Default"/>
        <table:table-row table:style-name="ro2">
          <table:table-cell office:value-type="string">
            <text:p>Company Name</text:p>
          </table:table-cell>
          <table:table-cell office:value-type="string">
            <text:p>Customer Contact</text:p>
          </table:table-cell>
          <table:table-cell office:value-type="string">
            <text:p>Customer Te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Branch Telephone Number</text:p>
          </table:table-cell>
        </table:table-row>
        <table:table-row table:style-name="ro2">
          <table:table-cell office:value-type="string">
            <text:p>RSPB</text:p>
          </table:table-cell>
          <table:table-cell table:number-columns-repeated="2"/>
          <table:table-cell office:value-type="string">
            <text:p>01485 210432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eacham Infants &amp; Nursery School</text:p>
          </table:table-cell>
          <table:table-cell office:value-type="string">
            <text:p>Jane M Belfield (Head Teacher)</text:p>
          </table:table-cell>
          <table:table-cell office:value-type="string">
            <text:p>(01485)57035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andringham &amp; West Newton Primary School</text:p>
          </table:table-cell>
          <table:table-cell/>
          <table:table-cell office:value-type="string">
            <text:p>(01485)54050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eacham Junior School</text:p>
          </table:table-cell>
          <table:table-cell/>
          <table:table-cell office:value-type="string">
            <text:p>(01485)571013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Brancaster Staithe Sailing Club</text:p>
          </table:table-cell>
          <table:table-cell/>
          <table:table-cell office:value-type="string">
            <text:p>(01485)21024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lack Swan International Ltd</text:p>
          </table:table-cell>
          <table:table-cell office:value-type="string">
            <text:p>CLIVE HILL (Black Swan)</text:p>
          </table:table-cell>
          <table:table-cell office:value-type="string">
            <text:p>(01603)747409</text:p>
          </table:table-cell>
          <table:table-cell office:value-type="string">
            <text:p>(01485)53359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otus House</text:p>
          </table:table-cell>
          <table:table-cell office:value-type="string">
            <text:p>Mr. Peter Man Wai Lee</text:p>
          </table:table-cell>
          <table:table-cell office:value-type="string">
            <text:p>(01485)540032</text:p>
          </table:table-cell>
          <table:table-cell/>
        </table:table-row>
        <table:table-row table:style-name="ro2">
          <table:table-cell office:value-type="string">
            <text:p>The Humble Pie</text:p>
          </table:table-cell>
          <table:table-cell office:value-type="string">
            <text:p>Mrs. S. Elston</text:p>
          </table:table-cell>
          <table:table-cell office:value-type="string">
            <text:p>(01328)738581</text:p>
          </table:table-cell>
          <table:table-cell/>
        </table:table-row>
        <table:table-row table:style-name="ro2">
          <table:table-cell office:value-type="string">
            <text:p>The Old Bank Bistro</text:p>
          </table:table-cell>
          <table:table-cell office:value-type="string">
            <text:p>Lynn Handley</text:p>
          </table:table-cell>
          <table:table-cell/>
          <table:table-cell office:value-type="string">
            <text:p>(01485)544080</text:p>
          </table:table-cell>
        </table:table-row>
        <table:table-row table:style-name="ro2">
          <table:table-cell office:value-type="string">
            <text:p>Emneth Nursery School</text:p>
          </table:table-cell>
          <table:table-cell office:value-type="string">
            <text:p>Jill Wharton (Headteacher)</text:p>
          </table:table-cell>
          <table:table-cell table:number-columns-repeated="2" office:value-type="string">
            <text:p>(01945)582401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Abbotts Countrywide</text:p>
          </table:table-cell>
          <table:table-cell/>
          <table:table-cell office:value-type="string">
            <text:p>(01553)765146</text:p>
          </table:table-cell>
          <table:table-cell/>
        </table:table-row>
        <table:table-row table:style-name="ro2">
          <table:table-cell office:value-type="string">
            <text:p>Wormegay V C Primary School</text:p>
          </table:table-cell>
          <table:table-cell office:value-type="string">
            <text:p>Helen Bates Headteacher</text:p>
          </table:table-cell>
          <table:table-cell office:value-type="string">
            <text:p>(01553)81027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ings House Takeaway</text:p>
          </table:table-cell>
          <table:table-cell/>
          <table:table-cell office:value-type="string">
            <text:p>(01553)827581</text:p>
          </table:table-cell>
          <table:table-cell/>
        </table:table-row>
        <table:table-row table:style-name="ro2">
          <table:table-cell office:value-type="string">
            <text:p>Park House</text:p>
          </table:table-cell>
          <table:table-cell/>
          <table:table-cell office:value-type="string">
            <text:p>(01485)5430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r. P. J. Dennis</text:p>
          </table:table-cell>
          <table:table-cell/>
          <table:table-cell office:value-type="string">
            <text:p>(01485)57820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iddleton Primary School</text:p>
          </table:table-cell>
          <table:table-cell office:value-type="string">
            <text:p>MR. G. M. STEEL - HEADTEACHER</text:p>
          </table:table-cell>
          <table:table-cell office:value-type="string">
            <text:p>(01553)840234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Howard Infant &amp; Nursery School</text:p>
          </table:table-cell>
          <table:table-cell office:value-type="string">
            <text:p>Ann De'ath Headteacher</text:p>
          </table:table-cell>
          <table:table-cell office:value-type="string">
            <text:p>(01553)774587</text:p>
          </table:table-cell>
          <table:table-cell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>
            <text:p>Howard Junior School</text:p>
          </table:table-cell>
          <table:table-cell office:value-type="string">
            <text:p>Mrs G Robins- HEADTEACHER</text:p>
          </table:table-cell>
          <table:table-cell office:value-type="string">
            <text:p>(01553)77451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The India Gate Restaurant</text:p>
          </table:table-cell>
          <table:table-cell office:value-type="string">
            <text:p>Mr. Aktar Miah</text:p>
          </table:table-cell>
          <table:table-cell office:value-type="string">
            <text:p>(01553)776489</text:p>
          </table:table-cell>
          <table:table-cell/>
        </table:table-row>
        <table:table-row table:style-name="ro2">
          <table:table-cell office:value-type="string">
            <text:p>Bay Trading</text:p>
          </table:table-cell>
          <table:table-cell/>
          <table:table-cell office:value-type="string">
            <text:p>(01582)723131</text:p>
          </table:table-cell>
          <table:table-cell office:value-type="string">
            <text:p>(01553)769198</text:p>
          </table:table-cell>
        </table:table-row>
        <table:table-row table:style-name="ro2">
          <table:table-cell office:value-type="string">
            <text:p>N-Grave</text:p>
          </table:table-cell>
          <table:table-cell office:value-type="string">
            <text:p>A.E. &amp; Susan Sapey</text:p>
          </table:table-cell>
          <table:table-cell office:value-type="string">
            <text:p>(01945)881133</text:p>
          </table:table-cell>
          <table:table-cell/>
        </table:table-row>
        <table:table-row table:style-name="ro2">
          <table:table-cell office:value-type="string">
            <text:p>Thomas Estates Ltd</text:p>
          </table:table-cell>
          <table:table-cell table:number-columns-repeated="2"/>
          <table:table-cell office:value-type="string">
            <text:p>(01553)762094</text:p>
          </table:table-cell>
        </table:table-row>
        <table:table-row table:style-name="ro2">
          <table:table-cell office:value-type="string">
            <text:p>Fandabby Daisy Ltd t/as Flower Corner</text:p>
          </table:table-cell>
          <table:table-cell office:value-type="string">
            <text:p>Kate Shipp</text:p>
          </table:table-cell>
          <table:table-cell office:value-type="string">
            <text:p>(01553)774544</text:p>
          </table:table-cell>
          <table:table-cell/>
        </table:table-row>
        <table:table-row table:style-name="ro2">
          <table:table-cell office:value-type="string">
            <text:p>A J's Garage</text:p>
          </table:table-cell>
          <table:table-cell office:value-type="string">
            <text:p>Mr. Andrew Groom</text:p>
          </table:table-cell>
          <table:table-cell office:value-type="string">
            <text:p>(01945)881912</text:p>
          </table:table-cell>
          <table:table-cell/>
        </table:table-row>
        <table:table-row table:style-name="ro2">
          <table:table-cell office:value-type="string">
            <text:p>M.T.L.</text:p>
          </table:table-cell>
          <table:table-cell/>
          <table:table-cell office:value-type="string">
            <text:p>(01553)828903</text:p>
          </table:table-cell>
          <table:table-cell/>
        </table:table-row>
        <table:table-row table:style-name="ro2">
          <table:table-cell office:value-type="string">
            <text:p>Top Chef</text:p>
          </table:table-cell>
          <table:table-cell office:value-type="string">
            <text:p>Ms <text:s/>Changda Li</text:p>
          </table:table-cell>
          <table:table-cell office:value-type="string">
            <text:p>(01553)772587</text:p>
          </table:table-cell>
          <table:table-cell/>
        </table:table-row>
        <table:table-row table:style-name="ro2">
          <table:table-cell office:value-type="string">
            <text:p>Artertons</text:p>
          </table:table-cell>
          <table:table-cell office:value-type="string">
            <text:p>Mrs A Arterton</text:p>
          </table:table-cell>
          <table:table-cell office:value-type="string">
            <text:p>(01553)776659</text:p>
          </table:table-cell>
          <table:table-cell/>
        </table:table-row>
        <table:table-row table:style-name="ro2">
          <table:table-cell office:value-type="string">
            <text:p>The Cottage Cattery</text:p>
          </table:table-cell>
          <table:table-cell office:value-type="string">
            <text:p>Steward McEwen</text:p>
          </table:table-cell>
          <table:table-cell office:value-type="string">
            <text:p>(01945)780027</text:p>
          </table:table-cell>
          <table:table-cell/>
        </table:table-row>
        <table:table-row table:style-name="ro2">
          <table:table-cell office:value-type="string">
            <text:p>Footlights</text:p>
          </table:table-cell>
          <table:table-cell office:value-type="string">
            <text:p>Tina Rodgers</text:p>
          </table:table-cell>
          <table:table-cell office:value-type="string">
            <text:p>(01553)771166</text:p>
          </table:table-cell>
          <table:table-cell/>
        </table:table-row>
        <table:table-row table:style-name="ro2">
          <table:table-cell office:value-type="string">
            <text:p>Anglia Planters</text:p>
          </table:table-cell>
          <table:table-cell office:value-type="string">
            <text:p>Andrew Turner</text:p>
          </table:table-cell>
          <table:table-cell office:value-type="string">
            <text:p>(01553)61744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G B Quality Foods</text:p>
          </table:table-cell>
          <table:table-cell office:value-type="string">
            <text:p>MR G R BOYCE</text:p>
          </table:table-cell>
          <table:table-cell office:value-type="string">
            <text:p>(01366)728512</text:p>
          </table:table-cell>
          <table:table-cell/>
        </table:table-row>
        <table:table-row table:style-name="ro2">
          <table:table-cell office:value-type="string">
            <text:p>Drs. Millard &amp; Partners</text:p>
          </table:table-cell>
          <table:table-cell/>
          <table:table-cell office:value-type="string">
            <text:p>(01945)773671</text:p>
          </table:table-cell>
          <table:table-cell/>
        </table:table-row>
        <table:table-row table:style-name="ro2">
          <table:table-cell office:value-type="string">
            <text:p>King's Lynn Press Ltd</text:p>
          </table:table-cell>
          <table:table-cell/>
          <table:table-cell office:value-type="string">
            <text:p>(01553)773011</text:p>
          </table:table-cell>
          <table:table-cell/>
        </table:table-row>
        <table:table-row table:style-name="ro2">
          <table:table-cell office:value-type="string">
            <text:p>KLFM Ltd</text:p>
          </table:table-cell>
          <table:table-cell/>
          <table:table-cell office:value-type="string">
            <text:p>(01553)772777</text:p>
          </table:table-cell>
          <table:table-cell/>
        </table:table-row>
        <table:table-row table:style-name="ro2">
          <table:table-cell office:value-type="string">
            <text:p>Perfect Choice</text:p>
          </table:table-cell>
          <table:table-cell office:value-type="string">
            <text:p>Mrs Diane Wilson</text:p>
          </table:table-cell>
          <table:table-cell office:value-type="string">
            <text:p>(01553)760915</text:p>
          </table:table-cell>
          <table:table-cell/>
        </table:table-row>
        <table:table-row table:style-name="ro2">
          <table:table-cell office:value-type="string">
            <text:p>A.R. &amp; H. R. Bitson</text:p>
          </table:table-cell>
          <table:table-cell office:value-type="string">
            <text:p>A. R. &amp; H.R. Bitson</text:p>
          </table:table-cell>
          <table:table-cell office:value-type="string">
            <text:p>(01553)774760</text:p>
          </table:table-cell>
          <table:table-cell/>
        </table:table-row>
        <table:table-row table:style-name="ro2">
          <table:table-cell office:value-type="string">
            <text:p>Borough Council of King's Lynn &amp; West Norfolk</text:p>
          </table:table-cell>
          <table:table-cell/>
          <table:table-cell office:value-type="string">
            <text:p>(01553)76488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Norfolk Learning Difficulties Services</text:p>
          </table:table-cell>
          <table:table-cell/>
          <table:table-cell office:value-type="string">
            <text:p>(01553)773449</text:p>
          </table:table-cell>
          <table:table-cell/>
        </table:table-row>
        <table:table-row table:style-name="ro2">
          <table:table-cell office:value-type="string">
            <text:p>Dodman Ltd</text:p>
          </table:table-cell>
          <table:table-cell/>
          <table:table-cell office:value-type="string">
            <text:p>(01553)774755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Souttar Services</text:p>
          </table:table-cell>
          <table:table-cell/>
          <table:table-cell office:value-type="string">
            <text:p>(01553)671124</text:p>
          </table:table-cell>
          <table:table-cell/>
        </table:table-row>
        <table:table-row table:style-name="ro2">
          <table:table-cell office:value-type="string">
            <text:p>Central, South &amp; West Norfolk Magistrates' Court</text:p>
          </table:table-cell>
          <table:table-cell/>
          <table:table-cell office:value-type="string">
            <text:p>(01553)77012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Gaywood Community Centre</text:p>
          </table:table-cell>
          <table:table-cell office:value-type="string">
            <text:p>Mrs J Deane</text:p>
          </table:table-cell>
          <table:table-cell office:value-type="string">
            <text:p>(01553)763638</text:p>
          </table:table-cell>
          <table:table-cell/>
        </table:table-row>
        <table:table-row table:style-name="ro2">
          <table:table-cell office:value-type="string">
            <text:p>Golden Fish Bar</text:p>
          </table:table-cell>
          <table:table-cell office:value-type="string">
            <text:p>MR CLEMENS KIM LAI</text:p>
          </table:table-cell>
          <table:table-cell office:value-type="string">
            <text:p>(01553)766519</text:p>
          </table:table-cell>
          <table:table-cell/>
        </table:table-row>
        <table:table-row table:style-name="ro2">
          <table:table-cell office:value-type="string">
            <text:p>Mr B S Khela</text:p>
          </table:table-cell>
          <table:table-cell office:value-type="string">
            <text:p>Mr B S Khela</text:p>
          </table:table-cell>
          <table:table-cell office:value-type="string">
            <text:p>(01553)77055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r P s Bisla</text:p>
          </table:table-cell>
          <table:table-cell office:value-type="string">
            <text:p>Mr Bisla</text:p>
          </table:table-cell>
          <table:table-cell office:value-type="string">
            <text:p>(01553)672978</text:p>
          </table:table-cell>
          <table:table-cell/>
        </table:table-row>
        <table:table-row table:style-name="ro2">
          <table:table-cell office:value-type="string">
            <text:p>Omex Agriculture Ltd</text:p>
          </table:table-cell>
          <table:table-cell/>
          <table:table-cell office:value-type="string">
            <text:p>(01526)398661</text:p>
          </table:table-cell>
          <table:table-cell office:value-type="string">
            <text:p>(01553)760011</text:p>
          </table:table-cell>
        </table:table-row>
        <table:table-row table:style-name="ro2">
          <table:table-cell office:value-type="string">
            <text:p>Pace Fuelcare Ltd</text:p>
          </table:table-cell>
          <table:table-cell/>
          <table:table-cell office:value-type="string">
            <text:p>(01553)614844</text:p>
          </table:table-cell>
          <table:table-cell/>
        </table:table-row>
        <table:table-row table:style-name="ro2">
          <table:table-cell office:value-type="string">
            <text:p>Ouse Amateur Sailing Club</text:p>
          </table:table-cell>
          <table:table-cell table:number-columns-repeated="3"/>
        </table:table-row>
        <table:table-row table:style-name="ro2">
          <table:table-cell office:value-type="string">
            <text:p>Norfolk County Council <text:s/>(Social Services)</text:p>
          </table:table-cell>
          <table:table-cell/>
          <table:table-cell office:value-type="string">
            <text:p>(01553)6693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Gaywood Church Rooms</text:p>
          </table:table-cell>
          <table:table-cell/>
          <table:table-cell office:value-type="string">
            <text:p>(01485)600615</text:p>
          </table:table-cell>
          <table:table-cell/>
        </table:table-row>
        <table:table-row table:style-name="ro2">
          <table:table-cell office:value-type="string">
            <text:p>East <text:s/>Of England <text:s/>Ambulance NHS Trust</text:p>
          </table:table-cell>
          <table:table-cell/>
          <table:table-cell office:value-type="string">
            <text:p>(01603)424255</text:p>
          </table:table-cell>
          <table:table-cell/>
        </table:table-row>
        <table:table-row table:style-name="ro2">
          <table:table-cell office:value-type="string">
            <text:p>Norfolk county Council (Social Services)</text:p>
          </table:table-cell>
          <table:table-cell/>
          <table:table-cell office:value-type="string">
            <text:p>(01553)679400</text:p>
          </table:table-cell>
          <table:table-cell/>
        </table:table-row>
        <table:table-row table:style-name="ro2">
          <table:table-cell office:value-type="string">
            <text:p>Russet House Hotel</text:p>
          </table:table-cell>
          <table:table-cell office:value-type="string">
            <text:p>Mr. P. Philippou</text:p>
          </table:table-cell>
          <table:table-cell office:value-type="string">
            <text:p>(01553)773098</text:p>
          </table:table-cell>
          <table:table-cell/>
        </table:table-row>
        <table:table-row table:style-name="ro2">
          <table:table-cell office:value-type="string">
            <text:p>Zenith Staybright Ltd</text:p>
          </table:table-cell>
          <table:table-cell/>
          <table:table-cell office:value-type="string">
            <text:p>(01606)866500</text:p>
          </table:table-cell>
          <table:table-cell office:value-type="string">
            <text:p>(01553)766863</text:p>
          </table:table-cell>
        </table:table-row>
        <table:table-row table:style-name="ro2">
          <table:table-cell office:value-type="string">
            <text:p>R.J.M. Dental Laboratory</text:p>
          </table:table-cell>
          <table:table-cell/>
          <table:table-cell office:value-type="string">
            <text:p>(01553)769101</text:p>
          </table:table-cell>
          <table:table-cell/>
        </table:table-row>
        <table:table-row table:style-name="ro2">
          <table:table-cell office:value-type="string">
            <text:p>Abbotts Countrywide</text:p>
          </table:table-cell>
          <table:table-cell/>
          <table:table-cell office:value-type="string">
            <text:p>(01702)333123</text:p>
          </table:table-cell>
          <table:table-cell office:value-type="string">
            <text:p>01553 76514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Farr Formes Ltd</text:p>
          </table:table-cell>
          <table:table-cell/>
          <table:table-cell office:value-type="string">
            <text:p>(01553)76270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awtronic Ltd</text:p>
          </table:table-cell>
          <table:table-cell/>
          <table:table-cell office:value-type="string">
            <text:p>(01553)765247</text:p>
          </table:table-cell>
          <table:table-cell/>
        </table:table-row>
        <table:table-row table:style-name="ro2">
          <table:table-cell office:value-type="string">
            <text:p>Hardwick Road Garage</text:p>
          </table:table-cell>
          <table:table-cell/>
          <table:table-cell office:value-type="string">
            <text:p>(01553)773321</text:p>
          </table:table-cell>
          <table:table-cell/>
        </table:table-row>
        <table:table-row table:style-name="ro2">
          <table:table-cell office:value-type="string">
            <text:p>Dolland &amp; Aitchison</text:p>
          </table:table-cell>
          <table:table-cell office:value-type="string">
            <text:p>Mr N Searle</text:p>
          </table:table-cell>
          <table:table-cell office:value-type="string">
            <text:p>(01553)767999</text:p>
          </table:table-cell>
          <table:table-cell/>
        </table:table-row>
        <table:table-row table:style-name="ro2">
          <table:table-cell office:value-type="string">
            <text:p>Robson Associates</text:p>
          </table:table-cell>
          <table:table-cell office:value-type="string">
            <text:p>Tracy Johnson</text:p>
          </table:table-cell>
          <table:table-cell office:value-type="string">
            <text:p>(01216)322982</text:p>
          </table:table-cell>
          <table:table-cell/>
        </table:table-row>
        <table:table-row table:style-name="ro2">
          <table:table-cell office:value-type="string">
            <text:p>Norfolk Fire &amp; Rescue Service</text:p>
          </table:table-cell>
          <table:table-cell table:number-columns-repeated="2"/>
          <table:table-cell office:value-type="string">
            <text:p>(01553)77516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tephenson Smart</text:p>
          </table:table-cell>
          <table:table-cell office:value-type="string">
            <text:p>Ted Wilkinson</text:p>
          </table:table-cell>
          <table:table-cell office:value-type="string">
            <text:p>(01553)77410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Favorit Motor Co.</text:p>
          </table:table-cell>
          <table:table-cell/>
          <table:table-cell office:value-type="string">
            <text:p>(01553)775620</text:p>
          </table:table-cell>
          <table:table-cell/>
        </table:table-row>
        <table:table-row table:style-name="ro2">
          <table:table-cell office:value-type="string">
            <text:p>Gaunock Hotel Ltd</text:p>
          </table:table-cell>
          <table:table-cell/>
          <table:table-cell office:value-type="string">
            <text:p>(01553)772959</text:p>
          </table:table-cell>
          <table:table-cell/>
        </table:table-row>
        <table:table-row table:style-name="ro2">
          <table:table-cell office:value-type="string">
            <text:p>Planet Spuds</text:p>
          </table:table-cell>
          <table:table-cell/>
          <table:table-cell office:value-type="string">
            <text:p>(01553)773221</text:p>
          </table:table-cell>
          <table:table-cell/>
        </table:table-row>
        <table:table-row table:style-name="ro2">
          <table:table-cell office:value-type="string">
            <text:p>Smiths the Bakers (King's Lynn) Ltd</text:p>
          </table:table-cell>
          <table:table-cell/>
          <table:table-cell office:value-type="string">
            <text:p>(01553)69299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Integrated Nursing Homes Ltd</text:p>
          </table:table-cell>
          <table:table-cell office:value-type="string">
            <text:p>John Rales (Financial Controller)</text:p>
          </table:table-cell>
          <table:table-cell office:value-type="string">
            <text:p>(01895)454754</text:p>
          </table:table-cell>
          <table:table-cell office:value-type="string">
            <text:p>(01553)691054</text:p>
          </table:table-cell>
        </table:table-row>
        <table:table-row table:style-name="ro2">
          <table:table-cell office:value-type="string">
            <text:p>King's Lynn Conservative Club Ltd</text:p>
          </table:table-cell>
          <table:table-cell/>
          <table:table-cell office:value-type="string">
            <text:p>(01553)77323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ondon Road Veterinary Clinic</text:p>
          </table:table-cell>
          <table:table-cell/>
          <table:table-cell office:value-type="string">
            <text:p>(01553)77316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ynn Enterprises Ltd</text:p>
          </table:table-cell>
          <table:table-cell office:value-type="string">
            <text:p>Mr B Srikantha</text:p>
          </table:table-cell>
          <table:table-cell office:value-type="string">
            <text:p>(01553)774685</text:p>
          </table:table-cell>
          <table:table-cell/>
        </table:table-row>
        <table:table-row table:style-name="ro2">
          <table:table-cell office:value-type="string">
            <text:p>Lowes House Takeaway</text:p>
          </table:table-cell>
          <table:table-cell office:value-type="string">
            <text:p>Mr Yee Chim</text:p>
          </table:table-cell>
          <table:table-cell office:value-type="string">
            <text:p>(01553)773179</text:p>
          </table:table-cell>
          <table:table-cell/>
        </table:table-row>
        <table:table-row table:style-name="ro2">
          <table:table-cell office:value-type="string">
            <text:p>Denny's Fish &amp; Chips</text:p>
          </table:table-cell>
          <table:table-cell office:value-type="string">
            <text:p>Mr D Chan</text:p>
          </table:table-cell>
          <table:table-cell office:value-type="string">
            <text:p>(01553)774684</text:p>
          </table:table-cell>
          <table:table-cell/>
        </table:table-row>
        <table:table-row table:style-name="ro2">
          <table:table-cell office:value-type="string">
            <text:p>Nationwide Building Society</text:p>
          </table:table-cell>
          <table:table-cell/>
          <table:table-cell office:value-type="string">
            <text:p>(01553)730000</text:p>
          </table:table-cell>
          <table:table-cell/>
        </table:table-row>
        <table:table-row table:style-name="ro2">
          <table:table-cell office:value-type="string">
            <text:p>Youngs of Leicester Ltd</text:p>
          </table:table-cell>
          <table:table-cell table:number-columns-repeated="2"/>
          <table:table-cell office:value-type="string">
            <text:p>(01553)760256</text:p>
          </table:table-cell>
        </table:table-row>
        <table:table-row table:style-name="ro2">
          <table:table-cell office:value-type="string">
            <text:p>Thomas Estates Ltd</text:p>
          </table:table-cell>
          <table:table-cell table:number-columns-repeated="2"/>
          <table:table-cell office:value-type="string">
            <text:p>(01553)767236</text:p>
          </table:table-cell>
        </table:table-row>
        <table:table-row table:style-name="ro2">
          <table:table-cell office:value-type="string">
            <text:p>Oldbylands Ltd </text:p>
          </table:table-cell>
          <table:table-cell office:value-type="string">
            <text:p>Sandra Byles</text:p>
          </table:table-cell>
          <table:table-cell office:value-type="string">
            <text:p>(07888)743604</text:p>
          </table:table-cell>
          <table:table-cell/>
        </table:table-row>
        <table:table-row table:style-name="ro2">
          <table:table-cell office:value-type="string">
            <text:p>Norwich &amp; Peterborough Building Society</text:p>
          </table:table-cell>
          <table:table-cell/>
          <table:table-cell office:value-type="string">
            <text:p>(01733)372356</text:p>
          </table:table-cell>
          <table:table-cell office:value-type="string">
            <text:p>(01553)763388</text:p>
          </table:table-cell>
        </table:table-row>
        <table:table-row table:style-name="ro2">
          <table:table-cell office:value-type="string">
            <text:p>Miss M. G. Hooker</text:p>
          </table:table-cell>
          <table:table-cell office:value-type="string">
            <text:p>Maria Hooker</text:p>
          </table:table-cell>
          <table:table-cell/>
          <table:table-cell office:value-type="string">
            <text:p>(01553)772282</text:p>
          </table:table-cell>
        </table:table-row>
        <table:table-row table:style-name="ro2">
          <table:table-cell office:value-type="string">
            <text:p>Francis Wain Jewellers</text:p>
          </table:table-cell>
          <table:table-cell/>
          <table:table-cell office:value-type="string">
            <text:p>(01553)774499</text:p>
          </table:table-cell>
          <table:table-cell/>
        </table:table-row>
        <table:table-row table:style-name="ro2">
          <table:table-cell office:value-type="string">
            <text:p>King's Lynn Glass &amp; Trimming</text:p>
          </table:table-cell>
          <table:table-cell/>
          <table:table-cell office:value-type="string">
            <text:p>(01553)773531</text:p>
          </table:table-cell>
          <table:table-cell/>
        </table:table-row>
        <table:table-row table:style-name="ro2">
          <table:table-cell office:value-type="string">
            <text:p>A R &amp; J M Barton</text:p>
          </table:table-cell>
          <table:table-cell office:value-type="string">
            <text:p>A.R. &amp; J. M. Barton</text:p>
          </table:table-cell>
          <table:table-cell office:value-type="string">
            <text:p>(01553)773536</text:p>
          </table:table-cell>
          <table:table-cell/>
        </table:table-row>
        <table:table-row table:style-name="ro2">
          <table:table-cell office:value-type="string">
            <text:p>Palmer &amp; Palmer Coffee Roasters</text:p>
          </table:table-cell>
          <table:table-cell/>
          <table:table-cell office:value-type="string">
            <text:p>(01733)238595</text:p>
          </table:table-cell>
          <table:table-cell/>
        </table:table-row>
        <table:table-row table:style-name="ro2">
          <table:table-cell office:value-type="string">
            <text:p>Silk Road Restaurant Ltd</text:p>
          </table:table-cell>
          <table:table-cell/>
          <table:table-cell office:value-type="string">
            <text:p>(01553)770942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Flechane Ltd</text:p>
          </table:table-cell>
          <table:table-cell/>
          <table:table-cell office:value-type="string">
            <text:p>(01553)771001</text:p>
          </table:table-cell>
          <table:table-cell/>
        </table:table-row>
        <table:table-row table:style-name="ro2">
          <table:table-cell office:value-type="string">
            <text:p>Globe Bowling Club</text:p>
          </table:table-cell>
          <table:table-cell office:value-type="string">
            <text:p>Mr B Venemore (Secretary)</text:p>
          </table:table-cell>
          <table:table-cell office:value-type="string">
            <text:p>(01553)765287</text:p>
          </table:table-cell>
          <table:table-cell/>
        </table:table-row>
        <table:table-row table:style-name="ro2">
          <table:table-cell office:value-type="string">
            <text:p>Norfolk County Council</text:p>
          </table:table-cell>
          <table:table-cell office:value-type="string">
            <text:p>Mr. David Williams</text:p>
          </table:table-cell>
          <table:table-cell office:value-type="string">
            <text:p>(01603)222717</text:p>
          </table:table-cell>
          <table:table-cell office:value-type="string">
            <text:p>(01553)66927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Davis, Simpson &amp; Davis</text:p>
          </table:table-cell>
          <table:table-cell/>
          <table:table-cell office:value-type="string">
            <text:p>(01553)761322</text:p>
          </table:table-cell>
          <table:table-cell/>
        </table:table-row>
        <table:table-row table:style-name="ro2">
          <table:table-cell office:value-type="string">
            <text:p>Messrs. Colin, Saeed, Ramasamy &amp; Patel</text:p>
          </table:table-cell>
          <table:table-cell/>
          <table:table-cell office:value-type="string">
            <text:p>(01553)766135</text:p>
          </table:table-cell>
          <table:table-cell/>
        </table:table-row>
        <table:table-row table:style-name="ro2">
          <table:table-cell office:value-type="string">
            <text:p>Mick Culey</text:p>
          </table:table-cell>
          <table:table-cell/>
          <table:table-cell office:value-type="string">
            <text:p>(01553)773308</text:p>
          </table:table-cell>
          <table:table-cell/>
        </table:table-row>
        <table:table-row table:style-name="ro2">
          <table:table-cell office:value-type="string">
            <text:p>Mr B Evans</text:p>
          </table:table-cell>
          <table:table-cell office:value-type="string">
            <text:p>Mr Barry Evans</text:p>
          </table:table-cell>
          <table:table-cell office:value-type="string">
            <text:p>(01553)762878</text:p>
          </table:table-cell>
          <table:table-cell/>
        </table:table-row>
        <table:table-row table:style-name="ro2">
          <table:table-cell office:value-type="string">
            <text:p>Ward Gethin Solicitor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vertons Coachpainters</text:p>
          </table:table-cell>
          <table:table-cell/>
          <table:table-cell office:value-type="string">
            <text:p>(01553)761774</text:p>
          </table:table-cell>
          <table:table-cell/>
        </table:table-row>
        <table:table-row table:style-name="ro2">
          <table:table-cell office:value-type="string">
            <text:p>C.T.S.Security Ltd</text:p>
          </table:table-cell>
          <table:table-cell/>
          <table:table-cell office:value-type="string">
            <text:p>(01553)765429</text:p>
          </table:table-cell>
          <table:table-cell/>
        </table:table-row>
        <table:table-row table:style-name="ro2">
          <table:table-cell office:value-type="string">
            <text:p>The White Horse Public House</text:p>
          </table:table-cell>
          <table:table-cell office:value-type="string">
            <text:p>Mr. M. K. Hunter</text:p>
          </table:table-cell>
          <table:table-cell office:value-type="string">
            <text:p>(01553)763258</text:p>
          </table:table-cell>
          <table:table-cell/>
        </table:table-row>
        <table:table-row table:style-name="ro2">
          <table:table-cell office:value-type="string">
            <text:p>A.D.R. Auto's Ltd</text:p>
          </table:table-cell>
          <table:table-cell/>
          <table:table-cell office:value-type="string">
            <text:p>(01553)771331</text:p>
          </table:table-cell>
          <table:table-cell/>
        </table:table-row>
        <table:table-row table:style-name="ro2">
          <table:table-cell office:value-type="string">
            <text:p>The Castle Gate</text:p>
          </table:table-cell>
          <table:table-cell office:value-type="string">
            <text:p>Mr S Barnfield</text:p>
          </table:table-cell>
          <table:table-cell office:value-type="string">
            <text:p>(01760)755577</text:p>
          </table:table-cell>
          <table:table-cell/>
        </table:table-row>
        <table:table-row table:style-name="ro2">
          <table:table-cell office:value-type="string">
            <text:p>Dang's Thai Restaurant</text:p>
          </table:table-cell>
          <table:table-cell office:value-type="string">
            <text:p>P. D. Kittisak</text:p>
          </table:table-cell>
          <table:table-cell office:value-type="string">
            <text:p>(01366)388147</text:p>
          </table:table-cell>
          <table:table-cell/>
        </table:table-row>
        <table:table-row table:style-name="ro2">
          <table:table-cell office:value-type="string">
            <text:p>Mr. G. Milton</text:p>
          </table:table-cell>
          <table:table-cell/>
          <table:table-cell office:value-type="string">
            <text:p>(01485)600216</text:p>
          </table:table-cell>
          <table:table-cell/>
        </table:table-row>
        <table:table-row table:style-name="ro2">
          <table:table-cell office:value-type="string">
            <text:p>System Three Business Solutions Ltd</text:p>
          </table:table-cell>
          <table:table-cell/>
          <table:table-cell office:value-type="string">
            <text:p>(01553)63670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r. R. Molyneux</text:p>
          </table:table-cell>
          <table:table-cell/>
          <table:table-cell office:value-type="string">
            <text:p>(01485)520272</text:p>
          </table:table-cell>
          <table:table-cell/>
        </table:table-row>
        <table:table-row table:style-name="ro2">
          <table:table-cell office:value-type="string">
            <text:p>North Wootton Village Hall</text:p>
          </table:table-cell>
          <table:table-cell table:number-columns-repeated="3"/>
        </table:table-row>
        <table:table-row table:style-name="ro2">
          <table:table-cell office:value-type="string">
            <text:p>West Norfolk Rugby Club</text:p>
          </table:table-cell>
          <table:table-cell/>
          <table:table-cell office:value-type="string">
            <text:p>(01553)631307</text:p>
          </table:table-cell>
          <table:table-cell/>
        </table:table-row>
        <table:table-row table:style-name="ro2">
          <table:table-cell office:value-type="string">
            <text:p>Hansatech Instruments Ltd</text:p>
          </table:table-cell>
          <table:table-cell/>
          <table:table-cell office:value-type="string">
            <text:p>(01760)338877</text:p>
          </table:table-cell>
          <table:table-cell/>
        </table:table-row>
        <table:table-row table:style-name="ro2">
          <table:table-cell office:value-type="string">
            <text:p>South Wootton Parish Council</text:p>
          </table:table-cell>
          <table:table-cell table:number-columns-repeated="3"/>
        </table:table-row>
        <table:table-row table:style-name="ro2">
          <table:table-cell office:value-type="string">
            <text:p>Woodlands Residential Home</text:p>
          </table:table-cell>
          <table:table-cell/>
          <table:table-cell office:value-type="string">
            <text:p>(01553)672076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Eagles Golf &amp; Tennis Centre Ltd</text:p>
          </table:table-cell>
          <table:table-cell/>
          <table:table-cell office:value-type="string">
            <text:p>(01553)827147</text:p>
          </table:table-cell>
          <table:table-cell/>
        </table:table-row>
        <table:table-row table:style-name="ro2">
          <table:table-cell office:value-type="string">
            <text:p>Burman House</text:p>
          </table:table-cell>
          <table:table-cell/>
          <table:table-cell office:value-type="string">
            <text:p>(01945)88046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K.G.B. Transport Ltd</text:p>
          </table:table-cell>
          <table:table-cell/>
          <table:table-cell office:value-type="string">
            <text:p>(01945)880717</text:p>
          </table:table-cell>
          <table:table-cell/>
        </table:table-row>
        <table:table-row table:style-name="ro2">
          <table:table-cell office:value-type="string">
            <text:p>Terrington St. Clement Village Hall</text:p>
          </table:table-cell>
          <table:table-cell table:number-columns-repeated="2"/>
          <table:table-cell office:value-type="string">
            <text:p>(01553)829509</text:p>
          </table:table-cell>
        </table:table-row>
        <table:table-row table:style-name="ro2">
          <table:table-cell office:value-type="string">
            <text:p>William Burt Social Club</text:p>
          </table:table-cell>
          <table:table-cell/>
          <table:table-cell office:value-type="string">
            <text:p>(01553)841542</text:p>
          </table:table-cell>
          <table:table-cell/>
        </table:table-row>
        <table:table-row table:style-name="ro2">
          <table:table-cell office:value-type="string">
            <text:p>West Winch Village Store</text:p>
          </table:table-cell>
          <table:table-cell office:value-type="string">
            <text:p>Mr P Patel</text:p>
          </table:table-cell>
          <table:table-cell office:value-type="string">
            <text:p>(01553)84024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C. H. Cook (Wisbech) Ltd</text:p>
          </table:table-cell>
          <table:table-cell/>
          <table:table-cell office:value-type="string">
            <text:p>(01945)583549</text:p>
          </table:table-cell>
          <table:table-cell/>
        </table:table-row>
        <table:table-row table:style-name="ro2">
          <table:table-cell office:value-type="string">
            <text:p>Youth Hostel Association</text:p>
          </table:table-cell>
          <table:table-cell/>
          <table:table-cell office:value-type="string">
            <text:p>(01485)5320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number-columns-repeated="2" office:value-type="string">
            <text:p>Mr S W Nunn</text:p>
          </table:table-cell>
          <table:table-cell office:value-type="string">
            <text:p>(01485)533049</text:p>
          </table:table-cell>
          <table:table-cell/>
        </table:table-row>
        <table:table-row table:style-name="ro2">
          <table:table-cell office:value-type="string">
            <text:p>AMG Leisure Ltd</text:p>
          </table:table-cell>
          <table:table-cell office:value-type="string">
            <text:p>Mr T Bowman</text:p>
          </table:table-cell>
          <table:table-cell office:value-type="string">
            <text:p>(07854)516744</text:p>
          </table:table-cell>
          <table:table-cell/>
        </table:table-row>
        <table:table-row table:style-name="ro2">
          <table:table-cell office:value-type="string">
            <text:p>Paris Print &amp; Design</text:p>
          </table:table-cell>
          <table:table-cell table:number-columns-repeated="3"/>
        </table:table-row>
        <table:table-row table:style-name="ro2">
          <table:table-cell office:value-type="string">
            <text:p>Krusty Loaf Ltd</text:p>
          </table:table-cell>
          <table:table-cell office:value-type="string">
            <text:p>Mr P S Henry</text:p>
          </table:table-cell>
          <table:table-cell office:value-type="string">
            <text:p>(01485)53345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orough Council of KL&amp;WN</text:p>
          </table:table-cell>
          <table:table-cell/>
          <table:table-cell office:value-type="string">
            <text:p>(01485)535150</text:p>
          </table:table-cell>
          <table:table-cell/>
        </table:table-row>
        <table:table-row table:style-name="ro2">
          <table:table-cell office:value-type="string">
            <text:p>East Of England <text:s/>Ambulance NHS Trust</text:p>
          </table:table-cell>
          <table:table-cell table:number-columns-repeated="3"/>
        </table:table-row>
        <table:table-row table:style-name="ro2">
          <table:table-cell office:value-type="string">
            <text:p>Lincoln Lodge</text:p>
          </table:table-cell>
          <table:table-cell office:value-type="string">
            <text:p>Brian James Poore</text:p>
          </table:table-cell>
          <table:table-cell office:value-type="string">
            <text:p>(01485)534570</text:p>
          </table:table-cell>
          <table:table-cell/>
        </table:table-row>
        <table:table-row table:style-name="ro2">
          <table:table-cell office:value-type="string">
            <text:p>China Garden House</text:p>
          </table:table-cell>
          <table:table-cell/>
          <table:table-cell office:value-type="string">
            <text:p>(01485)532023</text:p>
          </table:table-cell>
          <table:table-cell/>
        </table:table-row>
        <table:table-row table:style-name="ro2">
          <table:table-cell office:value-type="string">
            <text:p>The Northgate Indian Restaurant</text:p>
          </table:table-cell>
          <table:table-cell/>
          <table:table-cell office:value-type="string">
            <text:p>(01485)535005</text:p>
          </table:table-cell>
          <table:table-cell/>
        </table:table-row>
        <table:table-row table:style-name="ro2">
          <table:table-cell office:value-type="string">
            <text:p>Caley Hall Hotel Ltd</text:p>
          </table:table-cell>
          <table:table-cell office:value-type="string">
            <text:p>Arran &amp; Jo Jamieson</text:p>
          </table:table-cell>
          <table:table-cell office:value-type="string">
            <text:p>(01485)533486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Vegas Amusements Arcade</text:p>
          </table:table-cell>
          <table:table-cell office:value-type="string">
            <text:p>Mr. S. W. Nunn</text:p>
          </table:table-cell>
          <table:table-cell office:value-type="string">
            <text:p>(01485)533049</text:p>
          </table:table-cell>
          <table:table-cell/>
        </table:table-row>
        <table:table-row table:style-name="ro2">
          <table:table-cell office:value-type="string">
            <text:p>Triangle Amusements Ltd</text:p>
          </table:table-cell>
          <table:table-cell table:number-columns-repeated="2"/>
          <table:table-cell office:value-type="string">
            <text:p>(01485)53234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orough Council of King's Lynn &amp; West Norfolk</text:p>
          </table:table-cell>
          <table:table-cell office:value-type="string">
            <text:p>Nicola Rippengill</text:p>
          </table:table-cell>
          <table:table-cell office:value-type="string">
            <text:p>(01485)535937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Drs. Machin &amp; Thorpe</text:p>
          </table:table-cell>
          <table:table-cell/>
          <table:table-cell office:value-type="string">
            <text:p>(01485)532859</text:p>
          </table:table-cell>
          <table:table-cell/>
        </table:table-row>
        <table:table-row table:style-name="ro2">
          <table:table-cell office:value-type="string">
            <text:p>Borough Council of King's Lynn &amp; West Norfolk</text:p>
          </table:table-cell>
          <table:table-cell/>
          <table:table-cell office:value-type="string">
            <text:p>(01485)53251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urnham Market Dental Surgery</text:p>
          </table:table-cell>
          <table:table-cell office:value-type="string">
            <text:p>Dr N S Amin</text:p>
          </table:table-cell>
          <table:table-cell office:value-type="string">
            <text:p>(01328)738525</text:p>
          </table:table-cell>
          <table:table-cell/>
        </table:table-row>
        <table:table-row table:style-name="ro2">
          <table:table-cell office:value-type="string">
            <text:p>M. Stubbings Ltd</text:p>
          </table:table-cell>
          <table:table-cell/>
          <table:table-cell office:value-type="string">
            <text:p>(01328)730668</text:p>
          </table:table-cell>
          <table:table-cell/>
        </table:table-row>
        <table:table-row table:style-name="ro2">
          <table:table-cell office:value-type="string">
            <text:p>Brancaster Staithe Village Hall</text:p>
          </table:table-cell>
          <table:table-cell/>
          <table:table-cell office:value-type="string">
            <text:p>(01485)210544</text:p>
          </table:table-cell>
          <table:table-cell office:value-type="string">
            <text:p>(01485)210255</text:p>
          </table:table-cell>
        </table:table-row>
        <table:table-row table:style-name="ro2">
          <table:table-cell office:value-type="string">
            <text:p>Mr A Howell</text:p>
          </table:table-cell>
          <table:table-cell table:number-columns-repeated="2"/>
          <table:table-cell office:value-type="string">
            <text:p>(01328)738230</text:p>
          </table:table-cell>
        </table:table-row>
        <table:table-row table:style-name="ro2">
          <table:table-cell office:value-type="string">
            <text:p>S &amp; S (Chemists) Ltd</text:p>
          </table:table-cell>
          <table:table-cell/>
          <table:table-cell office:value-type="string">
            <text:p>(01328)738215</text:p>
          </table:table-cell>
          <table:table-cell/>
        </table:table-row>
        <table:table-row table:style-name="ro2">
          <table:table-cell office:value-type="string">
            <text:p>Grooms Bakery</text:p>
          </table:table-cell>
          <table:table-cell office:value-type="string">
            <text:p>John Robert Groom</text:p>
          </table:table-cell>
          <table:table-cell office:value-type="string">
            <text:p>(01328)73822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urnham Motors Garage Ltd</text:p>
          </table:table-cell>
          <table:table-cell/>
          <table:table-cell office:value-type="string">
            <text:p>(01328)738387</text:p>
          </table:table-cell>
          <table:table-cell/>
        </table:table-row>
        <table:table-row table:style-name="ro2">
          <table:table-cell office:value-type="string">
            <text:p>Gurney Seafoods Ltd</text:p>
          </table:table-cell>
          <table:table-cell office:value-type="string">
            <text:p>Mike Gurney</text:p>
          </table:table-cell>
          <table:table-cell office:value-type="string">
            <text:p>(01328)738967</text:p>
          </table:table-cell>
          <table:table-cell/>
        </table:table-row>
        <table:table-row table:style-name="ro2">
          <table:table-cell office:value-type="string">
            <text:p>White Horse Public House</text:p>
          </table:table-cell>
          <table:table-cell office:value-type="string">
            <text:p>John McKlusky - Licensee</text:p>
          </table:table-cell>
          <table:table-cell office:value-type="string">
            <text:p>(01485)210262</text:p>
          </table:table-cell>
          <table:table-cell/>
        </table:table-row>
        <table:table-row table:style-name="ro2">
          <table:table-cell office:value-type="string">
            <text:p>Braemar Caravan Site</text:p>
          </table:table-cell>
          <table:table-cell office:value-type="string">
            <text:p>Mr. R. E. Loose</text:p>
          </table:table-cell>
          <table:table-cell office:value-type="string">
            <text:p>(01485)21031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Royal West Norfolk Golf Club</text:p>
          </table:table-cell>
          <table:table-cell/>
          <table:table-cell office:value-type="string">
            <text:p>(01485)210087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The Old Lifeboat Caravan Park Ltd</text:p>
          </table:table-cell>
          <table:table-cell office:value-type="string">
            <text:p>Mr. C. S. Polito</text:p>
          </table:table-cell>
          <table:table-cell office:value-type="string">
            <text:p>(01328)73080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Eloise Ltd of The Hero Caravan Park</text:p>
          </table:table-cell>
          <table:table-cell office:value-type="string">
            <text:p>Mr W &amp; Mrs M Quantrill</text:p>
          </table:table-cell>
          <table:table-cell office:value-type="string">
            <text:p>(01328)738334</text:p>
          </table:table-cell>
          <table:table-cell/>
        </table:table-row>
        <table:table-row table:style-name="ro2">
          <table:table-cell office:value-type="string">
            <text:p>Dersingham Village Social Club</text:p>
          </table:table-cell>
          <table:table-cell office:value-type="string">
            <text:p>Mrs D Valentine</text:p>
          </table:table-cell>
          <table:table-cell office:value-type="string">
            <text:p>(01485)540466</text:p>
          </table:table-cell>
          <table:table-cell/>
        </table:table-row>
        <table:table-row table:style-name="ro2">
          <table:table-cell office:value-type="string">
            <text:p>Dersingham Parochial Church Council</text:p>
          </table:table-cell>
          <table:table-cell/>
          <table:table-cell office:value-type="string">
            <text:p>(01485)540857</text:p>
          </table:table-cell>
          <table:table-cell/>
        </table:table-row>
        <table:table-row table:style-name="ro2">
          <table:table-cell office:value-type="string">
            <text:p>Bircham Sports &amp; Social Club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orc Motors</text:p>
          </table:table-cell>
          <table:table-cell table:number-columns-repeated="3"/>
        </table:table-row>
        <table:table-row table:style-name="ro2">
          <table:table-cell office:value-type="string">
            <text:p>Norfolk County Council</text:p>
          </table:table-cell>
          <table:table-cell/>
          <table:table-cell office:value-type="string">
            <text:p>(01603)222769</text:p>
          </table:table-cell>
          <table:table-cell/>
        </table:table-row>
        <table:table-row table:style-name="ro2">
          <table:table-cell office:value-type="string">
            <text:p>The White Horse Public House</text:p>
          </table:table-cell>
          <table:table-cell office:value-type="string">
            <text:p>Mr. J. King</text:p>
          </table:table-cell>
          <table:table-cell office:value-type="string">
            <text:p>(01485)525512</text:p>
          </table:table-cell>
          <table:table-cell/>
        </table:table-row>
        <table:table-row table:style-name="ro2">
          <table:table-cell office:value-type="string">
            <text:p>West Norfolk Hotel</text:p>
          </table:table-cell>
          <table:table-cell office:value-type="string">
            <text:p>Andrew Lake</text:p>
          </table:table-cell>
          <table:table-cell office:value-type="string">
            <text:p>(01485)570348</text:p>
          </table:table-cell>
          <table:table-cell/>
        </table:table-row>
        <table:table-row table:style-name="ro2">
          <table:table-cell office:value-type="string">
            <text:p>Rebecca Court</text:p>
          </table:table-cell>
          <table:table-cell/>
          <table:table-cell office:value-type="string">
            <text:p>(01485)5704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Great Wall Chinese Take-Away Ltd</text:p>
          </table:table-cell>
          <table:table-cell office:value-type="string">
            <text:p>Mr. Koon Fat Mo</text:p>
          </table:table-cell>
          <table:table-cell office:value-type="string">
            <text:p>(01485)571046</text:p>
          </table:table-cell>
          <table:table-cell/>
        </table:table-row>
        <table:table-row table:style-name="ro2">
          <table:table-cell office:value-type="string">
            <text:p>The Dogotel</text:p>
          </table:table-cell>
          <table:table-cell office:value-type="string">
            <text:p>Mr &amp; Mrs D Nicholls</text:p>
          </table:table-cell>
          <table:table-cell office:value-type="string">
            <text:p>(01485)520346</text:p>
          </table:table-cell>
          <table:table-cell/>
        </table:table-row>
        <table:table-row table:style-name="ro2">
          <table:table-cell table:number-columns-repeated="2" office:value-type="string">
            <text:p>Mr G Oldfield</text:p>
          </table:table-cell>
          <table:table-cell/>
          <table:table-cell office:value-type="string">
            <text:p>(01485 )518449</text:p>
          </table:table-cell>
        </table:table-row>
        <table:table-row table:style-name="ro2">
          <table:table-cell office:value-type="string">
            <text:p>M. Shanks</text:p>
          </table:table-cell>
          <table:table-cell/>
          <table:table-cell office:value-type="string">
            <text:p>(01485)540791</text:p>
          </table:table-cell>
          <table:table-cell/>
        </table:table-row>
        <table:table-row table:style-name="ro2">
          <table:table-cell office:value-type="string">
            <text:p>Norfolk Constabulary</text:p>
          </table:table-cell>
          <table:table-cell table:number-columns-repeated="3"/>
        </table:table-row>
        <table:table-row table:style-name="ro2">
          <table:table-cell office:value-type="string">
            <text:p>David Rust Carpets</text:p>
          </table:table-cell>
          <table:table-cell/>
          <table:table-cell office:value-type="string">
            <text:p>(01328)85551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r D G Crown</text:p>
          </table:table-cell>
          <table:table-cell/>
          <table:table-cell office:value-type="string">
            <text:p>(01485)518671</text:p>
          </table:table-cell>
          <table:table-cell/>
        </table:table-row>
        <table:table-row table:style-name="ro2">
          <table:table-cell office:value-type="string">
            <text:p>Snettisham Memorial Hall</text:p>
          </table:table-cell>
          <table:table-cell/>
          <table:table-cell office:value-type="string">
            <text:p>(01485)541947</text:p>
          </table:table-cell>
          <table:table-cell/>
        </table:table-row>
        <table:table-row table:style-name="ro2">
          <table:table-cell office:value-type="string">
            <text:p>Sandringham Social Club</text:p>
          </table:table-cell>
          <table:table-cell table:number-columns-repeated="3"/>
        </table:table-row>
        <table:table-row table:style-name="ro2">
          <table:table-cell office:value-type="string">
            <text:p>Harpley <text:s/>V.C.Primary School</text:p>
          </table:table-cell>
          <table:table-cell/>
          <table:table-cell office:value-type="string">
            <text:p>(01485)52027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Gt. Massingham CEVC Primary School</text:p>
          </table:table-cell>
          <table:table-cell/>
          <table:table-cell office:value-type="string">
            <text:p>(01485)52036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edgeford County First School</text:p>
          </table:table-cell>
          <table:table-cell office:value-type="string">
            <text:p>Mrs Margaret Powell-Bowns</text:p>
          </table:table-cell>
          <table:table-cell office:value-type="string">
            <text:p>(01485)57099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ott Row First School</text:p>
          </table:table-cell>
          <table:table-cell/>
          <table:table-cell office:value-type="string">
            <text:p>(01485)60035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nettisham Primary School</text:p>
          </table:table-cell>
          <table:table-cell/>
          <table:table-cell office:value-type="string">
            <text:p>(01485)54127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ilney St. Lawrence C. P. School</text:p>
          </table:table-cell>
          <table:table-cell office:value-type="string">
            <text:p>Headteacher: Mrs. Carolyn Howard</text:p>
          </table:table-cell>
          <table:table-cell office:value-type="string">
            <text:p>(01945)88040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East Winch Primary School</text:p>
          </table:table-cell>
          <table:table-cell office:value-type="string">
            <text:p>Mr Lee Stevens (Headteacher)</text:p>
          </table:table-cell>
          <table:table-cell office:value-type="string">
            <text:p>(01553)84049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North Wootton Pre-School</text:p>
          </table:table-cell>
          <table:table-cell/>
          <table:table-cell office:value-type="string">
            <text:p>(01553)6757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Wiggenhall St. Mary Magdalen C.P. School</text:p>
          </table:table-cell>
          <table:table-cell/>
          <table:table-cell office:value-type="string">
            <text:p>(01553)810326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Greyfriars Primary School</text:p>
          </table:table-cell>
          <table:table-cell/>
          <table:table-cell office:value-type="string">
            <text:p>(01553)773087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Clenchwarton C..P. School</text:p>
          </table:table-cell>
          <table:table-cell/>
          <table:table-cell office:value-type="string">
            <text:p>(01553)775035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West Walton Community Primary School</text:p>
          </table:table-cell>
          <table:table-cell office:value-type="string">
            <text:p>Jill Davis (Headteacher)</text:p>
          </table:table-cell>
          <table:table-cell office:value-type="string">
            <text:p>(01945)583620</text:p>
          </table:table-cell>
          <table:table-cell office:value-type="string">
            <text:p>(01945)532485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Whitefriars C. E. School</text:p>
          </table:table-cell>
          <table:table-cell office:value-type="string">
            <text:p>Philip Aelberry</text:p>
          </table:table-cell>
          <table:table-cell office:value-type="string">
            <text:p>(01553)76100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Burnham Market Primary School</text:p>
          </table:table-cell>
          <table:table-cell/>
          <table:table-cell office:value-type="string">
            <text:p>(01328)73835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Castle Acre C.of E.VC School</text:p>
          </table:table-cell>
          <table:table-cell/>
          <table:table-cell office:value-type="string">
            <text:p>(01760)75530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t. Georges CE Junior School</text:p>
          </table:table-cell>
          <table:table-cell/>
          <table:table-cell office:value-type="string">
            <text:p>(01485)54030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Churchill Park School</text:p>
          </table:table-cell>
          <table:table-cell/>
          <table:table-cell office:value-type="string">
            <text:p>(01553)763679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Grimston Junior School</text:p>
          </table:table-cell>
          <table:table-cell/>
          <table:table-cell office:value-type="string">
            <text:p>(01485)60024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rrington St. Clement Primary School</text:p>
          </table:table-cell>
          <table:table-cell/>
          <table:table-cell office:value-type="string">
            <text:p>(01553)828348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St. Germans Primary School</text:p>
          </table:table-cell>
          <table:table-cell/>
          <table:table-cell office:value-type="string">
            <text:p>(01553)61724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rancaster C.E.V.A. Primary School</text:p>
          </table:table-cell>
          <table:table-cell/>
          <table:table-cell office:value-type="string">
            <text:p>(01485)21024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odge Cottage Nursery School</text:p>
          </table:table-cell>
          <table:table-cell office:value-type="string">
            <text:p>Mrs. Joanna Hammond</text:p>
          </table:table-cell>
          <table:table-cell office:value-type="string">
            <text:p>(01553)631263</text:p>
          </table:table-cell>
          <table:table-cell/>
        </table:table-row>
        <table:table-row table:style-name="ro2">
          <table:table-cell office:value-type="string">
            <text:p>D. &amp; M. Thorpe</text:p>
          </table:table-cell>
          <table:table-cell/>
          <table:table-cell office:value-type="string">
            <text:p>(01945)772623</text:p>
          </table:table-cell>
          <table:table-cell/>
        </table:table-row>
        <table:table-row table:style-name="ro2">
          <table:table-cell office:value-type="string">
            <text:p>Mrs Hui Zhen Su</text:p>
          </table:table-cell>
          <table:table-cell/>
          <table:table-cell office:value-type="string">
            <text:p>(01366)382888</text:p>
          </table:table-cell>
          <table:table-cell/>
        </table:table-row>
        <table:table-row table:style-name="ro2">
          <table:table-cell office:value-type="string">
            <text:p>Norfolk County Council <text:s/>(Social Services)</text:p>
          </table:table-cell>
          <table:table-cell/>
          <table:table-cell office:value-type="string">
            <text:p>(01366)382911</text:p>
          </table:table-cell>
          <table:table-cell/>
        </table:table-row>
        <table:table-row table:style-name="ro2">
          <table:table-cell office:value-type="string">
            <text:p>Mr. S. Gibbs</text:p>
          </table:table-cell>
          <table:table-cell/>
          <table:table-cell office:value-type="string">
            <text:p>(01366)385241</text:p>
          </table:table-cell>
          <table:table-cell/>
        </table:table-row>
        <table:table-row table:style-name="ro2">
          <table:table-cell office:value-type="string">
            <text:p>Hockwold Village Club &amp; Institute</text:p>
          </table:table-cell>
          <table:table-cell/>
          <table:table-cell office:value-type="string">
            <text:p>(01842)827226</text:p>
          </table:table-cell>
          <table:table-cell office:value-type="string">
            <text:p>(01842)828840</text:p>
          </table:table-cell>
        </table:table-row>
        <table:table-row table:style-name="ro2">
          <table:table-cell office:value-type="string">
            <text:p>Downham Market Ex-Servicemans Club Ltd</text:p>
          </table:table-cell>
          <table:table-cell/>
          <table:table-cell office:value-type="string">
            <text:p>(01366)382246</text:p>
          </table:table-cell>
          <table:table-cell/>
        </table:table-row>
        <table:table-row table:style-name="ro2">
          <table:table-cell office:value-type="string">
            <text:p>Costcutter Stores</text:p>
          </table:table-cell>
          <table:table-cell office:value-type="string">
            <text:p>Mr J Khattra &amp; Mrs D Khattra</text:p>
          </table:table-cell>
          <table:table-cell office:value-type="string">
            <text:p>(01366)377317</text:p>
          </table:table-cell>
          <table:table-cell/>
        </table:table-row>
        <table:table-row table:style-name="ro2">
          <table:table-cell office:value-type="string">
            <text:p>High Haven Residential Home</text:p>
          </table:table-cell>
          <table:table-cell office:value-type="string">
            <text:p>Joanne Bolton</text:p>
          </table:table-cell>
          <table:table-cell office:value-type="string">
            <text:p>(01366)382205</text:p>
          </table:table-cell>
          <table:table-cell/>
        </table:table-row>
        <table:table-row table:style-name="ro2">
          <table:table-cell office:value-type="string">
            <text:p>Hylton Gott Ltd</text:p>
          </table:table-cell>
          <table:table-cell/>
          <table:table-cell office:value-type="string">
            <text:p>(01366)383352</text:p>
          </table:table-cell>
          <table:table-cell/>
        </table:table-row>
        <table:table-row table:style-name="ro2">
          <table:table-cell office:value-type="string">
            <text:p>Feltwell Golf Club</text:p>
          </table:table-cell>
          <table:table-cell/>
          <table:table-cell office:value-type="string">
            <text:p>(01842)827644</text:p>
          </table:table-cell>
          <table:table-cell/>
        </table:table-row>
        <table:table-row table:style-name="ro2">
          <table:table-cell office:value-type="string">
            <text:p>Watlington Village Hall</text:p>
          </table:table-cell>
          <table:table-cell/>
          <table:table-cell office:value-type="string">
            <text:p>(01553)810584</text:p>
          </table:table-cell>
          <table:table-cell/>
        </table:table-row>
        <table:table-row table:style-name="ro2">
          <table:table-cell office:value-type="string">
            <text:p>Mr. P. McManus</text:p>
          </table:table-cell>
          <table:table-cell/>
          <table:table-cell office:value-type="string">
            <text:p>(01366)38222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r. M. C. Stewart</text:p>
          </table:table-cell>
          <table:table-cell/>
          <table:table-cell office:value-type="string">
            <text:p>(01366)386666</text:p>
          </table:table-cell>
          <table:table-cell/>
        </table:table-row>
        <table:table-row table:style-name="ro2">
          <table:table-cell office:value-type="string">
            <text:p>Central Garage</text:p>
          </table:table-cell>
          <table:table-cell office:value-type="string">
            <text:p>M.D. &amp; R. W. Pohl</text:p>
          </table:table-cell>
          <table:table-cell office:value-type="string">
            <text:p>(01842)827094</text:p>
          </table:table-cell>
          <table:table-cell/>
        </table:table-row>
        <table:table-row table:style-name="ro2">
          <table:table-cell office:value-type="string">
            <text:p>C E Management Ltd</text:p>
          </table:table-cell>
          <table:table-cell office:value-type="string">
            <text:p>Man Ho Pang (Director)</text:p>
          </table:table-cell>
          <table:table-cell office:value-type="string">
            <text:p>(01366)387085</text:p>
          </table:table-cell>
          <table:table-cell/>
        </table:table-row>
        <table:table-row table:style-name="ro2">
          <table:table-cell office:value-type="string">
            <text:p>Borough Council of KL&amp;WN</text:p>
          </table:table-cell>
          <table:table-cell table:number-columns-repeated="3"/>
        </table:table-row>
        <table:table-row table:style-name="ro2">
          <table:table-cell office:value-type="string">
            <text:p>The New Inn</text:p>
          </table:table-cell>
          <table:table-cell office:value-type="string">
            <text:p>Mr. Carl King</text:p>
          </table:table-cell>
          <table:table-cell office:value-type="string">
            <text:p>(01842)828668</text:p>
          </table:table-cell>
          <table:table-cell/>
        </table:table-row>
        <table:table-row table:style-name="ro2">
          <table:table-cell office:value-type="string">
            <text:p>Drs Scott, Gent, Holmes, Wearmouth &amp; Hohnsbein</text:p>
          </table:table-cell>
          <table:table-cell/>
          <table:table-cell office:value-type="string">
            <text:p>(01366)388888</text:p>
          </table:table-cell>
          <table:table-cell/>
        </table:table-row>
        <table:table-row table:style-name="ro2">
          <table:table-cell office:value-type="string">
            <text:p>Borough Council of KL&amp;WN</text:p>
          </table:table-cell>
          <table:table-cell office:value-type="string">
            <text:p>Harold Wolstanholme</text:p>
          </table:table-cell>
          <table:table-cell office:value-type="string">
            <text:p>(01553)76556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Kenneth Bush Solicitors</text:p>
          </table:table-cell>
          <table:table-cell table:number-columns-repeated="3"/>
        </table:table-row>
        <table:table-row table:style-name="ro2">
          <table:table-cell office:value-type="string">
            <text:p>Able Engineering Ltd</text:p>
          </table:table-cell>
          <table:table-cell/>
          <table:table-cell office:value-type="string">
            <text:p>(01553)691870</text:p>
          </table:table-cell>
          <table:table-cell/>
        </table:table-row>
        <table:table-row table:style-name="ro2">
          <table:table-cell office:value-type="string">
            <text:p>The Park High School</text:p>
          </table:table-cell>
          <table:table-cell/>
          <table:table-cell office:value-type="string">
            <text:p>(01553)77467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West Norfolk Travel Ltd</text:p>
          </table:table-cell>
          <table:table-cell office:value-type="string">
            <text:p>Mr W D Irwin (Director)</text:p>
          </table:table-cell>
          <table:table-cell office:value-type="string">
            <text:p>(01553)778910</text:p>
          </table:table-cell>
          <table:table-cell/>
        </table:table-row>
        <table:table-row table:style-name="ro2">
          <table:table-cell office:value-type="string">
            <text:p>Sue Ryder Foundation</text:p>
          </table:table-cell>
          <table:table-cell/>
          <table:table-cell office:value-type="string">
            <text:p>(01366)386762</text:p>
          </table:table-cell>
          <table:table-cell/>
        </table:table-row>
        <table:table-row table:style-name="ro2">
          <table:table-cell office:value-type="string">
            <text:p>Norfolk Pub Company Ltd</text:p>
          </table:table-cell>
          <table:table-cell/>
          <table:table-cell office:value-type="string">
            <text:p>(01328)738321</text:p>
          </table:table-cell>
          <table:table-cell/>
        </table:table-row>
        <table:table-row table:style-name="ro2">
          <table:table-cell office:value-type="string">
            <text:p>Goblins Pantry Ltd</text:p>
          </table:table-cell>
          <table:table-cell office:value-type="string">
            <text:p>Sandy Pope</text:p>
          </table:table-cell>
          <table:table-cell office:value-type="string">
            <text:p>(01485)532925</text:p>
          </table:table-cell>
          <table:table-cell/>
        </table:table-row>
        <table:table-row table:style-name="ro2">
          <table:table-cell office:value-type="string">
            <text:p>Borough Council of King's Lynn &amp; West Norfolk</text:p>
          </table:table-cell>
          <table:table-cell/>
          <table:table-cell office:value-type="string">
            <text:p>(01553)81800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Thain Wildbur</text:p>
          </table:table-cell>
          <table:table-cell/>
          <table:table-cell office:value-type="string">
            <text:p>(01553)772680</text:p>
          </table:table-cell>
          <table:table-cell/>
        </table:table-row>
        <table:table-row table:style-name="ro2">
          <table:table-cell office:value-type="string">
            <text:p>Burrells Chartered Accountants</text:p>
          </table:table-cell>
          <table:table-cell office:value-type="string">
            <text:p>Mr S J Burrell</text:p>
          </table:table-cell>
          <table:table-cell office:value-type="string">
            <text:p>(01485)54029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Russen &amp; Turner</text:p>
          </table:table-cell>
          <table:table-cell/>
          <table:table-cell office:value-type="string">
            <text:p>(01553)768187</text:p>
          </table:table-cell>
          <table:table-cell/>
        </table:table-row>
        <table:table-row table:style-name="ro2">
          <table:table-cell office:value-type="string">
            <text:p>NCC Social Services Department</text:p>
          </table:table-cell>
          <table:table-cell/>
          <table:table-cell office:value-type="string">
            <text:p>(01553)67275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roste Ltd</text:p>
          </table:table-cell>
          <table:table-cell/>
          <table:table-cell office:value-type="string">
            <text:p>(01553)776066</text:p>
          </table:table-cell>
          <table:table-cell/>
        </table:table-row>
        <table:table-row table:style-name="ro2">
          <table:table-cell office:value-type="string">
            <text:p>Cruso &amp; Wilkin</text:p>
          </table:table-cell>
          <table:table-cell/>
          <table:table-cell office:value-type="string">
            <text:p>(01553)691691</text:p>
          </table:table-cell>
          <table:table-cell/>
        </table:table-row>
        <table:table-row table:style-name="ro2">
          <table:table-cell office:value-type="string">
            <text:p>Kenneth Bush Solicitors</text:p>
          </table:table-cell>
          <table:table-cell/>
          <table:table-cell office:value-type="string">
            <text:p>(01553)692233</text:p>
          </table:table-cell>
          <table:table-cell office:value-type="string">
            <text:p>(07977)156226</text:p>
          </table:table-cell>
        </table:table-row>
        <table:table-row table:style-name="ro2">
          <table:table-cell office:value-type="string">
            <text:p>Wimbotsham County Primary School</text:p>
          </table:table-cell>
          <table:table-cell/>
          <table:table-cell office:value-type="string">
            <text:p>(01366)382336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Create &amp; Style Ltd</text:p>
          </table:table-cell>
          <table:table-cell office:value-type="string">
            <text:p>Mrs. L. D. Howe</text:p>
          </table:table-cell>
          <table:table-cell office:value-type="string">
            <text:p>(01553)762907</text:p>
          </table:table-cell>
          <table:table-cell/>
        </table:table-row>
        <table:table-row table:style-name="ro2">
          <table:table-cell office:value-type="string">
            <text:p>Kirby &amp; Haslam Ltd</text:p>
          </table:table-cell>
          <table:table-cell/>
          <table:table-cell office:value-type="string">
            <text:p>(01553)761316</text:p>
          </table:table-cell>
          <table:table-cell/>
        </table:table-row>
        <table:table-row table:style-name="ro2">
          <table:table-cell office:value-type="string">
            <text:p>Hong Kong House</text:p>
          </table:table-cell>
          <table:table-cell office:value-type="string">
            <text:p>Mr Fuk Man Chu</text:p>
          </table:table-cell>
          <table:table-cell office:value-type="string">
            <text:p>(01553)765605</text:p>
          </table:table-cell>
          <table:table-cell/>
        </table:table-row>
        <table:table-row table:style-name="ro2">
          <table:table-cell office:value-type="string">
            <text:p>Ingoldisthorpe C of E Primary School</text:p>
          </table:table-cell>
          <table:table-cell/>
          <table:table-cell office:value-type="string">
            <text:p>(01485)54140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Abbeyfield King's Lynn Society Ltd</text:p>
          </table:table-cell>
          <table:table-cell/>
          <table:table-cell office:value-type="string">
            <text:p>(01553)772075</text:p>
          </table:table-cell>
          <table:table-cell/>
        </table:table-row>
        <table:table-row table:style-name="ro2">
          <table:table-cell office:value-type="string">
            <text:p>Eastern Sea Fisheries Joint Committee</text:p>
          </table:table-cell>
          <table:table-cell office:value-type="string">
            <text:p>Mrs C M Hurley (Finance Officer)</text:p>
          </table:table-cell>
          <table:table-cell office:value-type="string">
            <text:p>(01553)775321</text:p>
          </table:table-cell>
          <table:table-cell/>
        </table:table-row>
        <table:table-row table:style-name="ro2">
          <table:table-cell office:value-type="string">
            <text:p>Nationwide Building Society</text:p>
          </table:table-cell>
          <table:table-cell/>
          <table:table-cell office:value-type="string">
            <text:p>(01485)403900</text:p>
          </table:table-cell>
          <table:table-cell/>
        </table:table-row>
        <table:table-row table:style-name="ro2">
          <table:table-cell office:value-type="string">
            <text:p>Driving Standards Agency</text:p>
          </table:table-cell>
          <table:table-cell/>
          <table:table-cell office:value-type="string">
            <text:p>(08448)920343</text:p>
          </table:table-cell>
          <table:table-cell office:value-type="string">
            <text:p>(01553)76350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Calvert, Brain &amp; Fraulo Ltd</text:p>
          </table:table-cell>
          <table:table-cell/>
          <table:table-cell office:value-type="string">
            <text:p>(01553)766220</text:p>
          </table:table-cell>
          <table:table-cell/>
        </table:table-row>
        <table:table-row table:style-name="ro2">
          <table:table-cell office:value-type="string">
            <text:p>The Burnhams Surgery</text:p>
          </table:table-cell>
          <table:table-cell office:value-type="string">
            <text:p>Mr. Pat Layton (Practice Manager)</text:p>
          </table:table-cell>
          <table:table-cell office:value-type="string">
            <text:p>(01328)7370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orough Council of King's Lynn &amp; West Norfolk</text:p>
          </table:table-cell>
          <table:table-cell office:value-type="string">
            <text:p>Phillip Bayfield/Ellen McPhillips</text:p>
          </table:table-cell>
          <table:table-cell office:value-type="string">
            <text:p>(01553)779096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Heacham Group Practice</text:p>
          </table:table-cell>
          <table:table-cell/>
          <table:table-cell office:value-type="string">
            <text:p>(01485)572769</text:p>
          </table:table-cell>
          <table:table-cell/>
        </table:table-row>
        <table:table-row table:style-name="ro2">
          <table:table-cell office:value-type="string">
            <text:p>Rudham C of E Primary School</text:p>
          </table:table-cell>
          <table:table-cell office:value-type="string">
            <text:p>Mrs S Lunnan (Headteacher)</text:p>
          </table:table-cell>
          <table:table-cell office:value-type="string">
            <text:p>(01485)52823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rrington St John V C Primary School</text:p>
          </table:table-cell>
          <table:table-cell/>
          <table:table-cell office:value-type="string">
            <text:p>(01945)88034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orough Council of King's Lynn &amp; West Norfolk</text:p>
          </table:table-cell>
          <table:table-cell office:value-type="string">
            <text:p>Nicola Almey Parish</text:p>
          </table:table-cell>
          <table:table-cell office:value-type="string">
            <text:p>(01485)53515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unstanton Town Council</text:p>
          </table:table-cell>
          <table:table-cell office:value-type="string">
            <text:p>Mrs Lisa J Powell - Town Clerk</text:p>
          </table:table-cell>
          <table:table-cell office:value-type="string">
            <text:p>(01485)53240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Eastcote <text:s/>Caravan Park</text:p>
          </table:table-cell>
          <table:table-cell office:value-type="string">
            <text:p>Mr. &amp; Mrs. J. Bettison</text:p>
          </table:table-cell>
          <table:table-cell office:value-type="string">
            <text:p>(01328)73887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oss &amp; Leakey</text:p>
          </table:table-cell>
          <table:table-cell office:value-type="string">
            <text:p>David Foskett (Partner)</text:p>
          </table:table-cell>
          <table:table-cell office:value-type="string">
            <text:p>(01603)661001</text:p>
          </table:table-cell>
          <table:table-cell office:value-type="string">
            <text:p>(01553)765270</text:p>
          </table:table-cell>
        </table:table-row>
        <table:table-row table:style-name="ro2">
          <table:table-cell office:value-type="string">
            <text:p>Ashwicken V A First School</text:p>
          </table:table-cell>
          <table:table-cell/>
          <table:table-cell office:value-type="string">
            <text:p>(01553)63035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ilney All Saints V C School</text:p>
          </table:table-cell>
          <table:table-cell/>
          <table:table-cell office:value-type="string">
            <text:p>(01553)828209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Mrs S J Scarrott</text:p>
          </table:table-cell>
          <table:table-cell/>
          <table:table-cell office:value-type="string">
            <text:p>(01366)728238</text:p>
          </table:table-cell>
          <table:table-cell/>
        </table:table-row>
        <table:table-row table:style-name="ro2">
          <table:table-cell office:value-type="string">
            <text:p>Linksway Country House Hotel</text:p>
          </table:table-cell>
          <table:table-cell office:value-type="string">
            <text:p>Mr. R. Pedel</text:p>
          </table:table-cell>
          <table:table-cell office:value-type="string">
            <text:p>(01485)532209</text:p>
          </table:table-cell>
          <table:table-cell/>
        </table:table-row>
        <table:table-row table:style-name="ro2">
          <table:table-cell office:value-type="string">
            <text:p>Kwai's Cuisine</text:p>
          </table:table-cell>
          <table:table-cell/>
          <table:table-cell office:value-type="string">
            <text:p>(01553)670900</text:p>
          </table:table-cell>
          <table:table-cell/>
        </table:table-row>
        <table:table-row table:style-name="ro2">
          <table:table-cell office:value-type="string">
            <text:p>Connexions</text:p>
          </table:table-cell>
          <table:table-cell/>
          <table:table-cell office:value-type="string">
            <text:p>(01603)227074</text:p>
          </table:table-cell>
          <table:table-cell office:value-type="string">
            <text:p>(01553)66650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Impactbond Ltd-</text:p>
          </table:table-cell>
          <table:table-cell/>
          <table:table-cell office:value-type="string">
            <text:p>(01553)692505</text:p>
          </table:table-cell>
          <table:table-cell/>
        </table:table-row>
        <table:table-row table:style-name="ro2">
          <table:table-cell office:value-type="string">
            <text:p>Farmhouse Butchers</text:p>
          </table:table-cell>
          <table:table-cell office:value-type="string">
            <text:p>Mr. D. Baynham</text:p>
          </table:table-cell>
          <table:table-cell office:value-type="string">
            <text:p>(01485)543798</text:p>
          </table:table-cell>
          <table:table-cell/>
        </table:table-row>
        <table:table-row table:style-name="ro2">
          <table:table-cell office:value-type="string">
            <text:p>Mrs R <text:s/>Parkin</text:p>
          </table:table-cell>
          <table:table-cell/>
          <table:table-cell office:value-type="string">
            <text:p>(01485)570212</text:p>
          </table:table-cell>
          <table:table-cell office:value-type="string">
            <text:p>(01485)534768</text:p>
          </table:table-cell>
        </table:table-row>
        <table:table-row table:style-name="ro2">
          <table:table-cell office:value-type="string">
            <text:p>Norman C. E. Primary School</text:p>
          </table:table-cell>
          <table:table-cell/>
          <table:table-cell office:value-type="string">
            <text:p>(01366)72824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Vision Express King's Lynn Ltd</text:p>
          </table:table-cell>
          <table:table-cell/>
          <table:table-cell office:value-type="string">
            <text:p>(01553)775445</text:p>
          </table:table-cell>
          <table:table-cell/>
        </table:table-row>
        <table:table-row table:style-name="ro2">
          <table:table-cell office:value-type="string">
            <text:p>Tropics Fish Bar</text:p>
          </table:table-cell>
          <table:table-cell office:value-type="string">
            <text:p>Keith and Michelle Green</text:p>
          </table:table-cell>
          <table:table-cell office:value-type="string">
            <text:p>(01485)543842</text:p>
          </table:table-cell>
          <table:table-cell/>
        </table:table-row>
        <table:table-row table:style-name="ro2">
          <table:table-cell office:value-type="string">
            <text:p>The Green Lodge Restaurant</text:p>
          </table:table-cell>
          <table:table-cell office:value-type="string">
            <text:p>Mrs S Fox</text:p>
          </table:table-cell>
          <table:table-cell office:value-type="string">
            <text:p>(07917)716395</text:p>
          </table:table-cell>
          <table:table-cell/>
        </table:table-row>
        <table:table-row table:style-name="ro2">
          <table:table-cell office:value-type="string">
            <text:p>Downham Tandoori Ltd</text:p>
          </table:table-cell>
          <table:table-cell office:value-type="string">
            <text:p>Mr Anwar Ali (Owner)</text:p>
          </table:table-cell>
          <table:table-cell office:value-type="string">
            <text:p>(01366)386110</text:p>
          </table:table-cell>
          <table:table-cell/>
        </table:table-row>
        <table:table-row table:style-name="ro2">
          <table:table-cell office:value-type="string">
            <text:p>Manor Farm Cottages &amp; Thornham Developments</text:p>
          </table:table-cell>
          <table:table-cell office:value-type="string">
            <text:p>Mr. M. C. Goddard</text:p>
          </table:table-cell>
          <table:table-cell office:value-type="string">
            <text:p>(01485)512272</text:p>
          </table:table-cell>
          <table:table-cell/>
        </table:table-row>
        <table:table-row table:style-name="ro2">
          <table:table-cell office:value-type="string">
            <text:p>Southery Primary School</text:p>
          </table:table-cell>
          <table:table-cell/>
          <table:table-cell office:value-type="string">
            <text:p>(01366)37720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mpleman Associates Ltd</text:p>
          </table:table-cell>
          <table:table-cell office:value-type="string">
            <text:p>G. Templeman</text:p>
          </table:table-cell>
          <table:table-cell office:value-type="string">
            <text:p>(01553)776148</text:p>
          </table:table-cell>
          <table:table-cell/>
        </table:table-row>
        <table:table-row table:style-name="ro2">
          <table:table-cell office:value-type="string">
            <text:p>The National Trust Office</text:p>
          </table:table-cell>
          <table:table-cell office:value-type="string">
            <text:p>Mrs. Susan Falch-Lovesey</text:p>
          </table:table-cell>
          <table:table-cell office:value-type="string">
            <text:p>(01485)21071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totts Fish &amp; Chip Shop</text:p>
          </table:table-cell>
          <table:table-cell office:value-type="string">
            <text:p>Mr. James Ralph Stott</text:p>
          </table:table-cell>
          <table:table-cell office:value-type="string">
            <text:p>(01945)772345</text:p>
          </table:table-cell>
          <table:table-cell/>
        </table:table-row>
        <table:table-row table:style-name="ro2">
          <table:table-cell office:value-type="string">
            <text:p>Flitcham Primary School</text:p>
          </table:table-cell>
          <table:table-cell office:value-type="string">
            <text:p>Angela Eden (Head Teacher)</text:p>
          </table:table-cell>
          <table:table-cell office:value-type="string">
            <text:p>(01485)600383</text:p>
          </table:table-cell>
          <table:table-cell/>
        </table:table-row>
        <table:table-row table:style-name="ro2">
          <table:table-cell office:value-type="string">
            <text:p>Mr. C. Sussams</text:p>
          </table:table-cell>
          <table:table-cell office:value-type="string">
            <text:p>Colin Sussams</text:p>
          </table:table-cell>
          <table:table-cell office:value-type="string">
            <text:p>(01945)880952</text:p>
          </table:table-cell>
          <table:table-cell/>
        </table:table-row>
        <table:table-row table:style-name="ro2">
          <table:table-cell office:value-type="string">
            <text:p>Titchwell Manor Hotel &amp; Restaurant</text:p>
          </table:table-cell>
          <table:table-cell office:value-type="string">
            <text:p>Mr. &amp; Mrs. I. Snaith</text:p>
          </table:table-cell>
          <table:table-cell office:value-type="string">
            <text:p>(01485)2102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N.C.C. Social Services</text:p>
          </table:table-cell>
          <table:table-cell office:value-type="string">
            <text:p>Rebecca Shanahan</text:p>
          </table:table-cell>
          <table:table-cell office:value-type="string">
            <text:p>(01553)679233</text:p>
          </table:table-cell>
          <table:table-cell/>
        </table:table-row>
        <table:table-row table:style-name="ro2">
          <table:table-cell office:value-type="string">
            <text:p>South Wootton First School</text:p>
          </table:table-cell>
          <table:table-cell office:value-type="string">
            <text:p>Mrs Carol Mahony (Headteacher)</text:p>
          </table:table-cell>
          <table:table-cell office:value-type="string">
            <text:p>(01553)671552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Foxvale Properties Ltd</text:p>
          </table:table-cell>
          <table:table-cell office:value-type="string">
            <text:p>Mr. W. Kitt</text:p>
          </table:table-cell>
          <table:table-cell office:value-type="string">
            <text:p>(01582)666234</text:p>
          </table:table-cell>
          <table:table-cell office:value-type="string">
            <text:p>(01485 543973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aul Johnson Motor Engineers Ltd</text:p>
          </table:table-cell>
          <table:table-cell/>
          <table:table-cell office:value-type="string">
            <text:p>(01553)691742</text:p>
          </table:table-cell>
          <table:table-cell/>
        </table:table-row>
        <table:table-row table:style-name="ro2">
          <table:table-cell office:value-type="string">
            <text:p>Mr T. G. Walters</text:p>
          </table:table-cell>
          <table:table-cell/>
          <table:table-cell office:value-type="string">
            <text:p>(01485)542425</text:p>
          </table:table-cell>
          <table:table-cell/>
        </table:table-row>
        <table:table-row table:style-name="ro2">
          <table:table-cell office:value-type="string">
            <text:p>English Heritage</text:p>
          </table:table-cell>
          <table:table-cell/>
          <table:table-cell office:value-type="string">
            <text:p>(01223)582700</text:p>
          </table:table-cell>
          <table:table-cell/>
        </table:table-row>
        <table:table-row table:style-name="ro2">
          <table:table-cell office:value-type="string">
            <text:p>Lord Howard of Rising</text:p>
          </table:table-cell>
          <table:table-cell office:value-type="string">
            <text:p>Greville Howard</text:p>
          </table:table-cell>
          <table:table-cell office:value-type="string">
            <text:p>(01553)631556</text:p>
          </table:table-cell>
          <table:table-cell/>
        </table:table-row>
        <table:table-row table:style-name="ro2">
          <table:table-cell office:value-type="string">
            <text:p>South Wootton G.M. Junior School</text:p>
          </table:table-cell>
          <table:table-cell/>
          <table:table-cell office:value-type="string">
            <text:p>(01553)674596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Giles Bros</text:p>
          </table:table-cell>
          <table:table-cell/>
          <table:table-cell office:value-type="string">
            <text:p>(01553)772376</text:p>
          </table:table-cell>
          <table:table-cell/>
        </table:table-row>
        <table:table-row table:style-name="ro2">
          <table:table-cell office:value-type="string">
            <text:p>Watlington Medical Centre</text:p>
          </table:table-cell>
          <table:table-cell office:value-type="string">
            <text:p>Mrs P Ash</text:p>
          </table:table-cell>
          <table:table-cell office:value-type="string">
            <text:p>(01553)81025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Dezynadog</text:p>
          </table:table-cell>
          <table:table-cell office:value-type="string">
            <text:p>Miss A L Flatt</text:p>
          </table:table-cell>
          <table:table-cell office:value-type="string">
            <text:p>(01553)816400</text:p>
          </table:table-cell>
          <table:table-cell/>
        </table:table-row>
        <table:table-row table:style-name="ro2">
          <table:table-cell office:value-type="string">
            <text:p>Master Ltd</text:p>
          </table:table-cell>
          <table:table-cell/>
          <table:table-cell office:value-type="string">
            <text:p>(01485)572032</text:p>
          </table:table-cell>
          <table:table-cell/>
        </table:table-row>
        <table:table-row table:style-name="ro2">
          <table:table-cell office:value-type="string">
            <text:p>King's Lynn Mobility Centre Ltd</text:p>
          </table:table-cell>
          <table:table-cell/>
          <table:table-cell office:value-type="string">
            <text:p>(01553)768751</text:p>
          </table:table-cell>
          <table:table-cell/>
        </table:table-row>
        <table:table-row table:style-name="ro2">
          <table:table-cell office:value-type="string">
            <text:p>Torc Financial Services</text:p>
          </table:table-cell>
          <table:table-cell office:value-type="string">
            <text:p>Stephen J. Hammond (Principal)</text:p>
          </table:table-cell>
          <table:table-cell office:value-type="string">
            <text:p>(01485)544434</text:p>
          </table:table-cell>
          <table:table-cell/>
        </table:table-row>
        <table:table-row table:style-name="ro2">
          <table:table-cell office:value-type="string">
            <text:p>Le Strange <text:s/>Arms Hotel</text:p>
          </table:table-cell>
          <table:table-cell office:value-type="string">
            <text:p>Anne Wylie</text:p>
          </table:table-cell>
          <table:table-cell office:value-type="string">
            <text:p>(01485)534411</text:p>
          </table:table-cell>
          <table:table-cell/>
        </table:table-row>
        <table:table-row table:style-name="ro2">
          <table:table-cell office:value-type="string">
            <text:p>North End Trust</text:p>
          </table:table-cell>
          <table:table-cell/>
          <table:table-cell office:value-type="string">
            <text:p>(01553)77047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D. Cook (Butchers)</text:p>
          </table:table-cell>
          <table:table-cell/>
          <table:table-cell office:value-type="string">
            <text:p>(01485)572104</text:p>
          </table:table-cell>
          <table:table-cell/>
        </table:table-row>
        <table:table-row table:style-name="ro2">
          <table:table-cell office:value-type="string">
            <text:p>Dragon Capital</text:p>
          </table:table-cell>
          <table:table-cell office:value-type="string">
            <text:p>Miss W Lai</text:p>
          </table:table-cell>
          <table:table-cell office:value-type="string">
            <text:p>(01553)662888</text:p>
          </table:table-cell>
          <table:table-cell/>
        </table:table-row>
        <table:table-row table:style-name="ro2">
          <table:table-cell office:value-type="string">
            <text:p>Hocus Pocus</text:p>
          </table:table-cell>
          <table:table-cell office:value-type="string">
            <text:p>Mr. N. Cook</text:p>
          </table:table-cell>
          <table:table-cell office:value-type="string">
            <text:p>(01553)767285</text:p>
          </table:table-cell>
          <table:table-cell/>
        </table:table-row>
        <table:table-row table:style-name="ro2">
          <table:table-cell office:value-type="string">
            <text:p>Flitcham Community Centre</text:p>
          </table:table-cell>
          <table:table-cell table:number-columns-repeated="2"/>
          <table:table-cell office:value-type="string">
            <text:p>01485 600703</text:p>
          </table:table-cell>
        </table:table-row>
        <table:table-row table:style-name="ro2">
          <table:table-cell office:value-type="string">
            <text:p>K.L.S. (UK) Ltd</text:p>
          </table:table-cell>
          <table:table-cell office:value-type="string">
            <text:p>Robert Kitchingham</text:p>
          </table:table-cell>
          <table:table-cell office:value-type="string">
            <text:p>(01553)772935</text:p>
          </table:table-cell>
          <table:table-cell/>
        </table:table-row>
        <table:table-row table:style-name="ro2">
          <table:table-cell office:value-type="string">
            <text:p>Norfolk County Services</text:p>
          </table:table-cell>
          <table:table-cell table:number-columns-repeated="3"/>
        </table:table-row>
        <table:table-row table:style-name="ro2">
          <table:table-cell office:value-type="string">
            <text:p>Queen Victoria Public House</text:p>
          </table:table-cell>
          <table:table-cell office:value-type="string">
            <text:p>Mr. R Warburton</text:p>
          </table:table-cell>
          <table:table-cell office:value-type="string">
            <text:p>(01485)541344</text:p>
          </table:table-cell>
          <table:table-cell/>
        </table:table-row>
        <table:table-row table:style-name="ro2">
          <table:table-cell office:value-type="string">
            <text:p>Mrs. J. M. Kerr</text:p>
          </table:table-cell>
          <table:table-cell/>
          <table:table-cell office:value-type="string">
            <text:p>(01485)542480</text:p>
          </table:table-cell>
          <table:table-cell/>
        </table:table-row>
        <table:table-row table:style-name="ro2">
          <table:table-cell office:value-type="string">
            <text:p>Vehicle &amp; Operator <text:s/>Services Agency</text:p>
          </table:table-cell>
          <table:table-cell/>
          <table:table-cell office:value-type="string">
            <text:p>(01366)382481</text:p>
          </table:table-cell>
          <table:table-cell/>
        </table:table-row>
        <table:table-row table:style-name="ro2">
          <table:table-cell office:value-type="string">
            <text:p>Parker &amp; Leach Opticians</text:p>
          </table:table-cell>
          <table:table-cell/>
          <table:table-cell office:value-type="string">
            <text:p>(01485)532326</text:p>
          </table:table-cell>
          <table:table-cell/>
        </table:table-row>
        <table:table-row table:style-name="ro2">
          <table:table-cell office:value-type="string">
            <text:p>East Of England <text:s/>Ambulance NHS Trust</text:p>
          </table:table-cell>
          <table:table-cell table:number-columns-repeated="2"/>
          <table:table-cell office:value-type="string">
            <text:p>(01366)388340</text:p>
          </table:table-cell>
        </table:table-row>
        <table:table-row table:style-name="ro2">
          <table:table-cell office:value-type="string">
            <text:p>Norfolk County Council</text:p>
          </table:table-cell>
          <table:table-cell/>
          <table:table-cell table:number-columns-repeated="2" office:value-type="string">
            <text:p>(01366)383073</text:p>
          </table:table-cell>
        </table:table-row>
        <table:table-row table:style-name="ro2">
          <table:table-cell office:value-type="string">
            <text:p>The Drive Residential Home Ltd</text:p>
          </table:table-cell>
          <table:table-cell/>
          <table:table-cell office:value-type="string">
            <text:p>(02083)081607</text:p>
          </table:table-cell>
          <table:table-cell office:value-type="string">
            <text:p>(01485)541977</text:p>
          </table:table-cell>
        </table:table-row>
        <table:table-row table:style-name="ro2">
          <table:table-cell office:value-type="string">
            <text:p>Dr. C. J. Bird</text:p>
          </table:table-cell>
          <table:table-cell/>
          <table:table-cell office:value-type="string">
            <text:p>(01553)769143</text:p>
          </table:table-cell>
          <table:table-cell/>
        </table:table-row>
        <table:table-row table:style-name="ro2">
          <table:table-cell office:value-type="string">
            <text:p>The Party Shop &amp; Balloon World</text:p>
          </table:table-cell>
          <table:table-cell office:value-type="string">
            <text:p>Mrs. S. A. Futter</text:p>
          </table:table-cell>
          <table:table-cell office:value-type="string">
            <text:p>(01553)760909</text:p>
          </table:table-cell>
          <table:table-cell/>
        </table:table-row>
        <table:table-row table:style-name="ro2">
          <table:table-cell office:value-type="string">
            <text:p>Green Quay Trust</text:p>
          </table:table-cell>
          <table:table-cell office:value-type="string">
            <text:p>Micheal Dennis</text:p>
          </table:table-cell>
          <table:table-cell office:value-type="string">
            <text:p>(01553)818500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Gaywood Conservative Club Ltd</text:p>
          </table:table-cell>
          <table:table-cell office:value-type="string">
            <text:p>Mr. G. Colby</text:p>
          </table:table-cell>
          <table:table-cell office:value-type="string">
            <text:p>(01553)77205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ilverfern Property Management Co. Ltd</text:p>
          </table:table-cell>
          <table:table-cell office:value-type="string">
            <text:p>Dr D J Best (Director)</text:p>
          </table:table-cell>
          <table:table-cell/>
          <table:table-cell office:value-type="string">
            <text:p>(01553)773302</text:p>
          </table:table-cell>
        </table:table-row>
        <table:table-row table:style-name="ro2">
          <table:table-cell office:value-type="string">
            <text:p>Denver Windmill Ltd</text:p>
          </table:table-cell>
          <table:table-cell/>
          <table:table-cell office:value-type="string">
            <text:p>(01366)38400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Norse Commercial Services</text:p>
          </table:table-cell>
          <table:table-cell/>
          <table:table-cell office:value-type="string">
            <text:p>(01603)864100</text:p>
          </table:table-cell>
          <table:table-cell office:value-type="string">
            <text:p>(01553)766872</text:p>
          </table:table-cell>
        </table:table-row>
        <table:table-row table:style-name="ro2">
          <table:table-cell office:value-type="string">
            <text:p>Huggins National Windscreens (Ipswich) Ltd</text:p>
          </table:table-cell>
          <table:table-cell table:number-columns-repeated="2"/>
          <table:table-cell office:value-type="string">
            <text:p>(01553)691666</text:p>
          </table:table-cell>
        </table:table-row>
        <table:table-row table:style-name="ro2">
          <table:table-cell office:value-type="string">
            <text:p>F. J. Chalcroft (Construction) Ltd</text:p>
          </table:table-cell>
          <table:table-cell/>
          <table:table-cell office:value-type="string">
            <text:p>(01386)561965</text:p>
          </table:table-cell>
          <table:table-cell office:value-type="string">
            <text:p>(01553)776543</text:p>
          </table:table-cell>
        </table:table-row>
        <table:table-row table:style-name="ro2">
          <table:table-cell office:value-type="string">
            <text:p>Southgates Medical &amp; Surgical Centre</text:p>
          </table:table-cell>
          <table:table-cell/>
          <table:table-cell office:value-type="string">
            <text:p>(01553)81946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taveley Johnson &amp; Procter Solicitors</text:p>
          </table:table-cell>
          <table:table-cell/>
          <table:table-cell office:value-type="string">
            <text:p>(01485)53266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Istanbul Kebab House</text:p>
          </table:table-cell>
          <table:table-cell office:value-type="string">
            <text:p>Faik Oter</text:p>
          </table:table-cell>
          <table:table-cell office:value-type="string">
            <text:p>(01553)775833</text:p>
          </table:table-cell>
          <table:table-cell/>
        </table:table-row>
        <table:table-row table:style-name="ro2">
          <table:table-cell office:value-type="string">
            <text:p>Sue Ryder Foundation</text:p>
          </table:table-cell>
          <table:table-cell table:number-columns-repeated="2"/>
          <table:table-cell office:value-type="string">
            <text:p>(01485)534414</text:p>
          </table:table-cell>
        </table:table-row>
        <table:table-row table:style-name="ro2">
          <table:table-cell office:value-type="string">
            <text:p>Fairstead Area Neighbourhood Group</text:p>
          </table:table-cell>
          <table:table-cell/>
          <table:table-cell office:value-type="string">
            <text:p>(01553)692400</text:p>
          </table:table-cell>
          <table:table-cell/>
        </table:table-row>
        <table:table-row table:style-name="ro2">
          <table:table-cell office:value-type="string">
            <text:p>Walpole Highway C.P. School</text:p>
          </table:table-cell>
          <table:table-cell office:value-type="string">
            <text:p>Mr. M. Coates - Headteacher</text:p>
          </table:table-cell>
          <table:table-cell office:value-type="string">
            <text:p>(01945)88032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he Neptune Inn</text:p>
          </table:table-cell>
          <table:table-cell office:value-type="string">
            <text:p>Mr &amp; Mrs K Mangeolles</text:p>
          </table:table-cell>
          <table:table-cell office:value-type="string">
            <text:p>(01485)532122</text:p>
          </table:table-cell>
          <table:table-cell/>
        </table:table-row>
        <table:table-row table:style-name="ro2">
          <table:table-cell office:value-type="string">
            <text:p>Elm Dental Laboratory</text:p>
          </table:table-cell>
          <table:table-cell office:value-type="string">
            <text:p>Mr. P. Smith</text:p>
          </table:table-cell>
          <table:table-cell office:value-type="string">
            <text:p>(01945)582158</text:p>
          </table:table-cell>
          <table:table-cell/>
        </table:table-row>
        <table:table-row table:style-name="ro2">
          <table:table-cell office:value-type="string">
            <text:p>Jeff Sutton</text:p>
          </table:table-cell>
          <table:table-cell office:value-type="string">
            <text:p>Mrs W Sutton</text:p>
          </table:table-cell>
          <table:table-cell office:value-type="string">
            <text:p>(01553)765224</text:p>
          </table:table-cell>
          <table:table-cell/>
        </table:table-row>
        <table:table-row table:style-name="ro2">
          <table:table-cell office:value-type="string">
            <text:p>Oriental Chef</text:p>
          </table:table-cell>
          <table:table-cell office:value-type="string">
            <text:p>Miss Wai <text:s/>Peng <text:s/>Chooi</text:p>
          </table:table-cell>
          <table:table-cell table:number-columns-repeated="2"/>
        </table:table-row>
        <table:table-row table:style-name="ro2">
          <table:table-cell office:value-type="string">
            <text:p>Lai-King House</text:p>
          </table:table-cell>
          <table:table-cell office:value-type="string">
            <text:p>Mr Wai Chi Cheng &amp; Mrs Sui Lai Tse</text:p>
          </table:table-cell>
          <table:table-cell office:value-type="string">
            <text:p>(01553)772029</text:p>
          </table:table-cell>
          <table:table-cell/>
        </table:table-row>
        <table:table-row table:style-name="ro2">
          <table:table-cell office:value-type="string">
            <text:p>Heacham Bakery</text:p>
          </table:table-cell>
          <table:table-cell office:value-type="string">
            <text:p>B. Howell</text:p>
          </table:table-cell>
          <table:table-cell office:value-type="string">
            <text:p>(01485)571774</text:p>
          </table:table-cell>
          <table:table-cell/>
        </table:table-row>
        <table:table-row table:style-name="ro2">
          <table:table-cell office:value-type="string">
            <text:p>The Fox &amp; Hounds Public House</text:p>
          </table:table-cell>
          <table:table-cell office:value-type="string">
            <text:p>Mr. M. Bristow</text:p>
          </table:table-cell>
          <table:table-cell office:value-type="string">
            <text:p>(01485)57034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ensitised Coatings Ltd</text:p>
          </table:table-cell>
          <table:table-cell office:value-type="string">
            <text:p>David Eatwell</text:p>
          </table:table-cell>
          <table:table-cell office:value-type="string">
            <text:p>(01553)764863</text:p>
          </table:table-cell>
          <table:table-cell/>
        </table:table-row>
        <table:table-row table:style-name="ro2">
          <table:table-cell office:value-type="string">
            <text:p>Unisate Ltd T/As Essex Shoe Repairs Ltd</text:p>
          </table:table-cell>
          <table:table-cell table:number-columns-repeated="3"/>
        </table:table-row>
        <table:table-row table:style-name="ro2">
          <table:table-cell office:value-type="string">
            <text:p>The Salvation Army</text:p>
          </table:table-cell>
          <table:table-cell/>
          <table:table-cell office:value-type="string">
            <text:p>(01553)774163</text:p>
          </table:table-cell>
          <table:table-cell/>
        </table:table-row>
        <table:table-row table:style-name="ro2">
          <table:table-cell office:value-type="string">
            <text:p>South Wootton Take-away</text:p>
          </table:table-cell>
          <table:table-cell office:value-type="string">
            <text:p>David Lee</text:p>
          </table:table-cell>
          <table:table-cell office:value-type="string">
            <text:p>(01553)674684</text:p>
          </table:table-cell>
          <table:table-cell/>
        </table:table-row>
        <table:table-row table:style-name="ro2">
          <table:table-cell office:value-type="string">
            <text:p>One-Six-One Residential Care Home</text:p>
          </table:table-cell>
          <table:table-cell office:value-type="string">
            <text:p>Ken &amp; Jane Orford</text:p>
          </table:table-cell>
          <table:table-cell office:value-type="string">
            <text:p>(01553)676004</text:p>
          </table:table-cell>
          <table:table-cell/>
        </table:table-row>
        <table:table-row table:style-name="ro2">
          <table:table-cell office:value-type="string">
            <text:p>Burnham Overy Boathouse Ltd</text:p>
          </table:table-cell>
          <table:table-cell office:value-type="string">
            <text:p>Mrs. Carol Coutanche</text:p>
          </table:table-cell>
          <table:table-cell office:value-type="string">
            <text:p>(01328)738348</text:p>
          </table:table-cell>
          <table:table-cell/>
        </table:table-row>
        <table:table-row table:style-name="ro2">
          <table:table-cell office:value-type="string">
            <text:p>Pentney House Gifts</text:p>
          </table:table-cell>
          <table:table-cell office:value-type="string">
            <text:p>Gloria Hurn</text:p>
          </table:table-cell>
          <table:table-cell office:value-type="string">
            <text:p>(01328)738267</text:p>
          </table:table-cell>
          <table:table-cell/>
        </table:table-row>
        <table:table-row table:style-name="ro2">
          <table:table-cell office:value-type="string">
            <text:p>Bridgets Flowers</text:p>
          </table:table-cell>
          <table:table-cell office:value-type="string">
            <text:p>Bridget Nurse</text:p>
          </table:table-cell>
          <table:table-cell office:value-type="string">
            <text:p>(01553)771089</text:p>
          </table:table-cell>
          <table:table-cell/>
        </table:table-row>
        <table:table-row table:style-name="ro2">
          <table:table-cell office:value-type="string">
            <text:p>Norfolk County Council</text:p>
          </table:table-cell>
          <table:table-cell office:value-type="string">
            <text:p>David Williams</text:p>
          </table:table-cell>
          <table:table-cell office:value-type="string">
            <text:p>(01603)222717</text:p>
          </table:table-cell>
          <table:table-cell/>
        </table:table-row>
        <table:table-row table:style-name="ro2">
          <table:table-cell office:value-type="string">
            <text:p>Anchorage Barn Veterinary Clinic</text:p>
          </table:table-cell>
          <table:table-cell office:value-type="string">
            <text:p>Marcel Florax M.R.C.V.S.</text:p>
          </table:table-cell>
          <table:table-cell office:value-type="string">
            <text:p>(01485)528221</text:p>
          </table:table-cell>
          <table:table-cell/>
        </table:table-row>
        <table:table-row table:style-name="ro2">
          <table:table-cell office:value-type="string">
            <text:p>Chilli Masters</text:p>
          </table:table-cell>
          <table:table-cell/>
          <table:table-cell office:value-type="string">
            <text:p>(01553)765755</text:p>
          </table:table-cell>
          <table:table-cell/>
        </table:table-row>
        <table:table-row table:style-name="ro2">
          <table:table-cell office:value-type="string">
            <text:p>Mr. C. Napolitano</text:p>
          </table:table-cell>
          <table:table-cell/>
          <table:table-cell office:value-type="string">
            <text:p>(01553)773040</text:p>
          </table:table-cell>
          <table:table-cell/>
        </table:table-row>
        <table:table-row table:style-name="ro2">
          <table:table-cell office:value-type="string">
            <text:p>R.A.O.B. Club</text:p>
          </table:table-cell>
          <table:table-cell/>
          <table:table-cell office:value-type="string">
            <text:p>(01553)762725</text:p>
          </table:table-cell>
          <table:table-cell/>
        </table:table-row>
        <table:table-row table:style-name="ro2">
          <table:table-cell office:value-type="string">
            <text:p>Mr. A. A. Schumann</text:p>
          </table:table-cell>
          <table:table-cell/>
          <table:table-cell office:value-type="string">
            <text:p>(01553)762285</text:p>
          </table:table-cell>
          <table:table-cell/>
        </table:table-row>
        <table:table-row table:style-name="ro2">
          <table:table-cell office:value-type="string">
            <text:p>NCH</text:p>
          </table:table-cell>
          <table:table-cell/>
          <table:table-cell office:value-type="string">
            <text:p>(01553)761267</text:p>
          </table:table-cell>
          <table:table-cell/>
        </table:table-row>
        <table:table-row table:style-name="ro2">
          <table:table-cell office:value-type="string">
            <text:p>Hunstanton &amp; District Water Sports Club</text:p>
          </table:table-cell>
          <table:table-cell office:value-type="string">
            <text:p>J Wiles</text:p>
          </table:table-cell>
          <table:table-cell office:value-type="string">
            <text:p>(01733)707100</text:p>
          </table:table-cell>
          <table:table-cell/>
        </table:table-row>
        <table:table-row table:style-name="ro2">
          <table:table-cell office:value-type="string">
            <text:p>West Norfolk Professional Development Centre</text:p>
          </table:table-cell>
          <table:table-cell/>
          <table:table-cell office:value-type="string">
            <text:p>(01553)76687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rs. D. R. Ray</text:p>
          </table:table-cell>
          <table:table-cell/>
          <table:table-cell office:value-type="string">
            <text:p>(01778)34364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Anglers Corner</text:p>
          </table:table-cell>
          <table:table-cell/>
          <table:table-cell office:value-type="string">
            <text:p>(01553)775852</text:p>
          </table:table-cell>
          <table:table-cell/>
        </table:table-row>
        <table:table-row table:style-name="ro2">
          <table:table-cell office:value-type="string">
            <text:p>King's Lynn Nursery School</text:p>
          </table:table-cell>
          <table:table-cell office:value-type="string">
            <text:p>Pauline Bradshaw</text:p>
          </table:table-cell>
          <table:table-cell office:value-type="string">
            <text:p>(01553)7602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Cats Whiskers Boarding Cattery</text:p>
          </table:table-cell>
          <table:table-cell office:value-type="string">
            <text:p>Mr R Fairbanks</text:p>
          </table:table-cell>
          <table:table-cell office:value-type="string">
            <text:p>(01366)337493</text:p>
          </table:table-cell>
          <table:table-cell/>
        </table:table-row>
        <table:table-row table:style-name="ro2">
          <table:table-cell office:value-type="string">
            <text:p>Gayton C.of E. V. C. <text:s/>School</text:p>
          </table:table-cell>
          <table:table-cell/>
          <table:table-cell office:value-type="string">
            <text:p>(01553)63626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rs. J. Nash</text:p>
          </table:table-cell>
          <table:table-cell/>
          <table:table-cell office:value-type="string">
            <text:p>(01553)762234</text:p>
          </table:table-cell>
          <table:table-cell/>
        </table:table-row>
        <table:table-row table:style-name="ro2">
          <table:table-cell office:value-type="string">
            <text:p>Jolly Farmers Public House</text:p>
          </table:table-cell>
          <table:table-cell office:value-type="string">
            <text:p>Heather Allen</text:p>
          </table:table-cell>
          <table:table-cell office:value-type="string">
            <text:p>(01328)738185</text:p>
          </table:table-cell>
          <table:table-cell/>
        </table:table-row>
        <table:table-row table:style-name="ro2">
          <table:table-cell office:value-type="string">
            <text:p>North Wootton Community School</text:p>
          </table:table-cell>
          <table:table-cell/>
          <table:table-cell office:value-type="string">
            <text:p>(01553)672385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Top Grill</text:p>
          </table:table-cell>
          <table:table-cell office:value-type="string">
            <text:p>Nasir Sekercioglu &amp; Emin Lika</text:p>
          </table:table-cell>
          <table:table-cell office:value-type="string">
            <text:p>(01553)692286</text:p>
          </table:table-cell>
          <table:table-cell/>
        </table:table-row>
        <table:table-row table:style-name="ro2">
          <table:table-cell office:value-type="string">
            <text:p>Sunnyside Veterinary Clinic</text:p>
          </table:table-cell>
          <table:table-cell office:value-type="string">
            <text:p>Mr. J. Kirkland MRCVS</text:p>
          </table:table-cell>
          <table:table-cell office:value-type="string">
            <text:p>(01485)600022</text:p>
          </table:table-cell>
          <table:table-cell/>
        </table:table-row>
        <table:table-row table:style-name="ro2">
          <table:table-cell office:value-type="string">
            <text:p>Rudham &amp; District Village Hall</text:p>
          </table:table-cell>
          <table:table-cell/>
          <table:table-cell office:value-type="string">
            <text:p>(01485)528356</text:p>
          </table:table-cell>
          <table:table-cell office:value-type="string">
            <text:p>(01485) 528356</text:p>
          </table:table-cell>
        </table:table-row>
        <table:table-row table:style-name="ro2">
          <table:table-cell office:value-type="string">
            <text:p>Beaupre Community Primary School</text:p>
          </table:table-cell>
          <table:table-cell/>
          <table:table-cell office:value-type="string">
            <text:p>(01945)77243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hoenix Montessori Nursery (West Norfolk) Ltd</text:p>
          </table:table-cell>
          <table:table-cell office:value-type="string">
            <text:p>Mrs. C. Harris</text:p>
          </table:table-cell>
          <table:table-cell office:value-type="string">
            <text:p>(01553)82981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Grimston Church Hill County First School</text:p>
          </table:table-cell>
          <table:table-cell/>
          <table:table-cell office:value-type="string">
            <text:p>(01485)60034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arham Chinese Takeaway Ltd</text:p>
          </table:table-cell>
          <table:table-cell office:value-type="string">
            <text:p>Guan Chao Chen</text:p>
          </table:table-cell>
          <table:table-cell office:value-type="string">
            <text:p>(01760)337461</text:p>
          </table:table-cell>
          <table:table-cell/>
        </table:table-row>
        <table:table-row table:style-name="ro2">
          <table:table-cell office:value-type="string">
            <text:p>Mr P Mallam t/as TRS Catering</text:p>
          </table:table-cell>
          <table:table-cell/>
          <table:table-cell office:value-type="string">
            <text:p>(07860)313707</text:p>
          </table:table-cell>
          <table:table-cell/>
        </table:table-row>
        <table:table-row table:style-name="ro2">
          <table:table-cell office:value-type="string">
            <text:p>Little Acorns Day Nursery</text:p>
          </table:table-cell>
          <table:table-cell office:value-type="string">
            <text:p>Mrs. Carrie Maris</text:p>
          </table:table-cell>
          <table:table-cell office:value-type="string">
            <text:p>(01945)780015</text:p>
          </table:table-cell>
          <table:table-cell/>
        </table:table-row>
        <table:table-row table:style-name="ro2">
          <table:table-cell office:value-type="string">
            <text:p>Abbotts Estate Agents</text:p>
          </table:table-cell>
          <table:table-cell/>
          <table:table-cell office:value-type="string">
            <text:p>(01485)533148</text:p>
          </table:table-cell>
          <table:table-cell/>
        </table:table-row>
        <table:table-row table:style-name="ro2">
          <table:table-cell office:value-type="string">
            <text:p>Runcton Holme C.E.V.A. Primary School</text:p>
          </table:table-cell>
          <table:table-cell/>
          <table:table-cell office:value-type="string">
            <text:p>(01553)81039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Youngsters World Toy Shop</text:p>
          </table:table-cell>
          <table:table-cell office:value-type="string">
            <text:p>John Harrison</text:p>
          </table:table-cell>
          <table:table-cell office:value-type="string">
            <text:p>(01553)766576</text:p>
          </table:table-cell>
          <table:table-cell/>
        </table:table-row>
        <table:table-row table:style-name="ro2">
          <table:table-cell office:value-type="string">
            <text:p>Millfleet Off Licence</text:p>
          </table:table-cell>
          <table:table-cell office:value-type="string">
            <text:p>Mr. Sukru Uzun</text:p>
          </table:table-cell>
          <table:table-cell table:number-columns-repeated="2"/>
        </table:table-row>
        <table:table-row table:style-name="ro2">
          <table:table-cell office:value-type="string">
            <text:p>Walpole Cross Keys Primary School</text:p>
          </table:table-cell>
          <table:table-cell/>
          <table:table-cell office:value-type="string">
            <text:p>(01553)82868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 Karlsson Dental Practice</text:p>
          </table:table-cell>
          <table:table-cell/>
          <table:table-cell office:value-type="string">
            <text:p>(01553)767790</text:p>
          </table:table-cell>
          <table:table-cell/>
        </table:table-row>
        <table:table-row table:style-name="ro2">
          <table:table-cell office:value-type="string">
            <text:p>Mr. Snippers &amp; Sizzers Hair Design</text:p>
          </table:table-cell>
          <table:table-cell office:value-type="string">
            <text:p>Mr C King</text:p>
          </table:table-cell>
          <table:table-cell office:value-type="string">
            <text:p>(01553)773732</text:p>
          </table:table-cell>
          <table:table-cell/>
        </table:table-row>
        <table:table-row table:style-name="ro2">
          <table:table-cell office:value-type="string">
            <text:p>Wootton Fish Bar</text:p>
          </table:table-cell>
          <table:table-cell office:value-type="string">
            <text:p>Mr Christopher Hobbs</text:p>
          </table:table-cell>
          <table:table-cell office:value-type="string">
            <text:p>(01553)675747</text:p>
          </table:table-cell>
          <table:table-cell/>
        </table:table-row>
        <table:table-row table:style-name="ro2">
          <table:table-cell office:value-type="string">
            <text:p>Crown &amp; Anchor Public House</text:p>
          </table:table-cell>
          <table:table-cell office:value-type="string">
            <text:p>Mr P Dale</text:p>
          </table:table-cell>
          <table:table-cell office:value-type="string">
            <text:p>(01553)617340</text:p>
          </table:table-cell>
          <table:table-cell/>
        </table:table-row>
        <table:table-row table:style-name="ro2">
          <table:table-cell office:value-type="string">
            <text:p>Mr P Joyce</text:p>
          </table:table-cell>
          <table:table-cell/>
          <table:table-cell office:value-type="string">
            <text:p>(01485)60026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eridian East</text:p>
          </table:table-cell>
          <table:table-cell/>
          <table:table-cell office:value-type="string">
            <text:p>(01603)750165</text:p>
          </table:table-cell>
          <table:table-cell/>
        </table:table-row>
        <table:table-row table:style-name="ro2">
          <table:table-cell office:value-type="string">
            <text:p>Dr. S M Ahmed</text:p>
          </table:table-cell>
          <table:table-cell/>
          <table:table-cell office:value-type="string">
            <text:p>(01553)77206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Ian Mason Contractors</text:p>
          </table:table-cell>
          <table:table-cell/>
          <table:table-cell office:value-type="string">
            <text:p>(01485)600496</text:p>
          </table:table-cell>
          <table:table-cell/>
        </table:table-row>
        <table:table-row table:style-name="ro2">
          <table:table-cell office:value-type="string">
            <text:p>Natural England</text:p>
          </table:table-cell>
          <table:table-cell/>
          <table:table-cell office:value-type="string">
            <text:p>(01485)543044</text:p>
          </table:table-cell>
          <table:table-cell/>
        </table:table-row>
        <table:table-row table:style-name="ro2">
          <table:table-cell office:value-type="string">
            <text:p>Heacham Club Ltd</text:p>
          </table:table-cell>
          <table:table-cell office:value-type="string">
            <text:p>D. Close - Administrator</text:p>
          </table:table-cell>
          <table:table-cell office:value-type="string">
            <text:p>(01485)57077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t Edmunds Church</text:p>
          </table:table-cell>
          <table:table-cell/>
          <table:table-cell office:value-type="string">
            <text:p>(01366)382942</text:p>
          </table:table-cell>
          <table:table-cell/>
        </table:table-row>
        <table:table-row table:style-name="ro2">
          <table:table-cell office:value-type="string">
            <text:p>Beaupre Under 5's Centre</text:p>
          </table:table-cell>
          <table:table-cell office:value-type="string">
            <text:p>Kim Eggett</text:p>
          </table:table-cell>
          <table:table-cell office:value-type="string">
            <text:p>(01945)773004</text:p>
          </table:table-cell>
          <table:table-cell/>
        </table:table-row>
        <table:table-row table:style-name="ro2">
          <table:table-cell office:value-type="string">
            <text:p>Mr. M. P. Wolfe</text:p>
          </table:table-cell>
          <table:table-cell table:number-columns-repeated="2"/>
          <table:table-cell office:value-type="string">
            <text:p>(01553)772912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rierville Caravan Site</text:p>
          </table:table-cell>
          <table:table-cell office:value-type="string">
            <text:p>E. C. Fenn</text:p>
          </table:table-cell>
          <table:table-cell table:number-columns-repeated="2"/>
        </table:table-row>
        <table:table-row table:style-name="ro2">
          <table:table-cell office:value-type="string">
            <text:p>West Lynn C. P. School</text:p>
          </table:table-cell>
          <table:table-cell/>
          <table:table-cell office:value-type="string">
            <text:p>(01553)77233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Fridham Rest Home</text:p>
          </table:table-cell>
          <table:table-cell office:value-type="string">
            <text:p>Mrs. H. Moore &amp; Mrs. A. Bailey</text:p>
          </table:table-cell>
          <table:table-cell office:value-type="string">
            <text:p>(01485)571455</text:p>
          </table:table-cell>
          <table:table-cell/>
        </table:table-row>
        <table:table-row table:style-name="ro2">
          <table:table-cell office:value-type="string">
            <text:p>William Marshall C.of E.Primary School</text:p>
          </table:table-cell>
          <table:table-cell/>
          <table:table-cell office:value-type="string">
            <text:p>(01354)610212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William Burt Centre</text:p>
          </table:table-cell>
          <table:table-cell/>
          <table:table-cell office:value-type="string">
            <text:p>(01553)842217</text:p>
          </table:table-cell>
          <table:table-cell office:value-type="string">
            <text:p>(OI553)841542</text:p>
          </table:table-cell>
        </table:table-row>
        <table:table-row table:style-name="ro2">
          <table:table-cell office:value-type="string">
            <text:p>The Woottons Surgery</text:p>
          </table:table-cell>
          <table:table-cell office:value-type="string">
            <text:p>Drs Edris &amp; Hopkin</text:p>
          </table:table-cell>
          <table:table-cell office:value-type="string">
            <text:p>(01553)631550</text:p>
          </table:table-cell>
          <table:table-cell/>
        </table:table-row>
        <table:table-row table:style-name="ro2">
          <table:table-cell office:value-type="string">
            <text:p>Anna Park Ltd.</text:p>
          </table:table-cell>
          <table:table-cell/>
          <table:table-cell office:value-type="string">
            <text:p>(01328)730325</text:p>
          </table:table-cell>
          <table:table-cell/>
        </table:table-row>
        <table:table-row table:style-name="ro2">
          <table:table-cell office:value-type="string">
            <text:p>Prompt Response Ltd</text:p>
          </table:table-cell>
          <table:table-cell/>
          <table:table-cell office:value-type="string">
            <text:p>(01485)518717</text:p>
          </table:table-cell>
          <table:table-cell/>
        </table:table-row>
        <table:table-row table:style-name="ro2">
          <table:table-cell office:value-type="string">
            <text:p>Gaywood Community Primary School</text:p>
          </table:table-cell>
          <table:table-cell/>
          <table:table-cell office:value-type="string">
            <text:p>(01553)774147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<text:s/>P. J. Kew Butchers</text:p>
          </table:table-cell>
          <table:table-cell office:value-type="string">
            <text:p>Mr R Cross</text:p>
          </table:table-cell>
          <table:table-cell office:value-type="string">
            <text:p>(01485)528236</text:p>
          </table:table-cell>
          <table:table-cell/>
        </table:table-row>
        <table:table-row table:style-name="ro2">
          <table:table-cell office:value-type="string">
            <text:p>Nelson Business Centre Ltd</text:p>
          </table:table-cell>
          <table:table-cell office:value-type="string">
            <text:p>Mr Clive Roffe</text:p>
          </table:table-cell>
          <table:table-cell office:value-type="string">
            <text:p>(01493)700205</text:p>
          </table:table-cell>
          <table:table-cell/>
        </table:table-row>
        <table:table-row table:style-name="ro2">
          <table:table-cell office:value-type="string">
            <text:p>Utility Savings Corporation Ltd</text:p>
          </table:table-cell>
          <table:table-cell/>
          <table:table-cell office:value-type="string">
            <text:p>(08707)5083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Feltwell Lodge Residential Home</text:p>
          </table:table-cell>
          <table:table-cell office:value-type="string">
            <text:p>Mr P &amp; Mrs S Hanley</text:p>
          </table:table-cell>
          <table:table-cell office:value-type="string">
            <text:p>(01366)72736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C. E. Grimes Butchers</text:p>
          </table:table-cell>
          <table:table-cell/>
          <table:table-cell office:value-type="string">
            <text:p>(01553)636244</text:p>
          </table:table-cell>
          <table:table-cell/>
        </table:table-row>
        <table:table-row table:style-name="ro2">
          <table:table-cell office:value-type="string">
            <text:p>Law Company (Frozen Foods) Ltd</text:p>
          </table:table-cell>
          <table:table-cell office:value-type="string">
            <text:p>Mr K &amp; Mrs C L Law</text:p>
          </table:table-cell>
          <table:table-cell office:value-type="string">
            <text:p>(01553)773507</text:p>
          </table:table-cell>
          <table:table-cell/>
        </table:table-row>
        <table:table-row table:style-name="ro2">
          <table:table-cell office:value-type="string">
            <text:p>Scent with Love Floristry Designs</text:p>
          </table:table-cell>
          <table:table-cell office:value-type="string">
            <text:p>Mr N Cole</text:p>
          </table:table-cell>
          <table:table-cell office:value-type="string">
            <text:p>(01485)535568</text:p>
          </table:table-cell>
          <table:table-cell/>
        </table:table-row>
        <table:table-row table:style-name="ro2">
          <table:table-cell office:value-type="string">
            <text:p>The Seventy One Club</text:p>
          </table:table-cell>
          <table:table-cell table:number-columns-repeated="3"/>
        </table:table-row>
        <table:table-row table:style-name="ro2">
          <table:table-cell office:value-type="string">
            <text:p>Tasin Ltd</text:p>
          </table:table-cell>
          <table:table-cell office:value-type="string">
            <text:p>Mr Ali Tasin &amp; Mr Mustafa Tasin</text:p>
          </table:table-cell>
          <table:table-cell office:value-type="string">
            <text:p>(01553)773033</text:p>
          </table:table-cell>
          <table:table-cell/>
        </table:table-row>
        <table:table-row table:style-name="ro2">
          <table:table-cell office:value-type="string">
            <text:p>Leziate, Ashwicken &amp; Bawsey Village Hall</text:p>
          </table:table-cell>
          <table:table-cell/>
          <table:table-cell office:value-type="string">
            <text:p>(01553)630203</text:p>
          </table:table-cell>
          <table:table-cell office:value-type="string">
            <text:p>(01485) 600919</text:p>
          </table:table-cell>
        </table:table-row>
        <table:table-row table:style-name="ro2">
          <table:table-cell office:value-type="string">
            <text:p>Shoreside (Hunstanton) Ltd</text:p>
          </table:table-cell>
          <table:table-cell office:value-type="string">
            <text:p>Mr. Bassett/ R. Buck</text:p>
          </table:table-cell>
          <table:table-cell office:value-type="string">
            <text:p>(01485)533747</text:p>
          </table:table-cell>
          <table:table-cell/>
        </table:table-row>
        <table:table-row table:style-name="ro2">
          <table:table-cell office:value-type="string">
            <text:p>Le Strange Old Barns</text:p>
          </table:table-cell>
          <table:table-cell office:value-type="string">
            <text:p>Miss A Maloney</text:p>
          </table:table-cell>
          <table:table-cell office:value-type="string">
            <text:p>(01485)533402</text:p>
          </table:table-cell>
          <table:table-cell/>
        </table:table-row>
        <table:table-row table:style-name="ro2">
          <table:table-cell office:value-type="string">
            <text:p>North Lynn Discovery Ltd</text:p>
          </table:table-cell>
          <table:table-cell/>
          <table:table-cell office:value-type="string">
            <text:p>(01553)772283</text:p>
          </table:table-cell>
          <table:table-cell/>
        </table:table-row>
        <table:table-row table:style-name="ro2">
          <table:table-cell office:value-type="string">
            <text:p>School House Dental Laboratory</text:p>
          </table:table-cell>
          <table:table-cell office:value-type="string">
            <text:p>Mr P Johnson</text:p>
          </table:table-cell>
          <table:table-cell office:value-type="string">
            <text:p>(01553)762405</text:p>
          </table:table-cell>
          <table:table-cell/>
        </table:table-row>
        <table:table-row table:style-name="ro2">
          <table:table-cell office:value-type="string">
            <text:p>Norfolk Primary Care Trust</text:p>
          </table:table-cell>
          <table:table-cell/>
          <table:table-cell office:value-type="string">
            <text:p>(01553)769264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King's Lynn Conservancy Board</text:p>
          </table:table-cell>
          <table:table-cell office:value-type="string">
            <text:p>Paul Bailey</text:p>
          </table:table-cell>
          <table:table-cell office:value-type="string">
            <text:p>(01553)773411</text:p>
          </table:table-cell>
          <table:table-cell/>
        </table:table-row>
        <table:table-row table:style-name="ro2">
          <table:table-cell office:value-type="string">
            <text:p>R. E. Gore Mobile Services</text:p>
          </table:table-cell>
          <table:table-cell/>
          <table:table-cell office:value-type="string">
            <text:p>(01485)600289</text:p>
          </table:table-cell>
          <table:table-cell/>
        </table:table-row>
        <table:table-row table:style-name="ro2">
          <table:table-cell office:value-type="string">
            <text:p>Heacham Group Practice</text:p>
          </table:table-cell>
          <table:table-cell/>
          <table:table-cell office:value-type="string">
            <text:p>(01485)572769</text:p>
          </table:table-cell>
          <table:table-cell office:value-type="string">
            <text:p>(01485)541206</text:p>
          </table:table-cell>
        </table:table-row>
        <table:table-row table:style-name="ro2">
          <table:table-cell office:value-type="string">
            <text:p>Ermine Care Ltd</text:p>
          </table:table-cell>
          <table:table-cell table:number-columns-repeated="2"/>
          <table:table-cell office:value-type="string">
            <text:p>(01945)430519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alletts Solicitors</text:p>
          </table:table-cell>
          <table:table-cell/>
          <table:table-cell office:value-type="string">
            <text:p>(01553)777744</text:p>
          </table:table-cell>
          <table:table-cell/>
        </table:table-row>
        <table:table-row table:style-name="ro2">
          <table:table-cell office:value-type="string">
            <text:p>Hairtech (Wholesale)</text:p>
          </table:table-cell>
          <table:table-cell office:value-type="string">
            <text:p>Mr D Harvey</text:p>
          </table:table-cell>
          <table:table-cell office:value-type="string">
            <text:p>(01553)764818</text:p>
          </table:table-cell>
          <table:table-cell/>
        </table:table-row>
        <table:table-row table:style-name="ro2">
          <table:table-cell office:value-type="string">
            <text:p>Tennyson Avenue Stores Ltd</text:p>
          </table:table-cell>
          <table:table-cell office:value-type="string">
            <text:p>Mr M Uddin</text:p>
          </table:table-cell>
          <table:table-cell office:value-type="string">
            <text:p>(01553)772136</text:p>
          </table:table-cell>
          <table:table-cell/>
        </table:table-row>
        <table:table-row table:style-name="ro2">
          <table:table-cell office:value-type="string">
            <text:p>Mr R Gooderson</text:p>
          </table:table-cell>
          <table:table-cell/>
          <table:table-cell office:value-type="string">
            <text:p>(01945)772481</text:p>
          </table:table-cell>
          <table:table-cell/>
        </table:table-row>
        <table:table-row table:style-name="ro2">
          <table:table-cell office:value-type="string">
            <text:p>Drs. Nisbet, Hughes &amp; Sagar</text:p>
          </table:table-cell>
          <table:table-cell/>
          <table:table-cell office:value-type="string">
            <text:p>(01842)8284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Emneth Angling</text:p>
          </table:table-cell>
          <table:table-cell office:value-type="string">
            <text:p>Mr M J Asker</text:p>
          </table:table-cell>
          <table:table-cell office:value-type="string">
            <text:p>(01945)589920</text:p>
          </table:table-cell>
          <table:table-cell/>
        </table:table-row>
        <table:table-row table:style-name="ro2">
          <table:table-cell office:value-type="string">
            <text:p>Mrs E Packer</text:p>
          </table:table-cell>
          <table:table-cell/>
          <table:table-cell office:value-type="string">
            <text:p>(01485)600330</text:p>
          </table:table-cell>
          <table:table-cell/>
        </table:table-row>
        <table:table-row table:style-name="ro2">
          <table:table-cell office:value-type="string">
            <text:p>Mr A Tursucu</text:p>
          </table:table-cell>
          <table:table-cell/>
          <table:table-cell office:value-type="string">
            <text:p>(01945)773434</text:p>
          </table:table-cell>
          <table:table-cell/>
        </table:table-row>
        <table:table-row table:style-name="ro2">
          <table:table-cell office:value-type="string">
            <text:p>Alderman Jackson School</text:p>
          </table:table-cell>
          <table:table-cell office:value-type="string">
            <text:p>Mrs Debby McCarthy (Headteacher)</text:p>
          </table:table-cell>
          <table:table-cell office:value-type="string">
            <text:p>(01553)67277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r &amp; Mrs M J Dennis</text:p>
          </table:table-cell>
          <table:table-cell/>
          <table:table-cell office:value-type="string">
            <text:p>(01953)86099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J D <text:s/>Wetherspoon PLC</text:p>
          </table:table-cell>
          <table:table-cell table:number-columns-repeated="2"/>
          <table:table-cell office:value-type="string">
            <text:p>(01553)668000</text:p>
          </table:table-cell>
        </table:table-row>
        <table:table-row table:style-name="ro2">
          <table:table-cell office:value-type="string">
            <text:p>Pisces Country Club</text:p>
          </table:table-cell>
          <table:table-cell office:value-type="string">
            <text:p>Mr J M Jones</text:p>
          </table:table-cell>
          <table:table-cell office:value-type="string">
            <text:p>(01354)610257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Snettisham Beach Park</text:p>
          </table:table-cell>
          <table:table-cell office:value-type="string">
            <text:p>Mrs Sandie Hempsall</text:p>
          </table:table-cell>
          <table:table-cell office:value-type="string">
            <text:p>(01485)543763</text:p>
          </table:table-cell>
          <table:table-cell/>
        </table:table-row>
        <table:table-row table:style-name="ro2">
          <table:table-cell office:value-type="string">
            <text:p>Gail's Chippy Ltd</text:p>
          </table:table-cell>
          <table:table-cell office:value-type="string">
            <text:p>Mrs G Wrigg</text:p>
          </table:table-cell>
          <table:table-cell office:value-type="string">
            <text:p>(01945)584916</text:p>
          </table:table-cell>
          <table:table-cell/>
        </table:table-row>
        <table:table-row table:style-name="ro2">
          <table:table-cell office:value-type="string">
            <text:p>S Dass &amp; Sons (Fashion Group)</text:p>
          </table:table-cell>
          <table:table-cell/>
          <table:table-cell office:value-type="string">
            <text:p>(01945)584989</text:p>
          </table:table-cell>
          <table:table-cell/>
        </table:table-row>
        <table:table-row table:style-name="ro2">
          <table:table-cell office:value-type="string">
            <text:p>Double Happiness Chinese Restaurant</text:p>
          </table:table-cell>
          <table:table-cell office:value-type="string">
            <text:p>Mr K C Lim</text:p>
          </table:table-cell>
          <table:table-cell office:value-type="string">
            <text:p>(01553)769400</text:p>
          </table:table-cell>
          <table:table-cell/>
        </table:table-row>
        <table:table-row table:style-name="ro2">
          <table:table-cell office:value-type="string">
            <text:p>Sowerby's Ltd</text:p>
          </table:table-cell>
          <table:table-cell/>
          <table:table-cell office:value-type="string">
            <text:p>(01485)53366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remier Racquets &amp; Fitness Ltd</text:p>
          </table:table-cell>
          <table:table-cell office:value-type="string">
            <text:p>Mr D Gill/Nicole Witton</text:p>
          </table:table-cell>
          <table:table-cell office:value-type="string">
            <text:p>(01485)5719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ue Ryder Care</text:p>
          </table:table-cell>
          <table:table-cell/>
          <table:table-cell office:value-type="string">
            <text:p>(01553)692895</text:p>
          </table:table-cell>
          <table:table-cell/>
        </table:table-row>
        <table:table-row table:style-name="ro2">
          <table:table-cell office:value-type="string">
            <text:p>Capelli</text:p>
          </table:table-cell>
          <table:table-cell office:value-type="string">
            <text:p>Ms T A Eke</text:p>
          </table:table-cell>
          <table:table-cell office:value-type="string">
            <text:p>(07768)921174</text:p>
          </table:table-cell>
          <table:table-cell office:value-type="string">
            <text:p>(01553)692341</text:p>
          </table:table-cell>
        </table:table-row>
        <table:table-row table:style-name="ro2">
          <table:table-cell office:value-type="string">
            <text:p>The Methodist Church</text:p>
          </table:table-cell>
          <table:table-cell office:value-type="string">
            <text:p>Mr Rospopa (01553 767102)</text:p>
          </table:table-cell>
          <table:table-cell table:number-columns-repeated="2"/>
        </table:table-row>
        <table:table-row table:style-name="ro2">
          <table:table-cell office:value-type="string">
            <text:p>Wigram &amp; Ware Ltd</text:p>
          </table:table-cell>
          <table:table-cell/>
          <table:table-cell office:value-type="string">
            <text:p>(01485)544850</text:p>
          </table:table-cell>
          <table:table-cell/>
        </table:table-row>
        <table:table-row table:style-name="ro2">
          <table:table-cell office:value-type="string">
            <text:p>Coopers Mill Ltd</text:p>
          </table:table-cell>
          <table:table-cell office:value-type="string">
            <text:p>Mr B Lord</text:p>
          </table:table-cell>
          <table:table-cell office:value-type="string">
            <text:p>(01945)88002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West Newton Village Hall</text:p>
          </table:table-cell>
          <table:table-cell/>
          <table:table-cell office:value-type="string">
            <text:p>(01485)544995</text:p>
          </table:table-cell>
          <table:table-cell/>
        </table:table-row>
        <table:table-row table:style-name="ro2">
          <table:table-cell office:value-type="string">
            <text:p>Ffolkes Arms Hotel &amp; Country Club</text:p>
          </table:table-cell>
          <table:table-cell office:value-type="string">
            <text:p>Mr &amp; Mrs L C Bates</text:p>
          </table:table-cell>
          <table:table-cell office:value-type="string">
            <text:p>(01485)600210</text:p>
          </table:table-cell>
          <table:table-cell/>
        </table:table-row>
        <table:table-row table:style-name="ro2">
          <table:table-cell office:value-type="string">
            <text:p>C R Rose Ltd</text:p>
          </table:table-cell>
          <table:table-cell office:value-type="string">
            <text:p>Mr C Rose</text:p>
          </table:table-cell>
          <table:table-cell office:value-type="string">
            <text:p>(01485)600281</text:p>
          </table:table-cell>
          <table:table-cell/>
        </table:table-row>
        <table:table-row table:style-name="ro2">
          <table:table-cell office:value-type="string">
            <text:p>Richmond House Hotel</text:p>
          </table:table-cell>
          <table:table-cell office:value-type="string">
            <text:p>Mr D Hallas</text:p>
          </table:table-cell>
          <table:table-cell office:value-type="string">
            <text:p>(01485)532601</text:p>
          </table:table-cell>
          <table:table-cell/>
        </table:table-row>
        <table:table-row table:style-name="ro2">
          <table:table-cell office:value-type="string">
            <text:p>Corkers Restaurants Ltd</text:p>
          </table:table-cell>
          <table:table-cell office:value-type="string">
            <text:p>Simon Alper</text:p>
          </table:table-cell>
          <table:table-cell office:value-type="string">
            <text:p>(01328)738241</text:p>
          </table:table-cell>
          <table:table-cell/>
        </table:table-row>
        <table:table-row table:style-name="ro2">
          <table:table-cell office:value-type="string">
            <text:p>Jade Garden Chinese Takeaway</text:p>
          </table:table-cell>
          <table:table-cell office:value-type="string">
            <text:p>MR Jun Fen Huang</text:p>
          </table:table-cell>
          <table:table-cell office:value-type="string">
            <text:p>(01553)761248</text:p>
          </table:table-cell>
          <table:table-cell/>
        </table:table-row>
        <table:table-row table:style-name="ro2">
          <table:table-cell office:value-type="string">
            <text:p>Agrilynk Ltd</text:p>
          </table:table-cell>
          <table:table-cell/>
          <table:table-cell office:value-type="string">
            <text:p>(01553)764831</text:p>
          </table:table-cell>
          <table:table-cell/>
        </table:table-row>
        <table:table-row table:style-name="ro2">
          <table:table-cell office:value-type="string">
            <text:p>John Bull Confectionery Ltd</text:p>
          </table:table-cell>
          <table:table-cell/>
          <table:table-cell office:value-type="string">
            <text:p>(01262)678525</text:p>
          </table:table-cell>
          <table:table-cell office:value-type="string">
            <text:p>(01485)535146</text:p>
          </table:table-cell>
        </table:table-row>
        <table:table-row table:style-name="ro2">
          <table:table-cell office:value-type="string">
            <text:p>Fenland Express</text:p>
          </table:table-cell>
          <table:table-cell office:value-type="string">
            <text:p>Mr A Archibald</text:p>
          </table:table-cell>
          <table:table-cell office:value-type="string">
            <text:p>(01366)386663</text:p>
          </table:table-cell>
          <table:table-cell/>
        </table:table-row>
        <table:table-row table:style-name="ro2">
          <table:table-cell office:value-type="string">
            <text:p>South Wootton Parish Council</text:p>
          </table:table-cell>
          <table:table-cell/>
          <table:table-cell office:value-type="string">
            <text:p>(01553)671692</text:p>
          </table:table-cell>
          <table:table-cell/>
        </table:table-row>
        <table:table-row table:style-name="ro2">
          <table:table-cell office:value-type="string">
            <text:p>Mrs J Eales t/as Badgers Cattery</text:p>
          </table:table-cell>
          <table:table-cell/>
          <table:table-cell office:value-type="string">
            <text:p>(01945)780691</text:p>
          </table:table-cell>
          <table:table-cell/>
        </table:table-row>
        <table:table-row table:style-name="ro2">
          <table:table-cell office:value-type="string">
            <text:p>Hunstanton Sailing Club</text:p>
          </table:table-cell>
          <table:table-cell table:number-columns-repeated="3"/>
        </table:table-row>
        <table:table-row table:style-name="ro2">
          <table:table-cell office:value-type="string">
            <text:p>Monica Vinader Design Studio</text:p>
          </table:table-cell>
          <table:table-cell/>
          <table:table-cell office:value-type="string">
            <text:p>(01485)512133</text:p>
          </table:table-cell>
          <table:table-cell/>
        </table:table-row>
        <table:table-row table:style-name="ro2">
          <table:table-cell office:value-type="string">
            <text:p>Miss D Johnson</text:p>
          </table:table-cell>
          <table:table-cell/>
          <table:table-cell office:value-type="string">
            <text:p>(01760)337239</text:p>
          </table:table-cell>
          <table:table-cell/>
        </table:table-row>
        <table:table-row table:style-name="ro2">
          <table:table-cell office:value-type="string">
            <text:p>Silk Road Takeaway</text:p>
          </table:table-cell>
          <table:table-cell office:value-type="string">
            <text:p>Miss Yuen Shan Ho</text:p>
          </table:table-cell>
          <table:table-cell office:value-type="string">
            <text:p>(01328)738866</text:p>
          </table:table-cell>
          <table:table-cell/>
        </table:table-row>
        <table:table-row table:style-name="ro2">
          <table:table-cell office:value-type="string">
            <text:p>Mr J Lee</text:p>
          </table:table-cell>
          <table:table-cell/>
          <table:table-cell office:value-type="string">
            <text:p>(01553)774044</text:p>
          </table:table-cell>
          <table:table-cell/>
        </table:table-row>
        <table:table-row table:style-name="ro2">
          <table:table-cell office:value-type="string">
            <text:p>Anglia Co-Operative Funerals</text:p>
          </table:table-cell>
          <table:table-cell/>
          <table:table-cell office:value-type="string">
            <text:p>(01485)534171</text:p>
          </table:table-cell>
          <table:table-cell/>
        </table:table-row>
        <table:table-row table:style-name="ro2">
          <table:table-cell office:value-type="string">
            <text:p>St Matthew Housing</text:p>
          </table:table-cell>
          <table:table-cell table:number-columns-repeated="2"/>
          <table:table-cell office:value-type="string">
            <text:p>(01553)760348</text:p>
          </table:table-cell>
        </table:table-row>
        <table:table-row table:style-name="ro2">
          <table:table-cell office:value-type="string">
            <text:p>Stade Developments Ltd</text:p>
          </table:table-cell>
          <table:table-cell office:value-type="string">
            <text:p>Martin Hopson</text:p>
          </table:table-cell>
          <table:table-cell office:value-type="string">
            <text:p>(01283)500520</text:p>
          </table:table-cell>
          <table:table-cell office:value-type="string">
            <text:p>(01485)53255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Dukes Head Tham's Restaurant &amp; Bar</text:p>
          </table:table-cell>
          <table:table-cell office:value-type="string">
            <text:p>Mr M F Tham</text:p>
          </table:table-cell>
          <table:table-cell office:value-type="string">
            <text:p>(01485)528628</text:p>
          </table:table-cell>
          <table:table-cell/>
        </table:table-row>
        <table:table-row table:style-name="ro2">
          <table:table-cell office:value-type="string">
            <text:p>The Cornish Pasty Co Ltd</text:p>
          </table:table-cell>
          <table:table-cell table:number-columns-repeated="2"/>
          <table:table-cell office:value-type="string">
            <text:p>(01553)764767</text:p>
          </table:table-cell>
        </table:table-row>
        <table:table-row table:style-name="ro2">
          <table:table-cell office:value-type="string">
            <text:p>Mrs C Buckland</text:p>
          </table:table-cell>
          <table:table-cell/>
          <table:table-cell office:value-type="string">
            <text:p>(01553)829702</text:p>
          </table:table-cell>
          <table:table-cell/>
        </table:table-row>
        <table:table-row table:style-name="ro2">
          <table:table-cell office:value-type="string">
            <text:p>P M Russell Butchers</text:p>
          </table:table-cell>
          <table:table-cell/>
          <table:table-cell office:value-type="string">
            <text:p>(01945)773419</text:p>
          </table:table-cell>
          <table:table-cell/>
        </table:table-row>
        <table:table-row table:style-name="ro2">
          <table:table-cell office:value-type="string">
            <text:p>Outwell Parish Council</text:p>
          </table:table-cell>
          <table:table-cell/>
          <table:table-cell office:value-type="string">
            <text:p>(01945)774327</text:p>
          </table:table-cell>
          <table:table-cell/>
        </table:table-row>
        <table:table-row table:style-name="ro2">
          <table:table-cell office:value-type="string">
            <text:p>The Coach &amp; Horses Public House</text:p>
          </table:table-cell>
          <table:table-cell office:value-type="string">
            <text:p>Mrs S Roythorne</text:p>
          </table:table-cell>
          <table:table-cell office:value-type="string">
            <text:p>(01485)540391</text:p>
          </table:table-cell>
          <table:table-cell/>
        </table:table-row>
        <table:table-row table:style-name="ro2">
          <table:table-cell office:value-type="string">
            <text:p>Good Earth Takeaway</text:p>
          </table:table-cell>
          <table:table-cell office:value-type="string">
            <text:p>Michael Wan 07788 712733</text:p>
          </table:table-cell>
          <table:table-cell office:value-type="string">
            <text:p>(01366)501163</text:p>
          </table:table-cell>
          <table:table-cell/>
        </table:table-row>
        <table:table-row table:style-name="ro2">
          <table:table-cell office:value-type="string">
            <text:p>Holt &amp; Company Auctioneers</text:p>
          </table:table-cell>
          <table:table-cell/>
          <table:table-cell office:value-type="string">
            <text:p>(01485)542822</text:p>
          </table:table-cell>
          <table:table-cell/>
        </table:table-row>
        <table:table-row table:style-name="ro2">
          <table:table-cell office:value-type="string">
            <text:p>Gerry's Pizza Takeaway</text:p>
          </table:table-cell>
          <table:table-cell office:value-type="string">
            <text:p>Mr Hop Fung Cheung</text:p>
          </table:table-cell>
          <table:table-cell office:value-type="string">
            <text:p>(01553)770100</text:p>
          </table:table-cell>
          <table:table-cell/>
        </table:table-row>
        <table:table-row table:style-name="ro2">
          <table:table-cell office:value-type="string">
            <text:p>St Martin at Shouldham Primary School</text:p>
          </table:table-cell>
          <table:table-cell/>
          <table:table-cell office:value-type="string">
            <text:p>(01366)347260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C &amp; R Cinema's Ltd</text:p>
          </table:table-cell>
          <table:table-cell/>
          <table:table-cell office:value-type="string">
            <text:p>(01213)535061</text:p>
          </table:table-cell>
          <table:table-cell office:value-type="string">
            <text:p>(01553)774297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Marham Parish Council</text:p>
          </table:table-cell>
          <table:table-cell table:number-columns-repeated="2"/>
          <table:table-cell office:value-type="string">
            <text:p>(01760)338389</text:p>
          </table:table-cell>
        </table:table-row>
        <table:table-row table:style-name="ro2">
          <table:table-cell office:value-type="string">
            <text:p>Feltwell Chinese Takeaway</text:p>
          </table:table-cell>
          <table:table-cell office:value-type="string">
            <text:p>Mr Jian Q Yu</text:p>
          </table:table-cell>
          <table:table-cell office:value-type="string">
            <text:p>(01842)828740</text:p>
          </table:table-cell>
          <table:table-cell/>
        </table:table-row>
        <table:table-row table:style-name="ro2">
          <table:table-cell office:value-type="string">
            <text:p>Mrs R M De Bootman</text:p>
          </table:table-cell>
          <table:table-cell/>
          <table:table-cell office:value-type="string">
            <text:p>(01760)338797</text:p>
          </table:table-cell>
          <table:table-cell/>
        </table:table-row>
        <table:table-row table:style-name="ro2">
          <table:table-cell office:value-type="string">
            <text:p>Anglia Country Inns Ltd</text:p>
          </table:table-cell>
          <table:table-cell office:value-type="string">
            <text:p>Heather Tidd - Manager</text:p>
          </table:table-cell>
          <table:table-cell office:value-type="string">
            <text:p>(01485)210314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Mr <text:s/>N Bailey</text:p>
          </table:table-cell>
          <table:table-cell/>
          <table:table-cell office:value-type="string">
            <text:p>(01553)768923</text:p>
          </table:table-cell>
          <table:table-cell/>
        </table:table-row>
        <table:table-row table:style-name="ro2">
          <table:table-cell office:value-type="string">
            <text:p>The White Hart Stores Public House</text:p>
          </table:table-cell>
          <table:table-cell office:value-type="string">
            <text:p>Mr R George</text:p>
          </table:table-cell>
          <table:table-cell office:value-type="string">
            <text:p>(01553)760034</text:p>
          </table:table-cell>
          <table:table-cell/>
        </table:table-row>
        <table:table-row table:style-name="ro2">
          <table:table-cell office:value-type="string">
            <text:p>Carole Brown Health Centre</text:p>
          </table:table-cell>
          <table:table-cell/>
          <table:table-cell office:value-type="string">
            <text:p>(01553)696811</text:p>
          </table:table-cell>
          <table:table-cell/>
        </table:table-row>
        <table:table-row table:style-name="ro2">
          <table:table-cell office:value-type="string">
            <text:p>Tommy's Body Repairs</text:p>
          </table:table-cell>
          <table:table-cell office:value-type="string">
            <text:p>Mr A Haywood</text:p>
          </table:table-cell>
          <table:table-cell office:value-type="string">
            <text:p>(01553)776996</text:p>
          </table:table-cell>
          <table:table-cell/>
        </table:table-row>
        <table:table-row table:style-name="ro2">
          <table:table-cell office:value-type="string">
            <text:p>M S P <text:s/>Labels &amp; Signs Ltd</text:p>
          </table:table-cell>
          <table:table-cell table:number-columns-repeated="3"/>
        </table:table-row>
        <table:table-row table:style-name="ro2">
          <table:table-cell office:value-type="string">
            <text:p>Knicat Ltd</text:p>
          </table:table-cell>
          <table:table-cell/>
          <table:table-cell office:value-type="string">
            <text:p>(01366)383708</text:p>
          </table:table-cell>
          <table:table-cell/>
        </table:table-row>
        <table:table-row table:style-name="ro2">
          <table:table-cell office:value-type="string">
            <text:p>Porvair plc</text:p>
          </table:table-cell>
          <table:table-cell/>
          <table:table-cell office:value-type="string">
            <text:p>(01553)7655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ilgay Village VC School</text:p>
          </table:table-cell>
          <table:table-cell/>
          <table:table-cell office:value-type="string">
            <text:p>(01366)3876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Amys Restaurant</text:p>
          </table:table-cell>
          <table:table-cell office:value-type="string">
            <text:p>Mr A S Huy</text:p>
          </table:table-cell>
          <table:table-cell office:value-type="string">
            <text:p>(01553)766656</text:p>
          </table:table-cell>
          <table:table-cell/>
        </table:table-row>
        <table:table-row table:style-name="ro2">
          <table:table-cell office:value-type="string">
            <text:p>Castle Acre Stores</text:p>
          </table:table-cell>
          <table:table-cell office:value-type="string">
            <text:p>Mr &amp; Mrs R Singh</text:p>
          </table:table-cell>
          <table:table-cell office:value-type="string">
            <text:p>(01760)75527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Chives Ltd</text:p>
          </table:table-cell>
          <table:table-cell/>
          <table:table-cell office:value-type="string">
            <text:p>(01485)534771</text:p>
          </table:table-cell>
          <table:table-cell/>
        </table:table-row>
        <table:table-row table:style-name="ro2">
          <table:table-cell office:value-type="string">
            <text:p>Mr D G Donger</text:p>
          </table:table-cell>
          <table:table-cell/>
          <table:table-cell office:value-type="string">
            <text:p>(01553)679067</text:p>
          </table:table-cell>
          <table:table-cell/>
        </table:table-row>
        <table:table-row table:style-name="ro2">
          <table:table-cell office:value-type="string">
            <text:p>Bakers Oven</text:p>
          </table:table-cell>
          <table:table-cell/>
          <table:table-cell office:value-type="string">
            <text:p>(01159)703883</text:p>
          </table:table-cell>
          <table:table-cell/>
        </table:table-row>
        <table:table-row table:style-name="ro2">
          <table:table-cell office:value-type="string">
            <text:p>B H I P Ltd</text:p>
          </table:table-cell>
          <table:table-cell/>
          <table:table-cell office:value-type="string">
            <text:p>(08450)90019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Cloverleaf Cattery</text:p>
          </table:table-cell>
          <table:table-cell office:value-type="string">
            <text:p>Miss S Dickinson &amp; Mrs D Dickinson</text:p>
          </table:table-cell>
          <table:table-cell office:value-type="string">
            <text:p>(01553)773228</text:p>
          </table:table-cell>
          <table:table-cell/>
        </table:table-row>
        <table:table-row table:style-name="ro2">
          <table:table-cell office:value-type="string">
            <text:p>Outwell Post Office &amp; Stores</text:p>
          </table:table-cell>
          <table:table-cell office:value-type="string">
            <text:p>Mr M Lindsay</text:p>
          </table:table-cell>
          <table:table-cell office:value-type="string">
            <text:p>(01945)772211</text:p>
          </table:table-cell>
          <table:table-cell/>
        </table:table-row>
        <table:table-row table:style-name="ro2">
          <table:table-cell office:value-type="string">
            <text:p>Hunstanton Golf Club</text:p>
          </table:table-cell>
          <table:table-cell/>
          <table:table-cell office:value-type="string">
            <text:p>(01485)532811</text:p>
          </table:table-cell>
          <table:table-cell/>
        </table:table-row>
        <table:table-row table:style-name="ro2">
          <table:table-cell office:value-type="string">
            <text:p>Downham Country Garden Smartintore Ltd</text:p>
          </table:table-cell>
          <table:table-cell office:value-type="string">
            <text:p>Karen Willett</text:p>
          </table:table-cell>
          <table:table-cell office:value-type="string">
            <text:p>(01366)38119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King's Lynn Christian Fellowship</text:p>
          </table:table-cell>
          <table:table-cell/>
          <table:table-cell office:value-type="string">
            <text:p>(01553)766333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Mr D Lyles</text:p>
          </table:table-cell>
          <table:table-cell/>
          <table:table-cell office:value-type="string">
            <text:p>(01485)518318</text:p>
          </table:table-cell>
          <table:table-cell/>
        </table:table-row>
        <table:table-row table:style-name="ro2">
          <table:table-cell office:value-type="string">
            <text:p>Robin Legge Ltd</text:p>
          </table:table-cell>
          <table:table-cell/>
          <table:table-cell office:value-type="string">
            <text:p>(01485)532878</text:p>
          </table:table-cell>
          <table:table-cell/>
        </table:table-row>
        <table:table-row table:style-name="ro2">
          <table:table-cell office:value-type="string">
            <text:p>Mr T A Ringer</text:p>
          </table:table-cell>
          <table:table-cell/>
          <table:table-cell office:value-type="string">
            <text:p>(01485)529375</text:p>
          </table:table-cell>
          <table:table-cell/>
        </table:table-row>
        <table:table-row table:style-name="ro2">
          <table:table-cell office:value-type="string">
            <text:p>Norfolk Army Cadet Force</text:p>
          </table:table-cell>
          <table:table-cell/>
          <table:table-cell office:value-type="string">
            <text:p>()694515</text:p>
          </table:table-cell>
          <table:table-cell/>
        </table:table-row>
        <table:table-row table:style-name="ro2">
          <table:table-cell office:value-type="string">
            <text:p>Plumtree Mobile Home Park Ltd</text:p>
          </table:table-cell>
          <table:table-cell office:value-type="string">
            <text:p>Mr A J May</text:p>
          </table:table-cell>
          <table:table-cell office:value-type="string">
            <text:p>(01223)424280</text:p>
          </table:table-cell>
          <table:table-cell/>
        </table:table-row>
        <table:table-row table:style-name="ro2">
          <table:table-cell office:value-type="string">
            <text:p>Integrated Nursing Homes Ltd</text:p>
          </table:table-cell>
          <table:table-cell office:value-type="string">
            <text:p>Mr Guatam Saraogi</text:p>
          </table:table-cell>
          <table:table-cell office:value-type="string">
            <text:p>(01753)643106</text:p>
          </table:table-cell>
          <table:table-cell office:value-type="string">
            <text:p>(01485)570349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rs M L Wong</text:p>
          </table:table-cell>
          <table:table-cell office:value-type="string">
            <text:p>Mai Ling Wong</text:p>
          </table:table-cell>
          <table:table-cell/>
          <table:table-cell office:value-type="string">
            <text:p>(01553)67371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urleigh House Hotel Ltd</text:p>
          </table:table-cell>
          <table:table-cell office:value-type="string">
            <text:p>Mr R Jenning</text:p>
          </table:table-cell>
          <table:table-cell office:value-type="string">
            <text:p>(01485)533080</text:p>
          </table:table-cell>
          <table:table-cell/>
        </table:table-row>
        <table:table-row table:style-name="ro2">
          <table:table-cell office:value-type="string">
            <text:p>Ten Mile Bank C P School</text:p>
          </table:table-cell>
          <table:table-cell/>
          <table:table-cell office:value-type="string">
            <text:p>(01366)37731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Navrady's of Upwell</text:p>
          </table:table-cell>
          <table:table-cell office:value-type="string">
            <text:p>Stephen Navrady</text:p>
          </table:table-cell>
          <table:table-cell office:value-type="string">
            <text:p>(01945)772398</text:p>
          </table:table-cell>
          <table:table-cell/>
        </table:table-row>
        <table:table-row table:style-name="ro2">
          <table:table-cell office:value-type="string">
            <text:p>Downham Preparatory School</text:p>
          </table:table-cell>
          <table:table-cell/>
          <table:table-cell office:value-type="string">
            <text:p>(01366)388066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Mark Brister Decorators</text:p>
          </table:table-cell>
          <table:table-cell/>
          <table:table-cell office:value-type="string">
            <text:p>(01485)535983</text:p>
          </table:table-cell>
          <table:table-cell/>
        </table:table-row>
        <table:table-row table:style-name="ro2">
          <table:table-cell office:value-type="string">
            <text:p>Runcton Holme Social Club</text:p>
          </table:table-cell>
          <table:table-cell table:number-columns-repeated="3"/>
        </table:table-row>
        <table:table-row table:style-name="ro2">
          <table:table-cell office:value-type="string">
            <text:p>Claws 'n' Paws Ltd</text:p>
          </table:table-cell>
          <table:table-cell office:value-type="string">
            <text:p>Glyn Osler</text:p>
          </table:table-cell>
          <table:table-cell office:value-type="string">
            <text:p>(01366)388952</text:p>
          </table:table-cell>
          <table:table-cell/>
        </table:table-row>
        <table:table-row table:style-name="ro2">
          <table:table-cell office:value-type="string">
            <text:p>The Pine Centre</text:p>
          </table:table-cell>
          <table:table-cell office:value-type="string">
            <text:p>Mrs M Reeve</text:p>
          </table:table-cell>
          <table:table-cell office:value-type="string">
            <text:p>(01945)881033</text:p>
          </table:table-cell>
          <table:table-cell/>
        </table:table-row>
        <table:table-row table:style-name="ro2">
          <table:table-cell office:value-type="string">
            <text:p>Rice Bowl House</text:p>
          </table:table-cell>
          <table:table-cell office:value-type="string">
            <text:p>Mr Y K Yau &amp; Mr Y F Yau</text:p>
          </table:table-cell>
          <table:table-cell office:value-type="string">
            <text:p>(01553)764539</text:p>
          </table:table-cell>
          <table:table-cell/>
        </table:table-row>
        <table:table-row table:style-name="ro2">
          <table:table-cell office:value-type="string">
            <text:p>Emneth Parish Council</text:p>
          </table:table-cell>
          <table:table-cell/>
          <table:table-cell office:value-type="string">
            <text:p>(01553)810625</text:p>
          </table:table-cell>
          <table:table-cell/>
        </table:table-row>
        <table:table-row table:style-name="ro2">
          <table:table-cell office:value-type="string">
            <text:p>Imalgo Ltd</text:p>
          </table:table-cell>
          <table:table-cell office:value-type="string">
            <text:p>Mr Siraj Hamdulay (Director)</text:p>
          </table:table-cell>
          <table:table-cell office:value-type="string">
            <text:p>(01553)67102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Freeman &amp; Goodson Engineering Ltd</text:p>
          </table:table-cell>
          <table:table-cell office:value-type="string">
            <text:p>Carl Goodson</text:p>
          </table:table-cell>
          <table:table-cell office:value-type="string">
            <text:p>(01553)763931</text:p>
          </table:table-cell>
          <table:table-cell/>
        </table:table-row>
        <table:table-row table:style-name="ro2">
          <table:table-cell office:value-type="string">
            <text:p>Mr Smith's Bakery</text:p>
          </table:table-cell>
          <table:table-cell office:value-type="string">
            <text:p>Mr S Smith</text:p>
          </table:table-cell>
          <table:table-cell office:value-type="string">
            <text:p>(01553)829944</text:p>
          </table:table-cell>
          <table:table-cell/>
        </table:table-row>
        <table:table-row table:style-name="ro2">
          <table:table-cell office:value-type="string">
            <text:p>Supafry</text:p>
          </table:table-cell>
          <table:table-cell office:value-type="string">
            <text:p>Mr J Smith (Owner)</text:p>
          </table:table-cell>
          <table:table-cell office:value-type="string">
            <text:p>(01485)534565</text:p>
          </table:table-cell>
          <table:table-cell/>
        </table:table-row>
        <table:table-row table:style-name="ro2">
          <table:table-cell office:value-type="string">
            <text:p>Downham Market Christian Fellowship</text:p>
          </table:table-cell>
          <table:table-cell office:value-type="string">
            <text:p>Sue Hubbard (Treasurer)</text:p>
          </table:table-cell>
          <table:table-cell office:value-type="string">
            <text:p>(01366)384474</text:p>
          </table:table-cell>
          <table:table-cell/>
        </table:table-row>
        <table:table-row table:style-name="ro2">
          <table:table-cell office:value-type="string">
            <text:p>The Coffee Pot</text:p>
          </table:table-cell>
          <table:table-cell office:value-type="string">
            <text:p>Sharon Gage</text:p>
          </table:table-cell>
          <table:table-cell office:value-type="string">
            <text:p>(01485)535003</text:p>
          </table:table-cell>
          <table:table-cell/>
        </table:table-row>
        <table:table-row table:style-name="ro2">
          <table:table-cell office:value-type="string">
            <text:p>The Gaultree Inn</text:p>
          </table:table-cell>
          <table:table-cell office:value-type="string">
            <text:p>Mr J R McCourt</text:p>
          </table:table-cell>
          <table:table-cell office:value-type="string">
            <text:p>(01945)474297</text:p>
          </table:table-cell>
          <table:table-cell/>
        </table:table-row>
        <table:table-row table:style-name="ro2">
          <table:table-cell office:value-type="string">
            <text:p>Emneth Post Office &amp; Stores</text:p>
          </table:table-cell>
          <table:table-cell office:value-type="string">
            <text:p>Mr R &amp; Mrs C Rumbold</text:p>
          </table:table-cell>
          <table:table-cell office:value-type="string">
            <text:p>(01945)583892</text:p>
          </table:table-cell>
          <table:table-cell/>
        </table:table-row>
        <table:table-row table:style-name="ro2">
          <table:table-cell office:value-type="string">
            <text:p>Curtis Butchers</text:p>
          </table:table-cell>
          <table:table-cell office:value-type="string">
            <text:p>Mr S J Curtis</text:p>
          </table:table-cell>
          <table:table-cell office:value-type="string">
            <text:p>(01945)583246</text:p>
          </table:table-cell>
          <table:table-cell/>
        </table:table-row>
        <table:table-row table:style-name="ro2">
          <table:table-cell office:value-type="string">
            <text:p>The Norfolk Warehouse Ltd</text:p>
          </table:table-cell>
          <table:table-cell/>
          <table:table-cell office:value-type="string">
            <text:p>(01328)738634</text:p>
          </table:table-cell>
          <table:table-cell/>
        </table:table-row>
        <table:table-row table:style-name="ro2">
          <table:table-cell office:value-type="string">
            <text:p>Dr D M Hansell</text:p>
          </table:table-cell>
          <table:table-cell/>
          <table:table-cell office:value-type="string">
            <text:p>(01366)382265</text:p>
          </table:table-cell>
          <table:table-cell/>
        </table:table-row>
        <table:table-row table:style-name="ro2">
          <table:table-cell office:value-type="string">
            <text:p>Ruby &amp; Tullulah</text:p>
          </table:table-cell>
          <table:table-cell office:value-type="string">
            <text:p>Mr W Spice</text:p>
          </table:table-cell>
          <table:table-cell office:value-type="string">
            <text:p>(01328)738638</text:p>
          </table:table-cell>
          <table:table-cell/>
        </table:table-row>
        <table:table-row table:style-name="ro2">
          <table:table-cell office:value-type="string">
            <text:p>Silver Spoon Restaurant</text:p>
          </table:table-cell>
          <table:table-cell office:value-type="string">
            <text:p>Mr Akif Kaya</text:p>
          </table:table-cell>
          <table:table-cell office:value-type="string">
            <text:p>(01553)760057</text:p>
          </table:table-cell>
          <table:table-cell/>
        </table:table-row>
        <table:table-row table:style-name="ro2">
          <table:table-cell office:value-type="string">
            <text:p>Mr A Runciman</text:p>
          </table:table-cell>
          <table:table-cell/>
          <table:table-cell office:value-type="string">
            <text:p>(02076)635263</text:p>
          </table:table-cell>
          <table:table-cell/>
        </table:table-row>
        <table:table-row table:style-name="ro2">
          <table:table-cell office:value-type="string">
            <text:p>Cobblestones</text:p>
          </table:table-cell>
          <table:table-cell office:value-type="string">
            <text:p>Mr D Kilvington</text:p>
          </table:table-cell>
          <table:table-cell office:value-type="string">
            <text:p>(01553)777709</text:p>
          </table:table-cell>
          <table:table-cell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>
            <text:p>White House Bookshop</text:p>
          </table:table-cell>
          <table:table-cell office:value-type="string">
            <text:p>Miss Catherine Bennett</text:p>
          </table:table-cell>
          <table:table-cell office:value-type="string">
            <text:p>(01328)730270</text:p>
          </table:table-cell>
          <table:table-cell/>
        </table:table-row>
        <table:table-row table:style-name="ro2">
          <table:table-cell office:value-type="string">
            <text:p>The Post Office</text:p>
          </table:table-cell>
          <table:table-cell office:value-type="string">
            <text:p>Mr R J Davies</text:p>
          </table:table-cell>
          <table:table-cell office:value-type="string">
            <text:p>(01328)73827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West Norfolk Citizen's Advice Bureau</text:p>
          </table:table-cell>
          <table:table-cell/>
          <table:table-cell office:value-type="string">
            <text:p>(01553)763502</text:p>
          </table:table-cell>
          <table:table-cell/>
        </table:table-row>
        <table:table-row table:style-name="ro2">
          <table:table-cell office:value-type="string">
            <text:p>Millennium Pizza &amp; Fried Chicken</text:p>
          </table:table-cell>
          <table:table-cell office:value-type="string">
            <text:p>Mr Ulas Seske</text:p>
          </table:table-cell>
          <table:table-cell office:value-type="string">
            <text:p>(01366)385555</text:p>
          </table:table-cell>
          <table:table-cell/>
        </table:table-row>
        <table:table-row table:style-name="ro2">
          <table:table-cell office:value-type="string">
            <text:p>Vancouver Childrens Centre</text:p>
          </table:table-cell>
          <table:table-cell office:value-type="string">
            <text:p>Annette McGivern</text:p>
          </table:table-cell>
          <table:table-cell office:value-type="string">
            <text:p>(01553)76280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King &amp; Co.</text:p>
          </table:table-cell>
          <table:table-cell/>
          <table:table-cell office:value-type="string">
            <text:p>(01522)525255</text:p>
          </table:table-cell>
          <table:table-cell/>
        </table:table-row>
        <table:table-row table:style-name="ro2">
          <table:table-cell office:value-type="string">
            <text:p>Dr S Lim</text:p>
          </table:table-cell>
          <table:table-cell/>
          <table:table-cell office:value-type="string">
            <text:p>(01553)768448</text:p>
          </table:table-cell>
          <table:table-cell/>
        </table:table-row>
        <table:table-row table:style-name="ro2">
          <table:table-cell office:value-type="string">
            <text:p>Mr Pizza</text:p>
          </table:table-cell>
          <table:table-cell office:value-type="string">
            <text:p>Mr H Payam</text:p>
          </table:table-cell>
          <table:table-cell office:value-type="string">
            <text:p>(01553)692690</text:p>
          </table:table-cell>
          <table:table-cell/>
        </table:table-row>
        <table:table-row table:style-name="ro2">
          <table:table-cell office:value-type="string">
            <text:p>Further Education National Consortium Ltd</text:p>
          </table:table-cell>
          <table:table-cell office:value-type="string">
            <text:p>Dick Castledine</text:p>
          </table:table-cell>
          <table:table-cell office:value-type="string">
            <text:p>(01553)779520</text:p>
          </table:table-cell>
          <table:table-cell/>
        </table:table-row>
        <table:table-row table:style-name="ro2">
          <table:table-cell office:value-type="string">
            <text:p>Silk Road ll Ltd</text:p>
          </table:table-cell>
          <table:table-cell office:value-type="string">
            <text:p>Ms Yuen Shan Ho</text:p>
          </table:table-cell>
          <table:table-cell office:value-type="string">
            <text:p>(01485)57226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Downham Petroleum Co Ltd</text:p>
          </table:table-cell>
          <table:table-cell office:value-type="string">
            <text:p>Bizwas</text:p>
          </table:table-cell>
          <table:table-cell office:value-type="string">
            <text:p>(01366)386700</text:p>
          </table:table-cell>
          <table:table-cell/>
        </table:table-row>
        <table:table-row table:style-name="ro2">
          <table:table-cell office:value-type="string">
            <text:p>Joules Ltd</text:p>
          </table:table-cell>
          <table:table-cell office:value-type="string">
            <text:p>David Ball</text:p>
          </table:table-cell>
          <table:table-cell office:value-type="string">
            <text:p>(01858)435263</text:p>
          </table:table-cell>
          <table:table-cell/>
        </table:table-row>
        <table:table-row table:style-name="ro2">
          <table:table-cell office:value-type="string">
            <text:p>King George Vl School</text:p>
          </table:table-cell>
          <table:table-cell/>
          <table:table-cell office:value-type="string">
            <text:p>(01485)57827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Emneth County Primary School</text:p>
          </table:table-cell>
          <table:table-cell/>
          <table:table-cell office:value-type="string">
            <text:p>(01945)5838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East Midlands Newspapers Ltd</text:p>
          </table:table-cell>
          <table:table-cell office:value-type="string">
            <text:p>David Dixon</text:p>
          </table:table-cell>
          <table:table-cell office:value-type="string">
            <text:p>(01553)761188</text:p>
          </table:table-cell>
          <table:table-cell/>
        </table:table-row>
        <table:table-row table:style-name="ro2">
          <table:table-cell office:value-type="string">
            <text:p>W Norman &amp; Son Ltd</text:p>
          </table:table-cell>
          <table:table-cell/>
          <table:table-cell office:value-type="string">
            <text:p>(01945)583130</text:p>
          </table:table-cell>
          <table:table-cell/>
        </table:table-row>
        <table:table-row table:style-name="ro2">
          <table:table-cell office:value-type="string">
            <text:p>Magpie Security Services Ltd</text:p>
          </table:table-cell>
          <table:table-cell/>
          <table:table-cell office:value-type="string">
            <text:p>(01553)691121</text:p>
          </table:table-cell>
          <table:table-cell/>
        </table:table-row>
        <table:table-row table:style-name="ro2">
          <table:table-cell office:value-type="string">
            <text:p>Double D Pizza</text:p>
          </table:table-cell>
          <table:table-cell office:value-type="string">
            <text:p>Mr B Demirci</text:p>
          </table:table-cell>
          <table:table-cell office:value-type="string">
            <text:p>(01553)760009</text:p>
          </table:table-cell>
          <table:table-cell/>
        </table:table-row>
        <table:table-row table:style-name="ro2">
          <table:table-cell office:value-type="string">
            <text:p>Grants Restaurant</text:p>
          </table:table-cell>
          <table:table-cell office:value-type="string">
            <text:p>Mr L <text:s/>Philp (Proprietor)</text:p>
          </table:table-cell>
          <table:table-cell office:value-type="string">
            <text:p>(01553)760609</text:p>
          </table:table-cell>
          <table:table-cell/>
        </table:table-row>
        <table:table-row table:style-name="ro2">
          <table:table-cell office:value-type="string">
            <text:p>Talking Heads</text:p>
          </table:table-cell>
          <table:table-cell office:value-type="string">
            <text:p>Miss J Wright</text:p>
          </table:table-cell>
          <table:table-cell office:value-type="string">
            <text:p>(01553)675039</text:p>
          </table:table-cell>
          <table:table-cell/>
        </table:table-row>
        <table:table-row table:style-name="ro2">
          <table:table-cell office:value-type="string">
            <text:p>Rossiters Ltd</text:p>
          </table:table-cell>
          <table:table-cell/>
          <table:table-cell office:value-type="string">
            <text:p>(01485)540000</text:p>
          </table:table-cell>
          <table:table-cell/>
        </table:table-row>
        <table:table-row table:style-name="ro2">
          <table:table-cell office:value-type="string">
            <text:p>Fran's Pantry Fayre</text:p>
          </table:table-cell>
          <table:table-cell office:value-type="string">
            <text:p>Mrs F Goodwin</text:p>
          </table:table-cell>
          <table:table-cell office:value-type="string">
            <text:p>(01485)572220</text:p>
          </table:table-cell>
          <table:table-cell/>
        </table:table-row>
        <table:table-row table:style-name="ro2">
          <table:table-cell office:value-type="string">
            <text:p>The Fish Shed</text:p>
          </table:table-cell>
          <table:table-cell office:value-type="string">
            <text:p>Mr S W Bocking</text:p>
          </table:table-cell>
          <table:table-cell office:value-type="string">
            <text:p>(01485)210532</text:p>
          </table:table-cell>
          <table:table-cell/>
        </table:table-row>
        <table:table-row table:style-name="ro2">
          <table:table-cell office:value-type="string">
            <text:p>Mr A J Borthwick</text:p>
          </table:table-cell>
          <table:table-cell office:value-type="string">
            <text:p>Jason Borthwick</text:p>
          </table:table-cell>
          <table:table-cell office:value-type="string">
            <text:p>(01485)210036</text:p>
          </table:table-cell>
          <table:table-cell/>
        </table:table-row>
        <table:table-row table:style-name="ro2">
          <table:table-cell office:value-type="string">
            <text:p>The Stock Shop Co. Ltd</text:p>
          </table:table-cell>
          <table:table-cell office:value-type="string">
            <text:p>Mark Mitzman</text:p>
          </table:table-cell>
          <table:table-cell office:value-type="string">
            <text:p>(01353)666322</text:p>
          </table:table-cell>
          <table:table-cell/>
        </table:table-row>
        <table:table-row table:style-name="ro2">
          <table:table-cell office:value-type="string">
            <text:p>Hereward Care Services Ltd</text:p>
          </table:table-cell>
          <table:table-cell office:value-type="string">
            <text:p>Gina Tyner</text:p>
          </table:table-cell>
          <table:table-cell office:value-type="string">
            <text:p>(01733)233511</text:p>
          </table:table-cell>
          <table:table-cell office:value-type="string">
            <text:p>(01945)880877</text:p>
          </table:table-cell>
        </table:table-row>
        <table:table-row table:style-name="ro2">
          <table:table-cell office:value-type="string">
            <text:p>The Corner Shop</text:p>
          </table:table-cell>
          <table:table-cell office:value-type="string">
            <text:p>Mr Darren Ager &amp; Mrs Zoe Ager</text:p>
          </table:table-cell>
          <table:table-cell office:value-type="string">
            <text:p>(01366)500317</text:p>
          </table:table-cell>
          <table:table-cell/>
        </table:table-row>
        <table:table-row table:style-name="ro2">
          <table:table-cell office:value-type="string">
            <text:p>Heacham Parish Council</text:p>
          </table:table-cell>
          <table:table-cell/>
          <table:table-cell office:value-type="string">
            <text:p>(01485)572142</text:p>
          </table:table-cell>
          <table:table-cell/>
        </table:table-row>
        <table:table-row table:style-name="ro2">
          <table:table-cell office:value-type="string">
            <text:p>J C Hammond Ltd</text:p>
          </table:table-cell>
          <table:table-cell/>
          <table:table-cell office:value-type="string">
            <text:p>(01485)570241</text:p>
          </table:table-cell>
          <table:table-cell/>
        </table:table-row>
        <table:table-row table:style-name="ro2">
          <table:table-cell office:value-type="string">
            <text:p>North End Off Licence</text:p>
          </table:table-cell>
          <table:table-cell office:value-type="string">
            <text:p><text:s/>Mr A &amp; Mrs J Varatharajan</text:p>
          </table:table-cell>
          <table:table-cell office:value-type="string">
            <text:p>(01553)764797</text:p>
          </table:table-cell>
          <table:table-cell/>
        </table:table-row>
        <table:table-row table:style-name="ro2">
          <table:table-cell office:value-type="string">
            <text:p>Snettisham Parish Council</text:p>
          </table:table-cell>
          <table:table-cell/>
          <table:table-cell office:value-type="string">
            <text:p>(01485)543721</text:p>
          </table:table-cell>
          <table:table-cell/>
        </table:table-row>
        <table:table-row table:style-name="ro2">
          <table:table-cell office:value-type="string">
            <text:p>The Five Bells Inn</text:p>
          </table:table-cell>
          <table:table-cell office:value-type="string">
            <text:p>Mr M E Jones &amp; Mrs J Jones</text:p>
          </table:table-cell>
          <table:table-cell office:value-type="string">
            <text:p>(01945)772222</text:p>
          </table:table-cell>
          <table:table-cell/>
        </table:table-row>
        <table:table-row table:style-name="ro2">
          <table:table-cell office:value-type="string">
            <text:p>Heacham Parochial Church Council</text:p>
          </table:table-cell>
          <table:table-cell/>
          <table:table-cell office:value-type="string">
            <text:p>(01485)572539</text:p>
          </table:table-cell>
          <table:table-cell/>
        </table:table-row>
        <table:table-row table:style-name="ro2">
          <table:table-cell office:value-type="string">
            <text:p>Galaxy Personnel Ltd</text:p>
          </table:table-cell>
          <table:table-cell office:value-type="string">
            <text:p>Peter Blackmur</text:p>
          </table:table-cell>
          <table:table-cell office:value-type="string">
            <text:p>(01553)692888</text:p>
          </table:table-cell>
          <table:table-cell/>
        </table:table-row>
        <table:table-row table:style-name="ro2">
          <table:table-cell office:value-type="string">
            <text:p>Dersingham Infants &amp; Nursery School</text:p>
          </table:table-cell>
          <table:table-cell/>
          <table:table-cell office:value-type="string">
            <text:p>(01485)54002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NCH Gaywood First Steps Nursery</text:p>
          </table:table-cell>
          <table:table-cell office:value-type="string">
            <text:p>Michelle Barrett</text:p>
          </table:table-cell>
          <table:table-cell office:value-type="string">
            <text:p>(01553)66092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Ring Associates Ltd</text:p>
          </table:table-cell>
          <table:table-cell/>
          <table:table-cell office:value-type="string">
            <text:p>(01553)777600</text:p>
          </table:table-cell>
          <table:table-cell/>
        </table:table-row>
        <table:table-row table:style-name="ro2">
          <table:table-cell office:value-type="string">
            <text:p>St Michaels VC First School</text:p>
          </table:table-cell>
          <table:table-cell/>
          <table:table-cell office:value-type="string">
            <text:p>(01553)77242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Reffley Community School</text:p>
          </table:table-cell>
          <table:table-cell/>
          <table:table-cell office:value-type="string">
            <text:p>(01553)67104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Marham Infant School</text:p>
          </table:table-cell>
          <table:table-cell/>
          <table:table-cell office:value-type="string">
            <text:p>(01760)33721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Duchy of Lancaster Methwold VC Primary School</text:p>
          </table:table-cell>
          <table:table-cell/>
          <table:table-cell office:value-type="string">
            <text:p>(01366)72828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ridge Stores</text:p>
          </table:table-cell>
          <table:table-cell office:value-type="string">
            <text:p>Mrs H Knights</text:p>
          </table:table-cell>
          <table:table-cell office:value-type="string">
            <text:p>(01945)772467</text:p>
          </table:table-cell>
          <table:table-cell/>
        </table:table-row>
        <table:table-row table:style-name="ro2">
          <table:table-cell office:value-type="string">
            <text:p>Whiting &amp; Partners</text:p>
          </table:table-cell>
          <table:table-cell/>
          <table:table-cell office:value-type="string">
            <text:p>(01553)774745</text:p>
          </table:table-cell>
          <table:table-cell/>
        </table:table-row>
        <table:table-row table:style-name="ro2">
          <table:table-cell office:value-type="string">
            <text:p>Marifa Lodge Care Home</text:p>
          </table:table-cell>
          <table:table-cell office:value-type="string">
            <text:p>Mr G Rainbird</text:p>
          </table:table-cell>
          <table:table-cell office:value-type="string">
            <text:p>(01254)610555</text:p>
          </table:table-cell>
          <table:table-cell/>
        </table:table-row>
        <table:table-row table:style-name="ro2">
          <table:table-cell office:value-type="string">
            <text:p>CCSK Ltd t/as The Gin Trap Inn</text:p>
          </table:table-cell>
          <table:table-cell office:value-type="string">
            <text:p>Cindy Cook &amp; Steve Knowles</text:p>
          </table:table-cell>
          <table:table-cell office:value-type="string">
            <text:p>(01485)525264</text:p>
          </table:table-cell>
          <table:table-cell/>
        </table:table-row>
        <table:table-row table:style-name="ro2">
          <table:table-cell office:value-type="string">
            <text:p>Highgate County Infants School</text:p>
          </table:table-cell>
          <table:table-cell/>
          <table:table-cell office:value-type="string">
            <text:p>(01553)77249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print</text:p>
          </table:table-cell>
          <table:table-cell office:value-type="string">
            <text:p>Gary Hart</text:p>
          </table:table-cell>
          <table:table-cell office:value-type="string">
            <text:p>(01553)770226</text:p>
          </table:table-cell>
          <table:table-cell/>
        </table:table-row>
        <table:table-row table:style-name="ro2">
          <table:table-cell office:value-type="string">
            <text:p>The Driftwood Delicatessen</text:p>
          </table:table-cell>
          <table:table-cell office:value-type="string">
            <text:p>Mrs Pauline Farncombe</text:p>
          </table:table-cell>
          <table:table-cell office:value-type="string">
            <text:p>(01485)533197</text:p>
          </table:table-cell>
          <table:table-cell/>
        </table:table-row>
        <table:table-row table:style-name="ro2">
          <table:table-cell office:value-type="string">
            <text:p>Value for Money (Norfolk) Ltd</text:p>
          </table:table-cell>
          <table:table-cell office:value-type="string">
            <text:p>Mr P Cribb</text:p>
          </table:table-cell>
          <table:table-cell office:value-type="string">
            <text:p>(01485)542179</text:p>
          </table:table-cell>
          <table:table-cell/>
        </table:table-row>
        <table:table-row table:style-name="ro2">
          <table:table-cell office:value-type="string">
            <text:p>Anthony Curton C of E V A Primary School</text:p>
          </table:table-cell>
          <table:table-cell office:value-type="string">
            <text:p>Mrs R C Voss M.A (Headteacher)</text:p>
          </table:table-cell>
          <table:table-cell office:value-type="string">
            <text:p>(01945)78012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Global Entertainment Ltd</text:p>
          </table:table-cell>
          <table:table-cell/>
          <table:table-cell office:value-type="string">
            <text:p>(01553)776242</text:p>
          </table:table-cell>
          <table:table-cell/>
        </table:table-row>
        <table:table-row table:style-name="ro2">
          <table:table-cell office:value-type="string">
            <text:p>King's Lynn St Michaels Rifle &amp; Pistol Club</text:p>
          </table:table-cell>
          <table:table-cell/>
          <table:table-cell office:value-type="string">
            <text:p>(01553)841351</text:p>
          </table:table-cell>
          <table:table-cell/>
        </table:table-row>
        <table:table-row table:style-name="ro2">
          <table:table-cell office:value-type="string">
            <text:p>Watlington Sports &amp; Social Club</text:p>
          </table:table-cell>
          <table:table-cell table:number-columns-repeated="3"/>
        </table:table-row>
        <table:table-row table:style-name="ro2">
          <table:table-cell office:value-type="string">
            <text:p>E F Snelling &amp; Son</text:p>
          </table:table-cell>
          <table:table-cell office:value-type="string">
            <text:p>Mr J Snelling</text:p>
          </table:table-cell>
          <table:table-cell office:value-type="string">
            <text:p>(01485)210381</text:p>
          </table:table-cell>
          <table:table-cell/>
        </table:table-row>
        <table:table-row table:style-name="ro2">
          <table:table-cell office:value-type="string">
            <text:p>Star Fast Food</text:p>
          </table:table-cell>
          <table:table-cell office:value-type="string">
            <text:p>Mr Resul Gundog</text:p>
          </table:table-cell>
          <table:table-cell office:value-type="string">
            <text:p>(01366)387268</text:p>
          </table:table-cell>
          <table:table-cell/>
        </table:table-row>
        <table:table-row table:style-name="ro2">
          <table:table-cell office:value-type="string">
            <text:p>Lighthouse Cafﾂ</text:p>
          </table:table-cell>
          <table:table-cell office:value-type="string">
            <text:p>Mr T W Hearth</text:p>
          </table:table-cell>
          <table:table-cell office:value-type="string">
            <text:p>(01485)532242</text:p>
          </table:table-cell>
          <table:table-cell/>
        </table:table-row>
        <table:table-row table:style-name="ro2">
          <table:table-cell office:value-type="string">
            <text:p>Harwayes</text:p>
          </table:table-cell>
          <table:table-cell office:value-type="string">
            <text:p>N Lee (Manager)</text:p>
          </table:table-cell>
          <table:table-cell office:value-type="string">
            <text:p>(01162)471138</text:p>
          </table:table-cell>
          <table:table-cell office:value-type="string">
            <text:p>(01553)775734</text:p>
          </table:table-cell>
        </table:table-row>
        <table:table-row table:style-name="ro2">
          <table:table-cell office:value-type="string">
            <text:p>Edmund de Moundeford VC Primary School</text:p>
          </table:table-cell>
          <table:table-cell office:value-type="string">
            <text:p>Stephen Kite - Head Teacher</text:p>
          </table:table-cell>
          <table:table-cell office:value-type="string">
            <text:p>(01842)828334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Hunstanton Gifts</text:p>
          </table:table-cell>
          <table:table-cell office:value-type="string">
            <text:p>Mr R W Sapwell</text:p>
          </table:table-cell>
          <table:table-cell office:value-type="string">
            <text:p>(01485)532288</text:p>
          </table:table-cell>
          <table:table-cell/>
        </table:table-row>
        <table:table-row table:style-name="ro2">
          <table:table-cell office:value-type="string">
            <text:p>Willow Cottage Tearoom</text:p>
          </table:table-cell>
          <table:table-cell office:value-type="string">
            <text:p>Mr F Moister</text:p>
          </table:table-cell>
          <table:table-cell office:value-type="string">
            <text:p>(01760)755551</text:p>
          </table:table-cell>
          <table:table-cell/>
        </table:table-row>
        <table:table-row table:style-name="ro2">
          <table:table-cell office:value-type="string">
            <text:p>Brancaster Stores Ltd</text:p>
          </table:table-cell>
          <table:table-cell office:value-type="string">
            <text:p>John Moysey (Director)</text:p>
          </table:table-cell>
          <table:table-cell office:value-type="string">
            <text:p>(01485)210618</text:p>
          </table:table-cell>
          <table:table-cell/>
        </table:table-row>
        <table:table-row table:style-name="ro2">
          <table:table-cell office:value-type="string">
            <text:p>Marshland St James V C Primary School &amp; Nursery</text:p>
          </table:table-cell>
          <table:table-cell office:value-type="string">
            <text:p>Jane Thain (Headteacher)</text:p>
          </table:table-cell>
          <table:table-cell office:value-type="string">
            <text:p>(01945)430378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Norfolk County Council</text:p>
          </table:table-cell>
          <table:table-cell/>
          <table:table-cell office:value-type="string">
            <text:p>(01553)775001</text:p>
          </table:table-cell>
          <table:table-cell/>
        </table:table-row>
        <table:table-row table:style-name="ro2">
          <table:table-cell office:value-type="string">
            <text:p>Tower Street News</text:p>
          </table:table-cell>
          <table:table-cell office:value-type="string">
            <text:p>Mr G Bush</text:p>
          </table:table-cell>
          <table:table-cell office:value-type="string">
            <text:p>(01553)766918</text:p>
          </table:table-cell>
          <table:table-cell/>
        </table:table-row>
        <table:table-row table:style-name="ro2">
          <table:table-cell office:value-type="string">
            <text:p>Wimbotsham Village Stores Ltd</text:p>
          </table:table-cell>
          <table:table-cell office:value-type="string">
            <text:p>Mr A Ali</text:p>
          </table:table-cell>
          <table:table-cell office:value-type="string">
            <text:p>(01366)383125</text:p>
          </table:table-cell>
          <table:table-cell/>
        </table:table-row>
        <table:table-row table:style-name="ro2">
          <table:table-cell office:value-type="string">
            <text:p>Jolly Farmers Public House</text:p>
          </table:table-cell>
          <table:table-cell office:value-type="string">
            <text:p>Mrs Linda Scott</text:p>
          </table:table-cell>
          <table:table-cell table:number-columns-repeated="2"/>
        </table:table-row>
        <table:table-row table:style-name="ro2">
          <table:table-cell office:value-type="string">
            <text:p>Eaglecrest Care Manangement Ltd</text:p>
          </table:table-cell>
          <table:table-cell office:value-type="string">
            <text:p>Mr E Fanibi (Director)</text:p>
          </table:table-cell>
          <table:table-cell office:value-type="string">
            <text:p>(01553)631386</text:p>
          </table:table-cell>
          <table:table-cell/>
        </table:table-row>
        <table:table-row table:style-name="ro2">
          <table:table-cell office:value-type="string">
            <text:p>Borough Council of KL&amp;WN</text:p>
          </table:table-cell>
          <table:table-cell/>
          <table:table-cell office:value-type="string">
            <text:p>(01366)383237</text:p>
          </table:table-cell>
          <table:table-cell/>
        </table:table-row>
        <table:table-row table:style-name="ro2">
          <table:table-cell office:value-type="string">
            <text:p>The Wildfowler Public House</text:p>
          </table:table-cell>
          <table:table-cell office:value-type="string">
            <text:p>Mrs A Evans</text:p>
          </table:table-cell>
          <table:table-cell office:value-type="string">
            <text:p>(01553)77578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8">18/09/2009</text:date>, <text:time>15:1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9-18T15:16:24</dc:date>
    <meta:document-statistic meta:table-count="2" meta:cell-count="13819" meta:object-count="0"/>
    <meta:generator>OpenOffice.org/3.0$Linux OpenOffice.org_project/300m15$Build-9379</meta:generator>
  </office:meta>
</office:document-meta>
</file>